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Compiletime C1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CompileTime C2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60.156" calcext:value-type="float">
            <text:p>60.156</text:p>
          </table:table-cell>
          <table:table-cell office:value-type="float" office:value="61.156" calcext:value-type="float">
            <text:p>61.156</text:p>
          </table:table-cell>
          <table:table-cell office:value-type="float" office:value="54.292" calcext:value-type="float">
            <text:p>54.292</text:p>
          </table:table-cell>
          <table:table-cell office:value-type="float" office:value="56.792" calcext:value-type="float">
            <text:p>56.79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8" table:formula="of:=COUNT([.B5:.B54])" office:value-type="float" office:value="46" calcext:value-type="float">
            <text:p>46</text:p>
          </table:table-cell>
          <table:table-cell table:style-name="Default" table:formula="of:=COUNT([.C5:.C54])" office:value-type="float" office:value="45" calcext:value-type="float">
            <text:p>45</text:p>
          </table:table-cell>
          <table:table-cell table:style-name="ce8" table:formula="of:=COUNT([.D5:.D54])" office:value-type="float" office:value="48" calcext:value-type="float">
            <text:p>48</text:p>
          </table:table-cell>
          <table:table-cell table:style-name="Default"/>
          <table:table-cell office:value-type="float" office:value="304.875" calcext:value-type="float">
            <text:p>304.875</text:p>
          </table:table-cell>
          <table:table-cell office:value-type="float" office:value="319.426" calcext:value-type="float">
            <text:p>319.426</text:p>
          </table:table-cell>
          <table:table-cell/>
          <table:table-cell office:value-type="float" office:value="306.616" calcext:value-type="float">
            <text:p>306.61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8" table:formula="of:=COUNT([.L5:.L54])" office:value-type="float" office:value="33" calcext:value-type="float">
            <text:p>33</text:p>
          </table:table-cell>
          <table:table-cell table:style-name="Default" table:formula="of:=COUNT([.M5:.M56])" office:value-type="float" office:value="36" calcext:value-type="float">
            <text:p>36</text:p>
          </table:table-cell>
          <table:table-cell table:style-name="ce8" table:formula="of:=COUNT([.N5:.N54])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58.735" calcext:value-type="float">
            <text:p>58.735</text:p>
          </table:table-cell>
          <table:table-cell office:value-type="float" office:value="63.614" calcext:value-type="float">
            <text:p>63.614</text:p>
          </table:table-cell>
          <table:table-cell office:value-type="float" office:value="57.971" calcext:value-type="float">
            <text:p>57.971</text:p>
          </table:table-cell>
          <table:table-cell office:value-type="float" office:value="58.444" calcext:value-type="float">
            <text:p>58.44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float" office:value="59.19132" calcext:value-type="float">
            <text:p>59.19132</text:p>
          </table:table-cell>
          <table:table-cell table:style-name="ce20" table:formula="of:=AVERAGE([.B5:.B54])" office:value-type="float" office:value="62.8866739130435" calcext:value-type="float">
            <text:p>62.886673913</text:p>
          </table:table-cell>
          <table:table-cell table:style-name="ce17" table:formula="of:=AVERAGE([.C5:.C54])" office:value-type="float" office:value="56.5140888888889" calcext:value-type="float">
            <text:p>56.5140888889</text:p>
          </table:table-cell>
          <table:table-cell table:style-name="ce20" table:formula="of:=AVERAGE([.D5:.D54])" office:value-type="float" office:value="57.8362708333334" calcext:value-type="float">
            <text:p>57.8362708333</text:p>
          </table:table-cell>
          <table:table-cell table:style-name="Default"/>
          <table:table-cell office:value-type="float" office:value="299.125" calcext:value-type="float">
            <text:p>299.125</text:p>
          </table:table-cell>
          <table:table-cell/>
          <table:table-cell office:value-type="float" office:value="303.765" calcext:value-type="float">
            <text:p>303.765</text:p>
          </table:table-cell>
          <table:table-cell office:value-type="float" office:value="292.929" calcext:value-type="float">
            <text:p>292.92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float" office:value="299.9961" calcext:value-type="float">
            <text:p>299.9961</text:p>
          </table:table-cell>
          <table:table-cell table:style-name="ce20" table:formula="of:=AVERAGE([.L5:.L54])" office:value-type="float" office:value="322.070393939394" calcext:value-type="float">
            <text:p>322.0703939394</text:p>
          </table:table-cell>
          <table:table-cell table:style-name="ce17" table:formula="of:=AVERAGE([.M5:.M54])" office:value-type="float" office:value="302.051888888889" calcext:value-type="float">
            <text:p>302.0518888889</text:p>
          </table:table-cell>
          <table:table-cell table:style-name="ce20" table:formula="of:=AVERAGE([.N5:.N54])" office:value-type="float" office:value="302.491446808511" calcext:value-type="float">
            <text:p>302.4914468085</text:p>
          </table:table-cell>
          <table:table-cell table:number-columns-repeated="11"/>
        </table:table-row>
        <table:table-row table:style-name="ro4">
          <table:table-cell office:value-type="float" office:value="58.84" calcext:value-type="float">
            <text:p>58.84</text:p>
          </table:table-cell>
          <table:table-cell office:value-type="float" office:value="60.873" calcext:value-type="float">
            <text:p>60.873</text:p>
          </table:table-cell>
          <table:table-cell/>
          <table:table-cell office:value-type="float" office:value="60.519" calcext:value-type="float">
            <text:p>60.51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1.13316809959184" calcext:value-type="float">
            <text:p>1.1331680996</text:p>
          </table:table-cell>
          <table:table-cell table:style-name="ce8" table:formula="of:=VAR([.B5:.B54])" office:value-type="float" office:value="1.04279866908213" calcext:value-type="float">
            <text:p>1.0427986691</text:p>
          </table:table-cell>
          <table:table-cell table:style-name="Default" table:formula="of:=VAR([.C5:.C54])" office:value-type="float" office:value="1.83346976464646" calcext:value-type="float">
            <text:p>1.8334697646</text:p>
          </table:table-cell>
          <table:table-cell table:style-name="ce8" table:formula="of:=VAR([.D5:.D54])" office:value-type="float" office:value="2.18045735062057" calcext:value-type="float">
            <text:p>2.1804573506</text:p>
          </table:table-cell>
          <table:table-cell table:style-name="Default"/>
          <table:table-cell office:value-type="float" office:value="297.271" calcext:value-type="float">
            <text:p>297.271</text:p>
          </table:table-cell>
          <table:table-cell office:value-type="float" office:value="322.147" calcext:value-type="float">
            <text:p>322.147</text:p>
          </table:table-cell>
          <table:table-cell office:value-type="float" office:value="305.062" calcext:value-type="float">
            <text:p>305.062</text:p>
          </table:table-cell>
          <table:table-cell office:value-type="float" office:value="305.018" calcext:value-type="float">
            <text:p>305.01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23.776260744898" calcext:value-type="float">
            <text:p>23.7762607449</text:p>
          </table:table-cell>
          <table:table-cell table:style-name="ce8" table:formula="of:=VAR([.L5:.L54])" office:value-type="float" office:value="15.7287415587121" calcext:value-type="float">
            <text:p>15.7287415587</text:p>
          </table:table-cell>
          <table:table-cell table:style-name="Default" table:formula="of:=VAR([.M5:.M54])" office:value-type="float" office:value="31.154801415873" calcext:value-type="float">
            <text:p>31.1548014159</text:p>
          </table:table-cell>
          <table:table-cell table:style-name="ce8" table:formula="of:=VAR([.N5:.N54])" office:value-type="float" office:value="29.4001928177614" calcext:value-type="float">
            <text:p>29.4001928178</text:p>
          </table:table-cell>
          <table:table-cell table:number-columns-repeated="11"/>
        </table:table-row>
        <table:table-row table:style-name="ro4">
          <table:table-cell office:value-type="float" office:value="59.414" calcext:value-type="float">
            <text:p>59.414</text:p>
          </table:table-cell>
          <table:table-cell office:value-type="float" office:value="63.627" calcext:value-type="float">
            <text:p>63.627</text:p>
          </table:table-cell>
          <table:table-cell office:value-type="float" office:value="57.747" calcext:value-type="float">
            <text:p>57.747</text:p>
          </table:table-cell>
          <table:table-cell office:value-type="float" office:value="58.755" calcext:value-type="float">
            <text:p>58.75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150543555132183" calcext:value-type="float">
            <text:p>0.1505435551</text:p>
          </table:table-cell>
          <table:table-cell table:style-name="ce8" table:formula="of:=SQRT([.G7]/[.G5])" office:value-type="float" office:value="0.150564060400861" calcext:value-type="float">
            <text:p>0.1505640604</text:p>
          </table:table-cell>
          <table:table-cell table:style-name="Default" table:formula="of:=SQRT([.H7]/[.H5])" office:value-type="float" office:value="0.201850867096724" calcext:value-type="float">
            <text:p>0.2018508671</text:p>
          </table:table-cell>
          <table:table-cell table:style-name="ce8" table:formula="of:=SQRT([.I7]/[.I5])" office:value-type="float" office:value="0.213134217817307" calcext:value-type="float">
            <text:p>0.2131342178</text:p>
          </table:table-cell>
          <table:table-cell table:style-name="Default"/>
          <table:table-cell office:value-type="float" office:value="296.017" calcext:value-type="float">
            <text:p>296.017</text:p>
          </table:table-cell>
          <table:table-cell office:value-type="float" office:value="319.71" calcext:value-type="float">
            <text:p>319.71</text:p>
          </table:table-cell>
          <table:table-cell/>
          <table:table-cell office:value-type="float" office:value="313.625" calcext:value-type="float">
            <text:p>313.6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0.689583363269416" calcext:value-type="float">
            <text:p>0.6895833633</text:p>
          </table:table-cell>
          <table:table-cell table:style-name="ce8" table:formula="of:=SQRT([.Q7]/[.Q5])" office:value-type="float" office:value="0.690382888028219" calcext:value-type="float">
            <text:p>0.690382888</text:p>
          </table:table-cell>
          <table:table-cell table:style-name="Default" table:formula="of:=SQRT([.R7]/[.R5])" office:value-type="float" office:value="0.930274771473954" calcext:value-type="float">
            <text:p>0.9302747715</text:p>
          </table:table-cell>
          <table:table-cell table:style-name="ce8" table:formula="of:=SQRT([.S7]/[.S5])" office:value-type="float" office:value="0.790908349557126" calcext:value-type="float">
            <text:p>0.7909083496</text:p>
          </table:table-cell>
          <table:table-cell table:number-columns-repeated="11"/>
        </table:table-row>
        <table:table-row table:style-name="ro4">
          <table:table-cell office:value-type="float" office:value="58.03" calcext:value-type="float">
            <text:p>58.03</text:p>
          </table:table-cell>
          <table:table-cell office:value-type="float" office:value="63.401" calcext:value-type="float">
            <text:p>63.401</text:p>
          </table:table-cell>
          <table:table-cell office:value-type="float" office:value="58.18" calcext:value-type="float">
            <text:p>58.18</text:p>
          </table:table-cell>
          <table:table-cell office:value-type="float" office:value="59.011" calcext:value-type="float">
            <text:p>59.01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8" table:formula="of:=[.G5]-1" office:value-type="float" office:value="45" calcext:value-type="float">
            <text:p>45</text:p>
          </table:table-cell>
          <table:table-cell table:style-name="Default" table:formula="of:=[.H5]-1" office:value-type="float" office:value="44" calcext:value-type="float">
            <text:p>44</text:p>
          </table:table-cell>
          <table:table-cell table:style-name="ce8" table:formula="of:=[.I5]-1" office:value-type="float" office:value="47" calcext:value-type="float">
            <text:p>47</text:p>
          </table:table-cell>
          <table:table-cell table:style-name="Default"/>
          <table:table-cell office:value-type="float" office:value="302.521" calcext:value-type="float">
            <text:p>302.521</text:p>
          </table:table-cell>
          <table:table-cell office:value-type="float" office:value="317.713" calcext:value-type="float">
            <text:p>317.713</text:p>
          </table:table-cell>
          <table:table-cell/>
          <table:table-cell office:value-type="float" office:value="303.805" calcext:value-type="float">
            <text:p>303.80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8" table:formula="of:=[.Q5]-1" office:value-type="float" office:value="32" calcext:value-type="float">
            <text:p>32</text:p>
          </table:table-cell>
          <table:table-cell table:style-name="Default" table:formula="of:=[.R5]-1" office:value-type="float" office:value="35" calcext:value-type="float">
            <text:p>35</text:p>
          </table:table-cell>
          <table:table-cell table:style-name="ce8" table:formula="of:=[.S5]-1" office:value-type="float" office:value="46" calcext:value-type="float">
            <text:p>46</text:p>
          </table:table-cell>
          <table:table-cell table:number-columns-repeated="11"/>
        </table:table-row>
        <table:table-row table:style-name="ro4">
          <table:table-cell office:value-type="float" office:value="60.632" calcext:value-type="float">
            <text:p>60.632</text:p>
          </table:table-cell>
          <table:table-cell office:value-type="float" office:value="63.131" calcext:value-type="float">
            <text:p>63.131</text:p>
          </table:table-cell>
          <table:table-cell office:value-type="float" office:value="54.19" calcext:value-type="float">
            <text:p>54.19</text:p>
          </table:table-cell>
          <table:table-cell/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8" table:formula="of:=TINV(0.05;[.G9])" office:value-type="float" office:value="2.01410338888085" calcext:value-type="float">
            <text:p>2.0141033889</text:p>
          </table:table-cell>
          <table:table-cell table:style-name="Default" table:formula="of:=TINV(0.05;[.H9])" office:value-type="float" office:value="2.01536757444376" calcext:value-type="float">
            <text:p>2.0153675744</text:p>
          </table:table-cell>
          <table:table-cell table:style-name="ce8" table:formula="of:=TINV(0.05;[.I9])" office:value-type="float" office:value="2.01174051372977" calcext:value-type="float">
            <text:p>2.0117405137</text:p>
          </table:table-cell>
          <table:table-cell table:style-name="Default"/>
          <table:table-cell office:value-type="float" office:value="303.048" calcext:value-type="float">
            <text:p>303.048</text:p>
          </table:table-cell>
          <table:table-cell office:value-type="float" office:value="328.542" calcext:value-type="float">
            <text:p>328.542</text:p>
          </table:table-cell>
          <table:table-cell office:value-type="float" office:value="311.142" calcext:value-type="float">
            <text:p>311.142</text:p>
          </table:table-cell>
          <table:table-cell office:value-type="float" office:value="303.951" calcext:value-type="float">
            <text:p>303.95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8" table:formula="of:=TINV(0.05;[.Q9])" office:value-type="float" office:value="2.0369333434601" calcext:value-type="float">
            <text:p>2.0369333435</text:p>
          </table:table-cell>
          <table:table-cell table:style-name="Default" table:formula="of:=TINV(0.05;[.R9])" office:value-type="float" office:value="2.03010792825034" calcext:value-type="float">
            <text:p>2.0301079283</text:p>
          </table:table-cell>
          <table:table-cell table:style-name="ce8" table:formula="of:=TINV(0.05;[.S9])" office:value-type="float" office:value="2.01289559891943" calcext:value-type="float">
            <text:p>2.0128955989</text:p>
          </table:table-cell>
          <table:table-cell table:number-columns-repeated="11"/>
        </table:table-row>
        <table:table-row table:style-name="ro4">
          <table:table-cell office:value-type="float" office:value="59.21" calcext:value-type="float">
            <text:p>59.21</text:p>
          </table:table-cell>
          <table:table-cell office:value-type="float" office:value="63.559" calcext:value-type="float">
            <text:p>63.559</text:p>
          </table:table-cell>
          <table:table-cell office:value-type="float" office:value="54.145" calcext:value-type="float">
            <text:p>54.145</text:p>
          </table:table-cell>
          <table:table-cell office:value-type="float" office:value="57.819" calcext:value-type="float">
            <text:p>57.81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float" office:value="0.302528600503036" calcext:value-type="float">
            <text:p>0.3025286005</text:p>
          </table:table-cell>
          <table:table-cell table:style-name="ce20" table:formula="of:=([.G10]*[.G8])" office:value-type="float" office:value="0.303251584297034" calcext:value-type="float">
            <text:p>0.3032515843</text:p>
          </table:table-cell>
          <table:table-cell table:style-name="ce17" table:formula="of:=([.H10]*[.H8])" office:value-type="float" office:value="0.406803692420095" calcext:value-type="float">
            <text:p>0.4068036924</text:p>
          </table:table-cell>
          <table:table-cell table:style-name="ce20" table:formula="of:=([.I10]*[.I8])" office:value-type="float" office:value="0.428770740845181" calcext:value-type="float">
            <text:p>0.4287707408</text:p>
          </table:table-cell>
          <table:table-cell table:style-name="ce17"/>
          <table:table-cell office:value-type="float" office:value="306.277" calcext:value-type="float">
            <text:p>306.277</text:p>
          </table:table-cell>
          <table:table-cell office:value-type="float" office:value="327.832" calcext:value-type="float">
            <text:p>327.832</text:p>
          </table:table-cell>
          <table:table-cell office:value-type="float" office:value="307.621" calcext:value-type="float">
            <text:p>307.621</text:p>
          </table:table-cell>
          <table:table-cell office:value-type="float" office:value="307.885" calcext:value-type="float">
            <text:p>307.88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float" office:value="1.38576965076251" calcext:value-type="float">
            <text:p>1.3857696508</text:p>
          </table:table-cell>
          <table:table-cell table:style-name="ce20" table:formula="of:=([.Q10]*[.Q8])" office:value-type="float" office:value="1.40626392437896" calcext:value-type="float">
            <text:p>1.4062639244</text:p>
          </table:table-cell>
          <table:table-cell table:style-name="ce17" table:formula="of:=([.R10]*[.R8])" office:value-type="float" office:value="1.88855818902055" calcext:value-type="float">
            <text:p>1.888558189</text:p>
          </table:table-cell>
          <table:table-cell table:style-name="ce20" table:formula="of:=([.S10]*[.S8])" office:value-type="float" office:value="1.59201593597217" calcext:value-type="float">
            <text:p>1.592015936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box2d;59.19132;0.302528600503036;62.8866739130435;0.303251584297034;56.5140888888889;0.406803692420095;57.8362708333334;0.428770740845181;0.0624306724878488;-0.0452301302135368;-0.0228927005964164;299.9961;1.38576965076251;322.070393939394;1.40626392437896;302.051888888889;1.88855818902055;302.491446808511;1.59201593597217;0.0735819363631526;0.00685271871497281;0.00831793082813625" calcext:value-type="string">
            <text:p>box2d;59.19132;0.302528600503036;62.8866739130435;0.303251584297034;56.5140888888889;0.406803692420095;57.8362708333334;0.428770740845181;0.0624306724878488;-0.0452301302135368;-0.0228927005964164;299.9961;1.38576965076251;322.070393939394;1.40626392437896;302.051888888889;1.88855818902055;302.491446808511;1.59201593597217;0.0735819363631526;0.00685271871497281;0.00831793082813625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57.937" calcext:value-type="float">
            <text:p>57.937</text:p>
          </table:table-cell>
          <table:table-cell/>
          <table:table-cell office:value-type="float" office:value="55.191" calcext:value-type="float">
            <text:p>55.191</text:p>
          </table:table-cell>
          <table:table-cell office:value-type="float" office:value="58.698" calcext:value-type="float">
            <text:p>58.698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11102980138027" calcext:value-type="percentage">
            <text:p>0.51%</text:p>
          </table:table-cell>
          <table:table-cell table:formula="of:=[.G11]/[.G6]" office:value-type="percentage" office:value="0.00482219149825534" calcext:value-type="percentage">
            <text:p>0.48%</text:p>
          </table:table-cell>
          <table:table-cell table:formula="of:=[.H11]/[.H6]" office:value-type="percentage" office:value="0.00719827038563609" calcext:value-type="percentage">
            <text:p>0.72%</text:p>
          </table:table-cell>
          <table:table-cell table:formula="of:=[.I11]/[.I6]" office:value-type="percentage" office:value="0.00741352674830589" calcext:value-type="percentage">
            <text:p>0.74%</text:p>
          </table:table-cell>
          <table:table-cell/>
          <table:table-cell office:value-type="float" office:value="299.507" calcext:value-type="float">
            <text:p>299.507</text:p>
          </table:table-cell>
          <table:table-cell office:value-type="float" office:value="320.839" calcext:value-type="float">
            <text:p>320.839</text:p>
          </table:table-cell>
          <table:table-cell office:value-type="float" office:value="301.799" calcext:value-type="float">
            <text:p>301.799</text:p>
          </table:table-cell>
          <table:table-cell office:value-type="float" office:value="302.901" calcext:value-type="float">
            <text:p>302.901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0461929222000724" calcext:value-type="percentage">
            <text:p>0.46%</text:p>
          </table:table-cell>
          <table:table-cell table:formula="of:=[.Q11]/[.Q6]" office:value-type="percentage" office:value="0.00436632472540642" calcext:value-type="percentage">
            <text:p>0.44%</text:p>
          </table:table-cell>
          <table:table-cell table:formula="of:=[.R11]/[.R6]" office:value-type="percentage" office:value="0.00625242966024048" calcext:value-type="percentage">
            <text:p>0.63%</text:p>
          </table:table-cell>
          <table:table-cell table:formula="of:=[.S11]/[.S6]" office:value-type="percentage" office:value="0.00526301140997213" calcext:value-type="percentage">
            <text:p>0.53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odeload;5.78994;0.0820004477781963;6.38789743589744;0.0520924617379193;3.3376;0.0580971084357004;5.25021276595745;0.0604468568511427;0.103275238758508;-0.423551884820914;-0.0932181048581768;64.36442;0.865575934955405;64.7795384615385;1.57769045146335;39.6119714285714;0.825942001203717;54.1535744680851;1.19172992325993;0.0064495020935244;-0.384567258920822;-0.158641148819719" calcext:value-type="string">
            <text:p>codeload;5.78994;0.0820004477781963;6.38789743589744;0.0520924617379193;3.3376;0.0580971084357004;5.25021276595745;0.0604468568511427;0.103275238758508;-0.423551884820914;-0.0932181048581768;64.36442;0.865575934955405;64.7795384615385;1.57769045146335;39.6119714285714;0.825942001203717;54.1535744680851;1.19172992325993;0.0064495020935244;-0.384567258920822;-0.15864114881971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7.742" calcext:value-type="float">
            <text:p>57.742</text:p>
          </table:table-cell>
          <table:table-cell office:value-type="float" office:value="63.74" calcext:value-type="float">
            <text:p>63.74</text:p>
          </table:table-cell>
          <table:table-cell office:value-type="float" office:value="55.491" calcext:value-type="float">
            <text:p>55.491</text:p>
          </table:table-cell>
          <table:table-cell office:value-type="float" office:value="56.551" calcext:value-type="float">
            <text:p>56.551</text:p>
          </table:table-cell>
          <table:table-cell table:number-columns-repeated="6"/>
          <table:table-cell office:value-type="float" office:value="296.685" calcext:value-type="float">
            <text:p>296.685</text:p>
          </table:table-cell>
          <table:table-cell office:value-type="float" office:value="321.237" calcext:value-type="float">
            <text:p>321.237</text:p>
          </table:table-cell>
          <table:table-cell office:value-type="float" office:value="305.669" calcext:value-type="float">
            <text:p>305.669</text:p>
          </table:table-cell>
          <table:table-cell office:value-type="float" office:value="306.505" calcext:value-type="float">
            <text:p>306.505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;5.78994;0.0820004477781963;6.38789743589744;0.0520924617379193;3.3376;0.0580971084357004;5.25021276595745;0.0604468568511427;0.103275238758508;-0.423551884820914;-0.0932181048581768;18.99774;0.156199592667625;16.4453555555556;0.443450154980324;11.055170212766;0.12092331198614;14.8288775510204;0.220636154806662;-0.134352004209156;-0.418079718284072;-0.219439914904593" calcext:value-type="string">
            <text:p>crypto;5.78994;0.0820004477781963;6.38789743589744;0.0520924617379193;3.3376;0.0580971084357004;5.25021276595745;0.0604468568511427;0.103275238758508;-0.423551884820914;-0.0932181048581768;18.99774;0.156199592667625;16.4453555555556;0.443450154980324;11.055170212766;0.12092331198614;14.8288775510204;0.220636154806662;-0.134352004209156;-0.418079718284072;-0.219439914904593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9.677" calcext:value-type="float">
            <text:p>59.677</text:p>
          </table:table-cell>
          <table:table-cell office:value-type="float" office:value="62.184" calcext:value-type="float">
            <text:p>62.184</text:p>
          </table:table-cell>
          <table:table-cell office:value-type="float" office:value="57.648" calcext:value-type="float">
            <text:p>57.648</text:p>
          </table:table-cell>
          <table:table-cell office:value-type="float" office:value="59.963" calcext:value-type="float">
            <text:p>59.963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08.617" calcext:value-type="float">
            <text:p>308.617</text:p>
          </table:table-cell>
          <table:table-cell office:value-type="float" office:value="326.033" calcext:value-type="float">
            <text:p>326.033</text:p>
          </table:table-cell>
          <table:table-cell office:value-type="float" office:value="303.037" calcext:value-type="float">
            <text:p>303.037</text:p>
          </table:table-cell>
          <table:table-cell office:value-type="float" office:value="303.961" calcext:value-type="float">
            <text:p>303.961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deltablue;5.57608;0.0424316329861017;6.83566;0.0474922990749579;5.09595918367347;0.0461916032830741;5.51959183673469;0.0435456098628174;0.225889872455201;-0.0861036456303585;-0.0101304434773724;11.6239;0.128192928913562;11.49792;0.233766578490438;9.42991836734694;0.14256179644729;10.5161428571429;0.146162915931309;-0.0108380147798933;-0.188747462783838;-0.0952999546500864" calcext:value-type="string">
            <text:p>deltablue;5.57608;0.0424316329861017;6.83566;0.0474922990749579;5.09595918367347;0.0461916032830741;5.51959183673469;0.0435456098628174;0.225889872455201;-0.0861036456303585;-0.0101304434773724;11.6239;0.128192928913562;11.49792;0.233766578490438;9.42991836734694;0.14256179644729;10.5161428571429;0.146162915931309;-0.0108380147798933;-0.188747462783838;-0.095299954650086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8.851" calcext:value-type="float">
            <text:p>58.851</text:p>
          </table:table-cell>
          <table:table-cell office:value-type="float" office:value="64.037" calcext:value-type="float">
            <text:p>64.037</text:p>
          </table:table-cell>
          <table:table-cell office:value-type="float" office:value="56.789" calcext:value-type="float">
            <text:p>56.789</text:p>
          </table:table-cell>
          <table:table-cell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0.0624306724878488" calcext:value-type="percentage">
            <text:p>06.24%</text:p>
          </table:table-cell>
          <table:table-cell table:style-name="ce21" table:formula="of:=([.H6]-[.F6])/[.F6]" office:value-type="percentage" office:value="-0.0452301302135368" calcext:value-type="percentage">
            <text:p>-04.52%</text:p>
          </table:table-cell>
          <table:table-cell table:style-name="ce21" table:formula="of:=([.I6]-[.F6])/[.F6]" office:value-type="percentage" office:value="-0.0228927005964164" calcext:value-type="percentage">
            <text:p>-02.29%</text:p>
          </table:table-cell>
          <table:table-cell/>
          <table:table-cell office:value-type="float" office:value="299.716" calcext:value-type="float">
            <text:p>299.716</text:p>
          </table:table-cell>
          <table:table-cell table:number-columns-repeated="2"/>
          <table:table-cell office:value-type="float" office:value="300.699" calcext:value-type="float">
            <text:p>300.69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0.0735819363631526" calcext:value-type="percentage">
            <text:p>07.36%</text:p>
          </table:table-cell>
          <table:table-cell table:style-name="ce27" table:formula="of:=([.R6]-[.P6])/[.P6]" office:value-type="percentage" office:value="0.00685271871497281" calcext:value-type="percentage">
            <text:p>00.69%</text:p>
          </table:table-cell>
          <table:table-cell table:style-name="ce27" table:formula="of:=([.S6]-[.P6])/[.P6]" office:value-type="percentage" office:value="0.00831793082813625" calcext:value-type="percentage">
            <text:p>00.83%</text:p>
          </table:table-cell>
          <table:table-cell table:style-name="ce18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earleyboyer;8.4985;0.0635315192161395;9.83671428571429;0.281479834919096;7.06697916666667;0.128002468186946;7.9195918367347;0.0731397896880688;0.157464762689215;-0.168443941087643;-0.0681188637130435;85.17308;2.50358756285679;66.9292653061225;3.30794614784029;56.4277083333333;2.8613669960768;87.5162653061224;6.84502036820556;-0.214196958638546;-0.337493626703023;0.0275108673553006" calcext:value-type="string">
            <text:p>earleyboyer;8.4985;0.0635315192161395;9.83671428571429;0.281479834919096;7.06697916666667;0.128002468186946;7.9195918367347;0.0731397896880688;0.157464762689215;-0.168443941087643;-0.0681188637130435;85.17308;2.50358756285679;66.9292653061225;3.30794614784029;56.4277083333333;2.8613669960768;87.5162653061224;6.84502036820556;-0.214196958638546;-0.337493626703023;0.027510867355300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60.789" calcext:value-type="float">
            <text:p>60.789</text:p>
          </table:table-cell>
          <table:table-cell office:value-type="float" office:value="63.252" calcext:value-type="float">
            <text:p>63.252</text:p>
          </table:table-cell>
          <table:table-cell office:value-type="float" office:value="56.607" calcext:value-type="float">
            <text:p>56.607</text:p>
          </table:table-cell>
          <table:table-cell office:value-type="float" office:value="57.064" calcext:value-type="float">
            <text:p>57.064</text:p>
          </table:table-cell>
          <table:table-cell table:number-columns-repeated="6"/>
          <table:table-cell office:value-type="float" office:value="289.898" calcext:value-type="float">
            <text:p>289.898</text:p>
          </table:table-cell>
          <table:table-cell office:value-type="float" office:value="314.428" calcext:value-type="float">
            <text:p>314.428</text:p>
          </table:table-cell>
          <table:table-cell/>
          <table:table-cell office:value-type="float" office:value="298.172" calcext:value-type="float">
            <text:p>298.172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gameboy;39.2096;0.158478431429464;43.8743181818182;0.244389123348584;37.7100227272727;0.224917689867087;38.5817551020408;0.214510522673511;0.118968777590646;-0.0382451561027726;-0.0160125300426217;59.0889;0.443976443764151;60.6312954545455;0.759841417320765;46.9828863636363;0.481190045145789;50.9199591836735;0.397141032147357;0.0261029644238679;-0.204877965850839;-0.138248314257441" calcext:value-type="string">
            <text:p>gameboy;39.2096;0.158478431429464;43.8743181818182;0.244389123348584;37.7100227272727;0.224917689867087;38.5817551020408;0.214510522673511;0.118968777590646;-0.0382451561027726;-0.0160125300426217;59.0889;0.443976443764151;60.6312954545455;0.759841417320765;46.9828863636363;0.481190045145789;50.9199591836735;0.397141032147357;0.0261029644238679;-0.204877965850839;-0.138248314257441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8.411" calcext:value-type="float">
            <text:p>58.411</text:p>
          </table:table-cell>
          <table:table-cell/>
          <table:table-cell office:value-type="float" office:value="56.291" calcext:value-type="float">
            <text:p>56.291</text:p>
          </table:table-cell>
          <table:table-cell office:value-type="float" office:value="55.83" calcext:value-type="float">
            <text:p>55.83</text:p>
          </table:table-cell>
          <table:table-cell table:number-columns-repeated="6"/>
          <table:table-cell office:value-type="float" office:value="300.668" calcext:value-type="float">
            <text:p>300.668</text:p>
          </table:table-cell>
          <table:table-cell table:number-columns-repeated="2"/>
          <table:table-cell office:value-type="float" office:value="298.98" calcext:value-type="float">
            <text:p>298.98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mandreel;142.09656;2.58375445385529;143.775897435897;3.01106941649498;138.422340909091;2.50010573310212;142.483630434783;2.76432170767345;0.0118182835383028;-0.0258571994347302;0.00272399581511776;166.86558;2.85453640487819;148.094666666667;3.24369775302434;130.922568181818;2.63155269084968;152.169913043478;10.2833751085373;-0.112491223974012;-0.215400994130616;-0.0880688932763829" calcext:value-type="string">
            <text:p>mandreel;142.09656;2.58375445385529;143.775897435897;3.01106941649498;138.422340909091;2.50010573310212;142.483630434783;2.76432170767345;0.0118182835383028;-0.0258571994347302;0.00272399581511776;166.86558;2.85453640487819;148.094666666667;3.24369775302434;130.922568181818;2.63155269084968;152.169913043478;10.2833751085373;-0.112491223974012;-0.215400994130616;-0.08806889327638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9.652" calcext:value-type="float">
            <text:p>59.652</text:p>
          </table:table-cell>
          <table:table-cell office:value-type="float" office:value="63.163" calcext:value-type="float">
            <text:p>63.163</text:p>
          </table:table-cell>
          <table:table-cell office:value-type="float" office:value="57.412" calcext:value-type="float">
            <text:p>57.412</text:p>
          </table:table-cell>
          <table:table-cell office:value-type="float" office:value="57.142" calcext:value-type="float">
            <text:p>57.142</text:p>
          </table:table-cell>
          <table:table-cell table:number-columns-repeated="6"/>
          <table:table-cell office:value-type="float" office:value="305.665" calcext:value-type="float">
            <text:p>305.665</text:p>
          </table:table-cell>
          <table:table-cell/>
          <table:table-cell office:value-type="float" office:value="304.761" calcext:value-type="float">
            <text:p>304.761</text:p>
          </table:table-cell>
          <table:table-cell office:value-type="float" office:value="303.769" calcext:value-type="float">
            <text:p>303.769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navierstockes;5.26782;0.0414141564089444;6.07339583333333;0.0455825478709416;4.879125;0.0521200503400371;5.18212;0.0461209696085437;0.152923948299929;-0.0737866897502195;-0.0162685892836124;8.53348;0.0784181818964526;8.29197916666667;0.174890296435313;7.07535416666667;0.0751234680876276;7.70846;0.108919843635539;-0.0283003924932542;-0.170871184245271;-0.0966803695561486" calcext:value-type="string">
            <text:p>navierstockes;5.26782;0.0414141564089444;6.07339583333333;0.0455825478709416;4.879125;0.0521200503400371;5.18212;0.0461209696085437;0.152923948299929;-0.0737866897502195;-0.0162685892836124;8.53348;0.0784181818964526;8.29197916666667;0.174890296435313;7.07535416666667;0.0751234680876276;7.70846;0.108919843635539;-0.0283003924932542;-0.170871184245271;-0.096680369556148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60.001" calcext:value-type="float">
            <text:p>60.001</text:p>
          </table:table-cell>
          <table:table-cell office:value-type="float" office:value="63.505" calcext:value-type="float">
            <text:p>63.505</text:p>
          </table:table-cell>
          <table:table-cell office:value-type="float" office:value="56.702" calcext:value-type="float">
            <text:p>56.702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  <table:table-cell office:value-type="float" office:value="291.818" calcext:value-type="float">
            <text:p>291.818</text:p>
          </table:table-cell>
          <table:table-cell/>
          <table:table-cell office:value-type="float" office:value="288.113" calcext:value-type="float">
            <text:p>288.113</text:p>
          </table:table-cell>
          <table:table-cell office:value-type="float" office:value="296.335" calcext:value-type="float">
            <text:p>296.335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pdfjs;16.17308;0.0968770422593606;18.8612608695652;0.12933347312398;13.2733953488372;0.110329992259037;15.2653333333333;0.134675919155129;0.166213292060957;-0.179290812335238;-0.0561270127067118;92.35344;1.46914236839508;90.5530434782609;3.5478883063832;54.0388372093023;1.41555555023911;64.5995416666667;2.08655601763579;-0.0194946341115083;-0.414869254363429;-0.300518295077404" calcext:value-type="string">
            <text:p>pdfjs;16.17308;0.0968770422593606;18.8612608695652;0.12933347312398;13.2733953488372;0.110329992259037;15.2653333333333;0.134675919155129;0.166213292060957;-0.179290812335238;-0.0561270127067118;92.35344;1.46914236839508;90.5530434782609;3.5478883063832;54.0388372093023;1.41555555023911;64.5995416666667;2.08655601763579;-0.0194946341115083;-0.414869254363429;-0.30051829507740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9.815" calcext:value-type="float">
            <text:p>59.815</text:p>
          </table:table-cell>
          <table:table-cell office:value-type="float" office:value="63.259" calcext:value-type="float">
            <text:p>63.259</text:p>
          </table:table-cell>
          <table:table-cell office:value-type="float" office:value="57.986" calcext:value-type="float">
            <text:p>57.986</text:p>
          </table:table-cell>
          <table:table-cell office:value-type="float" office:value="56.746" calcext:value-type="float">
            <text:p>56.746</text:p>
          </table:table-cell>
          <table:table-cell table:number-columns-repeated="6"/>
          <table:table-cell office:value-type="float" office:value="304.498" calcext:value-type="float">
            <text:p>304.498</text:p>
          </table:table-cell>
          <table:table-cell office:value-type="float" office:value="327.272" calcext:value-type="float">
            <text:p>327.272</text:p>
          </table:table-cell>
          <table:table-cell office:value-type="float" office:value="301.379" calcext:value-type="float">
            <text:p>301.379</text:p>
          </table:table-cell>
          <table:table-cell office:value-type="float" office:value="303.697" calcext:value-type="float">
            <text:p>303.697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raytrace;9.21802;0.0366782952529957;10.6169387755102;0.0459423438183698;8.31036734693878;0.0513931254196299;9.085875;0.0633122941649591;0.151759138677309;-0.0984650340378109;-0.0143355080592144;23.11192;0.178844701766337;24.9944081632653;0.88970642681597;16.9971632653061;0.144503287490584;19.8201666666667;0.227020011055674;0.0814509639729329;-0.264571560246569;-0.142426649682646" calcext:value-type="string">
            <text:p>raytrace;9.21802;0.0366782952529957;10.6169387755102;0.0459423438183698;8.31036734693878;0.0513931254196299;9.085875;0.0633122941649591;0.151759138677309;-0.0984650340378109;-0.0143355080592144;23.11192;0.178844701766337;24.9944081632653;0.88970642681597;16.9971632653061;0.144503287490584;19.8201666666667;0.227020011055674;0.0814509639729329;-0.264571560246569;-0.14242664968264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60.274" calcext:value-type="float">
            <text:p>60.274</text:p>
          </table:table-cell>
          <table:table-cell office:value-type="float" office:value="62.904" calcext:value-type="float">
            <text:p>62.904</text:p>
          </table:table-cell>
          <table:table-cell/>
          <table:table-cell office:value-type="float" office:value="58.726" calcext:value-type="float">
            <text:p>58.726</text:p>
          </table:table-cell>
          <table:table-cell table:number-columns-repeated="6"/>
          <table:table-cell office:value-type="float" office:value="301.268" calcext:value-type="float">
            <text:p>301.268</text:p>
          </table:table-cell>
          <table:table-cell office:value-type="float" office:value="322.228" calcext:value-type="float">
            <text:p>322.228</text:p>
          </table:table-cell>
          <table:table-cell office:value-type="float" office:value="303.092" calcext:value-type="float">
            <text:p>303.092</text:p>
          </table:table-cell>
          <table:table-cell office:value-type="float" office:value="304.934" calcext:value-type="float">
            <text:p>304.934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regexp;5.84258;0.0624194582107443;6.20356097560976;0.0391261847679338;4.28427083333333;0.036966805133142;5.41277551020408;0.0573445368560015;0.0617845156779639;-0.266715931432118;-0.0735641599765714;92.35344;1.46914236839508;90.5530434782609;3.5478883063832;54.0388372093023;1.41555555023911;64.5995416666667;2.08655601763579;-0.0194946341115083;-0.414869254363429;-0.300518295077404" calcext:value-type="string">
            <text:p>regexp;5.84258;0.0624194582107443;6.20356097560976;0.0391261847679338;4.28427083333333;0.036966805133142;5.41277551020408;0.0573445368560015;0.0617845156779639;-0.266715931432118;-0.0735641599765714;92.35344;1.46914236839508;90.5530434782609;3.5478883063832;54.0388372093023;1.41555555023911;64.5995416666667;2.08655601763579;-0.0194946341115083;-0.414869254363429;-0.30051829507740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60.788" calcext:value-type="float">
            <text:p>60.788</text:p>
          </table:table-cell>
          <table:table-cell office:value-type="float" office:value="62.495" calcext:value-type="float">
            <text:p>62.495</text:p>
          </table:table-cell>
          <table:table-cell office:value-type="float" office:value="57.454" calcext:value-type="float">
            <text:p>57.454</text:p>
          </table:table-cell>
          <table:table-cell office:value-type="float" office:value="58.491" calcext:value-type="float">
            <text:p>58.491</text:p>
          </table:table-cell>
          <table:table-cell table:number-columns-repeated="6"/>
          <table:table-cell office:value-type="float" office:value="296.252" calcext:value-type="float">
            <text:p>296.252</text:p>
          </table:table-cell>
          <table:table-cell table:number-columns-repeated="2"/>
          <table:table-cell office:value-type="float" office:value="308.057" calcext:value-type="float">
            <text:p>308.057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richards;3.74302;0.083091193584243;4.73152;0.0940817524224445;3.43018;0.0721688207091766;3.85830612244898;0.0778483080785307;0.264091562428199;-0.0835795694385817;0.0308002956032769;7.67542;0.194054199907189;7.10632;0.230863664566836;6.1169;0.21092726978757;7.74442857142857;0.240798571397913;-0.0741457796446314;-0.203053383397911;0.0089908528039602" calcext:value-type="string">
            <text:p>richards;3.74302;0.083091193584243;4.73152;0.0940817524224445;3.43018;0.0721688207091766;3.85830612244898;0.0778483080785307;0.264091562428199;-0.0835795694385817;0.0308002956032769;7.67542;0.194054199907189;7.10632;0.230863664566836;6.1169;0.21092726978757;7.74442857142857;0.240798571397913;-0.0741457796446314;-0.203053383397911;0.008990852803960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8.446" calcext:value-type="float">
            <text:p>58.446</text:p>
          </table:table-cell>
          <table:table-cell office:value-type="float" office:value="63.515" calcext:value-type="float">
            <text:p>63.515</text:p>
          </table:table-cell>
          <table:table-cell office:value-type="float" office:value="55.442" calcext:value-type="float">
            <text:p>55.442</text:p>
          </table:table-cell>
          <table:table-cell office:value-type="float" office:value="58.696" calcext:value-type="float">
            <text:p>58.696</text:p>
          </table:table-cell>
          <table:table-cell table:number-columns-repeated="6"/>
          <table:table-cell office:value-type="float" office:value="304.44" calcext:value-type="float">
            <text:p>304.44</text:p>
          </table:table-cell>
          <table:table-cell office:value-type="float" office:value="323.53" calcext:value-type="float">
            <text:p>323.53</text:p>
          </table:table-cell>
          <table:table-cell office:value-type="float" office:value="295.275" calcext:value-type="float">
            <text:p>295.275</text:p>
          </table:table-cell>
          <table:table-cell table:number-columns-repeated="7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play;5.45048;0.261810913303608;5.99464583333333;0.150866192777489;4.96728571428571;0.223517196707591;5.21944;0.185378341668011;0.0998381488113585;-0.0886516941102958;-0.0423889272137505;12.18088;0.515955642233511;10.696;0.228835526553322;9.26820408163265;0.248515147812589;9.92302;0.35510130358806;-0.121902522642043;-0.239118677662644;-0.185360991980875" calcext:value-type="string">
            <text:p>splay;5.45048;0.261810913303608;5.99464583333333;0.150866192777489;4.96728571428571;0.223517196707591;5.21944;0.185378341668011;0.0998381488113585;-0.0886516941102958;-0.0423889272137505;12.18088;0.515955642233511;10.696;0.228835526553322;9.26820408163265;0.248515147812589;9.92302;0.35510130358806;-0.121902522642043;-0.239118677662644;-0.18536099198087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60.003" calcext:value-type="float">
            <text:p>60.003</text:p>
          </table:table-cell>
          <table:table-cell office:value-type="float" office:value="61.595" calcext:value-type="float">
            <text:p>61.595</text:p>
          </table:table-cell>
          <table:table-cell office:value-type="float" office:value="56.079" calcext:value-type="float">
            <text:p>56.079</text:p>
          </table:table-cell>
          <table:table-cell office:value-type="float" office:value="57.233" calcext:value-type="float">
            <text:p>57.233</text:p>
          </table:table-cell>
          <table:table-cell table:number-columns-repeated="6"/>
          <table:table-cell office:value-type="float" office:value="302.627" calcext:value-type="float">
            <text:p>302.627</text:p>
          </table:table-cell>
          <table:table-cell/>
          <table:table-cell office:value-type="float" office:value="300.586" calcext:value-type="float">
            <text:p>300.586</text:p>
          </table:table-cell>
          <table:table-cell office:value-type="float" office:value="310.453" calcext:value-type="float">
            <text:p>310.453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typescript;299.9961;1.38576965076251;322.070393939394;1.40626392437896;302.051888888889;1.88855818902055;302.491446808511;1.59201593597217;0.0735819363631526;0.00685271871497281;0.00831793082813625;710.1527;9.49973053445426;581.550363636364;6.0988745306642;614.454944444444;8.87796152101945;676.077042553192;10.089773652981;-0.181091103876162;-0.134756589048462;-0.0479835638825404" calcext:value-type="string">
            <text:p>typescript;299.9961;1.38576965076251;322.070393939394;1.40626392437896;302.051888888889;1.88855818902055;302.491446808511;1.59201593597217;0.0735819363631526;0.00685271871497281;0.00831793082813625;710.1527;9.49973053445426;581.550363636364;6.0988745306642;614.454944444444;8.87796152101945;676.077042553192;10.089773652981;-0.181091103876162;-0.134756589048462;-0.047983563882540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59.973" calcext:value-type="float">
            <text:p>59.973</text:p>
          </table:table-cell>
          <table:table-cell office:value-type="float" office:value="63.611" calcext:value-type="float">
            <text:p>63.611</text:p>
          </table:table-cell>
          <table:table-cell office:value-type="float" office:value="57.08" calcext:value-type="float">
            <text:p>57.08</text:p>
          </table:table-cell>
          <table:table-cell office:value-type="float" office:value="59.323" calcext:value-type="float">
            <text:p>59.323</text:p>
          </table:table-cell>
          <table:table-cell table:number-columns-repeated="6"/>
          <table:table-cell office:value-type="float" office:value="307.283" calcext:value-type="float">
            <text:p>307.283</text:p>
          </table:table-cell>
          <table:table-cell office:value-type="float" office:value="324.515" calcext:value-type="float">
            <text:p>324.515</text:p>
          </table:table-cell>
          <table:table-cell office:value-type="float" office:value="307.436" calcext:value-type="float">
            <text:p>307.436</text:p>
          </table:table-cell>
          <table:table-cell office:value-type="float" office:value="298.717" calcext:value-type="float">
            <text:p>298.717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60.795" calcext:value-type="float">
            <text:p>60.795</text:p>
          </table:table-cell>
          <table:table-cell office:value-type="float" office:value="64.206" calcext:value-type="float">
            <text:p>64.206</text:p>
          </table:table-cell>
          <table:table-cell office:value-type="float" office:value="56.42" calcext:value-type="float">
            <text:p>56.42</text:p>
          </table:table-cell>
          <table:table-cell office:value-type="float" office:value="57.146" calcext:value-type="float">
            <text:p>57.146</text:p>
          </table:table-cell>
          <table:table-cell table:number-columns-repeated="6"/>
          <table:table-cell office:value-type="float" office:value="298.8" calcext:value-type="float">
            <text:p>298.8</text:p>
          </table:table-cell>
          <table:table-cell office:value-type="float" office:value="322.721" calcext:value-type="float">
            <text:p>322.721</text:p>
          </table:table-cell>
          <table:table-cell office:value-type="float" office:value="301.45" calcext:value-type="float">
            <text:p>301.45</text:p>
          </table:table-cell>
          <table:table-cell office:value-type="float" office:value="297.923" calcext:value-type="float">
            <text:p>297.923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60.699" calcext:value-type="float">
            <text:p>60.699</text:p>
          </table:table-cell>
          <table:table-cell office:value-type="float" office:value="61.474" calcext:value-type="float">
            <text:p>61.474</text:p>
          </table:table-cell>
          <table:table-cell office:value-type="float" office:value="53.806" calcext:value-type="float">
            <text:p>53.806</text:p>
          </table:table-cell>
          <table:table-cell office:value-type="float" office:value="56.388" calcext:value-type="float">
            <text:p>56.388</text:p>
          </table:table-cell>
          <table:table-cell table:number-columns-repeated="6"/>
          <table:table-cell office:value-type="float" office:value="297.217" calcext:value-type="float">
            <text:p>297.217</text:p>
          </table:table-cell>
          <table:table-cell/>
          <table:table-cell office:value-type="float" office:value="295.992" calcext:value-type="float">
            <text:p>295.992</text:p>
          </table:table-cell>
          <table:table-cell office:value-type="float" office:value="309.269" calcext:value-type="float">
            <text:p>309.269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5">
          <table:table-cell office:value-type="float" office:value="58.21" calcext:value-type="float">
            <text:p>58.21</text:p>
          </table:table-cell>
          <table:table-cell office:value-type="float" office:value="63.709" calcext:value-type="float">
            <text:p>63.709</text:p>
          </table:table-cell>
          <table:table-cell office:value-type="float" office:value="57.787" calcext:value-type="float">
            <text:p>57.787</text:p>
          </table:table-cell>
          <table:table-cell office:value-type="float" office:value="57.75" calcext:value-type="float">
            <text:p>57.75</text:p>
          </table:table-cell>
          <table:table-cell table:number-columns-repeated="6"/>
          <table:table-cell office:value-type="float" office:value="294.06" calcext:value-type="float">
            <text:p>294.06</text:p>
          </table:table-cell>
          <table:table-cell office:value-type="float" office:value="328.154" calcext:value-type="float">
            <text:p>328.154</text:p>
          </table:table-cell>
          <table:table-cell office:value-type="float" office:value="304.711" calcext:value-type="float">
            <text:p>304.711</text:p>
          </table:table-cell>
          <table:table-cell office:value-type="float" office:value="303.944" calcext:value-type="float">
            <text:p>303.944</text:p>
          </table:table-cell>
          <table:table-cell table:number-columns-repeated="6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office:value-type="float" office:value="59.586" calcext:value-type="float">
            <text:p>59.586</text:p>
          </table:table-cell>
          <table:table-cell office:value-type="float" office:value="62.286" calcext:value-type="float">
            <text:p>62.286</text:p>
          </table:table-cell>
          <table:table-cell office:value-type="float" office:value="57.115" calcext:value-type="float">
            <text:p>57.115</text:p>
          </table:table-cell>
          <table:table-cell office:value-type="float" office:value="58.126" calcext:value-type="float">
            <text:p>58.126</text:p>
          </table:table-cell>
          <table:table-cell table:number-columns-repeated="6"/>
          <table:table-cell office:value-type="float" office:value="297.051" calcext:value-type="float">
            <text:p>297.051</text:p>
          </table:table-cell>
          <table:table-cell office:value-type="float" office:value="318.028" calcext:value-type="float">
            <text:p>318.028</text:p>
          </table:table-cell>
          <table:table-cell office:value-type="float" office:value="303.071" calcext:value-type="float">
            <text:p>303.071</text:p>
          </table:table-cell>
          <table:table-cell office:value-type="float" office:value="297.83" calcext:value-type="float">
            <text:p>297.83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58.258" calcext:value-type="float">
            <text:p>58.258</text:p>
          </table:table-cell>
          <table:table-cell office:value-type="float" office:value="63.635" calcext:value-type="float">
            <text:p>63.635</text:p>
          </table:table-cell>
          <table:table-cell office:value-type="float" office:value="55.093" calcext:value-type="float">
            <text:p>55.093</text:p>
          </table:table-cell>
          <table:table-cell office:value-type="float" office:value="59.25" calcext:value-type="float">
            <text:p>59.25</text:p>
          </table:table-cell>
          <table:table-cell table:number-columns-repeated="6"/>
          <table:table-cell office:value-type="float" office:value="294.838" calcext:value-type="float">
            <text:p>294.838</text:p>
          </table:table-cell>
          <table:table-cell office:value-type="float" office:value="320.81" calcext:value-type="float">
            <text:p>320.81</text:p>
          </table:table-cell>
          <table:table-cell/>
          <table:table-cell office:value-type="float" office:value="299.836" calcext:value-type="float">
            <text:p>299.836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0.103136199329241" calcext:value-type="percentage">
            <text:p>10.31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-0.117330638500009" calcext:value-type="percentage">
            <text:p>-11.73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-0.0273195719140669" calcext:value-type="percentage">
            <text:p>-02.73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57.721" calcext:value-type="float">
            <text:p>57.721</text:p>
          </table:table-cell>
          <table:table-cell office:value-type="float" office:value="63.478" calcext:value-type="float">
            <text:p>63.478</text:p>
          </table:table-cell>
          <table:table-cell office:value-type="float" office:value="58.147" calcext:value-type="float">
            <text:p>58.147</text:p>
          </table:table-cell>
          <table:table-cell office:value-type="float" office:value="55.604" calcext:value-type="float">
            <text:p>55.604</text:p>
          </table:table-cell>
          <table:table-cell table:number-columns-repeated="6"/>
          <table:table-cell office:value-type="float" office:value="298.37" calcext:value-type="float">
            <text:p>298.37</text:p>
          </table:table-cell>
          <table:table-cell office:value-type="float" office:value="317.922" calcext:value-type="float">
            <text:p>317.922</text:p>
          </table:table-cell>
          <table:table-cell/>
          <table:table-cell office:value-type="float" office:value="305.815" calcext:value-type="float">
            <text:p>305.815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percentage" office:value="-0.0428659942133668" calcext:value-type="percentage">
            <text:p>-04.29%</text:p>
          </table:table-cell>
          <table:table-cell table:style-name="ce41" table:formula="of:=([.R15]+[.R68]+[.R122]+[.R176]+[.R230]+[.R284]+[.R338]+[.R392]+[.R446]+[.R500]+[.R554]+[.R608]+[.R662]+[.R716]+[.R770]+[.R824]+[.R878])/17" office:value-type="percentage" office:value="-0.210848483016821" calcext:value-type="percentage">
            <text:p>-21.08%</text:p>
          </table:table-cell>
          <table:table-cell table:style-name="ce41" table:formula="of:=([.S15]+[.S68]+[.S122]+[.S176]+[.S230]+[.S284]+[.S338]+[.S392]+[.S446]+[.S500]+[.S554]+[.S608]+[.S662]+[.S716]+[.S770]+[.S824]+[.S878])/17" office:value-type="percentage" office:value="-0.101668631775167" calcext:value-type="percentage">
            <text:p>-10.17%</text:p>
          </table:table-cell>
          <table:table-cell table:style-name="ce42" table:number-columns-repeated="4"/>
          <table:table-cell table:style-name="ce30"/>
        </table:table-row>
        <table:table-row table:style-name="ro4">
          <table:table-cell office:value-type="float" office:value="58.364" calcext:value-type="float">
            <text:p>58.364</text:p>
          </table:table-cell>
          <table:table-cell office:value-type="float" office:value="63.794" calcext:value-type="float">
            <text:p>63.794</text:p>
          </table:table-cell>
          <table:table-cell office:value-type="float" office:value="55.509" calcext:value-type="float">
            <text:p>55.509</text:p>
          </table:table-cell>
          <table:table-cell office:value-type="float" office:value="58.612" calcext:value-type="float">
            <text:p>58.612</text:p>
          </table:table-cell>
          <table:table-cell table:number-columns-repeated="6"/>
          <table:table-cell office:value-type="float" office:value="305.288" calcext:value-type="float">
            <text:p>305.288</text:p>
          </table:table-cell>
          <table:table-cell office:value-type="float" office:value="321.733" calcext:value-type="float">
            <text:p>321.733</text:p>
          </table:table-cell>
          <table:table-cell/>
          <table:table-cell office:value-type="float" office:value="296.256" calcext:value-type="float">
            <text:p>296.256</text:p>
          </table:table-cell>
          <table:table-cell table:number-columns-repeated="16"/>
        </table:table-row>
        <table:table-row table:style-name="ro4">
          <table:table-cell office:value-type="float" office:value="58.633" calcext:value-type="float">
            <text:p>58.633</text:p>
          </table:table-cell>
          <table:table-cell office:value-type="float" office:value="62.876" calcext:value-type="float">
            <text:p>62.876</text:p>
          </table:table-cell>
          <table:table-cell office:value-type="float" office:value="56.419" calcext:value-type="float">
            <text:p>56.419</text:p>
          </table:table-cell>
          <table:table-cell office:value-type="float" office:value="58.143" calcext:value-type="float">
            <text:p>58.143</text:p>
          </table:table-cell>
          <table:table-cell table:number-columns-repeated="6"/>
          <table:table-cell office:value-type="float" office:value="305.621" calcext:value-type="float">
            <text:p>305.621</text:p>
          </table:table-cell>
          <table:table-cell office:value-type="float" office:value="325.271" calcext:value-type="float">
            <text:p>325.271</text:p>
          </table:table-cell>
          <table:table-cell/>
          <table:table-cell office:value-type="float" office:value="298.783" calcext:value-type="float">
            <text:p>298.783</text:p>
          </table:table-cell>
          <table:table-cell table:number-columns-repeated="16"/>
        </table:table-row>
        <table:table-row table:style-name="ro4">
          <table:table-cell office:value-type="float" office:value="60.409" calcext:value-type="float">
            <text:p>60.409</text:p>
          </table:table-cell>
          <table:table-cell office:value-type="float" office:value="63.504" calcext:value-type="float">
            <text:p>63.504</text:p>
          </table:table-cell>
          <table:table-cell office:value-type="float" office:value="56.16" calcext:value-type="float">
            <text:p>56.16</text:p>
          </table:table-cell>
          <table:table-cell office:value-type="float" office:value="55.131" calcext:value-type="float">
            <text:p>55.131</text:p>
          </table:table-cell>
          <table:table-cell table:number-columns-repeated="6"/>
          <table:table-cell office:value-type="float" office:value="303.217" calcext:value-type="float">
            <text:p>303.217</text:p>
          </table:table-cell>
          <table:table-cell/>
          <table:table-cell office:value-type="float" office:value="307.495" calcext:value-type="float">
            <text:p>307.495</text:p>
          </table:table-cell>
          <table:table-cell office:value-type="float" office:value="298.32" calcext:value-type="float">
            <text:p>298.32</text:p>
          </table:table-cell>
          <table:table-cell table:number-columns-repeated="16"/>
        </table:table-row>
        <table:table-row table:style-name="ro4">
          <table:table-cell office:value-type="float" office:value="60.312" calcext:value-type="float">
            <text:p>60.312</text:p>
          </table:table-cell>
          <table:table-cell office:value-type="float" office:value="61.505" calcext:value-type="float">
            <text:p>61.505</text:p>
          </table:table-cell>
          <table:table-cell office:value-type="float" office:value="56.493" calcext:value-type="float">
            <text:p>56.493</text:p>
          </table:table-cell>
          <table:table-cell office:value-type="float" office:value="58.348" calcext:value-type="float">
            <text:p>58.348</text:p>
          </table:table-cell>
          <table:table-cell table:number-columns-repeated="6"/>
          <table:table-cell office:value-type="float" office:value="300.805" calcext:value-type="float">
            <text:p>300.805</text:p>
          </table:table-cell>
          <table:table-cell/>
          <table:table-cell office:value-type="float" office:value="298.123" calcext:value-type="float">
            <text:p>298.123</text:p>
          </table:table-cell>
          <table:table-cell office:value-type="float" office:value="304.591" calcext:value-type="float">
            <text:p>304.591</text:p>
          </table:table-cell>
          <table:table-cell table:number-columns-repeated="16"/>
        </table:table-row>
        <table:table-row table:style-name="ro4">
          <table:table-cell office:value-type="float" office:value="60.038" calcext:value-type="float">
            <text:p>60.038</text:p>
          </table:table-cell>
          <table:table-cell office:value-type="float" office:value="64.155" calcext:value-type="float">
            <text:p>64.155</text:p>
          </table:table-cell>
          <table:table-cell office:value-type="float" office:value="57.55" calcext:value-type="float">
            <text:p>57.55</text:p>
          </table:table-cell>
          <table:table-cell office:value-type="float" office:value="54.368" calcext:value-type="float">
            <text:p>54.368</text:p>
          </table:table-cell>
          <table:table-cell table:number-columns-repeated="6"/>
          <table:table-cell office:value-type="float" office:value="298.618" calcext:value-type="float">
            <text:p>298.618</text:p>
          </table:table-cell>
          <table:table-cell/>
          <table:table-cell office:value-type="float" office:value="293.67" calcext:value-type="float">
            <text:p>293.67</text:p>
          </table:table-cell>
          <table:table-cell table:number-columns-repeated="17"/>
        </table:table-row>
        <table:table-row table:style-name="ro4">
          <table:table-cell office:value-type="float" office:value="60.276" calcext:value-type="float">
            <text:p>60.276</text:p>
          </table:table-cell>
          <table:table-cell office:value-type="float" office:value="62.755" calcext:value-type="float">
            <text:p>62.755</text:p>
          </table:table-cell>
          <table:table-cell office:value-type="float" office:value="53.349" calcext:value-type="float">
            <text:p>53.349</text:p>
          </table:table-cell>
          <table:table-cell office:value-type="float" office:value="58.402" calcext:value-type="float">
            <text:p>58.402</text:p>
          </table:table-cell>
          <table:table-cell table:number-columns-repeated="6"/>
          <table:table-cell office:value-type="float" office:value="296.802" calcext:value-type="float">
            <text:p>296.802</text:p>
          </table:table-cell>
          <table:table-cell/>
          <table:table-cell office:value-type="float" office:value="303.391" calcext:value-type="float">
            <text:p>303.391</text:p>
          </table:table-cell>
          <table:table-cell office:value-type="float" office:value="302.869" calcext:value-type="float">
            <text:p>302.869</text:p>
          </table:table-cell>
          <table:table-cell table:number-columns-repeated="16"/>
        </table:table-row>
        <table:table-row table:style-name="ro4">
          <table:table-cell office:value-type="float" office:value="57.239" calcext:value-type="float">
            <text:p>57.239</text:p>
          </table:table-cell>
          <table:table-cell office:value-type="float" office:value="62.345" calcext:value-type="float">
            <text:p>62.345</text:p>
          </table:table-cell>
          <table:table-cell/>
          <table:table-cell office:value-type="float" office:value="57.928" calcext:value-type="float">
            <text:p>57.928</text:p>
          </table:table-cell>
          <table:table-cell table:number-columns-repeated="6"/>
          <table:table-cell office:value-type="float" office:value="307.769" calcext:value-type="float">
            <text:p>307.769</text:p>
          </table:table-cell>
          <table:table-cell office:value-type="float" office:value="320.618" calcext:value-type="float">
            <text:p>320.618</text:p>
          </table:table-cell>
          <table:table-cell office:value-type="float" office:value="307.161" calcext:value-type="float">
            <text:p>307.161</text:p>
          </table:table-cell>
          <table:table-cell office:value-type="float" office:value="298.753" calcext:value-type="float">
            <text:p>298.753</text:p>
          </table:table-cell>
          <table:table-cell table:number-columns-repeated="16"/>
        </table:table-row>
        <table:table-row table:style-name="ro4">
          <table:table-cell office:value-type="float" office:value="60.862" calcext:value-type="float">
            <text:p>60.862</text:p>
          </table:table-cell>
          <table:table-cell office:value-type="float" office:value="63.299" calcext:value-type="float">
            <text:p>63.299</text:p>
          </table:table-cell>
          <table:table-cell office:value-type="float" office:value="56.026" calcext:value-type="float">
            <text:p>56.026</text:p>
          </table:table-cell>
          <table:table-cell office:value-type="float" office:value="56.208" calcext:value-type="float">
            <text:p>56.208</text:p>
          </table:table-cell>
          <table:table-cell table:number-columns-repeated="6"/>
          <table:table-cell office:value-type="float" office:value="304.261" calcext:value-type="float">
            <text:p>304.261</text:p>
          </table:table-cell>
          <table:table-cell office:value-type="float" office:value="318.605" calcext:value-type="float">
            <text:p>318.605</text:p>
          </table:table-cell>
          <table:table-cell office:value-type="float" office:value="295.761" calcext:value-type="float">
            <text:p>295.761</text:p>
          </table:table-cell>
          <table:table-cell office:value-type="float" office:value="307.694" calcext:value-type="float">
            <text:p>307.694</text:p>
          </table:table-cell>
          <table:table-cell table:number-columns-repeated="16"/>
        </table:table-row>
        <table:table-row table:style-name="ro4">
          <table:table-cell office:value-type="float" office:value="58.356" calcext:value-type="float">
            <text:p>58.356</text:p>
          </table:table-cell>
          <table:table-cell office:value-type="float" office:value="61.055" calcext:value-type="float">
            <text:p>61.055</text:p>
          </table:table-cell>
          <table:table-cell office:value-type="float" office:value="57.054" calcext:value-type="float">
            <text:p>57.054</text:p>
          </table:table-cell>
          <table:table-cell office:value-type="float" office:value="55.391" calcext:value-type="float">
            <text:p>55.391</text:p>
          </table:table-cell>
          <table:table-cell table:number-columns-repeated="6"/>
          <table:table-cell office:value-type="float" office:value="286.082" calcext:value-type="float">
            <text:p>286.082</text:p>
          </table:table-cell>
          <table:table-cell office:value-type="float" office:value="320.543" calcext:value-type="float">
            <text:p>320.543</text:p>
          </table:table-cell>
          <table:table-cell office:value-type="float" office:value="291.375" calcext:value-type="float">
            <text:p>291.375</text:p>
          </table:table-cell>
          <table:table-cell office:value-type="float" office:value="296.726" calcext:value-type="float">
            <text:p>296.726</text:p>
          </table:table-cell>
          <table:table-cell table:number-columns-repeated="16"/>
        </table:table-row>
        <table:table-row table:style-name="ro4">
          <table:table-cell office:value-type="float" office:value="58.921" calcext:value-type="float">
            <text:p>58.921</text:p>
          </table:table-cell>
          <table:table-cell office:value-type="float" office:value="61.737" calcext:value-type="float">
            <text:p>61.737</text:p>
          </table:table-cell>
          <table:table-cell office:value-type="float" office:value="57.6" calcext:value-type="float">
            <text:p>57.6</text:p>
          </table:table-cell>
          <table:table-cell office:value-type="float" office:value="58.943" calcext:value-type="float">
            <text:p>58.943</text:p>
          </table:table-cell>
          <table:table-cell table:number-columns-repeated="6"/>
          <table:table-cell office:value-type="float" office:value="293.76" calcext:value-type="float">
            <text:p>293.76</text:p>
          </table:table-cell>
          <table:table-cell/>
          <table:table-cell office:value-type="float" office:value="311.993" calcext:value-type="float">
            <text:p>311.993</text:p>
          </table:table-cell>
          <table:table-cell office:value-type="float" office:value="297.161" calcext:value-type="float">
            <text:p>297.161</text:p>
          </table:table-cell>
          <table:table-cell table:number-columns-repeated="16"/>
        </table:table-row>
        <table:table-row table:style-name="ro4">
          <table:table-cell office:value-type="float" office:value="58.401" calcext:value-type="float">
            <text:p>58.401</text:p>
          </table:table-cell>
          <table:table-cell office:value-type="float" office:value="62.802" calcext:value-type="float">
            <text:p>62.802</text:p>
          </table:table-cell>
          <table:table-cell office:value-type="float" office:value="58.048" calcext:value-type="float">
            <text:p>58.048</text:p>
          </table:table-cell>
          <table:table-cell office:value-type="float" office:value="58.063" calcext:value-type="float">
            <text:p>58.063</text:p>
          </table:table-cell>
          <table:table-cell table:number-columns-repeated="6"/>
          <table:table-cell office:value-type="float" office:value="297.473" calcext:value-type="float">
            <text:p>297.473</text:p>
          </table:table-cell>
          <table:table-cell office:value-type="float" office:value="329.219" calcext:value-type="float">
            <text:p>329.219</text:p>
          </table:table-cell>
          <table:table-cell office:value-type="float" office:value="297.656" calcext:value-type="float">
            <text:p>297.656</text:p>
          </table:table-cell>
          <table:table-cell office:value-type="float" office:value="294.917" calcext:value-type="float">
            <text:p>294.917</text:p>
          </table:table-cell>
          <table:table-cell table:number-columns-repeated="16"/>
        </table:table-row>
        <table:table-row table:style-name="ro4">
          <table:table-cell office:value-type="float" office:value="59.193" calcext:value-type="float">
            <text:p>59.193</text:p>
          </table:table-cell>
          <table:table-cell office:value-type="float" office:value="61.948" calcext:value-type="float">
            <text:p>61.948</text:p>
          </table:table-cell>
          <table:table-cell office:value-type="float" office:value="58.226" calcext:value-type="float">
            <text:p>58.226</text:p>
          </table:table-cell>
          <table:table-cell office:value-type="float" office:value="57.594" calcext:value-type="float">
            <text:p>57.594</text:p>
          </table:table-cell>
          <table:table-cell table:number-columns-repeated="6"/>
          <table:table-cell office:value-type="float" office:value="298.905" calcext:value-type="float">
            <text:p>298.905</text:p>
          </table:table-cell>
          <table:table-cell office:value-type="float" office:value="324.033" calcext:value-type="float">
            <text:p>324.033</text:p>
          </table:table-cell>
          <table:table-cell/>
          <table:table-cell office:value-type="float" office:value="299.321" calcext:value-type="float">
            <text:p>299.321</text:p>
          </table:table-cell>
          <table:table-cell table:number-columns-repeated="16"/>
        </table:table-row>
        <table:table-row table:style-name="ro4">
          <table:table-cell office:value-type="float" office:value="59.483" calcext:value-type="float">
            <text:p>59.483</text:p>
          </table:table-cell>
          <table:table-cell office:value-type="float" office:value="64.858" calcext:value-type="float">
            <text:p>64.858</text:p>
          </table:table-cell>
          <table:table-cell/>
          <table:table-cell office:value-type="float" office:value="57.603" calcext:value-type="float">
            <text:p>57.603</text:p>
          </table:table-cell>
          <table:table-cell table:number-columns-repeated="6"/>
          <table:table-cell office:value-type="float" office:value="294.221" calcext:value-type="float">
            <text:p>294.221</text:p>
          </table:table-cell>
          <table:table-cell office:value-type="float" office:value="322.514" calcext:value-type="float">
            <text:p>322.514</text:p>
          </table:table-cell>
          <table:table-cell/>
          <table:table-cell office:value-type="float" office:value="313.067" calcext:value-type="float">
            <text:p>313.067</text:p>
          </table:table-cell>
          <table:table-cell table:number-columns-repeated="16"/>
        </table:table-row>
        <table:table-row table:style-name="ro4">
          <table:table-cell office:value-type="float" office:value="59.198" calcext:value-type="float">
            <text:p>59.198</text:p>
          </table:table-cell>
          <table:table-cell office:value-type="float" office:value="63.298" calcext:value-type="float">
            <text:p>63.298</text:p>
          </table:table-cell>
          <table:table-cell office:value-type="float" office:value="55.388" calcext:value-type="float">
            <text:p>55.388</text:p>
          </table:table-cell>
          <table:table-cell office:value-type="float" office:value="60.016" calcext:value-type="float">
            <text:p>60.016</text:p>
          </table:table-cell>
          <table:table-cell table:number-columns-repeated="6"/>
          <table:table-cell office:value-type="float" office:value="303.031" calcext:value-type="float">
            <text:p>303.031</text:p>
          </table:table-cell>
          <table:table-cell/>
          <table:table-cell office:value-type="float" office:value="302.554" calcext:value-type="float">
            <text:p>302.554</text:p>
          </table:table-cell>
          <table:table-cell office:value-type="float" office:value="310.744" calcext:value-type="float">
            <text:p>310.744</text:p>
          </table:table-cell>
          <table:table-cell table:number-columns-repeated="16"/>
        </table:table-row>
        <table:table-row table:style-name="ro4">
          <table:table-cell office:value-type="float" office:value="59.103" calcext:value-type="float">
            <text:p>59.103</text:p>
          </table:table-cell>
          <table:table-cell/>
          <table:table-cell office:value-type="float" office:value="56.521" calcext:value-type="float">
            <text:p>56.521</text:p>
          </table:table-cell>
          <table:table-cell office:value-type="float" office:value="57.446" calcext:value-type="float">
            <text:p>57.446</text:p>
          </table:table-cell>
          <table:table-cell table:number-columns-repeated="6"/>
          <table:table-cell office:value-type="float" office:value="299.702" calcext:value-type="float">
            <text:p>299.702</text:p>
          </table:table-cell>
          <table:table-cell office:value-type="float" office:value="317.864" calcext:value-type="float">
            <text:p>317.864</text:p>
          </table:table-cell>
          <table:table-cell/>
          <table:table-cell office:value-type="float" office:value="294.935" calcext:value-type="float">
            <text:p>294.935</text:p>
          </table:table-cell>
          <table:table-cell table:number-columns-repeated="16"/>
        </table:table-row>
        <table:table-row table:style-name="ro4">
          <table:table-cell office:value-type="float" office:value="58.13" calcext:value-type="float">
            <text:p>58.13</text:p>
          </table:table-cell>
          <table:table-cell office:value-type="float" office:value="63.228" calcext:value-type="float">
            <text:p>63.228</text:p>
          </table:table-cell>
          <table:table-cell office:value-type="float" office:value="57.187" calcext:value-type="float">
            <text:p>57.187</text:p>
          </table:table-cell>
          <table:table-cell office:value-type="float" office:value="59.742" calcext:value-type="float">
            <text:p>59.742</text:p>
          </table:table-cell>
          <table:table-cell table:number-columns-repeated="6"/>
          <table:table-cell office:value-type="float" office:value="300.695" calcext:value-type="float">
            <text:p>300.695</text:p>
          </table:table-cell>
          <table:table-cell/>
          <table:table-cell office:value-type="float" office:value="306.201" calcext:value-type="float">
            <text:p>306.201</text:p>
          </table:table-cell>
          <table:table-cell office:value-type="float" office:value="310.594" calcext:value-type="float">
            <text:p>310.594</text:p>
          </table:table-cell>
          <table:table-cell table:number-columns-repeated="16"/>
        </table:table-row>
        <table:table-row table:style-name="ro4">
          <table:table-cell office:value-type="float" office:value="60.12" calcext:value-type="float">
            <text:p>60.12</text:p>
          </table:table-cell>
          <table:table-cell office:value-type="float" office:value="63.386" calcext:value-type="float">
            <text:p>63.386</text:p>
          </table:table-cell>
          <table:table-cell office:value-type="float" office:value="55.661" calcext:value-type="float">
            <text:p>55.661</text:p>
          </table:table-cell>
          <table:table-cell office:value-type="float" office:value="59.949" calcext:value-type="float">
            <text:p>59.949</text:p>
          </table:table-cell>
          <table:table-cell table:number-columns-repeated="6"/>
          <table:table-cell office:value-type="float" office:value="306.112" calcext:value-type="float">
            <text:p>306.112</text:p>
          </table:table-cell>
          <table:table-cell office:value-type="float" office:value="322.578" calcext:value-type="float">
            <text:p>322.578</text:p>
          </table:table-cell>
          <table:table-cell office:value-type="float" office:value="298.038" calcext:value-type="float">
            <text:p>298.038</text:p>
          </table:table-cell>
          <table:table-cell office:value-type="float" office:value="301.522" calcext:value-type="float">
            <text:p>301.522</text:p>
          </table:table-cell>
          <table:table-cell table:number-columns-repeated="16"/>
        </table:table-row>
        <table:table-row table:style-name="ro4">
          <table:table-cell office:value-type="float" office:value="55.914" calcext:value-type="float">
            <text:p>55.914</text:p>
          </table:table-cell>
          <table:table-cell office:value-type="float" office:value="63.467" calcext:value-type="float">
            <text:p>63.467</text:p>
          </table:table-cell>
          <table:table-cell/>
          <table:table-cell office:value-type="float" office:value="59.873" calcext:value-type="float">
            <text:p>59.873</text:p>
          </table:table-cell>
          <table:table-cell table:number-columns-repeated="6"/>
          <table:table-cell office:value-type="float" office:value="298.079" calcext:value-type="float">
            <text:p>298.079</text:p>
          </table:table-cell>
          <table:table-cell office:value-type="float" office:value="312.776" calcext:value-type="float">
            <text:p>312.776</text:p>
          </table:table-cell>
          <table:table-cell office:value-type="float" office:value="306.882" calcext:value-type="float">
            <text:p>306.882</text:p>
          </table:table-cell>
          <table:table-cell office:value-type="float" office:value="306.613" calcext:value-type="float">
            <text:p>306.613</text:p>
          </table:table-cell>
          <table:table-cell table:number-columns-repeated="16"/>
        </table:table-row>
        <table:table-row table:style-name="ro4">
          <table:table-cell office:value-type="float" office:value="58.525" calcext:value-type="float">
            <text:p>58.525</text:p>
          </table:table-cell>
          <table:table-cell office:value-type="float" office:value="62.32" calcext:value-type="float">
            <text:p>62.32</text:p>
          </table:table-cell>
          <table:table-cell office:value-type="float" office:value="54.548" calcext:value-type="float">
            <text:p>54.548</text:p>
          </table:table-cell>
          <table:table-cell office:value-type="float" office:value="60.507" calcext:value-type="float">
            <text:p>60.507</text:p>
          </table:table-cell>
          <table:table-cell table:number-columns-repeated="6"/>
          <table:table-cell office:value-type="float" office:value="296.989" calcext:value-type="float">
            <text:p>296.989</text:p>
          </table:table-cell>
          <table:table-cell office:value-type="float" office:value="325.277" calcext:value-type="float">
            <text:p>325.277</text:p>
          </table:table-cell>
          <table:table-cell office:value-type="float" office:value="309.214" calcext:value-type="float">
            <text:p>309.214</text:p>
          </table:table-cell>
          <table:table-cell table:number-columns-repeated="17"/>
        </table:table-row>
        <table:table-row table:style-name="ro4">
          <table:table-cell office:value-type="float" office:value="58.531" calcext:value-type="float">
            <text:p>58.531</text:p>
          </table:table-cell>
          <table:table-cell office:value-type="float" office:value="60.198" calcext:value-type="float">
            <text:p>60.198</text:p>
          </table:table-cell>
          <table:table-cell office:value-type="float" office:value="56.894" calcext:value-type="float">
            <text:p>56.894</text:p>
          </table:table-cell>
          <table:table-cell office:value-type="float" office:value="56.228" calcext:value-type="float">
            <text:p>56.228</text:p>
          </table:table-cell>
          <table:table-cell table:number-columns-repeated="6"/>
          <table:table-cell office:value-type="float" office:value="302.621" calcext:value-type="float">
            <text:p>302.621</text:p>
          </table:table-cell>
          <table:table-cell office:value-type="float" office:value="324.933" calcext:value-type="float">
            <text:p>324.933</text:p>
          </table:table-cell>
          <table:table-cell office:value-type="float" office:value="303.669" calcext:value-type="float">
            <text:p>303.669</text:p>
          </table:table-cell>
          <table:table-cell office:value-type="float" office:value="295.47" calcext:value-type="float">
            <text:p>295.47</text:p>
          </table:table-cell>
          <table:table-cell table:number-columns-repeated="16"/>
        </table:table-row>
        <table:table-row table:style-name="ro4">
          <table:table-cell office:value-type="float" office:value="59.434" calcext:value-type="float">
            <text:p>59.434</text:p>
          </table:table-cell>
          <table:table-cell/>
          <table:table-cell office:value-type="float" office:value="56.301" calcext:value-type="float">
            <text:p>56.301</text:p>
          </table:table-cell>
          <table:table-cell office:value-type="float" office:value="56.846" calcext:value-type="float">
            <text:p>56.846</text:p>
          </table:table-cell>
          <table:table-cell table:number-columns-repeated="6"/>
          <table:table-cell office:value-type="float" office:value="302.079" calcext:value-type="float">
            <text:p>302.079</text:p>
          </table:table-cell>
          <table:table-cell/>
          <table:table-cell office:value-type="float" office:value="292.291" calcext:value-type="float">
            <text:p>292.291</text:p>
          </table:table-cell>
          <table:table-cell office:value-type="float" office:value="292.254" calcext:value-type="float">
            <text:p>292.254</text:p>
          </table:table-cell>
          <table:table-cell table:number-columns-repeated="16"/>
        </table:table-row>
        <table:table-row table:style-name="ro4">
          <table:table-cell office:value-type="float" office:value="58.791" calcext:value-type="float">
            <text:p>58.791</text:p>
          </table:table-cell>
          <table:table-cell office:value-type="float" office:value="63.611" calcext:value-type="float">
            <text:p>63.611</text:p>
          </table:table-cell>
          <table:table-cell office:value-type="float" office:value="58.143" calcext:value-type="float">
            <text:p>58.143</text:p>
          </table:table-cell>
          <table:table-cell office:value-type="float" office:value="57.858" calcext:value-type="float">
            <text:p>57.858</text:p>
          </table:table-cell>
          <table:table-cell table:number-columns-repeated="6"/>
          <table:table-cell office:value-type="float" office:value="293.679" calcext:value-type="float">
            <text:p>293.679</text:p>
          </table:table-cell>
          <table:table-cell office:value-type="float" office:value="319.272" calcext:value-type="float">
            <text:p>319.272</text:p>
          </table:table-cell>
          <table:table-cell office:value-type="float" office:value="303.657" calcext:value-type="float">
            <text:p>303.657</text:p>
          </table:table-cell>
          <table:table-cell office:value-type="float" office:value="309.108" calcext:value-type="float">
            <text:p>309.108</text:p>
          </table:table-cell>
          <table:table-cell table:number-columns-repeated="16"/>
        </table:table-row>
        <table:table-row table:style-name="ro4">
          <table:table-cell office:value-type="float" office:value="58.688" calcext:value-type="float">
            <text:p>58.688</text:p>
          </table:table-cell>
          <table:table-cell office:value-type="float" office:value="61.237" calcext:value-type="float">
            <text:p>61.237</text:p>
          </table:table-cell>
          <table:table-cell office:value-type="float" office:value="58.992" calcext:value-type="float">
            <text:p>58.992</text:p>
          </table:table-cell>
          <table:table-cell office:value-type="float" office:value="57.385" calcext:value-type="float">
            <text:p>57.385</text:p>
          </table:table-cell>
          <table:table-cell table:style-name="ce16"/>
          <table:table-cell table:style-name="ce19" table:number-columns-repeated="5"/>
          <table:table-cell office:value-type="float" office:value="305.584" calcext:value-type="float">
            <text:p>305.584</text:p>
          </table:table-cell>
          <table:table-cell/>
          <table:table-cell office:value-type="float" office:value="300.776" calcext:value-type="float">
            <text:p>300.776</text:p>
          </table:table-cell>
          <table:table-cell office:value-type="float" office:value="301.774" calcext:value-type="float">
            <text:p>301.77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.592" calcext:value-type="float">
            <text:p>5.592</text:p>
          </table:table-cell>
          <table:table-cell/>
          <table:table-cell office:value-type="float" office:value="3.295" calcext:value-type="float">
            <text:p>3.295</text:p>
          </table:table-cell>
          <table:table-cell office:value-type="float" office:value="5.408" calcext:value-type="float">
            <text:p>5.40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8" table:formula="of:=COUNT([.B59:.B108])" office:value-type="float" office:value="39" calcext:value-type="float">
            <text:p>39</text:p>
          </table:table-cell>
          <table:table-cell table:style-name="Default" table:formula="of:=COUNT([.C59:.C108])" office:value-type="float" office:value="35" calcext:value-type="float">
            <text:p>35</text:p>
          </table:table-cell>
          <table:table-cell table:style-name="ce8" table:formula="of:=COUNT([.D59:.D108])" office:value-type="float" office:value="47" calcext:value-type="float">
            <text:p>47</text:p>
          </table:table-cell>
          <table:table-cell table:style-name="Default"/>
          <table:table-cell office:value-type="float" office:value="59.332" calcext:value-type="float">
            <text:p>59.332</text:p>
          </table:table-cell>
          <table:table-cell/>
          <table:table-cell office:value-type="float" office:value="38.182" calcext:value-type="float">
            <text:p>38.182</text:p>
          </table:table-cell>
          <table:table-cell office:value-type="float" office:value="52.968" calcext:value-type="float">
            <text:p>52.9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8" table:formula="of:=COUNT([.L59:.L108])" office:value-type="float" office:value="39" calcext:value-type="float">
            <text:p>39</text:p>
          </table:table-cell>
          <table:table-cell table:style-name="Default" table:formula="of:=COUNT([.M59:.M108])" office:value-type="float" office:value="35" calcext:value-type="float">
            <text:p>35</text:p>
          </table:table-cell>
          <table:table-cell table:style-name="ce8" table:formula="of:=COUNT([.N59:.N108])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5.645" calcext:value-type="float">
            <text:p>5.645</text:p>
          </table:table-cell>
          <table:table-cell office:value-type="float" office:value="6.344" calcext:value-type="float">
            <text:p>6.344</text:p>
          </table:table-cell>
          <table:table-cell office:value-type="float" office:value="3.837" calcext:value-type="float">
            <text:p>3.837</text:p>
          </table:table-cell>
          <table:table-cell office:value-type="float" office:value="5.174" calcext:value-type="float">
            <text:p>5.17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float" office:value="5.78994" calcext:value-type="float">
            <text:p>5.78994</text:p>
          </table:table-cell>
          <table:table-cell table:style-name="ce20" table:formula="of:=AVERAGE([.B59:.B108])" office:value-type="float" office:value="6.38789743589744" calcext:value-type="float">
            <text:p>6.3878974359</text:p>
          </table:table-cell>
          <table:table-cell table:style-name="ce17" table:formula="of:=AVERAGE([.C59:.C108])" office:value-type="float" office:value="3.3376" calcext:value-type="float">
            <text:p>3.3376</text:p>
          </table:table-cell>
          <table:table-cell table:style-name="ce20" table:formula="of:=AVERAGE([.D59:.D108])" office:value-type="float" office:value="5.25021276595745" calcext:value-type="float">
            <text:p>5.250212766</text:p>
          </table:table-cell>
          <table:table-cell table:style-name="Default"/>
          <table:table-cell office:value-type="float" office:value="71.161" calcext:value-type="float">
            <text:p>71.161</text:p>
          </table:table-cell>
          <table:table-cell office:value-type="float" office:value="60.438" calcext:value-type="float">
            <text:p>60.438</text:p>
          </table:table-cell>
          <table:table-cell office:value-type="float" office:value="36.088" calcext:value-type="float">
            <text:p>36.088</text:p>
          </table:table-cell>
          <table:table-cell office:value-type="float" office:value="53.262" calcext:value-type="float">
            <text:p>53.26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float" office:value="64.36442" calcext:value-type="float">
            <text:p>64.36442</text:p>
          </table:table-cell>
          <table:table-cell table:style-name="ce20" table:formula="of:=AVERAGE([.L59:.L108])" office:value-type="float" office:value="64.7795384615385" calcext:value-type="float">
            <text:p>64.7795384615</text:p>
          </table:table-cell>
          <table:table-cell table:style-name="ce17" table:formula="of:=AVERAGE([.M59:.M108])" office:value-type="float" office:value="39.6119714285714" calcext:value-type="float">
            <text:p>39.6119714286</text:p>
          </table:table-cell>
          <table:table-cell table:style-name="ce20" table:formula="of:=AVERAGE([.N59:.N108])" office:value-type="float" office:value="54.1535744680851" calcext:value-type="float">
            <text:p>54.1535744681</text:p>
          </table:table-cell>
          <table:table-cell table:number-columns-repeated="11"/>
        </table:table-row>
        <table:table-row table:style-name="ro4">
          <table:table-cell office:value-type="float" office:value="5.453" calcext:value-type="float">
            <text:p>5.453</text:p>
          </table:table-cell>
          <table:table-cell office:value-type="float" office:value="6.335" calcext:value-type="float">
            <text:p>6.335</text:p>
          </table:table-cell>
          <table:table-cell office:value-type="float" office:value="3.413" calcext:value-type="float">
            <text:p>3.413</text:p>
          </table:table-cell>
          <table:table-cell office:value-type="float" office:value="5.04" calcext:value-type="float">
            <text:p>5.0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0.0832518534693877" calcext:value-type="float">
            <text:p>0.0832518535</text:p>
          </table:table-cell>
          <table:table-cell table:style-name="ce8" table:formula="of:=VAR([.B59:.B108])" office:value-type="float" office:value="0.0258240418353576" calcext:value-type="float">
            <text:p>0.0258240418</text:p>
          </table:table-cell>
          <table:table-cell table:style-name="Default" table:formula="of:=VAR([.C59:.C108])" office:value-type="float" office:value="0.028603894117647" calcext:value-type="float">
            <text:p>0.0286038941</text:p>
          </table:table-cell>
          <table:table-cell table:style-name="ce8" table:formula="of:=VAR([.D59:.D108])" office:value-type="float" office:value="0.0423840841813136" calcext:value-type="float">
            <text:p>0.0423840842</text:p>
          </table:table-cell>
          <table:table-cell table:style-name="Default"/>
          <table:table-cell office:value-type="float" office:value="63.142" calcext:value-type="float">
            <text:p>63.142</text:p>
          </table:table-cell>
          <table:table-cell office:value-type="float" office:value="71.853" calcext:value-type="float">
            <text:p>71.853</text:p>
          </table:table-cell>
          <table:table-cell office:value-type="float" office:value="35.919" calcext:value-type="float">
            <text:p>35.919</text:p>
          </table:table-cell>
          <table:table-cell office:value-type="float" office:value="53.233" calcext:value-type="float">
            <text:p>53.23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9.27623645265306" calcext:value-type="float">
            <text:p>9.2762364527</text:p>
          </table:table-cell>
          <table:table-cell table:style-name="ce8" table:formula="of:=VAR([.L59:.L108])" office:value-type="float" office:value="23.6874356761133" calcext:value-type="float">
            <text:p>23.6874356761</text:p>
          </table:table-cell>
          <table:table-cell table:style-name="Default" table:formula="of:=VAR([.M59:.M108])" office:value-type="float" office:value="5.78116320504202" calcext:value-type="float">
            <text:p>5.781163205</text:p>
          </table:table-cell>
          <table:table-cell table:style-name="ce8" table:formula="of:=VAR([.N59:.N108])" office:value-type="float" office:value="16.4744545975948" calcext:value-type="float">
            <text:p>16.4744545976</text:p>
          </table:table-cell>
          <table:table-cell table:number-columns-repeated="11"/>
        </table:table-row>
        <table:table-row table:style-name="ro4">
          <table:table-cell office:value-type="float" office:value="5.883" calcext:value-type="float">
            <text:p>5.883</text:p>
          </table:table-cell>
          <table:table-cell office:value-type="float" office:value="6.166" calcext:value-type="float">
            <text:p>6.166</text:p>
          </table:table-cell>
          <table:table-cell/>
          <table:table-cell office:value-type="float" office:value="5.514" calcext:value-type="float">
            <text:p>5.5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0408048657562766" calcext:value-type="float">
            <text:p>0.0408048658</text:p>
          </table:table-cell>
          <table:table-cell table:style-name="ce8" table:formula="of:=SQRT([.G61]/[.G59])" office:value-type="float" office:value="0.0257323710305779" calcext:value-type="float">
            <text:p>0.025732371</text:p>
          </table:table-cell>
          <table:table-cell table:style-name="Default" table:formula="of:=SQRT([.H61]/[.H59])" office:value-type="float" office:value="0.0285876567358547" calcext:value-type="float">
            <text:p>0.0285876567</text:p>
          </table:table-cell>
          <table:table-cell table:style-name="ce8" table:formula="of:=SQRT([.I61]/[.I59])" office:value-type="float" office:value="0.030029802282638" calcext:value-type="float">
            <text:p>0.0300298023</text:p>
          </table:table-cell>
          <table:table-cell table:style-name="Default"/>
          <table:table-cell office:value-type="float" office:value="62.957" calcext:value-type="float">
            <text:p>62.957</text:p>
          </table:table-cell>
          <table:table-cell office:value-type="float" office:value="65.34" calcext:value-type="float">
            <text:p>65.34</text:p>
          </table:table-cell>
          <table:table-cell/>
          <table:table-cell office:value-type="float" office:value="59.256" calcext:value-type="float">
            <text:p>59.25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0.430725816562069" calcext:value-type="float">
            <text:p>0.4307258166</text:p>
          </table:table-cell>
          <table:table-cell table:style-name="ce8" table:formula="of:=SQRT([.Q61]/[.Q59])" office:value-type="float" office:value="0.779339557279988" calcext:value-type="float">
            <text:p>0.7793395573</text:p>
          </table:table-cell>
          <table:table-cell table:style-name="Default" table:formula="of:=SQRT([.R61]/[.R59])" office:value-type="float" office:value="0.406418616173803" calcext:value-type="float">
            <text:p>0.4064186162</text:p>
          </table:table-cell>
          <table:table-cell table:style-name="ce8" table:formula="of:=SQRT([.S61]/[.S59])" office:value-type="float" office:value="0.592047557707254" calcext:value-type="float">
            <text:p>0.5920475577</text:p>
          </table:table-cell>
          <table:table-cell table:number-columns-repeated="11"/>
        </table:table-row>
        <table:table-row table:style-name="ro4">
          <table:table-cell office:value-type="float" office:value="5.461" calcext:value-type="float">
            <text:p>5.461</text:p>
          </table:table-cell>
          <table:table-cell office:value-type="float" office:value="6.364" calcext:value-type="float">
            <text:p>6.364</text:p>
          </table:table-cell>
          <table:table-cell/>
          <table:table-cell office:value-type="float" office:value="5.306" calcext:value-type="float">
            <text:p>5.30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8" table:formula="of:=[.G59]-1" office:value-type="float" office:value="38" calcext:value-type="float">
            <text:p>38</text:p>
          </table:table-cell>
          <table:table-cell table:style-name="Default" table:formula="of:=[.H59]-1" office:value-type="float" office:value="34" calcext:value-type="float">
            <text:p>34</text:p>
          </table:table-cell>
          <table:table-cell table:style-name="ce8" table:formula="of:=[.I59]-1" office:value-type="float" office:value="46" calcext:value-type="float">
            <text:p>46</text:p>
          </table:table-cell>
          <table:table-cell table:style-name="Default"/>
          <table:table-cell office:value-type="float" office:value="64.189" calcext:value-type="float">
            <text:p>64.189</text:p>
          </table:table-cell>
          <table:table-cell office:value-type="float" office:value="66.552" calcext:value-type="float">
            <text:p>66.552</text:p>
          </table:table-cell>
          <table:table-cell/>
          <table:table-cell office:value-type="float" office:value="55.158" calcext:value-type="float">
            <text:p>55.15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8" table:formula="of:=[.Q59]-1" office:value-type="float" office:value="38" calcext:value-type="float">
            <text:p>38</text:p>
          </table:table-cell>
          <table:table-cell table:style-name="Default" table:formula="of:=[.R59]-1" office:value-type="float" office:value="34" calcext:value-type="float">
            <text:p>34</text:p>
          </table:table-cell>
          <table:table-cell table:style-name="ce8" table:formula="of:=[.S59]-1" office:value-type="float" office:value="46" calcext:value-type="float">
            <text:p>46</text:p>
          </table:table-cell>
          <table:table-cell table:number-columns-repeated="11"/>
        </table:table-row>
        <table:table-row table:style-name="ro4">
          <table:table-cell office:value-type="float" office:value="5.578" calcext:value-type="float">
            <text:p>5.578</text:p>
          </table:table-cell>
          <table:table-cell office:value-type="float" office:value="6.239" calcext:value-type="float">
            <text:p>6.239</text:p>
          </table:table-cell>
          <table:table-cell/>
          <table:table-cell office:value-type="float" office:value="5.142" calcext:value-type="float">
            <text:p>5.1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8" table:formula="of:=TINV(0.05;[.G63])" office:value-type="float" office:value="2.02439416391197" calcext:value-type="float">
            <text:p>2.0243941639</text:p>
          </table:table-cell>
          <table:table-cell table:style-name="Default" table:formula="of:=TINV(0.05;[.H63])" office:value-type="float" office:value="2.03224450931772" calcext:value-type="float">
            <text:p>2.0322445093</text:p>
          </table:table-cell>
          <table:table-cell table:style-name="ce8" table:formula="of:=TINV(0.05;[.I63])" office:value-type="float" office:value="2.01289559891943" calcext:value-type="float">
            <text:p>2.0128955989</text:p>
          </table:table-cell>
          <table:table-cell table:style-name="Default"/>
          <table:table-cell office:value-type="float" office:value="65.535" calcext:value-type="float">
            <text:p>65.535</text:p>
          </table:table-cell>
          <table:table-cell office:value-type="float" office:value="67.323" calcext:value-type="float">
            <text:p>67.323</text:p>
          </table:table-cell>
          <table:table-cell/>
          <table:table-cell office:value-type="float" office:value="47.777" calcext:value-type="float">
            <text:p>47.77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8" table:formula="of:=TINV(0.05;[.Q63])" office:value-type="float" office:value="2.02439416391197" calcext:value-type="float">
            <text:p>2.0243941639</text:p>
          </table:table-cell>
          <table:table-cell table:style-name="Default" table:formula="of:=TINV(0.05;[.R63])" office:value-type="float" office:value="2.03224450931772" calcext:value-type="float">
            <text:p>2.0322445093</text:p>
          </table:table-cell>
          <table:table-cell table:style-name="ce8" table:formula="of:=TINV(0.05;[.S63])" office:value-type="float" office:value="2.01289559891943" calcext:value-type="float">
            <text:p>2.0128955989</text:p>
          </table:table-cell>
          <table:table-cell table:number-columns-repeated="11"/>
        </table:table-row>
        <table:table-row table:style-name="ro4">
          <table:table-cell office:value-type="float" office:value="5.621" calcext:value-type="float">
            <text:p>5.621</text:p>
          </table:table-cell>
          <table:table-cell office:value-type="float" office:value="6.107" calcext:value-type="float">
            <text:p>6.107</text:p>
          </table:table-cell>
          <table:table-cell office:value-type="float" office:value="3.449" calcext:value-type="float">
            <text:p>3.449</text:p>
          </table:table-cell>
          <table:table-cell office:value-type="float" office:value="5.257" calcext:value-type="float">
            <text:p>5.25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float" office:value="0.0820004477781963" calcext:value-type="float">
            <text:p>0.0820004478</text:p>
          </table:table-cell>
          <table:table-cell table:style-name="ce20" table:formula="of:=([.G64]*[.G62])" office:value-type="float" office:value="0.0520924617379193" calcext:value-type="float">
            <text:p>0.0520924617</text:p>
          </table:table-cell>
          <table:table-cell table:style-name="ce17" table:formula="of:=([.H64]*[.H62])" office:value-type="float" office:value="0.0580971084357004" calcext:value-type="float">
            <text:p>0.0580971084</text:p>
          </table:table-cell>
          <table:table-cell table:style-name="ce20" table:formula="of:=([.I64]*[.I62])" office:value-type="float" office:value="0.0604468568511427" calcext:value-type="float">
            <text:p>0.0604468569</text:p>
          </table:table-cell>
          <table:table-cell table:style-name="ce17"/>
          <table:table-cell office:value-type="float" office:value="60.403" calcext:value-type="float">
            <text:p>60.403</text:p>
          </table:table-cell>
          <table:table-cell office:value-type="float" office:value="68.04" calcext:value-type="float">
            <text:p>68.04</text:p>
          </table:table-cell>
          <table:table-cell office:value-type="float" office:value="36.205" calcext:value-type="float">
            <text:p>36.205</text:p>
          </table:table-cell>
          <table:table-cell office:value-type="float" office:value="58.83" calcext:value-type="float">
            <text:p>58.8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float" office:value="0.865575934955405" calcext:value-type="float">
            <text:p>0.865575935</text:p>
          </table:table-cell>
          <table:table-cell table:style-name="ce20" table:formula="of:=([.Q64]*[.Q62])" office:value-type="float" office:value="1.57769045146335" calcext:value-type="float">
            <text:p>1.5776904515</text:p>
          </table:table-cell>
          <table:table-cell table:style-name="ce17" table:formula="of:=([.R64]*[.R62])" office:value-type="float" office:value="0.825942001203717" calcext:value-type="float">
            <text:p>0.8259420012</text:p>
          </table:table-cell>
          <table:table-cell table:style-name="ce20" table:formula="of:=([.S64]*[.S62])" office:value-type="float" office:value="1.19172992325993" calcext:value-type="float">
            <text:p>1.1917299233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odeload;5.78994;0.0820004477781963;6.38789743589744;0.0520924617379193;3.3376;0.0580971084357004;5.25021276595745;0.0604468568511427;64.36442;0.865575934955405;64.7795384615385;1.57769045146335;39.6119714285714;0.825942001203717;54.1535744680851;1.19172992325993" calcext:value-type="string">
            <text:p>codeload;5.78994;0.0820004477781963;6.38789743589744;0.0520924617379193;3.3376;0.0580971084357004;5.25021276595745;0.0604468568511427;64.36442;0.865575934955405;64.7795384615385;1.57769045146335;39.6119714285714;0.825942001203717;54.1535744680851;1.19172992325993</text:p>
          </table:table-cell>
          <table:table-cell table:number-columns-repeated="9"/>
        </table:table-row>
        <table:table-row table:style-name="ro4">
          <table:table-cell office:value-type="float" office:value="5.529" calcext:value-type="float">
            <text:p>5.529</text:p>
          </table:table-cell>
          <table:table-cell office:value-type="float" office:value="6.255" calcext:value-type="float">
            <text:p>6.255</text:p>
          </table:table-cell>
          <table:table-cell/>
          <table:table-cell office:value-type="float" office:value="5.558" calcext:value-type="float">
            <text:p>5.558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141625729762651" calcext:value-type="percentage">
            <text:p>1.42%</text:p>
          </table:table-cell>
          <table:table-cell table:formula="of:=[.G65]/[.G60]" office:value-type="percentage" office:value="0.0081548682114369" calcext:value-type="percentage">
            <text:p>0.82%</text:p>
          </table:table-cell>
          <table:table-cell table:formula="of:=[.H65]/[.H60]" office:value-type="percentage" office:value="0.0174068517604567" calcext:value-type="percentage">
            <text:p>1.74%</text:p>
          </table:table-cell>
          <table:table-cell table:formula="of:=[.I65]/[.I60]" office:value-type="percentage" office:value="0.0115132204247192" calcext:value-type="percentage">
            <text:p>1.15%</text:p>
          </table:table-cell>
          <table:table-cell/>
          <table:table-cell office:value-type="float" office:value="62.067" calcext:value-type="float">
            <text:p>62.067</text:p>
          </table:table-cell>
          <table:table-cell office:value-type="float" office:value="63.533" calcext:value-type="float">
            <text:p>63.533</text:p>
          </table:table-cell>
          <table:table-cell/>
          <table:table-cell office:value-type="float" office:value="60.705" calcext:value-type="float">
            <text:p>60.705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134480499467781" calcext:value-type="percentage">
            <text:p>1.34%</text:p>
          </table:table-cell>
          <table:table-cell table:formula="of:=[.Q65]/[.Q60]" office:value-type="percentage" office:value="0.0243547652381017" calcext:value-type="percentage">
            <text:p>2.44%</text:p>
          </table:table-cell>
          <table:table-cell table:formula="of:=[.R65]/[.R60]" office:value-type="percentage" office:value="0.0208508178567447" calcext:value-type="percentage">
            <text:p>2.09%</text:p>
          </table:table-cell>
          <table:table-cell table:formula="of:=[.S65]/[.S60]" office:value-type="percentage" office:value="0.0220064868287182" calcext:value-type="percentage">
            <text:p>2.20%</text:p>
          </table:table-cell>
          <table:table-cell table:number-columns-repeated="11"/>
        </table:table-row>
        <table:table-row table:style-name="ro4">
          <table:table-cell office:value-type="float" office:value="5.56" calcext:value-type="float">
            <text:p>5.56</text:p>
          </table:table-cell>
          <table:table-cell table:number-columns-repeated="2"/>
          <table:table-cell office:value-type="float" office:value="5.532" calcext:value-type="float">
            <text:p>5.532</text:p>
          </table:table-cell>
          <table:table-cell table:number-columns-repeated="6"/>
          <table:table-cell office:value-type="float" office:value="64.324" calcext:value-type="float">
            <text:p>64.324</text:p>
          </table:table-cell>
          <table:table-cell table:number-columns-repeated="2"/>
          <table:table-cell office:value-type="float" office:value="55.073" calcext:value-type="float">
            <text:p>55.073</text:p>
          </table:table-cell>
          <table:table-cell table:number-columns-repeated="16"/>
        </table:table-row>
        <table:table-row table:style-name="ro4">
          <table:table-cell office:value-type="float" office:value="5.642" calcext:value-type="float">
            <text:p>5.642</text:p>
          </table:table-cell>
          <table:table-cell office:value-type="float" office:value="6.525" calcext:value-type="float">
            <text:p>6.525</text:p>
          </table:table-cell>
          <table:table-cell office:value-type="float" office:value="3.351" calcext:value-type="float">
            <text:p>3.351</text:p>
          </table:table-cell>
          <table:table-cell office:value-type="float" office:value="5.268" calcext:value-type="float">
            <text:p>5.26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0.103275238758508" calcext:value-type="percentage">
            <text:p>10.33%</text:p>
          </table:table-cell>
          <table:table-cell table:style-name="ce21" table:formula="of:=([.H60]-[.F60])/[.F60]" office:value-type="percentage" office:value="-0.423551884820914" calcext:value-type="percentage">
            <text:p>-42.36%</text:p>
          </table:table-cell>
          <table:table-cell table:style-name="ce21" table:formula="of:=([.I60]-[.F60])/[.F60]" office:value-type="percentage" office:value="-0.0932181048581768" calcext:value-type="percentage">
            <text:p>-09.32%</text:p>
          </table:table-cell>
          <table:table-cell/>
          <table:table-cell office:value-type="float" office:value="63.16" calcext:value-type="float">
            <text:p>63.16</text:p>
          </table:table-cell>
          <table:table-cell office:value-type="float" office:value="68.771" calcext:value-type="float">
            <text:p>68.771</text:p>
          </table:table-cell>
          <table:table-cell office:value-type="float" office:value="37.157" calcext:value-type="float">
            <text:p>37.157</text:p>
          </table:table-cell>
          <table:table-cell office:value-type="float" office:value="56.073" calcext:value-type="float">
            <text:p>56.0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0.0064495020935244" calcext:value-type="percentage">
            <text:p>00.64%</text:p>
          </table:table-cell>
          <table:table-cell table:style-name="ce27" table:formula="of:=([.R60]-[.P60])/[.P60]" office:value-type="percentage" office:value="-0.384567258920822" calcext:value-type="percentage">
            <text:p>-38.46%</text:p>
          </table:table-cell>
          <table:table-cell table:style-name="ce27" table:formula="of:=([.S60]-[.P60])/[.P60]" office:value-type="percentage" office:value="-0.158641148819719" calcext:value-type="percentage">
            <text:p>-15.86%</text:p>
          </table:table-cell>
          <table:table-cell table:number-columns-repeated="11"/>
        </table:table-row>
        <table:table-row table:style-name="ro4">
          <table:table-cell office:value-type="float" office:value="5.548" calcext:value-type="float">
            <text:p>5.548</text:p>
          </table:table-cell>
          <table:table-cell/>
          <table:table-cell office:value-type="float" office:value="3.568" calcext:value-type="float">
            <text:p>3.568</text:p>
          </table:table-cell>
          <table:table-cell office:value-type="float" office:value="5.132" calcext:value-type="float">
            <text:p>5.132</text:p>
          </table:table-cell>
          <table:table-cell table:number-columns-repeated="6"/>
          <table:table-cell office:value-type="float" office:value="60.875" calcext:value-type="float">
            <text:p>60.875</text:p>
          </table:table-cell>
          <table:table-cell/>
          <table:table-cell office:value-type="float" office:value="41.483" calcext:value-type="float">
            <text:p>41.483</text:p>
          </table:table-cell>
          <table:table-cell office:value-type="float" office:value="48.16" calcext:value-type="float">
            <text:p>48.16</text:p>
          </table:table-cell>
          <table:table-cell table:number-columns-repeated="16"/>
        </table:table-row>
        <table:table-row table:style-name="ro4">
          <table:table-cell office:value-type="float" office:value="5.587" calcext:value-type="float">
            <text:p>5.587</text:p>
          </table:table-cell>
          <table:table-cell office:value-type="float" office:value="6.617" calcext:value-type="float">
            <text:p>6.617</text:p>
          </table:table-cell>
          <table:table-cell/>
          <table:table-cell office:value-type="float" office:value="5.64" calcext:value-type="float">
            <text:p>5.64</text:p>
          </table:table-cell>
          <table:table-cell table:number-columns-repeated="6"/>
          <table:table-cell office:value-type="float" office:value="65.142" calcext:value-type="float">
            <text:p>65.142</text:p>
          </table:table-cell>
          <table:table-cell office:value-type="float" office:value="62.507" calcext:value-type="float">
            <text:p>62.507</text:p>
          </table:table-cell>
          <table:table-cell/>
          <table:table-cell office:value-type="float" office:value="49.782" calcext:value-type="float">
            <text:p>49.782</text:p>
          </table:table-cell>
          <table:table-cell table:number-columns-repeated="16"/>
        </table:table-row>
        <table:table-row table:style-name="ro4">
          <table:table-cell office:value-type="float" office:value="5.834" calcext:value-type="float">
            <text:p>5.834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5.279" calcext:value-type="float">
            <text:p>5.279</text:p>
          </table:table-cell>
          <table:table-cell table:number-columns-repeated="6"/>
          <table:table-cell office:value-type="float" office:value="66.888" calcext:value-type="float">
            <text:p>66.888</text:p>
          </table:table-cell>
          <table:table-cell office:value-type="float" office:value="69.906" calcext:value-type="float">
            <text:p>69.906</text:p>
          </table:table-cell>
          <table:table-cell/>
          <table:table-cell office:value-type="float" office:value="55.027" calcext:value-type="float">
            <text:p>55.027</text:p>
          </table:table-cell>
          <table:table-cell table:number-columns-repeated="16"/>
        </table:table-row>
        <table:table-row table:style-name="ro4">
          <table:table-cell office:value-type="float" office:value="6.094" calcext:value-type="float">
            <text:p>6.094</text:p>
          </table:table-cell>
          <table:table-cell office:value-type="float" office:value="6.343" calcext:value-type="float">
            <text:p>6.343</text:p>
          </table:table-cell>
          <table:table-cell office:value-type="float" office:value="3.244" calcext:value-type="float">
            <text:p>3.244</text:p>
          </table:table-cell>
          <table:table-cell office:value-type="float" office:value="5.263" calcext:value-type="float">
            <text:p>5.263</text:p>
          </table:table-cell>
          <table:table-cell table:number-columns-repeated="6"/>
          <table:table-cell office:value-type="float" office:value="65.912" calcext:value-type="float">
            <text:p>65.912</text:p>
          </table:table-cell>
          <table:table-cell office:value-type="float" office:value="66.472" calcext:value-type="float">
            <text:p>66.472</text:p>
          </table:table-cell>
          <table:table-cell office:value-type="float" office:value="41.204" calcext:value-type="float">
            <text:p>41.204</text:p>
          </table:table-cell>
          <table:table-cell office:value-type="float" office:value="59.936" calcext:value-type="float">
            <text:p>59.936</text:p>
          </table:table-cell>
          <table:table-cell table:number-columns-repeated="16"/>
        </table:table-row>
        <table:table-row table:style-name="ro4">
          <table:table-cell office:value-type="float" office:value="5.475" calcext:value-type="float">
            <text:p>5.475</text:p>
          </table:table-cell>
          <table:table-cell office:value-type="float" office:value="6.333" calcext:value-type="float">
            <text:p>6.333</text:p>
          </table:table-cell>
          <table:table-cell office:value-type="float" office:value="3.719" calcext:value-type="float">
            <text:p>3.719</text:p>
          </table:table-cell>
          <table:table-cell office:value-type="float" office:value="5.399" calcext:value-type="float">
            <text:p>5.399</text:p>
          </table:table-cell>
          <table:table-cell table:number-columns-repeated="6"/>
          <table:table-cell office:value-type="float" office:value="69.409" calcext:value-type="float">
            <text:p>69.409</text:p>
          </table:table-cell>
          <table:table-cell office:value-type="float" office:value="58.708" calcext:value-type="float">
            <text:p>58.708</text:p>
          </table:table-cell>
          <table:table-cell office:value-type="float" office:value="42.492" calcext:value-type="float">
            <text:p>42.492</text:p>
          </table:table-cell>
          <table:table-cell office:value-type="float" office:value="57.351" calcext:value-type="float">
            <text:p>57.351</text:p>
          </table:table-cell>
          <table:table-cell table:number-columns-repeated="16"/>
        </table:table-row>
        <table:table-row table:style-name="ro4">
          <table:table-cell office:value-type="float" office:value="5.549" calcext:value-type="float">
            <text:p>5.549</text:p>
          </table:table-cell>
          <table:table-cell office:value-type="float" office:value="6.606" calcext:value-type="float">
            <text:p>6.606</text:p>
          </table:table-cell>
          <table:table-cell office:value-type="float" office:value="3.393" calcext:value-type="float">
            <text:p>3.393</text:p>
          </table:table-cell>
          <table:table-cell table:number-columns-repeated="7"/>
          <table:table-cell office:value-type="float" office:value="59.871" calcext:value-type="float">
            <text:p>59.871</text:p>
          </table:table-cell>
          <table:table-cell office:value-type="float" office:value="57.779" calcext:value-type="float">
            <text:p>57.779</text:p>
          </table:table-cell>
          <table:table-cell office:value-type="float" office:value="40.837" calcext:value-type="float">
            <text:p>40.837</text:p>
          </table:table-cell>
          <table:table-cell table:number-columns-repeated="17"/>
        </table:table-row>
        <table:table-row table:style-name="ro4">
          <table:table-cell office:value-type="float" office:value="6.02" calcext:value-type="float">
            <text:p>6.02</text:p>
          </table:table-cell>
          <table:table-cell/>
          <table:table-cell office:value-type="float" office:value="3.205" calcext:value-type="float">
            <text:p>3.205</text:p>
          </table:table-cell>
          <table:table-cell office:value-type="float" office:value="6.086" calcext:value-type="float">
            <text:p>6.086</text:p>
          </table:table-cell>
          <table:table-cell table:number-columns-repeated="6"/>
          <table:table-cell office:value-type="float" office:value="65.841" calcext:value-type="float">
            <text:p>65.841</text:p>
          </table:table-cell>
          <table:table-cell/>
          <table:table-cell office:value-type="float" office:value="37.381" calcext:value-type="float">
            <text:p>37.381</text:p>
          </table:table-cell>
          <table:table-cell office:value-type="float" office:value="63.302" calcext:value-type="float">
            <text:p>63.302</text:p>
          </table:table-cell>
          <table:table-cell table:number-columns-repeated="16"/>
        </table:table-row>
        <table:table-row table:style-name="ro4">
          <table:table-cell office:value-type="float" office:value="5.575" calcext:value-type="float">
            <text:p>5.575</text:p>
          </table:table-cell>
          <table:table-cell office:value-type="float" office:value="6.558" calcext:value-type="float">
            <text:p>6.558</text:p>
          </table:table-cell>
          <table:table-cell office:value-type="float" office:value="3.353" calcext:value-type="float">
            <text:p>3.353</text:p>
          </table:table-cell>
          <table:table-cell office:value-type="float" office:value="5.348" calcext:value-type="float">
            <text:p>5.348</text:p>
          </table:table-cell>
          <table:table-cell table:number-columns-repeated="6"/>
          <table:table-cell office:value-type="float" office:value="68.425" calcext:value-type="float">
            <text:p>68.425</text:p>
          </table:table-cell>
          <table:table-cell office:value-type="float" office:value="63.254" calcext:value-type="float">
            <text:p>63.254</text:p>
          </table:table-cell>
          <table:table-cell office:value-type="float" office:value="43.741" calcext:value-type="float">
            <text:p>43.741</text:p>
          </table:table-cell>
          <table:table-cell office:value-type="float" office:value="53.841" calcext:value-type="float">
            <text:p>53.841</text:p>
          </table:table-cell>
          <table:table-cell table:number-columns-repeated="16"/>
        </table:table-row>
        <table:table-row table:style-name="ro4">
          <table:table-cell office:value-type="float" office:value="5.925" calcext:value-type="float">
            <text:p>5.925</text:p>
          </table:table-cell>
          <table:table-cell office:value-type="float" office:value="6.37" calcext:value-type="float">
            <text:p>6.37</text:p>
          </table:table-cell>
          <table:table-cell/>
          <table:table-cell office:value-type="float" office:value="5.096" calcext:value-type="float">
            <text:p>5.096</text:p>
          </table:table-cell>
          <table:table-cell table:number-columns-repeated="6"/>
          <table:table-cell office:value-type="float" office:value="60.407" calcext:value-type="float">
            <text:p>60.407</text:p>
          </table:table-cell>
          <table:table-cell office:value-type="float" office:value="66.212" calcext:value-type="float">
            <text:p>66.212</text:p>
          </table:table-cell>
          <table:table-cell/>
          <table:table-cell office:value-type="float" office:value="52.956" calcext:value-type="float">
            <text:p>52.956</text:p>
          </table:table-cell>
          <table:table-cell table:number-columns-repeated="16"/>
        </table:table-row>
        <table:table-row table:style-name="ro4">
          <table:table-cell office:value-type="float" office:value="5.705" calcext:value-type="float">
            <text:p>5.705</text:p>
          </table:table-cell>
          <table:table-cell/>
          <table:table-cell office:value-type="float" office:value="3.114" calcext:value-type="float">
            <text:p>3.114</text:p>
          </table:table-cell>
          <table:table-cell office:value-type="float" office:value="5.251" calcext:value-type="float">
            <text:p>5.251</text:p>
          </table:table-cell>
          <table:table-cell table:number-columns-repeated="6"/>
          <table:table-cell office:value-type="float" office:value="68.064" calcext:value-type="float">
            <text:p>68.064</text:p>
          </table:table-cell>
          <table:table-cell/>
          <table:table-cell office:value-type="float" office:value="41.089" calcext:value-type="float">
            <text:p>41.089</text:p>
          </table:table-cell>
          <table:table-cell office:value-type="float" office:value="60.617" calcext:value-type="float">
            <text:p>60.617</text:p>
          </table:table-cell>
          <table:table-cell table:number-columns-repeated="16"/>
        </table:table-row>
        <table:table-row table:style-name="ro4">
          <table:table-cell office:value-type="float" office:value="6.14" calcext:value-type="float">
            <text:p>6.14</text:p>
          </table:table-cell>
          <table:table-cell/>
          <table:table-cell office:value-type="float" office:value="3.149" calcext:value-type="float">
            <text:p>3.149</text:p>
          </table:table-cell>
          <table:table-cell office:value-type="float" office:value="5.057" calcext:value-type="float">
            <text:p>5.057</text:p>
          </table:table-cell>
          <table:table-cell table:number-columns-repeated="6"/>
          <table:table-cell office:value-type="float" office:value="67.05" calcext:value-type="float">
            <text:p>67.05</text:p>
          </table:table-cell>
          <table:table-cell/>
          <table:table-cell office:value-type="float" office:value="41.737" calcext:value-type="float">
            <text:p>41.737</text:p>
          </table:table-cell>
          <table:table-cell office:value-type="float" office:value="51.429" calcext:value-type="float">
            <text:p>51.429</text:p>
          </table:table-cell>
          <table:table-cell table:number-columns-repeated="16"/>
        </table:table-row>
        <table:table-row table:style-name="ro4">
          <table:table-cell office:value-type="float" office:value="5.833" calcext:value-type="float">
            <text:p>5.833</text:p>
          </table:table-cell>
          <table:table-cell office:value-type="float" office:value="6.387" calcext:value-type="float">
            <text:p>6.387</text:p>
          </table:table-cell>
          <table:table-cell office:value-type="float" office:value="3.067" calcext:value-type="float">
            <text:p>3.067</text:p>
          </table:table-cell>
          <table:table-cell office:value-type="float" office:value="5.455" calcext:value-type="float">
            <text:p>5.455</text:p>
          </table:table-cell>
          <table:table-cell table:number-columns-repeated="6"/>
          <table:table-cell office:value-type="float" office:value="62.372" calcext:value-type="float">
            <text:p>62.372</text:p>
          </table:table-cell>
          <table:table-cell office:value-type="float" office:value="68.469" calcext:value-type="float">
            <text:p>68.469</text:p>
          </table:table-cell>
          <table:table-cell office:value-type="float" office:value="38.846" calcext:value-type="float">
            <text:p>38.846</text:p>
          </table:table-cell>
          <table:table-cell office:value-type="float" office:value="52.506" calcext:value-type="float">
            <text:p>52.506</text:p>
          </table:table-cell>
          <table:table-cell table:number-columns-repeated="16"/>
        </table:table-row>
        <table:table-row table:style-name="ro4">
          <table:table-cell office:value-type="float" office:value="5.868" calcext:value-type="float">
            <text:p>5.868</text:p>
          </table:table-cell>
          <table:table-cell office:value-type="float" office:value="6.293" calcext:value-type="float">
            <text:p>6.293</text:p>
          </table:table-cell>
          <table:table-cell office:value-type="float" office:value="3.352" calcext:value-type="float">
            <text:p>3.352</text:p>
          </table:table-cell>
          <table:table-cell office:value-type="float" office:value="5.031" calcext:value-type="float">
            <text:p>5.031</text:p>
          </table:table-cell>
          <table:table-cell table:number-columns-repeated="6"/>
          <table:table-cell office:value-type="float" office:value="63.539" calcext:value-type="float">
            <text:p>63.539</text:p>
          </table:table-cell>
          <table:table-cell office:value-type="float" office:value="64.323" calcext:value-type="float">
            <text:p>64.323</text:p>
          </table:table-cell>
          <table:table-cell office:value-type="float" office:value="37.126" calcext:value-type="float">
            <text:p>37.126</text:p>
          </table:table-cell>
          <table:table-cell office:value-type="float" office:value="52.618" calcext:value-type="float">
            <text:p>52.618</text:p>
          </table:table-cell>
          <table:table-cell table:number-columns-repeated="16"/>
        </table:table-row>
        <table:table-row table:style-name="ro4">
          <table:table-cell office:value-type="float" office:value="5.767" calcext:value-type="float">
            <text:p>5.767</text:p>
          </table:table-cell>
          <table:table-cell office:value-type="float" office:value="6.342" calcext:value-type="float">
            <text:p>6.342</text:p>
          </table:table-cell>
          <table:table-cell office:value-type="float" office:value="3.223" calcext:value-type="float">
            <text:p>3.223</text:p>
          </table:table-cell>
          <table:table-cell office:value-type="float" office:value="4.975" calcext:value-type="float">
            <text:p>4.975</text:p>
          </table:table-cell>
          <table:table-cell table:number-columns-repeated="6"/>
          <table:table-cell office:value-type="float" office:value="59.695" calcext:value-type="float">
            <text:p>59.695</text:p>
          </table:table-cell>
          <table:table-cell office:value-type="float" office:value="79.963" calcext:value-type="float">
            <text:p>79.963</text:p>
          </table:table-cell>
          <table:table-cell office:value-type="float" office:value="39.524" calcext:value-type="float">
            <text:p>39.524</text:p>
          </table:table-cell>
          <table:table-cell office:value-type="float" office:value="53.907" calcext:value-type="float">
            <text:p>53.907</text:p>
          </table:table-cell>
          <table:table-cell table:number-columns-repeated="16"/>
        </table:table-row>
        <table:table-row table:style-name="ro4">
          <table:table-cell office:value-type="float" office:value="5.817" calcext:value-type="float">
            <text:p>5.817</text:p>
          </table:table-cell>
          <table:table-cell/>
          <table:table-cell office:value-type="float" office:value="3.287" calcext:value-type="float">
            <text:p>3.287</text:p>
          </table:table-cell>
          <table:table-cell office:value-type="float" office:value="5.384" calcext:value-type="float">
            <text:p>5.384</text:p>
          </table:table-cell>
          <table:table-cell table:number-columns-repeated="6"/>
          <table:table-cell office:value-type="float" office:value="57.005" calcext:value-type="float">
            <text:p>57.005</text:p>
          </table:table-cell>
          <table:table-cell/>
          <table:table-cell office:value-type="float" office:value="38.809" calcext:value-type="float">
            <text:p>38.809</text:p>
          </table:table-cell>
          <table:table-cell office:value-type="float" office:value="51.795" calcext:value-type="float">
            <text:p>51.795</text:p>
          </table:table-cell>
          <table:table-cell table:number-columns-repeated="16"/>
        </table:table-row>
        <table:table-row table:style-name="ro4">
          <table:table-cell office:value-type="float" office:value="5.888" calcext:value-type="float">
            <text:p>5.888</text:p>
          </table:table-cell>
          <table:table-cell office:value-type="float" office:value="6.611" calcext:value-type="float">
            <text:p>6.611</text:p>
          </table:table-cell>
          <table:table-cell/>
          <table:table-cell office:value-type="float" office:value="5.145" calcext:value-type="float">
            <text:p>5.145</text:p>
          </table:table-cell>
          <table:table-cell table:number-columns-repeated="6"/>
          <table:table-cell office:value-type="float" office:value="67.757" calcext:value-type="float">
            <text:p>67.757</text:p>
          </table:table-cell>
          <table:table-cell office:value-type="float" office:value="61.063" calcext:value-type="float">
            <text:p>61.063</text:p>
          </table:table-cell>
          <table:table-cell/>
          <table:table-cell office:value-type="float" office:value="52.958" calcext:value-type="float">
            <text:p>52.958</text:p>
          </table:table-cell>
          <table:table-cell table:number-columns-repeated="16"/>
        </table:table-row>
        <table:table-row table:style-name="ro4">
          <table:table-cell office:value-type="float" office:value="5.534" calcext:value-type="float">
            <text:p>5.534</text:p>
          </table:table-cell>
          <table:table-cell office:value-type="float" office:value="6.251" calcext:value-type="float">
            <text:p>6.251</text:p>
          </table:table-cell>
          <table:table-cell office:value-type="float" office:value="3.549" calcext:value-type="float">
            <text:p>3.549</text:p>
          </table:table-cell>
          <table:table-cell office:value-type="float" office:value="5.159" calcext:value-type="float">
            <text:p>5.159</text:p>
          </table:table-cell>
          <table:table-cell table:number-columns-repeated="6"/>
          <table:table-cell office:value-type="float" office:value="64.831" calcext:value-type="float">
            <text:p>64.831</text:p>
          </table:table-cell>
          <table:table-cell office:value-type="float" office:value="60.503" calcext:value-type="float">
            <text:p>60.503</text:p>
          </table:table-cell>
          <table:table-cell office:value-type="float" office:value="39.688" calcext:value-type="float">
            <text:p>39.688</text:p>
          </table:table-cell>
          <table:table-cell office:value-type="float" office:value="51.926" calcext:value-type="float">
            <text:p>51.926</text:p>
          </table:table-cell>
          <table:table-cell table:number-columns-repeated="16"/>
        </table:table-row>
        <table:table-row table:style-name="ro4">
          <table:table-cell office:value-type="float" office:value="5.587" calcext:value-type="float">
            <text:p>5.587</text:p>
          </table:table-cell>
          <table:table-cell/>
          <table:table-cell office:value-type="float" office:value="3.213" calcext:value-type="float">
            <text:p>3.213</text:p>
          </table:table-cell>
          <table:table-cell office:value-type="float" office:value="5.139" calcext:value-type="float">
            <text:p>5.139</text:p>
          </table:table-cell>
          <table:table-cell table:number-columns-repeated="6"/>
          <table:table-cell office:value-type="float" office:value="62.632" calcext:value-type="float">
            <text:p>62.632</text:p>
          </table:table-cell>
          <table:table-cell/>
          <table:table-cell office:value-type="float" office:value="38.768" calcext:value-type="float">
            <text:p>38.768</text:p>
          </table:table-cell>
          <table:table-cell office:value-type="float" office:value="55.117" calcext:value-type="float">
            <text:p>55.117</text:p>
          </table:table-cell>
          <table:table-cell table:number-columns-repeated="16"/>
        </table:table-row>
        <table:table-row table:style-name="ro4">
          <table:table-cell office:value-type="float" office:value="5.513" calcext:value-type="float">
            <text:p>5.513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float" office:value="5.378" calcext:value-type="float">
            <text:p>5.378</text:p>
          </table:table-cell>
          <table:table-cell table:number-columns-repeated="6"/>
          <table:table-cell office:value-type="float" office:value="63.288" calcext:value-type="float">
            <text:p>63.288</text:p>
          </table:table-cell>
          <table:table-cell office:value-type="float" office:value="58.758" calcext:value-type="float">
            <text:p>58.758</text:p>
          </table:table-cell>
          <table:table-cell/>
          <table:table-cell office:value-type="float" office:value="48.502" calcext:value-type="float">
            <text:p>48.502</text:p>
          </table:table-cell>
          <table:table-cell table:number-columns-repeated="16"/>
        </table:table-row>
        <table:table-row table:style-name="ro4">
          <table:table-cell office:value-type="float" office:value="5.699" calcext:value-type="float">
            <text:p>5.699</text:p>
          </table:table-cell>
          <table:table-cell/>
          <table:table-cell office:value-type="float" office:value="3.126" calcext:value-type="float">
            <text:p>3.126</text:p>
          </table:table-cell>
          <table:table-cell table:number-columns-repeated="7"/>
          <table:table-cell office:value-type="float" office:value="63.542" calcext:value-type="float">
            <text:p>63.542</text:p>
          </table:table-cell>
          <table:table-cell/>
          <table:table-cell office:value-type="float" office:value="38.221" calcext:value-type="float">
            <text:p>38.221</text:p>
          </table:table-cell>
          <table:table-cell table:number-columns-repeated="17"/>
        </table:table-row>
        <table:table-row table:style-name="ro4">
          <table:table-cell office:value-type="float" office:value="6.074" calcext:value-type="float">
            <text:p>6.074</text:p>
          </table:table-cell>
          <table:table-cell office:value-type="float" office:value="6.398" calcext:value-type="float">
            <text:p>6.398</text:p>
          </table:table-cell>
          <table:table-cell office:value-type="float" office:value="3.466" calcext:value-type="float">
            <text:p>3.466</text:p>
          </table:table-cell>
          <table:table-cell office:value-type="float" office:value="5.4" calcext:value-type="float">
            <text:p>5.4</text:p>
          </table:table-cell>
          <table:table-cell table:number-columns-repeated="6"/>
          <table:table-cell office:value-type="float" office:value="65.078" calcext:value-type="float">
            <text:p>65.078</text:p>
          </table:table-cell>
          <table:table-cell office:value-type="float" office:value="62.519" calcext:value-type="float">
            <text:p>62.519</text:p>
          </table:table-cell>
          <table:table-cell office:value-type="float" office:value="37.648" calcext:value-type="float">
            <text:p>37.648</text:p>
          </table:table-cell>
          <table:table-cell office:value-type="float" office:value="53.63" calcext:value-type="float">
            <text:p>53.63</text:p>
          </table:table-cell>
          <table:table-cell table:number-columns-repeated="16"/>
        </table:table-row>
        <table:table-row table:style-name="ro4">
          <table:table-cell office:value-type="float" office:value="6.008" calcext:value-type="float">
            <text:p>6.008</text:p>
          </table:table-cell>
          <table:table-cell office:value-type="float" office:value="6.363" calcext:value-type="float">
            <text:p>6.363</text:p>
          </table:table-cell>
          <table:table-cell office:value-type="float" office:value="3.358" calcext:value-type="float">
            <text:p>3.358</text:p>
          </table:table-cell>
          <table:table-cell office:value-type="float" office:value="5.156" calcext:value-type="float">
            <text:p>5.156</text:p>
          </table:table-cell>
          <table:table-cell table:number-columns-repeated="6"/>
          <table:table-cell office:value-type="float" office:value="62.863" calcext:value-type="float">
            <text:p>62.863</text:p>
          </table:table-cell>
          <table:table-cell office:value-type="float" office:value="69.465" calcext:value-type="float">
            <text:p>69.465</text:p>
          </table:table-cell>
          <table:table-cell office:value-type="float" office:value="40.31" calcext:value-type="float">
            <text:p>40.31</text:p>
          </table:table-cell>
          <table:table-cell office:value-type="float" office:value="49.208" calcext:value-type="float">
            <text:p>49.208</text:p>
          </table:table-cell>
          <table:table-cell table:number-columns-repeated="16"/>
        </table:table-row>
        <table:table-row table:style-name="ro4">
          <table:table-cell office:value-type="float" office:value="5.959" calcext:value-type="float">
            <text:p>5.959</text:p>
          </table:table-cell>
          <table:table-cell office:value-type="float" office:value="6.479" calcext:value-type="float">
            <text:p>6.479</text:p>
          </table:table-cell>
          <table:table-cell office:value-type="float" office:value="3.338" calcext:value-type="float">
            <text:p>3.338</text:p>
          </table:table-cell>
          <table:table-cell office:value-type="float" office:value="4.964" calcext:value-type="float">
            <text:p>4.964</text:p>
          </table:table-cell>
          <table:table-cell table:number-columns-repeated="6"/>
          <table:table-cell office:value-type="float" office:value="67.419" calcext:value-type="float">
            <text:p>67.419</text:p>
          </table:table-cell>
          <table:table-cell office:value-type="float" office:value="59.534" calcext:value-type="float">
            <text:p>59.534</text:p>
          </table:table-cell>
          <table:table-cell office:value-type="float" office:value="36.475" calcext:value-type="float">
            <text:p>36.475</text:p>
          </table:table-cell>
          <table:table-cell office:value-type="float" office:value="59.239" calcext:value-type="float">
            <text:p>59.239</text:p>
          </table:table-cell>
          <table:table-cell table:number-columns-repeated="16"/>
        </table:table-row>
        <table:table-row table:style-name="ro4">
          <table:table-cell office:value-type="float" office:value="5.714" calcext:value-type="float">
            <text:p>5.714</text:p>
          </table:table-cell>
          <table:table-cell office:value-type="float" office:value="6.502" calcext:value-type="float">
            <text:p>6.502</text:p>
          </table:table-cell>
          <table:table-cell office:value-type="float" office:value="3.459" calcext:value-type="float">
            <text:p>3.459</text:p>
          </table:table-cell>
          <table:table-cell office:value-type="float" office:value="5.057" calcext:value-type="float">
            <text:p>5.057</text:p>
          </table:table-cell>
          <table:table-cell table:number-columns-repeated="6"/>
          <table:table-cell office:value-type="float" office:value="67.957" calcext:value-type="float">
            <text:p>67.957</text:p>
          </table:table-cell>
          <table:table-cell office:value-type="float" office:value="61.156" calcext:value-type="float">
            <text:p>61.156</text:p>
          </table:table-cell>
          <table:table-cell office:value-type="float" office:value="37.388" calcext:value-type="float">
            <text:p>37.388</text:p>
          </table:table-cell>
          <table:table-cell office:value-type="float" office:value="48.854" calcext:value-type="float">
            <text:p>48.854</text:p>
          </table:table-cell>
          <table:table-cell table:number-columns-repeated="16"/>
        </table:table-row>
        <table:table-row table:style-name="ro4">
          <table:table-cell office:value-type="float" office:value="6.599" calcext:value-type="float">
            <text:p>6.599</text:p>
          </table:table-cell>
          <table:table-cell office:value-type="float" office:value="6.401" calcext:value-type="float">
            <text:p>6.401</text:p>
          </table:table-cell>
          <table:table-cell/>
          <table:table-cell office:value-type="float" office:value="5.14" calcext:value-type="float">
            <text:p>5.14</text:p>
          </table:table-cell>
          <table:table-cell table:number-columns-repeated="6"/>
          <table:table-cell office:value-type="float" office:value="61.953" calcext:value-type="float">
            <text:p>61.953</text:p>
          </table:table-cell>
          <table:table-cell office:value-type="float" office:value="69.494" calcext:value-type="float">
            <text:p>69.494</text:p>
          </table:table-cell>
          <table:table-cell/>
          <table:table-cell office:value-type="float" office:value="50.387" calcext:value-type="float">
            <text:p>50.387</text:p>
          </table:table-cell>
          <table:table-cell table:number-columns-repeated="16"/>
        </table:table-row>
        <table:table-row table:style-name="ro4">
          <table:table-cell office:value-type="float" office:value="6.183" calcext:value-type="float">
            <text:p>6.183</text:p>
          </table:table-cell>
          <table:table-cell/>
          <table:table-cell office:value-type="float" office:value="3.281" calcext:value-type="float">
            <text:p>3.281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office:value-type="float" office:value="67.429" calcext:value-type="float">
            <text:p>67.429</text:p>
          </table:table-cell>
          <table:table-cell/>
          <table:table-cell office:value-type="float" office:value="37.556" calcext:value-type="float">
            <text:p>37.556</text:p>
          </table:table-cell>
          <table:table-cell office:value-type="float" office:value="63.919" calcext:value-type="float">
            <text:p>63.919</text:p>
          </table:table-cell>
          <table:table-cell table:number-columns-repeated="16"/>
        </table:table-row>
        <table:table-row table:style-name="ro4">
          <table:table-cell office:value-type="float" office:value="5.874" calcext:value-type="float">
            <text:p>5.874</text:p>
          </table:table-cell>
          <table:table-cell office:value-type="float" office:value="6.47" calcext:value-type="float">
            <text:p>6.47</text:p>
          </table:table-cell>
          <table:table-cell office:value-type="float" office:value="3.488" calcext:value-type="float">
            <text:p>3.488</text:p>
          </table:table-cell>
          <table:table-cell office:value-type="float" office:value="5.143" calcext:value-type="float">
            <text:p>5.143</text:p>
          </table:table-cell>
          <table:table-cell table:number-columns-repeated="6"/>
          <table:table-cell office:value-type="float" office:value="64.94" calcext:value-type="float">
            <text:p>64.94</text:p>
          </table:table-cell>
          <table:table-cell office:value-type="float" office:value="62.051" calcext:value-type="float">
            <text:p>62.051</text:p>
          </table:table-cell>
          <table:table-cell office:value-type="float" office:value="37.607" calcext:value-type="float">
            <text:p>37.607</text:p>
          </table:table-cell>
          <table:table-cell office:value-type="float" office:value="55.301" calcext:value-type="float">
            <text:p>55.301</text:p>
          </table:table-cell>
          <table:table-cell table:number-columns-repeated="16"/>
        </table:table-row>
        <table:table-row table:style-name="ro4">
          <table:table-cell office:value-type="float" office:value="5.373" calcext:value-type="float">
            <text:p>5.373</text:p>
          </table:table-cell>
          <table:table-cell office:value-type="float" office:value="6.625" calcext:value-type="float">
            <text:p>6.625</text:p>
          </table:table-cell>
          <table:table-cell/>
          <table:table-cell office:value-type="float" office:value="5.042" calcext:value-type="float">
            <text:p>5.042</text:p>
          </table:table-cell>
          <table:table-cell table:number-columns-repeated="6"/>
          <table:table-cell office:value-type="float" office:value="63.198" calcext:value-type="float">
            <text:p>63.198</text:p>
          </table:table-cell>
          <table:table-cell office:value-type="float" office:value="70.627" calcext:value-type="float">
            <text:p>70.627</text:p>
          </table:table-cell>
          <table:table-cell/>
          <table:table-cell office:value-type="float" office:value="58.008" calcext:value-type="float">
            <text:p>58.008</text:p>
          </table:table-cell>
          <table:table-cell table:number-columns-repeated="16"/>
        </table:table-row>
        <table:table-row table:style-name="ro4">
          <table:table-cell office:value-type="float" office:value="6.664" calcext:value-type="float">
            <text:p>6.664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5.316" calcext:value-type="float">
            <text:p>5.316</text:p>
          </table:table-cell>
          <table:table-cell table:number-columns-repeated="6"/>
          <table:table-cell office:value-type="float" office:value="68.756" calcext:value-type="float">
            <text:p>68.756</text:p>
          </table:table-cell>
          <table:table-cell office:value-type="float" office:value="62.205" calcext:value-type="float">
            <text:p>62.205</text:p>
          </table:table-cell>
          <table:table-cell/>
          <table:table-cell office:value-type="float" office:value="56.442" calcext:value-type="float">
            <text:p>56.442</text:p>
          </table:table-cell>
          <table:table-cell table:number-columns-repeated="16"/>
        </table:table-row>
        <table:table-row table:style-name="ro4">
          <table:table-cell office:value-type="float" office:value="6.083" calcext:value-type="float">
            <text:p>6.083</text:p>
          </table:table-cell>
          <table:table-cell/>
          <table:table-cell office:value-type="float" office:value="3.359" calcext:value-type="float">
            <text:p>3.359</text:p>
          </table:table-cell>
          <table:table-cell office:value-type="float" office:value="5.207" calcext:value-type="float">
            <text:p>5.207</text:p>
          </table:table-cell>
          <table:table-cell table:number-columns-repeated="6"/>
          <table:table-cell office:value-type="float" office:value="64.082" calcext:value-type="float">
            <text:p>64.082</text:p>
          </table:table-cell>
          <table:table-cell/>
          <table:table-cell office:value-type="float" office:value="39.827" calcext:value-type="float">
            <text:p>39.827</text:p>
          </table:table-cell>
          <table:table-cell office:value-type="float" office:value="53.946" calcext:value-type="float">
            <text:p>53.946</text:p>
          </table:table-cell>
          <table:table-cell table:number-columns-repeated="16"/>
        </table:table-row>
        <table:table-row table:style-name="ro4">
          <table:table-cell office:value-type="float" office:value="5.731" calcext:value-type="float">
            <text:p>5.731</text:p>
          </table:table-cell>
          <table:table-cell office:value-type="float" office:value="6.099" calcext:value-type="float">
            <text:p>6.099</text:p>
          </table:table-cell>
          <table:table-cell office:value-type="float" office:value="3.262" calcext:value-type="float">
            <text:p>3.262</text:p>
          </table:table-cell>
          <table:table-cell office:value-type="float" office:value="5.116" calcext:value-type="float">
            <text:p>5.116</text:p>
          </table:table-cell>
          <table:table-cell table:number-columns-repeated="6"/>
          <table:table-cell office:value-type="float" office:value="63.538" calcext:value-type="float">
            <text:p>63.538</text:p>
          </table:table-cell>
          <table:table-cell office:value-type="float" office:value="54.501" calcext:value-type="float">
            <text:p>54.501</text:p>
          </table:table-cell>
          <table:table-cell office:value-type="float" office:value="41.751" calcext:value-type="float">
            <text:p>41.751</text:p>
          </table:table-cell>
          <table:table-cell office:value-type="float" office:value="57.983" calcext:value-type="float">
            <text:p>57.983</text:p>
          </table:table-cell>
          <table:table-cell table:number-columns-repeated="16"/>
        </table:table-row>
        <table:table-row table:style-name="ro4">
          <table:table-cell office:value-type="float" office:value="5.854" calcext:value-type="float">
            <text:p>5.854</text:p>
          </table:table-cell>
          <table:table-cell office:value-type="float" office:value="6.416" calcext:value-type="float">
            <text:p>6.416</text:p>
          </table:table-cell>
          <table:table-cell office:value-type="float" office:value="3.188" calcext:value-type="float">
            <text:p>3.188</text:p>
          </table:table-cell>
          <table:table-cell office:value-type="float" office:value="5.074" calcext:value-type="float">
            <text:p>5.074</text:p>
          </table:table-cell>
          <table:table-cell table:number-columns-repeated="6"/>
          <table:table-cell office:value-type="float" office:value="66.348" calcext:value-type="float">
            <text:p>66.348</text:p>
          </table:table-cell>
          <table:table-cell office:value-type="float" office:value="64.091" calcext:value-type="float">
            <text:p>64.091</text:p>
          </table:table-cell>
          <table:table-cell office:value-type="float" office:value="41.486" calcext:value-type="float">
            <text:p>41.486</text:p>
          </table:table-cell>
          <table:table-cell office:value-type="float" office:value="52.186" calcext:value-type="float">
            <text:p>52.186</text:p>
          </table:table-cell>
          <table:table-cell table:number-columns-repeated="16"/>
        </table:table-row>
        <table:table-row table:style-name="ro4">
          <table:table-cell office:value-type="float" office:value="5.925" calcext:value-type="float">
            <text:p>5.925</text:p>
          </table:table-cell>
          <table:table-cell office:value-type="float" office:value="6.535" calcext:value-type="float">
            <text:p>6.535</text:p>
          </table:table-cell>
          <table:table-cell/>
          <table:table-cell office:value-type="float" office:value="5.196" calcext:value-type="float">
            <text:p>5.196</text:p>
          </table:table-cell>
          <table:table-cell table:number-columns-repeated="6"/>
          <table:table-cell office:value-type="float" office:value="68.363" calcext:value-type="float">
            <text:p>68.363</text:p>
          </table:table-cell>
          <table:table-cell office:value-type="float" office:value="62.305" calcext:value-type="float">
            <text:p>62.305</text:p>
          </table:table-cell>
          <table:table-cell/>
          <table:table-cell office:value-type="float" office:value="52.752" calcext:value-type="float">
            <text:p>52.752</text:p>
          </table:table-cell>
          <table:table-cell table:number-columns-repeated="16"/>
        </table:table-row>
        <table:table-row table:style-name="ro4">
          <table:table-cell office:value-type="float" office:value="5.867" calcext:value-type="float">
            <text:p>5.867</text:p>
          </table:table-cell>
          <table:table-cell office:value-type="float" office:value="6.141" calcext:value-type="float">
            <text:p>6.141</text:p>
          </table:table-cell>
          <table:table-cell office:value-type="float" office:value="3.5" calcext:value-type="float">
            <text:p>3.5</text:p>
          </table:table-cell>
          <table:table-cell office:value-type="float" office:value="5.064" calcext:value-type="float">
            <text:p>5.064</text:p>
          </table:table-cell>
          <table:table-cell table:number-columns-repeated="6"/>
          <table:table-cell office:value-type="float" office:value="63.872" calcext:value-type="float">
            <text:p>63.872</text:p>
          </table:table-cell>
          <table:table-cell office:value-type="float" office:value="72.753" calcext:value-type="float">
            <text:p>72.753</text:p>
          </table:table-cell>
          <table:table-cell office:value-type="float" office:value="40.3" calcext:value-type="float">
            <text:p>40.3</text:p>
          </table:table-cell>
          <table:table-cell office:value-type="float" office:value="49.258" calcext:value-type="float">
            <text:p>49.258</text:p>
          </table:table-cell>
          <table:table-cell table:number-columns-repeated="16"/>
        </table:table-row>
        <table:table-row table:style-name="ro4">
          <table:table-cell office:value-type="float" office:value="6.385" calcext:value-type="float">
            <text:p>6.385</text:p>
          </table:table-cell>
          <table:table-cell office:value-type="float" office:value="6.143" calcext:value-type="float">
            <text:p>6.143</text:p>
          </table:table-cell>
          <table:table-cell office:value-type="float" office:value="3.28" calcext:value-type="float">
            <text:p>3.28</text:p>
          </table:table-cell>
          <table:table-cell table:number-columns-repeated="7"/>
          <table:table-cell office:value-type="float" office:value="59.513" calcext:value-type="float">
            <text:p>59.513</text:p>
          </table:table-cell>
          <table:table-cell office:value-type="float" office:value="65.025" calcext:value-type="float">
            <text:p>65.025</text:p>
          </table:table-cell>
          <table:table-cell office:value-type="float" office:value="41.516" calcext:value-type="float">
            <text:p>41.516</text:p>
          </table:table-cell>
          <table:table-cell table:number-columns-repeated="17"/>
        </table:table-row>
        <table:table-row table:style-name="ro4">
          <table:table-cell office:value-type="float" office:value="5.451" calcext:value-type="float">
            <text:p>5.451</text:p>
          </table:table-cell>
          <table:table-cell office:value-type="float" office:value="6.415" calcext:value-type="float">
            <text:p>6.415</text:p>
          </table:table-cell>
          <table:table-cell/>
          <table:table-cell office:value-type="float" office:value="5.507" calcext:value-type="float">
            <text:p>5.507</text:p>
          </table:table-cell>
          <table:table-cell table:number-columns-repeated="6"/>
          <table:table-cell office:value-type="float" office:value="65.253" calcext:value-type="float">
            <text:p>65.253</text:p>
          </table:table-cell>
          <table:table-cell office:value-type="float" office:value="64.123" calcext:value-type="float">
            <text:p>64.123</text:p>
          </table:table-cell>
          <table:table-cell/>
          <table:table-cell office:value-type="float" office:value="47.032" calcext:value-type="float">
            <text:p>47.032</text:p>
          </table:table-cell>
          <table:table-cell table:number-columns-repeated="16"/>
        </table:table-row>
        <table:table-row table:style-name="ro4">
          <table:table-cell office:value-type="float" office:value="6.106" calcext:value-type="float">
            <text:p>6.106</text:p>
          </table:table-cell>
          <table:table-cell office:value-type="float" office:value="6.424" calcext:value-type="float">
            <text:p>6.424</text:p>
          </table:table-cell>
          <table:table-cell office:value-type="float" office:value="3.12" calcext:value-type="float">
            <text:p>3.12</text:p>
          </table:table-cell>
          <table:table-cell office:value-type="float" office:value="5.263" calcext:value-type="float">
            <text:p>5.263</text:p>
          </table:table-cell>
          <table:table-cell table:number-columns-repeated="6"/>
          <table:table-cell office:value-type="float" office:value="66.214" calcext:value-type="float">
            <text:p>66.214</text:p>
          </table:table-cell>
          <table:table-cell office:value-type="float" office:value="60.821" calcext:value-type="float">
            <text:p>60.821</text:p>
          </table:table-cell>
          <table:table-cell office:value-type="float" office:value="41.42" calcext:value-type="float">
            <text:p>41.42</text:p>
          </table:table-cell>
          <table:table-cell office:value-type="float" office:value="56.267" calcext:value-type="float">
            <text:p>56.267</text:p>
          </table:table-cell>
          <table:table-cell table:number-columns-repeated="16"/>
        </table:table-row>
        <table:table-row table:style-name="ro4">
          <table:table-cell office:value-type="float" office:value="5.471" calcext:value-type="float">
            <text:p>5.471</text:p>
          </table:table-cell>
          <table:table-cell office:value-type="float" office:value="6.658" calcext:value-type="float">
            <text:p>6.658</text:p>
          </table:table-cell>
          <table:table-cell office:value-type="float" office:value="3.16" calcext:value-type="float">
            <text:p>3.16</text:p>
          </table:table-cell>
          <table:table-cell office:value-type="float" office:value="5.17" calcext:value-type="float">
            <text:p>5.17</text:p>
          </table:table-cell>
          <table:table-cell table:number-columns-repeated="6"/>
          <table:table-cell office:value-type="float" office:value="60.583" calcext:value-type="float">
            <text:p>60.583</text:p>
          </table:table-cell>
          <table:table-cell office:value-type="float" office:value="68.782" calcext:value-type="float">
            <text:p>68.782</text:p>
          </table:table-cell>
          <table:table-cell office:value-type="float" office:value="40.177" calcext:value-type="float">
            <text:p>40.177</text:p>
          </table:table-cell>
          <table:table-cell office:value-type="float" office:value="55.256" calcext:value-type="float">
            <text:p>55.256</text:p>
          </table:table-cell>
          <table:table-cell table:number-columns-repeated="16"/>
        </table:table-row>
        <table:table-row table:style-name="ro4">
          <table:table-cell office:value-type="float" office:value="5.574" calcext:value-type="float">
            <text:p>5.574</text:p>
          </table:table-cell>
          <table:table-cell office:value-type="float" office:value="6.648" calcext:value-type="float">
            <text:p>6.648</text:p>
          </table:table-cell>
          <table:table-cell office:value-type="float" office:value="3.336" calcext:value-type="float">
            <text:p>3.336</text:p>
          </table:table-cell>
          <table:table-cell office:value-type="float" office:value="5.157" calcext:value-type="float">
            <text:p>5.157</text:p>
          </table:table-cell>
          <table:table-cell table:number-columns-repeated="6"/>
          <table:table-cell office:value-type="float" office:value="64.226" calcext:value-type="float">
            <text:p>64.226</text:p>
          </table:table-cell>
          <table:table-cell office:value-type="float" office:value="65.448" calcext:value-type="float">
            <text:p>65.448</text:p>
          </table:table-cell>
          <table:table-cell office:value-type="float" office:value="41.957" calcext:value-type="float">
            <text:p>41.957</text:p>
          </table:table-cell>
          <table:table-cell office:value-type="float" office:value="50.961" calcext:value-type="float">
            <text:p>50.961</text:p>
          </table:table-cell>
          <table:table-cell table:number-columns-repeated="16"/>
        </table:table-row>
        <table:table-row table:style-name="ro4">
          <table:table-cell office:value-type="float" office:value="5.68" calcext:value-type="float">
            <text:p>5.68</text:p>
          </table:table-cell>
          <table:table-cell office:value-type="float" office:value="6.281" calcext:value-type="float">
            <text:p>6.281</text:p>
          </table:table-cell>
          <table:table-cell office:value-type="float" office:value="3.314" calcext:value-type="float">
            <text:p>3.314</text:p>
          </table:table-cell>
          <table:table-cell office:value-type="float" office:value="5.072" calcext:value-type="float">
            <text:p>5.072</text:p>
          </table:table-cell>
          <table:table-cell table:style-name="ce16"/>
          <table:table-cell table:style-name="ce19" table:number-columns-repeated="5"/>
          <table:table-cell office:value-type="float" office:value="67.821" calcext:value-type="float">
            <text:p>67.821</text:p>
          </table:table-cell>
          <table:table-cell office:value-type="float" office:value="61.735" calcext:value-type="float">
            <text:p>61.735</text:p>
          </table:table-cell>
          <table:table-cell office:value-type="float" office:value="46.504" calcext:value-type="float">
            <text:p>46.504</text:p>
          </table:table-cell>
          <table:table-cell office:value-type="float" office:value="50.524" calcext:value-type="float">
            <text:p>50.52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.592" calcext:value-type="float">
            <text:p>5.592</text:p>
          </table:table-cell>
          <table:table-cell/>
          <table:table-cell office:value-type="float" office:value="3.295" calcext:value-type="float">
            <text:p>3.295</text:p>
          </table:table-cell>
          <table:table-cell office:value-type="float" office:value="5.408" calcext:value-type="float">
            <text:p>5.40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39" calcext:value-type="float">
            <text:p>39</text:p>
          </table:table-cell>
          <table:table-cell table:style-name="Default" table:formula="of:=COUNT([.C113:.C162])" office:value-type="float" office:value="35" calcext:value-type="float">
            <text:p>35</text:p>
          </table:table-cell>
          <table:table-cell table:style-name="ce8" table:formula="of:=COUNT([.D113:.D162])" office:value-type="float" office:value="47" calcext:value-type="float">
            <text:p>47</text:p>
          </table:table-cell>
          <table:table-cell table:style-name="Default"/>
          <table:table-cell office:value-type="float" office:value="18.793" calcext:value-type="float">
            <text:p>18.793</text:p>
          </table:table-cell>
          <table:table-cell office:value-type="float" office:value="14.508" calcext:value-type="float">
            <text:p>14.508</text:p>
          </table:table-cell>
          <table:table-cell office:value-type="float" office:value="11.081" calcext:value-type="float">
            <text:p>11.081</text:p>
          </table:table-cell>
          <table:table-cell office:value-type="float" office:value="15.191" calcext:value-type="float">
            <text:p>15.19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45" calcext:value-type="float">
            <text:p>45</text:p>
          </table:table-cell>
          <table:table-cell table:style-name="Default" table:formula="of:=COUNT([.M113:.M162])" office:value-type="float" office:value="47" calcext:value-type="float">
            <text:p>47</text:p>
          </table:table-cell>
          <table:table-cell table:style-name="ce8" table:formula="of:=COUNT([.N113:.N162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.645" calcext:value-type="float">
            <text:p>5.645</text:p>
          </table:table-cell>
          <table:table-cell office:value-type="float" office:value="6.344" calcext:value-type="float">
            <text:p>6.344</text:p>
          </table:table-cell>
          <table:table-cell office:value-type="float" office:value="3.837" calcext:value-type="float">
            <text:p>3.837</text:p>
          </table:table-cell>
          <table:table-cell office:value-type="float" office:value="5.174" calcext:value-type="float">
            <text:p>5.17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5.78994" calcext:value-type="float">
            <text:p>5.78994</text:p>
          </table:table-cell>
          <table:table-cell table:style-name="ce20" table:formula="of:=AVERAGE([.B113:.B162])" office:value-type="float" office:value="6.38789743589744" calcext:value-type="float">
            <text:p>6.3878974359</text:p>
          </table:table-cell>
          <table:table-cell table:style-name="ce17" table:formula="of:=AVERAGE([.C113:.C162])" office:value-type="float" office:value="3.3376" calcext:value-type="float">
            <text:p>3.3376</text:p>
          </table:table-cell>
          <table:table-cell table:style-name="ce20" table:formula="of:=AVERAGE([.D113:.D162])" office:value-type="float" office:value="5.25021276595745" calcext:value-type="float">
            <text:p>5.250212766</text:p>
          </table:table-cell>
          <table:table-cell table:style-name="ce17"/>
          <table:table-cell office:value-type="float" office:value="18.653" calcext:value-type="float">
            <text:p>18.653</text:p>
          </table:table-cell>
          <table:table-cell office:value-type="float" office:value="15.505" calcext:value-type="float">
            <text:p>15.505</text:p>
          </table:table-cell>
          <table:table-cell office:value-type="float" office:value="11.214" calcext:value-type="float">
            <text:p>11.214</text:p>
          </table:table-cell>
          <table:table-cell office:value-type="float" office:value="13.979" calcext:value-type="float">
            <text:p>13.97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8.99774" calcext:value-type="float">
            <text:p>18.99774</text:p>
          </table:table-cell>
          <table:table-cell table:style-name="ce20" table:formula="of:=AVERAGE([.L113:.L162])" office:value-type="float" office:value="16.4453555555556" calcext:value-type="float">
            <text:p>16.4453555556</text:p>
          </table:table-cell>
          <table:table-cell table:style-name="ce17" table:formula="of:=AVERAGE([.M113:.M162])" office:value-type="float" office:value="11.055170212766" calcext:value-type="float">
            <text:p>11.0551702128</text:p>
          </table:table-cell>
          <table:table-cell table:style-name="ce20" table:formula="of:=AVERAGE([.N113:.N162])" office:value-type="float" office:value="14.8288775510204" calcext:value-type="float">
            <text:p>14.828877551</text:p>
          </table:table-cell>
          <table:table-cell table:number-columns-repeated="11"/>
        </table:table-row>
        <table:table-row table:style-name="ro4">
          <table:table-cell office:value-type="float" office:value="5.453" calcext:value-type="float">
            <text:p>5.453</text:p>
          </table:table-cell>
          <table:table-cell office:value-type="float" office:value="6.335" calcext:value-type="float">
            <text:p>6.335</text:p>
          </table:table-cell>
          <table:table-cell office:value-type="float" office:value="3.413" calcext:value-type="float">
            <text:p>3.413</text:p>
          </table:table-cell>
          <table:table-cell office:value-type="float" office:value="5.04" calcext:value-type="float">
            <text:p>5.0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0.0832518534693877" calcext:value-type="float">
            <text:p>0.0832518535</text:p>
          </table:table-cell>
          <table:table-cell table:style-name="ce8" table:formula="of:=VAR([.B113:.B162])" office:value-type="float" office:value="0.0258240418353576" calcext:value-type="float">
            <text:p>0.0258240418</text:p>
          </table:table-cell>
          <table:table-cell table:style-name="Default" table:formula="of:=VAR([.C113:.C162])" office:value-type="float" office:value="0.028603894117647" calcext:value-type="float">
            <text:p>0.0286038941</text:p>
          </table:table-cell>
          <table:table-cell table:style-name="ce8" table:formula="of:=VAR([.D113:.D162])" office:value-type="float" office:value="0.0423840841813136" calcext:value-type="float">
            <text:p>0.0423840842</text:p>
          </table:table-cell>
          <table:table-cell table:style-name="ce17"/>
          <table:table-cell office:value-type="float" office:value="17.798" calcext:value-type="float">
            <text:p>17.798</text:p>
          </table:table-cell>
          <table:table-cell office:value-type="float" office:value="20.413" calcext:value-type="float">
            <text:p>20.413</text:p>
          </table:table-cell>
          <table:table-cell office:value-type="float" office:value="10.192" calcext:value-type="float">
            <text:p>10.192</text:p>
          </table:table-cell>
          <table:table-cell office:value-type="float" office:value="14.79" calcext:value-type="float">
            <text:p>14.7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0.30207950244898" calcext:value-type="float">
            <text:p>0.3020795024</text:p>
          </table:table-cell>
          <table:table-cell table:style-name="ce8" table:formula="of:=VAR([.L113:.L162])" office:value-type="float" office:value="2.17868077979798" calcext:value-type="float">
            <text:p>2.1786807798</text:p>
          </table:table-cell>
          <table:table-cell table:style-name="Default" table:formula="of:=VAR([.M113:.M162])" office:value-type="float" office:value="0.169619361702128" calcext:value-type="float">
            <text:p>0.1696193617</text:p>
          </table:table-cell>
          <table:table-cell table:style-name="ce8" table:formula="of:=VAR([.N113:.N162])" office:value-type="float" office:value="0.590042193027211" calcext:value-type="float">
            <text:p>0.590042193</text:p>
          </table:table-cell>
          <table:table-cell table:number-columns-repeated="11"/>
        </table:table-row>
        <table:table-row table:style-name="ro4">
          <table:table-cell office:value-type="float" office:value="5.883" calcext:value-type="float">
            <text:p>5.883</text:p>
          </table:table-cell>
          <table:table-cell office:value-type="float" office:value="6.166" calcext:value-type="float">
            <text:p>6.166</text:p>
          </table:table-cell>
          <table:table-cell/>
          <table:table-cell office:value-type="float" office:value="5.514" calcext:value-type="float">
            <text:p>5.5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0.0408048657562766" calcext:value-type="float">
            <text:p>0.0408048658</text:p>
          </table:table-cell>
          <table:table-cell table:style-name="ce8" table:formula="of:=SQRT([.G115]/[.G113])" office:value-type="float" office:value="0.0257323710305779" calcext:value-type="float">
            <text:p>0.025732371</text:p>
          </table:table-cell>
          <table:table-cell table:style-name="Default" table:formula="of:=SQRT([.H115]/[.H113])" office:value-type="float" office:value="0.0285876567358547" calcext:value-type="float">
            <text:p>0.0285876567</text:p>
          </table:table-cell>
          <table:table-cell table:style-name="ce8" table:formula="of:=SQRT([.I115]/[.I113])" office:value-type="float" office:value="0.030029802282638" calcext:value-type="float">
            <text:p>0.0300298023</text:p>
          </table:table-cell>
          <table:table-cell table:style-name="ce17"/>
          <table:table-cell office:value-type="float" office:value="19.485" calcext:value-type="float">
            <text:p>19.485</text:p>
          </table:table-cell>
          <table:table-cell office:value-type="float" office:value="17.979" calcext:value-type="float">
            <text:p>17.979</text:p>
          </table:table-cell>
          <table:table-cell/>
          <table:table-cell office:value-type="float" office:value="14.888" calcext:value-type="float">
            <text:p>14.88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0777276659174813" calcext:value-type="float">
            <text:p>0.0777276659</text:p>
          </table:table-cell>
          <table:table-cell table:style-name="ce8" table:formula="of:=SQRT([.Q115]/[.Q113])" office:value-type="float" office:value="0.220034380131731" calcext:value-type="float">
            <text:p>0.2200343801</text:p>
          </table:table-cell>
          <table:table-cell table:style-name="Default" table:formula="of:=SQRT([.R115]/[.R113])" office:value-type="float" office:value="0.0600743088966238" calcext:value-type="float">
            <text:p>0.0600743089</text:p>
          </table:table-cell>
          <table:table-cell table:style-name="ce8" table:formula="of:=SQRT([.S115]/[.S113])" office:value-type="float" office:value="0.109734577088166" calcext:value-type="float">
            <text:p>0.1097345771</text:p>
          </table:table-cell>
          <table:table-cell table:number-columns-repeated="11"/>
        </table:table-row>
        <table:table-row table:style-name="ro4">
          <table:table-cell office:value-type="float" office:value="5.461" calcext:value-type="float">
            <text:p>5.461</text:p>
          </table:table-cell>
          <table:table-cell office:value-type="float" office:value="6.364" calcext:value-type="float">
            <text:p>6.364</text:p>
          </table:table-cell>
          <table:table-cell/>
          <table:table-cell office:value-type="float" office:value="5.306" calcext:value-type="float">
            <text:p>5.30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38" calcext:value-type="float">
            <text:p>38</text:p>
          </table:table-cell>
          <table:table-cell table:style-name="Default" table:formula="of:=[.H113]-1" office:value-type="float" office:value="34" calcext:value-type="float">
            <text:p>34</text:p>
          </table:table-cell>
          <table:table-cell table:style-name="ce8" table:formula="of:=[.I113]-1" office:value-type="float" office:value="46" calcext:value-type="float">
            <text:p>46</text:p>
          </table:table-cell>
          <table:table-cell table:style-name="Default"/>
          <table:table-cell office:value-type="float" office:value="18.576" calcext:value-type="float">
            <text:p>18.576</text:p>
          </table:table-cell>
          <table:table-cell office:value-type="float" office:value="17.815" calcext:value-type="float">
            <text:p>17.815</text:p>
          </table:table-cell>
          <table:table-cell/>
          <table:table-cell office:value-type="float" office:value="14.815" calcext:value-type="float">
            <text:p>14.81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4" calcext:value-type="float">
            <text:p>44</text:p>
          </table:table-cell>
          <table:table-cell table:style-name="Default" table:formula="of:=[.R113]-1" office:value-type="float" office:value="46" calcext:value-type="float">
            <text:p>46</text:p>
          </table:table-cell>
          <table:table-cell table:style-name="ce8" table:formula="of:=[.S113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5.578" calcext:value-type="float">
            <text:p>5.578</text:p>
          </table:table-cell>
          <table:table-cell office:value-type="float" office:value="6.239" calcext:value-type="float">
            <text:p>6.239</text:p>
          </table:table-cell>
          <table:table-cell/>
          <table:table-cell office:value-type="float" office:value="5.142" calcext:value-type="float">
            <text:p>5.1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2439416391197" calcext:value-type="float">
            <text:p>2.0243941639</text:p>
          </table:table-cell>
          <table:table-cell table:style-name="Default" table:formula="of:=TINV(0.05;[.H117])" office:value-type="float" office:value="2.03224450931772" calcext:value-type="float">
            <text:p>2.0322445093</text:p>
          </table:table-cell>
          <table:table-cell table:style-name="ce8" table:formula="of:=TINV(0.05;[.I117])" office:value-type="float" office:value="2.01289559891943" calcext:value-type="float">
            <text:p>2.0128955989</text:p>
          </table:table-cell>
          <table:table-cell table:style-name="Default"/>
          <table:table-cell office:value-type="float" office:value="19.241" calcext:value-type="float">
            <text:p>19.241</text:p>
          </table:table-cell>
          <table:table-cell office:value-type="float" office:value="15.498" calcext:value-type="float">
            <text:p>15.498</text:p>
          </table:table-cell>
          <table:table-cell office:value-type="float" office:value="10.798" calcext:value-type="float">
            <text:p>10.798</text:p>
          </table:table-cell>
          <table:table-cell office:value-type="float" office:value="15.11" calcext:value-type="float">
            <text:p>15.1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1536757444376" calcext:value-type="float">
            <text:p>2.0153675744</text:p>
          </table:table-cell>
          <table:table-cell table:style-name="Default" table:formula="of:=TINV(0.05;[.R117])" office:value-type="float" office:value="2.01289559891943" calcext:value-type="float">
            <text:p>2.0128955989</text:p>
          </table:table-cell>
          <table:table-cell table:style-name="ce8" table:formula="of:=TINV(0.05;[.S117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5.621" calcext:value-type="float">
            <text:p>5.621</text:p>
          </table:table-cell>
          <table:table-cell office:value-type="float" office:value="6.107" calcext:value-type="float">
            <text:p>6.107</text:p>
          </table:table-cell>
          <table:table-cell office:value-type="float" office:value="3.449" calcext:value-type="float">
            <text:p>3.449</text:p>
          </table:table-cell>
          <table:table-cell office:value-type="float" office:value="5.257" calcext:value-type="float">
            <text:p>5.25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0.0820004477781963" calcext:value-type="float">
            <text:p>0.0820004478</text:p>
          </table:table-cell>
          <table:table-cell table:style-name="ce20" table:formula="of:=([.G118]*[.G116])" office:value-type="float" office:value="0.0520924617379193" calcext:value-type="float">
            <text:p>0.0520924617</text:p>
          </table:table-cell>
          <table:table-cell table:style-name="ce17" table:formula="of:=([.H118]*[.H116])" office:value-type="float" office:value="0.0580971084357004" calcext:value-type="float">
            <text:p>0.0580971084</text:p>
          </table:table-cell>
          <table:table-cell table:style-name="ce20" table:formula="of:=([.I118]*[.I116])" office:value-type="float" office:value="0.0604468568511427" calcext:value-type="float">
            <text:p>0.0604468569</text:p>
          </table:table-cell>
          <table:table-cell table:style-name="ce17"/>
          <table:table-cell office:value-type="float" office:value="18.665" calcext:value-type="float">
            <text:p>18.665</text:p>
          </table:table-cell>
          <table:table-cell office:value-type="float" office:value="16.722" calcext:value-type="float">
            <text:p>16.722</text:p>
          </table:table-cell>
          <table:table-cell office:value-type="float" office:value="11.163" calcext:value-type="float">
            <text:p>11.163</text:p>
          </table:table-cell>
          <table:table-cell office:value-type="float" office:value="14.983" calcext:value-type="float">
            <text:p>14.98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0.156199592667625" calcext:value-type="float">
            <text:p>0.1561995927</text:p>
          </table:table-cell>
          <table:table-cell table:style-name="ce20" table:formula="of:=([.Q118]*[.Q116])" office:value-type="float" office:value="0.443450154980324" calcext:value-type="float">
            <text:p>0.443450155</text:p>
          </table:table-cell>
          <table:table-cell table:style-name="ce17" table:formula="of:=([.R118]*[.R116])" office:value-type="float" office:value="0.12092331198614" calcext:value-type="float">
            <text:p>0.120923312</text:p>
          </table:table-cell>
          <table:table-cell table:style-name="ce20" table:formula="of:=([.S118]*[.S116])" office:value-type="float" office:value="0.220636154806662" calcext:value-type="float">
            <text:p>0.2206361548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5.78994;0.0820004477781963;6.38789743589744;0.0520924617379193;3.3376;0.0580971084357004;5.25021276595745;0.0604468568511427;18.99774;0.156199592667625;16.4453555555556;0.443450154980324;11.055170212766;0.12092331198614;14.8288775510204;0.220636154806662" calcext:value-type="string">
            <text:p>crypto;5.78994;0.0820004477781963;6.38789743589744;0.0520924617379193;3.3376;0.0580971084357004;5.25021276595745;0.0604468568511427;18.99774;0.156199592667625;16.4453555555556;0.443450154980324;11.055170212766;0.12092331198614;14.8288775510204;0.220636154806662</text:p>
          </table:table-cell>
          <table:table-cell table:number-columns-repeated="9"/>
        </table:table-row>
        <table:table-row table:style-name="ro4">
          <table:table-cell office:value-type="float" office:value="5.529" calcext:value-type="float">
            <text:p>5.529</text:p>
          </table:table-cell>
          <table:table-cell office:value-type="float" office:value="6.255" calcext:value-type="float">
            <text:p>6.255</text:p>
          </table:table-cell>
          <table:table-cell/>
          <table:table-cell office:value-type="float" office:value="5.558" calcext:value-type="float">
            <text:p>5.558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41625729762651" calcext:value-type="percentage">
            <text:p>1.42%</text:p>
          </table:table-cell>
          <table:table-cell table:formula="of:=[.G119]/[.G114]" office:value-type="percentage" office:value="0.0081548682114369" calcext:value-type="percentage">
            <text:p>0.82%</text:p>
          </table:table-cell>
          <table:table-cell table:formula="of:=[.H119]/[.H114]" office:value-type="percentage" office:value="0.0174068517604567" calcext:value-type="percentage">
            <text:p>1.74%</text:p>
          </table:table-cell>
          <table:table-cell table:formula="of:=[.I119]/[.I114]" office:value-type="percentage" office:value="0.0115132204247192" calcext:value-type="percentage">
            <text:p>1.15%</text:p>
          </table:table-cell>
          <table:table-cell/>
          <table:table-cell office:value-type="float" office:value="19.083" calcext:value-type="float">
            <text:p>19.083</text:p>
          </table:table-cell>
          <table:table-cell office:value-type="float" office:value="14.755" calcext:value-type="float">
            <text:p>14.755</text:p>
          </table:table-cell>
          <table:table-cell office:value-type="float" office:value="11.879" calcext:value-type="float">
            <text:p>11.879</text:p>
          </table:table-cell>
          <table:table-cell office:value-type="float" office:value="16.052" calcext:value-type="float">
            <text:p>16.052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0822200917938791" calcext:value-type="percentage">
            <text:p>0.82%</text:p>
          </table:table-cell>
          <table:table-cell table:formula="of:=[.Q119]/[.Q114]" office:value-type="percentage" office:value="0.0269650694679276" calcext:value-type="percentage">
            <text:p>2.70%</text:p>
          </table:table-cell>
          <table:table-cell table:formula="of:=[.R119]/[.R114]" office:value-type="percentage" office:value="0.0109381682650625" calcext:value-type="percentage">
            <text:p>1.09%</text:p>
          </table:table-cell>
          <table:table-cell table:formula="of:=[.S119]/[.S114]" office:value-type="percentage" office:value="0.0148788169601872" calcext:value-type="percentage">
            <text:p>1.49%</text:p>
          </table:table-cell>
          <table:table-cell table:number-columns-repeated="11"/>
        </table:table-row>
        <table:table-row table:style-name="ro4">
          <table:table-cell office:value-type="float" office:value="5.56" calcext:value-type="float">
            <text:p>5.56</text:p>
          </table:table-cell>
          <table:table-cell table:number-columns-repeated="2"/>
          <table:table-cell office:value-type="float" office:value="5.532" calcext:value-type="float">
            <text:p>5.532</text:p>
          </table:table-cell>
          <table:table-cell table:number-columns-repeated="6"/>
          <table:table-cell office:value-type="float" office:value="17.978" calcext:value-type="float">
            <text:p>17.978</text:p>
          </table:table-cell>
          <table:table-cell office:value-type="float" office:value="16.697" calcext:value-type="float">
            <text:p>16.697</text:p>
          </table:table-cell>
          <table:table-cell/>
          <table:table-cell office:value-type="float" office:value="14.227" calcext:value-type="float">
            <text:p>14.227</text:p>
          </table:table-cell>
          <table:table-cell table:number-columns-repeated="16"/>
        </table:table-row>
        <table:table-row table:style-name="ro4">
          <table:table-cell office:value-type="float" office:value="5.642" calcext:value-type="float">
            <text:p>5.642</text:p>
          </table:table-cell>
          <table:table-cell office:value-type="float" office:value="6.525" calcext:value-type="float">
            <text:p>6.525</text:p>
          </table:table-cell>
          <table:table-cell office:value-type="float" office:value="3.351" calcext:value-type="float">
            <text:p>3.351</text:p>
          </table:table-cell>
          <table:table-cell office:value-type="float" office:value="5.268" calcext:value-type="float">
            <text:p>5.26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0.103275238758508" calcext:value-type="percentage">
            <text:p>10.33%</text:p>
          </table:table-cell>
          <table:table-cell table:style-name="ce21" table:formula="of:=([.H114]-[.F114])/[.F114]" office:value-type="percentage" office:value="-0.423551884820914" calcext:value-type="percentage">
            <text:p>-42.36%</text:p>
          </table:table-cell>
          <table:table-cell table:style-name="ce21" table:formula="of:=([.I114]-[.F114])/[.F114]" office:value-type="percentage" office:value="-0.0932181048581768" calcext:value-type="percentage">
            <text:p>-09.32%</text:p>
          </table:table-cell>
          <table:table-cell/>
          <table:table-cell office:value-type="float" office:value="19.536" calcext:value-type="float">
            <text:p>19.536</text:p>
          </table:table-cell>
          <table:table-cell office:value-type="float" office:value="15.907" calcext:value-type="float">
            <text:p>15.907</text:p>
          </table:table-cell>
          <table:table-cell office:value-type="float" office:value="11.302" calcext:value-type="float">
            <text:p>11.302</text:p>
          </table:table-cell>
          <table:table-cell office:value-type="float" office:value="15.765" calcext:value-type="float">
            <text:p>15.76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-0.134352004209156" calcext:value-type="percentage">
            <text:p>-13.44%</text:p>
          </table:table-cell>
          <table:table-cell table:style-name="ce27" table:formula="of:=([.R114]-[.P114])/[.P114]" office:value-type="percentage" office:value="-0.418079718284072" calcext:value-type="percentage">
            <text:p>-41.81%</text:p>
          </table:table-cell>
          <table:table-cell table:style-name="ce27" table:formula="of:=([.S114]-[.P114])/[.P114]" office:value-type="percentage" office:value="-0.219439914904593" calcext:value-type="percentage">
            <text:p>-21.94%</text:p>
          </table:table-cell>
          <table:table-cell table:number-columns-repeated="11"/>
        </table:table-row>
        <table:table-row table:style-name="ro4">
          <table:table-cell office:value-type="float" office:value="5.548" calcext:value-type="float">
            <text:p>5.548</text:p>
          </table:table-cell>
          <table:table-cell/>
          <table:table-cell office:value-type="float" office:value="3.568" calcext:value-type="float">
            <text:p>3.568</text:p>
          </table:table-cell>
          <table:table-cell office:value-type="float" office:value="5.132" calcext:value-type="float">
            <text:p>5.132</text:p>
          </table:table-cell>
          <table:table-cell table:number-columns-repeated="6"/>
          <table:table-cell office:value-type="float" office:value="18.5" calcext:value-type="float">
            <text:p>18.5</text:p>
          </table:table-cell>
          <table:table-cell office:value-type="float" office:value="16.196" calcext:value-type="float">
            <text:p>16.196</text:p>
          </table:table-cell>
          <table:table-cell office:value-type="float" office:value="11.499" calcext:value-type="float">
            <text:p>11.499</text:p>
          </table:table-cell>
          <table:table-cell office:value-type="float" office:value="15.106" calcext:value-type="float">
            <text:p>15.106</text:p>
          </table:table-cell>
          <table:table-cell table:number-columns-repeated="16"/>
        </table:table-row>
        <table:table-row table:style-name="ro4">
          <table:table-cell office:value-type="float" office:value="5.587" calcext:value-type="float">
            <text:p>5.587</text:p>
          </table:table-cell>
          <table:table-cell office:value-type="float" office:value="6.617" calcext:value-type="float">
            <text:p>6.617</text:p>
          </table:table-cell>
          <table:table-cell/>
          <table:table-cell office:value-type="float" office:value="5.64" calcext:value-type="float">
            <text:p>5.64</text:p>
          </table:table-cell>
          <table:table-cell table:number-columns-repeated="6"/>
          <table:table-cell office:value-type="float" office:value="19.367" calcext:value-type="float">
            <text:p>19.367</text:p>
          </table:table-cell>
          <table:table-cell office:value-type="float" office:value="17.67" calcext:value-type="float">
            <text:p>17.67</text:p>
          </table:table-cell>
          <table:table-cell office:value-type="float" office:value="10.651" calcext:value-type="float">
            <text:p>10.651</text:p>
          </table:table-cell>
          <table:table-cell office:value-type="float" office:value="14.158" calcext:value-type="float">
            <text:p>14.158</text:p>
          </table:table-cell>
          <table:table-cell table:number-columns-repeated="16"/>
        </table:table-row>
        <table:table-row table:style-name="ro4">
          <table:table-cell office:value-type="float" office:value="5.834" calcext:value-type="float">
            <text:p>5.834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5.279" calcext:value-type="float">
            <text:p>5.279</text:p>
          </table:table-cell>
          <table:table-cell table:number-columns-repeated="6"/>
          <table:table-cell office:value-type="float" office:value="18.216" calcext:value-type="float">
            <text:p>18.216</text:p>
          </table:table-cell>
          <table:table-cell office:value-type="float" office:value="15.814" calcext:value-type="float">
            <text:p>15.814</text:p>
          </table:table-cell>
          <table:table-cell office:value-type="float" office:value="11.559" calcext:value-type="float">
            <text:p>11.559</text:p>
          </table:table-cell>
          <table:table-cell office:value-type="float" office:value="14.832" calcext:value-type="float">
            <text:p>14.832</text:p>
          </table:table-cell>
          <table:table-cell table:number-columns-repeated="16"/>
        </table:table-row>
        <table:table-row table:style-name="ro4">
          <table:table-cell office:value-type="float" office:value="6.094" calcext:value-type="float">
            <text:p>6.094</text:p>
          </table:table-cell>
          <table:table-cell office:value-type="float" office:value="6.343" calcext:value-type="float">
            <text:p>6.343</text:p>
          </table:table-cell>
          <table:table-cell office:value-type="float" office:value="3.244" calcext:value-type="float">
            <text:p>3.244</text:p>
          </table:table-cell>
          <table:table-cell office:value-type="float" office:value="5.263" calcext:value-type="float">
            <text:p>5.263</text:p>
          </table:table-cell>
          <table:table-cell table:number-columns-repeated="6"/>
          <table:table-cell office:value-type="float" office:value="19.749" calcext:value-type="float">
            <text:p>19.749</text:p>
          </table:table-cell>
          <table:table-cell office:value-type="float" office:value="15.319" calcext:value-type="float">
            <text:p>15.319</text:p>
          </table:table-cell>
          <table:table-cell office:value-type="float" office:value="10.746" calcext:value-type="float">
            <text:p>10.746</text:p>
          </table:table-cell>
          <table:table-cell office:value-type="float" office:value="13.815" calcext:value-type="float">
            <text:p>13.815</text:p>
          </table:table-cell>
          <table:table-cell table:number-columns-repeated="16"/>
        </table:table-row>
        <table:table-row table:style-name="ro4">
          <table:table-cell office:value-type="float" office:value="5.475" calcext:value-type="float">
            <text:p>5.475</text:p>
          </table:table-cell>
          <table:table-cell office:value-type="float" office:value="6.333" calcext:value-type="float">
            <text:p>6.333</text:p>
          </table:table-cell>
          <table:table-cell office:value-type="float" office:value="3.719" calcext:value-type="float">
            <text:p>3.719</text:p>
          </table:table-cell>
          <table:table-cell office:value-type="float" office:value="5.399" calcext:value-type="float">
            <text:p>5.399</text:p>
          </table:table-cell>
          <table:table-cell table:number-columns-repeated="6"/>
          <table:table-cell office:value-type="float" office:value="18.499" calcext:value-type="float">
            <text:p>18.499</text:p>
          </table:table-cell>
          <table:table-cell office:value-type="float" office:value="16.006" calcext:value-type="float">
            <text:p>16.006</text:p>
          </table:table-cell>
          <table:table-cell office:value-type="float" office:value="10.647" calcext:value-type="float">
            <text:p>10.647</text:p>
          </table:table-cell>
          <table:table-cell office:value-type="float" office:value="15.688" calcext:value-type="float">
            <text:p>15.688</text:p>
          </table:table-cell>
          <table:table-cell table:number-columns-repeated="16"/>
        </table:table-row>
        <table:table-row table:style-name="ro4">
          <table:table-cell office:value-type="float" office:value="5.549" calcext:value-type="float">
            <text:p>5.549</text:p>
          </table:table-cell>
          <table:table-cell office:value-type="float" office:value="6.606" calcext:value-type="float">
            <text:p>6.606</text:p>
          </table:table-cell>
          <table:table-cell office:value-type="float" office:value="3.393" calcext:value-type="float">
            <text:p>3.393</text:p>
          </table:table-cell>
          <table:table-cell table:number-columns-repeated="7"/>
          <table:table-cell office:value-type="float" office:value="18.944" calcext:value-type="float">
            <text:p>18.944</text:p>
          </table:table-cell>
          <table:table-cell office:value-type="float" office:value="15.652" calcext:value-type="float">
            <text:p>15.652</text:p>
          </table:table-cell>
          <table:table-cell office:value-type="float" office:value="11.969" calcext:value-type="float">
            <text:p>11.969</text:p>
          </table:table-cell>
          <table:table-cell office:value-type="float" office:value="13.998" calcext:value-type="float">
            <text:p>13.998</text:p>
          </table:table-cell>
          <table:table-cell table:number-columns-repeated="16"/>
        </table:table-row>
        <table:table-row table:style-name="ro4">
          <table:table-cell office:value-type="float" office:value="6.02" calcext:value-type="float">
            <text:p>6.02</text:p>
          </table:table-cell>
          <table:table-cell/>
          <table:table-cell office:value-type="float" office:value="3.205" calcext:value-type="float">
            <text:p>3.205</text:p>
          </table:table-cell>
          <table:table-cell office:value-type="float" office:value="6.086" calcext:value-type="float">
            <text:p>6.086</text:p>
          </table:table-cell>
          <table:table-cell table:number-columns-repeated="6"/>
          <table:table-cell office:value-type="float" office:value="19.219" calcext:value-type="float">
            <text:p>19.219</text:p>
          </table:table-cell>
          <table:table-cell/>
          <table:table-cell office:value-type="float" office:value="10.65" calcext:value-type="float">
            <text:p>10.65</text:p>
          </table:table-cell>
          <table:table-cell office:value-type="float" office:value="14.574" calcext:value-type="float">
            <text:p>14.574</text:p>
          </table:table-cell>
          <table:table-cell table:number-columns-repeated="16"/>
        </table:table-row>
        <table:table-row table:style-name="ro4">
          <table:table-cell office:value-type="float" office:value="5.575" calcext:value-type="float">
            <text:p>5.575</text:p>
          </table:table-cell>
          <table:table-cell office:value-type="float" office:value="6.558" calcext:value-type="float">
            <text:p>6.558</text:p>
          </table:table-cell>
          <table:table-cell office:value-type="float" office:value="3.353" calcext:value-type="float">
            <text:p>3.353</text:p>
          </table:table-cell>
          <table:table-cell office:value-type="float" office:value="5.348" calcext:value-type="float">
            <text:p>5.348</text:p>
          </table:table-cell>
          <table:table-cell table:number-columns-repeated="6"/>
          <table:table-cell office:value-type="float" office:value="18.927" calcext:value-type="float">
            <text:p>18.927</text:p>
          </table:table-cell>
          <table:table-cell office:value-type="float" office:value="16.416" calcext:value-type="float">
            <text:p>16.416</text:p>
          </table:table-cell>
          <table:table-cell office:value-type="float" office:value="11.313" calcext:value-type="float">
            <text:p>11.313</text:p>
          </table:table-cell>
          <table:table-cell office:value-type="float" office:value="15.874" calcext:value-type="float">
            <text:p>15.874</text:p>
          </table:table-cell>
          <table:table-cell table:number-columns-repeated="16"/>
        </table:table-row>
        <table:table-row table:style-name="ro4">
          <table:table-cell office:value-type="float" office:value="5.925" calcext:value-type="float">
            <text:p>5.925</text:p>
          </table:table-cell>
          <table:table-cell office:value-type="float" office:value="6.37" calcext:value-type="float">
            <text:p>6.37</text:p>
          </table:table-cell>
          <table:table-cell/>
          <table:table-cell office:value-type="float" office:value="5.096" calcext:value-type="float">
            <text:p>5.096</text:p>
          </table:table-cell>
          <table:table-cell table:number-columns-repeated="6"/>
          <table:table-cell office:value-type="float" office:value="19.382" calcext:value-type="float">
            <text:p>19.382</text:p>
          </table:table-cell>
          <table:table-cell office:value-type="float" office:value="16.968" calcext:value-type="float">
            <text:p>16.968</text:p>
          </table:table-cell>
          <table:table-cell office:value-type="float" office:value="11.091" calcext:value-type="float">
            <text:p>11.091</text:p>
          </table:table-cell>
          <table:table-cell office:value-type="float" office:value="14.263" calcext:value-type="float">
            <text:p>14.263</text:p>
          </table:table-cell>
          <table:table-cell table:number-columns-repeated="16"/>
        </table:table-row>
        <table:table-row table:style-name="ro4">
          <table:table-cell office:value-type="float" office:value="5.705" calcext:value-type="float">
            <text:p>5.705</text:p>
          </table:table-cell>
          <table:table-cell/>
          <table:table-cell office:value-type="float" office:value="3.114" calcext:value-type="float">
            <text:p>3.114</text:p>
          </table:table-cell>
          <table:table-cell office:value-type="float" office:value="5.251" calcext:value-type="float">
            <text:p>5.251</text:p>
          </table:table-cell>
          <table:table-cell table:number-columns-repeated="6"/>
          <table:table-cell office:value-type="float" office:value="18.365" calcext:value-type="float">
            <text:p>18.365</text:p>
          </table:table-cell>
          <table:table-cell/>
          <table:table-cell office:value-type="float" office:value="10.304" calcext:value-type="float">
            <text:p>10.304</text:p>
          </table:table-cell>
          <table:table-cell office:value-type="float" office:value="16.453" calcext:value-type="float">
            <text:p>16.453</text:p>
          </table:table-cell>
          <table:table-cell table:number-columns-repeated="16"/>
        </table:table-row>
        <table:table-row table:style-name="ro4">
          <table:table-cell office:value-type="float" office:value="6.14" calcext:value-type="float">
            <text:p>6.14</text:p>
          </table:table-cell>
          <table:table-cell/>
          <table:table-cell office:value-type="float" office:value="3.149" calcext:value-type="float">
            <text:p>3.149</text:p>
          </table:table-cell>
          <table:table-cell office:value-type="float" office:value="5.057" calcext:value-type="float">
            <text:p>5.057</text:p>
          </table:table-cell>
          <table:table-cell table:number-columns-repeated="6"/>
          <table:table-cell office:value-type="float" office:value="18.66" calcext:value-type="float">
            <text:p>18.66</text:p>
          </table:table-cell>
          <table:table-cell office:value-type="float" office:value="14.688" calcext:value-type="float">
            <text:p>14.688</text:p>
          </table:table-cell>
          <table:table-cell office:value-type="float" office:value="10.848" calcext:value-type="float">
            <text:p>10.848</text:p>
          </table:table-cell>
          <table:table-cell office:value-type="float" office:value="14.748" calcext:value-type="float">
            <text:p>14.748</text:p>
          </table:table-cell>
          <table:table-cell table:number-columns-repeated="16"/>
        </table:table-row>
        <table:table-row table:style-name="ro4">
          <table:table-cell office:value-type="float" office:value="5.833" calcext:value-type="float">
            <text:p>5.833</text:p>
          </table:table-cell>
          <table:table-cell office:value-type="float" office:value="6.387" calcext:value-type="float">
            <text:p>6.387</text:p>
          </table:table-cell>
          <table:table-cell office:value-type="float" office:value="3.067" calcext:value-type="float">
            <text:p>3.067</text:p>
          </table:table-cell>
          <table:table-cell office:value-type="float" office:value="5.455" calcext:value-type="float">
            <text:p>5.455</text:p>
          </table:table-cell>
          <table:table-cell table:number-columns-repeated="6"/>
          <table:table-cell office:value-type="float" office:value="18.869" calcext:value-type="float">
            <text:p>18.869</text:p>
          </table:table-cell>
          <table:table-cell office:value-type="float" office:value="15.415" calcext:value-type="float">
            <text:p>15.415</text:p>
          </table:table-cell>
          <table:table-cell office:value-type="float" office:value="11.053" calcext:value-type="float">
            <text:p>11.053</text:p>
          </table:table-cell>
          <table:table-cell office:value-type="float" office:value="14.452" calcext:value-type="float">
            <text:p>14.452</text:p>
          </table:table-cell>
          <table:table-cell table:number-columns-repeated="16"/>
        </table:table-row>
        <table:table-row table:style-name="ro4">
          <table:table-cell office:value-type="float" office:value="5.868" calcext:value-type="float">
            <text:p>5.868</text:p>
          </table:table-cell>
          <table:table-cell office:value-type="float" office:value="6.293" calcext:value-type="float">
            <text:p>6.293</text:p>
          </table:table-cell>
          <table:table-cell office:value-type="float" office:value="3.352" calcext:value-type="float">
            <text:p>3.352</text:p>
          </table:table-cell>
          <table:table-cell office:value-type="float" office:value="5.031" calcext:value-type="float">
            <text:p>5.031</text:p>
          </table:table-cell>
          <table:table-cell table:number-columns-repeated="6"/>
          <table:table-cell office:value-type="float" office:value="20.231" calcext:value-type="float">
            <text:p>20.231</text:p>
          </table:table-cell>
          <table:table-cell office:value-type="float" office:value="14.859" calcext:value-type="float">
            <text:p>14.859</text:p>
          </table:table-cell>
          <table:table-cell office:value-type="float" office:value="11.151" calcext:value-type="float">
            <text:p>11.151</text:p>
          </table:table-cell>
          <table:table-cell office:value-type="float" office:value="15.434" calcext:value-type="float">
            <text:p>15.434</text:p>
          </table:table-cell>
          <table:table-cell table:number-columns-repeated="16"/>
        </table:table-row>
        <table:table-row table:style-name="ro4">
          <table:table-cell office:value-type="float" office:value="5.767" calcext:value-type="float">
            <text:p>5.767</text:p>
          </table:table-cell>
          <table:table-cell office:value-type="float" office:value="6.342" calcext:value-type="float">
            <text:p>6.342</text:p>
          </table:table-cell>
          <table:table-cell office:value-type="float" office:value="3.223" calcext:value-type="float">
            <text:p>3.223</text:p>
          </table:table-cell>
          <table:table-cell office:value-type="float" office:value="4.975" calcext:value-type="float">
            <text:p>4.975</text:p>
          </table:table-cell>
          <table:table-cell table:number-columns-repeated="6"/>
          <table:table-cell office:value-type="float" office:value="18.937" calcext:value-type="float">
            <text:p>18.937</text:p>
          </table:table-cell>
          <table:table-cell office:value-type="float" office:value="14.763" calcext:value-type="float">
            <text:p>14.763</text:p>
          </table:table-cell>
          <table:table-cell office:value-type="float" office:value="11.282" calcext:value-type="float">
            <text:p>11.282</text:p>
          </table:table-cell>
          <table:table-cell office:value-type="float" office:value="14.262" calcext:value-type="float">
            <text:p>14.262</text:p>
          </table:table-cell>
          <table:table-cell table:number-columns-repeated="16"/>
        </table:table-row>
        <table:table-row table:style-name="ro4">
          <table:table-cell office:value-type="float" office:value="5.817" calcext:value-type="float">
            <text:p>5.817</text:p>
          </table:table-cell>
          <table:table-cell/>
          <table:table-cell office:value-type="float" office:value="3.287" calcext:value-type="float">
            <text:p>3.287</text:p>
          </table:table-cell>
          <table:table-cell office:value-type="float" office:value="5.384" calcext:value-type="float">
            <text:p>5.384</text:p>
          </table:table-cell>
          <table:table-cell table:number-columns-repeated="6"/>
          <table:table-cell office:value-type="float" office:value="19.281" calcext:value-type="float">
            <text:p>19.281</text:p>
          </table:table-cell>
          <table:table-cell office:value-type="float" office:value="19.508" calcext:value-type="float">
            <text:p>19.508</text:p>
          </table:table-cell>
          <table:table-cell office:value-type="float" office:value="10.278" calcext:value-type="float">
            <text:p>10.278</text:p>
          </table:table-cell>
          <table:table-cell office:value-type="float" office:value="14.939" calcext:value-type="float">
            <text:p>14.939</text:p>
          </table:table-cell>
          <table:table-cell table:number-columns-repeated="16"/>
        </table:table-row>
        <table:table-row table:style-name="ro4">
          <table:table-cell office:value-type="float" office:value="5.888" calcext:value-type="float">
            <text:p>5.888</text:p>
          </table:table-cell>
          <table:table-cell office:value-type="float" office:value="6.611" calcext:value-type="float">
            <text:p>6.611</text:p>
          </table:table-cell>
          <table:table-cell/>
          <table:table-cell office:value-type="float" office:value="5.145" calcext:value-type="float">
            <text:p>5.145</text:p>
          </table:table-cell>
          <table:table-cell table:number-columns-repeated="6"/>
          <table:table-cell office:value-type="float" office:value="18.533" calcext:value-type="float">
            <text:p>18.533</text:p>
          </table:table-cell>
          <table:table-cell office:value-type="float" office:value="14.684" calcext:value-type="float">
            <text:p>14.684</text:p>
          </table:table-cell>
          <table:table-cell office:value-type="float" office:value="10.933" calcext:value-type="float">
            <text:p>10.933</text:p>
          </table:table-cell>
          <table:table-cell office:value-type="float" office:value="15.068" calcext:value-type="float">
            <text:p>15.068</text:p>
          </table:table-cell>
          <table:table-cell table:number-columns-repeated="16"/>
        </table:table-row>
        <table:table-row table:style-name="ro4">
          <table:table-cell office:value-type="float" office:value="5.534" calcext:value-type="float">
            <text:p>5.534</text:p>
          </table:table-cell>
          <table:table-cell office:value-type="float" office:value="6.251" calcext:value-type="float">
            <text:p>6.251</text:p>
          </table:table-cell>
          <table:table-cell office:value-type="float" office:value="3.549" calcext:value-type="float">
            <text:p>3.549</text:p>
          </table:table-cell>
          <table:table-cell office:value-type="float" office:value="5.159" calcext:value-type="float">
            <text:p>5.159</text:p>
          </table:table-cell>
          <table:table-cell table:number-columns-repeated="6"/>
          <table:table-cell office:value-type="float" office:value="19.104" calcext:value-type="float">
            <text:p>19.104</text:p>
          </table:table-cell>
          <table:table-cell office:value-type="float" office:value="16.194" calcext:value-type="float">
            <text:p>16.194</text:p>
          </table:table-cell>
          <table:table-cell office:value-type="float" office:value="10.932" calcext:value-type="float">
            <text:p>10.932</text:p>
          </table:table-cell>
          <table:table-cell office:value-type="float" office:value="14.691" calcext:value-type="float">
            <text:p>14.691</text:p>
          </table:table-cell>
          <table:table-cell table:number-columns-repeated="16"/>
        </table:table-row>
        <table:table-row table:style-name="ro4">
          <table:table-cell office:value-type="float" office:value="5.587" calcext:value-type="float">
            <text:p>5.587</text:p>
          </table:table-cell>
          <table:table-cell/>
          <table:table-cell office:value-type="float" office:value="3.213" calcext:value-type="float">
            <text:p>3.213</text:p>
          </table:table-cell>
          <table:table-cell office:value-type="float" office:value="5.139" calcext:value-type="float">
            <text:p>5.139</text:p>
          </table:table-cell>
          <table:table-cell table:number-columns-repeated="6"/>
          <table:table-cell office:value-type="float" office:value="19.139" calcext:value-type="float">
            <text:p>19.139</text:p>
          </table:table-cell>
          <table:table-cell office:value-type="float" office:value="16.458" calcext:value-type="float">
            <text:p>16.458</text:p>
          </table:table-cell>
          <table:table-cell office:value-type="float" office:value="11.258" calcext:value-type="float">
            <text:p>11.258</text:p>
          </table:table-cell>
          <table:table-cell office:value-type="float" office:value="16.626" calcext:value-type="float">
            <text:p>16.626</text:p>
          </table:table-cell>
          <table:table-cell table:number-columns-repeated="16"/>
        </table:table-row>
        <table:table-row table:style-name="ro4">
          <table:table-cell office:value-type="float" office:value="5.513" calcext:value-type="float">
            <text:p>5.513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float" office:value="5.378" calcext:value-type="float">
            <text:p>5.378</text:p>
          </table:table-cell>
          <table:table-cell table:number-columns-repeated="6"/>
          <table:table-cell office:value-type="float" office:value="19.232" calcext:value-type="float">
            <text:p>19.232</text:p>
          </table:table-cell>
          <table:table-cell/>
          <table:table-cell office:value-type="float" office:value="10.539" calcext:value-type="float">
            <text:p>10.539</text:p>
          </table:table-cell>
          <table:table-cell office:value-type="float" office:value="14.321" calcext:value-type="float">
            <text:p>14.321</text:p>
          </table:table-cell>
          <table:table-cell table:number-columns-repeated="16"/>
        </table:table-row>
        <table:table-row table:style-name="ro4">
          <table:table-cell office:value-type="float" office:value="5.699" calcext:value-type="float">
            <text:p>5.699</text:p>
          </table:table-cell>
          <table:table-cell/>
          <table:table-cell office:value-type="float" office:value="3.126" calcext:value-type="float">
            <text:p>3.126</text:p>
          </table:table-cell>
          <table:table-cell table:number-columns-repeated="7"/>
          <table:table-cell office:value-type="float" office:value="18.192" calcext:value-type="float">
            <text:p>18.192</text:p>
          </table:table-cell>
          <table:table-cell office:value-type="float" office:value="15.245" calcext:value-type="float">
            <text:p>15.245</text:p>
          </table:table-cell>
          <table:table-cell office:value-type="float" office:value="10.905" calcext:value-type="float">
            <text:p>10.905</text:p>
          </table:table-cell>
          <table:table-cell office:value-type="float" office:value="16.35" calcext:value-type="float">
            <text:p>16.35</text:p>
          </table:table-cell>
          <table:table-cell table:number-columns-repeated="16"/>
        </table:table-row>
        <table:table-row table:style-name="ro4">
          <table:table-cell office:value-type="float" office:value="6.074" calcext:value-type="float">
            <text:p>6.074</text:p>
          </table:table-cell>
          <table:table-cell office:value-type="float" office:value="6.398" calcext:value-type="float">
            <text:p>6.398</text:p>
          </table:table-cell>
          <table:table-cell office:value-type="float" office:value="3.466" calcext:value-type="float">
            <text:p>3.466</text:p>
          </table:table-cell>
          <table:table-cell office:value-type="float" office:value="5.4" calcext:value-type="float">
            <text:p>5.4</text:p>
          </table:table-cell>
          <table:table-cell table:number-columns-repeated="6"/>
          <table:table-cell office:value-type="float" office:value="19.734" calcext:value-type="float">
            <text:p>19.734</text:p>
          </table:table-cell>
          <table:table-cell office:value-type="float" office:value="16.294" calcext:value-type="float">
            <text:p>16.294</text:p>
          </table:table-cell>
          <table:table-cell office:value-type="float" office:value="11.033" calcext:value-type="float">
            <text:p>11.033</text:p>
          </table:table-cell>
          <table:table-cell office:value-type="float" office:value="15.5" calcext:value-type="float">
            <text:p>15.5</text:p>
          </table:table-cell>
          <table:table-cell table:number-columns-repeated="16"/>
        </table:table-row>
        <table:table-row table:style-name="ro4">
          <table:table-cell office:value-type="float" office:value="6.008" calcext:value-type="float">
            <text:p>6.008</text:p>
          </table:table-cell>
          <table:table-cell office:value-type="float" office:value="6.363" calcext:value-type="float">
            <text:p>6.363</text:p>
          </table:table-cell>
          <table:table-cell office:value-type="float" office:value="3.358" calcext:value-type="float">
            <text:p>3.358</text:p>
          </table:table-cell>
          <table:table-cell office:value-type="float" office:value="5.156" calcext:value-type="float">
            <text:p>5.156</text:p>
          </table:table-cell>
          <table:table-cell table:number-columns-repeated="6"/>
          <table:table-cell office:value-type="float" office:value="18.515" calcext:value-type="float">
            <text:p>18.515</text:p>
          </table:table-cell>
          <table:table-cell office:value-type="float" office:value="19.29" calcext:value-type="float">
            <text:p>19.29</text:p>
          </table:table-cell>
          <table:table-cell office:value-type="float" office:value="10.855" calcext:value-type="float">
            <text:p>10.855</text:p>
          </table:table-cell>
          <table:table-cell office:value-type="float" office:value="15.218" calcext:value-type="float">
            <text:p>15.218</text:p>
          </table:table-cell>
          <table:table-cell table:number-columns-repeated="16"/>
        </table:table-row>
        <table:table-row table:style-name="ro4">
          <table:table-cell office:value-type="float" office:value="5.959" calcext:value-type="float">
            <text:p>5.959</text:p>
          </table:table-cell>
          <table:table-cell office:value-type="float" office:value="6.479" calcext:value-type="float">
            <text:p>6.479</text:p>
          </table:table-cell>
          <table:table-cell office:value-type="float" office:value="3.338" calcext:value-type="float">
            <text:p>3.338</text:p>
          </table:table-cell>
          <table:table-cell office:value-type="float" office:value="4.964" calcext:value-type="float">
            <text:p>4.964</text:p>
          </table:table-cell>
          <table:table-cell table:number-columns-repeated="6"/>
          <table:table-cell office:value-type="float" office:value="20.159" calcext:value-type="float">
            <text:p>20.159</text:p>
          </table:table-cell>
          <table:table-cell office:value-type="float" office:value="17.247" calcext:value-type="float">
            <text:p>17.247</text:p>
          </table:table-cell>
          <table:table-cell office:value-type="float" office:value="10.539" calcext:value-type="float">
            <text:p>10.539</text:p>
          </table:table-cell>
          <table:table-cell office:value-type="float" office:value="13.46" calcext:value-type="float">
            <text:p>13.46</text:p>
          </table:table-cell>
          <table:table-cell table:number-columns-repeated="16"/>
        </table:table-row>
        <table:table-row table:style-name="ro4">
          <table:table-cell office:value-type="float" office:value="5.714" calcext:value-type="float">
            <text:p>5.714</text:p>
          </table:table-cell>
          <table:table-cell office:value-type="float" office:value="6.502" calcext:value-type="float">
            <text:p>6.502</text:p>
          </table:table-cell>
          <table:table-cell office:value-type="float" office:value="3.459" calcext:value-type="float">
            <text:p>3.459</text:p>
          </table:table-cell>
          <table:table-cell office:value-type="float" office:value="5.057" calcext:value-type="float">
            <text:p>5.057</text:p>
          </table:table-cell>
          <table:table-cell table:number-columns-repeated="6"/>
          <table:table-cell office:value-type="float" office:value="18.537" calcext:value-type="float">
            <text:p>18.537</text:p>
          </table:table-cell>
          <table:table-cell office:value-type="float" office:value="18.584" calcext:value-type="float">
            <text:p>18.584</text:p>
          </table:table-cell>
          <table:table-cell office:value-type="float" office:value="10.889" calcext:value-type="float">
            <text:p>10.889</text:p>
          </table:table-cell>
          <table:table-cell office:value-type="float" office:value="14.507" calcext:value-type="float">
            <text:p>14.507</text:p>
          </table:table-cell>
          <table:table-cell table:number-columns-repeated="16"/>
        </table:table-row>
        <table:table-row table:style-name="ro4">
          <table:table-cell office:value-type="float" office:value="6.599" calcext:value-type="float">
            <text:p>6.599</text:p>
          </table:table-cell>
          <table:table-cell office:value-type="float" office:value="6.401" calcext:value-type="float">
            <text:p>6.401</text:p>
          </table:table-cell>
          <table:table-cell/>
          <table:table-cell office:value-type="float" office:value="5.14" calcext:value-type="float">
            <text:p>5.14</text:p>
          </table:table-cell>
          <table:table-cell table:number-columns-repeated="6"/>
          <table:table-cell office:value-type="float" office:value="18.716" calcext:value-type="float">
            <text:p>18.716</text:p>
          </table:table-cell>
          <table:table-cell office:value-type="float" office:value="15.864" calcext:value-type="float">
            <text:p>15.864</text:p>
          </table:table-cell>
          <table:table-cell office:value-type="float" office:value="10.77" calcext:value-type="float">
            <text:p>10.77</text:p>
          </table:table-cell>
          <table:table-cell table:number-columns-repeated="17"/>
        </table:table-row>
        <table:table-row table:style-name="ro4">
          <table:table-cell office:value-type="float" office:value="6.183" calcext:value-type="float">
            <text:p>6.183</text:p>
          </table:table-cell>
          <table:table-cell/>
          <table:table-cell office:value-type="float" office:value="3.281" calcext:value-type="float">
            <text:p>3.281</text:p>
          </table:table-cell>
          <table:table-cell office:value-type="float" office:value="5.3" calcext:value-type="float">
            <text:p>5.3</text:p>
          </table:table-cell>
          <table:table-cell table:number-columns-repeated="6"/>
          <table:table-cell office:value-type="float" office:value="19.117" calcext:value-type="float">
            <text:p>19.117</text:p>
          </table:table-cell>
          <table:table-cell office:value-type="float" office:value="19.548" calcext:value-type="float">
            <text:p>19.548</text:p>
          </table:table-cell>
          <table:table-cell office:value-type="float" office:value="11.512" calcext:value-type="float">
            <text:p>11.512</text:p>
          </table:table-cell>
          <table:table-cell office:value-type="float" office:value="14.938" calcext:value-type="float">
            <text:p>14.938</text:p>
          </table:table-cell>
          <table:table-cell table:number-columns-repeated="16"/>
        </table:table-row>
        <table:table-row table:style-name="ro4">
          <table:table-cell office:value-type="float" office:value="5.874" calcext:value-type="float">
            <text:p>5.874</text:p>
          </table:table-cell>
          <table:table-cell office:value-type="float" office:value="6.47" calcext:value-type="float">
            <text:p>6.47</text:p>
          </table:table-cell>
          <table:table-cell office:value-type="float" office:value="3.488" calcext:value-type="float">
            <text:p>3.488</text:p>
          </table:table-cell>
          <table:table-cell office:value-type="float" office:value="5.143" calcext:value-type="float">
            <text:p>5.143</text:p>
          </table:table-cell>
          <table:table-cell table:number-columns-repeated="6"/>
          <table:table-cell office:value-type="float" office:value="19.389" calcext:value-type="float">
            <text:p>19.389</text:p>
          </table:table-cell>
          <table:table-cell office:value-type="float" office:value="15.713" calcext:value-type="float">
            <text:p>15.713</text:p>
          </table:table-cell>
          <table:table-cell office:value-type="float" office:value="11.055" calcext:value-type="float">
            <text:p>11.055</text:p>
          </table:table-cell>
          <table:table-cell office:value-type="float" office:value="14.788" calcext:value-type="float">
            <text:p>14.788</text:p>
          </table:table-cell>
          <table:table-cell table:number-columns-repeated="16"/>
        </table:table-row>
        <table:table-row table:style-name="ro4">
          <table:table-cell office:value-type="float" office:value="5.373" calcext:value-type="float">
            <text:p>5.373</text:p>
          </table:table-cell>
          <table:table-cell office:value-type="float" office:value="6.625" calcext:value-type="float">
            <text:p>6.625</text:p>
          </table:table-cell>
          <table:table-cell/>
          <table:table-cell office:value-type="float" office:value="5.042" calcext:value-type="float">
            <text:p>5.042</text:p>
          </table:table-cell>
          <table:table-cell table:number-columns-repeated="6"/>
          <table:table-cell office:value-type="float" office:value="19.19" calcext:value-type="float">
            <text:p>19.19</text:p>
          </table:table-cell>
          <table:table-cell office:value-type="float" office:value="18.896" calcext:value-type="float">
            <text:p>18.896</text:p>
          </table:table-cell>
          <table:table-cell office:value-type="float" office:value="10.955" calcext:value-type="float">
            <text:p>10.955</text:p>
          </table:table-cell>
          <table:table-cell office:value-type="float" office:value="14.191" calcext:value-type="float">
            <text:p>14.191</text:p>
          </table:table-cell>
          <table:table-cell table:number-columns-repeated="16"/>
        </table:table-row>
        <table:table-row table:style-name="ro4">
          <table:table-cell office:value-type="float" office:value="6.664" calcext:value-type="float">
            <text:p>6.664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float" office:value="5.316" calcext:value-type="float">
            <text:p>5.316</text:p>
          </table:table-cell>
          <table:table-cell table:number-columns-repeated="6"/>
          <table:table-cell office:value-type="float" office:value="19.429" calcext:value-type="float">
            <text:p>19.429</text:p>
          </table:table-cell>
          <table:table-cell/>
          <table:table-cell office:value-type="float" office:value="11.18" calcext:value-type="float">
            <text:p>11.18</text:p>
          </table:table-cell>
          <table:table-cell office:value-type="float" office:value="14.004" calcext:value-type="float">
            <text:p>14.004</text:p>
          </table:table-cell>
          <table:table-cell table:number-columns-repeated="16"/>
        </table:table-row>
        <table:table-row table:style-name="ro4">
          <table:table-cell office:value-type="float" office:value="6.083" calcext:value-type="float">
            <text:p>6.083</text:p>
          </table:table-cell>
          <table:table-cell/>
          <table:table-cell office:value-type="float" office:value="3.359" calcext:value-type="float">
            <text:p>3.359</text:p>
          </table:table-cell>
          <table:table-cell office:value-type="float" office:value="5.207" calcext:value-type="float">
            <text:p>5.207</text:p>
          </table:table-cell>
          <table:table-cell table:number-columns-repeated="6"/>
          <table:table-cell office:value-type="float" office:value="18.602" calcext:value-type="float">
            <text:p>18.602</text:p>
          </table:table-cell>
          <table:table-cell office:value-type="float" office:value="17.369" calcext:value-type="float">
            <text:p>17.369</text:p>
          </table:table-cell>
          <table:table-cell office:value-type="float" office:value="10.942" calcext:value-type="float">
            <text:p>10.942</text:p>
          </table:table-cell>
          <table:table-cell office:value-type="float" office:value="13.754" calcext:value-type="float">
            <text:p>13.754</text:p>
          </table:table-cell>
          <table:table-cell table:number-columns-repeated="16"/>
        </table:table-row>
        <table:table-row table:style-name="ro4">
          <table:table-cell office:value-type="float" office:value="5.731" calcext:value-type="float">
            <text:p>5.731</text:p>
          </table:table-cell>
          <table:table-cell office:value-type="float" office:value="6.099" calcext:value-type="float">
            <text:p>6.099</text:p>
          </table:table-cell>
          <table:table-cell office:value-type="float" office:value="3.262" calcext:value-type="float">
            <text:p>3.262</text:p>
          </table:table-cell>
          <table:table-cell office:value-type="float" office:value="5.116" calcext:value-type="float">
            <text:p>5.116</text:p>
          </table:table-cell>
          <table:table-cell table:number-columns-repeated="6"/>
          <table:table-cell office:value-type="float" office:value="19.617" calcext:value-type="float">
            <text:p>19.617</text:p>
          </table:table-cell>
          <table:table-cell office:value-type="float" office:value="16.057" calcext:value-type="float">
            <text:p>16.057</text:p>
          </table:table-cell>
          <table:table-cell office:value-type="float" office:value="11.739" calcext:value-type="float">
            <text:p>11.739</text:p>
          </table:table-cell>
          <table:table-cell office:value-type="float" office:value="14.896" calcext:value-type="float">
            <text:p>14.896</text:p>
          </table:table-cell>
          <table:table-cell table:number-columns-repeated="16"/>
        </table:table-row>
        <table:table-row table:style-name="ro4">
          <table:table-cell office:value-type="float" office:value="5.854" calcext:value-type="float">
            <text:p>5.854</text:p>
          </table:table-cell>
          <table:table-cell office:value-type="float" office:value="6.416" calcext:value-type="float">
            <text:p>6.416</text:p>
          </table:table-cell>
          <table:table-cell office:value-type="float" office:value="3.188" calcext:value-type="float">
            <text:p>3.188</text:p>
          </table:table-cell>
          <table:table-cell office:value-type="float" office:value="5.074" calcext:value-type="float">
            <text:p>5.074</text:p>
          </table:table-cell>
          <table:table-cell table:number-columns-repeated="6"/>
          <table:table-cell office:value-type="float" office:value="19.023" calcext:value-type="float">
            <text:p>19.023</text:p>
          </table:table-cell>
          <table:table-cell office:value-type="float" office:value="15.791" calcext:value-type="float">
            <text:p>15.791</text:p>
          </table:table-cell>
          <table:table-cell office:value-type="float" office:value="10.816" calcext:value-type="float">
            <text:p>10.816</text:p>
          </table:table-cell>
          <table:table-cell office:value-type="float" office:value="15.749" calcext:value-type="float">
            <text:p>15.749</text:p>
          </table:table-cell>
          <table:table-cell table:number-columns-repeated="16"/>
        </table:table-row>
        <table:table-row table:style-name="ro4">
          <table:table-cell office:value-type="float" office:value="5.925" calcext:value-type="float">
            <text:p>5.925</text:p>
          </table:table-cell>
          <table:table-cell office:value-type="float" office:value="6.535" calcext:value-type="float">
            <text:p>6.535</text:p>
          </table:table-cell>
          <table:table-cell/>
          <table:table-cell office:value-type="float" office:value="5.196" calcext:value-type="float">
            <text:p>5.196</text:p>
          </table:table-cell>
          <table:table-cell table:number-columns-repeated="6"/>
          <table:table-cell office:value-type="float" office:value="18.761" calcext:value-type="float">
            <text:p>18.761</text:p>
          </table:table-cell>
          <table:table-cell office:value-type="float" office:value="15.907" calcext:value-type="float">
            <text:p>15.907</text:p>
          </table:table-cell>
          <table:table-cell office:value-type="float" office:value="11.39" calcext:value-type="float">
            <text:p>11.39</text:p>
          </table:table-cell>
          <table:table-cell office:value-type="float" office:value="14.037" calcext:value-type="float">
            <text:p>14.037</text:p>
          </table:table-cell>
          <table:table-cell table:number-columns-repeated="16"/>
        </table:table-row>
        <table:table-row table:style-name="ro4">
          <table:table-cell office:value-type="float" office:value="5.867" calcext:value-type="float">
            <text:p>5.867</text:p>
          </table:table-cell>
          <table:table-cell office:value-type="float" office:value="6.141" calcext:value-type="float">
            <text:p>6.141</text:p>
          </table:table-cell>
          <table:table-cell office:value-type="float" office:value="3.5" calcext:value-type="float">
            <text:p>3.5</text:p>
          </table:table-cell>
          <table:table-cell office:value-type="float" office:value="5.064" calcext:value-type="float">
            <text:p>5.064</text:p>
          </table:table-cell>
          <table:table-cell table:number-columns-repeated="6"/>
          <table:table-cell office:value-type="float" office:value="19.116" calcext:value-type="float">
            <text:p>19.116</text:p>
          </table:table-cell>
          <table:table-cell office:value-type="float" office:value="18.139" calcext:value-type="float">
            <text:p>18.139</text:p>
          </table:table-cell>
          <table:table-cell office:value-type="float" office:value="10.89" calcext:value-type="float">
            <text:p>10.89</text:p>
          </table:table-cell>
          <table:table-cell office:value-type="float" office:value="15.915" calcext:value-type="float">
            <text:p>15.915</text:p>
          </table:table-cell>
          <table:table-cell table:number-columns-repeated="16"/>
        </table:table-row>
        <table:table-row table:style-name="ro4">
          <table:table-cell office:value-type="float" office:value="6.385" calcext:value-type="float">
            <text:p>6.385</text:p>
          </table:table-cell>
          <table:table-cell office:value-type="float" office:value="6.143" calcext:value-type="float">
            <text:p>6.143</text:p>
          </table:table-cell>
          <table:table-cell office:value-type="float" office:value="3.28" calcext:value-type="float">
            <text:p>3.28</text:p>
          </table:table-cell>
          <table:table-cell table:number-columns-repeated="7"/>
          <table:table-cell office:value-type="float" office:value="19.098" calcext:value-type="float">
            <text:p>19.098</text:p>
          </table:table-cell>
          <table:table-cell office:value-type="float" office:value="15.347" calcext:value-type="float">
            <text:p>15.347</text:p>
          </table:table-cell>
          <table:table-cell office:value-type="float" office:value="11.372" calcext:value-type="float">
            <text:p>11.372</text:p>
          </table:table-cell>
          <table:table-cell office:value-type="float" office:value="14.682" calcext:value-type="float">
            <text:p>14.682</text:p>
          </table:table-cell>
          <table:table-cell table:number-columns-repeated="16"/>
        </table:table-row>
        <table:table-row table:style-name="ro4">
          <table:table-cell office:value-type="float" office:value="5.451" calcext:value-type="float">
            <text:p>5.451</text:p>
          </table:table-cell>
          <table:table-cell office:value-type="float" office:value="6.415" calcext:value-type="float">
            <text:p>6.415</text:p>
          </table:table-cell>
          <table:table-cell/>
          <table:table-cell office:value-type="float" office:value="5.507" calcext:value-type="float">
            <text:p>5.507</text:p>
          </table:table-cell>
          <table:table-cell table:number-columns-repeated="6"/>
          <table:table-cell office:value-type="float" office:value="20.371" calcext:value-type="float">
            <text:p>20.371</text:p>
          </table:table-cell>
          <table:table-cell/>
          <table:table-cell office:value-type="float" office:value="11.942" calcext:value-type="float">
            <text:p>11.942</text:p>
          </table:table-cell>
          <table:table-cell office:value-type="float" office:value="14.45" calcext:value-type="float">
            <text:p>14.45</text:p>
          </table:table-cell>
          <table:table-cell table:number-columns-repeated="16"/>
        </table:table-row>
        <table:table-row table:style-name="ro4">
          <table:table-cell office:value-type="float" office:value="6.106" calcext:value-type="float">
            <text:p>6.106</text:p>
          </table:table-cell>
          <table:table-cell office:value-type="float" office:value="6.424" calcext:value-type="float">
            <text:p>6.424</text:p>
          </table:table-cell>
          <table:table-cell office:value-type="float" office:value="3.12" calcext:value-type="float">
            <text:p>3.12</text:p>
          </table:table-cell>
          <table:table-cell office:value-type="float" office:value="5.263" calcext:value-type="float">
            <text:p>5.263</text:p>
          </table:table-cell>
          <table:table-cell table:number-columns-repeated="6"/>
          <table:table-cell office:value-type="float" office:value="19.422" calcext:value-type="float">
            <text:p>19.422</text:p>
          </table:table-cell>
          <table:table-cell office:value-type="float" office:value="15.366" calcext:value-type="float">
            <text:p>15.366</text:p>
          </table:table-cell>
          <table:table-cell office:value-type="float" office:value="11.078" calcext:value-type="float">
            <text:p>11.078</text:p>
          </table:table-cell>
          <table:table-cell office:value-type="float" office:value="15.439" calcext:value-type="float">
            <text:p>15.439</text:p>
          </table:table-cell>
          <table:table-cell table:number-columns-repeated="16"/>
        </table:table-row>
        <table:table-row table:style-name="ro4">
          <table:table-cell office:value-type="float" office:value="5.471" calcext:value-type="float">
            <text:p>5.471</text:p>
          </table:table-cell>
          <table:table-cell office:value-type="float" office:value="6.658" calcext:value-type="float">
            <text:p>6.658</text:p>
          </table:table-cell>
          <table:table-cell office:value-type="float" office:value="3.16" calcext:value-type="float">
            <text:p>3.16</text:p>
          </table:table-cell>
          <table:table-cell office:value-type="float" office:value="5.17" calcext:value-type="float">
            <text:p>5.17</text:p>
          </table:table-cell>
          <table:table-cell table:number-columns-repeated="6"/>
          <table:table-cell office:value-type="float" office:value="19.065" calcext:value-type="float">
            <text:p>19.065</text:p>
          </table:table-cell>
          <table:table-cell office:value-type="float" office:value="15.543" calcext:value-type="float">
            <text:p>15.543</text:p>
          </table:table-cell>
          <table:table-cell office:value-type="float" office:value="10.613" calcext:value-type="float">
            <text:p>10.613</text:p>
          </table:table-cell>
          <table:table-cell office:value-type="float" office:value="13.946" calcext:value-type="float">
            <text:p>13.946</text:p>
          </table:table-cell>
          <table:table-cell table:number-columns-repeated="16"/>
        </table:table-row>
        <table:table-row table:style-name="ro4">
          <table:table-cell office:value-type="float" office:value="5.574" calcext:value-type="float">
            <text:p>5.574</text:p>
          </table:table-cell>
          <table:table-cell office:value-type="float" office:value="6.648" calcext:value-type="float">
            <text:p>6.648</text:p>
          </table:table-cell>
          <table:table-cell office:value-type="float" office:value="3.336" calcext:value-type="float">
            <text:p>3.336</text:p>
          </table:table-cell>
          <table:table-cell office:value-type="float" office:value="5.157" calcext:value-type="float">
            <text:p>5.157</text:p>
          </table:table-cell>
          <table:table-cell table:number-columns-repeated="6"/>
          <table:table-cell office:value-type="float" office:value="18.275" calcext:value-type="float">
            <text:p>18.275</text:p>
          </table:table-cell>
          <table:table-cell office:value-type="float" office:value="16.256" calcext:value-type="float">
            <text:p>16.256</text:p>
          </table:table-cell>
          <table:table-cell office:value-type="float" office:value="11.406" calcext:value-type="float">
            <text:p>11.406</text:p>
          </table:table-cell>
          <table:table-cell office:value-type="float" office:value="13.681" calcext:value-type="float">
            <text:p>13.681</text:p>
          </table:table-cell>
          <table:table-cell table:number-columns-repeated="16"/>
        </table:table-row>
        <table:table-row table:style-name="ro4">
          <table:table-cell office:value-type="float" office:value="5.68" calcext:value-type="float">
            <text:p>5.68</text:p>
          </table:table-cell>
          <table:table-cell office:value-type="float" office:value="6.281" calcext:value-type="float">
            <text:p>6.281</text:p>
          </table:table-cell>
          <table:table-cell office:value-type="float" office:value="3.314" calcext:value-type="float">
            <text:p>3.314</text:p>
          </table:table-cell>
          <table:table-cell office:value-type="float" office:value="5.072" calcext:value-type="float">
            <text:p>5.072</text:p>
          </table:table-cell>
          <table:table-cell table:style-name="ce16"/>
          <table:table-cell table:style-name="ce19" table:number-columns-repeated="5"/>
          <table:table-cell office:value-type="float" office:value="18.597" calcext:value-type="float">
            <text:p>18.597</text:p>
          </table:table-cell>
          <table:table-cell office:value-type="float" office:value="15.176" calcext:value-type="float">
            <text:p>15.176</text:p>
          </table:table-cell>
          <table:table-cell office:value-type="float" office:value="11.38" calcext:value-type="float">
            <text:p>11.38</text:p>
          </table:table-cell>
          <table:table-cell office:value-type="float" office:value="14.008" calcext:value-type="float">
            <text:p>14.008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.492" calcext:value-type="float">
            <text:p>5.492</text:p>
          </table:table-cell>
          <table:table-cell office:value-type="float" office:value="6.825" calcext:value-type="float">
            <text:p>6.825</text:p>
          </table:table-cell>
          <table:table-cell office:value-type="float" office:value="4.877" calcext:value-type="float">
            <text:p>4.877</text:p>
          </table:table-cell>
          <table:table-cell office:value-type="float" office:value="5.629" calcext:value-type="float">
            <text:p>5.62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8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49" calcext:value-type="float">
            <text:p>49</text:p>
          </table:table-cell>
          <table:table-cell table:style-name="ce8" table:formula="of:=COUNT([.D167:.D216])" office:value-type="float" office:value="49" calcext:value-type="float">
            <text:p>49</text:p>
          </table:table-cell>
          <table:table-cell table:style-name="Default"/>
          <table:table-cell office:value-type="float" office:value="11.67" calcext:value-type="float">
            <text:p>11.67</text:p>
          </table:table-cell>
          <table:table-cell office:value-type="float" office:value="10.721" calcext:value-type="float">
            <text:p>10.721</text:p>
          </table:table-cell>
          <table:table-cell office:value-type="float" office:value="9.609" calcext:value-type="float">
            <text:p>9.609</text:p>
          </table:table-cell>
          <table:table-cell office:value-type="float" office:value="11.064" calcext:value-type="float">
            <text:p>11.06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8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49" calcext:value-type="float">
            <text:p>49</text:p>
          </table:table-cell>
          <table:table-cell table:style-name="ce8" table:formula="of:=COUNT([.N167:.N216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.469" calcext:value-type="float">
            <text:p>5.469</text:p>
          </table:table-cell>
          <table:table-cell office:value-type="float" office:value="7.032" calcext:value-type="float">
            <text:p>7.032</text:p>
          </table:table-cell>
          <table:table-cell office:value-type="float" office:value="4.986" calcext:value-type="float">
            <text:p>4.986</text:p>
          </table:table-cell>
          <table:table-cell office:value-type="float" office:value="5.458" calcext:value-type="float">
            <text:p>5.45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float" office:value="5.57608" calcext:value-type="float">
            <text:p>5.57608</text:p>
          </table:table-cell>
          <table:table-cell table:style-name="ce20" table:formula="of:=AVERAGE([.B167:.B216])" office:value-type="float" office:value="6.83566" calcext:value-type="float">
            <text:p>6.83566</text:p>
          </table:table-cell>
          <table:table-cell table:style-name="ce17" table:formula="of:=AVERAGE([.C167:.C216])" office:value-type="float" office:value="5.09595918367347" calcext:value-type="float">
            <text:p>5.0959591837</text:p>
          </table:table-cell>
          <table:table-cell table:style-name="ce20" table:formula="of:=AVERAGE([.D167:.D216])" office:value-type="float" office:value="5.51959183673469" calcext:value-type="float">
            <text:p>5.5195918367</text:p>
          </table:table-cell>
          <table:table-cell table:style-name="ce17"/>
          <table:table-cell office:value-type="float" office:value="12.002" calcext:value-type="float">
            <text:p>12.002</text:p>
          </table:table-cell>
          <table:table-cell office:value-type="float" office:value="10.715" calcext:value-type="float">
            <text:p>10.715</text:p>
          </table:table-cell>
          <table:table-cell office:value-type="float" office:value="9.919" calcext:value-type="float">
            <text:p>9.919</text:p>
          </table:table-cell>
          <table:table-cell office:value-type="float" office:value="10.221" calcext:value-type="float">
            <text:p>10.22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float" office:value="11.6239" calcext:value-type="float">
            <text:p>11.6239</text:p>
          </table:table-cell>
          <table:table-cell table:style-name="ce20" table:formula="of:=AVERAGE([.L167:.L216])" office:value-type="float" office:value="11.49792" calcext:value-type="float">
            <text:p>11.49792</text:p>
          </table:table-cell>
          <table:table-cell table:style-name="ce17" table:formula="of:=AVERAGE([.M167:.M216])" office:value-type="float" office:value="9.42991836734694" calcext:value-type="float">
            <text:p>9.4299183673</text:p>
          </table:table-cell>
          <table:table-cell table:style-name="ce20" table:formula="of:=AVERAGE([.N167:.N216])" office:value-type="float" office:value="10.5161428571429" calcext:value-type="float">
            <text:p>10.5161428571</text:p>
          </table:table-cell>
          <table:table-cell table:number-columns-repeated="11"/>
        </table:table-row>
        <table:table-row table:style-name="ro4">
          <table:table-cell office:value-type="float" office:value="5.346" calcext:value-type="float">
            <text:p>5.346</text:p>
          </table:table-cell>
          <table:table-cell office:value-type="float" office:value="6.737" calcext:value-type="float">
            <text:p>6.737</text:p>
          </table:table-cell>
          <table:table-cell office:value-type="float" office:value="5.097" calcext:value-type="float">
            <text:p>5.097</text:p>
          </table:table-cell>
          <table:table-cell office:value-type="float" office:value="5.491" calcext:value-type="float">
            <text:p>5.4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0.0222915853061224" calcext:value-type="float">
            <text:p>0.0222915853</text:p>
          </table:table-cell>
          <table:table-cell table:style-name="ce8" table:formula="of:=VAR([.B167:.B216])" office:value-type="float" office:value="0.0279259432653061" calcext:value-type="float">
            <text:p>0.0279259433</text:p>
          </table:table-cell>
          <table:table-cell table:style-name="Default" table:formula="of:=VAR([.C167:.C216])" office:value-type="float" office:value="0.0258616232993198" calcext:value-type="float">
            <text:p>0.0258616233</text:p>
          </table:table-cell>
          <table:table-cell table:style-name="ce8" table:formula="of:=VAR([.D167:.D216])" office:value-type="float" office:value="0.0229836215986394" calcext:value-type="float">
            <text:p>0.0229836216</text:p>
          </table:table-cell>
          <table:table-cell table:style-name="ce17"/>
          <table:table-cell office:value-type="float" office:value="10.934" calcext:value-type="float">
            <text:p>10.934</text:p>
          </table:table-cell>
          <table:table-cell office:value-type="float" office:value="10.757" calcext:value-type="float">
            <text:p>10.757</text:p>
          </table:table-cell>
          <table:table-cell office:value-type="float" office:value="8.953" calcext:value-type="float">
            <text:p>8.953</text:p>
          </table:table-cell>
          <table:table-cell office:value-type="float" office:value="10.806" calcext:value-type="float">
            <text:p>10.8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0.203464948979592" calcext:value-type="float">
            <text:p>0.203464949</text:p>
          </table:table-cell>
          <table:table-cell table:style-name="ce8" table:formula="of:=VAR([.L167:.L216])" office:value-type="float" office:value="0.67659113632653" calcext:value-type="float">
            <text:p>0.6765911363</text:p>
          </table:table-cell>
          <table:table-cell table:style-name="Default" table:formula="of:=VAR([.M166:.M216])" office:value-type="float" office:value="0.246340618197279" calcext:value-type="float">
            <text:p>0.2463406182</text:p>
          </table:table-cell>
          <table:table-cell table:style-name="ce8" table:formula="of:=VAR([.N167:.N216])" office:value-type="float" office:value="0.258942958333333" calcext:value-type="float">
            <text:p>0.2589429583</text:p>
          </table:table-cell>
          <table:table-cell table:number-columns-repeated="11"/>
        </table:table-row>
        <table:table-row table:style-name="ro4">
          <table:table-cell office:value-type="float" office:value="5.448" calcext:value-type="float">
            <text:p>5.448</text:p>
          </table:table-cell>
          <table:table-cell office:value-type="float" office:value="7.082" calcext:value-type="float">
            <text:p>7.082</text:p>
          </table:table-cell>
          <table:table-cell office:value-type="float" office:value="5.117" calcext:value-type="float">
            <text:p>5.117</text:p>
          </table:table-cell>
          <table:table-cell office:value-type="float" office:value="5.497" calcext:value-type="float">
            <text:p>5.49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0.0211147272329635" calcext:value-type="float">
            <text:p>0.0211147272</text:p>
          </table:table-cell>
          <table:table-cell table:style-name="ce8" table:formula="of:=SQRT([.G169]/[.G167])" office:value-type="float" office:value="0.0236330037300831" calcext:value-type="float">
            <text:p>0.0236330037</text:p>
          </table:table-cell>
          <table:table-cell table:style-name="Default" table:formula="of:=SQRT([.H169]/[.H167])" office:value-type="float" office:value="0.0229736420838831" calcext:value-type="float">
            <text:p>0.0229736421</text:p>
          </table:table-cell>
          <table:table-cell table:style-name="ce8" table:formula="of:=SQRT([.I169]/[.I167])" office:value-type="float" office:value="0.0216576430391917" calcext:value-type="float">
            <text:p>0.021657643</text:p>
          </table:table-cell>
          <table:table-cell table:style-name="ce17"/>
          <table:table-cell office:value-type="float" office:value="11.849" calcext:value-type="float">
            <text:p>11.849</text:p>
          </table:table-cell>
          <table:table-cell office:value-type="float" office:value="12.609" calcext:value-type="float">
            <text:p>12.609</text:p>
          </table:table-cell>
          <table:table-cell office:value-type="float" office:value="9.808" calcext:value-type="float">
            <text:p>9.808</text:p>
          </table:table-cell>
          <table:table-cell office:value-type="float" office:value="9.103" calcext:value-type="float">
            <text:p>9.10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0.0637910572070399" calcext:value-type="float">
            <text:p>0.0637910572</text:p>
          </table:table-cell>
          <table:table-cell table:style-name="ce8" table:formula="of:=SQRT([.Q169]/[.Q167])" office:value-type="float" office:value="0.116326362990212" calcext:value-type="float">
            <text:p>0.116326363</text:p>
          </table:table-cell>
          <table:table-cell table:style-name="Default" table:formula="of:=SQRT([.R169]/[.R167])" office:value-type="float" office:value="0.0709038754585848" calcext:value-type="float">
            <text:p>0.0709038755</text:p>
          </table:table-cell>
          <table:table-cell table:style-name="ce8" table:formula="of:=SQRT([.S169]/[.S167])" office:value-type="float" office:value="0.0726949115830539" calcext:value-type="float">
            <text:p>0.0726949116</text:p>
          </table:table-cell>
          <table:table-cell table:number-columns-repeated="11"/>
        </table:table-row>
        <table:table-row table:style-name="ro4">
          <table:table-cell office:value-type="float" office:value="5.602" calcext:value-type="float">
            <text:p>5.602</text:p>
          </table:table-cell>
          <table:table-cell office:value-type="float" office:value="7.013" calcext:value-type="float">
            <text:p>7.013</text:p>
          </table:table-cell>
          <table:table-cell/>
          <table:table-cell office:value-type="float" office:value="5.574" calcext:value-type="float">
            <text:p>5.57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8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8" calcext:value-type="float">
            <text:p>48</text:p>
          </table:table-cell>
          <table:table-cell table:style-name="ce8" table:formula="of:=[.I167]-1" office:value-type="float" office:value="48" calcext:value-type="float">
            <text:p>48</text:p>
          </table:table-cell>
          <table:table-cell table:style-name="Default"/>
          <table:table-cell office:value-type="float" office:value="12.051" calcext:value-type="float">
            <text:p>12.051</text:p>
          </table:table-cell>
          <table:table-cell office:value-type="float" office:value="10.753" calcext:value-type="float">
            <text:p>10.753</text:p>
          </table:table-cell>
          <table:table-cell/>
          <table:table-cell office:value-type="float" office:value="10.198" calcext:value-type="float">
            <text:p>10.19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8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8" calcext:value-type="float">
            <text:p>48</text:p>
          </table:table-cell>
          <table:table-cell table:style-name="ce8" table:formula="of:=[.S167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5.481" calcext:value-type="float">
            <text:p>5.481</text:p>
          </table:table-cell>
          <table:table-cell office:value-type="float" office:value="7.05" calcext:value-type="float">
            <text:p>7.05</text:p>
          </table:table-cell>
          <table:table-cell office:value-type="float" office:value="5.339" calcext:value-type="float">
            <text:p>5.339</text:p>
          </table:table-cell>
          <table:table-cell office:value-type="float" office:value="5.807" calcext:value-type="float">
            <text:p>5.80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8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1063475762423" calcext:value-type="float">
            <text:p>2.0106347576</text:p>
          </table:table-cell>
          <table:table-cell table:style-name="ce8" table:formula="of:=TINV(0.05;[.I171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10.176" calcext:value-type="float">
            <text:p>10.176</text:p>
          </table:table-cell>
          <table:table-cell office:value-type="float" office:value="11.458" calcext:value-type="float">
            <text:p>11.458</text:p>
          </table:table-cell>
          <table:table-cell office:value-type="float" office:value="9.074" calcext:value-type="float">
            <text:p>9.074</text:p>
          </table:table-cell>
          <table:table-cell office:value-type="float" office:value="10.528" calcext:value-type="float">
            <text:p>10.52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8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1063475762423" calcext:value-type="float">
            <text:p>2.0106347576</text:p>
          </table:table-cell>
          <table:table-cell table:style-name="ce8" table:formula="of:=TINV(0.05;[.S171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5.401" calcext:value-type="float">
            <text:p>5.401</text:p>
          </table:table-cell>
          <table:table-cell office:value-type="float" office:value="6.68" calcext:value-type="float">
            <text:p>6.68</text:p>
          </table:table-cell>
          <table:table-cell office:value-type="float" office:value="5.146" calcext:value-type="float">
            <text:p>5.146</text:p>
          </table:table-cell>
          <table:table-cell office:value-type="float" office:value="5.76" calcext:value-type="float">
            <text:p>5.7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float" office:value="0.0424316329861017" calcext:value-type="float">
            <text:p>0.042431633</text:p>
          </table:table-cell>
          <table:table-cell table:style-name="ce20" table:formula="of:=([.G172]*[.G170])" office:value-type="float" office:value="0.0474922990749579" calcext:value-type="float">
            <text:p>0.0474922991</text:p>
          </table:table-cell>
          <table:table-cell table:style-name="ce17" table:formula="of:=([.H172]*[.H170])" office:value-type="float" office:value="0.0461916032830741" calcext:value-type="float">
            <text:p>0.0461916033</text:p>
          </table:table-cell>
          <table:table-cell table:style-name="ce20" table:formula="of:=([.I172]*[.I170])" office:value-type="float" office:value="0.0435456098628174" calcext:value-type="float">
            <text:p>0.0435456099</text:p>
          </table:table-cell>
          <table:table-cell table:style-name="ce17"/>
          <table:table-cell office:value-type="float" office:value="11.434" calcext:value-type="float">
            <text:p>11.434</text:p>
          </table:table-cell>
          <table:table-cell office:value-type="float" office:value="10.535" calcext:value-type="float">
            <text:p>10.535</text:p>
          </table:table-cell>
          <table:table-cell office:value-type="float" office:value="10.075" calcext:value-type="float">
            <text:p>10.075</text:p>
          </table:table-cell>
          <table:table-cell office:value-type="float" office:value="10.719" calcext:value-type="float">
            <text:p>10.71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float" office:value="0.128192928913562" calcext:value-type="float">
            <text:p>0.1281929289</text:p>
          </table:table-cell>
          <table:table-cell table:style-name="ce20" table:formula="of:=([.Q172]*[.Q170])" office:value-type="float" office:value="0.233766578490438" calcext:value-type="float">
            <text:p>0.2337665785</text:p>
          </table:table-cell>
          <table:table-cell table:style-name="ce17" table:formula="of:=([.R172]*[.R170])" office:value-type="float" office:value="0.14256179644729" calcext:value-type="float">
            <text:p>0.1425617964</text:p>
          </table:table-cell>
          <table:table-cell table:style-name="ce20" table:formula="of:=([.S172]*[.S170])" office:value-type="float" office:value="0.146162915931309" calcext:value-type="float">
            <text:p>0.1461629159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deltablue;5.57608;0.0424316329861017;6.83566;0.0474922990749579;5.09595918367347;0.0461916032830741;5.51959183673469;0.0435456098628174;11.6239;0.128192928913562;11.49792;0.233766578490438;9.42991836734694;0.14256179644729;10.5161428571429;0.146162915931309" calcext:value-type="string">
            <text:p>deltablue;5.57608;0.0424316329861017;6.83566;0.0474922990749579;5.09595918367347;0.0461916032830741;5.51959183673469;0.0435456098628174;11.6239;0.128192928913562;11.49792;0.233766578490438;9.42991836734694;0.14256179644729;10.5161428571429;0.146162915931309</text:p>
          </table:table-cell>
          <table:table-cell table:number-columns-repeated="9"/>
        </table:table-row>
        <table:table-row table:style-name="ro4">
          <table:table-cell office:value-type="float" office:value="5.759" calcext:value-type="float">
            <text:p>5.759</text:p>
          </table:table-cell>
          <table:table-cell office:value-type="float" office:value="6.585" calcext:value-type="float">
            <text:p>6.585</text:p>
          </table:table-cell>
          <table:table-cell office:value-type="float" office:value="4.779" calcext:value-type="float">
            <text:p>4.779</text:p>
          </table:table-cell>
          <table:table-cell office:value-type="float" office:value="5.398" calcext:value-type="float">
            <text:p>5.398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760958110107849" calcext:value-type="percentage">
            <text:p>0.76%</text:p>
          </table:table-cell>
          <table:table-cell table:formula="of:=[.G173]/[.G168]" office:value-type="percentage" office:value="0.00694772693126311" calcext:value-type="percentage">
            <text:p>0.69%</text:p>
          </table:table-cell>
          <table:table-cell table:formula="of:=[.H173]/[.H168]" office:value-type="percentage" office:value="0.00906435895936207" calcext:value-type="percentage">
            <text:p>0.91%</text:p>
          </table:table-cell>
          <table:table-cell table:formula="of:=[.I173]/[.I168]" office:value-type="percentage" office:value="0.0078892807930121" calcext:value-type="percentage">
            <text:p>0.79%</text:p>
          </table:table-cell>
          <table:table-cell/>
          <table:table-cell office:value-type="float" office:value="11.941" calcext:value-type="float">
            <text:p>11.941</text:p>
          </table:table-cell>
          <table:table-cell office:value-type="float" office:value="9.584" calcext:value-type="float">
            <text:p>9.584</text:p>
          </table:table-cell>
          <table:table-cell office:value-type="float" office:value="8.16" calcext:value-type="float">
            <text:p>8.16</text:p>
          </table:table-cell>
          <table:table-cell office:value-type="float" office:value="10.619" calcext:value-type="float">
            <text:p>10.619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110283922705428" calcext:value-type="percentage">
            <text:p>1.10%</text:p>
          </table:table-cell>
          <table:table-cell table:formula="of:=[.Q173]/[.Q168]" office:value-type="percentage" office:value="0.0203312058607503" calcext:value-type="percentage">
            <text:p>2.03%</text:p>
          </table:table-cell>
          <table:table-cell table:formula="of:=[.R173]/[.R168]" office:value-type="percentage" office:value="0.0151180308136007" calcext:value-type="percentage">
            <text:p>1.51%</text:p>
          </table:table-cell>
          <table:table-cell table:formula="of:=[.S173]/[.S168]" office:value-type="percentage" office:value="0.0138989093165495" calcext:value-type="percentage">
            <text:p>1.39%</text:p>
          </table:table-cell>
          <table:table-cell table:number-columns-repeated="11"/>
        </table:table-row>
        <table:table-row table:style-name="ro4">
          <table:table-cell office:value-type="float" office:value="5.419" calcext:value-type="float">
            <text:p>5.419</text:p>
          </table:table-cell>
          <table:table-cell office:value-type="float" office:value="7.023" calcext:value-type="float">
            <text:p>7.023</text:p>
          </table:table-cell>
          <table:table-cell office:value-type="float" office:value="5.005" calcext:value-type="float">
            <text:p>5.005</text:p>
          </table:table-cell>
          <table:table-cell office:value-type="float" office:value="5.798" calcext:value-type="float">
            <text:p>5.798</text:p>
          </table:table-cell>
          <table:table-cell table:number-columns-repeated="6"/>
          <table:table-cell office:value-type="float" office:value="11.74" calcext:value-type="float">
            <text:p>11.74</text:p>
          </table:table-cell>
          <table:table-cell office:value-type="float" office:value="11.685" calcext:value-type="float">
            <text:p>11.685</text:p>
          </table:table-cell>
          <table:table-cell office:value-type="float" office:value="9.35" calcext:value-type="float">
            <text:p>9.35</text:p>
          </table:table-cell>
          <table:table-cell office:value-type="float" office:value="10.798" calcext:value-type="float">
            <text:p>10.798</text:p>
          </table:table-cell>
          <table:table-cell table:number-columns-repeated="16"/>
        </table:table-row>
        <table:table-row table:style-name="ro4">
          <table:table-cell office:value-type="float" office:value="5.6" calcext:value-type="float">
            <text:p>5.6</text:p>
          </table:table-cell>
          <table:table-cell office:value-type="float" office:value="6.907" calcext:value-type="float">
            <text:p>6.907</text:p>
          </table:table-cell>
          <table:table-cell office:value-type="float" office:value="5.028" calcext:value-type="float">
            <text:p>5.028</text:p>
          </table:table-cell>
          <table:table-cell office:value-type="float" office:value="5.278" calcext:value-type="float">
            <text:p>5.27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0.225889872455201" calcext:value-type="percentage">
            <text:p>22.59%</text:p>
          </table:table-cell>
          <table:table-cell table:style-name="ce21" table:formula="of:=([.H168]-[.F168])/[.F168]" office:value-type="percentage" office:value="-0.0861036456303585" calcext:value-type="percentage">
            <text:p>-08.61%</text:p>
          </table:table-cell>
          <table:table-cell table:style-name="ce21" table:formula="of:=([.I168]-[.F168])/[.F168]" office:value-type="percentage" office:value="-0.0101304434773724" calcext:value-type="percentage">
            <text:p>-01.01%</text:p>
          </table:table-cell>
          <table:table-cell/>
          <table:table-cell office:value-type="float" office:value="10.792" calcext:value-type="float">
            <text:p>10.792</text:p>
          </table:table-cell>
          <table:table-cell office:value-type="float" office:value="11.247" calcext:value-type="float">
            <text:p>11.247</text:p>
          </table:table-cell>
          <table:table-cell office:value-type="float" office:value="9.022" calcext:value-type="float">
            <text:p>9.022</text:p>
          </table:table-cell>
          <table:table-cell office:value-type="float" office:value="9.86" calcext:value-type="float">
            <text:p>9.8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-0.0108380147798933" calcext:value-type="percentage">
            <text:p>-01.08%</text:p>
          </table:table-cell>
          <table:table-cell table:style-name="ce27" table:formula="of:=([.R168]-[.P168])/[.P168]" office:value-type="percentage" office:value="-0.188747462783838" calcext:value-type="percentage">
            <text:p>-18.87%</text:p>
          </table:table-cell>
          <table:table-cell table:style-name="ce27" table:formula="of:=([.S168]-[.P168])/[.P168]" office:value-type="percentage" office:value="-0.0952999546500864" calcext:value-type="percentage">
            <text:p>-09.53%</text:p>
          </table:table-cell>
          <table:table-cell table:number-columns-repeated="11"/>
        </table:table-row>
        <table:table-row table:style-name="ro4">
          <table:table-cell office:value-type="float" office:value="5.486" calcext:value-type="float">
            <text:p>5.486</text:p>
          </table:table-cell>
          <table:table-cell office:value-type="float" office:value="7.012" calcext:value-type="float">
            <text:p>7.012</text:p>
          </table:table-cell>
          <table:table-cell office:value-type="float" office:value="5.178" calcext:value-type="float">
            <text:p>5.178</text:p>
          </table:table-cell>
          <table:table-cell office:value-type="float" office:value="5.601" calcext:value-type="float">
            <text:p>5.601</text:p>
          </table:table-cell>
          <table:table-cell table:number-columns-repeated="6"/>
          <table:table-cell office:value-type="float" office:value="11.569" calcext:value-type="float">
            <text:p>11.569</text:p>
          </table:table-cell>
          <table:table-cell office:value-type="float" office:value="11.506" calcext:value-type="float">
            <text:p>11.506</text:p>
          </table:table-cell>
          <table:table-cell office:value-type="float" office:value="10.044" calcext:value-type="float">
            <text:p>10.044</text:p>
          </table:table-cell>
          <table:table-cell office:value-type="float" office:value="10.885" calcext:value-type="float">
            <text:p>10.885</text:p>
          </table:table-cell>
          <table:table-cell table:number-columns-repeated="16"/>
        </table:table-row>
        <table:table-row table:style-name="ro4">
          <table:table-cell office:value-type="float" office:value="5.658" calcext:value-type="float">
            <text:p>5.658</text:p>
          </table:table-cell>
          <table:table-cell office:value-type="float" office:value="6.666" calcext:value-type="float">
            <text:p>6.666</text:p>
          </table:table-cell>
          <table:table-cell office:value-type="float" office:value="5.203" calcext:value-type="float">
            <text:p>5.203</text:p>
          </table:table-cell>
          <table:table-cell office:value-type="float" office:value="5.723" calcext:value-type="float">
            <text:p>5.723</text:p>
          </table:table-cell>
          <table:table-cell table:number-columns-repeated="6"/>
          <table:table-cell office:value-type="float" office:value="11.965" calcext:value-type="float">
            <text:p>11.965</text:p>
          </table:table-cell>
          <table:table-cell office:value-type="float" office:value="10.883" calcext:value-type="float">
            <text:p>10.883</text:p>
          </table:table-cell>
          <table:table-cell office:value-type="float" office:value="8.763" calcext:value-type="float">
            <text:p>8.763</text:p>
          </table:table-cell>
          <table:table-cell office:value-type="float" office:value="11.22" calcext:value-type="float">
            <text:p>11.22</text:p>
          </table:table-cell>
          <table:table-cell table:number-columns-repeated="16"/>
        </table:table-row>
        <table:table-row table:style-name="ro4">
          <table:table-cell office:value-type="float" office:value="5.662" calcext:value-type="float">
            <text:p>5.662</text:p>
          </table:table-cell>
          <table:table-cell office:value-type="float" office:value="6.592" calcext:value-type="float">
            <text:p>6.592</text:p>
          </table:table-cell>
          <table:table-cell office:value-type="float" office:value="5.226" calcext:value-type="float">
            <text:p>5.226</text:p>
          </table:table-cell>
          <table:table-cell office:value-type="float" office:value="5.283" calcext:value-type="float">
            <text:p>5.283</text:p>
          </table:table-cell>
          <table:table-cell table:number-columns-repeated="6"/>
          <table:table-cell office:value-type="float" office:value="11.868" calcext:value-type="float">
            <text:p>11.868</text:p>
          </table:table-cell>
          <table:table-cell office:value-type="float" office:value="11.252" calcext:value-type="float">
            <text:p>11.252</text:p>
          </table:table-cell>
          <table:table-cell office:value-type="float" office:value="9.822" calcext:value-type="float">
            <text:p>9.822</text:p>
          </table:table-cell>
          <table:table-cell office:value-type="float" office:value="9.852" calcext:value-type="float">
            <text:p>9.852</text:p>
          </table:table-cell>
          <table:table-cell table:number-columns-repeated="16"/>
        </table:table-row>
        <table:table-row table:style-name="ro4">
          <table:table-cell office:value-type="float" office:value="5.666" calcext:value-type="float">
            <text:p>5.666</text:p>
          </table:table-cell>
          <table:table-cell office:value-type="float" office:value="6.765" calcext:value-type="float">
            <text:p>6.765</text:p>
          </table:table-cell>
          <table:table-cell office:value-type="float" office:value="5.187" calcext:value-type="float">
            <text:p>5.187</text:p>
          </table:table-cell>
          <table:table-cell office:value-type="float" office:value="5.506" calcext:value-type="float">
            <text:p>5.506</text:p>
          </table:table-cell>
          <table:table-cell table:number-columns-repeated="6"/>
          <table:table-cell office:value-type="float" office:value="12.049" calcext:value-type="float">
            <text:p>12.049</text:p>
          </table:table-cell>
          <table:table-cell office:value-type="float" office:value="10.923" calcext:value-type="float">
            <text:p>10.923</text:p>
          </table:table-cell>
          <table:table-cell office:value-type="float" office:value="8.897" calcext:value-type="float">
            <text:p>8.897</text:p>
          </table:table-cell>
          <table:table-cell office:value-type="float" office:value="10.869" calcext:value-type="float">
            <text:p>10.869</text:p>
          </table:table-cell>
          <table:table-cell table:number-columns-repeated="16"/>
        </table:table-row>
        <table:table-row table:style-name="ro4">
          <table:table-cell office:value-type="float" office:value="5.636" calcext:value-type="float">
            <text:p>5.636</text:p>
          </table:table-cell>
          <table:table-cell office:value-type="float" office:value="6.715" calcext:value-type="float">
            <text:p>6.715</text:p>
          </table:table-cell>
          <table:table-cell office:value-type="float" office:value="5.431" calcext:value-type="float">
            <text:p>5.431</text:p>
          </table:table-cell>
          <table:table-cell office:value-type="float" office:value="5.478" calcext:value-type="float">
            <text:p>5.478</text:p>
          </table:table-cell>
          <table:table-cell table:number-columns-repeated="6"/>
          <table:table-cell office:value-type="float" office:value="11.424" calcext:value-type="float">
            <text:p>11.424</text:p>
          </table:table-cell>
          <table:table-cell office:value-type="float" office:value="11.247" calcext:value-type="float">
            <text:p>11.247</text:p>
          </table:table-cell>
          <table:table-cell office:value-type="float" office:value="9.722" calcext:value-type="float">
            <text:p>9.722</text:p>
          </table:table-cell>
          <table:table-cell office:value-type="float" office:value="10.611" calcext:value-type="float">
            <text:p>10.611</text:p>
          </table:table-cell>
          <table:table-cell table:number-columns-repeated="16"/>
        </table:table-row>
        <table:table-row table:style-name="ro4">
          <table:table-cell office:value-type="float" office:value="5.622" calcext:value-type="float">
            <text:p>5.622</text:p>
          </table:table-cell>
          <table:table-cell office:value-type="float" office:value="6.825" calcext:value-type="float">
            <text:p>6.825</text:p>
          </table:table-cell>
          <table:table-cell office:value-type="float" office:value="5.168" calcext:value-type="float">
            <text:p>5.168</text:p>
          </table:table-cell>
          <table:table-cell office:value-type="float" office:value="5.428" calcext:value-type="float">
            <text:p>5.428</text:p>
          </table:table-cell>
          <table:table-cell table:number-columns-repeated="6"/>
          <table:table-cell office:value-type="float" office:value="11.879" calcext:value-type="float">
            <text:p>11.879</text:p>
          </table:table-cell>
          <table:table-cell office:value-type="float" office:value="10.865" calcext:value-type="float">
            <text:p>10.865</text:p>
          </table:table-cell>
          <table:table-cell office:value-type="float" office:value="9.904" calcext:value-type="float">
            <text:p>9.904</text:p>
          </table:table-cell>
          <table:table-cell office:value-type="float" office:value="10.597" calcext:value-type="float">
            <text:p>10.597</text:p>
          </table:table-cell>
          <table:table-cell table:number-columns-repeated="16"/>
        </table:table-row>
        <table:table-row table:style-name="ro4">
          <table:table-cell office:value-type="float" office:value="5.371" calcext:value-type="float">
            <text:p>5.371</text:p>
          </table:table-cell>
          <table:table-cell office:value-type="float" office:value="6.755" calcext:value-type="float">
            <text:p>6.755</text:p>
          </table:table-cell>
          <table:table-cell office:value-type="float" office:value="5.66" calcext:value-type="float">
            <text:p>5.66</text:p>
          </table:table-cell>
          <table:table-cell office:value-type="float" office:value="5.367" calcext:value-type="float">
            <text:p>5.367</text:p>
          </table:table-cell>
          <table:table-cell table:number-columns-repeated="6"/>
          <table:table-cell office:value-type="float" office:value="11.923" calcext:value-type="float">
            <text:p>11.923</text:p>
          </table:table-cell>
          <table:table-cell office:value-type="float" office:value="12.497" calcext:value-type="float">
            <text:p>12.497</text:p>
          </table:table-cell>
          <table:table-cell office:value-type="float" office:value="9.586" calcext:value-type="float">
            <text:p>9.586</text:p>
          </table:table-cell>
          <table:table-cell office:value-type="float" office:value="11.003" calcext:value-type="float">
            <text:p>11.003</text:p>
          </table:table-cell>
          <table:table-cell table:number-columns-repeated="16"/>
        </table:table-row>
        <table:table-row table:style-name="ro4">
          <table:table-cell office:value-type="float" office:value="5.688" calcext:value-type="float">
            <text:p>5.688</text:p>
          </table:table-cell>
          <table:table-cell office:value-type="float" office:value="6.825" calcext:value-type="float">
            <text:p>6.825</text:p>
          </table:table-cell>
          <table:table-cell office:value-type="float" office:value="5.157" calcext:value-type="float">
            <text:p>5.157</text:p>
          </table:table-cell>
          <table:table-cell office:value-type="float" office:value="5.406" calcext:value-type="float">
            <text:p>5.406</text:p>
          </table:table-cell>
          <table:table-cell table:number-columns-repeated="6"/>
          <table:table-cell office:value-type="float" office:value="11.724" calcext:value-type="float">
            <text:p>11.724</text:p>
          </table:table-cell>
          <table:table-cell office:value-type="float" office:value="11.414" calcext:value-type="float">
            <text:p>11.414</text:p>
          </table:table-cell>
          <table:table-cell office:value-type="float" office:value="9.785" calcext:value-type="float">
            <text:p>9.785</text:p>
          </table:table-cell>
          <table:table-cell office:value-type="float" office:value="9.338" calcext:value-type="float">
            <text:p>9.338</text:p>
          </table:table-cell>
          <table:table-cell table:number-columns-repeated="16"/>
        </table:table-row>
        <table:table-row table:style-name="ro4">
          <table:table-cell office:value-type="float" office:value="5.498" calcext:value-type="float">
            <text:p>5.498</text:p>
          </table:table-cell>
          <table:table-cell office:value-type="float" office:value="6.791" calcext:value-type="float">
            <text:p>6.791</text:p>
          </table:table-cell>
          <table:table-cell office:value-type="float" office:value="5.304" calcext:value-type="float">
            <text:p>5.304</text:p>
          </table:table-cell>
          <table:table-cell office:value-type="float" office:value="5.378" calcext:value-type="float">
            <text:p>5.378</text:p>
          </table:table-cell>
          <table:table-cell table:number-columns-repeated="6"/>
          <table:table-cell office:value-type="float" office:value="11.394" calcext:value-type="float">
            <text:p>11.394</text:p>
          </table:table-cell>
          <table:table-cell office:value-type="float" office:value="10.719" calcext:value-type="float">
            <text:p>10.719</text:p>
          </table:table-cell>
          <table:table-cell office:value-type="float" office:value="9.896" calcext:value-type="float">
            <text:p>9.896</text:p>
          </table:table-cell>
          <table:table-cell office:value-type="float" office:value="10.85" calcext:value-type="float">
            <text:p>10.85</text:p>
          </table:table-cell>
          <table:table-cell table:number-columns-repeated="16"/>
        </table:table-row>
        <table:table-row table:style-name="ro4">
          <table:table-cell office:value-type="float" office:value="5.46" calcext:value-type="float">
            <text:p>5.46</text:p>
          </table:table-cell>
          <table:table-cell office:value-type="float" office:value="6.923" calcext:value-type="float">
            <text:p>6.923</text:p>
          </table:table-cell>
          <table:table-cell office:value-type="float" office:value="5.225" calcext:value-type="float">
            <text:p>5.225</text:p>
          </table:table-cell>
          <table:table-cell office:value-type="float" office:value="5.695" calcext:value-type="float">
            <text:p>5.695</text:p>
          </table:table-cell>
          <table:table-cell table:number-columns-repeated="6"/>
          <table:table-cell office:value-type="float" office:value="10.724" calcext:value-type="float">
            <text:p>10.724</text:p>
          </table:table-cell>
          <table:table-cell office:value-type="float" office:value="11.234" calcext:value-type="float">
            <text:p>11.234</text:p>
          </table:table-cell>
          <table:table-cell office:value-type="float" office:value="9.964" calcext:value-type="float">
            <text:p>9.964</text:p>
          </table:table-cell>
          <table:table-cell office:value-type="float" office:value="11.165" calcext:value-type="float">
            <text:p>11.165</text:p>
          </table:table-cell>
          <table:table-cell table:number-columns-repeated="16"/>
        </table:table-row>
        <table:table-row table:style-name="ro4">
          <table:table-cell office:value-type="float" office:value="5.51" calcext:value-type="float">
            <text:p>5.51</text:p>
          </table:table-cell>
          <table:table-cell office:value-type="float" office:value="6.563" calcext:value-type="float">
            <text:p>6.563</text:p>
          </table:table-cell>
          <table:table-cell office:value-type="float" office:value="5.045" calcext:value-type="float">
            <text:p>5.045</text:p>
          </table:table-cell>
          <table:table-cell office:value-type="float" office:value="5.743" calcext:value-type="float">
            <text:p>5.743</text:p>
          </table:table-cell>
          <table:table-cell table:number-columns-repeated="6"/>
          <table:table-cell office:value-type="float" office:value="11.856" calcext:value-type="float">
            <text:p>11.856</text:p>
          </table:table-cell>
          <table:table-cell office:value-type="float" office:value="10.377" calcext:value-type="float">
            <text:p>10.377</text:p>
          </table:table-cell>
          <table:table-cell office:value-type="float" office:value="9.924" calcext:value-type="float">
            <text:p>9.924</text:p>
          </table:table-cell>
          <table:table-cell office:value-type="float" office:value="10.929" calcext:value-type="float">
            <text:p>10.929</text:p>
          </table:table-cell>
          <table:table-cell table:number-columns-repeated="16"/>
        </table:table-row>
        <table:table-row table:style-name="ro4">
          <table:table-cell office:value-type="float" office:value="5.76" calcext:value-type="float">
            <text:p>5.76</text:p>
          </table:table-cell>
          <table:table-cell office:value-type="float" office:value="6.527" calcext:value-type="float">
            <text:p>6.527</text:p>
          </table:table-cell>
          <table:table-cell office:value-type="float" office:value="5.001" calcext:value-type="float">
            <text:p>5.001</text:p>
          </table:table-cell>
          <table:table-cell office:value-type="float" office:value="5.458" calcext:value-type="float">
            <text:p>5.458</text:p>
          </table:table-cell>
          <table:table-cell table:number-columns-repeated="6"/>
          <table:table-cell office:value-type="float" office:value="11.906" calcext:value-type="float">
            <text:p>11.906</text:p>
          </table:table-cell>
          <table:table-cell office:value-type="float" office:value="11.084" calcext:value-type="float">
            <text:p>11.084</text:p>
          </table:table-cell>
          <table:table-cell office:value-type="float" office:value="10.174" calcext:value-type="float">
            <text:p>10.174</text:p>
          </table:table-cell>
          <table:table-cell office:value-type="float" office:value="10.098" calcext:value-type="float">
            <text:p>10.098</text:p>
          </table:table-cell>
          <table:table-cell table:number-columns-repeated="16"/>
        </table:table-row>
        <table:table-row table:style-name="ro4">
          <table:table-cell office:value-type="float" office:value="5.42" calcext:value-type="float">
            <text:p>5.42</text:p>
          </table:table-cell>
          <table:table-cell office:value-type="float" office:value="6.474" calcext:value-type="float">
            <text:p>6.474</text:p>
          </table:table-cell>
          <table:table-cell office:value-type="float" office:value="4.936" calcext:value-type="float">
            <text:p>4.936</text:p>
          </table:table-cell>
          <table:table-cell office:value-type="float" office:value="5.651" calcext:value-type="float">
            <text:p>5.651</text:p>
          </table:table-cell>
          <table:table-cell table:number-columns-repeated="6"/>
          <table:table-cell office:value-type="float" office:value="11.419" calcext:value-type="float">
            <text:p>11.419</text:p>
          </table:table-cell>
          <table:table-cell office:value-type="float" office:value="11.504" calcext:value-type="float">
            <text:p>11.504</text:p>
          </table:table-cell>
          <table:table-cell office:value-type="float" office:value="10.044" calcext:value-type="float">
            <text:p>10.044</text:p>
          </table:table-cell>
          <table:table-cell office:value-type="float" office:value="11.035" calcext:value-type="float">
            <text:p>11.035</text:p>
          </table:table-cell>
          <table:table-cell table:number-columns-repeated="16"/>
        </table:table-row>
        <table:table-row table:style-name="ro4">
          <table:table-cell office:value-type="float" office:value="5.501" calcext:value-type="float">
            <text:p>5.501</text:p>
          </table:table-cell>
          <table:table-cell office:value-type="float" office:value="6.758" calcext:value-type="float">
            <text:p>6.758</text:p>
          </table:table-cell>
          <table:table-cell office:value-type="float" office:value="4.955" calcext:value-type="float">
            <text:p>4.955</text:p>
          </table:table-cell>
          <table:table-cell office:value-type="float" office:value="5.367" calcext:value-type="float">
            <text:p>5.367</text:p>
          </table:table-cell>
          <table:table-cell table:number-columns-repeated="6"/>
          <table:table-cell office:value-type="float" office:value="10.522" calcext:value-type="float">
            <text:p>10.522</text:p>
          </table:table-cell>
          <table:table-cell office:value-type="float" office:value="10.754" calcext:value-type="float">
            <text:p>10.754</text:p>
          </table:table-cell>
          <table:table-cell office:value-type="float" office:value="8.91" calcext:value-type="float">
            <text:p>8.91</text:p>
          </table:table-cell>
          <table:table-cell office:value-type="float" office:value="10.517" calcext:value-type="float">
            <text:p>10.517</text:p>
          </table:table-cell>
          <table:table-cell table:number-columns-repeated="16"/>
        </table:table-row>
        <table:table-row table:style-name="ro4">
          <table:table-cell office:value-type="float" office:value="5.489" calcext:value-type="float">
            <text:p>5.489</text:p>
          </table:table-cell>
          <table:table-cell office:value-type="float" office:value="6.65" calcext:value-type="float">
            <text:p>6.65</text:p>
          </table:table-cell>
          <table:table-cell office:value-type="float" office:value="5.104" calcext:value-type="float">
            <text:p>5.104</text:p>
          </table:table-cell>
          <table:table-cell office:value-type="float" office:value="5.349" calcext:value-type="float">
            <text:p>5.349</text:p>
          </table:table-cell>
          <table:table-cell table:number-columns-repeated="6"/>
          <table:table-cell office:value-type="float" office:value="11.516" calcext:value-type="float">
            <text:p>11.516</text:p>
          </table:table-cell>
          <table:table-cell office:value-type="float" office:value="11.375" calcext:value-type="float">
            <text:p>11.375</text:p>
          </table:table-cell>
          <table:table-cell office:value-type="float" office:value="9.627" calcext:value-type="float">
            <text:p>9.627</text:p>
          </table:table-cell>
          <table:table-cell office:value-type="float" office:value="10.59" calcext:value-type="float">
            <text:p>10.59</text:p>
          </table:table-cell>
          <table:table-cell table:number-columns-repeated="16"/>
        </table:table-row>
        <table:table-row table:style-name="ro4">
          <table:table-cell office:value-type="float" office:value="5.729" calcext:value-type="float">
            <text:p>5.729</text:p>
          </table:table-cell>
          <table:table-cell office:value-type="float" office:value="6.782" calcext:value-type="float">
            <text:p>6.782</text:p>
          </table:table-cell>
          <table:table-cell office:value-type="float" office:value="5.078" calcext:value-type="float">
            <text:p>5.078</text:p>
          </table:table-cell>
          <table:table-cell office:value-type="float" office:value="5.319" calcext:value-type="float">
            <text:p>5.319</text:p>
          </table:table-cell>
          <table:table-cell table:number-columns-repeated="6"/>
          <table:table-cell office:value-type="float" office:value="11.923" calcext:value-type="float">
            <text:p>11.923</text:p>
          </table:table-cell>
          <table:table-cell office:value-type="float" office:value="10.036" calcext:value-type="float">
            <text:p>10.036</text:p>
          </table:table-cell>
          <table:table-cell office:value-type="float" office:value="9.914" calcext:value-type="float">
            <text:p>9.914</text:p>
          </table:table-cell>
          <table:table-cell office:value-type="float" office:value="10.5" calcext:value-type="float">
            <text:p>10.5</text:p>
          </table:table-cell>
          <table:table-cell table:number-columns-repeated="16"/>
        </table:table-row>
        <table:table-row table:style-name="ro4">
          <table:table-cell office:value-type="float" office:value="5.889" calcext:value-type="float">
            <text:p>5.889</text:p>
          </table:table-cell>
          <table:table-cell office:value-type="float" office:value="6.863" calcext:value-type="float">
            <text:p>6.863</text:p>
          </table:table-cell>
          <table:table-cell office:value-type="float" office:value="4.871" calcext:value-type="float">
            <text:p>4.871</text:p>
          </table:table-cell>
          <table:table-cell office:value-type="float" office:value="5.477" calcext:value-type="float">
            <text:p>5.477</text:p>
          </table:table-cell>
          <table:table-cell table:number-columns-repeated="6"/>
          <table:table-cell office:value-type="float" office:value="12.347" calcext:value-type="float">
            <text:p>12.347</text:p>
          </table:table-cell>
          <table:table-cell office:value-type="float" office:value="11.686" calcext:value-type="float">
            <text:p>11.686</text:p>
          </table:table-cell>
          <table:table-cell office:value-type="float" office:value="9.979" calcext:value-type="float">
            <text:p>9.979</text:p>
          </table:table-cell>
          <table:table-cell office:value-type="float" office:value="10.641" calcext:value-type="float">
            <text:p>10.641</text:p>
          </table:table-cell>
          <table:table-cell table:number-columns-repeated="16"/>
        </table:table-row>
        <table:table-row table:style-name="ro4">
          <table:table-cell office:value-type="float" office:value="5.576" calcext:value-type="float">
            <text:p>5.576</text:p>
          </table:table-cell>
          <table:table-cell office:value-type="float" office:value="6.754" calcext:value-type="float">
            <text:p>6.754</text:p>
          </table:table-cell>
          <table:table-cell office:value-type="float" office:value="4.938" calcext:value-type="float">
            <text:p>4.938</text:p>
          </table:table-cell>
          <table:table-cell office:value-type="float" office:value="5.307" calcext:value-type="float">
            <text:p>5.307</text:p>
          </table:table-cell>
          <table:table-cell table:number-columns-repeated="6"/>
          <table:table-cell office:value-type="float" office:value="11.628" calcext:value-type="float">
            <text:p>11.628</text:p>
          </table:table-cell>
          <table:table-cell office:value-type="float" office:value="12.735" calcext:value-type="float">
            <text:p>12.735</text:p>
          </table:table-cell>
          <table:table-cell office:value-type="float" office:value="9.159" calcext:value-type="float">
            <text:p>9.159</text:p>
          </table:table-cell>
          <table:table-cell office:value-type="float" office:value="10.083" calcext:value-type="float">
            <text:p>10.083</text:p>
          </table:table-cell>
          <table:table-cell table:number-columns-repeated="16"/>
        </table:table-row>
        <table:table-row table:style-name="ro4">
          <table:table-cell office:value-type="float" office:value="5.288" calcext:value-type="float">
            <text:p>5.288</text:p>
          </table:table-cell>
          <table:table-cell office:value-type="float" office:value="6.695" calcext:value-type="float">
            <text:p>6.695</text:p>
          </table:table-cell>
          <table:table-cell office:value-type="float" office:value="5.28" calcext:value-type="float">
            <text:p>5.28</text:p>
          </table:table-cell>
          <table:table-cell office:value-type="float" office:value="5.324" calcext:value-type="float">
            <text:p>5.324</text:p>
          </table:table-cell>
          <table:table-cell table:number-columns-repeated="6"/>
          <table:table-cell office:value-type="float" office:value="10.324" calcext:value-type="float">
            <text:p>10.324</text:p>
          </table:table-cell>
          <table:table-cell office:value-type="float" office:value="12.058" calcext:value-type="float">
            <text:p>12.058</text:p>
          </table:table-cell>
          <table:table-cell office:value-type="float" office:value="9.855" calcext:value-type="float">
            <text:p>9.855</text:p>
          </table:table-cell>
          <table:table-cell office:value-type="float" office:value="10.45" calcext:value-type="float">
            <text:p>10.45</text:p>
          </table:table-cell>
          <table:table-cell table:number-columns-repeated="16"/>
        </table:table-row>
        <table:table-row table:style-name="ro4">
          <table:table-cell office:value-type="float" office:value="5.729" calcext:value-type="float">
            <text:p>5.729</text:p>
          </table:table-cell>
          <table:table-cell office:value-type="float" office:value="6.857" calcext:value-type="float">
            <text:p>6.857</text:p>
          </table:table-cell>
          <table:table-cell office:value-type="float" office:value="4.911" calcext:value-type="float">
            <text:p>4.911</text:p>
          </table:table-cell>
          <table:table-cell office:value-type="float" office:value="5.527" calcext:value-type="float">
            <text:p>5.527</text:p>
          </table:table-cell>
          <table:table-cell table:number-columns-repeated="6"/>
          <table:table-cell office:value-type="float" office:value="11.886" calcext:value-type="float">
            <text:p>11.886</text:p>
          </table:table-cell>
          <table:table-cell office:value-type="float" office:value="11.034" calcext:value-type="float">
            <text:p>11.034</text:p>
          </table:table-cell>
          <table:table-cell office:value-type="float" office:value="8.614" calcext:value-type="float">
            <text:p>8.614</text:p>
          </table:table-cell>
          <table:table-cell office:value-type="float" office:value="9.215" calcext:value-type="float">
            <text:p>9.215</text:p>
          </table:table-cell>
          <table:table-cell table:number-columns-repeated="16"/>
        </table:table-row>
        <table:table-row table:style-name="ro4">
          <table:table-cell office:value-type="float" office:value="5.546" calcext:value-type="float">
            <text:p>5.546</text:p>
          </table:table-cell>
          <table:table-cell office:value-type="float" office:value="6.883" calcext:value-type="float">
            <text:p>6.883</text:p>
          </table:table-cell>
          <table:table-cell office:value-type="float" office:value="5.247" calcext:value-type="float">
            <text:p>5.247</text:p>
          </table:table-cell>
          <table:table-cell table:number-columns-repeated="7"/>
          <table:table-cell office:value-type="float" office:value="11.902" calcext:value-type="float">
            <text:p>11.902</text:p>
          </table:table-cell>
          <table:table-cell office:value-type="float" office:value="13.851" calcext:value-type="float">
            <text:p>13.851</text:p>
          </table:table-cell>
          <table:table-cell office:value-type="float" office:value="9.598" calcext:value-type="float">
            <text:p>9.598</text:p>
          </table:table-cell>
          <table:table-cell table:number-columns-repeated="17"/>
        </table:table-row>
        <table:table-row table:style-name="ro4">
          <table:table-cell office:value-type="float" office:value="5.379" calcext:value-type="float">
            <text:p>5.379</text:p>
          </table:table-cell>
          <table:table-cell office:value-type="float" office:value="6.965" calcext:value-type="float">
            <text:p>6.965</text:p>
          </table:table-cell>
          <table:table-cell office:value-type="float" office:value="5.19" calcext:value-type="float">
            <text:p>5.19</text:p>
          </table:table-cell>
          <table:table-cell office:value-type="float" office:value="5.594" calcext:value-type="float">
            <text:p>5.594</text:p>
          </table:table-cell>
          <table:table-cell table:number-columns-repeated="6"/>
          <table:table-cell office:value-type="float" office:value="11.599" calcext:value-type="float">
            <text:p>11.599</text:p>
          </table:table-cell>
          <table:table-cell office:value-type="float" office:value="11.95" calcext:value-type="float">
            <text:p>11.95</text:p>
          </table:table-cell>
          <table:table-cell office:value-type="float" office:value="9.765" calcext:value-type="float">
            <text:p>9.765</text:p>
          </table:table-cell>
          <table:table-cell office:value-type="float" office:value="10.544" calcext:value-type="float">
            <text:p>10.544</text:p>
          </table:table-cell>
          <table:table-cell table:number-columns-repeated="16"/>
        </table:table-row>
        <table:table-row table:style-name="ro4">
          <table:table-cell office:value-type="float" office:value="5.588" calcext:value-type="float">
            <text:p>5.588</text:p>
          </table:table-cell>
          <table:table-cell office:value-type="float" office:value="6.699" calcext:value-type="float">
            <text:p>6.699</text:p>
          </table:table-cell>
          <table:table-cell office:value-type="float" office:value="5.006" calcext:value-type="float">
            <text:p>5.006</text:p>
          </table:table-cell>
          <table:table-cell office:value-type="float" office:value="5.493" calcext:value-type="float">
            <text:p>5.493</text:p>
          </table:table-cell>
          <table:table-cell table:number-columns-repeated="6"/>
          <table:table-cell office:value-type="float" office:value="11.609" calcext:value-type="float">
            <text:p>11.609</text:p>
          </table:table-cell>
          <table:table-cell office:value-type="float" office:value="10.789" calcext:value-type="float">
            <text:p>10.789</text:p>
          </table:table-cell>
          <table:table-cell office:value-type="float" office:value="9.123" calcext:value-type="float">
            <text:p>9.123</text:p>
          </table:table-cell>
          <table:table-cell office:value-type="float" office:value="11.209" calcext:value-type="float">
            <text:p>11.209</text:p>
          </table:table-cell>
          <table:table-cell table:number-columns-repeated="16"/>
        </table:table-row>
        <table:table-row table:style-name="ro4">
          <table:table-cell office:value-type="float" office:value="5.911" calcext:value-type="float">
            <text:p>5.911</text:p>
          </table:table-cell>
          <table:table-cell office:value-type="float" office:value="7.179" calcext:value-type="float">
            <text:p>7.179</text:p>
          </table:table-cell>
          <table:table-cell office:value-type="float" office:value="5.213" calcext:value-type="float">
            <text:p>5.213</text:p>
          </table:table-cell>
          <table:table-cell office:value-type="float" office:value="5.706" calcext:value-type="float">
            <text:p>5.706</text:p>
          </table:table-cell>
          <table:table-cell table:number-columns-repeated="6"/>
          <table:table-cell office:value-type="float" office:value="11.691" calcext:value-type="float">
            <text:p>11.691</text:p>
          </table:table-cell>
          <table:table-cell office:value-type="float" office:value="11.282" calcext:value-type="float">
            <text:p>11.282</text:p>
          </table:table-cell>
          <table:table-cell office:value-type="float" office:value="8.885" calcext:value-type="float">
            <text:p>8.885</text:p>
          </table:table-cell>
          <table:table-cell office:value-type="float" office:value="10.946" calcext:value-type="float">
            <text:p>10.946</text:p>
          </table:table-cell>
          <table:table-cell table:number-columns-repeated="16"/>
        </table:table-row>
        <table:table-row table:style-name="ro4">
          <table:table-cell office:value-type="float" office:value="5.44" calcext:value-type="float">
            <text:p>5.44</text:p>
          </table:table-cell>
          <table:table-cell office:value-type="float" office:value="6.946" calcext:value-type="float">
            <text:p>6.946</text:p>
          </table:table-cell>
          <table:table-cell office:value-type="float" office:value="5.036" calcext:value-type="float">
            <text:p>5.036</text:p>
          </table:table-cell>
          <table:table-cell office:value-type="float" office:value="5.403" calcext:value-type="float">
            <text:p>5.403</text:p>
          </table:table-cell>
          <table:table-cell table:number-columns-repeated="6"/>
          <table:table-cell office:value-type="float" office:value="11.867" calcext:value-type="float">
            <text:p>11.867</text:p>
          </table:table-cell>
          <table:table-cell office:value-type="float" office:value="10.913" calcext:value-type="float">
            <text:p>10.913</text:p>
          </table:table-cell>
          <table:table-cell office:value-type="float" office:value="8.288" calcext:value-type="float">
            <text:p>8.288</text:p>
          </table:table-cell>
          <table:table-cell office:value-type="float" office:value="9.527" calcext:value-type="float">
            <text:p>9.527</text:p>
          </table:table-cell>
          <table:table-cell table:number-columns-repeated="16"/>
        </table:table-row>
        <table:table-row table:style-name="ro4">
          <table:table-cell office:value-type="float" office:value="5.555" calcext:value-type="float">
            <text:p>5.555</text:p>
          </table:table-cell>
          <table:table-cell office:value-type="float" office:value="7.215" calcext:value-type="float">
            <text:p>7.215</text:p>
          </table:table-cell>
          <table:table-cell office:value-type="float" office:value="5.121" calcext:value-type="float">
            <text:p>5.121</text:p>
          </table:table-cell>
          <table:table-cell office:value-type="float" office:value="5.437" calcext:value-type="float">
            <text:p>5.437</text:p>
          </table:table-cell>
          <table:table-cell table:number-columns-repeated="6"/>
          <table:table-cell office:value-type="float" office:value="11.632" calcext:value-type="float">
            <text:p>11.632</text:p>
          </table:table-cell>
          <table:table-cell office:value-type="float" office:value="12.702" calcext:value-type="float">
            <text:p>12.702</text:p>
          </table:table-cell>
          <table:table-cell office:value-type="float" office:value="9.321" calcext:value-type="float">
            <text:p>9.321</text:p>
          </table:table-cell>
          <table:table-cell office:value-type="float" office:value="10.814" calcext:value-type="float">
            <text:p>10.814</text:p>
          </table:table-cell>
          <table:table-cell table:number-columns-repeated="16"/>
        </table:table-row>
        <table:table-row table:style-name="ro4">
          <table:table-cell office:value-type="float" office:value="5.648" calcext:value-type="float">
            <text:p>5.648</text:p>
          </table:table-cell>
          <table:table-cell office:value-type="float" office:value="6.732" calcext:value-type="float">
            <text:p>6.732</text:p>
          </table:table-cell>
          <table:table-cell office:value-type="float" office:value="4.904" calcext:value-type="float">
            <text:p>4.904</text:p>
          </table:table-cell>
          <table:table-cell office:value-type="float" office:value="5.641" calcext:value-type="float">
            <text:p>5.641</text:p>
          </table:table-cell>
          <table:table-cell table:number-columns-repeated="6"/>
          <table:table-cell office:value-type="float" office:value="11.564" calcext:value-type="float">
            <text:p>11.564</text:p>
          </table:table-cell>
          <table:table-cell office:value-type="float" office:value="12.469" calcext:value-type="float">
            <text:p>12.469</text:p>
          </table:table-cell>
          <table:table-cell office:value-type="float" office:value="9.612" calcext:value-type="float">
            <text:p>9.612</text:p>
          </table:table-cell>
          <table:table-cell office:value-type="float" office:value="10.119" calcext:value-type="float">
            <text:p>10.119</text:p>
          </table:table-cell>
          <table:table-cell table:number-columns-repeated="16"/>
        </table:table-row>
        <table:table-row table:style-name="ro4">
          <table:table-cell office:value-type="float" office:value="5.462" calcext:value-type="float">
            <text:p>5.462</text:p>
          </table:table-cell>
          <table:table-cell office:value-type="float" office:value="6.789" calcext:value-type="float">
            <text:p>6.789</text:p>
          </table:table-cell>
          <table:table-cell office:value-type="float" office:value="5.131" calcext:value-type="float">
            <text:p>5.131</text:p>
          </table:table-cell>
          <table:table-cell office:value-type="float" office:value="5.533" calcext:value-type="float">
            <text:p>5.533</text:p>
          </table:table-cell>
          <table:table-cell table:number-columns-repeated="6"/>
          <table:table-cell office:value-type="float" office:value="11.716" calcext:value-type="float">
            <text:p>11.716</text:p>
          </table:table-cell>
          <table:table-cell office:value-type="float" office:value="11.059" calcext:value-type="float">
            <text:p>11.059</text:p>
          </table:table-cell>
          <table:table-cell office:value-type="float" office:value="9.417" calcext:value-type="float">
            <text:p>9.417</text:p>
          </table:table-cell>
          <table:table-cell office:value-type="float" office:value="10.868" calcext:value-type="float">
            <text:p>10.868</text:p>
          </table:table-cell>
          <table:table-cell table:number-columns-repeated="16"/>
        </table:table-row>
        <table:table-row table:style-name="ro4">
          <table:table-cell office:value-type="float" office:value="5.426" calcext:value-type="float">
            <text:p>5.426</text:p>
          </table:table-cell>
          <table:table-cell office:value-type="float" office:value="6.983" calcext:value-type="float">
            <text:p>6.983</text:p>
          </table:table-cell>
          <table:table-cell office:value-type="float" office:value="4.937" calcext:value-type="float">
            <text:p>4.937</text:p>
          </table:table-cell>
          <table:table-cell office:value-type="float" office:value="5.347" calcext:value-type="float">
            <text:p>5.347</text:p>
          </table:table-cell>
          <table:table-cell table:number-columns-repeated="6"/>
          <table:table-cell office:value-type="float" office:value="11.553" calcext:value-type="float">
            <text:p>11.553</text:p>
          </table:table-cell>
          <table:table-cell office:value-type="float" office:value="11.412" calcext:value-type="float">
            <text:p>11.412</text:p>
          </table:table-cell>
          <table:table-cell office:value-type="float" office:value="9.824" calcext:value-type="float">
            <text:p>9.824</text:p>
          </table:table-cell>
          <table:table-cell office:value-type="float" office:value="10.61" calcext:value-type="float">
            <text:p>10.61</text:p>
          </table:table-cell>
          <table:table-cell table:number-columns-repeated="16"/>
        </table:table-row>
        <table:table-row table:style-name="ro4">
          <table:table-cell office:value-type="float" office:value="5.585" calcext:value-type="float">
            <text:p>5.585</text:p>
          </table:table-cell>
          <table:table-cell office:value-type="float" office:value="6.836" calcext:value-type="float">
            <text:p>6.836</text:p>
          </table:table-cell>
          <table:table-cell office:value-type="float" office:value="5.346" calcext:value-type="float">
            <text:p>5.346</text:p>
          </table:table-cell>
          <table:table-cell office:value-type="float" office:value="5.391" calcext:value-type="float">
            <text:p>5.391</text:p>
          </table:table-cell>
          <table:table-cell table:number-columns-repeated="6"/>
          <table:table-cell office:value-type="float" office:value="12.186" calcext:value-type="float">
            <text:p>12.186</text:p>
          </table:table-cell>
          <table:table-cell office:value-type="float" office:value="11.961" calcext:value-type="float">
            <text:p>11.961</text:p>
          </table:table-cell>
          <table:table-cell office:value-type="float" office:value="8.985" calcext:value-type="float">
            <text:p>8.985</text:p>
          </table:table-cell>
          <table:table-cell office:value-type="float" office:value="10.464" calcext:value-type="float">
            <text:p>10.464</text:p>
          </table:table-cell>
          <table:table-cell table:number-columns-repeated="16"/>
        </table:table-row>
        <table:table-row table:style-name="ro4">
          <table:table-cell office:value-type="float" office:value="5.832" calcext:value-type="float">
            <text:p>5.832</text:p>
          </table:table-cell>
          <table:table-cell office:value-type="float" office:value="6.884" calcext:value-type="float">
            <text:p>6.884</text:p>
          </table:table-cell>
          <table:table-cell office:value-type="float" office:value="5.072" calcext:value-type="float">
            <text:p>5.072</text:p>
          </table:table-cell>
          <table:table-cell office:value-type="float" office:value="5.641" calcext:value-type="float">
            <text:p>5.641</text:p>
          </table:table-cell>
          <table:table-cell table:number-columns-repeated="6"/>
          <table:table-cell office:value-type="float" office:value="11.942" calcext:value-type="float">
            <text:p>11.942</text:p>
          </table:table-cell>
          <table:table-cell office:value-type="float" office:value="11.732" calcext:value-type="float">
            <text:p>11.732</text:p>
          </table:table-cell>
          <table:table-cell office:value-type="float" office:value="9.456" calcext:value-type="float">
            <text:p>9.456</text:p>
          </table:table-cell>
          <table:table-cell office:value-type="float" office:value="11.485" calcext:value-type="float">
            <text:p>11.485</text:p>
          </table:table-cell>
          <table:table-cell table:number-columns-repeated="16"/>
        </table:table-row>
        <table:table-row table:style-name="ro4">
          <table:table-cell office:value-type="float" office:value="5.51" calcext:value-type="float">
            <text:p>5.51</text:p>
          </table:table-cell>
          <table:table-cell office:value-type="float" office:value="6.775" calcext:value-type="float">
            <text:p>6.775</text:p>
          </table:table-cell>
          <table:table-cell office:value-type="float" office:value="5.013" calcext:value-type="float">
            <text:p>5.013</text:p>
          </table:table-cell>
          <table:table-cell office:value-type="float" office:value="5.541" calcext:value-type="float">
            <text:p>5.541</text:p>
          </table:table-cell>
          <table:table-cell table:number-columns-repeated="6"/>
          <table:table-cell office:value-type="float" office:value="11.692" calcext:value-type="float">
            <text:p>11.692</text:p>
          </table:table-cell>
          <table:table-cell office:value-type="float" office:value="11.848" calcext:value-type="float">
            <text:p>11.848</text:p>
          </table:table-cell>
          <table:table-cell office:value-type="float" office:value="9.449" calcext:value-type="float">
            <text:p>9.449</text:p>
          </table:table-cell>
          <table:table-cell office:value-type="float" office:value="10.365" calcext:value-type="float">
            <text:p>10.365</text:p>
          </table:table-cell>
          <table:table-cell table:number-columns-repeated="16"/>
        </table:table-row>
        <table:table-row table:style-name="ro4">
          <table:table-cell office:value-type="float" office:value="5.547" calcext:value-type="float">
            <text:p>5.547</text:p>
          </table:table-cell>
          <table:table-cell office:value-type="float" office:value="6.856" calcext:value-type="float">
            <text:p>6.856</text:p>
          </table:table-cell>
          <table:table-cell office:value-type="float" office:value="4.923" calcext:value-type="float">
            <text:p>4.923</text:p>
          </table:table-cell>
          <table:table-cell office:value-type="float" office:value="5.849" calcext:value-type="float">
            <text:p>5.849</text:p>
          </table:table-cell>
          <table:table-cell table:number-columns-repeated="6"/>
          <table:table-cell office:value-type="float" office:value="11.578" calcext:value-type="float">
            <text:p>11.578</text:p>
          </table:table-cell>
          <table:table-cell office:value-type="float" office:value="11.734" calcext:value-type="float">
            <text:p>11.734</text:p>
          </table:table-cell>
          <table:table-cell office:value-type="float" office:value="8.905" calcext:value-type="float">
            <text:p>8.905</text:p>
          </table:table-cell>
          <table:table-cell office:value-type="float" office:value="10.312" calcext:value-type="float">
            <text:p>10.312</text:p>
          </table:table-cell>
          <table:table-cell table:number-columns-repeated="16"/>
        </table:table-row>
        <table:table-row table:style-name="ro4">
          <table:table-cell office:value-type="float" office:value="5.671" calcext:value-type="float">
            <text:p>5.671</text:p>
          </table:table-cell>
          <table:table-cell office:value-type="float" office:value="6.931" calcext:value-type="float">
            <text:p>6.931</text:p>
          </table:table-cell>
          <table:table-cell office:value-type="float" office:value="5.092" calcext:value-type="float">
            <text:p>5.092</text:p>
          </table:table-cell>
          <table:table-cell office:value-type="float" office:value="5.503" calcext:value-type="float">
            <text:p>5.503</text:p>
          </table:table-cell>
          <table:table-cell table:number-columns-repeated="6"/>
          <table:table-cell office:value-type="float" office:value="11.385" calcext:value-type="float">
            <text:p>11.385</text:p>
          </table:table-cell>
          <table:table-cell office:value-type="float" office:value="13.06" calcext:value-type="float">
            <text:p>13.06</text:p>
          </table:table-cell>
          <table:table-cell office:value-type="float" office:value="9.668" calcext:value-type="float">
            <text:p>9.668</text:p>
          </table:table-cell>
          <table:table-cell office:value-type="float" office:value="10.35" calcext:value-type="float">
            <text:p>10.35</text:p>
          </table:table-cell>
          <table:table-cell table:number-columns-repeated="16"/>
        </table:table-row>
        <table:table-row table:style-name="ro4">
          <table:table-cell office:value-type="float" office:value="5.774" calcext:value-type="float">
            <text:p>5.774</text:p>
          </table:table-cell>
          <table:table-cell office:value-type="float" office:value="6.604" calcext:value-type="float">
            <text:p>6.604</text:p>
          </table:table-cell>
          <table:table-cell office:value-type="float" office:value="5.012" calcext:value-type="float">
            <text:p>5.012</text:p>
          </table:table-cell>
          <table:table-cell office:value-type="float" office:value="5.459" calcext:value-type="float">
            <text:p>5.459</text:p>
          </table:table-cell>
          <table:table-cell table:number-columns-repeated="6"/>
          <table:table-cell office:value-type="float" office:value="11.683" calcext:value-type="float">
            <text:p>11.683</text:p>
          </table:table-cell>
          <table:table-cell office:value-type="float" office:value="11.965" calcext:value-type="float">
            <text:p>11.965</text:p>
          </table:table-cell>
          <table:table-cell office:value-type="float" office:value="8.993" calcext:value-type="float">
            <text:p>8.993</text:p>
          </table:table-cell>
          <table:table-cell office:value-type="float" office:value="10.309" calcext:value-type="float">
            <text:p>10.309</text:p>
          </table:table-cell>
          <table:table-cell table:number-columns-repeated="16"/>
        </table:table-row>
        <table:table-row table:style-name="ro4">
          <table:table-cell office:value-type="float" office:value="5.473" calcext:value-type="float">
            <text:p>5.473</text:p>
          </table:table-cell>
          <table:table-cell office:value-type="float" office:value="7.034" calcext:value-type="float">
            <text:p>7.034</text:p>
          </table:table-cell>
          <table:table-cell office:value-type="float" office:value="4.945" calcext:value-type="float">
            <text:p>4.945</text:p>
          </table:table-cell>
          <table:table-cell office:value-type="float" office:value="5.638" calcext:value-type="float">
            <text:p>5.638</text:p>
          </table:table-cell>
          <table:table-cell table:number-columns-repeated="6"/>
          <table:table-cell office:value-type="float" office:value="11.818" calcext:value-type="float">
            <text:p>11.818</text:p>
          </table:table-cell>
          <table:table-cell office:value-type="float" office:value="12.609" calcext:value-type="float">
            <text:p>12.609</text:p>
          </table:table-cell>
          <table:table-cell office:value-type="float" office:value="9.506" calcext:value-type="float">
            <text:p>9.506</text:p>
          </table:table-cell>
          <table:table-cell office:value-type="float" office:value="10.542" calcext:value-type="float">
            <text:p>10.542</text:p>
          </table:table-cell>
          <table:table-cell table:number-columns-repeated="16"/>
        </table:table-row>
        <table:table-row table:style-name="ro4">
          <table:table-cell office:value-type="float" office:value="5.723" calcext:value-type="float">
            <text:p>5.723</text:p>
          </table:table-cell>
          <table:table-cell office:value-type="float" office:value="7.086" calcext:value-type="float">
            <text:p>7.086</text:p>
          </table:table-cell>
          <table:table-cell office:value-type="float" office:value="5.021" calcext:value-type="float">
            <text:p>5.021</text:p>
          </table:table-cell>
          <table:table-cell office:value-type="float" office:value="5.71" calcext:value-type="float">
            <text:p>5.71</text:p>
          </table:table-cell>
          <table:table-cell table:number-columns-repeated="6"/>
          <table:table-cell office:value-type="float" office:value="11.638" calcext:value-type="float">
            <text:p>11.638</text:p>
          </table:table-cell>
          <table:table-cell office:value-type="float" office:value="11.93" calcext:value-type="float">
            <text:p>11.93</text:p>
          </table:table-cell>
          <table:table-cell office:value-type="float" office:value="9.458" calcext:value-type="float">
            <text:p>9.458</text:p>
          </table:table-cell>
          <table:table-cell office:value-type="float" office:value="10.528" calcext:value-type="float">
            <text:p>10.528</text:p>
          </table:table-cell>
          <table:table-cell table:number-columns-repeated="16"/>
        </table:table-row>
        <table:table-row table:style-name="ro4">
          <table:table-cell office:value-type="float" office:value="5.926" calcext:value-type="float">
            <text:p>5.926</text:p>
          </table:table-cell>
          <table:table-cell office:value-type="float" office:value="6.887" calcext:value-type="float">
            <text:p>6.887</text:p>
          </table:table-cell>
          <table:table-cell office:value-type="float" office:value="5.121" calcext:value-type="float">
            <text:p>5.121</text:p>
          </table:table-cell>
          <table:table-cell office:value-type="float" office:value="5.64" calcext:value-type="float">
            <text:p>5.64</text:p>
          </table:table-cell>
          <table:table-cell table:number-columns-repeated="6"/>
          <table:table-cell office:value-type="float" office:value="12.059" calcext:value-type="float">
            <text:p>12.059</text:p>
          </table:table-cell>
          <table:table-cell office:value-type="float" office:value="11.387" calcext:value-type="float">
            <text:p>11.387</text:p>
          </table:table-cell>
          <table:table-cell office:value-type="float" office:value="9.684" calcext:value-type="float">
            <text:p>9.684</text:p>
          </table:table-cell>
          <table:table-cell office:value-type="float" office:value="10.564" calcext:value-type="float">
            <text:p>10.564</text:p>
          </table:table-cell>
          <table:table-cell table:number-columns-repeated="16"/>
        </table:table-row>
        <table:table-row table:style-name="ro4">
          <table:table-cell office:value-type="float" office:value="5.633" calcext:value-type="float">
            <text:p>5.633</text:p>
          </table:table-cell>
          <table:table-cell office:value-type="float" office:value="6.924" calcext:value-type="float">
            <text:p>6.924</text:p>
          </table:table-cell>
          <table:table-cell office:value-type="float" office:value="5.114" calcext:value-type="float">
            <text:p>5.114</text:p>
          </table:table-cell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11.942" calcext:value-type="float">
            <text:p>11.942</text:p>
          </table:table-cell>
          <table:table-cell office:value-type="float" office:value="12.482" calcext:value-type="float">
            <text:p>12.482</text:p>
          </table:table-cell>
          <table:table-cell office:value-type="float" office:value="8.649" calcext:value-type="float">
            <text:p>8.649</text:p>
          </table:table-cell>
          <table:table-cell office:value-type="float" office:value="11.037" calcext:value-type="float">
            <text:p>11.037</text:p>
          </table:table-cell>
          <table:table-cell table:number-columns-repeated="16"/>
        </table:table-row>
        <table:table-row table:style-name="ro4">
          <table:table-cell office:value-type="float" office:value="5.52" calcext:value-type="float">
            <text:p>5.52</text:p>
          </table:table-cell>
          <table:table-cell office:value-type="float" office:value="6.849" calcext:value-type="float">
            <text:p>6.849</text:p>
          </table:table-cell>
          <table:table-cell office:value-type="float" office:value="5.026" calcext:value-type="float">
            <text:p>5.026</text:p>
          </table:table-cell>
          <table:table-cell office:value-type="float" office:value="5.357" calcext:value-type="float">
            <text:p>5.357</text:p>
          </table:table-cell>
          <table:table-cell table:style-name="ce16"/>
          <table:table-cell table:style-name="ce19" table:number-columns-repeated="5"/>
          <table:table-cell office:value-type="float" office:value="11.704" calcext:value-type="float">
            <text:p>11.704</text:p>
          </table:table-cell>
          <table:table-cell office:value-type="float" office:value="12.514" calcext:value-type="float">
            <text:p>12.514</text:p>
          </table:table-cell>
          <table:table-cell office:value-type="float" office:value="8.927" calcext:value-type="float">
            <text:p>8.927</text:p>
          </table:table-cell>
          <table:table-cell office:value-type="float" office:value="10.334" calcext:value-type="float">
            <text:p>10.33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EARLEYBOYER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.51" calcext:value-type="float">
            <text:p>8.51</text:p>
          </table:table-cell>
          <table:table-cell office:value-type="float" office:value="9.793" calcext:value-type="float">
            <text:p>9.793</text:p>
          </table:table-cell>
          <table:table-cell office:value-type="float" office:value="6.877" calcext:value-type="float">
            <text:p>6.877</text:p>
          </table:table-cell>
          <table:table-cell office:value-type="float" office:value="7.796" calcext:value-type="float">
            <text:p>7.79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8" table:formula="of:=COUNT([.B221:.B270])" office:value-type="float" office:value="49" calcext:value-type="float">
            <text:p>49</text:p>
          </table:table-cell>
          <table:table-cell table:style-name="Default" table:formula="of:=COUNT([.C221:.C270])" office:value-type="float" office:value="48" calcext:value-type="float">
            <text:p>48</text:p>
          </table:table-cell>
          <table:table-cell table:style-name="ce8" table:formula="of:=COUNT([.D221:.D270])" office:value-type="float" office:value="49" calcext:value-type="float">
            <text:p>49</text:p>
          </table:table-cell>
          <table:table-cell table:style-name="Default"/>
          <table:table-cell office:value-type="float" office:value="90.778" calcext:value-type="float">
            <text:p>90.778</text:p>
          </table:table-cell>
          <table:table-cell office:value-type="float" office:value="50.944" calcext:value-type="float">
            <text:p>50.944</text:p>
          </table:table-cell>
          <table:table-cell office:value-type="float" office:value="48.779" calcext:value-type="float">
            <text:p>48.779</text:p>
          </table:table-cell>
          <table:table-cell office:value-type="float" office:value="102.205" calcext:value-type="float">
            <text:p>102.20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8" table:formula="of:=COUNT([.L221:.L270])" office:value-type="float" office:value="49" calcext:value-type="float">
            <text:p>49</text:p>
          </table:table-cell>
          <table:table-cell table:style-name="Default" table:formula="of:=COUNT([.M221:.M270])" office:value-type="float" office:value="48" calcext:value-type="float">
            <text:p>48</text:p>
          </table:table-cell>
          <table:table-cell table:style-name="ce8" table:formula="of:=COUNT([.N221:.N27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8.215" calcext:value-type="float">
            <text:p>8.215</text:p>
          </table:table-cell>
          <table:table-cell office:value-type="float" office:value="9.727" calcext:value-type="float">
            <text:p>9.727</text:p>
          </table:table-cell>
          <table:table-cell office:value-type="float" office:value="6.773" calcext:value-type="float">
            <text:p>6.773</text:p>
          </table:table-cell>
          <table:table-cell office:value-type="float" office:value="7.725" calcext:value-type="float">
            <text:p>7.72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float" office:value="8.4985" calcext:value-type="float">
            <text:p>8.4985</text:p>
          </table:table-cell>
          <table:table-cell table:style-name="ce20" table:formula="of:=AVERAGE([.B221:.B270])" office:value-type="float" office:value="9.83671428571429" calcext:value-type="float">
            <text:p>9.8367142857</text:p>
          </table:table-cell>
          <table:table-cell table:style-name="ce17" table:formula="of:=AVERAGE([.C221:.C270])" office:value-type="float" office:value="7.06697916666667" calcext:value-type="float">
            <text:p>7.0669791667</text:p>
          </table:table-cell>
          <table:table-cell table:style-name="ce20" table:formula="of:=AVERAGE([.D221:.D270])" office:value-type="float" office:value="7.9195918367347" calcext:value-type="float">
            <text:p>7.9195918367</text:p>
          </table:table-cell>
          <table:table-cell table:style-name="ce17"/>
          <table:table-cell office:value-type="float" office:value="63.888" calcext:value-type="float">
            <text:p>63.888</text:p>
          </table:table-cell>
          <table:table-cell office:value-type="float" office:value="55.964" calcext:value-type="float">
            <text:p>55.964</text:p>
          </table:table-cell>
          <table:table-cell office:value-type="float" office:value="48.663" calcext:value-type="float">
            <text:p>48.663</text:p>
          </table:table-cell>
          <table:table-cell office:value-type="float" office:value="57.512" calcext:value-type="float">
            <text:p>57.51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float" office:value="85.17308" calcext:value-type="float">
            <text:p>85.17308</text:p>
          </table:table-cell>
          <table:table-cell table:style-name="ce20" table:formula="of:=AVERAGE([.L221:.L270])" office:value-type="float" office:value="66.9292653061225" calcext:value-type="float">
            <text:p>66.9292653061</text:p>
          </table:table-cell>
          <table:table-cell table:style-name="ce17" table:formula="of:=AVERAGE([.M221:.M270])" office:value-type="float" office:value="56.4277083333333" calcext:value-type="float">
            <text:p>56.4277083333</text:p>
          </table:table-cell>
          <table:table-cell table:style-name="ce20" table:formula="of:=AVERAGE([.N221:.N270])" office:value-type="float" office:value="87.5162653061224" calcext:value-type="float">
            <text:p>87.5162653061</text:p>
          </table:table-cell>
          <table:table-cell table:number-columns-repeated="11"/>
        </table:table-row>
        <table:table-row table:style-name="ro4">
          <table:table-cell office:value-type="float" office:value="8.544" calcext:value-type="float">
            <text:p>8.544</text:p>
          </table:table-cell>
          <table:table-cell office:value-type="float" office:value="10.244" calcext:value-type="float">
            <text:p>10.244</text:p>
          </table:table-cell>
          <table:table-cell office:value-type="float" office:value="6.823" calcext:value-type="float">
            <text:p>6.823</text:p>
          </table:table-cell>
          <table:table-cell office:value-type="float" office:value="7.716" calcext:value-type="float">
            <text:p>7.71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0.0499735204081633" calcext:value-type="float">
            <text:p>0.0499735204</text:p>
          </table:table-cell>
          <table:table-cell table:style-name="ce8" table:formula="of:=VAR([.B221:.B270])" office:value-type="float" office:value="0.960338375" calcext:value-type="float">
            <text:p>0.960338375</text:p>
          </table:table-cell>
          <table:table-cell table:style-name="Default" table:formula="of:=VAR([.C221:.C270])" office:value-type="float" office:value="0.194327382535461" calcext:value-type="float">
            <text:p>0.1943273825</text:p>
          </table:table-cell>
          <table:table-cell table:style-name="ce8" table:formula="of:=VAR([.D221:.D270])" office:value-type="float" office:value="0.0648391215986395" calcext:value-type="float">
            <text:p>0.0648391216</text:p>
          </table:table-cell>
          <table:table-cell table:style-name="ce17"/>
          <table:table-cell office:value-type="float" office:value="92.241" calcext:value-type="float">
            <text:p>92.241</text:p>
          </table:table-cell>
          <table:table-cell office:value-type="float" office:value="77.698" calcext:value-type="float">
            <text:p>77.698</text:p>
          </table:table-cell>
          <table:table-cell office:value-type="float" office:value="48.389" calcext:value-type="float">
            <text:p>48.389</text:p>
          </table:table-cell>
          <table:table-cell office:value-type="float" office:value="111.531" calcext:value-type="float">
            <text:p>111.53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77.6045230546939" calcext:value-type="float">
            <text:p>77.6045230547</text:p>
          </table:table-cell>
          <table:table-cell table:style-name="ce8" table:formula="of:=VAR([.L221:.L270])" office:value-type="float" office:value="132.63146594898" calcext:value-type="float">
            <text:p>132.631465949</text:p>
          </table:table-cell>
          <table:table-cell table:style-name="Default" table:formula="of:=VAR([.M221:.M270])" office:value-type="float" office:value="97.1056367216312" calcext:value-type="float">
            <text:p>97.1056367216</text:p>
          </table:table-cell>
          <table:table-cell table:style-name="ce8" table:formula="of:=VAR([.N221:.N270])" office:value-type="float" office:value="567.909583907313" calcext:value-type="float">
            <text:p>567.9095839073</text:p>
          </table:table-cell>
          <table:table-cell table:number-columns-repeated="11"/>
        </table:table-row>
        <table:table-row table:style-name="ro4">
          <table:table-cell office:value-type="float" office:value="8.195" calcext:value-type="float">
            <text:p>8.195</text:p>
          </table:table-cell>
          <table:table-cell office:value-type="float" office:value="10.14" calcext:value-type="float">
            <text:p>10.14</text:p>
          </table:table-cell>
          <table:table-cell office:value-type="float" office:value="6.708" calcext:value-type="float">
            <text:p>6.708</text:p>
          </table:table-cell>
          <table:table-cell office:value-type="float" office:value="7.581" calcext:value-type="float">
            <text:p>7.58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0.0316144019105734" calcext:value-type="float">
            <text:p>0.0316144019</text:p>
          </table:table-cell>
          <table:table-cell table:style-name="ce8" table:formula="of:=SQRT([.G223]/[.G221])" office:value-type="float" office:value="0.13999550830987" calcext:value-type="float">
            <text:p>0.1399955083</text:p>
          </table:table-cell>
          <table:table-cell table:style-name="Default" table:formula="of:=SQRT([.H223]/[.H221])" office:value-type="float" office:value="0.0636277230156434" calcext:value-type="float">
            <text:p>0.063627723</text:p>
          </table:table-cell>
          <table:table-cell table:style-name="ce8" table:formula="of:=SQRT([.I223]/[.I221])" office:value-type="float" office:value="0.0363764673870907" calcext:value-type="float">
            <text:p>0.0363764674</text:p>
          </table:table-cell>
          <table:table-cell table:style-name="ce17"/>
          <table:table-cell office:value-type="float" office:value="82.877" calcext:value-type="float">
            <text:p>82.877</text:p>
          </table:table-cell>
          <table:table-cell office:value-type="float" office:value="60.676" calcext:value-type="float">
            <text:p>60.676</text:p>
          </table:table-cell>
          <table:table-cell office:value-type="float" office:value="44.393" calcext:value-type="float">
            <text:p>44.393</text:p>
          </table:table-cell>
          <table:table-cell office:value-type="float" office:value="89.528" calcext:value-type="float">
            <text:p>89.5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1.24582922629624" calcext:value-type="float">
            <text:p>1.2458292263</text:p>
          </table:table-cell>
          <table:table-cell table:style-name="ce8" table:formula="of:=SQRT([.Q223]/[.Q221])" office:value-type="float" office:value="1.64522479047809" calcext:value-type="float">
            <text:p>1.6452247905</text:p>
          </table:table-cell>
          <table:table-cell table:style-name="Default" table:formula="of:=SQRT([.R223]/[.R221])" office:value-type="float" office:value="1.42233403192334" calcext:value-type="float">
            <text:p>1.4223340319</text:p>
          </table:table-cell>
          <table:table-cell table:style-name="ce8" table:formula="of:=SQRT([.S223]/[.S221])" office:value-type="float" office:value="3.40440765894928" calcext:value-type="float">
            <text:p>3.4044076589</text:p>
          </table:table-cell>
          <table:table-cell table:number-columns-repeated="11"/>
        </table:table-row>
        <table:table-row table:style-name="ro4">
          <table:table-cell office:value-type="float" office:value="8.488" calcext:value-type="float">
            <text:p>8.488</text:p>
          </table:table-cell>
          <table:table-cell office:value-type="float" office:value="9.813" calcext:value-type="float">
            <text:p>9.813</text:p>
          </table:table-cell>
          <table:table-cell office:value-type="float" office:value="7.398" calcext:value-type="float">
            <text:p>7.398</text:p>
          </table:table-cell>
          <table:table-cell office:value-type="float" office:value="8.228" calcext:value-type="float">
            <text:p>8.22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8" table:formula="of:=[.G221]-1" office:value-type="float" office:value="48" calcext:value-type="float">
            <text:p>48</text:p>
          </table:table-cell>
          <table:table-cell table:style-name="Default" table:formula="of:=[.H221]-1" office:value-type="float" office:value="47" calcext:value-type="float">
            <text:p>47</text:p>
          </table:table-cell>
          <table:table-cell table:style-name="ce8" table:formula="of:=[.I221]-1" office:value-type="float" office:value="48" calcext:value-type="float">
            <text:p>48</text:p>
          </table:table-cell>
          <table:table-cell table:style-name="Default"/>
          <table:table-cell office:value-type="float" office:value="80.828" calcext:value-type="float">
            <text:p>80.828</text:p>
          </table:table-cell>
          <table:table-cell office:value-type="float" office:value="69.08" calcext:value-type="float">
            <text:p>69.08</text:p>
          </table:table-cell>
          <table:table-cell office:value-type="float" office:value="70.707" calcext:value-type="float">
            <text:p>70.707</text:p>
          </table:table-cell>
          <table:table-cell office:value-type="float" office:value="111.914" calcext:value-type="float">
            <text:p>111.91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8" table:formula="of:=[.Q221]-1" office:value-type="float" office:value="48" calcext:value-type="float">
            <text:p>48</text:p>
          </table:table-cell>
          <table:table-cell table:style-name="Default" table:formula="of:=[.R221]-1" office:value-type="float" office:value="47" calcext:value-type="float">
            <text:p>47</text:p>
          </table:table-cell>
          <table:table-cell table:style-name="ce8" table:formula="of:=[.S22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8.315" calcext:value-type="float">
            <text:p>8.315</text:p>
          </table:table-cell>
          <table:table-cell office:value-type="float" office:value="9.917" calcext:value-type="float">
            <text:p>9.917</text:p>
          </table:table-cell>
          <table:table-cell/>
          <table:table-cell office:value-type="float" office:value="7.957" calcext:value-type="float">
            <text:p>7.95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8" table:formula="of:=TINV(0.05;[.G225])" office:value-type="float" office:value="2.01063475762423" calcext:value-type="float">
            <text:p>2.0106347576</text:p>
          </table:table-cell>
          <table:table-cell table:style-name="Default" table:formula="of:=TINV(0.05;[.H225])" office:value-type="float" office:value="2.01174051372977" calcext:value-type="float">
            <text:p>2.0117405137</text:p>
          </table:table-cell>
          <table:table-cell table:style-name="ce8" table:formula="of:=TINV(0.05;[.I225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72.875" calcext:value-type="float">
            <text:p>72.875</text:p>
          </table:table-cell>
          <table:table-cell office:value-type="float" office:value="65.957" calcext:value-type="float">
            <text:p>65.957</text:p>
          </table:table-cell>
          <table:table-cell/>
          <table:table-cell office:value-type="float" office:value="64.958" calcext:value-type="float">
            <text:p>64.95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8" table:formula="of:=TINV(0.05;[.Q225])" office:value-type="float" office:value="2.01063475762423" calcext:value-type="float">
            <text:p>2.0106347576</text:p>
          </table:table-cell>
          <table:table-cell table:style-name="Default" table:formula="of:=TINV(0.05;[.R225])" office:value-type="float" office:value="2.01174051372977" calcext:value-type="float">
            <text:p>2.0117405137</text:p>
          </table:table-cell>
          <table:table-cell table:style-name="ce8" table:formula="of:=TINV(0.05;[.S22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8.484" calcext:value-type="float">
            <text:p>8.484</text:p>
          </table:table-cell>
          <table:table-cell office:value-type="float" office:value="10.531" calcext:value-type="float">
            <text:p>10.531</text:p>
          </table:table-cell>
          <table:table-cell office:value-type="float" office:value="6.913" calcext:value-type="float">
            <text:p>6.913</text:p>
          </table:table-cell>
          <table:table-cell office:value-type="float" office:value="7.459" calcext:value-type="float">
            <text:p>7.45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float" office:value="0.0635315192161395" calcext:value-type="float">
            <text:p>0.0635315192</text:p>
          </table:table-cell>
          <table:table-cell table:style-name="ce20" table:formula="of:=([.G226]*[.G224])" office:value-type="float" office:value="0.281479834919096" calcext:value-type="float">
            <text:p>0.2814798349</text:p>
          </table:table-cell>
          <table:table-cell table:style-name="ce17" table:formula="of:=([.H226]*[.H224])" office:value-type="float" office:value="0.128002468186946" calcext:value-type="float">
            <text:p>0.1280024682</text:p>
          </table:table-cell>
          <table:table-cell table:style-name="ce20" table:formula="of:=([.I226]*[.I224])" office:value-type="float" office:value="0.0731397896880688" calcext:value-type="float">
            <text:p>0.0731397897</text:p>
          </table:table-cell>
          <table:table-cell table:style-name="ce17"/>
          <table:table-cell office:value-type="float" office:value="90.517" calcext:value-type="float">
            <text:p>90.517</text:p>
          </table:table-cell>
          <table:table-cell office:value-type="float" office:value="74.052" calcext:value-type="float">
            <text:p>74.052</text:p>
          </table:table-cell>
          <table:table-cell office:value-type="float" office:value="49.539" calcext:value-type="float">
            <text:p>49.539</text:p>
          </table:table-cell>
          <table:table-cell office:value-type="float" office:value="102.077" calcext:value-type="float">
            <text:p>102.07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float" office:value="2.50358756285679" calcext:value-type="float">
            <text:p>2.5035875629</text:p>
          </table:table-cell>
          <table:table-cell table:style-name="ce20" table:formula="of:=([.Q226]*[.Q224])" office:value-type="float" office:value="3.30794614784029" calcext:value-type="float">
            <text:p>3.3079461478</text:p>
          </table:table-cell>
          <table:table-cell table:style-name="ce17" table:formula="of:=([.R226]*[.R224])" office:value-type="float" office:value="2.8613669960768" calcext:value-type="float">
            <text:p>2.8613669961</text:p>
          </table:table-cell>
          <table:table-cell table:style-name="ce20" table:formula="of:=([.S226]*[.S224])" office:value-type="float" office:value="6.84502036820556" calcext:value-type="float">
            <text:p>6.8450203682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earleyboyer;8.4985;0.0635315192161395;9.83671428571429;0.281479834919096;7.06697916666667;0.128002468186946;7.9195918367347;0.0731397896880688;85.17308;2.50358756285679;66.9292653061225;3.30794614784029;56.4277083333333;2.8613669960768;87.5162653061224;6.84502036820556" calcext:value-type="string">
            <text:p>earleyboyer;8.4985;0.0635315192161395;9.83671428571429;0.281479834919096;7.06697916666667;0.128002468186946;7.9195918367347;0.0731397896880688;85.17308;2.50358756285679;66.9292653061225;3.30794614784029;56.4277083333333;2.8613669960768;87.5162653061224;6.84502036820556</text:p>
          </table:table-cell>
          <table:table-cell table:number-columns-repeated="9"/>
        </table:table-row>
        <table:table-row table:style-name="ro4">
          <table:table-cell office:value-type="float" office:value="8.369" calcext:value-type="float">
            <text:p>8.369</text:p>
          </table:table-cell>
          <table:table-cell office:value-type="float" office:value="9.731" calcext:value-type="float">
            <text:p>9.731</text:p>
          </table:table-cell>
          <table:table-cell office:value-type="float" office:value="7.91" calcext:value-type="float">
            <text:p>7.91</text:p>
          </table:table-cell>
          <table:table-cell office:value-type="float" office:value="7.874" calcext:value-type="float">
            <text:p>7.874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0747561560465253" calcext:value-type="percentage">
            <text:p>0.75%</text:p>
          </table:table-cell>
          <table:table-cell table:formula="of:=[.G227]/[.G222]" office:value-type="percentage" office:value="0.0286152293076037" calcext:value-type="percentage">
            <text:p>2.86%</text:p>
          </table:table-cell>
          <table:table-cell table:formula="of:=[.H227]/[.H222]" office:value-type="percentage" office:value="0.0181127558420866" calcext:value-type="percentage">
            <text:p>1.81%</text:p>
          </table:table-cell>
          <table:table-cell table:formula="of:=[.I227]/[.I222]" office:value-type="percentage" office:value="0.00923529787846047" calcext:value-type="percentage">
            <text:p>0.92%</text:p>
          </table:table-cell>
          <table:table-cell/>
          <table:table-cell office:value-type="float" office:value="74.306" calcext:value-type="float">
            <text:p>74.306</text:p>
          </table:table-cell>
          <table:table-cell office:value-type="float" office:value="74.427" calcext:value-type="float">
            <text:p>74.427</text:p>
          </table:table-cell>
          <table:table-cell office:value-type="float" office:value="60.294" calcext:value-type="float">
            <text:p>60.294</text:p>
          </table:table-cell>
          <table:table-cell office:value-type="float" office:value="58.834" calcext:value-type="float">
            <text:p>58.834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293941179872419" calcext:value-type="percentage">
            <text:p>2.94%</text:p>
          </table:table-cell>
          <table:table-cell table:formula="of:=[.Q227]/[.Q222]" office:value-type="percentage" office:value="0.0494245100810585" calcext:value-type="percentage">
            <text:p>4.94%</text:p>
          </table:table-cell>
          <table:table-cell table:formula="of:=[.R227]/[.R222]" office:value-type="percentage" office:value="0.0507085451561129" calcext:value-type="percentage">
            <text:p>5.07%</text:p>
          </table:table-cell>
          <table:table-cell table:formula="of:=[.S227]/[.S222]" office:value-type="percentage" office:value="0.0782142650199071" calcext:value-type="percentage">
            <text:p>7.82%</text:p>
          </table:table-cell>
          <table:table-cell table:number-columns-repeated="11"/>
        </table:table-row>
        <table:table-row table:style-name="ro4">
          <table:table-cell office:value-type="float" office:value="8.417" calcext:value-type="float">
            <text:p>8.417</text:p>
          </table:table-cell>
          <table:table-cell office:value-type="float" office:value="9.933" calcext:value-type="float">
            <text:p>9.933</text:p>
          </table:table-cell>
          <table:table-cell office:value-type="float" office:value="6.658" calcext:value-type="float">
            <text:p>6.658</text:p>
          </table:table-cell>
          <table:table-cell office:value-type="float" office:value="7.901" calcext:value-type="float">
            <text:p>7.901</text:p>
          </table:table-cell>
          <table:table-cell table:number-columns-repeated="6"/>
          <table:table-cell office:value-type="float" office:value="78.943" calcext:value-type="float">
            <text:p>78.943</text:p>
          </table:table-cell>
          <table:table-cell office:value-type="float" office:value="69.095" calcext:value-type="float">
            <text:p>69.095</text:p>
          </table:table-cell>
          <table:table-cell office:value-type="float" office:value="45.43" calcext:value-type="float">
            <text:p>45.43</text:p>
          </table:table-cell>
          <table:table-cell office:value-type="float" office:value="105.309" calcext:value-type="float">
            <text:p>105.309</text:p>
          </table:table-cell>
          <table:table-cell table:number-columns-repeated="16"/>
        </table:table-row>
        <table:table-row table:style-name="ro4">
          <table:table-cell office:value-type="float" office:value="8.452" calcext:value-type="float">
            <text:p>8.452</text:p>
          </table:table-cell>
          <table:table-cell office:value-type="float" office:value="9.831" calcext:value-type="float">
            <text:p>9.831</text:p>
          </table:table-cell>
          <table:table-cell office:value-type="float" office:value="6.925" calcext:value-type="float">
            <text:p>6.925</text:p>
          </table:table-cell>
          <table:table-cell office:value-type="float" office:value="8.2" calcext:value-type="float">
            <text:p>8.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0.157464762689215" calcext:value-type="percentage">
            <text:p>15.75%</text:p>
          </table:table-cell>
          <table:table-cell table:style-name="ce21" table:formula="of:=([.H222]-[.F222])/[.F222]" office:value-type="percentage" office:value="-0.168443941087643" calcext:value-type="percentage">
            <text:p>-16.84%</text:p>
          </table:table-cell>
          <table:table-cell table:style-name="ce21" table:formula="of:=([.I222]-[.F222])/[.F222]" office:value-type="percentage" office:value="-0.0681188637130435" calcext:value-type="percentage">
            <text:p>-06.81%</text:p>
          </table:table-cell>
          <table:table-cell/>
          <table:table-cell office:value-type="float" office:value="73.546" calcext:value-type="float">
            <text:p>73.546</text:p>
          </table:table-cell>
          <table:table-cell office:value-type="float" office:value="75.146" calcext:value-type="float">
            <text:p>75.146</text:p>
          </table:table-cell>
          <table:table-cell office:value-type="float" office:value="63.069" calcext:value-type="float">
            <text:p>63.069</text:p>
          </table:table-cell>
          <table:table-cell office:value-type="float" office:value="60.523" calcext:value-type="float">
            <text:p>60.52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-0.214196958638546" calcext:value-type="percentage">
            <text:p>-21.42%</text:p>
          </table:table-cell>
          <table:table-cell table:style-name="ce27" table:formula="of:=([.R222]-[.P222])/[.P222]" office:value-type="percentage" office:value="-0.337493626703023" calcext:value-type="percentage">
            <text:p>-33.75%</text:p>
          </table:table-cell>
          <table:table-cell table:style-name="ce27" table:formula="of:=([.S222]-[.P222])/[.P222]" office:value-type="percentage" office:value="0.0275108673553006" calcext:value-type="percentage">
            <text:p>02.75%</text:p>
          </table:table-cell>
          <table:table-cell table:number-columns-repeated="11"/>
        </table:table-row>
        <table:table-row table:style-name="ro4">
          <table:table-cell office:value-type="float" office:value="8.947" calcext:value-type="float">
            <text:p>8.947</text:p>
          </table:table-cell>
          <table:table-cell office:value-type="float" office:value="9.937" calcext:value-type="float">
            <text:p>9.937</text:p>
          </table:table-cell>
          <table:table-cell office:value-type="float" office:value="6.803" calcext:value-type="float">
            <text:p>6.803</text:p>
          </table:table-cell>
          <table:table-cell office:value-type="float" office:value="7.576" calcext:value-type="float">
            <text:p>7.576</text:p>
          </table:table-cell>
          <table:table-cell table:number-columns-repeated="6"/>
          <table:table-cell office:value-type="float" office:value="90.401" calcext:value-type="float">
            <text:p>90.401</text:p>
          </table:table-cell>
          <table:table-cell office:value-type="float" office:value="74.94" calcext:value-type="float">
            <text:p>74.94</text:p>
          </table:table-cell>
          <table:table-cell office:value-type="float" office:value="66.203" calcext:value-type="float">
            <text:p>66.203</text:p>
          </table:table-cell>
          <table:table-cell office:value-type="float" office:value="112.295" calcext:value-type="float">
            <text:p>112.295</text:p>
          </table:table-cell>
          <table:table-cell table:number-columns-repeated="16"/>
        </table:table-row>
        <table:table-row table:style-name="ro4">
          <table:table-cell office:value-type="float" office:value="8.287" calcext:value-type="float">
            <text:p>8.287</text:p>
          </table:table-cell>
          <table:table-cell office:value-type="float" office:value="9.953" calcext:value-type="float">
            <text:p>9.953</text:p>
          </table:table-cell>
          <table:table-cell office:value-type="float" office:value="7.125" calcext:value-type="float">
            <text:p>7.125</text:p>
          </table:table-cell>
          <table:table-cell office:value-type="float" office:value="7.912" calcext:value-type="float">
            <text:p>7.912</text:p>
          </table:table-cell>
          <table:table-cell table:number-columns-repeated="6"/>
          <table:table-cell office:value-type="float" office:value="71.965" calcext:value-type="float">
            <text:p>71.965</text:p>
          </table:table-cell>
          <table:table-cell office:value-type="float" office:value="71.403" calcext:value-type="float">
            <text:p>71.403</text:p>
          </table:table-cell>
          <table:table-cell office:value-type="float" office:value="43.566" calcext:value-type="float">
            <text:p>43.566</text:p>
          </table:table-cell>
          <table:table-cell office:value-type="float" office:value="106.867" calcext:value-type="float">
            <text:p>106.867</text:p>
          </table:table-cell>
          <table:table-cell table:number-columns-repeated="16"/>
        </table:table-row>
        <table:table-row table:style-name="ro4">
          <table:table-cell office:value-type="float" office:value="8.302" calcext:value-type="float">
            <text:p>8.302</text:p>
          </table:table-cell>
          <table:table-cell office:value-type="float" office:value="10.212" calcext:value-type="float">
            <text:p>10.212</text:p>
          </table:table-cell>
          <table:table-cell office:value-type="float" office:value="6.787" calcext:value-type="float">
            <text:p>6.787</text:p>
          </table:table-cell>
          <table:table-cell office:value-type="float" office:value="7.901" calcext:value-type="float">
            <text:p>7.901</text:p>
          </table:table-cell>
          <table:table-cell table:number-columns-repeated="6"/>
          <table:table-cell office:value-type="float" office:value="77.605" calcext:value-type="float">
            <text:p>77.605</text:p>
          </table:table-cell>
          <table:table-cell office:value-type="float" office:value="72.379" calcext:value-type="float">
            <text:p>72.379</text:p>
          </table:table-cell>
          <table:table-cell office:value-type="float" office:value="67.955" calcext:value-type="float">
            <text:p>67.955</text:p>
          </table:table-cell>
          <table:table-cell office:value-type="float" office:value="50.686" calcext:value-type="float">
            <text:p>50.686</text:p>
          </table:table-cell>
          <table:table-cell table:number-columns-repeated="16"/>
        </table:table-row>
        <table:table-row table:style-name="ro4">
          <table:table-cell office:value-type="float" office:value="8.591" calcext:value-type="float">
            <text:p>8.591</text:p>
          </table:table-cell>
          <table:table-cell office:value-type="float" office:value="10.266" calcext:value-type="float">
            <text:p>10.266</text:p>
          </table:table-cell>
          <table:table-cell office:value-type="float" office:value="7.841" calcext:value-type="float">
            <text:p>7.841</text:p>
          </table:table-cell>
          <table:table-cell office:value-type="float" office:value="8.326" calcext:value-type="float">
            <text:p>8.326</text:p>
          </table:table-cell>
          <table:table-cell table:number-columns-repeated="6"/>
          <table:table-cell office:value-type="float" office:value="95.796" calcext:value-type="float">
            <text:p>95.796</text:p>
          </table:table-cell>
          <table:table-cell office:value-type="float" office:value="84.289" calcext:value-type="float">
            <text:p>84.289</text:p>
          </table:table-cell>
          <table:table-cell office:value-type="float" office:value="70.851" calcext:value-type="float">
            <text:p>70.851</text:p>
          </table:table-cell>
          <table:table-cell office:value-type="float" office:value="56.013" calcext:value-type="float">
            <text:p>56.013</text:p>
          </table:table-cell>
          <table:table-cell table:number-columns-repeated="16"/>
        </table:table-row>
        <table:table-row table:style-name="ro4">
          <table:table-cell office:value-type="float" office:value="8.228" calcext:value-type="float">
            <text:p>8.228</text:p>
          </table:table-cell>
          <table:table-cell office:value-type="float" office:value="9.71" calcext:value-type="float">
            <text:p>9.71</text:p>
          </table:table-cell>
          <table:table-cell office:value-type="float" office:value="7.616" calcext:value-type="float">
            <text:p>7.616</text:p>
          </table:table-cell>
          <table:table-cell office:value-type="float" office:value="7.635" calcext:value-type="float">
            <text:p>7.635</text:p>
          </table:table-cell>
          <table:table-cell table:number-columns-repeated="6"/>
          <table:table-cell office:value-type="float" office:value="74.553" calcext:value-type="float">
            <text:p>74.553</text:p>
          </table:table-cell>
          <table:table-cell office:value-type="float" office:value="66.329" calcext:value-type="float">
            <text:p>66.329</text:p>
          </table:table-cell>
          <table:table-cell office:value-type="float" office:value="68.058" calcext:value-type="float">
            <text:p>68.058</text:p>
          </table:table-cell>
          <table:table-cell office:value-type="float" office:value="58.686" calcext:value-type="float">
            <text:p>58.686</text:p>
          </table:table-cell>
          <table:table-cell table:number-columns-repeated="16"/>
        </table:table-row>
        <table:table-row table:style-name="ro4">
          <table:table-cell office:value-type="float" office:value="8.684" calcext:value-type="float">
            <text:p>8.684</text:p>
          </table:table-cell>
          <table:table-cell office:value-type="float" office:value="10.03" calcext:value-type="float">
            <text:p>10.03</text:p>
          </table:table-cell>
          <table:table-cell office:value-type="float" office:value="7.647" calcext:value-type="float">
            <text:p>7.647</text:p>
          </table:table-cell>
          <table:table-cell office:value-type="float" office:value="8.098" calcext:value-type="float">
            <text:p>8.098</text:p>
          </table:table-cell>
          <table:table-cell table:number-columns-repeated="6"/>
          <table:table-cell office:value-type="float" office:value="88.854" calcext:value-type="float">
            <text:p>88.854</text:p>
          </table:table-cell>
          <table:table-cell office:value-type="float" office:value="81.785" calcext:value-type="float">
            <text:p>81.785</text:p>
          </table:table-cell>
          <table:table-cell office:value-type="float" office:value="62.422" calcext:value-type="float">
            <text:p>62.422</text:p>
          </table:table-cell>
          <table:table-cell office:value-type="float" office:value="96.096" calcext:value-type="float">
            <text:p>96.096</text:p>
          </table:table-cell>
          <table:table-cell table:number-columns-repeated="16"/>
        </table:table-row>
        <table:table-row table:style-name="ro4">
          <table:table-cell office:value-type="float" office:value="8.704" calcext:value-type="float">
            <text:p>8.704</text:p>
          </table:table-cell>
          <table:table-cell office:value-type="float" office:value="10.078" calcext:value-type="float">
            <text:p>10.078</text:p>
          </table:table-cell>
          <table:table-cell office:value-type="float" office:value="7.601" calcext:value-type="float">
            <text:p>7.601</text:p>
          </table:table-cell>
          <table:table-cell office:value-type="float" office:value="8.399" calcext:value-type="float">
            <text:p>8.399</text:p>
          </table:table-cell>
          <table:table-cell table:number-columns-repeated="6"/>
          <table:table-cell office:value-type="float" office:value="93.311" calcext:value-type="float">
            <text:p>93.311</text:p>
          </table:table-cell>
          <table:table-cell office:value-type="float" office:value="79.354" calcext:value-type="float">
            <text:p>79.354</text:p>
          </table:table-cell>
          <table:table-cell office:value-type="float" office:value="72.809" calcext:value-type="float">
            <text:p>72.809</text:p>
          </table:table-cell>
          <table:table-cell office:value-type="float" office:value="49.854" calcext:value-type="float">
            <text:p>49.854</text:p>
          </table:table-cell>
          <table:table-cell table:number-columns-repeated="16"/>
        </table:table-row>
        <table:table-row table:style-name="ro4">
          <table:table-cell office:value-type="float" office:value="8.478" calcext:value-type="float">
            <text:p>8.478</text:p>
          </table:table-cell>
          <table:table-cell office:value-type="float" office:value="9.651" calcext:value-type="float">
            <text:p>9.651</text:p>
          </table:table-cell>
          <table:table-cell office:value-type="float" office:value="7.834" calcext:value-type="float">
            <text:p>7.834</text:p>
          </table:table-cell>
          <table:table-cell office:value-type="float" office:value="7.615" calcext:value-type="float">
            <text:p>7.615</text:p>
          </table:table-cell>
          <table:table-cell table:number-columns-repeated="6"/>
          <table:table-cell office:value-type="float" office:value="85.265" calcext:value-type="float">
            <text:p>85.265</text:p>
          </table:table-cell>
          <table:table-cell office:value-type="float" office:value="76.976" calcext:value-type="float">
            <text:p>76.976</text:p>
          </table:table-cell>
          <table:table-cell office:value-type="float" office:value="69.413" calcext:value-type="float">
            <text:p>69.413</text:p>
          </table:table-cell>
          <table:table-cell office:value-type="float" office:value="95.569" calcext:value-type="float">
            <text:p>95.569</text:p>
          </table:table-cell>
          <table:table-cell table:number-columns-repeated="16"/>
        </table:table-row>
        <table:table-row table:style-name="ro4">
          <table:table-cell office:value-type="float" office:value="8.718" calcext:value-type="float">
            <text:p>8.718</text:p>
          </table:table-cell>
          <table:table-cell office:value-type="float" office:value="10.231" calcext:value-type="float">
            <text:p>10.231</text:p>
          </table:table-cell>
          <table:table-cell office:value-type="float" office:value="7.17" calcext:value-type="float">
            <text:p>7.17</text:p>
          </table:table-cell>
          <table:table-cell office:value-type="float" office:value="7.801" calcext:value-type="float">
            <text:p>7.801</text:p>
          </table:table-cell>
          <table:table-cell table:number-columns-repeated="6"/>
          <table:table-cell office:value-type="float" office:value="89.384" calcext:value-type="float">
            <text:p>89.384</text:p>
          </table:table-cell>
          <table:table-cell office:value-type="float" office:value="65.437" calcext:value-type="float">
            <text:p>65.437</text:p>
          </table:table-cell>
          <table:table-cell office:value-type="float" office:value="33.579" calcext:value-type="float">
            <text:p>33.579</text:p>
          </table:table-cell>
          <table:table-cell office:value-type="float" office:value="105.676" calcext:value-type="float">
            <text:p>105.676</text:p>
          </table:table-cell>
          <table:table-cell table:number-columns-repeated="16"/>
        </table:table-row>
        <table:table-row table:style-name="ro4">
          <table:table-cell office:value-type="float" office:value="8.676" calcext:value-type="float">
            <text:p>8.676</text:p>
          </table:table-cell>
          <table:table-cell office:value-type="float" office:value="9.873" calcext:value-type="float">
            <text:p>9.873</text:p>
          </table:table-cell>
          <table:table-cell/>
          <table:table-cell office:value-type="float" office:value="7.792" calcext:value-type="float">
            <text:p>7.792</text:p>
          </table:table-cell>
          <table:table-cell table:number-columns-repeated="6"/>
          <table:table-cell office:value-type="float" office:value="79.677" calcext:value-type="float">
            <text:p>79.677</text:p>
          </table:table-cell>
          <table:table-cell office:value-type="float" office:value="66.271" calcext:value-type="float">
            <text:p>66.271</text:p>
          </table:table-cell>
          <table:table-cell/>
          <table:table-cell office:value-type="float" office:value="107.777" calcext:value-type="float">
            <text:p>107.777</text:p>
          </table:table-cell>
          <table:table-cell table:number-columns-repeated="16"/>
        </table:table-row>
        <table:table-row table:style-name="ro4">
          <table:table-cell office:value-type="float" office:value="8.653" calcext:value-type="float">
            <text:p>8.653</text:p>
          </table:table-cell>
          <table:table-cell office:value-type="float" office:value="9.954" calcext:value-type="float">
            <text:p>9.954</text:p>
          </table:table-cell>
          <table:table-cell office:value-type="float" office:value="7.516" calcext:value-type="float">
            <text:p>7.516</text:p>
          </table:table-cell>
          <table:table-cell office:value-type="float" office:value="7.683" calcext:value-type="float">
            <text:p>7.683</text:p>
          </table:table-cell>
          <table:table-cell table:number-columns-repeated="6"/>
          <table:table-cell office:value-type="float" office:value="95.462" calcext:value-type="float">
            <text:p>95.462</text:p>
          </table:table-cell>
          <table:table-cell office:value-type="float" office:value="72.294" calcext:value-type="float">
            <text:p>72.294</text:p>
          </table:table-cell>
          <table:table-cell office:value-type="float" office:value="57.868" calcext:value-type="float">
            <text:p>57.868</text:p>
          </table:table-cell>
          <table:table-cell office:value-type="float" office:value="108.464" calcext:value-type="float">
            <text:p>108.464</text:p>
          </table:table-cell>
          <table:table-cell table:number-columns-repeated="16"/>
        </table:table-row>
        <table:table-row table:style-name="ro4">
          <table:table-cell office:value-type="float" office:value="8.667" calcext:value-type="float">
            <text:p>8.667</text:p>
          </table:table-cell>
          <table:table-cell office:value-type="float" office:value="9.819" calcext:value-type="float">
            <text:p>9.819</text:p>
          </table:table-cell>
          <table:table-cell office:value-type="float" office:value="6.887" calcext:value-type="float">
            <text:p>6.887</text:p>
          </table:table-cell>
          <table:table-cell office:value-type="float" office:value="7.733" calcext:value-type="float">
            <text:p>7.733</text:p>
          </table:table-cell>
          <table:table-cell table:number-columns-repeated="6"/>
          <table:table-cell office:value-type="float" office:value="92.622" calcext:value-type="float">
            <text:p>92.622</text:p>
          </table:table-cell>
          <table:table-cell office:value-type="float" office:value="65.618" calcext:value-type="float">
            <text:p>65.618</text:p>
          </table:table-cell>
          <table:table-cell office:value-type="float" office:value="57.796" calcext:value-type="float">
            <text:p>57.796</text:p>
          </table:table-cell>
          <table:table-cell office:value-type="float" office:value="109.377" calcext:value-type="float">
            <text:p>109.377</text:p>
          </table:table-cell>
          <table:table-cell table:number-columns-repeated="16"/>
        </table:table-row>
        <table:table-row table:style-name="ro4">
          <table:table-cell office:value-type="float" office:value="8.257" calcext:value-type="float">
            <text:p>8.257</text:p>
          </table:table-cell>
          <table:table-cell office:value-type="float" office:value="9.845" calcext:value-type="float">
            <text:p>9.845</text:p>
          </table:table-cell>
          <table:table-cell office:value-type="float" office:value="6.62" calcext:value-type="float">
            <text:p>6.62</text:p>
          </table:table-cell>
          <table:table-cell office:value-type="float" office:value="8.006" calcext:value-type="float">
            <text:p>8.006</text:p>
          </table:table-cell>
          <table:table-cell table:number-columns-repeated="6"/>
          <table:table-cell office:value-type="float" office:value="70.113" calcext:value-type="float">
            <text:p>70.113</text:p>
          </table:table-cell>
          <table:table-cell office:value-type="float" office:value="63.665" calcext:value-type="float">
            <text:p>63.665</text:p>
          </table:table-cell>
          <table:table-cell office:value-type="float" office:value="48.062" calcext:value-type="float">
            <text:p>48.062</text:p>
          </table:table-cell>
          <table:table-cell office:value-type="float" office:value="109.893" calcext:value-type="float">
            <text:p>109.893</text:p>
          </table:table-cell>
          <table:table-cell table:number-columns-repeated="16"/>
        </table:table-row>
        <table:table-row table:style-name="ro4">
          <table:table-cell office:value-type="float" office:value="8.612" calcext:value-type="float">
            <text:p>8.612</text:p>
          </table:table-cell>
          <table:table-cell office:value-type="float" office:value="10.503" calcext:value-type="float">
            <text:p>10.503</text:p>
          </table:table-cell>
          <table:table-cell office:value-type="float" office:value="6.727" calcext:value-type="float">
            <text:p>6.727</text:p>
          </table:table-cell>
          <table:table-cell office:value-type="float" office:value="7.943" calcext:value-type="float">
            <text:p>7.943</text:p>
          </table:table-cell>
          <table:table-cell table:number-columns-repeated="6"/>
          <table:table-cell office:value-type="float" office:value="94.163" calcext:value-type="float">
            <text:p>94.163</text:p>
          </table:table-cell>
          <table:table-cell office:value-type="float" office:value="53.634" calcext:value-type="float">
            <text:p>53.634</text:p>
          </table:table-cell>
          <table:table-cell office:value-type="float" office:value="44.432" calcext:value-type="float">
            <text:p>44.432</text:p>
          </table:table-cell>
          <table:table-cell office:value-type="float" office:value="66.15" calcext:value-type="float">
            <text:p>66.15</text:p>
          </table:table-cell>
          <table:table-cell table:number-columns-repeated="16"/>
        </table:table-row>
        <table:table-row table:style-name="ro4">
          <table:table-cell office:value-type="float" office:value="8.56" calcext:value-type="float">
            <text:p>8.56</text:p>
          </table:table-cell>
          <table:table-cell office:value-type="float" office:value="9.748" calcext:value-type="float">
            <text:p>9.748</text:p>
          </table:table-cell>
          <table:table-cell office:value-type="float" office:value="6.569" calcext:value-type="float">
            <text:p>6.569</text:p>
          </table:table-cell>
          <table:table-cell office:value-type="float" office:value="8.328" calcext:value-type="float">
            <text:p>8.328</text:p>
          </table:table-cell>
          <table:table-cell table:number-columns-repeated="6"/>
          <table:table-cell office:value-type="float" office:value="87.109" calcext:value-type="float">
            <text:p>87.109</text:p>
          </table:table-cell>
          <table:table-cell office:value-type="float" office:value="74.109" calcext:value-type="float">
            <text:p>74.109</text:p>
          </table:table-cell>
          <table:table-cell office:value-type="float" office:value="50.774" calcext:value-type="float">
            <text:p>50.774</text:p>
          </table:table-cell>
          <table:table-cell office:value-type="float" office:value="50.32" calcext:value-type="float">
            <text:p>50.32</text:p>
          </table:table-cell>
          <table:table-cell table:number-columns-repeated="16"/>
        </table:table-row>
        <table:table-row table:style-name="ro4">
          <table:table-cell office:value-type="float" office:value="8.468" calcext:value-type="float">
            <text:p>8.468</text:p>
          </table:table-cell>
          <table:table-cell office:value-type="float" office:value="9.999" calcext:value-type="float">
            <text:p>9.999</text:p>
          </table:table-cell>
          <table:table-cell office:value-type="float" office:value="7.962" calcext:value-type="float">
            <text:p>7.962</text:p>
          </table:table-cell>
          <table:table-cell office:value-type="float" office:value="7.984" calcext:value-type="float">
            <text:p>7.984</text:p>
          </table:table-cell>
          <table:table-cell table:number-columns-repeated="6"/>
          <table:table-cell office:value-type="float" office:value="90.607" calcext:value-type="float">
            <text:p>90.607</text:p>
          </table:table-cell>
          <table:table-cell office:value-type="float" office:value="66.246" calcext:value-type="float">
            <text:p>66.246</text:p>
          </table:table-cell>
          <table:table-cell office:value-type="float" office:value="58.243" calcext:value-type="float">
            <text:p>58.243</text:p>
          </table:table-cell>
          <table:table-cell office:value-type="float" office:value="107.178" calcext:value-type="float">
            <text:p>107.178</text:p>
          </table:table-cell>
          <table:table-cell table:number-columns-repeated="16"/>
        </table:table-row>
        <table:table-row table:style-name="ro4">
          <table:table-cell office:value-type="float" office:value="8.753" calcext:value-type="float">
            <text:p>8.753</text:p>
          </table:table-cell>
          <table:table-cell office:value-type="float" office:value="10.452" calcext:value-type="float">
            <text:p>10.452</text:p>
          </table:table-cell>
          <table:table-cell office:value-type="float" office:value="6.926" calcext:value-type="float">
            <text:p>6.926</text:p>
          </table:table-cell>
          <table:table-cell office:value-type="float" office:value="7.575" calcext:value-type="float">
            <text:p>7.575</text:p>
          </table:table-cell>
          <table:table-cell table:number-columns-repeated="6"/>
          <table:table-cell office:value-type="float" office:value="93.885" calcext:value-type="float">
            <text:p>93.885</text:p>
          </table:table-cell>
          <table:table-cell office:value-type="float" office:value="73.647" calcext:value-type="float">
            <text:p>73.647</text:p>
          </table:table-cell>
          <table:table-cell office:value-type="float" office:value="53.699" calcext:value-type="float">
            <text:p>53.699</text:p>
          </table:table-cell>
          <table:table-cell office:value-type="float" office:value="72.517" calcext:value-type="float">
            <text:p>72.517</text:p>
          </table:table-cell>
          <table:table-cell table:number-columns-repeated="16"/>
        </table:table-row>
        <table:table-row table:style-name="ro4">
          <table:table-cell office:value-type="float" office:value="8.187" calcext:value-type="float">
            <text:p>8.187</text:p>
          </table:table-cell>
          <table:table-cell office:value-type="float" office:value="10.271" calcext:value-type="float">
            <text:p>10.271</text:p>
          </table:table-cell>
          <table:table-cell office:value-type="float" office:value="7.311" calcext:value-type="float">
            <text:p>7.311</text:p>
          </table:table-cell>
          <table:table-cell office:value-type="float" office:value="8.323" calcext:value-type="float">
            <text:p>8.323</text:p>
          </table:table-cell>
          <table:table-cell table:number-columns-repeated="6"/>
          <table:table-cell office:value-type="float" office:value="72.116" calcext:value-type="float">
            <text:p>72.116</text:p>
          </table:table-cell>
          <table:table-cell office:value-type="float" office:value="71.385" calcext:value-type="float">
            <text:p>71.385</text:p>
          </table:table-cell>
          <table:table-cell office:value-type="float" office:value="60.308" calcext:value-type="float">
            <text:p>60.308</text:p>
          </table:table-cell>
          <table:table-cell office:value-type="float" office:value="54.4" calcext:value-type="float">
            <text:p>54.4</text:p>
          </table:table-cell>
          <table:table-cell table:number-columns-repeated="16"/>
        </table:table-row>
        <table:table-row table:style-name="ro4">
          <table:table-cell office:value-type="float" office:value="8.326" calcext:value-type="float">
            <text:p>8.326</text:p>
          </table:table-cell>
          <table:table-cell office:value-type="float" office:value="10.178" calcext:value-type="float">
            <text:p>10.178</text:p>
          </table:table-cell>
          <table:table-cell office:value-type="float" office:value="7.818" calcext:value-type="float">
            <text:p>7.818</text:p>
          </table:table-cell>
          <table:table-cell office:value-type="float" office:value="8.186" calcext:value-type="float">
            <text:p>8.186</text:p>
          </table:table-cell>
          <table:table-cell table:number-columns-repeated="6"/>
          <table:table-cell office:value-type="float" office:value="103.991" calcext:value-type="float">
            <text:p>103.991</text:p>
          </table:table-cell>
          <table:table-cell office:value-type="float" office:value="56.316" calcext:value-type="float">
            <text:p>56.316</text:p>
          </table:table-cell>
          <table:table-cell office:value-type="float" office:value="52.958" calcext:value-type="float">
            <text:p>52.958</text:p>
          </table:table-cell>
          <table:table-cell office:value-type="float" office:value="99.803" calcext:value-type="float">
            <text:p>99.803</text:p>
          </table:table-cell>
          <table:table-cell table:number-columns-repeated="16"/>
        </table:table-row>
        <table:table-row table:style-name="ro4">
          <table:table-cell office:value-type="float" office:value="8.197" calcext:value-type="float">
            <text:p>8.197</text:p>
          </table:table-cell>
          <table:table-cell office:value-type="float" office:value="10.068" calcext:value-type="float">
            <text:p>10.068</text:p>
          </table:table-cell>
          <table:table-cell office:value-type="float" office:value="6.459" calcext:value-type="float">
            <text:p>6.459</text:p>
          </table:table-cell>
          <table:table-cell office:value-type="float" office:value="8.31" calcext:value-type="float">
            <text:p>8.31</text:p>
          </table:table-cell>
          <table:table-cell table:number-columns-repeated="6"/>
          <table:table-cell office:value-type="float" office:value="89.983" calcext:value-type="float">
            <text:p>89.983</text:p>
          </table:table-cell>
          <table:table-cell office:value-type="float" office:value="63.274" calcext:value-type="float">
            <text:p>63.274</text:p>
          </table:table-cell>
          <table:table-cell office:value-type="float" office:value="45.77" calcext:value-type="float">
            <text:p>45.77</text:p>
          </table:table-cell>
          <table:table-cell office:value-type="float" office:value="74.2" calcext:value-type="float">
            <text:p>74.2</text:p>
          </table:table-cell>
          <table:table-cell table:number-columns-repeated="16"/>
        </table:table-row>
        <table:table-row table:style-name="ro4">
          <table:table-cell office:value-type="float" office:value="8.527" calcext:value-type="float">
            <text:p>8.527</text:p>
          </table:table-cell>
          <table:table-cell office:value-type="float" office:value="10.023" calcext:value-type="float">
            <text:p>10.023</text:p>
          </table:table-cell>
          <table:table-cell office:value-type="float" office:value="7.546" calcext:value-type="float">
            <text:p>7.546</text:p>
          </table:table-cell>
          <table:table-cell office:value-type="float" office:value="7.887" calcext:value-type="float">
            <text:p>7.887</text:p>
          </table:table-cell>
          <table:table-cell table:number-columns-repeated="6"/>
          <table:table-cell office:value-type="float" office:value="93.058" calcext:value-type="float">
            <text:p>93.058</text:p>
          </table:table-cell>
          <table:table-cell office:value-type="float" office:value="74.945" calcext:value-type="float">
            <text:p>74.945</text:p>
          </table:table-cell>
          <table:table-cell office:value-type="float" office:value="45.013" calcext:value-type="float">
            <text:p>45.013</text:p>
          </table:table-cell>
          <table:table-cell office:value-type="float" office:value="106.663" calcext:value-type="float">
            <text:p>106.663</text:p>
          </table:table-cell>
          <table:table-cell table:number-columns-repeated="16"/>
        </table:table-row>
        <table:table-row table:style-name="ro4">
          <table:table-cell office:value-type="float" office:value="8.59" calcext:value-type="float">
            <text:p>8.59</text:p>
          </table:table-cell>
          <table:table-cell office:value-type="float" office:value="10.13" calcext:value-type="float">
            <text:p>10.13</text:p>
          </table:table-cell>
          <table:table-cell office:value-type="float" office:value="6.934" calcext:value-type="float">
            <text:p>6.934</text:p>
          </table:table-cell>
          <table:table-cell office:value-type="float" office:value="7.626" calcext:value-type="float">
            <text:p>7.626</text:p>
          </table:table-cell>
          <table:table-cell table:number-columns-repeated="6"/>
          <table:table-cell office:value-type="float" office:value="81.76" calcext:value-type="float">
            <text:p>81.76</text:p>
          </table:table-cell>
          <table:table-cell office:value-type="float" office:value="69.362" calcext:value-type="float">
            <text:p>69.362</text:p>
          </table:table-cell>
          <table:table-cell office:value-type="float" office:value="49.477" calcext:value-type="float">
            <text:p>49.477</text:p>
          </table:table-cell>
          <table:table-cell office:value-type="float" office:value="93.067" calcext:value-type="float">
            <text:p>93.067</text:p>
          </table:table-cell>
          <table:table-cell table:number-columns-repeated="16"/>
        </table:table-row>
        <table:table-row table:style-name="ro4">
          <table:table-cell office:value-type="float" office:value="8.421" calcext:value-type="float">
            <text:p>8.421</text:p>
          </table:table-cell>
          <table:table-cell office:value-type="float" office:value="9.76" calcext:value-type="float">
            <text:p>9.76</text:p>
          </table:table-cell>
          <table:table-cell office:value-type="float" office:value="7.227" calcext:value-type="float">
            <text:p>7.227</text:p>
          </table:table-cell>
          <table:table-cell office:value-type="float" office:value="7.732" calcext:value-type="float">
            <text:p>7.732</text:p>
          </table:table-cell>
          <table:table-cell table:number-columns-repeated="6"/>
          <table:table-cell office:value-type="float" office:value="90.344" calcext:value-type="float">
            <text:p>90.344</text:p>
          </table:table-cell>
          <table:table-cell office:value-type="float" office:value="50.581" calcext:value-type="float">
            <text:p>50.581</text:p>
          </table:table-cell>
          <table:table-cell office:value-type="float" office:value="51.955" calcext:value-type="float">
            <text:p>51.955</text:p>
          </table:table-cell>
          <table:table-cell office:value-type="float" office:value="104.16" calcext:value-type="float">
            <text:p>104.16</text:p>
          </table:table-cell>
          <table:table-cell table:number-columns-repeated="16"/>
        </table:table-row>
        <table:table-row table:style-name="ro4">
          <table:table-cell office:value-type="float" office:value="8.28" calcext:value-type="float">
            <text:p>8.28</text:p>
          </table:table-cell>
          <table:table-cell office:value-type="float" office:value="9.803" calcext:value-type="float">
            <text:p>9.803</text:p>
          </table:table-cell>
          <table:table-cell office:value-type="float" office:value="6.493" calcext:value-type="float">
            <text:p>6.493</text:p>
          </table:table-cell>
          <table:table-cell office:value-type="float" office:value="7.974" calcext:value-type="float">
            <text:p>7.974</text:p>
          </table:table-cell>
          <table:table-cell table:number-columns-repeated="6"/>
          <table:table-cell office:value-type="float" office:value="89.439" calcext:value-type="float">
            <text:p>89.439</text:p>
          </table:table-cell>
          <table:table-cell office:value-type="float" office:value="66.583" calcext:value-type="float">
            <text:p>66.583</text:p>
          </table:table-cell>
          <table:table-cell office:value-type="float" office:value="70.773" calcext:value-type="float">
            <text:p>70.773</text:p>
          </table:table-cell>
          <table:table-cell office:value-type="float" office:value="105.284" calcext:value-type="float">
            <text:p>105.284</text:p>
          </table:table-cell>
          <table:table-cell table:number-columns-repeated="16"/>
        </table:table-row>
        <table:table-row table:style-name="ro4">
          <table:table-cell office:value-type="float" office:value="8.331" calcext:value-type="float">
            <text:p>8.331</text:p>
          </table:table-cell>
          <table:table-cell office:value-type="float" office:value="9.842" calcext:value-type="float">
            <text:p>9.842</text:p>
          </table:table-cell>
          <table:table-cell office:value-type="float" office:value="7.257" calcext:value-type="float">
            <text:p>7.257</text:p>
          </table:table-cell>
          <table:table-cell office:value-type="float" office:value="7.555" calcext:value-type="float">
            <text:p>7.555</text:p>
          </table:table-cell>
          <table:table-cell table:number-columns-repeated="6"/>
          <table:table-cell office:value-type="float" office:value="93.559" calcext:value-type="float">
            <text:p>93.559</text:p>
          </table:table-cell>
          <table:table-cell office:value-type="float" office:value="56.317" calcext:value-type="float">
            <text:p>56.317</text:p>
          </table:table-cell>
          <table:table-cell office:value-type="float" office:value="68.081" calcext:value-type="float">
            <text:p>68.081</text:p>
          </table:table-cell>
          <table:table-cell office:value-type="float" office:value="47.807" calcext:value-type="float">
            <text:p>47.807</text:p>
          </table:table-cell>
          <table:table-cell table:number-columns-repeated="16"/>
        </table:table-row>
        <table:table-row table:style-name="ro4">
          <table:table-cell office:value-type="float" office:value="8.545" calcext:value-type="float">
            <text:p>8.545</text:p>
          </table:table-cell>
          <table:table-cell office:value-type="float" office:value="9.696" calcext:value-type="float">
            <text:p>9.696</text:p>
          </table:table-cell>
          <table:table-cell office:value-type="float" office:value="6.724" calcext:value-type="float">
            <text:p>6.724</text:p>
          </table:table-cell>
          <table:table-cell office:value-type="float" office:value="8.456" calcext:value-type="float">
            <text:p>8.456</text:p>
          </table:table-cell>
          <table:table-cell table:number-columns-repeated="6"/>
          <table:table-cell office:value-type="float" office:value="71.317" calcext:value-type="float">
            <text:p>71.317</text:p>
          </table:table-cell>
          <table:table-cell office:value-type="float" office:value="59.964" calcext:value-type="float">
            <text:p>59.964</text:p>
          </table:table-cell>
          <table:table-cell office:value-type="float" office:value="68.358" calcext:value-type="float">
            <text:p>68.358</text:p>
          </table:table-cell>
          <table:table-cell office:value-type="float" office:value="105.246" calcext:value-type="float">
            <text:p>105.246</text:p>
          </table:table-cell>
          <table:table-cell table:number-columns-repeated="16"/>
        </table:table-row>
        <table:table-row table:style-name="ro4">
          <table:table-cell office:value-type="float" office:value="8.486" calcext:value-type="float">
            <text:p>8.486</text:p>
          </table:table-cell>
          <table:table-cell office:value-type="float" office:value="9.64" calcext:value-type="float">
            <text:p>9.64</text:p>
          </table:table-cell>
          <table:table-cell office:value-type="float" office:value="6.662" calcext:value-type="float">
            <text:p>6.662</text:p>
          </table:table-cell>
          <table:table-cell office:value-type="float" office:value="7.991" calcext:value-type="float">
            <text:p>7.991</text:p>
          </table:table-cell>
          <table:table-cell table:number-columns-repeated="6"/>
          <table:table-cell office:value-type="float" office:value="94.728" calcext:value-type="float">
            <text:p>94.728</text:p>
          </table:table-cell>
          <table:table-cell office:value-type="float" office:value="80.582" calcext:value-type="float">
            <text:p>80.582</text:p>
          </table:table-cell>
          <table:table-cell office:value-type="float" office:value="62.723" calcext:value-type="float">
            <text:p>62.723</text:p>
          </table:table-cell>
          <table:table-cell office:value-type="float" office:value="49.629" calcext:value-type="float">
            <text:p>49.629</text:p>
          </table:table-cell>
          <table:table-cell table:number-columns-repeated="16"/>
        </table:table-row>
        <table:table-row table:style-name="ro4">
          <table:table-cell office:value-type="float" office:value="8.47" calcext:value-type="float">
            <text:p>8.47</text:p>
          </table:table-cell>
          <table:table-cell office:value-type="float" office:value="9.711" calcext:value-type="float">
            <text:p>9.711</text:p>
          </table:table-cell>
          <table:table-cell office:value-type="float" office:value="6.798" calcext:value-type="float">
            <text:p>6.798</text:p>
          </table:table-cell>
          <table:table-cell office:value-type="float" office:value="8.202" calcext:value-type="float">
            <text:p>8.202</text:p>
          </table:table-cell>
          <table:table-cell table:number-columns-repeated="6"/>
          <table:table-cell office:value-type="float" office:value="84.415" calcext:value-type="float">
            <text:p>84.415</text:p>
          </table:table-cell>
          <table:table-cell office:value-type="float" office:value="69.406" calcext:value-type="float">
            <text:p>69.406</text:p>
          </table:table-cell>
          <table:table-cell office:value-type="float" office:value="52.529" calcext:value-type="float">
            <text:p>52.529</text:p>
          </table:table-cell>
          <table:table-cell office:value-type="float" office:value="101.835" calcext:value-type="float">
            <text:p>101.835</text:p>
          </table:table-cell>
          <table:table-cell table:number-columns-repeated="16"/>
        </table:table-row>
        <table:table-row table:style-name="ro4">
          <table:table-cell office:value-type="float" office:value="8.411" calcext:value-type="float">
            <text:p>8.411</text:p>
          </table:table-cell>
          <table:table-cell office:value-type="float" office:value="9.995" calcext:value-type="float">
            <text:p>9.995</text:p>
          </table:table-cell>
          <table:table-cell office:value-type="float" office:value="6.944" calcext:value-type="float">
            <text:p>6.944</text:p>
          </table:table-cell>
          <table:table-cell office:value-type="float" office:value="7.762" calcext:value-type="float">
            <text:p>7.762</text:p>
          </table:table-cell>
          <table:table-cell table:number-columns-repeated="6"/>
          <table:table-cell office:value-type="float" office:value="88.032" calcext:value-type="float">
            <text:p>88.032</text:p>
          </table:table-cell>
          <table:table-cell office:value-type="float" office:value="66.239" calcext:value-type="float">
            <text:p>66.239</text:p>
          </table:table-cell>
          <table:table-cell office:value-type="float" office:value="66.64" calcext:value-type="float">
            <text:p>66.64</text:p>
          </table:table-cell>
          <table:table-cell office:value-type="float" office:value="101.391" calcext:value-type="float">
            <text:p>101.391</text:p>
          </table:table-cell>
          <table:table-cell table:number-columns-repeated="16"/>
        </table:table-row>
        <table:table-row table:style-name="ro4">
          <table:table-cell office:value-type="float" office:value="8.411" calcext:value-type="float">
            <text:p>8.411</text:p>
          </table:table-cell>
          <table:table-cell office:value-type="float" office:value="3.283" calcext:value-type="float">
            <text:p>3.283</text:p>
          </table:table-cell>
          <table:table-cell office:value-type="float" office:value="6.936" calcext:value-type="float">
            <text:p>6.936</text:p>
          </table:table-cell>
          <table:table-cell office:value-type="float" office:value="7.742" calcext:value-type="float">
            <text:p>7.742</text:p>
          </table:table-cell>
          <table:table-cell table:number-columns-repeated="6"/>
          <table:table-cell office:value-type="float" office:value="84.616" calcext:value-type="float">
            <text:p>84.616</text:p>
          </table:table-cell>
          <table:table-cell office:value-type="float" office:value="12.363" calcext:value-type="float">
            <text:p>12.363</text:p>
          </table:table-cell>
          <table:table-cell office:value-type="float" office:value="62.374" calcext:value-type="float">
            <text:p>62.374</text:p>
          </table:table-cell>
          <table:table-cell office:value-type="float" office:value="49.73" calcext:value-type="float">
            <text:p>49.73</text:p>
          </table:table-cell>
          <table:table-cell table:number-columns-repeated="16"/>
        </table:table-row>
        <table:table-row table:style-name="ro4">
          <table:table-cell office:value-type="float" office:value="8.332" calcext:value-type="float">
            <text:p>8.332</text:p>
          </table:table-cell>
          <table:table-cell office:value-type="float" office:value="9.827" calcext:value-type="float">
            <text:p>9.827</text:p>
          </table:table-cell>
          <table:table-cell office:value-type="float" office:value="6.889" calcext:value-type="float">
            <text:p>6.889</text:p>
          </table:table-cell>
          <table:table-cell office:value-type="float" office:value="7.775" calcext:value-type="float">
            <text:p>7.775</text:p>
          </table:table-cell>
          <table:table-cell table:number-columns-repeated="6"/>
          <table:table-cell office:value-type="float" office:value="83.649" calcext:value-type="float">
            <text:p>83.649</text:p>
          </table:table-cell>
          <table:table-cell office:value-type="float" office:value="54.231" calcext:value-type="float">
            <text:p>54.231</text:p>
          </table:table-cell>
          <table:table-cell office:value-type="float" office:value="62.12" calcext:value-type="float">
            <text:p>62.12</text:p>
          </table:table-cell>
          <table:table-cell office:value-type="float" office:value="103.61" calcext:value-type="float">
            <text:p>103.61</text:p>
          </table:table-cell>
          <table:table-cell table:number-columns-repeated="16"/>
        </table:table-row>
        <table:table-row table:style-name="ro4">
          <table:table-cell office:value-type="float" office:value="9.34" calcext:value-type="float">
            <text:p>9.34</text:p>
          </table:table-cell>
          <table:table-cell office:value-type="float" office:value="10.069" calcext:value-type="float">
            <text:p>10.069</text:p>
          </table:table-cell>
          <table:table-cell office:value-type="float" office:value="6.75" calcext:value-type="float">
            <text:p>6.75</text:p>
          </table:table-cell>
          <table:table-cell table:number-columns-repeated="7"/>
          <table:table-cell office:value-type="float" office:value="91.443" calcext:value-type="float">
            <text:p>91.443</text:p>
          </table:table-cell>
          <table:table-cell office:value-type="float" office:value="76.223" calcext:value-type="float">
            <text:p>76.223</text:p>
          </table:table-cell>
          <table:table-cell office:value-type="float" office:value="56.738" calcext:value-type="float">
            <text:p>56.738</text:p>
          </table:table-cell>
          <table:table-cell table:number-columns-repeated="17"/>
        </table:table-row>
        <table:table-row table:style-name="ro4">
          <table:table-cell office:value-type="float" office:value="8.561" calcext:value-type="float">
            <text:p>8.561</text:p>
          </table:table-cell>
          <table:table-cell office:value-type="float" office:value="9.839" calcext:value-type="float">
            <text:p>9.839</text:p>
          </table:table-cell>
          <table:table-cell office:value-type="float" office:value="7.982" calcext:value-type="float">
            <text:p>7.982</text:p>
          </table:table-cell>
          <table:table-cell office:value-type="float" office:value="7.944" calcext:value-type="float">
            <text:p>7.944</text:p>
          </table:table-cell>
          <table:table-cell table:number-columns-repeated="6"/>
          <table:table-cell office:value-type="float" office:value="88.272" calcext:value-type="float">
            <text:p>88.272</text:p>
          </table:table-cell>
          <table:table-cell office:value-type="float" office:value="76.103" calcext:value-type="float">
            <text:p>76.103</text:p>
          </table:table-cell>
          <table:table-cell office:value-type="float" office:value="44.037" calcext:value-type="float">
            <text:p>44.037</text:p>
          </table:table-cell>
          <table:table-cell office:value-type="float" office:value="104.08" calcext:value-type="float">
            <text:p>104.08</text:p>
          </table:table-cell>
          <table:table-cell table:number-columns-repeated="16"/>
        </table:table-row>
        <table:table-row table:style-name="ro4">
          <table:table-cell office:value-type="float" office:value="8.704" calcext:value-type="float">
            <text:p>8.704</text:p>
          </table:table-cell>
          <table:table-cell office:value-type="float" office:value="10.018" calcext:value-type="float">
            <text:p>10.018</text:p>
          </table:table-cell>
          <table:table-cell office:value-type="float" office:value="6.941" calcext:value-type="float">
            <text:p>6.941</text:p>
          </table:table-cell>
          <table:table-cell office:value-type="float" office:value="7.736" calcext:value-type="float">
            <text:p>7.736</text:p>
          </table:table-cell>
          <table:table-cell table:number-columns-repeated="6"/>
          <table:table-cell office:value-type="float" office:value="87.144" calcext:value-type="float">
            <text:p>87.144</text:p>
          </table:table-cell>
          <table:table-cell office:value-type="float" office:value="55.693" calcext:value-type="float">
            <text:p>55.693</text:p>
          </table:table-cell>
          <table:table-cell office:value-type="float" office:value="46.289" calcext:value-type="float">
            <text:p>46.289</text:p>
          </table:table-cell>
          <table:table-cell office:value-type="float" office:value="52.728" calcext:value-type="float">
            <text:p>52.728</text:p>
          </table:table-cell>
          <table:table-cell table:number-columns-repeated="16"/>
        </table:table-row>
        <table:table-row table:style-name="ro4">
          <table:table-cell office:value-type="float" office:value="8.383" calcext:value-type="float">
            <text:p>8.383</text:p>
          </table:table-cell>
          <table:table-cell/>
          <table:table-cell office:value-type="float" office:value="7.111" calcext:value-type="float">
            <text:p>7.111</text:p>
          </table:table-cell>
          <table:table-cell office:value-type="float" office:value="7.819" calcext:value-type="float">
            <text:p>7.819</text:p>
          </table:table-cell>
          <table:table-cell table:number-columns-repeated="6"/>
          <table:table-cell office:value-type="float" office:value="83.213" calcext:value-type="float">
            <text:p>83.213</text:p>
          </table:table-cell>
          <table:table-cell/>
          <table:table-cell office:value-type="float" office:value="60.021" calcext:value-type="float">
            <text:p>60.021</text:p>
          </table:table-cell>
          <table:table-cell office:value-type="float" office:value="106.688" calcext:value-type="float">
            <text:p>106.688</text:p>
          </table:table-cell>
          <table:table-cell table:number-columns-repeated="16"/>
        </table:table-row>
        <table:table-row table:style-name="ro4">
          <table:table-cell office:value-type="float" office:value="8.378" calcext:value-type="float">
            <text:p>8.378</text:p>
          </table:table-cell>
          <table:table-cell office:value-type="float" office:value="10.027" calcext:value-type="float">
            <text:p>10.027</text:p>
          </table:table-cell>
          <table:table-cell office:value-type="float" office:value="6.539" calcext:value-type="float">
            <text:p>6.539</text:p>
          </table:table-cell>
          <table:table-cell office:value-type="float" office:value="8.244" calcext:value-type="float">
            <text:p>8.244</text:p>
          </table:table-cell>
          <table:table-cell table:number-columns-repeated="6"/>
          <table:table-cell office:value-type="float" office:value="81.361" calcext:value-type="float">
            <text:p>81.361</text:p>
          </table:table-cell>
          <table:table-cell office:value-type="float" office:value="68.257" calcext:value-type="float">
            <text:p>68.257</text:p>
          </table:table-cell>
          <table:table-cell office:value-type="float" office:value="61.164" calcext:value-type="float">
            <text:p>61.164</text:p>
          </table:table-cell>
          <table:table-cell office:value-type="float" office:value="110.071" calcext:value-type="float">
            <text:p>110.071</text:p>
          </table:table-cell>
          <table:table-cell table:number-columns-repeated="16"/>
        </table:table-row>
        <table:table-row table:style-name="ro4">
          <table:table-cell office:value-type="float" office:value="8.202" calcext:value-type="float">
            <text:p>8.202</text:p>
          </table:table-cell>
          <table:table-cell office:value-type="float" office:value="9.961" calcext:value-type="float">
            <text:p>9.961</text:p>
          </table:table-cell>
          <table:table-cell office:value-type="float" office:value="6.689" calcext:value-type="float">
            <text:p>6.689</text:p>
          </table:table-cell>
          <table:table-cell office:value-type="float" office:value="8.143" calcext:value-type="float">
            <text:p>8.143</text:p>
          </table:table-cell>
          <table:table-cell table:number-columns-repeated="6"/>
          <table:table-cell office:value-type="float" office:value="65.038" calcext:value-type="float">
            <text:p>65.038</text:p>
          </table:table-cell>
          <table:table-cell office:value-type="float" office:value="65.862" calcext:value-type="float">
            <text:p>65.862</text:p>
          </table:table-cell>
          <table:table-cell office:value-type="float" office:value="62.165" calcext:value-type="float">
            <text:p>62.165</text:p>
          </table:table-cell>
          <table:table-cell office:value-type="float" office:value="110.316" calcext:value-type="float">
            <text:p>110.316</text:p>
          </table:table-cell>
          <table:table-cell table:number-columns-repeated="16"/>
        </table:table-row>
        <table:table-row table:style-name="ro4">
          <table:table-cell office:value-type="float" office:value="8.568" calcext:value-type="float">
            <text:p>8.568</text:p>
          </table:table-cell>
          <table:table-cell office:value-type="float" office:value="9.905" calcext:value-type="float">
            <text:p>9.905</text:p>
          </table:table-cell>
          <table:table-cell office:value-type="float" office:value="7.216" calcext:value-type="float">
            <text:p>7.216</text:p>
          </table:table-cell>
          <table:table-cell office:value-type="float" office:value="8.138" calcext:value-type="float">
            <text:p>8.138</text:p>
          </table:table-cell>
          <table:table-cell table:number-columns-repeated="6"/>
          <table:table-cell office:value-type="float" office:value="88.252" calcext:value-type="float">
            <text:p>88.252</text:p>
          </table:table-cell>
          <table:table-cell office:value-type="float" office:value="70.985" calcext:value-type="float">
            <text:p>70.985</text:p>
          </table:table-cell>
          <table:table-cell office:value-type="float" office:value="57.088" calcext:value-type="float">
            <text:p>57.088</text:p>
          </table:table-cell>
          <table:table-cell office:value-type="float" office:value="112.166" calcext:value-type="float">
            <text:p>112.166</text:p>
          </table:table-cell>
          <table:table-cell table:number-columns-repeated="16"/>
        </table:table-row>
        <table:table-row table:style-name="ro4">
          <table:table-cell office:value-type="float" office:value="8.953" calcext:value-type="float">
            <text:p>8.953</text:p>
          </table:table-cell>
          <table:table-cell office:value-type="float" office:value="10.171" calcext:value-type="float">
            <text:p>10.171</text:p>
          </table:table-cell>
          <table:table-cell office:value-type="float" office:value="6.402" calcext:value-type="float">
            <text:p>6.402</text:p>
          </table:table-cell>
          <table:table-cell office:value-type="float" office:value="8.011" calcext:value-type="float">
            <text:p>8.011</text:p>
          </table:table-cell>
          <table:table-cell table:number-columns-repeated="6"/>
          <table:table-cell office:value-type="float" office:value="89.363" calcext:value-type="float">
            <text:p>89.363</text:p>
          </table:table-cell>
          <table:table-cell office:value-type="float" office:value="75.353" calcext:value-type="float">
            <text:p>75.353</text:p>
          </table:table-cell>
          <table:table-cell office:value-type="float" office:value="60.93" calcext:value-type="float">
            <text:p>60.93</text:p>
          </table:table-cell>
          <table:table-cell office:value-type="float" office:value="65.069" calcext:value-type="float">
            <text:p>65.069</text:p>
          </table:table-cell>
          <table:table-cell table:number-columns-repeated="16"/>
        </table:table-row>
        <table:table-row table:style-name="ro4">
          <table:table-cell office:value-type="float" office:value="8.748" calcext:value-type="float">
            <text:p>8.748</text:p>
          </table:table-cell>
          <table:table-cell office:value-type="float" office:value="9.861" calcext:value-type="float">
            <text:p>9.861</text:p>
          </table:table-cell>
          <table:table-cell office:value-type="float" office:value="6.971" calcext:value-type="float">
            <text:p>6.971</text:p>
          </table:table-cell>
          <table:table-cell office:value-type="float" office:value="7.76" calcext:value-type="float">
            <text:p>7.76</text:p>
          </table:table-cell>
          <table:table-cell table:style-name="ce16"/>
          <table:table-cell table:style-name="ce19" table:number-columns-repeated="5"/>
          <table:table-cell office:value-type="float" office:value="91.99" calcext:value-type="float">
            <text:p>91.99</text:p>
          </table:table-cell>
          <table:table-cell office:value-type="float" office:value="58.095" calcext:value-type="float">
            <text:p>58.095</text:p>
          </table:table-cell>
          <table:table-cell office:value-type="float" office:value="36.026" calcext:value-type="float">
            <text:p>36.026</text:p>
          </table:table-cell>
          <table:table-cell office:value-type="float" office:value="102.545" calcext:value-type="float">
            <text:p>102.545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8.656" calcext:value-type="float">
            <text:p>38.656</text:p>
          </table:table-cell>
          <table:table-cell office:value-type="float" office:value="44.824" calcext:value-type="float">
            <text:p>44.824</text:p>
          </table:table-cell>
          <table:table-cell office:value-type="float" office:value="38.267" calcext:value-type="float">
            <text:p>38.267</text:p>
          </table:table-cell>
          <table:table-cell office:value-type="float" office:value="39.534" calcext:value-type="float">
            <text:p>39.53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44" calcext:value-type="float">
            <text:p>44</text:p>
          </table:table-cell>
          <table:table-cell table:style-name="Default" table:formula="of:=COUNT([.C275:.C324])" office:value-type="float" office:value="44" calcext:value-type="float">
            <text:p>44</text:p>
          </table:table-cell>
          <table:table-cell table:style-name="ce8" table:formula="of:=COUNT([.D275:.D324])" office:value-type="float" office:value="49" calcext:value-type="float">
            <text:p>49</text:p>
          </table:table-cell>
          <table:table-cell table:style-name="Default"/>
          <table:table-cell office:value-type="float" office:value="57.152" calcext:value-type="float">
            <text:p>57.152</text:p>
          </table:table-cell>
          <table:table-cell office:value-type="float" office:value="65.333" calcext:value-type="float">
            <text:p>65.333</text:p>
          </table:table-cell>
          <table:table-cell office:value-type="float" office:value="47.578" calcext:value-type="float">
            <text:p>47.578</text:p>
          </table:table-cell>
          <table:table-cell office:value-type="float" office:value="48.593" calcext:value-type="float">
            <text:p>48.59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8" table:formula="of:=COUNT([.L275:.L324])" office:value-type="float" office:value="44" calcext:value-type="float">
            <text:p>44</text:p>
          </table:table-cell>
          <table:table-cell table:style-name="Default" table:formula="of:=COUNT([.M275:.M324])" office:value-type="float" office:value="44" calcext:value-type="float">
            <text:p>44</text:p>
          </table:table-cell>
          <table:table-cell table:style-name="ce8" table:formula="of:=COUNT([.N275:.N324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9.312" calcext:value-type="float">
            <text:p>39.312</text:p>
          </table:table-cell>
          <table:table-cell office:value-type="float" office:value="44.009" calcext:value-type="float">
            <text:p>44.009</text:p>
          </table:table-cell>
          <table:table-cell office:value-type="float" office:value="36.888" calcext:value-type="float">
            <text:p>36.888</text:p>
          </table:table-cell>
          <table:table-cell office:value-type="float" office:value="39.425" calcext:value-type="float">
            <text:p>39.42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39.2096" calcext:value-type="float">
            <text:p>39.2096</text:p>
          </table:table-cell>
          <table:table-cell table:style-name="ce20" table:formula="of:=AVERAGE([.B275:.B324])" office:value-type="float" office:value="43.8743181818182" calcext:value-type="float">
            <text:p>43.8743181818</text:p>
          </table:table-cell>
          <table:table-cell table:style-name="ce17" table:formula="of:=AVERAGE([.C275:.C324])" office:value-type="float" office:value="37.7100227272727" calcext:value-type="float">
            <text:p>37.7100227273</text:p>
          </table:table-cell>
          <table:table-cell table:style-name="ce20" table:formula="of:=AVERAGE([.D275:.D324])" office:value-type="float" office:value="38.5817551020408" calcext:value-type="float">
            <text:p>38.581755102</text:p>
          </table:table-cell>
          <table:table-cell table:style-name="ce17"/>
          <table:table-cell office:value-type="float" office:value="58.568" calcext:value-type="float">
            <text:p>58.568</text:p>
          </table:table-cell>
          <table:table-cell office:value-type="float" office:value="60.845" calcext:value-type="float">
            <text:p>60.845</text:p>
          </table:table-cell>
          <table:table-cell office:value-type="float" office:value="44.927" calcext:value-type="float">
            <text:p>44.927</text:p>
          </table:table-cell>
          <table:table-cell office:value-type="float" office:value="50.358" calcext:value-type="float">
            <text:p>50.35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59.0889" calcext:value-type="float">
            <text:p>59.0889</text:p>
          </table:table-cell>
          <table:table-cell table:style-name="ce20" table:formula="of:=AVERAGE([.L275:.L324])" office:value-type="float" office:value="60.6312954545455" calcext:value-type="float">
            <text:p>60.6312954545</text:p>
          </table:table-cell>
          <table:table-cell table:style-name="ce17" table:formula="of:=AVERAGE([.M275:.M324])" office:value-type="float" office:value="46.9828863636363" calcext:value-type="float">
            <text:p>46.9828863636</text:p>
          </table:table-cell>
          <table:table-cell table:style-name="ce20" table:formula="of:=AVERAGE([.N275:.N324])" office:value-type="float" office:value="50.9199591836735" calcext:value-type="float">
            <text:p>50.9199591837</text:p>
          </table:table-cell>
          <table:table-cell table:number-columns-repeated="11"/>
        </table:table-row>
        <table:table-row table:style-name="ro4">
          <table:table-cell office:value-type="float" office:value="39.332" calcext:value-type="float">
            <text:p>39.332</text:p>
          </table:table-cell>
          <table:table-cell office:value-type="float" office:value="42.933" calcext:value-type="float">
            <text:p>42.933</text:p>
          </table:table-cell>
          <table:table-cell office:value-type="float" office:value="38.296" calcext:value-type="float">
            <text:p>38.296</text:p>
          </table:table-cell>
          <table:table-cell office:value-type="float" office:value="37.539" calcext:value-type="float">
            <text:p>37.53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0.310958040816327" calcext:value-type="float">
            <text:p>0.3109580408</text:p>
          </table:table-cell>
          <table:table-cell table:style-name="ce8" table:formula="of:=VAR([.B275:.B324])" office:value-type="float" office:value="0.646155710359409" calcext:value-type="float">
            <text:p>0.6461557104</text:p>
          </table:table-cell>
          <table:table-cell table:style-name="Default" table:formula="of:=VAR([.C275:.C324])" office:value-type="float" office:value="0.547293976215644" calcext:value-type="float">
            <text:p>0.5472939762</text:p>
          </table:table-cell>
          <table:table-cell table:style-name="ce8" table:formula="of:=VAR([.D275:.D324])" office:value-type="float" office:value="0.557733730442176" calcext:value-type="float">
            <text:p>0.5577337304</text:p>
          </table:table-cell>
          <table:table-cell table:style-name="ce17"/>
          <table:table-cell office:value-type="float" office:value="59.294" calcext:value-type="float">
            <text:p>59.294</text:p>
          </table:table-cell>
          <table:table-cell office:value-type="float" office:value="57.341" calcext:value-type="float">
            <text:p>57.341</text:p>
          </table:table-cell>
          <table:table-cell office:value-type="float" office:value="46.822" calcext:value-type="float">
            <text:p>46.822</text:p>
          </table:table-cell>
          <table:table-cell office:value-type="float" office:value="49.15" calcext:value-type="float">
            <text:p>49.1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.44051409183673" calcext:value-type="float">
            <text:p>2.4405140918</text:p>
          </table:table-cell>
          <table:table-cell table:style-name="ce8" table:formula="of:=VAR([.L275:.L324])" office:value-type="float" office:value="6.2462500269556" calcext:value-type="float">
            <text:p>6.246250027</text:p>
          </table:table-cell>
          <table:table-cell table:style-name="Default" table:formula="of:=VAR([.M275:.M324])" office:value-type="float" office:value="2.50499410306554" calcext:value-type="float">
            <text:p>2.5049941031</text:p>
          </table:table-cell>
          <table:table-cell table:style-name="ce8" table:formula="of:=VAR([.N275:.N324])" office:value-type="float" office:value="1.91169774829932" calcext:value-type="float">
            <text:p>1.9116977483</text:p>
          </table:table-cell>
          <table:table-cell table:number-columns-repeated="11"/>
        </table:table-row>
        <table:table-row table:style-name="ro4">
          <table:table-cell office:value-type="float" office:value="38.266" calcext:value-type="float">
            <text:p>38.266</text:p>
          </table:table-cell>
          <table:table-cell/>
          <table:table-cell office:value-type="float" office:value="37.029" calcext:value-type="float">
            <text:p>37.029</text:p>
          </table:table-cell>
          <table:table-cell office:value-type="float" office:value="38.064" calcext:value-type="float">
            <text:p>38.06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0.0788616561855414" calcext:value-type="float">
            <text:p>0.0788616562</text:p>
          </table:table-cell>
          <table:table-cell table:style-name="ce8" table:formula="of:=SQRT([.G277]/[.G275])" office:value-type="float" office:value="0.121183154991207" calcext:value-type="float">
            <text:p>0.121183155</text:p>
          </table:table-cell>
          <table:table-cell table:style-name="Default" table:formula="of:=SQRT([.H277]/[.H275])" office:value-type="float" office:value="0.111528020960862" calcext:value-type="float">
            <text:p>0.111528021</text:p>
          </table:table-cell>
          <table:table-cell table:style-name="ce8" table:formula="of:=SQRT([.I277]/[.I275])" office:value-type="float" office:value="0.10668796103325" calcext:value-type="float">
            <text:p>0.106687961</text:p>
          </table:table-cell>
          <table:table-cell table:style-name="ce17"/>
          <table:table-cell office:value-type="float" office:value="60.664" calcext:value-type="float">
            <text:p>60.664</text:p>
          </table:table-cell>
          <table:table-cell/>
          <table:table-cell office:value-type="float" office:value="47.226" calcext:value-type="float">
            <text:p>47.226</text:p>
          </table:table-cell>
          <table:table-cell office:value-type="float" office:value="52.691" calcext:value-type="float">
            <text:p>52.6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0.220930490962055" calcext:value-type="float">
            <text:p>0.220930491</text:p>
          </table:table-cell>
          <table:table-cell table:style-name="ce8" table:formula="of:=SQRT([.Q277]/[.Q275])" office:value-type="float" office:value="0.376776097815871" calcext:value-type="float">
            <text:p>0.3767760978</text:p>
          </table:table-cell>
          <table:table-cell table:style-name="Default" table:formula="of:=SQRT([.R277]/[.R275])" office:value-type="float" office:value="0.238603613050139" calcext:value-type="float">
            <text:p>0.2386036131</text:p>
          </table:table-cell>
          <table:table-cell table:style-name="ce8" table:formula="of:=SQRT([.S277]/[.S275])" office:value-type="float" office:value="0.197520226207876" calcext:value-type="float">
            <text:p>0.1975202262</text:p>
          </table:table-cell>
          <table:table-cell table:number-columns-repeated="11"/>
        </table:table-row>
        <table:table-row table:style-name="ro4">
          <table:table-cell office:value-type="float" office:value="38.85" calcext:value-type="float">
            <text:p>38.85</text:p>
          </table:table-cell>
          <table:table-cell/>
          <table:table-cell office:value-type="float" office:value="37.937" calcext:value-type="float">
            <text:p>37.937</text:p>
          </table:table-cell>
          <table:table-cell office:value-type="float" office:value="38.96" calcext:value-type="float">
            <text:p>38.9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3" calcext:value-type="float">
            <text:p>43</text:p>
          </table:table-cell>
          <table:table-cell table:style-name="Default" table:formula="of:=[.H275]-1" office:value-type="float" office:value="43" calcext:value-type="float">
            <text:p>43</text:p>
          </table:table-cell>
          <table:table-cell table:style-name="ce8" table:formula="of:=[.I275]-1" office:value-type="float" office:value="48" calcext:value-type="float">
            <text:p>48</text:p>
          </table:table-cell>
          <table:table-cell table:style-name="Default"/>
          <table:table-cell office:value-type="float" office:value="58.302" calcext:value-type="float">
            <text:p>58.302</text:p>
          </table:table-cell>
          <table:table-cell/>
          <table:table-cell office:value-type="float" office:value="47.469" calcext:value-type="float">
            <text:p>47.469</text:p>
          </table:table-cell>
          <table:table-cell office:value-type="float" office:value="49.665" calcext:value-type="float">
            <text:p>49.66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8" table:formula="of:=[.Q275]-1" office:value-type="float" office:value="43" calcext:value-type="float">
            <text:p>43</text:p>
          </table:table-cell>
          <table:table-cell table:style-name="Default" table:formula="of:=[.R275]-1" office:value-type="float" office:value="43" calcext:value-type="float">
            <text:p>43</text:p>
          </table:table-cell>
          <table:table-cell table:style-name="ce8" table:formula="of:=[.S275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9.451" calcext:value-type="float">
            <text:p>39.451</text:p>
          </table:table-cell>
          <table:table-cell office:value-type="float" office:value="45.402" calcext:value-type="float">
            <text:p>45.402</text:p>
          </table:table-cell>
          <table:table-cell office:value-type="float" office:value="38.73" calcext:value-type="float">
            <text:p>38.73</text:p>
          </table:table-cell>
          <table:table-cell/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1669219922782" calcext:value-type="float">
            <text:p>2.0166921992</text:p>
          </table:table-cell>
          <table:table-cell table:style-name="Default" table:formula="of:=TINV(0.05;[.H279])" office:value-type="float" office:value="2.01669219922782" calcext:value-type="float">
            <text:p>2.0166921992</text:p>
          </table:table-cell>
          <table:table-cell table:style-name="ce8" table:formula="of:=TINV(0.05;[.I279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59.895" calcext:value-type="float">
            <text:p>59.895</text:p>
          </table:table-cell>
          <table:table-cell office:value-type="float" office:value="57.042" calcext:value-type="float">
            <text:p>57.042</text:p>
          </table:table-cell>
          <table:table-cell office:value-type="float" office:value="46.428" calcext:value-type="float">
            <text:p>46.428</text:p>
          </table:table-cell>
          <table:table-cell/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8" table:formula="of:=TINV(0.05;[.Q279])" office:value-type="float" office:value="2.01669219922782" calcext:value-type="float">
            <text:p>2.0166921992</text:p>
          </table:table-cell>
          <table:table-cell table:style-name="Default" table:formula="of:=TINV(0.05;[.R279])" office:value-type="float" office:value="2.01669219922782" calcext:value-type="float">
            <text:p>2.0166921992</text:p>
          </table:table-cell>
          <table:table-cell table:style-name="ce8" table:formula="of:=TINV(0.05;[.S279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8.982" calcext:value-type="float">
            <text:p>38.982</text:p>
          </table:table-cell>
          <table:table-cell/>
          <table:table-cell office:value-type="float" office:value="37.41" calcext:value-type="float">
            <text:p>37.41</text:p>
          </table:table-cell>
          <table:table-cell office:value-type="float" office:value="38.45" calcext:value-type="float">
            <text:p>38.4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0.158478431429464" calcext:value-type="float">
            <text:p>0.1584784314</text:p>
          </table:table-cell>
          <table:table-cell table:style-name="ce20" table:formula="of:=([.G280]*[.G278])" office:value-type="float" office:value="0.244389123348584" calcext:value-type="float">
            <text:p>0.2443891233</text:p>
          </table:table-cell>
          <table:table-cell table:style-name="ce17" table:formula="of:=([.H280]*[.H278])" office:value-type="float" office:value="0.224917689867087" calcext:value-type="float">
            <text:p>0.2249176899</text:p>
          </table:table-cell>
          <table:table-cell table:style-name="ce20" table:formula="of:=([.I280]*[.I278])" office:value-type="float" office:value="0.214510522673511" calcext:value-type="float">
            <text:p>0.2145105227</text:p>
          </table:table-cell>
          <table:table-cell table:style-name="ce17"/>
          <table:table-cell office:value-type="float" office:value="60.661" calcext:value-type="float">
            <text:p>60.661</text:p>
          </table:table-cell>
          <table:table-cell/>
          <table:table-cell office:value-type="float" office:value="48.605" calcext:value-type="float">
            <text:p>48.605</text:p>
          </table:table-cell>
          <table:table-cell office:value-type="float" office:value="50.163" calcext:value-type="float">
            <text:p>50.16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0.443976443764151" calcext:value-type="float">
            <text:p>0.4439764438</text:p>
          </table:table-cell>
          <table:table-cell table:style-name="ce20" table:formula="of:=([.Q280]*[.Q278])" office:value-type="float" office:value="0.759841417320765" calcext:value-type="float">
            <text:p>0.7598414173</text:p>
          </table:table-cell>
          <table:table-cell table:style-name="ce17" table:formula="of:=([.R280]*[.R278])" office:value-type="float" office:value="0.481190045145789" calcext:value-type="float">
            <text:p>0.4811900451</text:p>
          </table:table-cell>
          <table:table-cell table:style-name="ce20" table:formula="of:=([.S280]*[.S278])" office:value-type="float" office:value="0.397141032147357" calcext:value-type="float">
            <text:p>0.3971410321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39.2096;0.158478431429464;43.8743181818182;0.244389123348584;37.7100227272727;0.224917689867087;38.5817551020408;0.214510522673511;59.0889;0.443976443764151;60.6312954545455;0.759841417320765;46.9828863636363;0.481190045145789;50.9199591836735;0.397141032147357" calcext:value-type="string">
            <text:p>gameboy;39.2096;0.158478431429464;43.8743181818182;0.244389123348584;37.7100227272727;0.224917689867087;38.5817551020408;0.214510522673511;59.0889;0.443976443764151;60.6312954545455;0.759841417320765;46.9828863636363;0.481190045145789;50.9199591836735;0.397141032147357</text:p>
          </table:table-cell>
          <table:table-cell table:number-columns-repeated="9"/>
        </table:table-row>
        <table:table-row table:style-name="ro4">
          <table:table-cell office:value-type="float" office:value="40.275" calcext:value-type="float">
            <text:p>40.275</text:p>
          </table:table-cell>
          <table:table-cell office:value-type="float" office:value="44.156" calcext:value-type="float">
            <text:p>44.156</text:p>
          </table:table-cell>
          <table:table-cell office:value-type="float" office:value="37.654" calcext:value-type="float">
            <text:p>37.654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404182729304721" calcext:value-type="percentage">
            <text:p>0.40%</text:p>
          </table:table-cell>
          <table:table-cell table:formula="of:=[.G281]/[.G276]" office:value-type="percentage" office:value="0.00557020903061828" calcext:value-type="percentage">
            <text:p>0.56%</text:p>
          </table:table-cell>
          <table:table-cell table:formula="of:=[.H281]/[.H276]" office:value-type="percentage" office:value="0.0059644008038325" calcext:value-type="percentage">
            <text:p>0.60%</text:p>
          </table:table-cell>
          <table:table-cell table:formula="of:=[.I281]/[.I276]" office:value-type="percentage" office:value="0.00555989539890487" calcext:value-type="percentage">
            <text:p>0.56%</text:p>
          </table:table-cell>
          <table:table-cell/>
          <table:table-cell office:value-type="float" office:value="57.912" calcext:value-type="float">
            <text:p>57.912</text:p>
          </table:table-cell>
          <table:table-cell office:value-type="float" office:value="64.439" calcext:value-type="float">
            <text:p>64.439</text:p>
          </table:table-cell>
          <table:table-cell office:value-type="float" office:value="46.842" calcext:value-type="float">
            <text:p>46.842</text:p>
          </table:table-cell>
          <table:table-cell office:value-type="float" office:value="50.723" calcext:value-type="float">
            <text:p>50.723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751370297575604" calcext:value-type="percentage">
            <text:p>0.75%</text:p>
          </table:table-cell>
          <table:table-cell table:formula="of:=[.Q281]/[.Q276]" office:value-type="percentage" office:value="0.0125321653054636" calcext:value-type="percentage">
            <text:p>1.25%</text:p>
          </table:table-cell>
          <table:table-cell table:formula="of:=[.R281]/[.R276]" office:value-type="percentage" office:value="0.0102418153159321" calcext:value-type="percentage">
            <text:p>1.02%</text:p>
          </table:table-cell>
          <table:table-cell table:formula="of:=[.S281]/[.S276]" office:value-type="percentage" office:value="0.0077993195303796" calcext:value-type="percentage">
            <text:p>0.78%</text:p>
          </table:table-cell>
          <table:table-cell table:number-columns-repeated="11"/>
        </table:table-row>
        <table:table-row table:style-name="ro4">
          <table:table-cell office:value-type="float" office:value="38.714" calcext:value-type="float">
            <text:p>38.714</text:p>
          </table:table-cell>
          <table:table-cell office:value-type="float" office:value="44.253" calcext:value-type="float">
            <text:p>44.253</text:p>
          </table:table-cell>
          <table:table-cell office:value-type="float" office:value="36.729" calcext:value-type="float">
            <text:p>36.729</text:p>
          </table:table-cell>
          <table:table-cell office:value-type="float" office:value="38.425" calcext:value-type="float">
            <text:p>38.425</text:p>
          </table:table-cell>
          <table:table-cell table:number-columns-repeated="6"/>
          <table:table-cell office:value-type="float" office:value="59.913" calcext:value-type="float">
            <text:p>59.913</text:p>
          </table:table-cell>
          <table:table-cell office:value-type="float" office:value="62.453" calcext:value-type="float">
            <text:p>62.453</text:p>
          </table:table-cell>
          <table:table-cell office:value-type="float" office:value="47.789" calcext:value-type="float">
            <text:p>47.789</text:p>
          </table:table-cell>
          <table:table-cell office:value-type="float" office:value="50.98" calcext:value-type="float">
            <text:p>50.98</text:p>
          </table:table-cell>
          <table:table-cell table:number-columns-repeated="16"/>
        </table:table-row>
        <table:table-row table:style-name="ro4">
          <table:table-cell office:value-type="float" office:value="38.803" calcext:value-type="float">
            <text:p>38.803</text:p>
          </table:table-cell>
          <table:table-cell office:value-type="float" office:value="43.103" calcext:value-type="float">
            <text:p>43.103</text:p>
          </table:table-cell>
          <table:table-cell/>
          <table:table-cell office:value-type="float" office:value="38.828" calcext:value-type="float">
            <text:p>38.82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0.118968777590646" calcext:value-type="percentage">
            <text:p>11.90%</text:p>
          </table:table-cell>
          <table:table-cell table:style-name="ce21" table:formula="of:=([.H276]-[.F276])/[.F276]" office:value-type="percentage" office:value="-0.0382451561027726" calcext:value-type="percentage">
            <text:p>-03.82%</text:p>
          </table:table-cell>
          <table:table-cell table:style-name="ce21" table:formula="of:=([.I276]-[.F276])/[.F276]" office:value-type="percentage" office:value="-0.0160125300426217" calcext:value-type="percentage">
            <text:p>-01.60%</text:p>
          </table:table-cell>
          <table:table-cell/>
          <table:table-cell office:value-type="float" office:value="58.26" calcext:value-type="float">
            <text:p>58.26</text:p>
          </table:table-cell>
          <table:table-cell office:value-type="float" office:value="60.786" calcext:value-type="float">
            <text:p>60.786</text:p>
          </table:table-cell>
          <table:table-cell/>
          <table:table-cell office:value-type="float" office:value="51.149" calcext:value-type="float">
            <text:p>51.14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0.0261029644238679" calcext:value-type="percentage">
            <text:p>02.61%</text:p>
          </table:table-cell>
          <table:table-cell table:style-name="ce27" table:formula="of:=([.R276]-[.P276])/[.P276]" office:value-type="percentage" office:value="-0.204877965850839" calcext:value-type="percentage">
            <text:p>-20.49%</text:p>
          </table:table-cell>
          <table:table-cell table:style-name="ce27" table:formula="of:=([.S276]-[.P276])/[.P276]" office:value-type="percentage" office:value="-0.138248314257441" calcext:value-type="percentage">
            <text:p>-13.82%</text:p>
          </table:table-cell>
          <table:table-cell table:number-columns-repeated="11"/>
        </table:table-row>
        <table:table-row table:style-name="ro4">
          <table:table-cell office:value-type="float" office:value="38.671" calcext:value-type="float">
            <text:p>38.671</text:p>
          </table:table-cell>
          <table:table-cell office:value-type="float" office:value="43.193" calcext:value-type="float">
            <text:p>43.193</text:p>
          </table:table-cell>
          <table:table-cell office:value-type="float" office:value="38.724" calcext:value-type="float">
            <text:p>38.724</text:p>
          </table:table-cell>
          <table:table-cell office:value-type="float" office:value="39.148" calcext:value-type="float">
            <text:p>39.148</text:p>
          </table:table-cell>
          <table:table-cell table:number-columns-repeated="6"/>
          <table:table-cell office:value-type="float" office:value="58.689" calcext:value-type="float">
            <text:p>58.689</text:p>
          </table:table-cell>
          <table:table-cell office:value-type="float" office:value="59.584" calcext:value-type="float">
            <text:p>59.584</text:p>
          </table:table-cell>
          <table:table-cell office:value-type="float" office:value="47.735" calcext:value-type="float">
            <text:p>47.735</text:p>
          </table:table-cell>
          <table:table-cell office:value-type="float" office:value="52.076" calcext:value-type="float">
            <text:p>52.076</text:p>
          </table:table-cell>
          <table:table-cell table:number-columns-repeated="16"/>
        </table:table-row>
        <table:table-row table:style-name="ro4">
          <table:table-cell office:value-type="float" office:value="39.526" calcext:value-type="float">
            <text:p>39.526</text:p>
          </table:table-cell>
          <table:table-cell office:value-type="float" office:value="44.005" calcext:value-type="float">
            <text:p>44.005</text:p>
          </table:table-cell>
          <table:table-cell/>
          <table:table-cell office:value-type="float" office:value="38.375" calcext:value-type="float">
            <text:p>38.375</text:p>
          </table:table-cell>
          <table:table-cell table:number-columns-repeated="6"/>
          <table:table-cell office:value-type="float" office:value="57.783" calcext:value-type="float">
            <text:p>57.783</text:p>
          </table:table-cell>
          <table:table-cell office:value-type="float" office:value="59.239" calcext:value-type="float">
            <text:p>59.239</text:p>
          </table:table-cell>
          <table:table-cell/>
          <table:table-cell office:value-type="float" office:value="51.183" calcext:value-type="float">
            <text:p>51.183</text:p>
          </table:table-cell>
          <table:table-cell table:number-columns-repeated="16"/>
        </table:table-row>
        <table:table-row table:style-name="ro4">
          <table:table-cell office:value-type="float" office:value="38.23" calcext:value-type="float">
            <text:p>38.23</text:p>
          </table:table-cell>
          <table:table-cell office:value-type="float" office:value="42.653" calcext:value-type="float">
            <text:p>42.653</text:p>
          </table:table-cell>
          <table:table-cell office:value-type="float" office:value="38.94" calcext:value-type="float">
            <text:p>38.94</text:p>
          </table:table-cell>
          <table:table-cell office:value-type="float" office:value="38.392" calcext:value-type="float">
            <text:p>38.392</text:p>
          </table:table-cell>
          <table:table-cell table:number-columns-repeated="6"/>
          <table:table-cell office:value-type="float" office:value="59.086" calcext:value-type="float">
            <text:p>59.086</text:p>
          </table:table-cell>
          <table:table-cell office:value-type="float" office:value="61.45" calcext:value-type="float">
            <text:p>61.45</text:p>
          </table:table-cell>
          <table:table-cell office:value-type="float" office:value="45.597" calcext:value-type="float">
            <text:p>45.597</text:p>
          </table:table-cell>
          <table:table-cell office:value-type="float" office:value="51.96" calcext:value-type="float">
            <text:p>51.96</text:p>
          </table:table-cell>
          <table:table-cell table:number-columns-repeated="16"/>
        </table:table-row>
        <table:table-row table:style-name="ro4">
          <table:table-cell office:value-type="float" office:value="39.505" calcext:value-type="float">
            <text:p>39.505</text:p>
          </table:table-cell>
          <table:table-cell office:value-type="float" office:value="43.256" calcext:value-type="float">
            <text:p>43.256</text:p>
          </table:table-cell>
          <table:table-cell office:value-type="float" office:value="36.679" calcext:value-type="float">
            <text:p>36.679</text:p>
          </table:table-cell>
          <table:table-cell office:value-type="float" office:value="39.637" calcext:value-type="float">
            <text:p>39.637</text:p>
          </table:table-cell>
          <table:table-cell table:number-columns-repeated="6"/>
          <table:table-cell office:value-type="float" office:value="64.161" calcext:value-type="float">
            <text:p>64.161</text:p>
          </table:table-cell>
          <table:table-cell office:value-type="float" office:value="56.287" calcext:value-type="float">
            <text:p>56.287</text:p>
          </table:table-cell>
          <table:table-cell office:value-type="float" office:value="45.032" calcext:value-type="float">
            <text:p>45.032</text:p>
          </table:table-cell>
          <table:table-cell office:value-type="float" office:value="49.479" calcext:value-type="float">
            <text:p>49.479</text:p>
          </table:table-cell>
          <table:table-cell table:number-columns-repeated="16"/>
        </table:table-row>
        <table:table-row table:style-name="ro4">
          <table:table-cell office:value-type="float" office:value="39.174" calcext:value-type="float">
            <text:p>39.174</text:p>
          </table:table-cell>
          <table:table-cell office:value-type="float" office:value="44.14" calcext:value-type="float">
            <text:p>44.14</text:p>
          </table:table-cell>
          <table:table-cell office:value-type="float" office:value="37.74" calcext:value-type="float">
            <text:p>37.74</text:p>
          </table:table-cell>
          <table:table-cell office:value-type="float" office:value="38.918" calcext:value-type="float">
            <text:p>38.918</text:p>
          </table:table-cell>
          <table:table-cell table:number-columns-repeated="6"/>
          <table:table-cell office:value-type="float" office:value="57.078" calcext:value-type="float">
            <text:p>57.078</text:p>
          </table:table-cell>
          <table:table-cell office:value-type="float" office:value="60.565" calcext:value-type="float">
            <text:p>60.565</text:p>
          </table:table-cell>
          <table:table-cell office:value-type="float" office:value="45.3" calcext:value-type="float">
            <text:p>45.3</text:p>
          </table:table-cell>
          <table:table-cell office:value-type="float" office:value="50.114" calcext:value-type="float">
            <text:p>50.114</text:p>
          </table:table-cell>
          <table:table-cell table:number-columns-repeated="16"/>
        </table:table-row>
        <table:table-row table:style-name="ro4">
          <table:table-cell office:value-type="float" office:value="37.96" calcext:value-type="float">
            <text:p>37.96</text:p>
          </table:table-cell>
          <table:table-cell office:value-type="float" office:value="43.187" calcext:value-type="float">
            <text:p>43.187</text:p>
          </table:table-cell>
          <table:table-cell office:value-type="float" office:value="36.667" calcext:value-type="float">
            <text:p>36.667</text:p>
          </table:table-cell>
          <table:table-cell office:value-type="float" office:value="40.3" calcext:value-type="float">
            <text:p>40.3</text:p>
          </table:table-cell>
          <table:table-cell table:number-columns-repeated="6"/>
          <table:table-cell office:value-type="float" office:value="59.303" calcext:value-type="float">
            <text:p>59.303</text:p>
          </table:table-cell>
          <table:table-cell office:value-type="float" office:value="58.577" calcext:value-type="float">
            <text:p>58.577</text:p>
          </table:table-cell>
          <table:table-cell office:value-type="float" office:value="42.629" calcext:value-type="float">
            <text:p>42.629</text:p>
          </table:table-cell>
          <table:table-cell office:value-type="float" office:value="49.688" calcext:value-type="float">
            <text:p>49.688</text:p>
          </table:table-cell>
          <table:table-cell table:number-columns-repeated="16"/>
        </table:table-row>
        <table:table-row table:style-name="ro4">
          <table:table-cell office:value-type="float" office:value="39.628" calcext:value-type="float">
            <text:p>39.628</text:p>
          </table:table-cell>
          <table:table-cell office:value-type="float" office:value="44.165" calcext:value-type="float">
            <text:p>44.165</text:p>
          </table:table-cell>
          <table:table-cell office:value-type="float" office:value="38.235" calcext:value-type="float">
            <text:p>38.235</text:p>
          </table:table-cell>
          <table:table-cell office:value-type="float" office:value="38.391" calcext:value-type="float">
            <text:p>38.391</text:p>
          </table:table-cell>
          <table:table-cell table:number-columns-repeated="6"/>
          <table:table-cell office:value-type="float" office:value="58.054" calcext:value-type="float">
            <text:p>58.054</text:p>
          </table:table-cell>
          <table:table-cell office:value-type="float" office:value="60.882" calcext:value-type="float">
            <text:p>60.882</text:p>
          </table:table-cell>
          <table:table-cell office:value-type="float" office:value="45.545" calcext:value-type="float">
            <text:p>45.545</text:p>
          </table:table-cell>
          <table:table-cell office:value-type="float" office:value="51.515" calcext:value-type="float">
            <text:p>51.515</text:p>
          </table:table-cell>
          <table:table-cell table:number-columns-repeated="16"/>
        </table:table-row>
        <table:table-row table:style-name="ro4">
          <table:table-cell office:value-type="float" office:value="40.219" calcext:value-type="float">
            <text:p>40.219</text:p>
          </table:table-cell>
          <table:table-cell office:value-type="float" office:value="43.391" calcext:value-type="float">
            <text:p>43.391</text:p>
          </table:table-cell>
          <table:table-cell office:value-type="float" office:value="37.233" calcext:value-type="float">
            <text:p>37.233</text:p>
          </table:table-cell>
          <table:table-cell office:value-type="float" office:value="38.052" calcext:value-type="float">
            <text:p>38.052</text:p>
          </table:table-cell>
          <table:table-cell table:number-columns-repeated="6"/>
          <table:table-cell office:value-type="float" office:value="60.479" calcext:value-type="float">
            <text:p>60.479</text:p>
          </table:table-cell>
          <table:table-cell office:value-type="float" office:value="59.106" calcext:value-type="float">
            <text:p>59.106</text:p>
          </table:table-cell>
          <table:table-cell office:value-type="float" office:value="43.734" calcext:value-type="float">
            <text:p>43.734</text:p>
          </table:table-cell>
          <table:table-cell office:value-type="float" office:value="49.272" calcext:value-type="float">
            <text:p>49.272</text:p>
          </table:table-cell>
          <table:table-cell table:number-columns-repeated="16"/>
        </table:table-row>
        <table:table-row table:style-name="ro4">
          <table:table-cell office:value-type="float" office:value="39.231" calcext:value-type="float">
            <text:p>39.231</text:p>
          </table:table-cell>
          <table:table-cell office:value-type="float" office:value="43.427" calcext:value-type="float">
            <text:p>43.427</text:p>
          </table:table-cell>
          <table:table-cell office:value-type="float" office:value="37.398" calcext:value-type="float">
            <text:p>37.398</text:p>
          </table:table-cell>
          <table:table-cell office:value-type="float" office:value="40.065" calcext:value-type="float">
            <text:p>40.065</text:p>
          </table:table-cell>
          <table:table-cell table:number-columns-repeated="6"/>
          <table:table-cell office:value-type="float" office:value="57.947" calcext:value-type="float">
            <text:p>57.947</text:p>
          </table:table-cell>
          <table:table-cell office:value-type="float" office:value="57.641" calcext:value-type="float">
            <text:p>57.641</text:p>
          </table:table-cell>
          <table:table-cell office:value-type="float" office:value="44.94" calcext:value-type="float">
            <text:p>44.94</text:p>
          </table:table-cell>
          <table:table-cell office:value-type="float" office:value="51.332" calcext:value-type="float">
            <text:p>51.332</text:p>
          </table:table-cell>
          <table:table-cell table:number-columns-repeated="16"/>
        </table:table-row>
        <table:table-row table:style-name="ro4">
          <table:table-cell office:value-type="float" office:value="39.555" calcext:value-type="float">
            <text:p>39.555</text:p>
          </table:table-cell>
          <table:table-cell office:value-type="float" office:value="42.849" calcext:value-type="float">
            <text:p>42.849</text:p>
          </table:table-cell>
          <table:table-cell office:value-type="float" office:value="38.147" calcext:value-type="float">
            <text:p>38.147</text:p>
          </table:table-cell>
          <table:table-cell office:value-type="float" office:value="38.467" calcext:value-type="float">
            <text:p>38.467</text:p>
          </table:table-cell>
          <table:table-cell table:number-columns-repeated="6"/>
          <table:table-cell office:value-type="float" office:value="58.393" calcext:value-type="float">
            <text:p>58.393</text:p>
          </table:table-cell>
          <table:table-cell office:value-type="float" office:value="57.11" calcext:value-type="float">
            <text:p>57.11</text:p>
          </table:table-cell>
          <table:table-cell office:value-type="float" office:value="44.831" calcext:value-type="float">
            <text:p>44.831</text:p>
          </table:table-cell>
          <table:table-cell office:value-type="float" office:value="51.13" calcext:value-type="float">
            <text:p>51.13</text:p>
          </table:table-cell>
          <table:table-cell table:number-columns-repeated="16"/>
        </table:table-row>
        <table:table-row table:style-name="ro4">
          <table:table-cell office:value-type="float" office:value="38.89" calcext:value-type="float">
            <text:p>38.89</text:p>
          </table:table-cell>
          <table:table-cell office:value-type="float" office:value="43.963" calcext:value-type="float">
            <text:p>43.963</text:p>
          </table:table-cell>
          <table:table-cell office:value-type="float" office:value="38.818" calcext:value-type="float">
            <text:p>38.818</text:p>
          </table:table-cell>
          <table:table-cell office:value-type="float" office:value="38.316" calcext:value-type="float">
            <text:p>38.316</text:p>
          </table:table-cell>
          <table:table-cell table:number-columns-repeated="6"/>
          <table:table-cell office:value-type="float" office:value="57.534" calcext:value-type="float">
            <text:p>57.534</text:p>
          </table:table-cell>
          <table:table-cell office:value-type="float" office:value="62.674" calcext:value-type="float">
            <text:p>62.674</text:p>
          </table:table-cell>
          <table:table-cell office:value-type="float" office:value="46.036" calcext:value-type="float">
            <text:p>46.036</text:p>
          </table:table-cell>
          <table:table-cell office:value-type="float" office:value="52.013" calcext:value-type="float">
            <text:p>52.013</text:p>
          </table:table-cell>
          <table:table-cell table:number-columns-repeated="16"/>
        </table:table-row>
        <table:table-row table:style-name="ro4">
          <table:table-cell office:value-type="float" office:value="39.218" calcext:value-type="float">
            <text:p>39.218</text:p>
          </table:table-cell>
          <table:table-cell office:value-type="float" office:value="42.406" calcext:value-type="float">
            <text:p>42.406</text:p>
          </table:table-cell>
          <table:table-cell office:value-type="float" office:value="37.614" calcext:value-type="float">
            <text:p>37.614</text:p>
          </table:table-cell>
          <table:table-cell office:value-type="float" office:value="38.019" calcext:value-type="float">
            <text:p>38.019</text:p>
          </table:table-cell>
          <table:table-cell table:number-columns-repeated="6"/>
          <table:table-cell office:value-type="float" office:value="55.998" calcext:value-type="float">
            <text:p>55.998</text:p>
          </table:table-cell>
          <table:table-cell office:value-type="float" office:value="62.27" calcext:value-type="float">
            <text:p>62.27</text:p>
          </table:table-cell>
          <table:table-cell office:value-type="float" office:value="48.316" calcext:value-type="float">
            <text:p>48.316</text:p>
          </table:table-cell>
          <table:table-cell office:value-type="float" office:value="51.791" calcext:value-type="float">
            <text:p>51.791</text:p>
          </table:table-cell>
          <table:table-cell table:number-columns-repeated="16"/>
        </table:table-row>
        <table:table-row table:style-name="ro4">
          <table:table-cell office:value-type="float" office:value="39.545" calcext:value-type="float">
            <text:p>39.545</text:p>
          </table:table-cell>
          <table:table-cell office:value-type="float" office:value="43.667" calcext:value-type="float">
            <text:p>43.667</text:p>
          </table:table-cell>
          <table:table-cell office:value-type="float" office:value="36.843" calcext:value-type="float">
            <text:p>36.843</text:p>
          </table:table-cell>
          <table:table-cell office:value-type="float" office:value="38.566" calcext:value-type="float">
            <text:p>38.566</text:p>
          </table:table-cell>
          <table:table-cell table:number-columns-repeated="6"/>
          <table:table-cell office:value-type="float" office:value="56.751" calcext:value-type="float">
            <text:p>56.751</text:p>
          </table:table-cell>
          <table:table-cell office:value-type="float" office:value="62.872" calcext:value-type="float">
            <text:p>62.872</text:p>
          </table:table-cell>
          <table:table-cell office:value-type="float" office:value="46.468" calcext:value-type="float">
            <text:p>46.468</text:p>
          </table:table-cell>
          <table:table-cell office:value-type="float" office:value="50.627" calcext:value-type="float">
            <text:p>50.627</text:p>
          </table:table-cell>
          <table:table-cell table:number-columns-repeated="16"/>
        </table:table-row>
        <table:table-row table:style-name="ro4">
          <table:table-cell office:value-type="float" office:value="39.875" calcext:value-type="float">
            <text:p>39.875</text:p>
          </table:table-cell>
          <table:table-cell/>
          <table:table-cell office:value-type="float" office:value="37.34" calcext:value-type="float">
            <text:p>37.34</text:p>
          </table:table-cell>
          <table:table-cell office:value-type="float" office:value="37.759" calcext:value-type="float">
            <text:p>37.759</text:p>
          </table:table-cell>
          <table:table-cell table:number-columns-repeated="6"/>
          <table:table-cell office:value-type="float" office:value="61.128" calcext:value-type="float">
            <text:p>61.128</text:p>
          </table:table-cell>
          <table:table-cell/>
          <table:table-cell office:value-type="float" office:value="47.237" calcext:value-type="float">
            <text:p>47.237</text:p>
          </table:table-cell>
          <table:table-cell office:value-type="float" office:value="50.259" calcext:value-type="float">
            <text:p>50.259</text:p>
          </table:table-cell>
          <table:table-cell table:number-columns-repeated="16"/>
        </table:table-row>
        <table:table-row table:style-name="ro4">
          <table:table-cell office:value-type="float" office:value="39.003" calcext:value-type="float">
            <text:p>39.003</text:p>
          </table:table-cell>
          <table:table-cell office:value-type="float" office:value="43.328" calcext:value-type="float">
            <text:p>43.328</text:p>
          </table:table-cell>
          <table:table-cell office:value-type="float" office:value="37.075" calcext:value-type="float">
            <text:p>37.075</text:p>
          </table:table-cell>
          <table:table-cell office:value-type="float" office:value="39.445" calcext:value-type="float">
            <text:p>39.445</text:p>
          </table:table-cell>
          <table:table-cell table:number-columns-repeated="6"/>
          <table:table-cell office:value-type="float" office:value="59.031" calcext:value-type="float">
            <text:p>59.031</text:p>
          </table:table-cell>
          <table:table-cell office:value-type="float" office:value="59.237" calcext:value-type="float">
            <text:p>59.237</text:p>
          </table:table-cell>
          <table:table-cell office:value-type="float" office:value="46.708" calcext:value-type="float">
            <text:p>46.708</text:p>
          </table:table-cell>
          <table:table-cell office:value-type="float" office:value="50.987" calcext:value-type="float">
            <text:p>50.987</text:p>
          </table:table-cell>
          <table:table-cell table:number-columns-repeated="16"/>
        </table:table-row>
        <table:table-row table:style-name="ro4">
          <table:table-cell office:value-type="float" office:value="39.893" calcext:value-type="float">
            <text:p>39.893</text:p>
          </table:table-cell>
          <table:table-cell office:value-type="float" office:value="43.928" calcext:value-type="float">
            <text:p>43.928</text:p>
          </table:table-cell>
          <table:table-cell office:value-type="float" office:value="36.413" calcext:value-type="float">
            <text:p>36.413</text:p>
          </table:table-cell>
          <table:table-cell office:value-type="float" office:value="38.521" calcext:value-type="float">
            <text:p>38.521</text:p>
          </table:table-cell>
          <table:table-cell table:number-columns-repeated="6"/>
          <table:table-cell office:value-type="float" office:value="59.148" calcext:value-type="float">
            <text:p>59.148</text:p>
          </table:table-cell>
          <table:table-cell office:value-type="float" office:value="62.074" calcext:value-type="float">
            <text:p>62.074</text:p>
          </table:table-cell>
          <table:table-cell office:value-type="float" office:value="45.486" calcext:value-type="float">
            <text:p>45.486</text:p>
          </table:table-cell>
          <table:table-cell office:value-type="float" office:value="53.35" calcext:value-type="float">
            <text:p>53.35</text:p>
          </table:table-cell>
          <table:table-cell table:number-columns-repeated="16"/>
        </table:table-row>
        <table:table-row table:style-name="ro4">
          <table:table-cell office:value-type="float" office:value="38.597" calcext:value-type="float">
            <text:p>38.597</text:p>
          </table:table-cell>
          <table:table-cell office:value-type="float" office:value="44.122" calcext:value-type="float">
            <text:p>44.122</text:p>
          </table:table-cell>
          <table:table-cell office:value-type="float" office:value="37.76" calcext:value-type="float">
            <text:p>37.76</text:p>
          </table:table-cell>
          <table:table-cell office:value-type="float" office:value="40.5" calcext:value-type="float">
            <text:p>40.5</text:p>
          </table:table-cell>
          <table:table-cell table:number-columns-repeated="6"/>
          <table:table-cell office:value-type="float" office:value="58.148" calcext:value-type="float">
            <text:p>58.148</text:p>
          </table:table-cell>
          <table:table-cell office:value-type="float" office:value="56.065" calcext:value-type="float">
            <text:p>56.065</text:p>
          </table:table-cell>
          <table:table-cell office:value-type="float" office:value="45.889" calcext:value-type="float">
            <text:p>45.889</text:p>
          </table:table-cell>
          <table:table-cell office:value-type="float" office:value="52.563" calcext:value-type="float">
            <text:p>52.563</text:p>
          </table:table-cell>
          <table:table-cell table:number-columns-repeated="16"/>
        </table:table-row>
        <table:table-row table:style-name="ro4">
          <table:table-cell office:value-type="float" office:value="39.302" calcext:value-type="float">
            <text:p>39.302</text:p>
          </table:table-cell>
          <table:table-cell office:value-type="float" office:value="44.525" calcext:value-type="float">
            <text:p>44.525</text:p>
          </table:table-cell>
          <table:table-cell office:value-type="float" office:value="36.804" calcext:value-type="float">
            <text:p>36.804</text:p>
          </table:table-cell>
          <table:table-cell office:value-type="float" office:value="37.927" calcext:value-type="float">
            <text:p>37.927</text:p>
          </table:table-cell>
          <table:table-cell table:number-columns-repeated="6"/>
          <table:table-cell office:value-type="float" office:value="59.691" calcext:value-type="float">
            <text:p>59.691</text:p>
          </table:table-cell>
          <table:table-cell office:value-type="float" office:value="61.043" calcext:value-type="float">
            <text:p>61.043</text:p>
          </table:table-cell>
          <table:table-cell office:value-type="float" office:value="48.072" calcext:value-type="float">
            <text:p>48.072</text:p>
          </table:table-cell>
          <table:table-cell office:value-type="float" office:value="50.053" calcext:value-type="float">
            <text:p>50.053</text:p>
          </table:table-cell>
          <table:table-cell table:number-columns-repeated="16"/>
        </table:table-row>
        <table:table-row table:style-name="ro4">
          <table:table-cell office:value-type="float" office:value="40.574" calcext:value-type="float">
            <text:p>40.574</text:p>
          </table:table-cell>
          <table:table-cell office:value-type="float" office:value="43.292" calcext:value-type="float">
            <text:p>43.292</text:p>
          </table:table-cell>
          <table:table-cell office:value-type="float" office:value="37.307" calcext:value-type="float">
            <text:p>37.307</text:p>
          </table:table-cell>
          <table:table-cell office:value-type="float" office:value="37.547" calcext:value-type="float">
            <text:p>37.547</text:p>
          </table:table-cell>
          <table:table-cell table:number-columns-repeated="6"/>
          <table:table-cell office:value-type="float" office:value="57.735" calcext:value-type="float">
            <text:p>57.735</text:p>
          </table:table-cell>
          <table:table-cell office:value-type="float" office:value="59.607" calcext:value-type="float">
            <text:p>59.607</text:p>
          </table:table-cell>
          <table:table-cell office:value-type="float" office:value="47.981" calcext:value-type="float">
            <text:p>47.981</text:p>
          </table:table-cell>
          <table:table-cell office:value-type="float" office:value="54.241" calcext:value-type="float">
            <text:p>54.241</text:p>
          </table:table-cell>
          <table:table-cell table:number-columns-repeated="16"/>
        </table:table-row>
        <table:table-row table:style-name="ro4">
          <table:table-cell office:value-type="float" office:value="39.146" calcext:value-type="float">
            <text:p>39.146</text:p>
          </table:table-cell>
          <table:table-cell office:value-type="float" office:value="45.246" calcext:value-type="float">
            <text:p>45.246</text:p>
          </table:table-cell>
          <table:table-cell office:value-type="float" office:value="37.575" calcext:value-type="float">
            <text:p>37.575</text:p>
          </table:table-cell>
          <table:table-cell office:value-type="float" office:value="37.845" calcext:value-type="float">
            <text:p>37.845</text:p>
          </table:table-cell>
          <table:table-cell table:number-columns-repeated="6"/>
          <table:table-cell office:value-type="float" office:value="60.61" calcext:value-type="float">
            <text:p>60.61</text:p>
          </table:table-cell>
          <table:table-cell office:value-type="float" office:value="60.125" calcext:value-type="float">
            <text:p>60.125</text:p>
          </table:table-cell>
          <table:table-cell office:value-type="float" office:value="47.468" calcext:value-type="float">
            <text:p>47.468</text:p>
          </table:table-cell>
          <table:table-cell office:value-type="float" office:value="49.022" calcext:value-type="float">
            <text:p>49.022</text:p>
          </table:table-cell>
          <table:table-cell table:number-columns-repeated="16"/>
        </table:table-row>
        <table:table-row table:style-name="ro4">
          <table:table-cell office:value-type="float" office:value="39.191" calcext:value-type="float">
            <text:p>39.191</text:p>
          </table:table-cell>
          <table:table-cell table:number-columns-repeated="2"/>
          <table:table-cell office:value-type="float" office:value="38.065" calcext:value-type="float">
            <text:p>38.065</text:p>
          </table:table-cell>
          <table:table-cell table:number-columns-repeated="6"/>
          <table:table-cell office:value-type="float" office:value="60.119" calcext:value-type="float">
            <text:p>60.119</text:p>
          </table:table-cell>
          <table:table-cell table:number-columns-repeated="2"/>
          <table:table-cell office:value-type="float" office:value="49.762" calcext:value-type="float">
            <text:p>49.762</text:p>
          </table:table-cell>
          <table:table-cell table:number-columns-repeated="16"/>
        </table:table-row>
        <table:table-row table:style-name="ro4">
          <table:table-cell office:value-type="float" office:value="38.642" calcext:value-type="float">
            <text:p>38.642</text:p>
          </table:table-cell>
          <table:table-cell office:value-type="float" office:value="44.523" calcext:value-type="float">
            <text:p>44.523</text:p>
          </table:table-cell>
          <table:table-cell office:value-type="float" office:value="37.578" calcext:value-type="float">
            <text:p>37.578</text:p>
          </table:table-cell>
          <table:table-cell office:value-type="float" office:value="37.7" calcext:value-type="float">
            <text:p>37.7</text:p>
          </table:table-cell>
          <table:table-cell table:number-columns-repeated="6"/>
          <table:table-cell office:value-type="float" office:value="59.116" calcext:value-type="float">
            <text:p>59.116</text:p>
          </table:table-cell>
          <table:table-cell office:value-type="float" office:value="62.645" calcext:value-type="float">
            <text:p>62.645</text:p>
          </table:table-cell>
          <table:table-cell office:value-type="float" office:value="47.16" calcext:value-type="float">
            <text:p>47.16</text:p>
          </table:table-cell>
          <table:table-cell office:value-type="float" office:value="48.843" calcext:value-type="float">
            <text:p>48.843</text:p>
          </table:table-cell>
          <table:table-cell table:number-columns-repeated="16"/>
        </table:table-row>
        <table:table-row table:style-name="ro4">
          <table:table-cell office:value-type="float" office:value="39.897" calcext:value-type="float">
            <text:p>39.897</text:p>
          </table:table-cell>
          <table:table-cell office:value-type="float" office:value="44.712" calcext:value-type="float">
            <text:p>44.712</text:p>
          </table:table-cell>
          <table:table-cell office:value-type="float" office:value="38.691" calcext:value-type="float">
            <text:p>38.691</text:p>
          </table:table-cell>
          <table:table-cell office:value-type="float" office:value="38.15" calcext:value-type="float">
            <text:p>38.15</text:p>
          </table:table-cell>
          <table:table-cell table:number-columns-repeated="6"/>
          <table:table-cell office:value-type="float" office:value="59.982" calcext:value-type="float">
            <text:p>59.982</text:p>
          </table:table-cell>
          <table:table-cell office:value-type="float" office:value="67.089" calcext:value-type="float">
            <text:p>67.089</text:p>
          </table:table-cell>
          <table:table-cell office:value-type="float" office:value="48.021" calcext:value-type="float">
            <text:p>48.021</text:p>
          </table:table-cell>
          <table:table-cell office:value-type="float" office:value="50.011" calcext:value-type="float">
            <text:p>50.011</text:p>
          </table:table-cell>
          <table:table-cell table:number-columns-repeated="16"/>
        </table:table-row>
        <table:table-row table:style-name="ro4">
          <table:table-cell office:value-type="float" office:value="39.64" calcext:value-type="float">
            <text:p>39.64</text:p>
          </table:table-cell>
          <table:table-cell table:number-columns-repeated="2"/>
          <table:table-cell office:value-type="float" office:value="38.652" calcext:value-type="float">
            <text:p>38.652</text:p>
          </table:table-cell>
          <table:table-cell table:number-columns-repeated="6"/>
          <table:table-cell office:value-type="float" office:value="57.882" calcext:value-type="float">
            <text:p>57.882</text:p>
          </table:table-cell>
          <table:table-cell table:number-columns-repeated="2"/>
          <table:table-cell office:value-type="float" office:value="52.349" calcext:value-type="float">
            <text:p>52.349</text:p>
          </table:table-cell>
          <table:table-cell table:number-columns-repeated="16"/>
        </table:table-row>
        <table:table-row table:style-name="ro4">
          <table:table-cell office:value-type="float" office:value="39.013" calcext:value-type="float">
            <text:p>39.013</text:p>
          </table:table-cell>
          <table:table-cell office:value-type="float" office:value="43.241" calcext:value-type="float">
            <text:p>43.241</text:p>
          </table:table-cell>
          <table:table-cell office:value-type="float" office:value="37.549" calcext:value-type="float">
            <text:p>37.549</text:p>
          </table:table-cell>
          <table:table-cell office:value-type="float" office:value="37.889" calcext:value-type="float">
            <text:p>37.889</text:p>
          </table:table-cell>
          <table:table-cell table:number-columns-repeated="6"/>
          <table:table-cell office:value-type="float" office:value="61.025" calcext:value-type="float">
            <text:p>61.025</text:p>
          </table:table-cell>
          <table:table-cell office:value-type="float" office:value="56.709" calcext:value-type="float">
            <text:p>56.709</text:p>
          </table:table-cell>
          <table:table-cell office:value-type="float" office:value="48.99" calcext:value-type="float">
            <text:p>48.99</text:p>
          </table:table-cell>
          <table:table-cell office:value-type="float" office:value="48.97" calcext:value-type="float">
            <text:p>48.97</text:p>
          </table:table-cell>
          <table:table-cell table:number-columns-repeated="16"/>
        </table:table-row>
        <table:table-row table:style-name="ro4">
          <table:table-cell office:value-type="float" office:value="38.305" calcext:value-type="float">
            <text:p>38.305</text:p>
          </table:table-cell>
          <table:table-cell office:value-type="float" office:value="43.796" calcext:value-type="float">
            <text:p>43.796</text:p>
          </table:table-cell>
          <table:table-cell office:value-type="float" office:value="38.246" calcext:value-type="float">
            <text:p>38.246</text:p>
          </table:table-cell>
          <table:table-cell office:value-type="float" office:value="38.499" calcext:value-type="float">
            <text:p>38.499</text:p>
          </table:table-cell>
          <table:table-cell table:number-columns-repeated="6"/>
          <table:table-cell office:value-type="float" office:value="56.748" calcext:value-type="float">
            <text:p>56.748</text:p>
          </table:table-cell>
          <table:table-cell office:value-type="float" office:value="60.696" calcext:value-type="float">
            <text:p>60.696</text:p>
          </table:table-cell>
          <table:table-cell office:value-type="float" office:value="48.882" calcext:value-type="float">
            <text:p>48.882</text:p>
          </table:table-cell>
          <table:table-cell office:value-type="float" office:value="50.316" calcext:value-type="float">
            <text:p>50.316</text:p>
          </table:table-cell>
          <table:table-cell table:number-columns-repeated="16"/>
        </table:table-row>
        <table:table-row table:style-name="ro4">
          <table:table-cell office:value-type="float" office:value="40.121" calcext:value-type="float">
            <text:p>40.121</text:p>
          </table:table-cell>
          <table:table-cell office:value-type="float" office:value="43.824" calcext:value-type="float">
            <text:p>43.824</text:p>
          </table:table-cell>
          <table:table-cell office:value-type="float" office:value="37.528" calcext:value-type="float">
            <text:p>37.528</text:p>
          </table:table-cell>
          <table:table-cell office:value-type="float" office:value="38.418" calcext:value-type="float">
            <text:p>38.418</text:p>
          </table:table-cell>
          <table:table-cell table:number-columns-repeated="6"/>
          <table:table-cell office:value-type="float" office:value="58.169" calcext:value-type="float">
            <text:p>58.169</text:p>
          </table:table-cell>
          <table:table-cell office:value-type="float" office:value="59.787" calcext:value-type="float">
            <text:p>59.787</text:p>
          </table:table-cell>
          <table:table-cell office:value-type="float" office:value="48.636" calcext:value-type="float">
            <text:p>48.636</text:p>
          </table:table-cell>
          <table:table-cell office:value-type="float" office:value="51.462" calcext:value-type="float">
            <text:p>51.462</text:p>
          </table:table-cell>
          <table:table-cell table:number-columns-repeated="16"/>
        </table:table-row>
        <table:table-row table:style-name="ro4">
          <table:table-cell office:value-type="float" office:value="39.12" calcext:value-type="float">
            <text:p>39.12</text:p>
          </table:table-cell>
          <table:table-cell office:value-type="float" office:value="43.105" calcext:value-type="float">
            <text:p>43.105</text:p>
          </table:table-cell>
          <table:table-cell office:value-type="float" office:value="39.462" calcext:value-type="float">
            <text:p>39.462</text:p>
          </table:table-cell>
          <table:table-cell office:value-type="float" office:value="39.979" calcext:value-type="float">
            <text:p>39.979</text:p>
          </table:table-cell>
          <table:table-cell table:number-columns-repeated="6"/>
          <table:table-cell office:value-type="float" office:value="59.528" calcext:value-type="float">
            <text:p>59.528</text:p>
          </table:table-cell>
          <table:table-cell office:value-type="float" office:value="61.5" calcext:value-type="float">
            <text:p>61.5</text:p>
          </table:table-cell>
          <table:table-cell office:value-type="float" office:value="48.384" calcext:value-type="float">
            <text:p>48.384</text:p>
          </table:table-cell>
          <table:table-cell office:value-type="float" office:value="48.91" calcext:value-type="float">
            <text:p>48.91</text:p>
          </table:table-cell>
          <table:table-cell table:number-columns-repeated="16"/>
        </table:table-row>
        <table:table-row table:style-name="ro4">
          <table:table-cell office:value-type="float" office:value="38.838" calcext:value-type="float">
            <text:p>38.838</text:p>
          </table:table-cell>
          <table:table-cell office:value-type="float" office:value="43.082" calcext:value-type="float">
            <text:p>43.082</text:p>
          </table:table-cell>
          <table:table-cell office:value-type="float" office:value="36.658" calcext:value-type="float">
            <text:p>36.658</text:p>
          </table:table-cell>
          <table:table-cell office:value-type="float" office:value="37.259" calcext:value-type="float">
            <text:p>37.259</text:p>
          </table:table-cell>
          <table:table-cell table:number-columns-repeated="6"/>
          <table:table-cell office:value-type="float" office:value="62.177" calcext:value-type="float">
            <text:p>62.177</text:p>
          </table:table-cell>
          <table:table-cell office:value-type="float" office:value="60.423" calcext:value-type="float">
            <text:p>60.423</text:p>
          </table:table-cell>
          <table:table-cell office:value-type="float" office:value="47.375" calcext:value-type="float">
            <text:p>47.375</text:p>
          </table:table-cell>
          <table:table-cell office:value-type="float" office:value="50.607" calcext:value-type="float">
            <text:p>50.607</text:p>
          </table:table-cell>
          <table:table-cell table:number-columns-repeated="16"/>
        </table:table-row>
        <table:table-row table:style-name="ro4">
          <table:table-cell office:value-type="float" office:value="38.445" calcext:value-type="float">
            <text:p>38.445</text:p>
          </table:table-cell>
          <table:table-cell office:value-type="float" office:value="43.875" calcext:value-type="float">
            <text:p>43.875</text:p>
          </table:table-cell>
          <table:table-cell/>
          <table:table-cell office:value-type="float" office:value="38.844" calcext:value-type="float">
            <text:p>38.844</text:p>
          </table:table-cell>
          <table:table-cell table:number-columns-repeated="6"/>
          <table:table-cell office:value-type="float" office:value="58.427" calcext:value-type="float">
            <text:p>58.427</text:p>
          </table:table-cell>
          <table:table-cell office:value-type="float" office:value="57.727" calcext:value-type="float">
            <text:p>57.727</text:p>
          </table:table-cell>
          <table:table-cell/>
          <table:table-cell office:value-type="float" office:value="49.677" calcext:value-type="float">
            <text:p>49.677</text:p>
          </table:table-cell>
          <table:table-cell table:number-columns-repeated="16"/>
        </table:table-row>
        <table:table-row table:style-name="ro4">
          <table:table-cell office:value-type="float" office:value="39.155" calcext:value-type="float">
            <text:p>39.155</text:p>
          </table:table-cell>
          <table:table-cell office:value-type="float" office:value="44.002" calcext:value-type="float">
            <text:p>44.002</text:p>
          </table:table-cell>
          <table:table-cell office:value-type="float" office:value="37.391" calcext:value-type="float">
            <text:p>37.391</text:p>
          </table:table-cell>
          <table:table-cell office:value-type="float" office:value="38.569" calcext:value-type="float">
            <text:p>38.569</text:p>
          </table:table-cell>
          <table:table-cell table:number-columns-repeated="6"/>
          <table:table-cell office:value-type="float" office:value="58.907" calcext:value-type="float">
            <text:p>58.907</text:p>
          </table:table-cell>
          <table:table-cell office:value-type="float" office:value="62.706" calcext:value-type="float">
            <text:p>62.706</text:p>
          </table:table-cell>
          <table:table-cell office:value-type="float" office:value="44.995" calcext:value-type="float">
            <text:p>44.995</text:p>
          </table:table-cell>
          <table:table-cell office:value-type="float" office:value="52.682" calcext:value-type="float">
            <text:p>52.682</text:p>
          </table:table-cell>
          <table:table-cell table:number-columns-repeated="16"/>
        </table:table-row>
        <table:table-row table:style-name="ro4">
          <table:table-cell office:value-type="float" office:value="39.662" calcext:value-type="float">
            <text:p>39.662</text:p>
          </table:table-cell>
          <table:table-cell office:value-type="float" office:value="43.833" calcext:value-type="float">
            <text:p>43.833</text:p>
          </table:table-cell>
          <table:table-cell office:value-type="float" office:value="38.367" calcext:value-type="float">
            <text:p>38.367</text:p>
          </table:table-cell>
          <table:table-cell office:value-type="float" office:value="38.211" calcext:value-type="float">
            <text:p>38.211</text:p>
          </table:table-cell>
          <table:table-cell table:number-columns-repeated="6"/>
          <table:table-cell office:value-type="float" office:value="60.182" calcext:value-type="float">
            <text:p>60.182</text:p>
          </table:table-cell>
          <table:table-cell office:value-type="float" office:value="60.901" calcext:value-type="float">
            <text:p>60.901</text:p>
          </table:table-cell>
          <table:table-cell office:value-type="float" office:value="49.038" calcext:value-type="float">
            <text:p>49.038</text:p>
          </table:table-cell>
          <table:table-cell office:value-type="float" office:value="51.318" calcext:value-type="float">
            <text:p>51.318</text:p>
          </table:table-cell>
          <table:table-cell table:number-columns-repeated="16"/>
        </table:table-row>
        <table:table-row table:style-name="ro4">
          <table:table-cell office:value-type="float" office:value="38.918" calcext:value-type="float">
            <text:p>38.918</text:p>
          </table:table-cell>
          <table:table-cell office:value-type="float" office:value="43.797" calcext:value-type="float">
            <text:p>43.797</text:p>
          </table:table-cell>
          <table:table-cell/>
          <table:table-cell office:value-type="float" office:value="38.038" calcext:value-type="float">
            <text:p>38.038</text:p>
          </table:table-cell>
          <table:table-cell table:number-columns-repeated="6"/>
          <table:table-cell office:value-type="float" office:value="56.926" calcext:value-type="float">
            <text:p>56.926</text:p>
          </table:table-cell>
          <table:table-cell office:value-type="float" office:value="60.432" calcext:value-type="float">
            <text:p>60.432</text:p>
          </table:table-cell>
          <table:table-cell/>
          <table:table-cell office:value-type="float" office:value="54.283" calcext:value-type="float">
            <text:p>54.283</text:p>
          </table:table-cell>
          <table:table-cell table:number-columns-repeated="16"/>
        </table:table-row>
        <table:table-row table:style-name="ro4">
          <table:table-cell office:value-type="float" office:value="39.035" calcext:value-type="float">
            <text:p>39.035</text:p>
          </table:table-cell>
          <table:table-cell office:value-type="float" office:value="43.399" calcext:value-type="float">
            <text:p>43.399</text:p>
          </table:table-cell>
          <table:table-cell office:value-type="float" office:value="37.958" calcext:value-type="float">
            <text:p>37.958</text:p>
          </table:table-cell>
          <table:table-cell office:value-type="float" office:value="37.961" calcext:value-type="float">
            <text:p>37.961</text:p>
          </table:table-cell>
          <table:table-cell table:number-columns-repeated="6"/>
          <table:table-cell office:value-type="float" office:value="57.27" calcext:value-type="float">
            <text:p>57.27</text:p>
          </table:table-cell>
          <table:table-cell office:value-type="float" office:value="58.938" calcext:value-type="float">
            <text:p>58.938</text:p>
          </table:table-cell>
          <table:table-cell office:value-type="float" office:value="48.684" calcext:value-type="float">
            <text:p>48.684</text:p>
          </table:table-cell>
          <table:table-cell office:value-type="float" office:value="52.971" calcext:value-type="float">
            <text:p>52.971</text:p>
          </table:table-cell>
          <table:table-cell table:number-columns-repeated="16"/>
        </table:table-row>
        <table:table-row table:style-name="ro4">
          <table:table-cell office:value-type="float" office:value="38.977" calcext:value-type="float">
            <text:p>38.977</text:p>
          </table:table-cell>
          <table:table-cell office:value-type="float" office:value="44.739" calcext:value-type="float">
            <text:p>44.739</text:p>
          </table:table-cell>
          <table:table-cell office:value-type="float" office:value="37.684" calcext:value-type="float">
            <text:p>37.684</text:p>
          </table:table-cell>
          <table:table-cell office:value-type="float" office:value="38.137" calcext:value-type="float">
            <text:p>38.137</text:p>
          </table:table-cell>
          <table:table-cell table:number-columns-repeated="6"/>
          <table:table-cell office:value-type="float" office:value="60.544" calcext:value-type="float">
            <text:p>60.544</text:p>
          </table:table-cell>
          <table:table-cell office:value-type="float" office:value="65.435" calcext:value-type="float">
            <text:p>65.435</text:p>
          </table:table-cell>
          <table:table-cell office:value-type="float" office:value="48.484" calcext:value-type="float">
            <text:p>48.484</text:p>
          </table:table-cell>
          <table:table-cell office:value-type="float" office:value="51.691" calcext:value-type="float">
            <text:p>51.691</text:p>
          </table:table-cell>
          <table:table-cell table:number-columns-repeated="16"/>
        </table:table-row>
        <table:table-row table:style-name="ro4">
          <table:table-cell office:value-type="float" office:value="38.996" calcext:value-type="float">
            <text:p>38.996</text:p>
          </table:table-cell>
          <table:table-cell office:value-type="float" office:value="43.923" calcext:value-type="float">
            <text:p>43.923</text:p>
          </table:table-cell>
          <table:table-cell office:value-type="float" office:value="37.732" calcext:value-type="float">
            <text:p>37.732</text:p>
          </table:table-cell>
          <table:table-cell office:value-type="float" office:value="38.246" calcext:value-type="float">
            <text:p>38.246</text:p>
          </table:table-cell>
          <table:table-cell table:number-columns-repeated="6"/>
          <table:table-cell office:value-type="float" office:value="60.269" calcext:value-type="float">
            <text:p>60.269</text:p>
          </table:table-cell>
          <table:table-cell office:value-type="float" office:value="59.106" calcext:value-type="float">
            <text:p>59.106</text:p>
          </table:table-cell>
          <table:table-cell office:value-type="float" office:value="49.214" calcext:value-type="float">
            <text:p>49.214</text:p>
          </table:table-cell>
          <table:table-cell office:value-type="float" office:value="51.357" calcext:value-type="float">
            <text:p>51.357</text:p>
          </table:table-cell>
          <table:table-cell table:number-columns-repeated="16"/>
        </table:table-row>
        <table:table-row table:style-name="ro4">
          <table:table-cell office:value-type="float" office:value="39.827" calcext:value-type="float">
            <text:p>39.827</text:p>
          </table:table-cell>
          <table:table-cell office:value-type="float" office:value="43.643" calcext:value-type="float">
            <text:p>43.643</text:p>
          </table:table-cell>
          <table:table-cell office:value-type="float" office:value="38.611" calcext:value-type="float">
            <text:p>38.611</text:p>
          </table:table-cell>
          <table:table-cell office:value-type="float" office:value="39.174" calcext:value-type="float">
            <text:p>39.174</text:p>
          </table:table-cell>
          <table:table-cell table:number-columns-repeated="6"/>
          <table:table-cell office:value-type="float" office:value="60.499" calcext:value-type="float">
            <text:p>60.499</text:p>
          </table:table-cell>
          <table:table-cell office:value-type="float" office:value="63.218" calcext:value-type="float">
            <text:p>63.218</text:p>
          </table:table-cell>
          <table:table-cell office:value-type="float" office:value="46.105" calcext:value-type="float">
            <text:p>46.105</text:p>
          </table:table-cell>
          <table:table-cell office:value-type="float" office:value="50.405" calcext:value-type="float">
            <text:p>50.405</text:p>
          </table:table-cell>
          <table:table-cell table:number-columns-repeated="16"/>
        </table:table-row>
        <table:table-row table:style-name="ro4">
          <table:table-cell office:value-type="float" office:value="39.174" calcext:value-type="float">
            <text:p>39.174</text:p>
          </table:table-cell>
          <table:table-cell office:value-type="float" office:value="43.515" calcext:value-type="float">
            <text:p>43.515</text:p>
          </table:table-cell>
          <table:table-cell office:value-type="float" office:value="38.206" calcext:value-type="float">
            <text:p>38.206</text:p>
          </table:table-cell>
          <table:table-cell office:value-type="float" office:value="38.822" calcext:value-type="float">
            <text:p>38.822</text:p>
          </table:table-cell>
          <table:table-cell table:number-columns-repeated="6"/>
          <table:table-cell office:value-type="float" office:value="58.968" calcext:value-type="float">
            <text:p>58.968</text:p>
          </table:table-cell>
          <table:table-cell office:value-type="float" office:value="61.829" calcext:value-type="float">
            <text:p>61.829</text:p>
          </table:table-cell>
          <table:table-cell office:value-type="float" office:value="49.648" calcext:value-type="float">
            <text:p>49.648</text:p>
          </table:table-cell>
          <table:table-cell office:value-type="float" office:value="49.857" calcext:value-type="float">
            <text:p>49.857</text:p>
          </table:table-cell>
          <table:table-cell table:number-columns-repeated="16"/>
        </table:table-row>
        <table:table-row table:style-name="ro4">
          <table:table-cell office:value-type="float" office:value="39.702" calcext:value-type="float">
            <text:p>39.702</text:p>
          </table:table-cell>
          <table:table-cell office:value-type="float" office:value="46.097" calcext:value-type="float">
            <text:p>46.097</text:p>
          </table:table-cell>
          <table:table-cell office:value-type="float" office:value="36.733" calcext:value-type="float">
            <text:p>36.733</text:p>
          </table:table-cell>
          <table:table-cell office:value-type="float" office:value="39.701" calcext:value-type="float">
            <text:p>39.701</text:p>
          </table:table-cell>
          <table:table-cell table:number-columns-repeated="6"/>
          <table:table-cell office:value-type="float" office:value="61.278" calcext:value-type="float">
            <text:p>61.278</text:p>
          </table:table-cell>
          <table:table-cell office:value-type="float" office:value="62.496" calcext:value-type="float">
            <text:p>62.496</text:p>
          </table:table-cell>
          <table:table-cell office:value-type="float" office:value="47.98" calcext:value-type="float">
            <text:p>47.98</text:p>
          </table:table-cell>
          <table:table-cell office:value-type="float" office:value="51.918" calcext:value-type="float">
            <text:p>51.918</text:p>
          </table:table-cell>
          <table:table-cell table:number-columns-repeated="16"/>
        </table:table-row>
        <table:table-row table:style-name="ro4">
          <table:table-cell office:value-type="float" office:value="39.439" calcext:value-type="float">
            <text:p>39.439</text:p>
          </table:table-cell>
          <table:table-cell office:value-type="float" office:value="45.941" calcext:value-type="float">
            <text:p>45.941</text:p>
          </table:table-cell>
          <table:table-cell office:value-type="float" office:value="38.595" calcext:value-type="float">
            <text:p>38.595</text:p>
          </table:table-cell>
          <table:table-cell office:value-type="float" office:value="37.877" calcext:value-type="float">
            <text:p>37.877</text:p>
          </table:table-cell>
          <table:table-cell table:style-name="ce16"/>
          <table:table-cell table:style-name="ce19" table:number-columns-repeated="5"/>
          <table:table-cell office:value-type="float" office:value="59.061" calcext:value-type="float">
            <text:p>59.061</text:p>
          </table:table-cell>
          <table:table-cell office:value-type="float" office:value="61.493" calcext:value-type="float">
            <text:p>61.493</text:p>
          </table:table-cell>
          <table:table-cell office:value-type="float" office:value="46.961" calcext:value-type="float">
            <text:p>46.961</text:p>
          </table:table-cell>
          <table:table-cell office:value-type="float" office:value="51.562" calcext:value-type="float">
            <text:p>51.562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58.623" calcext:value-type="float">
            <text:p>158.623</text:p>
          </table:table-cell>
          <table:table-cell office:value-type="float" office:value="162.23" calcext:value-type="float">
            <text:p>162.23</text:p>
          </table:table-cell>
          <table:table-cell/>
          <table:table-cell office:value-type="float" office:value="154.039" calcext:value-type="float">
            <text:p>154.03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8" table:formula="of:=COUNT([.B329:.B378])" office:value-type="float" office:value="39" calcext:value-type="float">
            <text:p>39</text:p>
          </table:table-cell>
          <table:table-cell table:style-name="Default" table:formula="of:=COUNT([.C329:.C378])" office:value-type="float" office:value="44" calcext:value-type="float">
            <text:p>44</text:p>
          </table:table-cell>
          <table:table-cell table:style-name="ce8" table:formula="of:=COUNT([.D329:.D378])" office:value-type="float" office:value="46" calcext:value-type="float">
            <text:p>46</text:p>
          </table:table-cell>
          <table:table-cell table:style-name="Default"/>
          <table:table-cell office:value-type="float" office:value="163.92" calcext:value-type="float">
            <text:p>163.9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3.869" calcext:value-type="float">
            <text:p>143.8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8" table:formula="of:=COUNT([.L329:.L378])" office:value-type="float" office:value="39" calcext:value-type="float">
            <text:p>39</text:p>
          </table:table-cell>
          <table:table-cell table:style-name="Default" table:formula="of:=COUNT([.M329:.M378])" office:value-type="float" office:value="44" calcext:value-type="float">
            <text:p>44</text:p>
          </table:table-cell>
          <table:table-cell table:style-name="ce8" table:formula="of:=COUNT([.N329:.N378])" office:value-type="float" office:value="46" calcext:value-type="float">
            <text:p>46</text:p>
          </table:table-cell>
          <table:table-cell table:number-columns-repeated="11"/>
        </table:table-row>
        <table:table-row table:style-name="ro4">
          <table:table-cell office:value-type="float" office:value="140.895" calcext:value-type="float">
            <text:p>140.895</text:p>
          </table:table-cell>
          <table:table-cell office:value-type="float" office:value="137.119" calcext:value-type="float">
            <text:p>137.119</text:p>
          </table:table-cell>
          <table:table-cell office:value-type="float" office:value="132.088" calcext:value-type="float">
            <text:p>132.088</text:p>
          </table:table-cell>
          <table:table-cell/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float" office:value="142.09656" calcext:value-type="float">
            <text:p>142.09656</text:p>
          </table:table-cell>
          <table:table-cell table:style-name="ce20" table:formula="of:=AVERAGE([.B329:.B378])" office:value-type="float" office:value="143.775897435897" calcext:value-type="float">
            <text:p>143.7758974359</text:p>
          </table:table-cell>
          <table:table-cell table:style-name="ce17" table:formula="of:=AVERAGE([.C329:.C378])" office:value-type="float" office:value="138.422340909091" calcext:value-type="float">
            <text:p>138.4223409091</text:p>
          </table:table-cell>
          <table:table-cell table:style-name="ce20" table:formula="of:=AVERAGE([.D329:.D378])" office:value-type="float" office:value="142.483630434783" calcext:value-type="float">
            <text:p>142.4836304348</text:p>
          </table:table-cell>
          <table:table-cell table:style-name="ce17"/>
          <table:table-cell office:value-type="float" office:value="169.847" calcext:value-type="float">
            <text:p>169.847</text:p>
          </table:table-cell>
          <table:table-cell office:value-type="float" office:value="142.174" calcext:value-type="float">
            <text:p>142.174</text:p>
          </table:table-cell>
          <table:table-cell office:value-type="float" office:value="129.036" calcext:value-type="float">
            <text:p>129.036</text:p>
          </table:table-cell>
          <table:table-cell/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float" office:value="166.86558" calcext:value-type="float">
            <text:p>166.86558</text:p>
          </table:table-cell>
          <table:table-cell table:style-name="ce20" table:formula="of:=AVERAGE([.L329:.L378])" office:value-type="float" office:value="148.094666666667" calcext:value-type="float">
            <text:p>148.0946666667</text:p>
          </table:table-cell>
          <table:table-cell table:style-name="ce17" table:formula="of:=AVERAGE([.M329:.M378])" office:value-type="float" office:value="130.922568181818" calcext:value-type="float">
            <text:p>130.9225681818</text:p>
          </table:table-cell>
          <table:table-cell table:style-name="ce20" table:formula="of:=AVERAGE([.N329:.N378])" office:value-type="float" office:value="152.169913043478" calcext:value-type="float">
            <text:p>152.1699130435</text:p>
          </table:table-cell>
          <table:table-cell table:number-columns-repeated="11"/>
        </table:table-row>
        <table:table-row table:style-name="ro4">
          <table:table-cell office:value-type="float" office:value="136.342" calcext:value-type="float">
            <text:p>136.342</text:p>
          </table:table-cell>
          <table:table-cell office:value-type="float" office:value="135.108" calcext:value-type="float">
            <text:p>135.108</text:p>
          </table:table-cell>
          <table:table-cell office:value-type="float" office:value="134.427" calcext:value-type="float">
            <text:p>134.427</text:p>
          </table:table-cell>
          <table:table-cell/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82.6540121697959" calcext:value-type="float">
            <text:p>82.6540121698</text:p>
          </table:table-cell>
          <table:table-cell table:style-name="ce8" table:formula="of:=VAR([.B329:.B378])" office:value-type="float" office:value="86.2811627786774" calcext:value-type="float">
            <text:p>86.2811627787</text:p>
          </table:table-cell>
          <table:table-cell table:style-name="Default" table:formula="of:=VAR([.C329:.C378])" office:value-type="float" office:value="67.6223394857294" calcext:value-type="float">
            <text:p>67.6223394857</text:p>
          </table:table-cell>
          <table:table-cell table:style-name="ce8" table:formula="of:=VAR([.D329:.D378])" office:value-type="float" office:value="86.6505811270531" calcext:value-type="float">
            <text:p>86.6505811271</text:p>
          </table:table-cell>
          <table:table-cell table:style-name="ce17"/>
          <table:table-cell office:value-type="float" office:value="166.396" calcext:value-type="float">
            <text:p>166.396</text:p>
          </table:table-cell>
          <table:table-cell office:value-type="float" office:value="157.493" calcext:value-type="float">
            <text:p>157.493</text:p>
          </table:table-cell>
          <table:table-cell office:value-type="float" office:value="124.327" calcext:value-type="float">
            <text:p>124.327</text:p>
          </table:table-cell>
          <table:table-cell/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100.886402411837" calcext:value-type="float">
            <text:p>100.8864024118</text:p>
          </table:table-cell>
          <table:table-cell table:style-name="ce8" table:formula="of:=VAR([.L329:.L378])" office:value-type="float" office:value="100.127924438597" calcext:value-type="float">
            <text:p>100.1279244386</text:p>
          </table:table-cell>
          <table:table-cell table:style-name="Default" table:formula="of:=VAR([.M329:.M378])" office:value-type="float" office:value="74.9199674603594" calcext:value-type="float">
            <text:p>74.9199674604</text:p>
          </table:table-cell>
          <table:table-cell table:style-name="ce8" table:formula="of:=VAR([.N329:.N378])" office:value-type="float" office:value="1199.12834003672" calcext:value-type="float">
            <text:p>1199.1283400367</text:p>
          </table:table-cell>
          <table:table-cell table:number-columns-repeated="11"/>
        </table:table-row>
        <table:table-row table:style-name="ro4">
          <table:table-cell office:value-type="float" office:value="156.881" calcext:value-type="float">
            <text:p>156.881</text:p>
          </table:table-cell>
          <table:table-cell/>
          <table:table-cell office:value-type="float" office:value="156.328" calcext:value-type="float">
            <text:p>156.328</text:p>
          </table:table-cell>
          <table:table-cell/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1.28572168193428" calcext:value-type="float">
            <text:p>1.2857216819</text:p>
          </table:table-cell>
          <table:table-cell table:style-name="ce8" table:formula="of:=SQRT([.G331]/[.G329])" office:value-type="float" office:value="1.48739285568594" calcext:value-type="float">
            <text:p>1.4873928557</text:p>
          </table:table-cell>
          <table:table-cell table:style-name="Default" table:formula="of:=SQRT([.H331]/[.H329])" office:value-type="float" office:value="1.2397061554854" calcext:value-type="float">
            <text:p>1.2397061555</text:p>
          </table:table-cell>
          <table:table-cell table:style-name="ce8" table:formula="of:=SQRT([.I331]/[.I329])" office:value-type="float" office:value="1.37248252643548" calcext:value-type="float">
            <text:p>1.3724825264</text:p>
          </table:table-cell>
          <table:table-cell table:style-name="ce17"/>
          <table:table-cell office:value-type="float" office:value="170.034" calcext:value-type="float">
            <text:p>170.034</text:p>
          </table:table-cell>
          <table:table-cell/>
          <table:table-cell office:value-type="float" office:value="138.188" calcext:value-type="float">
            <text:p>138.188</text:p>
          </table:table-cell>
          <table:table-cell/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1.42046754564711" calcext:value-type="float">
            <text:p>1.4204675456</text:p>
          </table:table-cell>
          <table:table-cell table:style-name="ce8" table:formula="of:=SQRT([.Q331]/[.Q329])" office:value-type="float" office:value="1.60230542591378" calcext:value-type="float">
            <text:p>1.6023054259</text:p>
          </table:table-cell>
          <table:table-cell table:style-name="Default" table:formula="of:=SQRT([.R331]/[.R329])" office:value-type="float" office:value="1.30488563988956" calcext:value-type="float">
            <text:p>1.3048856399</text:p>
          </table:table-cell>
          <table:table-cell table:style-name="ce8" table:formula="of:=SQRT([.S331]/[.S329])" office:value-type="float" office:value="5.10568383197613" calcext:value-type="float">
            <text:p>5.105683832</text:p>
          </table:table-cell>
          <table:table-cell table:number-columns-repeated="11"/>
        </table:table-row>
        <table:table-row table:style-name="ro4">
          <table:table-cell office:value-type="float" office:value="152.157" calcext:value-type="float">
            <text:p>152.157</text:p>
          </table:table-cell>
          <table:table-cell office:value-type="float" office:value="147.782" calcext:value-type="float">
            <text:p>147.782</text:p>
          </table:table-cell>
          <table:table-cell office:value-type="float" office:value="133.939" calcext:value-type="float">
            <text:p>133.939</text:p>
          </table:table-cell>
          <table:table-cell office:value-type="float" office:value="144.64" calcext:value-type="float">
            <text:p>144.6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8" table:formula="of:=[.G329]-1" office:value-type="float" office:value="38" calcext:value-type="float">
            <text:p>38</text:p>
          </table:table-cell>
          <table:table-cell table:style-name="Default" table:formula="of:=[.H329]-1" office:value-type="float" office:value="43" calcext:value-type="float">
            <text:p>43</text:p>
          </table:table-cell>
          <table:table-cell table:style-name="ce8" table:formula="of:=[.I329]-1" office:value-type="float" office:value="45" calcext:value-type="float">
            <text:p>45</text:p>
          </table:table-cell>
          <table:table-cell table:style-name="Default"/>
          <table:table-cell office:value-type="float" office:value="175.158" calcext:value-type="float">
            <text:p>175.158</text:p>
          </table:table-cell>
          <table:table-cell office:value-type="float" office:value="158.068" calcext:value-type="float">
            <text:p>158.068</text:p>
          </table:table-cell>
          <table:table-cell office:value-type="float" office:value="145.885" calcext:value-type="float">
            <text:p>145.885</text:p>
          </table:table-cell>
          <table:table-cell office:value-type="float" office:value="137.253" calcext:value-type="float">
            <text:p>137.25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8" table:formula="of:=[.Q329]-1" office:value-type="float" office:value="38" calcext:value-type="float">
            <text:p>38</text:p>
          </table:table-cell>
          <table:table-cell table:style-name="Default" table:formula="of:=[.R329]-1" office:value-type="float" office:value="43" calcext:value-type="float">
            <text:p>43</text:p>
          </table:table-cell>
          <table:table-cell table:style-name="ce8" table:formula="of:=[.S329]-1" office:value-type="float" office:value="45" calcext:value-type="float">
            <text:p>45</text:p>
          </table:table-cell>
          <table:table-cell table:number-columns-repeated="11"/>
        </table:table-row>
        <table:table-row table:style-name="ro4">
          <table:table-cell office:value-type="float" office:value="133.048" calcext:value-type="float">
            <text:p>133.048</text:p>
          </table:table-cell>
          <table:table-cell office:value-type="float" office:value="155.487" calcext:value-type="float">
            <text:p>155.487</text:p>
          </table:table-cell>
          <table:table-cell office:value-type="float" office:value="132.504" calcext:value-type="float">
            <text:p>132.504</text:p>
          </table:table-cell>
          <table:table-cell office:value-type="float" office:value="135.224" calcext:value-type="float">
            <text:p>135.2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8" table:formula="of:=TINV(0.05;[.G333])" office:value-type="float" office:value="2.02439416391197" calcext:value-type="float">
            <text:p>2.0243941639</text:p>
          </table:table-cell>
          <table:table-cell table:style-name="Default" table:formula="of:=TINV(0.05;[.H333])" office:value-type="float" office:value="2.01669219922782" calcext:value-type="float">
            <text:p>2.0166921992</text:p>
          </table:table-cell>
          <table:table-cell table:style-name="ce8" table:formula="of:=TINV(0.05;[.I333])" office:value-type="float" office:value="2.01410338888085" calcext:value-type="float">
            <text:p>2.0141033889</text:p>
          </table:table-cell>
          <table:table-cell table:style-name="Default"/>
          <table:table-cell office:value-type="float" office:value="181.662" calcext:value-type="float">
            <text:p>181.662</text:p>
          </table:table-cell>
          <table:table-cell office:value-type="float" office:value="154.843" calcext:value-type="float">
            <text:p>154.843</text:p>
          </table:table-cell>
          <table:table-cell office:value-type="float" office:value="137.525" calcext:value-type="float">
            <text:p>137.525</text:p>
          </table:table-cell>
          <table:table-cell office:value-type="float" office:value="147.783" calcext:value-type="float">
            <text:p>147.78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8" table:formula="of:=TINV(0.05;[.Q333])" office:value-type="float" office:value="2.02439416391197" calcext:value-type="float">
            <text:p>2.0243941639</text:p>
          </table:table-cell>
          <table:table-cell table:style-name="Default" table:formula="of:=TINV(0.05;[.R333])" office:value-type="float" office:value="2.01669219922782" calcext:value-type="float">
            <text:p>2.0166921992</text:p>
          </table:table-cell>
          <table:table-cell table:style-name="ce8" table:formula="of:=TINV(0.05;[.S333])" office:value-type="float" office:value="2.01410338888085" calcext:value-type="float">
            <text:p>2.0141033889</text:p>
          </table:table-cell>
          <table:table-cell table:number-columns-repeated="11"/>
        </table:table-row>
        <table:table-row table:style-name="ro4">
          <table:table-cell office:value-type="float" office:value="137.525" calcext:value-type="float">
            <text:p>137.525</text:p>
          </table:table-cell>
          <table:table-cell/>
          <table:table-cell office:value-type="float" office:value="137.293" calcext:value-type="float">
            <text:p>137.293</text:p>
          </table:table-cell>
          <table:table-cell office:value-type="float" office:value="153.224" calcext:value-type="float">
            <text:p>153.22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float" office:value="2.58375445385529" calcext:value-type="float">
            <text:p>2.5837544539</text:p>
          </table:table-cell>
          <table:table-cell table:style-name="ce20" table:formula="of:=([.G334]*[.G332])" office:value-type="float" office:value="3.01106941649498" calcext:value-type="float">
            <text:p>3.0110694165</text:p>
          </table:table-cell>
          <table:table-cell table:style-name="ce17" table:formula="of:=([.H334]*[.H332])" office:value-type="float" office:value="2.50010573310212" calcext:value-type="float">
            <text:p>2.5001057331</text:p>
          </table:table-cell>
          <table:table-cell table:style-name="ce20" table:formula="of:=([.I334]*[.I332])" office:value-type="float" office:value="2.76432170767345" calcext:value-type="float">
            <text:p>2.7643217077</text:p>
          </table:table-cell>
          <table:table-cell table:style-name="ce17"/>
          <table:table-cell office:value-type="float" office:value="153.053" calcext:value-type="float">
            <text:p>153.053</text:p>
          </table:table-cell>
          <table:table-cell/>
          <table:table-cell office:value-type="float" office:value="131.348" calcext:value-type="float">
            <text:p>131.348</text:p>
          </table:table-cell>
          <table:table-cell office:value-type="float" office:value="157.766" calcext:value-type="float">
            <text:p>157.76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float" office:value="2.85453640487819" calcext:value-type="float">
            <text:p>2.8545364049</text:p>
          </table:table-cell>
          <table:table-cell table:style-name="ce20" table:formula="of:=([.Q334]*[.Q332])" office:value-type="float" office:value="3.24369775302434" calcext:value-type="float">
            <text:p>3.243697753</text:p>
          </table:table-cell>
          <table:table-cell table:style-name="ce17" table:formula="of:=([.R334]*[.R332])" office:value-type="float" office:value="2.63155269084968" calcext:value-type="float">
            <text:p>2.6315526908</text:p>
          </table:table-cell>
          <table:table-cell table:style-name="ce20" table:formula="of:=([.S334]*[.S332])" office:value-type="float" office:value="10.2833751085373" calcext:value-type="float">
            <text:p>10.2833751085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mandreel;142.09656;2.58375445385529;143.775897435897;3.01106941649498;138.422340909091;2.50010573310212;142.483630434783;2.76432170767345;166.86558;2.85453640487819;148.094666666667;3.24369775302434;130.922568181818;2.63155269084968;152.169913043478;10.2833751085373" calcext:value-type="string">
            <text:p>mandreel;142.09656;2.58375445385529;143.775897435897;3.01106941649498;138.422340909091;2.50010573310212;142.483630434783;2.76432170767345;166.86558;2.85453640487819;148.094666666667;3.24369775302434;130.922568181818;2.63155269084968;152.169913043478;10.2833751085373</text:p>
          </table:table-cell>
          <table:table-cell table:number-columns-repeated="9"/>
        </table:table-row>
        <table:table-row table:style-name="ro4">
          <table:table-cell office:value-type="float" office:value="152.612" calcext:value-type="float">
            <text:p>152.612</text:p>
          </table:table-cell>
          <table:table-cell office:value-type="float" office:value="140.516" calcext:value-type="float">
            <text:p>140.516</text:p>
          </table:table-cell>
          <table:table-cell office:value-type="float" office:value="133.304" calcext:value-type="float">
            <text:p>133.304</text:p>
          </table:table-cell>
          <table:table-cell office:value-type="float" office:value="135.312" calcext:value-type="float">
            <text:p>135.312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81830893995976" calcext:value-type="percentage">
            <text:p>1.82%</text:p>
          </table:table-cell>
          <table:table-cell table:formula="of:=[.G335]/[.G330]" office:value-type="percentage" office:value="0.0209427968817754" calcext:value-type="percentage">
            <text:p>2.09%</text:p>
          </table:table-cell>
          <table:table-cell table:formula="of:=[.H335]/[.H330]" office:value-type="percentage" office:value="0.018061432256402" calcext:value-type="percentage">
            <text:p>1.81%</text:p>
          </table:table-cell>
          <table:table-cell table:formula="of:=[.I335]/[.I330]" office:value-type="percentage" office:value="0.01940097749642" calcext:value-type="percentage">
            <text:p>1.94%</text:p>
          </table:table-cell>
          <table:table-cell/>
          <table:table-cell office:value-type="float" office:value="162.36" calcext:value-type="float">
            <text:p>162.36</text:p>
          </table:table-cell>
          <table:table-cell office:value-type="float" office:value="146.61" calcext:value-type="float">
            <text:p>146.61</text:p>
          </table:table-cell>
          <table:table-cell office:value-type="float" office:value="137.294" calcext:value-type="float">
            <text:p>137.294</text:p>
          </table:table-cell>
          <table:table-cell office:value-type="float" office:value="144.02" calcext:value-type="float">
            <text:p>144.02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171068018034527" calcext:value-type="percentage">
            <text:p>1.71%</text:p>
          </table:table-cell>
          <table:table-cell table:formula="of:=[.Q335]/[.Q330]" office:value-type="percentage" office:value="0.0219028667678174" calcext:value-type="percentage">
            <text:p>2.19%</text:p>
          </table:table-cell>
          <table:table-cell table:formula="of:=[.R335]/[.R330]" office:value-type="percentage" office:value="0.0201000692806081" calcext:value-type="percentage">
            <text:p>2.01%</text:p>
          </table:table-cell>
          <table:table-cell table:formula="of:=[.S335]/[.S330]" office:value-type="percentage" office:value="0.067578241341303" calcext:value-type="percentage">
            <text:p>6.76%</text:p>
          </table:table-cell>
          <table:table-cell table:number-columns-repeated="11"/>
        </table:table-row>
        <table:table-row table:style-name="ro4">
          <table:table-cell office:value-type="float" office:value="151.935" calcext:value-type="float">
            <text:p>151.935</text:p>
          </table:table-cell>
          <table:table-cell/>
          <table:table-cell office:value-type="float" office:value="132.25" calcext:value-type="float">
            <text:p>132.25</text:p>
          </table:table-cell>
          <table:table-cell office:value-type="float" office:value="133.721" calcext:value-type="float">
            <text:p>133.721</text:p>
          </table:table-cell>
          <table:table-cell table:number-columns-repeated="6"/>
          <table:table-cell office:value-type="float" office:value="166.043" calcext:value-type="float">
            <text:p>166.043</text:p>
          </table:table-cell>
          <table:table-cell/>
          <table:table-cell office:value-type="float" office:value="122.93" calcext:value-type="float">
            <text:p>122.93</text:p>
          </table:table-cell>
          <table:table-cell office:value-type="float" office:value="162.492" calcext:value-type="float">
            <text:p>162.492</text:p>
          </table:table-cell>
          <table:table-cell table:number-columns-repeated="16"/>
        </table:table-row>
        <table:table-row table:style-name="ro4">
          <table:table-cell office:value-type="float" office:value="136.722" calcext:value-type="float">
            <text:p>136.722</text:p>
          </table:table-cell>
          <table:table-cell office:value-type="float" office:value="153.614" calcext:value-type="float">
            <text:p>153.614</text:p>
          </table:table-cell>
          <table:table-cell office:value-type="float" office:value="132.481" calcext:value-type="float">
            <text:p>132.481</text:p>
          </table:table-cell>
          <table:table-cell office:value-type="float" office:value="142.265" calcext:value-type="float">
            <text:p>142.26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0.0118182835383028" calcext:value-type="percentage">
            <text:p>01.18%</text:p>
          </table:table-cell>
          <table:table-cell table:style-name="ce21" table:formula="of:=([.H330]-[.F330])/[.F330]" office:value-type="percentage" office:value="-0.0258571994347302" calcext:value-type="percentage">
            <text:p>-02.59%</text:p>
          </table:table-cell>
          <table:table-cell table:style-name="ce21" table:formula="of:=([.I330]-[.F330])/[.F330]" office:value-type="percentage" office:value="0.00272399581511776" calcext:value-type="percentage">
            <text:p>00.27%</text:p>
          </table:table-cell>
          <table:table-cell/>
          <table:table-cell office:value-type="float" office:value="183.123" calcext:value-type="float">
            <text:p>183.12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24.859" calcext:value-type="float">
            <text:p>124.859</text:p>
          </table:table-cell>
          <table:table-cell office:value-type="float" office:value="131.293" calcext:value-type="float">
            <text:p>131.29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112491223974012" calcext:value-type="percentage">
            <text:p>-11.25%</text:p>
          </table:table-cell>
          <table:table-cell table:style-name="ce27" table:formula="of:=([.R330]-[.P330])/[.P330]" office:value-type="percentage" office:value="-0.215400994130616" calcext:value-type="percentage">
            <text:p>-21.54%</text:p>
          </table:table-cell>
          <table:table-cell table:style-name="ce27" table:formula="of:=([.S330]-[.P330])/[.P330]" office:value-type="percentage" office:value="-0.0880688932763829" calcext:value-type="percentage">
            <text:p>-08.81%</text:p>
          </table:table-cell>
          <table:table-cell table:number-columns-repeated="11"/>
        </table:table-row>
        <table:table-row table:style-name="ro4">
          <table:table-cell office:value-type="float" office:value="135.279" calcext:value-type="float">
            <text:p>135.279</text:p>
          </table:table-cell>
          <table:table-cell table:number-columns-repeated="2"/>
          <table:table-cell office:value-type="float" office:value="148.681" calcext:value-type="float">
            <text:p>148.681</text:p>
          </table:table-cell>
          <table:table-cell table:number-columns-repeated="6"/>
          <table:table-cell office:value-type="float" office:value="190.109" calcext:value-type="float">
            <text:p>190.109</text:p>
          </table:table-cell>
          <table:table-cell table:number-columns-repeated="2"/>
          <table:table-cell office:value-type="float" office:value="134.778" calcext:value-type="float">
            <text:p>134.778</text:p>
          </table:table-cell>
          <table:table-cell table:number-columns-repeated="16"/>
        </table:table-row>
        <table:table-row table:style-name="ro4">
          <table:table-cell office:value-type="float" office:value="134.536" calcext:value-type="float">
            <text:p>134.536</text:p>
          </table:table-cell>
          <table:table-cell office:value-type="float" office:value="133.366" calcext:value-type="float">
            <text:p>133.366</text:p>
          </table:table-cell>
          <table:table-cell office:value-type="float" office:value="132.015" calcext:value-type="float">
            <text:p>132.015</text:p>
          </table:table-cell>
          <table:table-cell office:value-type="float" office:value="134.736" calcext:value-type="float">
            <text:p>134.736</text:p>
          </table:table-cell>
          <table:table-cell table:number-columns-repeated="6"/>
          <table:table-cell office:value-type="float" office:value="164.857" calcext:value-type="float">
            <text:p>164.857</text:p>
          </table:table-cell>
          <table:table-cell office:value-type="float" office:value="138.484" calcext:value-type="float">
            <text:p>138.484</text:p>
          </table:table-cell>
          <table:table-cell office:value-type="float" office:value="134.314" calcext:value-type="float">
            <text:p>134.314</text:p>
          </table:table-cell>
          <table:table-cell office:value-type="float" office:value="134.732" calcext:value-type="float">
            <text:p>134.732</text:p>
          </table:table-cell>
          <table:table-cell table:number-columns-repeated="16"/>
        </table:table-row>
        <table:table-row table:style-name="ro4">
          <table:table-cell office:value-type="float" office:value="153.912" calcext:value-type="float">
            <text:p>153.912</text:p>
          </table:table-cell>
          <table:table-cell office:value-type="float" office:value="140.168" calcext:value-type="float">
            <text:p>140.168</text:p>
          </table:table-cell>
          <table:table-cell office:value-type="float" office:value="135.368" calcext:value-type="float">
            <text:p>135.368</text:p>
          </table:table-cell>
          <table:table-cell office:value-type="float" office:value="140.474" calcext:value-type="float">
            <text:p>140.474</text:p>
          </table:table-cell>
          <table:table-cell table:number-columns-repeated="6"/>
          <table:table-cell office:value-type="float" office:value="170.509" calcext:value-type="float">
            <text:p>170.509</text:p>
          </table:table-cell>
          <table:table-cell office:value-type="float" office:value="158.829" calcext:value-type="float">
            <text:p>158.829</text:p>
          </table:table-cell>
          <table:table-cell office:value-type="float" office:value="129.279" calcext:value-type="float">
            <text:p>129.279</text:p>
          </table:table-cell>
          <table:table-cell office:value-type="float" office:value="143.346" calcext:value-type="float">
            <text:p>143.346</text:p>
          </table:table-cell>
          <table:table-cell table:number-columns-repeated="16"/>
        </table:table-row>
        <table:table-row table:style-name="ro4">
          <table:table-cell office:value-type="float" office:value="134.384" calcext:value-type="float">
            <text:p>134.384</text:p>
          </table:table-cell>
          <table:table-cell/>
          <table:table-cell office:value-type="float" office:value="136.011" calcext:value-type="float">
            <text:p>136.011</text:p>
          </table:table-cell>
          <table:table-cell office:value-type="float" office:value="135.979" calcext:value-type="float">
            <text:p>135.979</text:p>
          </table:table-cell>
          <table:table-cell table:number-columns-repeated="6"/>
          <table:table-cell office:value-type="float" office:value="155.969" calcext:value-type="float">
            <text:p>155.969</text:p>
          </table:table-cell>
          <table:table-cell/>
          <table:table-cell office:value-type="float" office:value="123.836" calcext:value-type="float">
            <text:p>123.836</text:p>
          </table:table-cell>
          <table:table-cell office:value-type="float" office:value="166.237" calcext:value-type="float">
            <text:p>166.237</text:p>
          </table:table-cell>
          <table:table-cell table:number-columns-repeated="16"/>
        </table:table-row>
        <table:table-row table:style-name="ro4">
          <table:table-cell office:value-type="float" office:value="153.033" calcext:value-type="float">
            <text:p>153.033</text:p>
          </table:table-cell>
          <table:table-cell office:value-type="float" office:value="152.162" calcext:value-type="float">
            <text:p>152.162</text:p>
          </table:table-cell>
          <table:table-cell office:value-type="float" office:value="140.59" calcext:value-type="float">
            <text:p>140.59</text:p>
          </table:table-cell>
          <table:table-cell office:value-type="float" office:value="158.013" calcext:value-type="float">
            <text:p>158.013</text:p>
          </table:table-cell>
          <table:table-cell table:number-columns-repeated="6"/>
          <table:table-cell office:value-type="float" office:value="151.613" calcext:value-type="float">
            <text:p>151.613</text:p>
          </table:table-cell>
          <table:table-cell office:value-type="float" office:value="173.883" calcext:value-type="float">
            <text:p>173.883</text:p>
          </table:table-cell>
          <table:table-cell office:value-type="float" office:value="125.878" calcext:value-type="float">
            <text:p>125.878</text:p>
          </table:table-cell>
          <table:table-cell office:value-type="float" office:value="158.387" calcext:value-type="float">
            <text:p>158.387</text:p>
          </table:table-cell>
          <table:table-cell table:number-columns-repeated="16"/>
        </table:table-row>
        <table:table-row table:style-name="ro4">
          <table:table-cell office:value-type="float" office:value="133.894" calcext:value-type="float">
            <text:p>133.894</text:p>
          </table:table-cell>
          <table:table-cell office:value-type="float" office:value="137.594" calcext:value-type="float">
            <text:p>137.594</text:p>
          </table:table-cell>
          <table:table-cell office:value-type="float" office:value="151.793" calcext:value-type="float">
            <text:p>151.793</text:p>
          </table:table-cell>
          <table:table-cell office:value-type="float" office:value="142.503" calcext:value-type="float">
            <text:p>142.503</text:p>
          </table:table-cell>
          <table:table-cell table:number-columns-repeated="6"/>
          <table:table-cell office:value-type="float" office:value="178.974" calcext:value-type="float">
            <text:p>178.974</text:p>
          </table:table-cell>
          <table:table-cell office:value-type="float" office:value="148.491" calcext:value-type="float">
            <text:p>148.491</text:p>
          </table:table-cell>
          <table:table-cell office:value-type="float" office:value="132.325" calcext:value-type="float">
            <text:p>132.325</text:p>
          </table:table-cell>
          <table:table-cell office:value-type="float" office:value="137.945" calcext:value-type="float">
            <text:p>137.945</text:p>
          </table:table-cell>
          <table:table-cell table:number-columns-repeated="16"/>
        </table:table-row>
        <table:table-row table:style-name="ro4">
          <table:table-cell office:value-type="float" office:value="143.125" calcext:value-type="float">
            <text:p>143.125</text:p>
          </table:table-cell>
          <table:table-cell office:value-type="float" office:value="138.655" calcext:value-type="float">
            <text:p>138.655</text:p>
          </table:table-cell>
          <table:table-cell office:value-type="float" office:value="135.692" calcext:value-type="float">
            <text:p>135.692</text:p>
          </table:table-cell>
          <table:table-cell office:value-type="float" office:value="135.556" calcext:value-type="float">
            <text:p>135.556</text:p>
          </table:table-cell>
          <table:table-cell table:number-columns-repeated="6"/>
          <table:table-cell office:value-type="float" office:value="163.676" calcext:value-type="float">
            <text:p>163.676</text:p>
          </table:table-cell>
          <table:table-cell office:value-type="float" office:value="145.973" calcext:value-type="float">
            <text:p>145.973</text:p>
          </table:table-cell>
          <table:table-cell office:value-type="float" office:value="144.965" calcext:value-type="float">
            <text:p>144.965</text:p>
          </table:table-cell>
          <table:table-cell office:value-type="float" office:value="163.697" calcext:value-type="float">
            <text:p>163.697</text:p>
          </table:table-cell>
          <table:table-cell table:number-columns-repeated="16"/>
        </table:table-row>
        <table:table-row table:style-name="ro4">
          <table:table-cell office:value-type="float" office:value="134.05" calcext:value-type="float">
            <text:p>134.05</text:p>
          </table:table-cell>
          <table:table-cell office:value-type="float" office:value="136.315" calcext:value-type="float">
            <text:p>136.315</text:p>
          </table:table-cell>
          <table:table-cell office:value-type="float" office:value="132.323" calcext:value-type="float">
            <text:p>132.323</text:p>
          </table:table-cell>
          <table:table-cell office:value-type="float" office:value="133.456" calcext:value-type="float">
            <text:p>133.456</text:p>
          </table:table-cell>
          <table:table-cell table:number-columns-repeated="6"/>
          <table:table-cell office:value-type="float" office:value="162.835" calcext:value-type="float">
            <text:p>162.835</text:p>
          </table:table-cell>
          <table:table-cell office:value-type="float" office:value="145.725" calcext:value-type="float">
            <text:p>145.725</text:p>
          </table:table-cell>
          <table:table-cell office:value-type="float" office:value="123.926" calcext:value-type="float">
            <text:p>123.926</text:p>
          </table:table-cell>
          <table:table-cell office:value-type="float" office:value="148.814" calcext:value-type="float">
            <text:p>148.814</text:p>
          </table:table-cell>
          <table:table-cell table:number-columns-repeated="16"/>
        </table:table-row>
        <table:table-row table:style-name="ro4">
          <table:table-cell office:value-type="float" office:value="152.495" calcext:value-type="float">
            <text:p>152.495</text:p>
          </table:table-cell>
          <table:table-cell office:value-type="float" office:value="136.427" calcext:value-type="float">
            <text:p>136.427</text:p>
          </table:table-cell>
          <table:table-cell office:value-type="float" office:value="144.337" calcext:value-type="float">
            <text:p>144.337</text:p>
          </table:table-cell>
          <table:table-cell office:value-type="float" office:value="134.845" calcext:value-type="float">
            <text:p>134.845</text:p>
          </table:table-cell>
          <table:table-cell table:number-columns-repeated="6"/>
          <table:table-cell office:value-type="float" office:value="170.636" calcext:value-type="float">
            <text:p>170.636</text:p>
          </table:table-cell>
          <table:table-cell office:value-type="float" office:value="130.575" calcext:value-type="float">
            <text:p>130.57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130.726" calcext:value-type="float">
            <text:p>130.726</text:p>
          </table:table-cell>
          <table:table-cell table:number-columns-repeated="16"/>
        </table:table-row>
        <table:table-row table:style-name="ro4">
          <table:table-cell office:value-type="float" office:value="133.995" calcext:value-type="float">
            <text:p>133.995</text:p>
          </table:table-cell>
          <table:table-cell office:value-type="float" office:value="137.025" calcext:value-type="float">
            <text:p>137.025</text:p>
          </table:table-cell>
          <table:table-cell office:value-type="float" office:value="136.14" calcext:value-type="float">
            <text:p>136.14</text:p>
          </table:table-cell>
          <table:table-cell office:value-type="float" office:value="134.406" calcext:value-type="float">
            <text:p>134.406</text:p>
          </table:table-cell>
          <table:table-cell table:number-columns-repeated="6"/>
          <table:table-cell office:value-type="float" office:value="171.909" calcext:value-type="float">
            <text:p>171.909</text:p>
          </table:table-cell>
          <table:table-cell office:value-type="float" office:value="156.903" calcext:value-type="float">
            <text:p>156.903</text:p>
          </table:table-cell>
          <table:table-cell office:value-type="float" office:value="135.757" calcext:value-type="float">
            <text:p>135.757</text:p>
          </table:table-cell>
          <table:table-cell office:value-type="float" office:value="151.746" calcext:value-type="float">
            <text:p>151.746</text:p>
          </table:table-cell>
          <table:table-cell table:number-columns-repeated="16"/>
        </table:table-row>
        <table:table-row table:style-name="ro4">
          <table:table-cell office:value-type="float" office:value="143.006" calcext:value-type="float">
            <text:p>143.006</text:p>
          </table:table-cell>
          <table:table-cell office:value-type="float" office:value="157.618" calcext:value-type="float">
            <text:p>157.618</text:p>
          </table:table-cell>
          <table:table-cell/>
          <table:table-cell office:value-type="float" office:value="152.056" calcext:value-type="float">
            <text:p>152.056</text:p>
          </table:table-cell>
          <table:table-cell table:number-columns-repeated="6"/>
          <table:table-cell office:value-type="float" office:value="172.759" calcext:value-type="float">
            <text:p>172.759</text:p>
          </table:table-cell>
          <table:table-cell office:value-type="float" office:value="151.726" calcext:value-type="float">
            <text:p>151.726</text:p>
          </table:table-cell>
          <table:table-cell/>
          <table:table-cell office:value-type="float" office:value="149.19" calcext:value-type="float">
            <text:p>149.19</text:p>
          </table:table-cell>
          <table:table-cell table:number-columns-repeated="16"/>
        </table:table-row>
        <table:table-row table:style-name="ro4">
          <table:table-cell office:value-type="float" office:value="137.19" calcext:value-type="float">
            <text:p>137.19</text:p>
          </table:table-cell>
          <table:table-cell/>
          <table:table-cell office:value-type="float" office:value="135.784" calcext:value-type="float">
            <text:p>135.784</text:p>
          </table:table-cell>
          <table:table-cell office:value-type="float" office:value="134.609" calcext:value-type="float">
            <text:p>134.609</text:p>
          </table:table-cell>
          <table:table-cell table:number-columns-repeated="6"/>
          <table:table-cell office:value-type="float" office:value="157.632" calcext:value-type="float">
            <text:p>157.632</text:p>
          </table:table-cell>
          <table:table-cell/>
          <table:table-cell office:value-type="float" office:value="114.007" calcext:value-type="float">
            <text:p>114.007</text:p>
          </table:table-cell>
          <table:table-cell office:value-type="float" office:value="150.037" calcext:value-type="float">
            <text:p>150.037</text:p>
          </table:table-cell>
          <table:table-cell table:number-columns-repeated="16"/>
        </table:table-row>
        <table:table-row table:style-name="ro4">
          <table:table-cell office:value-type="float" office:value="139.662" calcext:value-type="float">
            <text:p>139.662</text:p>
          </table:table-cell>
          <table:table-cell office:value-type="float" office:value="133.544" calcext:value-type="float">
            <text:p>133.544</text:p>
          </table:table-cell>
          <table:table-cell office:value-type="float" office:value="141.61" calcext:value-type="float">
            <text:p>141.61</text:p>
          </table:table-cell>
          <table:table-cell office:value-type="float" office:value="135.292" calcext:value-type="float">
            <text:p>135.292</text:p>
          </table:table-cell>
          <table:table-cell table:number-columns-repeated="6"/>
          <table:table-cell office:value-type="float" office:value="165.46" calcext:value-type="float">
            <text:p>165.46</text:p>
          </table:table-cell>
          <table:table-cell office:value-type="float" office:value="141.635" calcext:value-type="float">
            <text:p>141.635</text:p>
          </table:table-cell>
          <table:table-cell office:value-type="float" office:value="140.927" calcext:value-type="float">
            <text:p>140.927</text:p>
          </table:table-cell>
          <table:table-cell office:value-type="float" office:value="144.147" calcext:value-type="float">
            <text:p>144.147</text:p>
          </table:table-cell>
          <table:table-cell table:number-columns-repeated="16"/>
        </table:table-row>
        <table:table-row table:style-name="ro4">
          <table:table-cell office:value-type="float" office:value="137.813" calcext:value-type="float">
            <text:p>137.813</text:p>
          </table:table-cell>
          <table:table-cell office:value-type="float" office:value="158.636" calcext:value-type="float">
            <text:p>158.636</text:p>
          </table:table-cell>
          <table:table-cell/>
          <table:table-cell office:value-type="float" office:value="136.244" calcext:value-type="float">
            <text:p>136.244</text:p>
          </table:table-cell>
          <table:table-cell table:number-columns-repeated="6"/>
          <table:table-cell office:value-type="float" office:value="156.984" calcext:value-type="float">
            <text:p>156.984</text:p>
          </table:table-cell>
          <table:table-cell office:value-type="float" office:value="145.69" calcext:value-type="float">
            <text:p>145.69</text:p>
          </table:table-cell>
          <table:table-cell/>
          <table:table-cell office:value-type="float" office:value="154.723" calcext:value-type="float">
            <text:p>154.723</text:p>
          </table:table-cell>
          <table:table-cell table:number-columns-repeated="16"/>
        </table:table-row>
        <table:table-row table:style-name="ro4">
          <table:table-cell office:value-type="float" office:value="138.638" calcext:value-type="float">
            <text:p>138.638</text:p>
          </table:table-cell>
          <table:table-cell/>
          <table:table-cell office:value-type="float" office:value="133.514" calcext:value-type="float">
            <text:p>133.514</text:p>
          </table:table-cell>
          <table:table-cell office:value-type="float" office:value="158.094" calcext:value-type="float">
            <text:p>158.094</text:p>
          </table:table-cell>
          <table:table-cell table:number-columns-repeated="6"/>
          <table:table-cell office:value-type="float" office:value="158.085" calcext:value-type="float">
            <text:p>158.085</text:p>
          </table:table-cell>
          <table:table-cell/>
          <table:table-cell office:value-type="float" office:value="133.822" calcext:value-type="float">
            <text:p>133.822</text:p>
          </table:table-cell>
          <table:table-cell office:value-type="float" office:value="143.867" calcext:value-type="float">
            <text:p>143.867</text:p>
          </table:table-cell>
          <table:table-cell table:number-columns-repeated="16"/>
        </table:table-row>
        <table:table-row table:style-name="ro4">
          <table:table-cell office:value-type="float" office:value="136.715" calcext:value-type="float">
            <text:p>136.715</text:p>
          </table:table-cell>
          <table:table-cell/>
          <table:table-cell office:value-type="float" office:value="133.743" calcext:value-type="float">
            <text:p>133.743</text:p>
          </table:table-cell>
          <table:table-cell table:number-columns-repeated="7"/>
          <table:table-cell office:value-type="float" office:value="175.157" calcext:value-type="float">
            <text:p>175.157</text:p>
          </table:table-cell>
          <table:table-cell/>
          <table:table-cell office:value-type="float" office:value="120.278" calcext:value-type="float">
            <text:p>120.278</text:p>
          </table:table-cell>
          <table:table-cell table:number-columns-repeated="17"/>
        </table:table-row>
        <table:table-row table:style-name="ro4">
          <table:table-cell office:value-type="float" office:value="147.014" calcext:value-type="float">
            <text:p>147.014</text:p>
          </table:table-cell>
          <table:table-cell/>
          <table:table-cell office:value-type="float" office:value="139.008" calcext:value-type="float">
            <text:p>139.008</text:p>
          </table:table-cell>
          <table:table-cell office:value-type="float" office:value="158.065" calcext:value-type="float">
            <text:p>158.065</text:p>
          </table:table-cell>
          <table:table-cell table:number-columns-repeated="6"/>
          <table:table-cell office:value-type="float" office:value="157.737" calcext:value-type="float">
            <text:p>157.737</text:p>
          </table:table-cell>
          <table:table-cell/>
          <table:table-cell office:value-type="float" office:value="143.815" calcext:value-type="float">
            <text:p>143.815</text:p>
          </table:table-cell>
          <table:table-cell office:value-type="float" office:value="144.57" calcext:value-type="float">
            <text:p>144.57</text:p>
          </table:table-cell>
          <table:table-cell table:number-columns-repeated="16"/>
        </table:table-row>
        <table:table-row table:style-name="ro4">
          <table:table-cell office:value-type="float" office:value="138.885" calcext:value-type="float">
            <text:p>138.885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131.52" calcext:value-type="float">
            <text:p>131.52</text:p>
          </table:table-cell>
          <table:table-cell office:value-type="float" office:value="138.633" calcext:value-type="float">
            <text:p>138.633</text:p>
          </table:table-cell>
          <table:table-cell table:number-columns-repeated="6"/>
          <table:table-cell office:value-type="float" office:value="159.318" calcext:value-type="float">
            <text:p>159.318</text:p>
          </table:table-cell>
          <table:table-cell office:value-type="float" office:value="129.271" calcext:value-type="float">
            <text:p>129.271</text:p>
          </table:table-cell>
          <table:table-cell office:value-type="float" office:value="138.081" calcext:value-type="float">
            <text:p>138.081</text:p>
          </table:table-cell>
          <table:table-cell office:value-type="float" office:value="137.964" calcext:value-type="float">
            <text:p>137.964</text:p>
          </table:table-cell>
          <table:table-cell table:number-columns-repeated="16"/>
        </table:table-row>
        <table:table-row table:style-name="ro4">
          <table:table-cell office:value-type="float" office:value="160.858" calcext:value-type="float">
            <text:p>160.858</text:p>
          </table:table-cell>
          <table:table-cell office:value-type="float" office:value="137.3" calcext:value-type="float">
            <text:p>137.3</text:p>
          </table:table-cell>
          <table:table-cell office:value-type="float" office:value="138.061" calcext:value-type="float">
            <text:p>138.061</text:p>
          </table:table-cell>
          <table:table-cell office:value-type="float" office:value="135.717" calcext:value-type="float">
            <text:p>135.717</text:p>
          </table:table-cell>
          <table:table-cell table:number-columns-repeated="6"/>
          <table:table-cell office:value-type="float" office:value="156.832" calcext:value-type="float">
            <text:p>156.832</text:p>
          </table:table-cell>
          <table:table-cell office:value-type="float" office:value="159.309" calcext:value-type="float">
            <text:p>159.309</text:p>
          </table:table-cell>
          <table:table-cell office:value-type="float" office:value="154.217" calcext:value-type="float">
            <text:p>154.217</text:p>
          </table:table-cell>
          <table:table-cell office:value-type="float" office:value="139.289" calcext:value-type="float">
            <text:p>139.289</text:p>
          </table:table-cell>
          <table:table-cell table:number-columns-repeated="16"/>
        </table:table-row>
        <table:table-row table:style-name="ro4">
          <table:table-cell office:value-type="float" office:value="154.303" calcext:value-type="float">
            <text:p>154.303</text:p>
          </table:table-cell>
          <table:table-cell office:value-type="float" office:value="140.912" calcext:value-type="float">
            <text:p>140.912</text:p>
          </table:table-cell>
          <table:table-cell office:value-type="float" office:value="133.87" calcext:value-type="float">
            <text:p>133.87</text:p>
          </table:table-cell>
          <table:table-cell office:value-type="float" office:value="142.602" calcext:value-type="float">
            <text:p>142.602</text:p>
          </table:table-cell>
          <table:table-cell table:number-columns-repeated="6"/>
          <table:table-cell office:value-type="float" office:value="170.857" calcext:value-type="float">
            <text:p>170.857</text:p>
          </table:table-cell>
          <table:table-cell office:value-type="float" office:value="155.433" calcext:value-type="float">
            <text:p>155.433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155.408" calcext:value-type="float">
            <text:p>155.408</text:p>
          </table:table-cell>
          <table:table-cell table:number-columns-repeated="16"/>
        </table:table-row>
        <table:table-row table:style-name="ro4">
          <table:table-cell office:value-type="float" office:value="133.133" calcext:value-type="float">
            <text:p>133.133</text:p>
          </table:table-cell>
          <table:table-cell office:value-type="float" office:value="134.366" calcext:value-type="float">
            <text:p>134.366</text:p>
          </table:table-cell>
          <table:table-cell office:value-type="float" office:value="133.891" calcext:value-type="float">
            <text:p>133.891</text:p>
          </table:table-cell>
          <table:table-cell office:value-type="float" office:value="147.588" calcext:value-type="float">
            <text:p>147.588</text:p>
          </table:table-cell>
          <table:table-cell table:number-columns-repeated="6"/>
          <table:table-cell office:value-type="float" office:value="159.3" calcext:value-type="float">
            <text:p>159.3</text:p>
          </table:table-cell>
          <table:table-cell office:value-type="float" office:value="142.073" calcext:value-type="float">
            <text:p>142.073</text:p>
          </table:table-cell>
          <table:table-cell office:value-type="float" office:value="136.823" calcext:value-type="float">
            <text:p>136.823</text:p>
          </table:table-cell>
          <table:table-cell office:value-type="float" office:value="144.792" calcext:value-type="float">
            <text:p>144.792</text:p>
          </table:table-cell>
          <table:table-cell table:number-columns-repeated="16"/>
        </table:table-row>
        <table:table-row table:style-name="ro4">
          <table:table-cell office:value-type="float" office:value="135.596" calcext:value-type="float">
            <text:p>135.596</text:p>
          </table:table-cell>
          <table:table-cell table:number-columns-repeated="2"/>
          <table:table-cell office:value-type="float" office:value="142.999" calcext:value-type="float">
            <text:p>142.999</text:p>
          </table:table-cell>
          <table:table-cell table:number-columns-repeated="6"/>
          <table:table-cell office:value-type="float" office:value="164.467" calcext:value-type="float">
            <text:p>164.467</text:p>
          </table:table-cell>
          <table:table-cell table:number-columns-repeated="2"/>
          <table:table-cell office:value-type="float" office:value="172.296" calcext:value-type="float">
            <text:p>172.296</text:p>
          </table:table-cell>
          <table:table-cell table:number-columns-repeated="16"/>
        </table:table-row>
        <table:table-row table:style-name="ro4">
          <table:table-cell office:value-type="float" office:value="133.15" calcext:value-type="float">
            <text:p>133.15</text:p>
          </table:table-cell>
          <table:table-cell office:value-type="float" office:value="135.992" calcext:value-type="float">
            <text:p>135.992</text:p>
          </table:table-cell>
          <table:table-cell office:value-type="float" office:value="134.305" calcext:value-type="float">
            <text:p>134.305</text:p>
          </table:table-cell>
          <table:table-cell office:value-type="float" office:value="137.824" calcext:value-type="float">
            <text:p>137.824</text:p>
          </table:table-cell>
          <table:table-cell table:number-columns-repeated="6"/>
          <table:table-cell office:value-type="float" office:value="174.285" calcext:value-type="float">
            <text:p>174.285</text:p>
          </table:table-cell>
          <table:table-cell office:value-type="float" office:value="163.745" calcext:value-type="float">
            <text:p>163.745</text:p>
          </table:table-cell>
          <table:table-cell office:value-type="float" office:value="119.883" calcext:value-type="float">
            <text:p>119.883</text:p>
          </table:table-cell>
          <table:table-cell office:value-type="float" office:value="144.671" calcext:value-type="float">
            <text:p>144.671</text:p>
          </table:table-cell>
          <table:table-cell table:number-columns-repeated="16"/>
        </table:table-row>
        <table:table-row table:style-name="ro4">
          <table:table-cell office:value-type="float" office:value="158.26" calcext:value-type="float">
            <text:p>158.26</text:p>
          </table:table-cell>
          <table:table-cell office:value-type="float" office:value="135.699" calcext:value-type="float">
            <text:p>135.699</text:p>
          </table:table-cell>
          <table:table-cell office:value-type="float" office:value="133.049" calcext:value-type="float">
            <text:p>133.049</text:p>
          </table:table-cell>
          <table:table-cell office:value-type="float" office:value="149.228" calcext:value-type="float">
            <text:p>149.228</text:p>
          </table:table-cell>
          <table:table-cell table:number-columns-repeated="6"/>
          <table:table-cell office:value-type="float" office:value="160.81" calcext:value-type="float">
            <text:p>160.81</text:p>
          </table:table-cell>
          <table:table-cell office:value-type="float" office:value="134.209" calcext:value-type="float">
            <text:p>134.209</text:p>
          </table:table-cell>
          <table:table-cell office:value-type="float" office:value="129.777" calcext:value-type="float">
            <text:p>129.777</text:p>
          </table:table-cell>
          <table:table-cell office:value-type="float" office:value="142.14" calcext:value-type="float">
            <text:p>142.14</text:p>
          </table:table-cell>
          <table:table-cell table:number-columns-repeated="16"/>
        </table:table-row>
        <table:table-row table:style-name="ro4">
          <table:table-cell office:value-type="float" office:value="134.878" calcext:value-type="float">
            <text:p>134.878</text:p>
          </table:table-cell>
          <table:table-cell office:value-type="float" office:value="152.328" calcext:value-type="float">
            <text:p>152.328</text:p>
          </table:table-cell>
          <table:table-cell office:value-type="float" office:value="143.443" calcext:value-type="float">
            <text:p>143.443</text:p>
          </table:table-cell>
          <table:table-cell office:value-type="float" office:value="131.82" calcext:value-type="float">
            <text:p>131.82</text:p>
          </table:table-cell>
          <table:table-cell table:number-columns-repeated="6"/>
          <table:table-cell office:value-type="float" office:value="171.027" calcext:value-type="float">
            <text:p>171.027</text:p>
          </table:table-cell>
          <table:table-cell office:value-type="float" office:value="141.07" calcext:value-type="float">
            <text:p>141.07</text:p>
          </table:table-cell>
          <table:table-cell office:value-type="float" office:value="118.981" calcext:value-type="float">
            <text:p>118.981</text:p>
          </table:table-cell>
          <table:table-cell office:value-type="float" office:value="154.496" calcext:value-type="float">
            <text:p>154.496</text:p>
          </table:table-cell>
          <table:table-cell table:number-columns-repeated="16"/>
        </table:table-row>
        <table:table-row table:style-name="ro4">
          <table:table-cell office:value-type="float" office:value="156.331" calcext:value-type="float">
            <text:p>156.331</text:p>
          </table:table-cell>
          <table:table-cell office:value-type="float" office:value="138.145" calcext:value-type="float">
            <text:p>138.145</text:p>
          </table:table-cell>
          <table:table-cell office:value-type="float" office:value="132.707" calcext:value-type="float">
            <text:p>132.707</text:p>
          </table:table-cell>
          <table:table-cell office:value-type="float" office:value="137.654" calcext:value-type="float">
            <text:p>137.654</text:p>
          </table:table-cell>
          <table:table-cell table:number-columns-repeated="6"/>
          <table:table-cell office:value-type="float" office:value="165.036" calcext:value-type="float">
            <text:p>165.036</text:p>
          </table:table-cell>
          <table:table-cell office:value-type="float" office:value="145.299" calcext:value-type="float">
            <text:p>145.299</text:p>
          </table:table-cell>
          <table:table-cell office:value-type="float" office:value="135.991" calcext:value-type="float">
            <text:p>135.991</text:p>
          </table:table-cell>
          <table:table-cell office:value-type="float" office:value="134.672" calcext:value-type="float">
            <text:p>134.672</text:p>
          </table:table-cell>
          <table:table-cell table:number-columns-repeated="16"/>
        </table:table-row>
        <table:table-row table:style-name="ro4">
          <table:table-cell office:value-type="float" office:value="155.84" calcext:value-type="float">
            <text:p>155.84</text:p>
          </table:table-cell>
          <table:table-cell office:value-type="float" office:value="133.679" calcext:value-type="float">
            <text:p>133.679</text:p>
          </table:table-cell>
          <table:table-cell office:value-type="float" office:value="133.658" calcext:value-type="float">
            <text:p>133.658</text:p>
          </table:table-cell>
          <table:table-cell office:value-type="float" office:value="149.256" calcext:value-type="float">
            <text:p>149.256</text:p>
          </table:table-cell>
          <table:table-cell table:number-columns-repeated="6"/>
          <table:table-cell office:value-type="float" office:value="197.995" calcext:value-type="float">
            <text:p>197.995</text:p>
          </table:table-cell>
          <table:table-cell office:value-type="float" office:value="155.699" calcext:value-type="float">
            <text:p>155.699</text:p>
          </table:table-cell>
          <table:table-cell office:value-type="float" office:value="126.053" calcext:value-type="float">
            <text:p>126.053</text:p>
          </table:table-cell>
          <table:table-cell office:value-type="float" office:value="151.205" calcext:value-type="float">
            <text:p>151.205</text:p>
          </table:table-cell>
          <table:table-cell table:number-columns-repeated="16"/>
        </table:table-row>
        <table:table-row table:style-name="ro4">
          <table:table-cell office:value-type="float" office:value="135.268" calcext:value-type="float">
            <text:p>135.268</text:p>
          </table:table-cell>
          <table:table-cell/>
          <table:table-cell office:value-type="float" office:value="157.581" calcext:value-type="float">
            <text:p>157.581</text:p>
          </table:table-cell>
          <table:table-cell office:value-type="float" office:value="146.462" calcext:value-type="float">
            <text:p>146.462</text:p>
          </table:table-cell>
          <table:table-cell table:number-columns-repeated="6"/>
          <table:table-cell office:value-type="float" office:value="161.249" calcext:value-type="float">
            <text:p>161.249</text:p>
          </table:table-cell>
          <table:table-cell/>
          <table:table-cell office:value-type="float" office:value="130.084" calcext:value-type="float">
            <text:p>130.084</text:p>
          </table:table-cell>
          <table:table-cell office:value-type="float" office:value="170.575" calcext:value-type="float">
            <text:p>170.575</text:p>
          </table:table-cell>
          <table:table-cell table:number-columns-repeated="16"/>
        </table:table-row>
        <table:table-row table:style-name="ro4">
          <table:table-cell office:value-type="float" office:value="153.611" calcext:value-type="float">
            <text:p>153.611</text:p>
          </table:table-cell>
          <table:table-cell office:value-type="float" office:value="155.172" calcext:value-type="float">
            <text:p>155.172</text:p>
          </table:table-cell>
          <table:table-cell office:value-type="float" office:value="146.655" calcext:value-type="float">
            <text:p>146.655</text:p>
          </table:table-cell>
          <table:table-cell office:value-type="float" office:value="149.639" calcext:value-type="float">
            <text:p>149.639</text:p>
          </table:table-cell>
          <table:table-cell table:number-columns-repeated="6"/>
          <table:table-cell office:value-type="float" office:value="177.917" calcext:value-type="float">
            <text:p>177.917</text:p>
          </table:table-cell>
          <table:table-cell office:value-type="float" office:value="136.798" calcext:value-type="float">
            <text:p>136.798</text:p>
          </table:table-cell>
          <table:table-cell office:value-type="float" office:value="127.714" calcext:value-type="float">
            <text:p>127.714</text:p>
          </table:table-cell>
          <table:table-cell office:value-type="float" office:value="147.49" calcext:value-type="float">
            <text:p>147.49</text:p>
          </table:table-cell>
          <table:table-cell table:number-columns-repeated="16"/>
        </table:table-row>
        <table:table-row table:style-name="ro4">
          <table:table-cell office:value-type="float" office:value="137.966" calcext:value-type="float">
            <text:p>137.966</text:p>
          </table:table-cell>
          <table:table-cell office:value-type="float" office:value="158.465" calcext:value-type="float">
            <text:p>158.465</text:p>
          </table:table-cell>
          <table:table-cell office:value-type="float" office:value="144.081" calcext:value-type="float">
            <text:p>144.081</text:p>
          </table:table-cell>
          <table:table-cell office:value-type="float" office:value="133.05" calcext:value-type="float">
            <text:p>133.05</text:p>
          </table:table-cell>
          <table:table-cell table:number-columns-repeated="6"/>
          <table:table-cell office:value-type="float" office:value="177.495" calcext:value-type="float">
            <text:p>177.495</text:p>
          </table:table-cell>
          <table:table-cell office:value-type="float" office:value="143.153" calcext:value-type="float">
            <text:p>143.153</text:p>
          </table:table-cell>
          <table:table-cell office:value-type="float" office:value="124.087" calcext:value-type="float">
            <text:p>124.087</text:p>
          </table:table-cell>
          <table:table-cell office:value-type="float" office:value="135.525" calcext:value-type="float">
            <text:p>135.525</text:p>
          </table:table-cell>
          <table:table-cell table:number-columns-repeated="16"/>
        </table:table-row>
        <table:table-row table:style-name="ro4">
          <table:table-cell office:value-type="float" office:value="153.747" calcext:value-type="float">
            <text:p>153.747</text:p>
          </table:table-cell>
          <table:table-cell office:value-type="float" office:value="157.174" calcext:value-type="float">
            <text:p>157.174</text:p>
          </table:table-cell>
          <table:table-cell/>
          <table:table-cell office:value-type="float" office:value="170.351" calcext:value-type="float">
            <text:p>170.351</text:p>
          </table:table-cell>
          <table:table-cell table:number-columns-repeated="6"/>
          <table:table-cell office:value-type="float" office:value="166.85" calcext:value-type="float">
            <text:p>166.85</text:p>
          </table:table-cell>
          <table:table-cell office:value-type="float" office:value="154.2" calcext:value-type="float">
            <text:p>154.2</text:p>
          </table:table-cell>
          <table:table-cell/>
          <table:table-cell office:value-type="float" office:value="370.921" calcext:value-type="float">
            <text:p>370.921</text:p>
          </table:table-cell>
          <table:table-cell table:number-columns-repeated="16"/>
        </table:table-row>
        <table:table-row table:style-name="ro4">
          <table:table-cell office:value-type="float" office:value="133.397" calcext:value-type="float">
            <text:p>133.397</text:p>
          </table:table-cell>
          <table:table-cell office:value-type="float" office:value="153.785" calcext:value-type="float">
            <text:p>153.785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156.994" calcext:value-type="float">
            <text:p>156.994</text:p>
          </table:table-cell>
          <table:table-cell table:number-columns-repeated="6"/>
          <table:table-cell office:value-type="float" office:value="146.965" calcext:value-type="float">
            <text:p>146.965</text:p>
          </table:table-cell>
          <table:table-cell office:value-type="float" office:value="156.337" calcext:value-type="float">
            <text:p>156.337</text:p>
          </table:table-cell>
          <table:table-cell office:value-type="float" office:value="120.585" calcext:value-type="float">
            <text:p>120.585</text:p>
          </table:table-cell>
          <table:table-cell office:value-type="float" office:value="152.657" calcext:value-type="float">
            <text:p>152.657</text:p>
          </table:table-cell>
          <table:table-cell table:number-columns-repeated="16"/>
        </table:table-row>
        <table:table-row table:style-name="ro4">
          <table:table-cell office:value-type="float" office:value="135.404" calcext:value-type="float">
            <text:p>135.404</text:p>
          </table:table-cell>
          <table:table-cell office:value-type="float" office:value="137.349" calcext:value-type="float">
            <text:p>137.349</text:p>
          </table:table-cell>
          <table:table-cell office:value-type="float" office:value="160.853" calcext:value-type="float">
            <text:p>160.853</text:p>
          </table:table-cell>
          <table:table-cell office:value-type="float" office:value="133.386" calcext:value-type="float">
            <text:p>133.386</text:p>
          </table:table-cell>
          <table:table-cell table:number-columns-repeated="6"/>
          <table:table-cell office:value-type="float" office:value="157.267" calcext:value-type="float">
            <text:p>157.267</text:p>
          </table:table-cell>
          <table:table-cell office:value-type="float" office:value="141.031" calcext:value-type="float">
            <text:p>141.031</text:p>
          </table:table-cell>
          <table:table-cell office:value-type="float" office:value="135.439" calcext:value-type="float">
            <text:p>135.439</text:p>
          </table:table-cell>
          <table:table-cell office:value-type="float" office:value="137.328" calcext:value-type="float">
            <text:p>137.328</text:p>
          </table:table-cell>
          <table:table-cell table:number-columns-repeated="16"/>
        </table:table-row>
        <table:table-row table:style-name="ro4">
          <table:table-cell office:value-type="float" office:value="129.603" calcext:value-type="float">
            <text:p>129.603</text:p>
          </table:table-cell>
          <table:table-cell office:value-type="float" office:value="151.545" calcext:value-type="float">
            <text:p>151.545</text:p>
          </table:table-cell>
          <table:table-cell office:value-type="float" office:value="136.856" calcext:value-type="float">
            <text:p>136.856</text:p>
          </table:table-cell>
          <table:table-cell office:value-type="float" office:value="158.713" calcext:value-type="float">
            <text:p>158.713</text:p>
          </table:table-cell>
          <table:table-cell table:number-columns-repeated="6"/>
          <table:table-cell office:value-type="float" office:value="158.218" calcext:value-type="float">
            <text:p>158.218</text:p>
          </table:table-cell>
          <table:table-cell office:value-type="float" office:value="162.742" calcext:value-type="float">
            <text:p>162.742</text:p>
          </table:table-cell>
          <table:table-cell office:value-type="float" office:value="134.076" calcext:value-type="float">
            <text:p>134.076</text:p>
          </table:table-cell>
          <table:table-cell office:value-type="float" office:value="151.832" calcext:value-type="float">
            <text:p>151.832</text:p>
          </table:table-cell>
          <table:table-cell table:number-columns-repeated="16"/>
        </table:table-row>
        <table:table-row table:style-name="ro4">
          <table:table-cell office:value-type="float" office:value="134.052" calcext:value-type="float">
            <text:p>134.052</text:p>
          </table:table-cell>
          <table:table-cell office:value-type="float" office:value="158.373" calcext:value-type="float">
            <text:p>158.373</text:p>
          </table:table-cell>
          <table:table-cell office:value-type="float" office:value="160.458" calcext:value-type="float">
            <text:p>160.458</text:p>
          </table:table-cell>
          <table:table-cell office:value-type="float" office:value="135.669" calcext:value-type="float">
            <text:p>135.669</text:p>
          </table:table-cell>
          <table:table-cell table:number-columns-repeated="6"/>
          <table:table-cell office:value-type="float" office:value="165.792" calcext:value-type="float">
            <text:p>165.792</text:p>
          </table:table-cell>
          <table:table-cell office:value-type="float" office:value="141.518" calcext:value-type="float">
            <text:p>141.518</text:p>
          </table:table-cell>
          <table:table-cell office:value-type="float" office:value="136.505" calcext:value-type="float">
            <text:p>136.505</text:p>
          </table:table-cell>
          <table:table-cell office:value-type="float" office:value="135.005" calcext:value-type="float">
            <text:p>135.005</text:p>
          </table:table-cell>
          <table:table-cell table:number-columns-repeated="16"/>
        </table:table-row>
        <table:table-row table:style-name="ro4">
          <table:table-cell office:value-type="float" office:value="137.42" calcext:value-type="float">
            <text:p>137.42</text:p>
          </table:table-cell>
          <table:table-cell office:value-type="float" office:value="137.415" calcext:value-type="float">
            <text:p>137.415</text:p>
          </table:table-cell>
          <table:table-cell office:value-type="float" office:value="132.074" calcext:value-type="float">
            <text:p>132.074</text:p>
          </table:table-cell>
          <table:table-cell office:value-type="float" office:value="136.659" calcext:value-type="float">
            <text:p>136.659</text:p>
          </table:table-cell>
          <table:table-cell table:number-columns-repeated="6"/>
          <table:table-cell office:value-type="float" office:value="161.472" calcext:value-type="float">
            <text:p>161.472</text:p>
          </table:table-cell>
          <table:table-cell office:value-type="float" office:value="154.874" calcext:value-type="float">
            <text:p>154.874</text:p>
          </table:table-cell>
          <table:table-cell office:value-type="float" office:value="131.519" calcext:value-type="float">
            <text:p>131.519</text:p>
          </table:table-cell>
          <table:table-cell office:value-type="float" office:value="136.907" calcext:value-type="float">
            <text:p>136.907</text:p>
          </table:table-cell>
          <table:table-cell table:number-columns-repeated="16"/>
        </table:table-row>
        <table:table-row table:style-name="ro4">
          <table:table-cell office:value-type="float" office:value="138.731" calcext:value-type="float">
            <text:p>138.731</text:p>
          </table:table-cell>
          <table:table-cell office:value-type="float" office:value="137.367" calcext:value-type="float">
            <text:p>137.367</text:p>
          </table:table-cell>
          <table:table-cell office:value-type="float" office:value="134.576" calcext:value-type="float">
            <text:p>134.576</text:p>
          </table:table-cell>
          <table:table-cell office:value-type="float" office:value="133.774" calcext:value-type="float">
            <text:p>133.774</text:p>
          </table:table-cell>
          <table:table-cell table:number-columns-repeated="6"/>
          <table:table-cell office:value-type="float" office:value="179.744" calcext:value-type="float">
            <text:p>179.744</text:p>
          </table:table-cell>
          <table:table-cell office:value-type="float" office:value="139.899" calcext:value-type="float">
            <text:p>139.899</text:p>
          </table:table-cell>
          <table:table-cell office:value-type="float" office:value="122.374" calcext:value-type="float">
            <text:p>122.374</text:p>
          </table:table-cell>
          <table:table-cell office:value-type="float" office:value="166.328" calcext:value-type="float">
            <text:p>166.328</text:p>
          </table:table-cell>
          <table:table-cell table:number-columns-repeated="16"/>
        </table:table-row>
        <table:table-row table:style-name="ro4">
          <table:table-cell office:value-type="float" office:value="133.78" calcext:value-type="float">
            <text:p>133.78</text:p>
          </table:table-cell>
          <table:table-cell office:value-type="float" office:value="138.602" calcext:value-type="float">
            <text:p>138.602</text:p>
          </table:table-cell>
          <table:table-cell office:value-type="float" office:value="131.1" calcext:value-type="float">
            <text:p>131.1</text:p>
          </table:table-cell>
          <table:table-cell office:value-type="float" office:value="134.421" calcext:value-type="float">
            <text:p>134.421</text:p>
          </table:table-cell>
          <table:table-cell table:number-columns-repeated="6"/>
          <table:table-cell office:value-type="float" office:value="162.237" calcext:value-type="float">
            <text:p>162.237</text:p>
          </table:table-cell>
          <table:table-cell office:value-type="float" office:value="147.492" calcext:value-type="float">
            <text:p>147.492</text:p>
          </table:table-cell>
          <table:table-cell office:value-type="float" office:value="131.691" calcext:value-type="float">
            <text:p>131.691</text:p>
          </table:table-cell>
          <table:table-cell office:value-type="float" office:value="156.859" calcext:value-type="float">
            <text:p>156.859</text:p>
          </table:table-cell>
          <table:table-cell table:number-columns-repeated="16"/>
        </table:table-row>
        <table:table-row table:style-name="ro4">
          <table:table-cell office:value-type="float" office:value="139.081" calcext:value-type="float">
            <text:p>139.081</text:p>
          </table:table-cell>
          <table:table-cell office:value-type="float" office:value="138.917" calcext:value-type="float">
            <text:p>138.917</text:p>
          </table:table-cell>
          <table:table-cell office:value-type="float" office:value="136.327" calcext:value-type="float">
            <text:p>136.327</text:p>
          </table:table-cell>
          <table:table-cell office:value-type="float" office:value="135.895" calcext:value-type="float">
            <text:p>135.895</text:p>
          </table:table-cell>
          <table:table-cell table:number-columns-repeated="6"/>
          <table:table-cell office:value-type="float" office:value="176.172" calcext:value-type="float">
            <text:p>176.172</text:p>
          </table:table-cell>
          <table:table-cell office:value-type="float" office:value="135.01" calcext:value-type="float">
            <text:p>135.01</text:p>
          </table:table-cell>
          <table:table-cell office:value-type="float" office:value="112.725" calcext:value-type="float">
            <text:p>112.725</text:p>
          </table:table-cell>
          <table:table-cell office:value-type="float" office:value="137.926" calcext:value-type="float">
            <text:p>137.926</text:p>
          </table:table-cell>
          <table:table-cell table:number-columns-repeated="16"/>
        </table:table-row>
        <table:table-row table:style-name="ro4">
          <table:table-cell office:value-type="float" office:value="136.053" calcext:value-type="float">
            <text:p>136.053</text:p>
          </table:table-cell>
          <table:table-cell office:value-type="float" office:value="134.876" calcext:value-type="float">
            <text:p>134.876</text:p>
          </table:table-cell>
          <table:table-cell office:value-type="float" office:value="151.021" calcext:value-type="float">
            <text:p>151.021</text:p>
          </table:table-cell>
          <table:table-cell office:value-type="float" office:value="144.479" calcext:value-type="float">
            <text:p>144.479</text:p>
          </table:table-cell>
          <table:table-cell table:style-name="ce16"/>
          <table:table-cell table:style-name="ce19" table:number-columns-repeated="5"/>
          <table:table-cell office:value-type="float" office:value="155.477" calcext:value-type="float">
            <text:p>155.477</text:p>
          </table:table-cell>
          <table:table-cell office:value-type="float" office:value="139.708" calcext:value-type="float">
            <text:p>139.708</text:p>
          </table:table-cell>
          <table:table-cell office:value-type="float" office:value="136.073" calcext:value-type="float">
            <text:p>136.073</text:p>
          </table:table-cell>
          <table:table-cell office:value-type="float" office:value="142.112" calcext:value-type="float">
            <text:p>142.112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.108" calcext:value-type="float">
            <text:p>5.108</text:p>
          </table:table-cell>
          <table:table-cell office:value-type="float" office:value="6.421" calcext:value-type="float">
            <text:p>6.421</text:p>
          </table:table-cell>
          <table:table-cell office:value-type="float" office:value="5.02" calcext:value-type="float">
            <text:p>5.02</text:p>
          </table:table-cell>
          <table:table-cell office:value-type="float" office:value="4.951" calcext:value-type="float">
            <text:p>4.95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48" calcext:value-type="float">
            <text:p>48</text:p>
          </table:table-cell>
          <table:table-cell table:style-name="Default" table:formula="of:=COUNT([.C383:.C432])" office:value-type="float" office:value="48" calcext:value-type="float">
            <text:p>48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8.485" calcext:value-type="float">
            <text:p>8.485</text:p>
          </table:table-cell>
          <table:table-cell office:value-type="float" office:value="7.677" calcext:value-type="float">
            <text:p>7.677</text:p>
          </table:table-cell>
          <table:table-cell office:value-type="float" office:value="7.492" calcext:value-type="float">
            <text:p>7.492</text:p>
          </table:table-cell>
          <table:table-cell office:value-type="float" office:value="7.771" calcext:value-type="float">
            <text:p>7.77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48" calcext:value-type="float">
            <text:p>48</text:p>
          </table:table-cell>
          <table:table-cell table:style-name="Default" table:formula="of:=COUNT([.M383:.M432])" office:value-type="float" office:value="48" calcext:value-type="float">
            <text:p>48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.21" calcext:value-type="float">
            <text:p>5.21</text:p>
          </table:table-cell>
          <table:table-cell office:value-type="float" office:value="6.163" calcext:value-type="float">
            <text:p>6.163</text:p>
          </table:table-cell>
          <table:table-cell office:value-type="float" office:value="4.777" calcext:value-type="float">
            <text:p>4.777</text:p>
          </table:table-cell>
          <table:table-cell office:value-type="float" office:value="5.11" calcext:value-type="float">
            <text:p>5.1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5.26782" calcext:value-type="float">
            <text:p>5.26782</text:p>
          </table:table-cell>
          <table:table-cell table:style-name="ce20" table:formula="of:=AVERAGE([.B383:.B432])" office:value-type="float" office:value="6.07339583333333" calcext:value-type="float">
            <text:p>6.0733958333</text:p>
          </table:table-cell>
          <table:table-cell table:style-name="ce17" table:formula="of:=AVERAGE([.C383:.C432])" office:value-type="float" office:value="4.879125" calcext:value-type="float">
            <text:p>4.879125</text:p>
          </table:table-cell>
          <table:table-cell table:style-name="ce20" table:formula="of:=AVERAGE([.D383:.D432])" office:value-type="float" office:value="5.18212" calcext:value-type="float">
            <text:p>5.18212</text:p>
          </table:table-cell>
          <table:table-cell table:style-name="ce17"/>
          <table:table-cell office:value-type="float" office:value="8.48" calcext:value-type="float">
            <text:p>8.48</text:p>
          </table:table-cell>
          <table:table-cell office:value-type="float" office:value="8.237" calcext:value-type="float">
            <text:p>8.237</text:p>
          </table:table-cell>
          <table:table-cell office:value-type="float" office:value="6.791" calcext:value-type="float">
            <text:p>6.791</text:p>
          </table:table-cell>
          <table:table-cell office:value-type="float" office:value="7.147" calcext:value-type="float">
            <text:p>7.14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8.53348" calcext:value-type="float">
            <text:p>8.53348</text:p>
          </table:table-cell>
          <table:table-cell table:style-name="ce20" table:formula="of:=AVERAGE([.L383:.L432])" office:value-type="float" office:value="8.29197916666667" calcext:value-type="float">
            <text:p>8.2919791667</text:p>
          </table:table-cell>
          <table:table-cell table:style-name="ce17" table:formula="of:=AVERAGE([.M383:.M432])" office:value-type="float" office:value="7.07535416666667" calcext:value-type="float">
            <text:p>7.0753541667</text:p>
          </table:table-cell>
          <table:table-cell table:style-name="ce20" table:formula="of:=AVERAGE([.N383:.N432])" office:value-type="float" office:value="7.70846" calcext:value-type="float">
            <text:p>7.70846</text:p>
          </table:table-cell>
          <table:table-cell table:number-columns-repeated="11"/>
        </table:table-row>
        <table:table-row table:style-name="ro4">
          <table:table-cell office:value-type="float" office:value="5.181" calcext:value-type="float">
            <text:p>5.181</text:p>
          </table:table-cell>
          <table:table-cell office:value-type="float" office:value="5.972" calcext:value-type="float">
            <text:p>5.972</text:p>
          </table:table-cell>
          <table:table-cell office:value-type="float" office:value="5.04" calcext:value-type="float">
            <text:p>5.04</text:p>
          </table:table-cell>
          <table:table-cell office:value-type="float" office:value="5.478" calcext:value-type="float">
            <text:p>5.47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0.0212353342857143" calcext:value-type="float">
            <text:p>0.0212353343</text:p>
          </table:table-cell>
          <table:table-cell table:style-name="ce8" table:formula="of:=VAR([.B383:.B432])" office:value-type="float" office:value="0.024643052748227" calcext:value-type="float">
            <text:p>0.0246430527</text:p>
          </table:table-cell>
          <table:table-cell table:style-name="Default" table:formula="of:=VAR([.C383:.C432])" office:value-type="float" office:value="0.0322186223404255" calcext:value-type="float">
            <text:p>0.0322186223</text:p>
          </table:table-cell>
          <table:table-cell table:style-name="ce8" table:formula="of:=VAR([.D383:.D432])" office:value-type="float" office:value="0.0263365159183673" calcext:value-type="float">
            <text:p>0.0263365159</text:p>
          </table:table-cell>
          <table:table-cell table:style-name="Default"/>
          <table:table-cell office:value-type="float" office:value="8.522" calcext:value-type="float">
            <text:p>8.522</text:p>
          </table:table-cell>
          <table:table-cell office:value-type="float" office:value="8.248" calcext:value-type="float">
            <text:p>8.248</text:p>
          </table:table-cell>
          <table:table-cell office:value-type="float" office:value="7.496" calcext:value-type="float">
            <text:p>7.496</text:p>
          </table:table-cell>
          <table:table-cell office:value-type="float" office:value="7.948" calcext:value-type="float">
            <text:p>7.94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0.0761368669387755" calcext:value-type="float">
            <text:p>0.0761368669</text:p>
          </table:table-cell>
          <table:table-cell table:style-name="ce8" table:formula="of:=VAR([.L383:.L432])" office:value-type="float" office:value="0.362767808067376" calcext:value-type="float">
            <text:p>0.3627678081</text:p>
          </table:table-cell>
          <table:table-cell table:style-name="Default" table:formula="of:=VAR([.M383:.M432])" office:value-type="float" office:value="0.0669342761524823" calcext:value-type="float">
            <text:p>0.0669342762</text:p>
          </table:table-cell>
          <table:table-cell table:style-name="ce8" table:formula="of:=VAR([.N383:.N432])" office:value-type="float" office:value="0.146884335102041" calcext:value-type="float">
            <text:p>0.1468843351</text:p>
          </table:table-cell>
          <table:table-cell table:number-columns-repeated="11"/>
        </table:table-row>
        <table:table-row table:style-name="ro4">
          <table:table-cell office:value-type="float" office:value="5.595" calcext:value-type="float">
            <text:p>5.595</text:p>
          </table:table-cell>
          <table:table-cell office:value-type="float" office:value="6.105" calcext:value-type="float">
            <text:p>6.105</text:p>
          </table:table-cell>
          <table:table-cell office:value-type="float" office:value="4.79" calcext:value-type="float">
            <text:p>4.79</text:p>
          </table:table-cell>
          <table:table-cell office:value-type="float" office:value="5.185" calcext:value-type="float">
            <text:p>5.1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0.0206084129838832" calcext:value-type="float">
            <text:p>0.020608413</text:p>
          </table:table-cell>
          <table:table-cell table:style-name="ce8" table:formula="of:=SQRT([.G385]/[.G383])" office:value-type="float" office:value="0.0226582641050617" calcext:value-type="float">
            <text:p>0.0226582641</text:p>
          </table:table-cell>
          <table:table-cell table:style-name="Default" table:formula="of:=SQRT([.H385]/[.H383])" office:value-type="float" office:value="0.0259079389137551" calcext:value-type="float">
            <text:p>0.0259079389</text:p>
          </table:table-cell>
          <table:table-cell table:style-name="ce8" table:formula="of:=SQRT([.I385]/[.I383])" office:value-type="float" office:value="0.0229506060566458" calcext:value-type="float">
            <text:p>0.0229506061</text:p>
          </table:table-cell>
          <table:table-cell table:style-name="Default"/>
          <table:table-cell office:value-type="float" office:value="8.704" calcext:value-type="float">
            <text:p>8.704</text:p>
          </table:table-cell>
          <table:table-cell office:value-type="float" office:value="7.705" calcext:value-type="float">
            <text:p>7.705</text:p>
          </table:table-cell>
          <table:table-cell office:value-type="float" office:value="7.313" calcext:value-type="float">
            <text:p>7.313</text:p>
          </table:table-cell>
          <table:table-cell office:value-type="float" office:value="7.466" calcext:value-type="float">
            <text:p>7.46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0.0390222672172634" calcext:value-type="float">
            <text:p>0.0390222672</text:p>
          </table:table-cell>
          <table:table-cell table:style-name="ce8" table:formula="of:=SQRT([.Q385]/[.Q383])" office:value-type="float" office:value="0.0869348185025444" calcext:value-type="float">
            <text:p>0.0869348185</text:p>
          </table:table-cell>
          <table:table-cell table:style-name="Default" table:formula="of:=SQRT([.R385]/[.R383])" office:value-type="float" office:value="0.0373425238369081" calcext:value-type="float">
            <text:p>0.0373425238</text:p>
          </table:table-cell>
          <table:table-cell table:style-name="ce8" table:formula="of:=SQRT([.S385]/[.S383])" office:value-type="float" office:value="0.0542004308289225" calcext:value-type="float">
            <text:p>0.0542004308</text:p>
          </table:table-cell>
          <table:table-cell table:number-columns-repeated="11"/>
        </table:table-row>
        <table:table-row table:style-name="ro4">
          <table:table-cell office:value-type="float" office:value="5.26" calcext:value-type="float">
            <text:p>5.26</text:p>
          </table:table-cell>
          <table:table-cell office:value-type="float" office:value="5.897" calcext:value-type="float">
            <text:p>5.897</text:p>
          </table:table-cell>
          <table:table-cell office:value-type="float" office:value="5.242" calcext:value-type="float">
            <text:p>5.242</text:p>
          </table:table-cell>
          <table:table-cell office:value-type="float" office:value="5.004" calcext:value-type="float">
            <text:p>5.0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7" calcext:value-type="float">
            <text:p>47</text:p>
          </table:table-cell>
          <table:table-cell table:style-name="Default" table:formula="of:=[.H383]-1" office:value-type="float" office:value="47" calcext:value-type="float">
            <text:p>47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8.182" calcext:value-type="float">
            <text:p>8.182</text:p>
          </table:table-cell>
          <table:table-cell office:value-type="float" office:value="8.105" calcext:value-type="float">
            <text:p>8.105</text:p>
          </table:table-cell>
          <table:table-cell office:value-type="float" office:value="6.668" calcext:value-type="float">
            <text:p>6.668</text:p>
          </table:table-cell>
          <table:table-cell office:value-type="float" office:value="7.577" calcext:value-type="float">
            <text:p>7.57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7" calcext:value-type="float">
            <text:p>47</text:p>
          </table:table-cell>
          <table:table-cell table:style-name="Default" table:formula="of:=[.R383]-1" office:value-type="float" office:value="47" calcext:value-type="float">
            <text:p>47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.25" calcext:value-type="float">
            <text:p>5.25</text:p>
          </table:table-cell>
          <table:table-cell office:value-type="float" office:value="6.037" calcext:value-type="float">
            <text:p>6.037</text:p>
          </table:table-cell>
          <table:table-cell office:value-type="float" office:value="4.677" calcext:value-type="float">
            <text:p>4.677</text:p>
          </table:table-cell>
          <table:table-cell office:value-type="float" office:value="5.237" calcext:value-type="float">
            <text:p>5.23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1174051372977" calcext:value-type="float">
            <text:p>2.0117405137</text:p>
          </table:table-cell>
          <table:table-cell table:style-name="Default" table:formula="of:=TINV(0.05;[.H387])" office:value-type="float" office:value="2.01174051372977" calcext:value-type="float">
            <text:p>2.0117405137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.213" calcext:value-type="float">
            <text:p>8.213</text:p>
          </table:table-cell>
          <table:table-cell office:value-type="float" office:value="9.139" calcext:value-type="float">
            <text:p>9.139</text:p>
          </table:table-cell>
          <table:table-cell office:value-type="float" office:value="7.171" calcext:value-type="float">
            <text:p>7.171</text:p>
          </table:table-cell>
          <table:table-cell office:value-type="float" office:value="8.572" calcext:value-type="float">
            <text:p>8.5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1174051372977" calcext:value-type="float">
            <text:p>2.0117405137</text:p>
          </table:table-cell>
          <table:table-cell table:style-name="Default" table:formula="of:=TINV(0.05;[.R387])" office:value-type="float" office:value="2.01174051372977" calcext:value-type="float">
            <text:p>2.0117405137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.326" calcext:value-type="float">
            <text:p>5.326</text:p>
          </table:table-cell>
          <table:table-cell office:value-type="float" office:value="6.192" calcext:value-type="float">
            <text:p>6.192</text:p>
          </table:table-cell>
          <table:table-cell office:value-type="float" office:value="4.761" calcext:value-type="float">
            <text:p>4.761</text:p>
          </table:table-cell>
          <table:table-cell office:value-type="float" office:value="5.219" calcext:value-type="float">
            <text:p>5.21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0.0414141564089444" calcext:value-type="float">
            <text:p>0.0414141564</text:p>
          </table:table-cell>
          <table:table-cell table:style-name="ce20" table:formula="of:=([.G388]*[.G386])" office:value-type="float" office:value="0.0455825478709416" calcext:value-type="float">
            <text:p>0.0455825479</text:p>
          </table:table-cell>
          <table:table-cell table:style-name="ce17" table:formula="of:=([.H388]*[.H386])" office:value-type="float" office:value="0.0521200503400371" calcext:value-type="float">
            <text:p>0.0521200503</text:p>
          </table:table-cell>
          <table:table-cell table:style-name="ce20" table:formula="of:=([.I388]*[.I386])" office:value-type="float" office:value="0.0461209696085437" calcext:value-type="float">
            <text:p>0.0461209696</text:p>
          </table:table-cell>
          <table:table-cell table:style-name="ce17"/>
          <table:table-cell office:value-type="float" office:value="7.94" calcext:value-type="float">
            <text:p>7.94</text:p>
          </table:table-cell>
          <table:table-cell office:value-type="float" office:value="8.77" calcext:value-type="float">
            <text:p>8.77</text:p>
          </table:table-cell>
          <table:table-cell office:value-type="float" office:value="7.122" calcext:value-type="float">
            <text:p>7.122</text:p>
          </table:table-cell>
          <table:table-cell office:value-type="float" office:value="7.664" calcext:value-type="float">
            <text:p>7.66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0.0784181818964526" calcext:value-type="float">
            <text:p>0.0784181819</text:p>
          </table:table-cell>
          <table:table-cell table:style-name="ce20" table:formula="of:=([.Q388]*[.Q386])" office:value-type="float" office:value="0.174890296435313" calcext:value-type="float">
            <text:p>0.1748902964</text:p>
          </table:table-cell>
          <table:table-cell table:style-name="ce17" table:formula="of:=([.R388]*[.R386])" office:value-type="float" office:value="0.0751234680876276" calcext:value-type="float">
            <text:p>0.0751234681</text:p>
          </table:table-cell>
          <table:table-cell table:style-name="ce20" table:formula="of:=([.S388]*[.S386])" office:value-type="float" office:value="0.108919843635539" calcext:value-type="float">
            <text:p>0.1089198436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5.26782;0.0414141564089444;6.07339583333333;0.0455825478709416;4.879125;0.0521200503400371;5.18212;0.0461209696085437;8.53348;0.0784181818964526;8.29197916666667;0.174890296435313;7.07535416666667;0.0751234680876276;7.70846;0.108919843635539" calcext:value-type="string">
            <text:p>navierstockes;5.26782;0.0414141564089444;6.07339583333333;0.0455825478709416;4.879125;0.0521200503400371;5.18212;0.0461209696085437;8.53348;0.0784181818964526;8.29197916666667;0.174890296435313;7.07535416666667;0.0751234680876276;7.70846;0.108919843635539</text:p>
          </table:table-cell>
          <table:table-cell table:number-columns-repeated="9"/>
        </table:table-row>
        <table:table-row table:style-name="ro4">
          <table:table-cell office:value-type="float" office:value="5.11" calcext:value-type="float">
            <text:p>5.11</text:p>
          </table:table-cell>
          <table:table-cell office:value-type="float" office:value="6.129" calcext:value-type="float">
            <text:p>6.129</text:p>
          </table:table-cell>
          <table:table-cell office:value-type="float" office:value="4.88" calcext:value-type="float">
            <text:p>4.88</text:p>
          </table:table-cell>
          <table:table-cell office:value-type="float" office:value="5.864" calcext:value-type="float">
            <text:p>5.864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0786172580098491" calcext:value-type="percentage">
            <text:p>0.79%</text:p>
          </table:table-cell>
          <table:table-cell table:formula="of:=[.G389]/[.G384]" office:value-type="percentage" office:value="0.00750528190847788" calcext:value-type="percentage">
            <text:p>0.75%</text:p>
          </table:table-cell>
          <table:table-cell table:formula="of:=[.H389]/[.H384]" office:value-type="percentage" office:value="0.0106822535475187" calcext:value-type="percentage">
            <text:p>1.07%</text:p>
          </table:table-cell>
          <table:table-cell table:formula="of:=[.I389]/[.I384]" office:value-type="percentage" office:value="0.00890001960752428" calcext:value-type="percentage">
            <text:p>0.89%</text:p>
          </table:table-cell>
          <table:table-cell/>
          <table:table-cell office:value-type="float" office:value="8.467" calcext:value-type="float">
            <text:p>8.467</text:p>
          </table:table-cell>
          <table:table-cell office:value-type="float" office:value="7.784" calcext:value-type="float">
            <text:p>7.784</text:p>
          </table:table-cell>
          <table:table-cell office:value-type="float" office:value="7.927" calcext:value-type="float">
            <text:p>7.927</text:p>
          </table:table-cell>
          <table:table-cell office:value-type="float" office:value="8.634" calcext:value-type="float">
            <text:p>8.634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091894727469277" calcext:value-type="percentage">
            <text:p>0.92%</text:p>
          </table:table-cell>
          <table:table-cell table:formula="of:=[.Q389]/[.Q384]" office:value-type="percentage" office:value="0.0210915021516652" calcext:value-type="percentage">
            <text:p>2.11%</text:p>
          </table:table-cell>
          <table:table-cell table:formula="of:=[.R389]/[.R384]" office:value-type="percentage" office:value="0.0106176265269587" calcext:value-type="percentage">
            <text:p>1.06%</text:p>
          </table:table-cell>
          <table:table-cell table:formula="of:=[.S389]/[.S384]" office:value-type="percentage" office:value="0.0141299096882567" calcext:value-type="percentage">
            <text:p>1.41%</text:p>
          </table:table-cell>
          <table:table-cell table:number-columns-repeated="11"/>
        </table:table-row>
        <table:table-row table:style-name="ro4">
          <table:table-cell office:value-type="float" office:value="5.178" calcext:value-type="float">
            <text:p>5.178</text:p>
          </table:table-cell>
          <table:table-cell office:value-type="float" office:value="6.044" calcext:value-type="float">
            <text:p>6.044</text:p>
          </table:table-cell>
          <table:table-cell office:value-type="float" office:value="4.788" calcext:value-type="float">
            <text:p>4.788</text:p>
          </table:table-cell>
          <table:table-cell office:value-type="float" office:value="5.079" calcext:value-type="float">
            <text:p>5.079</text:p>
          </table:table-cell>
          <table:table-cell table:number-columns-repeated="6"/>
          <table:table-cell office:value-type="float" office:value="8.515" calcext:value-type="float">
            <text:p>8.515</text:p>
          </table:table-cell>
          <table:table-cell office:value-type="float" office:value="9.098" calcext:value-type="float">
            <text:p>9.098</text:p>
          </table:table-cell>
          <table:table-cell office:value-type="float" office:value="6.729" calcext:value-type="float">
            <text:p>6.729</text:p>
          </table:table-cell>
          <table:table-cell office:value-type="float" office:value="7.316" calcext:value-type="float">
            <text:p>7.316</text:p>
          </table:table-cell>
          <table:table-cell table:number-columns-repeated="16"/>
        </table:table-row>
        <table:table-row table:style-name="ro4">
          <table:table-cell office:value-type="float" office:value="5.21" calcext:value-type="float">
            <text:p>5.21</text:p>
          </table:table-cell>
          <table:table-cell office:value-type="float" office:value="6.206" calcext:value-type="float">
            <text:p>6.206</text:p>
          </table:table-cell>
          <table:table-cell office:value-type="float" office:value="4.838" calcext:value-type="float">
            <text:p>4.838</text:p>
          </table:table-cell>
          <table:table-cell office:value-type="float" office:value="5.342" calcext:value-type="float">
            <text:p>5.34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152923948299929" calcext:value-type="percentage">
            <text:p>15.29%</text:p>
          </table:table-cell>
          <table:table-cell table:style-name="ce21" table:formula="of:=([.H384]-[.F384])/[.F384]" office:value-type="percentage" office:value="-0.0737866897502195" calcext:value-type="percentage">
            <text:p>-07.38%</text:p>
          </table:table-cell>
          <table:table-cell table:style-name="ce21" table:formula="of:=([.I384]-[.F384])/[.F384]" office:value-type="percentage" office:value="-0.0162685892836124" calcext:value-type="percentage">
            <text:p>-01.63%</text:p>
          </table:table-cell>
          <table:table-cell/>
          <table:table-cell office:value-type="float" office:value="8.622" calcext:value-type="float">
            <text:p>8.622</text:p>
          </table:table-cell>
          <table:table-cell office:value-type="float" office:value="8.395" calcext:value-type="float">
            <text:p>8.395</text:p>
          </table:table-cell>
          <table:table-cell office:value-type="float" office:value="6.697" calcext:value-type="float">
            <text:p>6.697</text:p>
          </table:table-cell>
          <table:table-cell office:value-type="float" office:value="7.648" calcext:value-type="float">
            <text:p>7.64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-0.0283003924932542" calcext:value-type="percentage">
            <text:p>-02.83%</text:p>
          </table:table-cell>
          <table:table-cell table:style-name="ce27" table:formula="of:=([.R384]-[.P384])/[.P384]" office:value-type="percentage" office:value="-0.170871184245271" calcext:value-type="percentage">
            <text:p>-17.09%</text:p>
          </table:table-cell>
          <table:table-cell table:style-name="ce27" table:formula="of:=([.S384]-[.P384])/[.P384]" office:value-type="percentage" office:value="-0.0966803695561486" calcext:value-type="percentage">
            <text:p>-09.67%</text:p>
          </table:table-cell>
          <table:table-cell table:number-columns-repeated="11"/>
        </table:table-row>
        <table:table-row table:style-name="ro4">
          <table:table-cell office:value-type="float" office:value="5.311" calcext:value-type="float">
            <text:p>5.311</text:p>
          </table:table-cell>
          <table:table-cell office:value-type="float" office:value="5.882" calcext:value-type="float">
            <text:p>5.882</text:p>
          </table:table-cell>
          <table:table-cell office:value-type="float" office:value="4.9" calcext:value-type="float">
            <text:p>4.9</text:p>
          </table:table-cell>
          <table:table-cell office:value-type="float" office:value="4.992" calcext:value-type="float">
            <text:p>4.992</text:p>
          </table:table-cell>
          <table:table-cell table:number-columns-repeated="6"/>
          <table:table-cell office:value-type="float" office:value="8.67" calcext:value-type="float">
            <text:p>8.67</text:p>
          </table:table-cell>
          <table:table-cell office:value-type="float" office:value="9.314" calcext:value-type="float">
            <text:p>9.314</text:p>
          </table:table-cell>
          <table:table-cell office:value-type="float" office:value="6.965" calcext:value-type="float">
            <text:p>6.965</text:p>
          </table:table-cell>
          <table:table-cell office:value-type="float" office:value="8.112" calcext:value-type="float">
            <text:p>8.112</text:p>
          </table:table-cell>
          <table:table-cell table:number-columns-repeated="16"/>
        </table:table-row>
        <table:table-row table:style-name="ro4">
          <table:table-cell office:value-type="float" office:value="5.379" calcext:value-type="float">
            <text:p>5.379</text:p>
          </table:table-cell>
          <table:table-cell office:value-type="float" office:value="5.874" calcext:value-type="float">
            <text:p>5.874</text:p>
          </table:table-cell>
          <table:table-cell office:value-type="float" office:value="4.765" calcext:value-type="float">
            <text:p>4.765</text:p>
          </table:table-cell>
          <table:table-cell office:value-type="float" office:value="5.152" calcext:value-type="float">
            <text:p>5.152</text:p>
          </table:table-cell>
          <table:table-cell table:number-columns-repeated="6"/>
          <table:table-cell office:value-type="float" office:value="8.682" calcext:value-type="float">
            <text:p>8.682</text:p>
          </table:table-cell>
          <table:table-cell office:value-type="float" office:value="8.417" calcext:value-type="float">
            <text:p>8.417</text:p>
          </table:table-cell>
          <table:table-cell office:value-type="float" office:value="7.266" calcext:value-type="float">
            <text:p>7.266</text:p>
          </table:table-cell>
          <table:table-cell office:value-type="float" office:value="8.464" calcext:value-type="float">
            <text:p>8.464</text:p>
          </table:table-cell>
          <table:table-cell table:number-columns-repeated="16"/>
        </table:table-row>
        <table:table-row table:style-name="ro4">
          <table:table-cell office:value-type="float" office:value="5.25" calcext:value-type="float">
            <text:p>5.25</text:p>
          </table:table-cell>
          <table:table-cell office:value-type="float" office:value="6.144" calcext:value-type="float">
            <text:p>6.144</text:p>
          </table:table-cell>
          <table:table-cell office:value-type="float" office:value="4.875" calcext:value-type="float">
            <text:p>4.875</text:p>
          </table:table-cell>
          <table:table-cell office:value-type="float" office:value="5.415" calcext:value-type="float">
            <text:p>5.415</text:p>
          </table:table-cell>
          <table:table-cell table:number-columns-repeated="6"/>
          <table:table-cell office:value-type="float" office:value="8.532" calcext:value-type="float">
            <text:p>8.532</text:p>
          </table:table-cell>
          <table:table-cell office:value-type="float" office:value="9.953" calcext:value-type="float">
            <text:p>9.953</text:p>
          </table:table-cell>
          <table:table-cell office:value-type="float" office:value="7.223" calcext:value-type="float">
            <text:p>7.223</text:p>
          </table:table-cell>
          <table:table-cell office:value-type="float" office:value="7.404" calcext:value-type="float">
            <text:p>7.404</text:p>
          </table:table-cell>
          <table:table-cell table:number-columns-repeated="16"/>
        </table:table-row>
        <table:table-row table:style-name="ro4">
          <table:table-cell office:value-type="float" office:value="5.062" calcext:value-type="float">
            <text:p>5.062</text:p>
          </table:table-cell>
          <table:table-cell office:value-type="float" office:value="6.033" calcext:value-type="float">
            <text:p>6.033</text:p>
          </table:table-cell>
          <table:table-cell office:value-type="float" office:value="5.352" calcext:value-type="float">
            <text:p>5.352</text:p>
          </table:table-cell>
          <table:table-cell office:value-type="float" office:value="5.08" calcext:value-type="float">
            <text:p>5.08</text:p>
          </table:table-cell>
          <table:table-cell table:number-columns-repeated="6"/>
          <table:table-cell office:value-type="float" office:value="8.503" calcext:value-type="float">
            <text:p>8.503</text:p>
          </table:table-cell>
          <table:table-cell office:value-type="float" office:value="8.687" calcext:value-type="float">
            <text:p>8.687</text:p>
          </table:table-cell>
          <table:table-cell office:value-type="float" office:value="6.743" calcext:value-type="float">
            <text:p>6.743</text:p>
          </table:table-cell>
          <table:table-cell office:value-type="float" office:value="7.903" calcext:value-type="float">
            <text:p>7.903</text:p>
          </table:table-cell>
          <table:table-cell table:number-columns-repeated="16"/>
        </table:table-row>
        <table:table-row table:style-name="ro4">
          <table:table-cell office:value-type="float" office:value="5.338" calcext:value-type="float">
            <text:p>5.338</text:p>
          </table:table-cell>
          <table:table-cell office:value-type="float" office:value="6.149" calcext:value-type="float">
            <text:p>6.149</text:p>
          </table:table-cell>
          <table:table-cell office:value-type="float" office:value="4.683" calcext:value-type="float">
            <text:p>4.683</text:p>
          </table:table-cell>
          <table:table-cell office:value-type="float" office:value="5.232" calcext:value-type="float">
            <text:p>5.232</text:p>
          </table:table-cell>
          <table:table-cell table:number-columns-repeated="6"/>
          <table:table-cell office:value-type="float" office:value="8.607" calcext:value-type="float">
            <text:p>8.607</text:p>
          </table:table-cell>
          <table:table-cell office:value-type="float" office:value="8.37" calcext:value-type="float">
            <text:p>8.37</text:p>
          </table:table-cell>
          <table:table-cell office:value-type="float" office:value="7.125" calcext:value-type="float">
            <text:p>7.125</text:p>
          </table:table-cell>
          <table:table-cell office:value-type="float" office:value="7.82" calcext:value-type="float">
            <text:p>7.82</text:p>
          </table:table-cell>
          <table:table-cell table:number-columns-repeated="16"/>
        </table:table-row>
        <table:table-row table:style-name="ro4">
          <table:table-cell office:value-type="float" office:value="5.182" calcext:value-type="float">
            <text:p>5.182</text:p>
          </table:table-cell>
          <table:table-cell office:value-type="float" office:value="5.907" calcext:value-type="float">
            <text:p>5.907</text:p>
          </table:table-cell>
          <table:table-cell office:value-type="float" office:value="4.901" calcext:value-type="float">
            <text:p>4.901</text:p>
          </table:table-cell>
          <table:table-cell office:value-type="float" office:value="5.132" calcext:value-type="float">
            <text:p>5.132</text:p>
          </table:table-cell>
          <table:table-cell table:number-columns-repeated="6"/>
          <table:table-cell office:value-type="float" office:value="8.78" calcext:value-type="float">
            <text:p>8.78</text:p>
          </table:table-cell>
          <table:table-cell office:value-type="float" office:value="8.405" calcext:value-type="float">
            <text:p>8.405</text:p>
          </table:table-cell>
          <table:table-cell office:value-type="float" office:value="7.18" calcext:value-type="float">
            <text:p>7.18</text:p>
          </table:table-cell>
          <table:table-cell office:value-type="float" office:value="7.787" calcext:value-type="float">
            <text:p>7.787</text:p>
          </table:table-cell>
          <table:table-cell table:number-columns-repeated="16"/>
        </table:table-row>
        <table:table-row table:style-name="ro4">
          <table:table-cell office:value-type="float" office:value="5.104" calcext:value-type="float">
            <text:p>5.104</text:p>
          </table:table-cell>
          <table:table-cell office:value-type="float" office:value="6.074" calcext:value-type="float">
            <text:p>6.074</text:p>
          </table:table-cell>
          <table:table-cell office:value-type="float" office:value="5.203" calcext:value-type="float">
            <text:p>5.203</text:p>
          </table:table-cell>
          <table:table-cell office:value-type="float" office:value="5.141" calcext:value-type="float">
            <text:p>5.141</text:p>
          </table:table-cell>
          <table:table-cell table:number-columns-repeated="6"/>
          <table:table-cell office:value-type="float" office:value="7.866" calcext:value-type="float">
            <text:p>7.866</text:p>
          </table:table-cell>
          <table:table-cell office:value-type="float" office:value="8.342" calcext:value-type="float">
            <text:p>8.342</text:p>
          </table:table-cell>
          <table:table-cell office:value-type="float" office:value="6.905" calcext:value-type="float">
            <text:p>6.905</text:p>
          </table:table-cell>
          <table:table-cell office:value-type="float" office:value="8.049" calcext:value-type="float">
            <text:p>8.049</text:p>
          </table:table-cell>
          <table:table-cell table:number-columns-repeated="16"/>
        </table:table-row>
        <table:table-row table:style-name="ro4">
          <table:table-cell office:value-type="float" office:value="5.149" calcext:value-type="float">
            <text:p>5.149</text:p>
          </table:table-cell>
          <table:table-cell office:value-type="float" office:value="6.122" calcext:value-type="float">
            <text:p>6.122</text:p>
          </table:table-cell>
          <table:table-cell/>
          <table:table-cell office:value-type="float" office:value="5.261" calcext:value-type="float">
            <text:p>5.261</text:p>
          </table:table-cell>
          <table:table-cell table:number-columns-repeated="6"/>
          <table:table-cell office:value-type="float" office:value="8.71" calcext:value-type="float">
            <text:p>8.71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float" office:value="7.371" calcext:value-type="float">
            <text:p>7.371</text:p>
          </table:table-cell>
          <table:table-cell table:number-columns-repeated="16"/>
        </table:table-row>
        <table:table-row table:style-name="ro4">
          <table:table-cell office:value-type="float" office:value="5.246" calcext:value-type="float">
            <text:p>5.246</text:p>
          </table:table-cell>
          <table:table-cell office:value-type="float" office:value="6.124" calcext:value-type="float">
            <text:p>6.124</text:p>
          </table:table-cell>
          <table:table-cell office:value-type="float" office:value="5.05" calcext:value-type="float">
            <text:p>5.05</text:p>
          </table:table-cell>
          <table:table-cell office:value-type="float" office:value="5.157" calcext:value-type="float">
            <text:p>5.157</text:p>
          </table:table-cell>
          <table:table-cell table:number-columns-repeated="6"/>
          <table:table-cell office:value-type="float" office:value="8.564" calcext:value-type="float">
            <text:p>8.564</text:p>
          </table:table-cell>
          <table:table-cell office:value-type="float" office:value="9.224" calcext:value-type="float">
            <text:p>9.224</text:p>
          </table:table-cell>
          <table:table-cell office:value-type="float" office:value="6.974" calcext:value-type="float">
            <text:p>6.974</text:p>
          </table:table-cell>
          <table:table-cell office:value-type="float" office:value="7.595" calcext:value-type="float">
            <text:p>7.595</text:p>
          </table:table-cell>
          <table:table-cell table:number-columns-repeated="16"/>
        </table:table-row>
        <table:table-row table:style-name="ro4">
          <table:table-cell office:value-type="float" office:value="5.179" calcext:value-type="float">
            <text:p>5.179</text:p>
          </table:table-cell>
          <table:table-cell office:value-type="float" office:value="5.947" calcext:value-type="float">
            <text:p>5.947</text:p>
          </table:table-cell>
          <table:table-cell office:value-type="float" office:value="4.809" calcext:value-type="float">
            <text:p>4.809</text:p>
          </table:table-cell>
          <table:table-cell office:value-type="float" office:value="5.028" calcext:value-type="float">
            <text:p>5.028</text:p>
          </table:table-cell>
          <table:table-cell table:number-columns-repeated="6"/>
          <table:table-cell office:value-type="float" office:value="8.089" calcext:value-type="float">
            <text:p>8.089</text:p>
          </table:table-cell>
          <table:table-cell office:value-type="float" office:value="8.219" calcext:value-type="float">
            <text:p>8.219</text:p>
          </table:table-cell>
          <table:table-cell office:value-type="float" office:value="7.081" calcext:value-type="float">
            <text:p>7.081</text:p>
          </table:table-cell>
          <table:table-cell office:value-type="float" office:value="7.906" calcext:value-type="float">
            <text:p>7.906</text:p>
          </table:table-cell>
          <table:table-cell table:number-columns-repeated="16"/>
        </table:table-row>
        <table:table-row table:style-name="ro4">
          <table:table-cell office:value-type="float" office:value="5.617" calcext:value-type="float">
            <text:p>5.617</text:p>
          </table:table-cell>
          <table:table-cell office:value-type="float" office:value="6.075" calcext:value-type="float">
            <text:p>6.075</text:p>
          </table:table-cell>
          <table:table-cell office:value-type="float" office:value="4.92" calcext:value-type="float">
            <text:p>4.92</text:p>
          </table:table-cell>
          <table:table-cell office:value-type="float" office:value="4.971" calcext:value-type="float">
            <text:p>4.971</text:p>
          </table:table-cell>
          <table:table-cell table:number-columns-repeated="6"/>
          <table:table-cell office:value-type="float" office:value="8.399" calcext:value-type="float">
            <text:p>8.399</text:p>
          </table:table-cell>
          <table:table-cell office:value-type="float" office:value="8.15" calcext:value-type="float">
            <text:p>8.15</text:p>
          </table:table-cell>
          <table:table-cell office:value-type="float" office:value="7.168" calcext:value-type="float">
            <text:p>7.168</text:p>
          </table:table-cell>
          <table:table-cell office:value-type="float" office:value="7.268" calcext:value-type="float">
            <text:p>7.268</text:p>
          </table:table-cell>
          <table:table-cell table:number-columns-repeated="16"/>
        </table:table-row>
        <table:table-row table:style-name="ro4">
          <table:table-cell office:value-type="float" office:value="5.28" calcext:value-type="float">
            <text:p>5.28</text:p>
          </table:table-cell>
          <table:table-cell office:value-type="float" office:value="6.185" calcext:value-type="float">
            <text:p>6.185</text:p>
          </table:table-cell>
          <table:table-cell office:value-type="float" office:value="4.687" calcext:value-type="float">
            <text:p>4.687</text:p>
          </table:table-cell>
          <table:table-cell office:value-type="float" office:value="5.206" calcext:value-type="float">
            <text:p>5.206</text:p>
          </table:table-cell>
          <table:table-cell table:number-columns-repeated="6"/>
          <table:table-cell office:value-type="float" office:value="8.535" calcext:value-type="float">
            <text:p>8.535</text:p>
          </table:table-cell>
          <table:table-cell office:value-type="float" office:value="8.602" calcext:value-type="float">
            <text:p>8.602</text:p>
          </table:table-cell>
          <table:table-cell office:value-type="float" office:value="7.027" calcext:value-type="float">
            <text:p>7.027</text:p>
          </table:table-cell>
          <table:table-cell office:value-type="float" office:value="7.67" calcext:value-type="float">
            <text:p>7.67</text:p>
          </table:table-cell>
          <table:table-cell table:number-columns-repeated="16"/>
        </table:table-row>
        <table:table-row table:style-name="ro4">
          <table:table-cell office:value-type="float" office:value="5.244" calcext:value-type="float">
            <text:p>5.244</text:p>
          </table:table-cell>
          <table:table-cell office:value-type="float" office:value="6.147" calcext:value-type="float">
            <text:p>6.147</text:p>
          </table:table-cell>
          <table:table-cell office:value-type="float" office:value="4.775" calcext:value-type="float">
            <text:p>4.775</text:p>
          </table:table-cell>
          <table:table-cell office:value-type="float" office:value="5.075" calcext:value-type="float">
            <text:p>5.075</text:p>
          </table:table-cell>
          <table:table-cell table:number-columns-repeated="6"/>
          <table:table-cell office:value-type="float" office:value="8.416" calcext:value-type="float">
            <text:p>8.416</text:p>
          </table:table-cell>
          <table:table-cell office:value-type="float" office:value="7.812" calcext:value-type="float">
            <text:p>7.812</text:p>
          </table:table-cell>
          <table:table-cell office:value-type="float" office:value="6.72" calcext:value-type="float">
            <text:p>6.72</text:p>
          </table:table-cell>
          <table:table-cell office:value-type="float" office:value="7.561" calcext:value-type="float">
            <text:p>7.561</text:p>
          </table:table-cell>
          <table:table-cell table:number-columns-repeated="16"/>
        </table:table-row>
        <table:table-row table:style-name="ro4">
          <table:table-cell office:value-type="float" office:value="5.292" calcext:value-type="float">
            <text:p>5.292</text:p>
          </table:table-cell>
          <table:table-cell office:value-type="float" office:value="6.082" calcext:value-type="float">
            <text:p>6.082</text:p>
          </table:table-cell>
          <table:table-cell office:value-type="float" office:value="4.708" calcext:value-type="float">
            <text:p>4.708</text:p>
          </table:table-cell>
          <table:table-cell office:value-type="float" office:value="4.951" calcext:value-type="float">
            <text:p>4.951</text:p>
          </table:table-cell>
          <table:table-cell table:number-columns-repeated="6"/>
          <table:table-cell office:value-type="float" office:value="8.798" calcext:value-type="float">
            <text:p>8.798</text:p>
          </table:table-cell>
          <table:table-cell office:value-type="float" office:value="7.815" calcext:value-type="float">
            <text:p>7.815</text:p>
          </table:table-cell>
          <table:table-cell office:value-type="float" office:value="6.887" calcext:value-type="float">
            <text:p>6.887</text:p>
          </table:table-cell>
          <table:table-cell office:value-type="float" office:value="8.519" calcext:value-type="float">
            <text:p>8.519</text:p>
          </table:table-cell>
          <table:table-cell table:number-columns-repeated="16"/>
        </table:table-row>
        <table:table-row table:style-name="ro4">
          <table:table-cell office:value-type="float" office:value="5.305" calcext:value-type="float">
            <text:p>5.305</text:p>
          </table:table-cell>
          <table:table-cell office:value-type="float" office:value="6.136" calcext:value-type="float">
            <text:p>6.136</text:p>
          </table:table-cell>
          <table:table-cell office:value-type="float" office:value="4.827" calcext:value-type="float">
            <text:p>4.827</text:p>
          </table:table-cell>
          <table:table-cell office:value-type="float" office:value="5.045" calcext:value-type="float">
            <text:p>5.045</text:p>
          </table:table-cell>
          <table:table-cell table:number-columns-repeated="6"/>
          <table:table-cell office:value-type="float" office:value="8.734" calcext:value-type="float">
            <text:p>8.734</text:p>
          </table:table-cell>
          <table:table-cell office:value-type="float" office:value="7.625" calcext:value-type="float">
            <text:p>7.625</text:p>
          </table:table-cell>
          <table:table-cell office:value-type="float" office:value="6.954" calcext:value-type="float">
            <text:p>6.954</text:p>
          </table:table-cell>
          <table:table-cell office:value-type="float" office:value="7.054" calcext:value-type="float">
            <text:p>7.054</text:p>
          </table:table-cell>
          <table:table-cell table:number-columns-repeated="16"/>
        </table:table-row>
        <table:table-row table:style-name="ro4">
          <table:table-cell office:value-type="float" office:value="5.127" calcext:value-type="float">
            <text:p>5.127</text:p>
          </table:table-cell>
          <table:table-cell office:value-type="float" office:value="6.285" calcext:value-type="float">
            <text:p>6.285</text:p>
          </table:table-cell>
          <table:table-cell office:value-type="float" office:value="4.752" calcext:value-type="float">
            <text:p>4.752</text:p>
          </table:table-cell>
          <table:table-cell office:value-type="float" office:value="5.417" calcext:value-type="float">
            <text:p>5.417</text:p>
          </table:table-cell>
          <table:table-cell table:number-columns-repeated="6"/>
          <table:table-cell office:value-type="float" office:value="8.651" calcext:value-type="float">
            <text:p>8.651</text:p>
          </table:table-cell>
          <table:table-cell office:value-type="float" office:value="8.068" calcext:value-type="float">
            <text:p>8.068</text:p>
          </table:table-cell>
          <table:table-cell office:value-type="float" office:value="7.14" calcext:value-type="float">
            <text:p>7.14</text:p>
          </table:table-cell>
          <table:table-cell office:value-type="float" office:value="7.705" calcext:value-type="float">
            <text:p>7.705</text:p>
          </table:table-cell>
          <table:table-cell table:number-columns-repeated="16"/>
        </table:table-row>
        <table:table-row table:style-name="ro4">
          <table:table-cell office:value-type="float" office:value="5.118" calcext:value-type="float">
            <text:p>5.118</text:p>
          </table:table-cell>
          <table:table-cell office:value-type="float" office:value="6.045" calcext:value-type="float">
            <text:p>6.045</text:p>
          </table:table-cell>
          <table:table-cell office:value-type="float" office:value="4.737" calcext:value-type="float">
            <text:p>4.737</text:p>
          </table:table-cell>
          <table:table-cell office:value-type="float" office:value="5.263" calcext:value-type="float">
            <text:p>5.263</text:p>
          </table:table-cell>
          <table:table-cell table:number-columns-repeated="6"/>
          <table:table-cell office:value-type="float" office:value="8.736" calcext:value-type="float">
            <text:p>8.736</text:p>
          </table:table-cell>
          <table:table-cell office:value-type="float" office:value="7.262" calcext:value-type="float">
            <text:p>7.262</text:p>
          </table:table-cell>
          <table:table-cell office:value-type="float" office:value="7.073" calcext:value-type="float">
            <text:p>7.073</text:p>
          </table:table-cell>
          <table:table-cell office:value-type="float" office:value="7.525" calcext:value-type="float">
            <text:p>7.525</text:p>
          </table:table-cell>
          <table:table-cell table:number-columns-repeated="16"/>
        </table:table-row>
        <table:table-row table:style-name="ro4">
          <table:table-cell office:value-type="float" office:value="5.145" calcext:value-type="float">
            <text:p>5.145</text:p>
          </table:table-cell>
          <table:table-cell office:value-type="float" office:value="6.036" calcext:value-type="float">
            <text:p>6.036</text:p>
          </table:table-cell>
          <table:table-cell office:value-type="float" office:value="4.676" calcext:value-type="float">
            <text:p>4.676</text:p>
          </table:table-cell>
          <table:table-cell office:value-type="float" office:value="5.239" calcext:value-type="float">
            <text:p>5.239</text:p>
          </table:table-cell>
          <table:table-cell table:number-columns-repeated="6"/>
          <table:table-cell office:value-type="float" office:value="8.435" calcext:value-type="float">
            <text:p>8.435</text:p>
          </table:table-cell>
          <table:table-cell office:value-type="float" office:value="8.582" calcext:value-type="float">
            <text:p>8.582</text:p>
          </table:table-cell>
          <table:table-cell office:value-type="float" office:value="6.957" calcext:value-type="float">
            <text:p>6.957</text:p>
          </table:table-cell>
          <table:table-cell office:value-type="float" office:value="7.428" calcext:value-type="float">
            <text:p>7.428</text:p>
          </table:table-cell>
          <table:table-cell table:number-columns-repeated="16"/>
        </table:table-row>
        <table:table-row table:style-name="ro4">
          <table:table-cell office:value-type="float" office:value="5.298" calcext:value-type="float">
            <text:p>5.298</text:p>
          </table:table-cell>
          <table:table-cell office:value-type="float" office:value="6.537" calcext:value-type="float">
            <text:p>6.537</text:p>
          </table:table-cell>
          <table:table-cell office:value-type="float" office:value="4.679" calcext:value-type="float">
            <text:p>4.679</text:p>
          </table:table-cell>
          <table:table-cell office:value-type="float" office:value="5.196" calcext:value-type="float">
            <text:p>5.196</text:p>
          </table:table-cell>
          <table:table-cell table:number-columns-repeated="6"/>
          <table:table-cell office:value-type="float" office:value="8.803" calcext:value-type="float">
            <text:p>8.803</text:p>
          </table:table-cell>
          <table:table-cell office:value-type="float" office:value="8.246" calcext:value-type="float">
            <text:p>8.246</text:p>
          </table:table-cell>
          <table:table-cell office:value-type="float" office:value="7.21" calcext:value-type="float">
            <text:p>7.21</text:p>
          </table:table-cell>
          <table:table-cell office:value-type="float" office:value="7.676" calcext:value-type="float">
            <text:p>7.676</text:p>
          </table:table-cell>
          <table:table-cell table:number-columns-repeated="16"/>
        </table:table-row>
        <table:table-row table:style-name="ro4">
          <table:table-cell office:value-type="float" office:value="5.23" calcext:value-type="float">
            <text:p>5.23</text:p>
          </table:table-cell>
          <table:table-cell office:value-type="float" office:value="6.218" calcext:value-type="float">
            <text:p>6.218</text:p>
          </table:table-cell>
          <table:table-cell office:value-type="float" office:value="4.669" calcext:value-type="float">
            <text:p>4.669</text:p>
          </table:table-cell>
          <table:table-cell office:value-type="float" office:value="5.201" calcext:value-type="float">
            <text:p>5.201</text:p>
          </table:table-cell>
          <table:table-cell table:number-columns-repeated="6"/>
          <table:table-cell office:value-type="float" office:value="8.517" calcext:value-type="float">
            <text:p>8.517</text:p>
          </table:table-cell>
          <table:table-cell office:value-type="float" office:value="7.34" calcext:value-type="float">
            <text:p>7.34</text:p>
          </table:table-cell>
          <table:table-cell office:value-type="float" office:value="7.142" calcext:value-type="float">
            <text:p>7.142</text:p>
          </table:table-cell>
          <table:table-cell office:value-type="float" office:value="7.533" calcext:value-type="float">
            <text:p>7.533</text:p>
          </table:table-cell>
          <table:table-cell table:number-columns-repeated="16"/>
        </table:table-row>
        <table:table-row table:style-name="ro4">
          <table:table-cell office:value-type="float" office:value="5.309" calcext:value-type="float">
            <text:p>5.309</text:p>
          </table:table-cell>
          <table:table-cell office:value-type="float" office:value="5.856" calcext:value-type="float">
            <text:p>5.856</text:p>
          </table:table-cell>
          <table:table-cell office:value-type="float" office:value="4.736" calcext:value-type="float">
            <text:p>4.736</text:p>
          </table:table-cell>
          <table:table-cell office:value-type="float" office:value="5.074" calcext:value-type="float">
            <text:p>5.074</text:p>
          </table:table-cell>
          <table:table-cell table:number-columns-repeated="6"/>
          <table:table-cell office:value-type="float" office:value="8.639" calcext:value-type="float">
            <text:p>8.639</text:p>
          </table:table-cell>
          <table:table-cell office:value-type="float" office:value="8.779" calcext:value-type="float">
            <text:p>8.779</text:p>
          </table:table-cell>
          <table:table-cell office:value-type="float" office:value="7.165" calcext:value-type="float">
            <text:p>7.165</text:p>
          </table:table-cell>
          <table:table-cell office:value-type="float" office:value="7.344" calcext:value-type="float">
            <text:p>7.344</text:p>
          </table:table-cell>
          <table:table-cell table:number-columns-repeated="16"/>
        </table:table-row>
        <table:table-row table:style-name="ro4">
          <table:table-cell office:value-type="float" office:value="5.501" calcext:value-type="float">
            <text:p>5.501</text:p>
          </table:table-cell>
          <table:table-cell office:value-type="float" office:value="6.059" calcext:value-type="float">
            <text:p>6.059</text:p>
          </table:table-cell>
          <table:table-cell office:value-type="float" office:value="4.839" calcext:value-type="float">
            <text:p>4.839</text:p>
          </table:table-cell>
          <table:table-cell office:value-type="float" office:value="5.266" calcext:value-type="float">
            <text:p>5.266</text:p>
          </table:table-cell>
          <table:table-cell table:number-columns-repeated="6"/>
          <table:table-cell office:value-type="float" office:value="8.089" calcext:value-type="float">
            <text:p>8.089</text:p>
          </table:table-cell>
          <table:table-cell office:value-type="float" office:value="7.876" calcext:value-type="float">
            <text:p>7.876</text:p>
          </table:table-cell>
          <table:table-cell office:value-type="float" office:value="6.89" calcext:value-type="float">
            <text:p>6.89</text:p>
          </table:table-cell>
          <table:table-cell office:value-type="float" office:value="7.987" calcext:value-type="float">
            <text:p>7.987</text:p>
          </table:table-cell>
          <table:table-cell table:number-columns-repeated="16"/>
        </table:table-row>
        <table:table-row table:style-name="ro4">
          <table:table-cell office:value-type="float" office:value="5.279" calcext:value-type="float">
            <text:p>5.279</text:p>
          </table:table-cell>
          <table:table-cell office:value-type="float" office:value="6.323" calcext:value-type="float">
            <text:p>6.323</text:p>
          </table:table-cell>
          <table:table-cell office:value-type="float" office:value="4.953" calcext:value-type="float">
            <text:p>4.953</text:p>
          </table:table-cell>
          <table:table-cell office:value-type="float" office:value="5.193" calcext:value-type="float">
            <text:p>5.193</text:p>
          </table:table-cell>
          <table:table-cell table:number-columns-repeated="6"/>
          <table:table-cell office:value-type="float" office:value="8.068" calcext:value-type="float">
            <text:p>8.068</text:p>
          </table:table-cell>
          <table:table-cell office:value-type="float" office:value="8.592" calcext:value-type="float">
            <text:p>8.592</text:p>
          </table:table-cell>
          <table:table-cell office:value-type="float" office:value="7.226" calcext:value-type="float">
            <text:p>7.226</text:p>
          </table:table-cell>
          <table:table-cell office:value-type="float" office:value="7.241" calcext:value-type="float">
            <text:p>7.241</text:p>
          </table:table-cell>
          <table:table-cell table:number-columns-repeated="16"/>
        </table:table-row>
        <table:table-row table:style-name="ro4">
          <table:table-cell office:value-type="float" office:value="5.247" calcext:value-type="float">
            <text:p>5.247</text:p>
          </table:table-cell>
          <table:table-cell office:value-type="float" office:value="5.987" calcext:value-type="float">
            <text:p>5.987</text:p>
          </table:table-cell>
          <table:table-cell/>
          <table:table-cell office:value-type="float" office:value="5.191" calcext:value-type="float">
            <text:p>5.191</text:p>
          </table:table-cell>
          <table:table-cell table:number-columns-repeated="6"/>
          <table:table-cell office:value-type="float" office:value="8.49" calcext:value-type="float">
            <text:p>8.49</text:p>
          </table:table-cell>
          <table:table-cell office:value-type="float" office:value="8.081" calcext:value-type="float">
            <text:p>8.081</text:p>
          </table:table-cell>
          <table:table-cell/>
          <table:table-cell office:value-type="float" office:value="7.859" calcext:value-type="float">
            <text:p>7.859</text:p>
          </table:table-cell>
          <table:table-cell table:number-columns-repeated="16"/>
        </table:table-row>
        <table:table-row table:style-name="ro4">
          <table:table-cell office:value-type="float" office:value="5.342" calcext:value-type="float">
            <text:p>5.342</text:p>
          </table:table-cell>
          <table:table-cell office:value-type="float" office:value="6.35" calcext:value-type="float">
            <text:p>6.35</text:p>
          </table:table-cell>
          <table:table-cell office:value-type="float" office:value="4.727" calcext:value-type="float">
            <text:p>4.727</text:p>
          </table:table-cell>
          <table:table-cell office:value-type="float" office:value="5.232" calcext:value-type="float">
            <text:p>5.232</text:p>
          </table:table-cell>
          <table:table-cell table:number-columns-repeated="6"/>
          <table:table-cell office:value-type="float" office:value="8.839" calcext:value-type="float">
            <text:p>8.839</text:p>
          </table:table-cell>
          <table:table-cell office:value-type="float" office:value="8.575" calcext:value-type="float">
            <text:p>8.575</text:p>
          </table:table-cell>
          <table:table-cell office:value-type="float" office:value="7.211" calcext:value-type="float">
            <text:p>7.211</text:p>
          </table:table-cell>
          <table:table-cell office:value-type="float" office:value="7.622" calcext:value-type="float">
            <text:p>7.622</text:p>
          </table:table-cell>
          <table:table-cell table:number-columns-repeated="16"/>
        </table:table-row>
        <table:table-row table:style-name="ro4">
          <table:table-cell office:value-type="float" office:value="5.413" calcext:value-type="float">
            <text:p>5.413</text:p>
          </table:table-cell>
          <table:table-cell office:value-type="float" office:value="6.057" calcext:value-type="float">
            <text:p>6.057</text:p>
          </table:table-cell>
          <table:table-cell office:value-type="float" office:value="5.012" calcext:value-type="float">
            <text:p>5.012</text:p>
          </table:table-cell>
          <table:table-cell office:value-type="float" office:value="5.266" calcext:value-type="float">
            <text:p>5.266</text:p>
          </table:table-cell>
          <table:table-cell table:number-columns-repeated="6"/>
          <table:table-cell office:value-type="float" office:value="8.918" calcext:value-type="float">
            <text:p>8.918</text:p>
          </table:table-cell>
          <table:table-cell office:value-type="float" office:value="9.425" calcext:value-type="float">
            <text:p>9.425</text:p>
          </table:table-cell>
          <table:table-cell office:value-type="float" office:value="7.136" calcext:value-type="float">
            <text:p>7.136</text:p>
          </table:table-cell>
          <table:table-cell office:value-type="float" office:value="7.611" calcext:value-type="float">
            <text:p>7.611</text:p>
          </table:table-cell>
          <table:table-cell table:number-columns-repeated="16"/>
        </table:table-row>
        <table:table-row table:style-name="ro4">
          <table:table-cell office:value-type="float" office:value="5.222" calcext:value-type="float">
            <text:p>5.222</text:p>
          </table:table-cell>
          <table:table-cell office:value-type="float" office:value="5.692" calcext:value-type="float">
            <text:p>5.692</text:p>
          </table:table-cell>
          <table:table-cell office:value-type="float" office:value="5.022" calcext:value-type="float">
            <text:p>5.022</text:p>
          </table:table-cell>
          <table:table-cell office:value-type="float" office:value="5.38" calcext:value-type="float">
            <text:p>5.38</text:p>
          </table:table-cell>
          <table:table-cell table:number-columns-repeated="6"/>
          <table:table-cell office:value-type="float" office:value="8.543" calcext:value-type="float">
            <text:p>8.543</text:p>
          </table:table-cell>
          <table:table-cell office:value-type="float" office:value="8.428" calcext:value-type="float">
            <text:p>8.428</text:p>
          </table:table-cell>
          <table:table-cell office:value-type="float" office:value="7.249" calcext:value-type="float">
            <text:p>7.249</text:p>
          </table:table-cell>
          <table:table-cell office:value-type="float" office:value="8.181" calcext:value-type="float">
            <text:p>8.181</text:p>
          </table:table-cell>
          <table:table-cell table:number-columns-repeated="16"/>
        </table:table-row>
        <table:table-row table:style-name="ro4">
          <table:table-cell office:value-type="float" office:value="5.409" calcext:value-type="float">
            <text:p>5.409</text:p>
          </table:table-cell>
          <table:table-cell/>
          <table:table-cell office:value-type="float" office:value="4.867" calcext:value-type="float">
            <text:p>4.867</text:p>
          </table:table-cell>
          <table:table-cell office:value-type="float" office:value="5.447" calcext:value-type="float">
            <text:p>5.447</text:p>
          </table:table-cell>
          <table:table-cell table:number-columns-repeated="6"/>
          <table:table-cell office:value-type="float" office:value="8.137" calcext:value-type="float">
            <text:p>8.137</text:p>
          </table:table-cell>
          <table:table-cell/>
          <table:table-cell office:value-type="float" office:value="7.009" calcext:value-type="float">
            <text:p>7.009</text:p>
          </table:table-cell>
          <table:table-cell office:value-type="float" office:value="7.89" calcext:value-type="float">
            <text:p>7.89</text:p>
          </table:table-cell>
          <table:table-cell table:number-columns-repeated="16"/>
        </table:table-row>
        <table:table-row table:style-name="ro4">
          <table:table-cell office:value-type="float" office:value="5.018" calcext:value-type="float">
            <text:p>5.018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office:value-type="float" office:value="8.562" calcext:value-type="float">
            <text:p>8.562</text:p>
          </table:table-cell>
          <table:table-cell/>
          <table:table-cell office:value-type="float" office:value="7.252" calcext:value-type="float">
            <text:p>7.252</text:p>
          </table:table-cell>
          <table:table-cell office:value-type="float" office:value="7.363" calcext:value-type="float">
            <text:p>7.363</text:p>
          </table:table-cell>
          <table:table-cell table:number-columns-repeated="16"/>
        </table:table-row>
        <table:table-row table:style-name="ro4">
          <table:table-cell office:value-type="float" office:value="5.307" calcext:value-type="float">
            <text:p>5.307</text:p>
          </table:table-cell>
          <table:table-cell office:value-type="float" office:value="6.193" calcext:value-type="float">
            <text:p>6.193</text:p>
          </table:table-cell>
          <table:table-cell office:value-type="float" office:value="5.17" calcext:value-type="float">
            <text:p>5.17</text:p>
          </table:table-cell>
          <table:table-cell office:value-type="float" office:value="5.007" calcext:value-type="float">
            <text:p>5.007</text:p>
          </table:table-cell>
          <table:table-cell table:number-columns-repeated="6"/>
          <table:table-cell office:value-type="float" office:value="8.891" calcext:value-type="float">
            <text:p>8.891</text:p>
          </table:table-cell>
          <table:table-cell office:value-type="float" office:value="9.438" calcext:value-type="float">
            <text:p>9.438</text:p>
          </table:table-cell>
          <table:table-cell office:value-type="float" office:value="6.645" calcext:value-type="float">
            <text:p>6.645</text:p>
          </table:table-cell>
          <table:table-cell office:value-type="float" office:value="7.703" calcext:value-type="float">
            <text:p>7.703</text:p>
          </table:table-cell>
          <table:table-cell table:number-columns-repeated="16"/>
        </table:table-row>
        <table:table-row table:style-name="ro4">
          <table:table-cell office:value-type="float" office:value="5.443" calcext:value-type="float">
            <text:p>5.443</text:p>
          </table:table-cell>
          <table:table-cell office:value-type="float" office:value="5.959" calcext:value-type="float">
            <text:p>5.959</text:p>
          </table:table-cell>
          <table:table-cell office:value-type="float" office:value="5.278" calcext:value-type="float">
            <text:p>5.278</text:p>
          </table:table-cell>
          <table:table-cell office:value-type="float" office:value="5.099" calcext:value-type="float">
            <text:p>5.099</text:p>
          </table:table-cell>
          <table:table-cell table:number-columns-repeated="6"/>
          <table:table-cell office:value-type="float" office:value="8.38" calcext:value-type="float">
            <text:p>8.38</text:p>
          </table:table-cell>
          <table:table-cell office:value-type="float" office:value="7.689" calcext:value-type="float">
            <text:p>7.689</text:p>
          </table:table-cell>
          <table:table-cell office:value-type="float" office:value="6.912" calcext:value-type="float">
            <text:p>6.912</text:p>
          </table:table-cell>
          <table:table-cell office:value-type="float" office:value="7.761" calcext:value-type="float">
            <text:p>7.761</text:p>
          </table:table-cell>
          <table:table-cell table:number-columns-repeated="16"/>
        </table:table-row>
        <table:table-row table:style-name="ro4">
          <table:table-cell office:value-type="float" office:value="5.119" calcext:value-type="float">
            <text:p>5.119</text:p>
          </table:table-cell>
          <table:table-cell office:value-type="float" office:value="6.033" calcext:value-type="float">
            <text:p>6.033</text:p>
          </table:table-cell>
          <table:table-cell office:value-type="float" office:value="4.933" calcext:value-type="float">
            <text:p>4.933</text:p>
          </table:table-cell>
          <table:table-cell office:value-type="float" office:value="5.281" calcext:value-type="float">
            <text:p>5.281</text:p>
          </table:table-cell>
          <table:table-cell table:number-columns-repeated="6"/>
          <table:table-cell office:value-type="float" office:value="8.358" calcext:value-type="float">
            <text:p>8.358</text:p>
          </table:table-cell>
          <table:table-cell office:value-type="float" office:value="7.213" calcext:value-type="float">
            <text:p>7.213</text:p>
          </table:table-cell>
          <table:table-cell office:value-type="float" office:value="7.087" calcext:value-type="float">
            <text:p>7.087</text:p>
          </table:table-cell>
          <table:table-cell office:value-type="float" office:value="8.174" calcext:value-type="float">
            <text:p>8.174</text:p>
          </table:table-cell>
          <table:table-cell table:number-columns-repeated="16"/>
        </table:table-row>
        <table:table-row table:style-name="ro4">
          <table:table-cell office:value-type="float" office:value="5.379" calcext:value-type="float">
            <text:p>5.379</text:p>
          </table:table-cell>
          <table:table-cell office:value-type="float" office:value="5.819" calcext:value-type="float">
            <text:p>5.819</text:p>
          </table:table-cell>
          <table:table-cell office:value-type="float" office:value="4.893" calcext:value-type="float">
            <text:p>4.893</text:p>
          </table:table-cell>
          <table:table-cell office:value-type="float" office:value="5.08" calcext:value-type="float">
            <text:p>5.08</text:p>
          </table:table-cell>
          <table:table-cell table:number-columns-repeated="6"/>
          <table:table-cell office:value-type="float" office:value="8.873" calcext:value-type="float">
            <text:p>8.873</text:p>
          </table:table-cell>
          <table:table-cell office:value-type="float" office:value="8.061" calcext:value-type="float">
            <text:p>8.061</text:p>
          </table:table-cell>
          <table:table-cell office:value-type="float" office:value="6.908" calcext:value-type="float">
            <text:p>6.908</text:p>
          </table:table-cell>
          <table:table-cell office:value-type="float" office:value="7.572" calcext:value-type="float">
            <text:p>7.572</text:p>
          </table:table-cell>
          <table:table-cell table:number-columns-repeated="16"/>
        </table:table-row>
        <table:table-row table:style-name="ro4">
          <table:table-cell office:value-type="float" office:value="5.137" calcext:value-type="float">
            <text:p>5.137</text:p>
          </table:table-cell>
          <table:table-cell office:value-type="float" office:value="5.978" calcext:value-type="float">
            <text:p>5.978</text:p>
          </table:table-cell>
          <table:table-cell office:value-type="float" office:value="4.942" calcext:value-type="float">
            <text:p>4.942</text:p>
          </table:table-cell>
          <table:table-cell office:value-type="float" office:value="5.172" calcext:value-type="float">
            <text:p>5.172</text:p>
          </table:table-cell>
          <table:table-cell table:number-columns-repeated="6"/>
          <table:table-cell office:value-type="float" office:value="8.584" calcext:value-type="float">
            <text:p>8.584</text:p>
          </table:table-cell>
          <table:table-cell office:value-type="float" office:value="7.844" calcext:value-type="float">
            <text:p>7.844</text:p>
          </table:table-cell>
          <table:table-cell office:value-type="float" office:value="7.48" calcext:value-type="float">
            <text:p>7.48</text:p>
          </table:table-cell>
          <table:table-cell office:value-type="float" office:value="7.998" calcext:value-type="float">
            <text:p>7.998</text:p>
          </table:table-cell>
          <table:table-cell table:number-columns-repeated="16"/>
        </table:table-row>
        <table:table-row table:style-name="ro4">
          <table:table-cell office:value-type="float" office:value="5.056" calcext:value-type="float">
            <text:p>5.056</text:p>
          </table:table-cell>
          <table:table-cell office:value-type="float" office:value="5.935" calcext:value-type="float">
            <text:p>5.935</text:p>
          </table:table-cell>
          <table:table-cell office:value-type="float" office:value="5.042" calcext:value-type="float">
            <text:p>5.042</text:p>
          </table:table-cell>
          <table:table-cell office:value-type="float" office:value="5.139" calcext:value-type="float">
            <text:p>5.139</text:p>
          </table:table-cell>
          <table:table-cell table:number-columns-repeated="6"/>
          <table:table-cell office:value-type="float" office:value="8.349" calcext:value-type="float">
            <text:p>8.349</text:p>
          </table:table-cell>
          <table:table-cell office:value-type="float" office:value="7.996" calcext:value-type="float">
            <text:p>7.996</text:p>
          </table:table-cell>
          <table:table-cell office:value-type="float" office:value="6.739" calcext:value-type="float">
            <text:p>6.739</text:p>
          </table:table-cell>
          <table:table-cell office:value-type="float" office:value="7.782" calcext:value-type="float">
            <text:p>7.782</text:p>
          </table:table-cell>
          <table:table-cell table:number-columns-repeated="16"/>
        </table:table-row>
        <table:table-row table:style-name="ro4">
          <table:table-cell office:value-type="float" office:value="5.676" calcext:value-type="float">
            <text:p>5.676</text:p>
          </table:table-cell>
          <table:table-cell office:value-type="float" office:value="5.995" calcext:value-type="float">
            <text:p>5.995</text:p>
          </table:table-cell>
          <table:table-cell office:value-type="float" office:value="4.827" calcext:value-type="float">
            <text:p>4.827</text:p>
          </table:table-cell>
          <table:table-cell office:value-type="float" office:value="5.032" calcext:value-type="float">
            <text:p>5.032</text:p>
          </table:table-cell>
          <table:table-cell table:number-columns-repeated="6"/>
          <table:table-cell office:value-type="float" office:value="9.06" calcext:value-type="float">
            <text:p>9.06</text:p>
          </table:table-cell>
          <table:table-cell office:value-type="float" office:value="7.356" calcext:value-type="float">
            <text:p>7.356</text:p>
          </table:table-cell>
          <table:table-cell office:value-type="float" office:value="7.144" calcext:value-type="float">
            <text:p>7.144</text:p>
          </table:table-cell>
          <table:table-cell office:value-type="float" office:value="7.679" calcext:value-type="float">
            <text:p>7.679</text:p>
          </table:table-cell>
          <table:table-cell table:number-columns-repeated="16"/>
        </table:table-row>
        <table:table-row table:style-name="ro4">
          <table:table-cell office:value-type="float" office:value="5.548" calcext:value-type="float">
            <text:p>5.548</text:p>
          </table:table-cell>
          <table:table-cell office:value-type="float" office:value="5.969" calcext:value-type="float">
            <text:p>5.969</text:p>
          </table:table-cell>
          <table:table-cell office:value-type="float" office:value="5.222" calcext:value-type="float">
            <text:p>5.222</text:p>
          </table:table-cell>
          <table:table-cell office:value-type="float" office:value="5.086" calcext:value-type="float">
            <text:p>5.086</text:p>
          </table:table-cell>
          <table:table-cell table:number-columns-repeated="6"/>
          <table:table-cell office:value-type="float" office:value="9.091" calcext:value-type="float">
            <text:p>9.091</text:p>
          </table:table-cell>
          <table:table-cell office:value-type="float" office:value="8.171" calcext:value-type="float">
            <text:p>8.171</text:p>
          </table:table-cell>
          <table:table-cell office:value-type="float" office:value="7.572" calcext:value-type="float">
            <text:p>7.572</text:p>
          </table:table-cell>
          <table:table-cell office:value-type="float" office:value="7.348" calcext:value-type="float">
            <text:p>7.348</text:p>
          </table:table-cell>
          <table:table-cell table:number-columns-repeated="16"/>
        </table:table-row>
        <table:table-row table:style-name="ro4">
          <table:table-cell office:value-type="float" office:value="5.302" calcext:value-type="float">
            <text:p>5.302</text:p>
          </table:table-cell>
          <table:table-cell office:value-type="float" office:value="5.915" calcext:value-type="float">
            <text:p>5.915</text:p>
          </table:table-cell>
          <table:table-cell office:value-type="float" office:value="4.667" calcext:value-type="float">
            <text:p>4.667</text:p>
          </table:table-cell>
          <table:table-cell office:value-type="float" office:value="5.04" calcext:value-type="float">
            <text:p>5.04</text:p>
          </table:table-cell>
          <table:table-cell table:number-columns-repeated="6"/>
          <table:table-cell office:value-type="float" office:value="8.907" calcext:value-type="float">
            <text:p>8.907</text:p>
          </table:table-cell>
          <table:table-cell office:value-type="float" office:value="8.274" calcext:value-type="float">
            <text:p>8.274</text:p>
          </table:table-cell>
          <table:table-cell office:value-type="float" office:value="7.12" calcext:value-type="float">
            <text:p>7.12</text:p>
          </table:table-cell>
          <table:table-cell office:value-type="float" office:value="6.783" calcext:value-type="float">
            <text:p>6.783</text:p>
          </table:table-cell>
          <table:table-cell table:number-columns-repeated="16"/>
        </table:table-row>
        <table:table-row table:style-name="ro4">
          <table:table-cell office:value-type="float" office:value="5.234" calcext:value-type="float">
            <text:p>5.234</text:p>
          </table:table-cell>
          <table:table-cell office:value-type="float" office:value="6.134" calcext:value-type="float">
            <text:p>6.134</text:p>
          </table:table-cell>
          <table:table-cell office:value-type="float" office:value="4.879" calcext:value-type="float">
            <text:p>4.879</text:p>
          </table:table-cell>
          <table:table-cell office:value-type="float" office:value="5.291" calcext:value-type="float">
            <text:p>5.291</text:p>
          </table:table-cell>
          <table:table-cell table:number-columns-repeated="6"/>
          <table:table-cell office:value-type="float" office:value="8.145" calcext:value-type="float">
            <text:p>8.145</text:p>
          </table:table-cell>
          <table:table-cell office:value-type="float" office:value="8.281" calcext:value-type="float">
            <text:p>8.281</text:p>
          </table:table-cell>
          <table:table-cell office:value-type="float" office:value="6.77" calcext:value-type="float">
            <text:p>6.77</text:p>
          </table:table-cell>
          <table:table-cell office:value-type="float" office:value="8.042" calcext:value-type="float">
            <text:p>8.042</text:p>
          </table:table-cell>
          <table:table-cell table:number-columns-repeated="16"/>
        </table:table-row>
        <table:table-row table:style-name="ro4">
          <table:table-cell office:value-type="float" office:value="5.166" calcext:value-type="float">
            <text:p>5.166</text:p>
          </table:table-cell>
          <table:table-cell office:value-type="float" office:value="6.101" calcext:value-type="float">
            <text:p>6.101</text:p>
          </table:table-cell>
          <table:table-cell office:value-type="float" office:value="4.668" calcext:value-type="float">
            <text:p>4.668</text:p>
          </table:table-cell>
          <table:table-cell office:value-type="float" office:value="5.107" calcext:value-type="float">
            <text:p>5.107</text:p>
          </table:table-cell>
          <table:table-cell table:style-name="ce16"/>
          <table:table-cell table:style-name="ce19" table:number-columns-repeated="5"/>
          <table:table-cell office:value-type="float" office:value="8.594" calcext:value-type="float">
            <text:p>8.594</text:p>
          </table:table-cell>
          <table:table-cell office:value-type="float" office:value="8.62" calcext:value-type="float">
            <text:p>8.62</text:p>
          </table:table-cell>
          <table:table-cell office:value-type="float" office:value="6.956" calcext:value-type="float">
            <text:p>6.956</text:p>
          </table:table-cell>
          <table:table-cell office:value-type="float" office:value="7.39" calcext:value-type="float">
            <text:p>7.3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6.409" calcext:value-type="float">
            <text:p>16.409</text:p>
          </table:table-cell>
          <table:table-cell office:value-type="float" office:value="18.614" calcext:value-type="float">
            <text:p>18.614</text:p>
          </table:table-cell>
          <table:table-cell office:value-type="float" office:value="13.704" calcext:value-type="float">
            <text:p>13.704</text:p>
          </table:table-cell>
          <table:table-cell office:value-type="float" office:value="15.549" calcext:value-type="float">
            <text:p>15.54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8" table:formula="of:=COUNT([.B437:.B486])" office:value-type="float" office:value="46" calcext:value-type="float">
            <text:p>46</text:p>
          </table:table-cell>
          <table:table-cell table:style-name="Default" table:formula="of:=COUNT([.C437:.C486])" office:value-type="float" office:value="43" calcext:value-type="float">
            <text:p>43</text:p>
          </table:table-cell>
          <table:table-cell table:style-name="ce8" table:formula="of:=COUNT([.D437:.D486])" office:value-type="float" office:value="48" calcext:value-type="float">
            <text:p>48</text:p>
          </table:table-cell>
          <table:table-cell table:style-name="Default"/>
          <table:table-cell office:value-type="float" office:value="91.595" calcext:value-type="float">
            <text:p>91.595</text:p>
          </table:table-cell>
          <table:table-cell office:value-type="float" office:value="117.069" calcext:value-type="float">
            <text:p>117.069</text:p>
          </table:table-cell>
          <table:table-cell office:value-type="float" office:value="53.749" calcext:value-type="float">
            <text:p>53.749</text:p>
          </table:table-cell>
          <table:table-cell office:value-type="float" office:value="77.086" calcext:value-type="float">
            <text:p>77.0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8" table:formula="of:=COUNT([.L437:.L486])" office:value-type="float" office:value="46" calcext:value-type="float">
            <text:p>46</text:p>
          </table:table-cell>
          <table:table-cell table:style-name="Default" table:formula="of:=COUNT([.M437:.M486])" office:value-type="float" office:value="43" calcext:value-type="float">
            <text:p>43</text:p>
          </table:table-cell>
          <table:table-cell table:style-name="ce8" table:formula="of:=COUNT([.N437:.N486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6.128" calcext:value-type="float">
            <text:p>16.128</text:p>
          </table:table-cell>
          <table:table-cell office:value-type="float" office:value="19.278" calcext:value-type="float">
            <text:p>19.278</text:p>
          </table:table-cell>
          <table:table-cell office:value-type="float" office:value="13.714" calcext:value-type="float">
            <text:p>13.714</text:p>
          </table:table-cell>
          <table:table-cell office:value-type="float" office:value="16.352" calcext:value-type="float">
            <text:p>16.3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float" office:value="16.17308" calcext:value-type="float">
            <text:p>16.17308</text:p>
          </table:table-cell>
          <table:table-cell table:style-name="ce20" table:formula="of:=AVERAGE([.B437:.B486])" office:value-type="float" office:value="18.8612608695652" calcext:value-type="float">
            <text:p>18.8612608696</text:p>
          </table:table-cell>
          <table:table-cell table:style-name="ce17" table:formula="of:=AVERAGE([.C437:.C486])" office:value-type="float" office:value="13.2733953488372" calcext:value-type="float">
            <text:p>13.2733953488</text:p>
          </table:table-cell>
          <table:table-cell table:style-name="ce20" table:formula="of:=AVERAGE([.D437:.D486])" office:value-type="float" office:value="15.2653333333333" calcext:value-type="float">
            <text:p>15.2653333333</text:p>
          </table:table-cell>
          <table:table-cell table:style-name="ce17"/>
          <table:table-cell office:value-type="float" office:value="95.942" calcext:value-type="float">
            <text:p>95.942</text:p>
          </table:table-cell>
          <table:table-cell office:value-type="float" office:value="107.212" calcext:value-type="float">
            <text:p>107.212</text:p>
          </table:table-cell>
          <table:table-cell office:value-type="float" office:value="50.76" calcext:value-type="float">
            <text:p>50.76</text:p>
          </table:table-cell>
          <table:table-cell office:value-type="float" office:value="77.791" calcext:value-type="float">
            <text:p>77.7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float" office:value="92.35344" calcext:value-type="float">
            <text:p>92.35344</text:p>
          </table:table-cell>
          <table:table-cell table:style-name="ce20" table:formula="of:=AVERAGE([.L437:.L486])" office:value-type="float" office:value="90.5530434782609" calcext:value-type="float">
            <text:p>90.5530434783</text:p>
          </table:table-cell>
          <table:table-cell table:style-name="ce17" table:formula="of:=AVERAGE([.M437:.M486])" office:value-type="float" office:value="54.0388372093023" calcext:value-type="float">
            <text:p>54.0388372093</text:p>
          </table:table-cell>
          <table:table-cell table:style-name="ce20" table:formula="of:=AVERAGE([.N437:.N486])" office:value-type="float" office:value="64.5995416666667" calcext:value-type="float">
            <text:p>64.5995416667</text:p>
          </table:table-cell>
          <table:table-cell table:number-columns-repeated="11"/>
        </table:table-row>
        <table:table-row table:style-name="ro4">
          <table:table-cell office:value-type="float" office:value="16.183" calcext:value-type="float">
            <text:p>16.183</text:p>
          </table:table-cell>
          <table:table-cell office:value-type="float" office:value="18.796" calcext:value-type="float">
            <text:p>18.796</text:p>
          </table:table-cell>
          <table:table-cell office:value-type="float" office:value="13.662" calcext:value-type="float">
            <text:p>13.662</text:p>
          </table:table-cell>
          <table:table-cell/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0.116199217959184" calcext:value-type="float">
            <text:p>0.116199218</text:p>
          </table:table-cell>
          <table:table-cell table:style-name="ce8" table:formula="of:=VAR([.B437:.B486])" office:value-type="float" office:value="0.189677663768116" calcext:value-type="float">
            <text:p>0.1896776638</text:p>
          </table:table-cell>
          <table:table-cell table:style-name="Default" table:formula="of:=VAR([.C437:.C486])" office:value-type="float" office:value="0.128522197120709" calcext:value-type="float">
            <text:p>0.1285221971</text:p>
          </table:table-cell>
          <table:table-cell table:style-name="ce8" table:formula="of:=VAR([.D437:.D486])" office:value-type="float" office:value="0.215118226950355" calcext:value-type="float">
            <text:p>0.215118227</text:p>
          </table:table-cell>
          <table:table-cell table:style-name="Default"/>
          <table:table-cell office:value-type="float" office:value="104.459" calcext:value-type="float">
            <text:p>104.459</text:p>
          </table:table-cell>
          <table:table-cell office:value-type="float" office:value="108.167" calcext:value-type="float">
            <text:p>108.167</text:p>
          </table:table-cell>
          <table:table-cell office:value-type="float" office:value="49.607" calcext:value-type="float">
            <text:p>49.607</text:p>
          </table:table-cell>
          <table:table-cell/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26.7232472718367" calcext:value-type="float">
            <text:p>26.7232472718</text:p>
          </table:table-cell>
          <table:table-cell table:style-name="ce8" table:formula="of:=VAR([.L437:.L486])" office:value-type="float" office:value="142.736219331401" calcext:value-type="float">
            <text:p>142.7362193314</text:p>
          </table:table-cell>
          <table:table-cell table:style-name="Default" table:formula="of:=VAR([.M437:.M486])" office:value-type="float" office:value="21.1565476157254" calcext:value-type="float">
            <text:p>21.1565476157</text:p>
          </table:table-cell>
          <table:table-cell table:style-name="ce8" table:formula="of:=VAR([.N437:.N486])" office:value-type="float" office:value="51.636572891844" calcext:value-type="float">
            <text:p>51.6365728918</text:p>
          </table:table-cell>
          <table:table-cell table:number-columns-repeated="11"/>
        </table:table-row>
        <table:table-row table:style-name="ro4">
          <table:table-cell office:value-type="float" office:value="16.539" calcext:value-type="float">
            <text:p>16.539</text:p>
          </table:table-cell>
          <table:table-cell office:value-type="float" office:value="18.164" calcext:value-type="float">
            <text:p>18.164</text:p>
          </table:table-cell>
          <table:table-cell/>
          <table:table-cell office:value-type="float" office:value="16.015" calcext:value-type="float">
            <text:p>16.01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0482077209499026" calcext:value-type="float">
            <text:p>0.0482077209</text:p>
          </table:table-cell>
          <table:table-cell table:style-name="ce8" table:formula="of:=SQRT([.G439]/[.G437])" office:value-type="float" office:value="0.064213919621994" calcext:value-type="float">
            <text:p>0.0642139196</text:p>
          </table:table-cell>
          <table:table-cell table:style-name="Default" table:formula="of:=SQRT([.H439]/[.H437])" office:value-type="float" office:value="0.0546707262173529" calcext:value-type="float">
            <text:p>0.0546707262</text:p>
          </table:table-cell>
          <table:table-cell table:style-name="ce8" table:formula="of:=SQRT([.I439]/[.I437])" office:value-type="float" office:value="0.0669449753762923" calcext:value-type="float">
            <text:p>0.0669449754</text:p>
          </table:table-cell>
          <table:table-cell table:style-name="Default"/>
          <table:table-cell office:value-type="float" office:value="90.538" calcext:value-type="float">
            <text:p>90.538</text:p>
          </table:table-cell>
          <table:table-cell office:value-type="float" office:value="87.756" calcext:value-type="float">
            <text:p>87.756</text:p>
          </table:table-cell>
          <table:table-cell/>
          <table:table-cell office:value-type="float" office:value="82.802" calcext:value-type="float">
            <text:p>82.8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0.731071094652726" calcext:value-type="float">
            <text:p>0.7310710947</text:p>
          </table:table-cell>
          <table:table-cell table:style-name="ce8" table:formula="of:=SQRT([.Q439]/[.Q437])" office:value-type="float" office:value="1.76152243522842" calcext:value-type="float">
            <text:p>1.7615224352</text:p>
          </table:table-cell>
          <table:table-cell table:style-name="Default" table:formula="of:=SQRT([.R439]/[.R437])" office:value-type="float" office:value="0.70143619471013" calcext:value-type="float">
            <text:p>0.7014361947</text:p>
          </table:table-cell>
          <table:table-cell table:style-name="ce8" table:formula="of:=SQRT([.S439]/[.S437])" office:value-type="float" office:value="1.03718944038529" calcext:value-type="float">
            <text:p>1.0371894404</text:p>
          </table:table-cell>
          <table:table-cell table:number-columns-repeated="11"/>
        </table:table-row>
        <table:table-row table:style-name="ro4">
          <table:table-cell office:value-type="float" office:value="16.182" calcext:value-type="float">
            <text:p>16.182</text:p>
          </table:table-cell>
          <table:table-cell office:value-type="float" office:value="19.29" calcext:value-type="float">
            <text:p>19.29</text:p>
          </table:table-cell>
          <table:table-cell/>
          <table:table-cell office:value-type="float" office:value="15.305" calcext:value-type="float">
            <text:p>15.30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8" table:formula="of:=[.G437]-1" office:value-type="float" office:value="45" calcext:value-type="float">
            <text:p>45</text:p>
          </table:table-cell>
          <table:table-cell table:style-name="Default" table:formula="of:=[.H437]-1" office:value-type="float" office:value="42" calcext:value-type="float">
            <text:p>42</text:p>
          </table:table-cell>
          <table:table-cell table:style-name="ce8" table:formula="of:=[.I437]-1" office:value-type="float" office:value="47" calcext:value-type="float">
            <text:p>47</text:p>
          </table:table-cell>
          <table:table-cell table:style-name="Default"/>
          <table:table-cell office:value-type="float" office:value="83.795" calcext:value-type="float">
            <text:p>83.795</text:p>
          </table:table-cell>
          <table:table-cell office:value-type="float" office:value="97.822" calcext:value-type="float">
            <text:p>97.822</text:p>
          </table:table-cell>
          <table:table-cell/>
          <table:table-cell office:value-type="float" office:value="73.304" calcext:value-type="float">
            <text:p>73.3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8" table:formula="of:=[.Q437]-1" office:value-type="float" office:value="45" calcext:value-type="float">
            <text:p>45</text:p>
          </table:table-cell>
          <table:table-cell table:style-name="Default" table:formula="of:=[.R437]-1" office:value-type="float" office:value="42" calcext:value-type="float">
            <text:p>42</text:p>
          </table:table-cell>
          <table:table-cell table:style-name="ce8" table:formula="of:=[.S437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15.929" calcext:value-type="float">
            <text:p>15.929</text:p>
          </table:table-cell>
          <table:table-cell office:value-type="float" office:value="18.995" calcext:value-type="float">
            <text:p>18.995</text:p>
          </table:table-cell>
          <table:table-cell office:value-type="float" office:value="12.997" calcext:value-type="float">
            <text:p>12.997</text:p>
          </table:table-cell>
          <table:table-cell office:value-type="float" office:value="16.538" calcext:value-type="float">
            <text:p>16.53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8" table:formula="of:=TINV(0.05;[.G441])" office:value-type="float" office:value="2.01410338888085" calcext:value-type="float">
            <text:p>2.0141033889</text:p>
          </table:table-cell>
          <table:table-cell table:style-name="Default" table:formula="of:=TINV(0.05;[.H441])" office:value-type="float" office:value="2.01808170281844" calcext:value-type="float">
            <text:p>2.0180817028</text:p>
          </table:table-cell>
          <table:table-cell table:style-name="ce8" table:formula="of:=TINV(0.05;[.I441])" office:value-type="float" office:value="2.01174051372977" calcext:value-type="float">
            <text:p>2.0117405137</text:p>
          </table:table-cell>
          <table:table-cell table:style-name="Default"/>
          <table:table-cell office:value-type="float" office:value="86.18" calcext:value-type="float">
            <text:p>86.18</text:p>
          </table:table-cell>
          <table:table-cell office:value-type="float" office:value="115.4" calcext:value-type="float">
            <text:p>115.4</text:p>
          </table:table-cell>
          <table:table-cell office:value-type="float" office:value="53.382" calcext:value-type="float">
            <text:p>53.382</text:p>
          </table:table-cell>
          <table:table-cell office:value-type="float" office:value="76.096" calcext:value-type="float">
            <text:p>76.0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8" table:formula="of:=TINV(0.05;[.Q441])" office:value-type="float" office:value="2.01410338888085" calcext:value-type="float">
            <text:p>2.0141033889</text:p>
          </table:table-cell>
          <table:table-cell table:style-name="Default" table:formula="of:=TINV(0.05;[.R441])" office:value-type="float" office:value="2.01808170281844" calcext:value-type="float">
            <text:p>2.0180817028</text:p>
          </table:table-cell>
          <table:table-cell table:style-name="ce8" table:formula="of:=TINV(0.05;[.S441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15.829" calcext:value-type="float">
            <text:p>15.829</text:p>
          </table:table-cell>
          <table:table-cell office:value-type="float" office:value="18.448" calcext:value-type="float">
            <text:p>18.448</text:p>
          </table:table-cell>
          <table:table-cell office:value-type="float" office:value="13.097" calcext:value-type="float">
            <text:p>13.097</text:p>
          </table:table-cell>
          <table:table-cell office:value-type="float" office:value="16.076" calcext:value-type="float">
            <text:p>16.07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float" office:value="0.0968770422593606" calcext:value-type="float">
            <text:p>0.0968770423</text:p>
          </table:table-cell>
          <table:table-cell table:style-name="ce20" table:formula="of:=([.G442]*[.G440])" office:value-type="float" office:value="0.12933347312398" calcext:value-type="float">
            <text:p>0.1293334731</text:p>
          </table:table-cell>
          <table:table-cell table:style-name="ce17" table:formula="of:=([.H442]*[.H440])" office:value-type="float" office:value="0.110329992259037" calcext:value-type="float">
            <text:p>0.1103299923</text:p>
          </table:table-cell>
          <table:table-cell table:style-name="ce20" table:formula="of:=([.I442]*[.I440])" office:value-type="float" office:value="0.134675919155129" calcext:value-type="float">
            <text:p>0.1346759192</text:p>
          </table:table-cell>
          <table:table-cell table:style-name="ce17"/>
          <table:table-cell office:value-type="float" office:value="94.599" calcext:value-type="float">
            <text:p>94.599</text:p>
          </table:table-cell>
          <table:table-cell office:value-type="float" office:value="99.45" calcext:value-type="float">
            <text:p>99.45</text:p>
          </table:table-cell>
          <table:table-cell office:value-type="float" office:value="46.829" calcext:value-type="float">
            <text:p>46.829</text:p>
          </table:table-cell>
          <table:table-cell office:value-type="float" office:value="75.725" calcext:value-type="float">
            <text:p>75.72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float" office:value="1.46914236839508" calcext:value-type="float">
            <text:p>1.4691423684</text:p>
          </table:table-cell>
          <table:table-cell table:style-name="ce20" table:formula="of:=([.Q442]*[.Q440])" office:value-type="float" office:value="3.5478883063832" calcext:value-type="float">
            <text:p>3.5478883064</text:p>
          </table:table-cell>
          <table:table-cell table:style-name="ce17" table:formula="of:=([.R442]*[.R440])" office:value-type="float" office:value="1.41555555023911" calcext:value-type="float">
            <text:p>1.4155555502</text:p>
          </table:table-cell>
          <table:table-cell table:style-name="ce20" table:formula="of:=([.S442]*[.S440])" office:value-type="float" office:value="2.08655601763579" calcext:value-type="float">
            <text:p>2.0865560176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pdfjs;16.17308;0.0968770422593606;18.8612608695652;0.12933347312398;13.2733953488372;0.110329992259037;15.2653333333333;0.134675919155129;92.35344;1.46914236839508;90.5530434782609;3.5478883063832;54.0388372093023;1.41555555023911;64.5995416666667;2.08655601763579" calcext:value-type="string">
            <text:p>pdfjs;16.17308;0.0968770422593606;18.8612608695652;0.12933347312398;13.2733953488372;0.110329992259037;15.2653333333333;0.134675919155129;92.35344;1.46914236839508;90.5530434782609;3.5478883063832;54.0388372093023;1.41555555023911;64.5995416666667;2.08655601763579</text:p>
          </table:table-cell>
          <table:table-cell table:number-columns-repeated="9"/>
        </table:table-row>
        <table:table-row table:style-name="ro4">
          <table:table-cell office:value-type="float" office:value="15.664" calcext:value-type="float">
            <text:p>15.664</text:p>
          </table:table-cell>
          <table:table-cell office:value-type="float" office:value="19.329" calcext:value-type="float">
            <text:p>19.329</text:p>
          </table:table-cell>
          <table:table-cell office:value-type="float" office:value="13.228" calcext:value-type="float">
            <text:p>13.228</text:p>
          </table:table-cell>
          <table:table-cell office:value-type="float" office:value="15.586" calcext:value-type="float">
            <text:p>15.586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599001812019483" calcext:value-type="percentage">
            <text:p>0.60%</text:p>
          </table:table-cell>
          <table:table-cell table:formula="of:=[.G443]/[.G438]" office:value-type="percentage" office:value="0.00685709582293486" calcext:value-type="percentage">
            <text:p>0.69%</text:p>
          </table:table-cell>
          <table:table-cell table:formula="of:=[.H443]/[.H438]" office:value-type="percentage" office:value="0.00831211527717374" calcext:value-type="percentage">
            <text:p>0.83%</text:p>
          </table:table-cell>
          <table:table-cell table:formula="of:=[.I443]/[.I438]" office:value-type="percentage" office:value="0.00882233726669113" calcext:value-type="percentage">
            <text:p>0.88%</text:p>
          </table:table-cell>
          <table:table-cell/>
          <table:table-cell office:value-type="float" office:value="85.547" calcext:value-type="float">
            <text:p>85.547</text:p>
          </table:table-cell>
          <table:table-cell office:value-type="float" office:value="109.716" calcext:value-type="float">
            <text:p>109.716</text:p>
          </table:table-cell>
          <table:table-cell office:value-type="float" office:value="51.215" calcext:value-type="float">
            <text:p>51.215</text:p>
          </table:table-cell>
          <table:table-cell office:value-type="float" office:value="79.103" calcext:value-type="float">
            <text:p>79.103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159078250728406" calcext:value-type="percentage">
            <text:p>1.59%</text:p>
          </table:table-cell>
          <table:table-cell table:formula="of:=[.Q443]/[.Q438]" office:value-type="percentage" office:value="0.0391802215596977" calcext:value-type="percentage">
            <text:p>3.92%</text:p>
          </table:table-cell>
          <table:table-cell table:formula="of:=[.R443]/[.R438]" office:value-type="percentage" office:value="0.0261951519192836" calcext:value-type="percentage">
            <text:p>2.62%</text:p>
          </table:table-cell>
          <table:table-cell table:formula="of:=[.S443]/[.S438]" office:value-type="percentage" office:value="0.0322998579216306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16.019" calcext:value-type="float">
            <text:p>16.019</text:p>
          </table:table-cell>
          <table:table-cell office:value-type="float" office:value="18.784" calcext:value-type="float">
            <text:p>18.784</text:p>
          </table:table-cell>
          <table:table-cell/>
          <table:table-cell office:value-type="float" office:value="15.317" calcext:value-type="float">
            <text:p>15.317</text:p>
          </table:table-cell>
          <table:table-cell table:number-columns-repeated="6"/>
          <table:table-cell office:value-type="float" office:value="90.748" calcext:value-type="float">
            <text:p>90.748</text:p>
          </table:table-cell>
          <table:table-cell office:value-type="float" office:value="98.311" calcext:value-type="float">
            <text:p>98.311</text:p>
          </table:table-cell>
          <table:table-cell/>
          <table:table-cell office:value-type="float" office:value="74.044" calcext:value-type="float">
            <text:p>74.044</text:p>
          </table:table-cell>
          <table:table-cell table:number-columns-repeated="16"/>
        </table:table-row>
        <table:table-row table:style-name="ro4">
          <table:table-cell office:value-type="float" office:value="16.718" calcext:value-type="float">
            <text:p>16.718</text:p>
          </table:table-cell>
          <table:table-cell office:value-type="float" office:value="19.323" calcext:value-type="float">
            <text:p>19.323</text:p>
          </table:table-cell>
          <table:table-cell office:value-type="float" office:value="12.977" calcext:value-type="float">
            <text:p>12.977</text:p>
          </table:table-cell>
          <table:table-cell office:value-type="float" office:value="16.872" calcext:value-type="float">
            <text:p>16.87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0.166213292060957" calcext:value-type="percentage">
            <text:p>16.62%</text:p>
          </table:table-cell>
          <table:table-cell table:style-name="ce21" table:formula="of:=([.H438]-[.F438])/[.F438]" office:value-type="percentage" office:value="-0.179290812335238" calcext:value-type="percentage">
            <text:p>-17.93%</text:p>
          </table:table-cell>
          <table:table-cell table:style-name="ce21" table:formula="of:=([.I438]-[.F438])/[.F438]" office:value-type="percentage" office:value="-0.0561270127067118" calcext:value-type="percentage">
            <text:p>-05.61%</text:p>
          </table:table-cell>
          <table:table-cell/>
          <table:table-cell office:value-type="float" office:value="93.927" calcext:value-type="float">
            <text:p>93.927</text:p>
          </table:table-cell>
          <table:table-cell office:value-type="float" office:value="101.053" calcext:value-type="float">
            <text:p>101.053</text:p>
          </table:table-cell>
          <table:table-cell office:value-type="float" office:value="50.167" calcext:value-type="float">
            <text:p>50.167</text:p>
          </table:table-cell>
          <table:table-cell office:value-type="float" office:value="81.634" calcext:value-type="float">
            <text:p>81.63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-0.0194946341115083" calcext:value-type="percentage">
            <text:p>-01.95%</text:p>
          </table:table-cell>
          <table:table-cell table:style-name="ce27" table:formula="of:=([.R438]-[.P438])/[.P438]" office:value-type="percentage" office:value="-0.414869254363429" calcext:value-type="percentage">
            <text:p>-41.49%</text:p>
          </table:table-cell>
          <table:table-cell table:style-name="ce27" table:formula="of:=([.S438]-[.P438])/[.P438]" office:value-type="percentage" office:value="-0.300518295077404" calcext:value-type="percentage">
            <text:p>-30.05%</text:p>
          </table:table-cell>
          <table:table-cell table:number-columns-repeated="11"/>
        </table:table-row>
        <table:table-row table:style-name="ro4">
          <table:table-cell office:value-type="float" office:value="16.478" calcext:value-type="float">
            <text:p>16.478</text:p>
          </table:table-cell>
          <table:table-cell office:value-type="float" office:value="19.003" calcext:value-type="float">
            <text:p>19.003</text:p>
          </table:table-cell>
          <table:table-cell office:value-type="float" office:value="13.187" calcext:value-type="float">
            <text:p>13.187</text:p>
          </table:table-cell>
          <table:table-cell office:value-type="float" office:value="15.199" calcext:value-type="float">
            <text:p>15.199</text:p>
          </table:table-cell>
          <table:table-cell table:number-columns-repeated="6"/>
          <table:table-cell office:value-type="float" office:value="94.394" calcext:value-type="float">
            <text:p>94.394</text:p>
          </table:table-cell>
          <table:table-cell office:value-type="float" office:value="92.26" calcext:value-type="float">
            <text:p>92.26</text:p>
          </table:table-cell>
          <table:table-cell office:value-type="float" office:value="50.922" calcext:value-type="float">
            <text:p>50.922</text:p>
          </table:table-cell>
          <table:table-cell office:value-type="float" office:value="65.615" calcext:value-type="float">
            <text:p>65.615</text:p>
          </table:table-cell>
          <table:table-cell table:number-columns-repeated="16"/>
        </table:table-row>
        <table:table-row table:style-name="ro4">
          <table:table-cell office:value-type="float" office:value="15.648" calcext:value-type="float">
            <text:p>15.648</text:p>
          </table:table-cell>
          <table:table-cell office:value-type="float" office:value="19.052" calcext:value-type="float">
            <text:p>19.052</text:p>
          </table:table-cell>
          <table:table-cell office:value-type="float" office:value="13.408" calcext:value-type="float">
            <text:p>13.408</text:p>
          </table:table-cell>
          <table:table-cell office:value-type="float" office:value="15.273" calcext:value-type="float">
            <text:p>15.273</text:p>
          </table:table-cell>
          <table:table-cell table:number-columns-repeated="6"/>
          <table:table-cell office:value-type="float" office:value="98.126" calcext:value-type="float">
            <text:p>98.126</text:p>
          </table:table-cell>
          <table:table-cell office:value-type="float" office:value="103.77" calcext:value-type="float">
            <text:p>103.77</text:p>
          </table:table-cell>
          <table:table-cell office:value-type="float" office:value="51.577" calcext:value-type="float">
            <text:p>51.577</text:p>
          </table:table-cell>
          <table:table-cell office:value-type="float" office:value="72.269" calcext:value-type="float">
            <text:p>72.269</text:p>
          </table:table-cell>
          <table:table-cell table:number-columns-repeated="16"/>
        </table:table-row>
        <table:table-row table:style-name="ro4">
          <table:table-cell office:value-type="float" office:value="16.114" calcext:value-type="float">
            <text:p>16.114</text:p>
          </table:table-cell>
          <table:table-cell office:value-type="float" office:value="18.919" calcext:value-type="float">
            <text:p>18.919</text:p>
          </table:table-cell>
          <table:table-cell office:value-type="float" office:value="13.832" calcext:value-type="float">
            <text:p>13.832</text:p>
          </table:table-cell>
          <table:table-cell office:value-type="float" office:value="15.039" calcext:value-type="float">
            <text:p>15.039</text:p>
          </table:table-cell>
          <table:table-cell table:number-columns-repeated="6"/>
          <table:table-cell office:value-type="float" office:value="84.753" calcext:value-type="float">
            <text:p>84.753</text:p>
          </table:table-cell>
          <table:table-cell office:value-type="float" office:value="103.29" calcext:value-type="float">
            <text:p>103.29</text:p>
          </table:table-cell>
          <table:table-cell office:value-type="float" office:value="59.579" calcext:value-type="float">
            <text:p>59.579</text:p>
          </table:table-cell>
          <table:table-cell office:value-type="float" office:value="65.216" calcext:value-type="float">
            <text:p>65.216</text:p>
          </table:table-cell>
          <table:table-cell table:number-columns-repeated="16"/>
        </table:table-row>
        <table:table-row table:style-name="ro4">
          <table:table-cell office:value-type="float" office:value="16.12" calcext:value-type="float">
            <text:p>16.12</text:p>
          </table:table-cell>
          <table:table-cell office:value-type="float" office:value="19.023" calcext:value-type="float">
            <text:p>19.023</text:p>
          </table:table-cell>
          <table:table-cell office:value-type="float" office:value="13.313" calcext:value-type="float">
            <text:p>13.313</text:p>
          </table:table-cell>
          <table:table-cell office:value-type="float" office:value="14.845" calcext:value-type="float">
            <text:p>14.845</text:p>
          </table:table-cell>
          <table:table-cell table:number-columns-repeated="6"/>
          <table:table-cell office:value-type="float" office:value="91.506" calcext:value-type="float">
            <text:p>91.506</text:p>
          </table:table-cell>
          <table:table-cell office:value-type="float" office:value="99.574" calcext:value-type="float">
            <text:p>99.574</text:p>
          </table:table-cell>
          <table:table-cell office:value-type="float" office:value="56.359" calcext:value-type="float">
            <text:p>56.359</text:p>
          </table:table-cell>
          <table:table-cell office:value-type="float" office:value="66.781" calcext:value-type="float">
            <text:p>66.781</text:p>
          </table:table-cell>
          <table:table-cell table:number-columns-repeated="16"/>
        </table:table-row>
        <table:table-row table:style-name="ro4">
          <table:table-cell office:value-type="float" office:value="16.17" calcext:value-type="float">
            <text:p>16.17</text:p>
          </table:table-cell>
          <table:table-cell office:value-type="float" office:value="18.662" calcext:value-type="float">
            <text:p>18.662</text:p>
          </table:table-cell>
          <table:table-cell office:value-type="float" office:value="13.103" calcext:value-type="float">
            <text:p>13.103</text:p>
          </table:table-cell>
          <table:table-cell office:value-type="float" office:value="14.779" calcext:value-type="float">
            <text:p>14.779</text:p>
          </table:table-cell>
          <table:table-cell table:number-columns-repeated="6"/>
          <table:table-cell office:value-type="float" office:value="93.393" calcext:value-type="float">
            <text:p>93.393</text:p>
          </table:table-cell>
          <table:table-cell office:value-type="float" office:value="103.399" calcext:value-type="float">
            <text:p>103.399</text:p>
          </table:table-cell>
          <table:table-cell office:value-type="float" office:value="59.607" calcext:value-type="float">
            <text:p>59.607</text:p>
          </table:table-cell>
          <table:table-cell office:value-type="float" office:value="65.898" calcext:value-type="float">
            <text:p>65.898</text:p>
          </table:table-cell>
          <table:table-cell table:number-columns-repeated="16"/>
        </table:table-row>
        <table:table-row table:style-name="ro4">
          <table:table-cell office:value-type="float" office:value="16.19" calcext:value-type="float">
            <text:p>16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3.471" calcext:value-type="float">
            <text:p>13.471</text:p>
          </table:table-cell>
          <table:table-cell office:value-type="float" office:value="14.693" calcext:value-type="float">
            <text:p>14.693</text:p>
          </table:table-cell>
          <table:table-cell table:number-columns-repeated="6"/>
          <table:table-cell office:value-type="float" office:value="96.219" calcext:value-type="float">
            <text:p>96.219</text:p>
          </table:table-cell>
          <table:table-cell office:value-type="float" office:value="103.852" calcext:value-type="float">
            <text:p>103.852</text:p>
          </table:table-cell>
          <table:table-cell office:value-type="float" office:value="57.511" calcext:value-type="float">
            <text:p>57.511</text:p>
          </table:table-cell>
          <table:table-cell office:value-type="float" office:value="59.88" calcext:value-type="float">
            <text:p>59.88</text:p>
          </table:table-cell>
          <table:table-cell table:number-columns-repeated="16"/>
        </table:table-row>
        <table:table-row table:style-name="ro4">
          <table:table-cell office:value-type="float" office:value="15.99" calcext:value-type="float">
            <text:p>15.99</text:p>
          </table:table-cell>
          <table:table-cell office:value-type="float" office:value="19.019" calcext:value-type="float">
            <text:p>19.019</text:p>
          </table:table-cell>
          <table:table-cell/>
          <table:table-cell office:value-type="float" office:value="15.171" calcext:value-type="float">
            <text:p>15.171</text:p>
          </table:table-cell>
          <table:table-cell table:number-columns-repeated="6"/>
          <table:table-cell office:value-type="float" office:value="79.176" calcext:value-type="float">
            <text:p>79.176</text:p>
          </table:table-cell>
          <table:table-cell office:value-type="float" office:value="99.939" calcext:value-type="float">
            <text:p>99.939</text:p>
          </table:table-cell>
          <table:table-cell/>
          <table:table-cell office:value-type="float" office:value="63.591" calcext:value-type="float">
            <text:p>63.591</text:p>
          </table:table-cell>
          <table:table-cell table:number-columns-repeated="16"/>
        </table:table-row>
        <table:table-row table:style-name="ro4">
          <table:table-cell office:value-type="float" office:value="16.154" calcext:value-type="float">
            <text:p>16.154</text:p>
          </table:table-cell>
          <table:table-cell office:value-type="float" office:value="18.168" calcext:value-type="float">
            <text:p>18.168</text:p>
          </table:table-cell>
          <table:table-cell/>
          <table:table-cell office:value-type="float" office:value="15.124" calcext:value-type="float">
            <text:p>15.124</text:p>
          </table:table-cell>
          <table:table-cell table:number-columns-repeated="6"/>
          <table:table-cell office:value-type="float" office:value="85.632" calcext:value-type="float">
            <text:p>85.632</text:p>
          </table:table-cell>
          <table:table-cell office:value-type="float" office:value="103.377" calcext:value-type="float">
            <text:p>103.377</text:p>
          </table:table-cell>
          <table:table-cell/>
          <table:table-cell office:value-type="float" office:value="64.412" calcext:value-type="float">
            <text:p>64.412</text:p>
          </table:table-cell>
          <table:table-cell table:number-columns-repeated="16"/>
        </table:table-row>
        <table:table-row table:style-name="ro4">
          <table:table-cell office:value-type="float" office:value="15.917" calcext:value-type="float">
            <text:p>15.917</text:p>
          </table:table-cell>
          <table:table-cell office:value-type="float" office:value="18.744" calcext:value-type="float">
            <text:p>18.744</text:p>
          </table:table-cell>
          <table:table-cell office:value-type="float" office:value="13.477" calcext:value-type="float">
            <text:p>13.477</text:p>
          </table:table-cell>
          <table:table-cell office:value-type="float" office:value="15.513" calcext:value-type="float">
            <text:p>15.513</text:p>
          </table:table-cell>
          <table:table-cell table:number-columns-repeated="6"/>
          <table:table-cell office:value-type="float" office:value="92.641" calcext:value-type="float">
            <text:p>92.641</text:p>
          </table:table-cell>
          <table:table-cell office:value-type="float" office:value="93.155" calcext:value-type="float">
            <text:p>93.155</text:p>
          </table:table-cell>
          <table:table-cell office:value-type="float" office:value="60.651" calcext:value-type="float">
            <text:p>60.651</text:p>
          </table:table-cell>
          <table:table-cell office:value-type="float" office:value="70.011" calcext:value-type="float">
            <text:p>70.011</text:p>
          </table:table-cell>
          <table:table-cell table:number-columns-repeated="16"/>
        </table:table-row>
        <table:table-row table:style-name="ro4">
          <table:table-cell office:value-type="float" office:value="15.883" calcext:value-type="float">
            <text:p>15.883</text:p>
          </table:table-cell>
          <table:table-cell office:value-type="float" office:value="18.804" calcext:value-type="float">
            <text:p>18.804</text:p>
          </table:table-cell>
          <table:table-cell office:value-type="float" office:value="13.344" calcext:value-type="float">
            <text:p>13.344</text:p>
          </table:table-cell>
          <table:table-cell office:value-type="float" office:value="15.364" calcext:value-type="float">
            <text:p>15.364</text:p>
          </table:table-cell>
          <table:table-cell table:number-columns-repeated="6"/>
          <table:table-cell office:value-type="float" office:value="92.169" calcext:value-type="float">
            <text:p>92.169</text:p>
          </table:table-cell>
          <table:table-cell office:value-type="float" office:value="93.447" calcext:value-type="float">
            <text:p>93.447</text:p>
          </table:table-cell>
          <table:table-cell office:value-type="float" office:value="56.19" calcext:value-type="float">
            <text:p>56.19</text:p>
          </table:table-cell>
          <table:table-cell office:value-type="float" office:value="62.944" calcext:value-type="float">
            <text:p>62.944</text:p>
          </table:table-cell>
          <table:table-cell table:number-columns-repeated="16"/>
        </table:table-row>
        <table:table-row table:style-name="ro4">
          <table:table-cell office:value-type="float" office:value="16.271" calcext:value-type="float">
            <text:p>16.271</text:p>
          </table:table-cell>
          <table:table-cell office:value-type="float" office:value="18.726" calcext:value-type="float">
            <text:p>18.726</text:p>
          </table:table-cell>
          <table:table-cell office:value-type="float" office:value="12.939" calcext:value-type="float">
            <text:p>12.939</text:p>
          </table:table-cell>
          <table:table-cell office:value-type="float" office:value="15.105" calcext:value-type="float">
            <text:p>15.105</text:p>
          </table:table-cell>
          <table:table-cell table:number-columns-repeated="6"/>
          <table:table-cell office:value-type="float" office:value="94.894" calcext:value-type="float">
            <text:p>94.894</text:p>
          </table:table-cell>
          <table:table-cell office:value-type="float" office:value="81.44" calcext:value-type="float">
            <text:p>81.44</text:p>
          </table:table-cell>
          <table:table-cell office:value-type="float" office:value="47.752" calcext:value-type="float">
            <text:p>47.752</text:p>
          </table:table-cell>
          <table:table-cell office:value-type="float" office:value="63.725" calcext:value-type="float">
            <text:p>63.725</text:p>
          </table:table-cell>
          <table:table-cell table:number-columns-repeated="16"/>
        </table:table-row>
        <table:table-row table:style-name="ro4">
          <table:table-cell office:value-type="float" office:value="16.793" calcext:value-type="float">
            <text:p>16.793</text:p>
          </table:table-cell>
          <table:table-cell office:value-type="float" office:value="19.129" calcext:value-type="float">
            <text:p>19.129</text:p>
          </table:table-cell>
          <table:table-cell office:value-type="float" office:value="13.251" calcext:value-type="float">
            <text:p>13.251</text:p>
          </table:table-cell>
          <table:table-cell office:value-type="float" office:value="15.032" calcext:value-type="float">
            <text:p>15.032</text:p>
          </table:table-cell>
          <table:table-cell table:number-columns-repeated="6"/>
          <table:table-cell office:value-type="float" office:value="95.341" calcext:value-type="float">
            <text:p>95.341</text:p>
          </table:table-cell>
          <table:table-cell office:value-type="float" office:value="92.139" calcext:value-type="float">
            <text:p>92.139</text:p>
          </table:table-cell>
          <table:table-cell office:value-type="float" office:value="51.067" calcext:value-type="float">
            <text:p>51.067</text:p>
          </table:table-cell>
          <table:table-cell office:value-type="float" office:value="61.422" calcext:value-type="float">
            <text:p>61.422</text:p>
          </table:table-cell>
          <table:table-cell table:number-columns-repeated="16"/>
        </table:table-row>
        <table:table-row table:style-name="ro4">
          <table:table-cell office:value-type="float" office:value="15.863" calcext:value-type="float">
            <text:p>15.863</text:p>
          </table:table-cell>
          <table:table-cell office:value-type="float" office:value="18.678" calcext:value-type="float">
            <text:p>18.678</text:p>
          </table:table-cell>
          <table:table-cell office:value-type="float" office:value="13.464" calcext:value-type="float">
            <text:p>13.464</text:p>
          </table:table-cell>
          <table:table-cell office:value-type="float" office:value="14.913" calcext:value-type="float">
            <text:p>14.913</text:p>
          </table:table-cell>
          <table:table-cell table:number-columns-repeated="6"/>
          <table:table-cell office:value-type="float" office:value="84.236" calcext:value-type="float">
            <text:p>84.236</text:p>
          </table:table-cell>
          <table:table-cell office:value-type="float" office:value="84.828" calcext:value-type="float">
            <text:p>84.828</text:p>
          </table:table-cell>
          <table:table-cell office:value-type="float" office:value="48.256" calcext:value-type="float">
            <text:p>48.256</text:p>
          </table:table-cell>
          <table:table-cell office:value-type="float" office:value="62.099" calcext:value-type="float">
            <text:p>62.099</text:p>
          </table:table-cell>
          <table:table-cell table:number-columns-repeated="16"/>
        </table:table-row>
        <table:table-row table:style-name="ro4">
          <table:table-cell office:value-type="float" office:value="15.943" calcext:value-type="float">
            <text:p>15.943</text:p>
          </table:table-cell>
          <table:table-cell office:value-type="float" office:value="18.744" calcext:value-type="float">
            <text:p>18.744</text:p>
          </table:table-cell>
          <table:table-cell office:value-type="float" office:value="13.695" calcext:value-type="float">
            <text:p>13.695</text:p>
          </table:table-cell>
          <table:table-cell office:value-type="float" office:value="15.083" calcext:value-type="float">
            <text:p>15.083</text:p>
          </table:table-cell>
          <table:table-cell table:number-columns-repeated="6"/>
          <table:table-cell office:value-type="float" office:value="89.169" calcext:value-type="float">
            <text:p>89.169</text:p>
          </table:table-cell>
          <table:table-cell office:value-type="float" office:value="68.991" calcext:value-type="float">
            <text:p>68.991</text:p>
          </table:table-cell>
          <table:table-cell office:value-type="float" office:value="56.231" calcext:value-type="float">
            <text:p>56.231</text:p>
          </table:table-cell>
          <table:table-cell office:value-type="float" office:value="58.98" calcext:value-type="float">
            <text:p>58.98</text:p>
          </table:table-cell>
          <table:table-cell table:number-columns-repeated="16"/>
        </table:table-row>
        <table:table-row table:style-name="ro4">
          <table:table-cell office:value-type="float" office:value="15.892" calcext:value-type="float">
            <text:p>15.892</text:p>
          </table:table-cell>
          <table:table-cell office:value-type="float" office:value="18.861" calcext:value-type="float">
            <text:p>18.861</text:p>
          </table:table-cell>
          <table:table-cell office:value-type="float" office:value="13.007" calcext:value-type="float">
            <text:p>13.007</text:p>
          </table:table-cell>
          <table:table-cell office:value-type="float" office:value="15.064" calcext:value-type="float">
            <text:p>15.064</text:p>
          </table:table-cell>
          <table:table-cell table:number-columns-repeated="6"/>
          <table:table-cell office:value-type="float" office:value="90.503" calcext:value-type="float">
            <text:p>90.503</text:p>
          </table:table-cell>
          <table:table-cell office:value-type="float" office:value="79.432" calcext:value-type="float">
            <text:p>79.432</text:p>
          </table:table-cell>
          <table:table-cell office:value-type="float" office:value="57.584" calcext:value-type="float">
            <text:p>57.584</text:p>
          </table:table-cell>
          <table:table-cell office:value-type="float" office:value="62.782" calcext:value-type="float">
            <text:p>62.782</text:p>
          </table:table-cell>
          <table:table-cell table:number-columns-repeated="16"/>
        </table:table-row>
        <table:table-row table:style-name="ro4">
          <table:table-cell office:value-type="float" office:value="16.596" calcext:value-type="float">
            <text:p>16.596</text:p>
          </table:table-cell>
          <table:table-cell office:value-type="float" office:value="19.216" calcext:value-type="float">
            <text:p>19.216</text:p>
          </table:table-cell>
          <table:table-cell office:value-type="float" office:value="13.549" calcext:value-type="float">
            <text:p>13.549</text:p>
          </table:table-cell>
          <table:table-cell office:value-type="float" office:value="14.828" calcext:value-type="float">
            <text:p>14.828</text:p>
          </table:table-cell>
          <table:table-cell table:number-columns-repeated="6"/>
          <table:table-cell office:value-type="float" office:value="102.784" calcext:value-type="float">
            <text:p>102.784</text:p>
          </table:table-cell>
          <table:table-cell office:value-type="float" office:value="92.891" calcext:value-type="float">
            <text:p>92.891</text:p>
          </table:table-cell>
          <table:table-cell office:value-type="float" office:value="56.904" calcext:value-type="float">
            <text:p>56.904</text:p>
          </table:table-cell>
          <table:table-cell office:value-type="float" office:value="61.276" calcext:value-type="float">
            <text:p>61.276</text:p>
          </table:table-cell>
          <table:table-cell table:number-columns-repeated="16"/>
        </table:table-row>
        <table:table-row table:style-name="ro4">
          <table:table-cell office:value-type="float" office:value="16.621" calcext:value-type="float">
            <text:p>16.621</text:p>
          </table:table-cell>
          <table:table-cell office:value-type="float" office:value="19.536" calcext:value-type="float">
            <text:p>19.536</text:p>
          </table:table-cell>
          <table:table-cell office:value-type="float" office:value="13.256" calcext:value-type="float">
            <text:p>13.256</text:p>
          </table:table-cell>
          <table:table-cell office:value-type="float" office:value="14.728" calcext:value-type="float">
            <text:p>14.728</text:p>
          </table:table-cell>
          <table:table-cell table:number-columns-repeated="6"/>
          <table:table-cell office:value-type="float" office:value="94.267" calcext:value-type="float">
            <text:p>94.267</text:p>
          </table:table-cell>
          <table:table-cell office:value-type="float" office:value="82.438" calcext:value-type="float">
            <text:p>82.438</text:p>
          </table:table-cell>
          <table:table-cell office:value-type="float" office:value="50.666" calcext:value-type="float">
            <text:p>50.666</text:p>
          </table:table-cell>
          <table:table-cell office:value-type="float" office:value="60.165" calcext:value-type="float">
            <text:p>60.165</text:p>
          </table:table-cell>
          <table:table-cell table:number-columns-repeated="16"/>
        </table:table-row>
        <table:table-row table:style-name="ro4">
          <table:table-cell office:value-type="float" office:value="16.244" calcext:value-type="float">
            <text:p>16.244</text:p>
          </table:table-cell>
          <table:table-cell office:value-type="float" office:value="19.029" calcext:value-type="float">
            <text:p>19.029</text:p>
          </table:table-cell>
          <table:table-cell office:value-type="float" office:value="12.814" calcext:value-type="float">
            <text:p>12.814</text:p>
          </table:table-cell>
          <table:table-cell office:value-type="float" office:value="15.072" calcext:value-type="float">
            <text:p>15.072</text:p>
          </table:table-cell>
          <table:table-cell table:number-columns-repeated="6"/>
          <table:table-cell office:value-type="float" office:value="95.451" calcext:value-type="float">
            <text:p>95.451</text:p>
          </table:table-cell>
          <table:table-cell office:value-type="float" office:value="93.147" calcext:value-type="float">
            <text:p>93.147</text:p>
          </table:table-cell>
          <table:table-cell office:value-type="float" office:value="52.209" calcext:value-type="float">
            <text:p>52.209</text:p>
          </table:table-cell>
          <table:table-cell office:value-type="float" office:value="62.208" calcext:value-type="float">
            <text:p>62.208</text:p>
          </table:table-cell>
          <table:table-cell table:number-columns-repeated="16"/>
        </table:table-row>
        <table:table-row table:style-name="ro4">
          <table:table-cell office:value-type="float" office:value="16.006" calcext:value-type="float">
            <text:p>16.006</text:p>
          </table:table-cell>
          <table:table-cell office:value-type="float" office:value="18.624" calcext:value-type="float">
            <text:p>18.624</text:p>
          </table:table-cell>
          <table:table-cell office:value-type="float" office:value="13.299" calcext:value-type="float">
            <text:p>13.299</text:p>
          </table:table-cell>
          <table:table-cell office:value-type="float" office:value="14.953" calcext:value-type="float">
            <text:p>14.953</text:p>
          </table:table-cell>
          <table:table-cell table:number-columns-repeated="6"/>
          <table:table-cell office:value-type="float" office:value="90.383" calcext:value-type="float">
            <text:p>90.383</text:p>
          </table:table-cell>
          <table:table-cell office:value-type="float" office:value="78.493" calcext:value-type="float">
            <text:p>78.493</text:p>
          </table:table-cell>
          <table:table-cell office:value-type="float" office:value="48.182" calcext:value-type="float">
            <text:p>48.182</text:p>
          </table:table-cell>
          <table:table-cell office:value-type="float" office:value="61.403" calcext:value-type="float">
            <text:p>61.403</text:p>
          </table:table-cell>
          <table:table-cell table:number-columns-repeated="16"/>
        </table:table-row>
        <table:table-row table:style-name="ro4">
          <table:table-cell office:value-type="float" office:value="16.305" calcext:value-type="float">
            <text:p>16.305</text:p>
          </table:table-cell>
          <table:table-cell office:value-type="float" office:value="18.914" calcext:value-type="float">
            <text:p>18.914</text:p>
          </table:table-cell>
          <table:table-cell office:value-type="float" office:value="13.709" calcext:value-type="float">
            <text:p>13.709</text:p>
          </table:table-cell>
          <table:table-cell office:value-type="float" office:value="15.412" calcext:value-type="float">
            <text:p>15.412</text:p>
          </table:table-cell>
          <table:table-cell table:number-columns-repeated="6"/>
          <table:table-cell office:value-type="float" office:value="95.626" calcext:value-type="float">
            <text:p>95.626</text:p>
          </table:table-cell>
          <table:table-cell office:value-type="float" office:value="90.2" calcext:value-type="float">
            <text:p>90.2</text:p>
          </table:table-cell>
          <table:table-cell office:value-type="float" office:value="56.856" calcext:value-type="float">
            <text:p>56.856</text:p>
          </table:table-cell>
          <table:table-cell office:value-type="float" office:value="64.39" calcext:value-type="float">
            <text:p>64.39</text:p>
          </table:table-cell>
          <table:table-cell table:number-columns-repeated="16"/>
        </table:table-row>
        <table:table-row table:style-name="ro4">
          <table:table-cell office:value-type="float" office:value="16.073" calcext:value-type="float">
            <text:p>16.073</text:p>
          </table:table-cell>
          <table:table-cell office:value-type="float" office:value="18.527" calcext:value-type="float">
            <text:p>18.527</text:p>
          </table:table-cell>
          <table:table-cell office:value-type="float" office:value="13.312" calcext:value-type="float">
            <text:p>13.312</text:p>
          </table:table-cell>
          <table:table-cell office:value-type="float" office:value="15.033" calcext:value-type="float">
            <text:p>15.033</text:p>
          </table:table-cell>
          <table:table-cell table:number-columns-repeated="6"/>
          <table:table-cell office:value-type="float" office:value="93.675" calcext:value-type="float">
            <text:p>93.675</text:p>
          </table:table-cell>
          <table:table-cell office:value-type="float" office:value="77.693" calcext:value-type="float">
            <text:p>77.693</text:p>
          </table:table-cell>
          <table:table-cell office:value-type="float" office:value="60.673" calcext:value-type="float">
            <text:p>60.673</text:p>
          </table:table-cell>
          <table:table-cell office:value-type="float" office:value="61.439" calcext:value-type="float">
            <text:p>61.439</text:p>
          </table:table-cell>
          <table:table-cell table:number-columns-repeated="16"/>
        </table:table-row>
        <table:table-row table:style-name="ro4">
          <table:table-cell office:value-type="float" office:value="16.14" calcext:value-type="float">
            <text:p>16.14</text:p>
          </table:table-cell>
          <table:table-cell/>
          <table:table-cell office:value-type="float" office:value="12.867" calcext:value-type="float">
            <text:p>12.867</text:p>
          </table:table-cell>
          <table:table-cell office:value-type="float" office:value="15.384" calcext:value-type="float">
            <text:p>15.384</text:p>
          </table:table-cell>
          <table:table-cell table:number-columns-repeated="6"/>
          <table:table-cell office:value-type="float" office:value="92.028" calcext:value-type="float">
            <text:p>92.0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.281" calcext:value-type="float">
            <text:p>55.281</text:p>
          </table:table-cell>
          <table:table-cell table:number-columns-repeated="16"/>
        </table:table-row>
        <table:table-row table:style-name="ro4">
          <table:table-cell office:value-type="float" office:value="15.95" calcext:value-type="float">
            <text:p>15.95</text:p>
          </table:table-cell>
          <table:table-cell office:value-type="float" office:value="19.357" calcext:value-type="float">
            <text:p>19.357</text:p>
          </table:table-cell>
          <table:table-cell office:value-type="float" office:value="13.215" calcext:value-type="float">
            <text:p>13.215</text:p>
          </table:table-cell>
          <table:table-cell office:value-type="float" office:value="15.225" calcext:value-type="float">
            <text:p>15.225</text:p>
          </table:table-cell>
          <table:table-cell table:number-columns-repeated="6"/>
          <table:table-cell office:value-type="float" office:value="82.549" calcext:value-type="float">
            <text:p>82.549</text:p>
          </table:table-cell>
          <table:table-cell office:value-type="float" office:value="84.697" calcext:value-type="float">
            <text:p>84.697</text:p>
          </table:table-cell>
          <table:table-cell office:value-type="float" office:value="60.585" calcext:value-type="float">
            <text:p>60.585</text:p>
          </table:table-cell>
          <table:table-cell office:value-type="float" office:value="62.827" calcext:value-type="float">
            <text:p>62.827</text:p>
          </table:table-cell>
          <table:table-cell table:number-columns-repeated="16"/>
        </table:table-row>
        <table:table-row table:style-name="ro4">
          <table:table-cell office:value-type="float" office:value="17.036" calcext:value-type="float">
            <text:p>17.036</text:p>
          </table:table-cell>
          <table:table-cell office:value-type="float" office:value="18.616" calcext:value-type="float">
            <text:p>18.616</text:p>
          </table:table-cell>
          <table:table-cell office:value-type="float" office:value="13.169" calcext:value-type="float">
            <text:p>13.169</text:p>
          </table:table-cell>
          <table:table-cell office:value-type="float" office:value="15.212" calcext:value-type="float">
            <text:p>15.212</text:p>
          </table:table-cell>
          <table:table-cell table:number-columns-repeated="6"/>
          <table:table-cell office:value-type="float" office:value="89.365" calcext:value-type="float">
            <text:p>89.365</text:p>
          </table:table-cell>
          <table:table-cell office:value-type="float" office:value="76.711" calcext:value-type="float">
            <text:p>76.711</text:p>
          </table:table-cell>
          <table:table-cell office:value-type="float" office:value="51.731" calcext:value-type="float">
            <text:p>51.731</text:p>
          </table:table-cell>
          <table:table-cell office:value-type="float" office:value="58.551" calcext:value-type="float">
            <text:p>58.551</text:p>
          </table:table-cell>
          <table:table-cell table:number-columns-repeated="16"/>
        </table:table-row>
        <table:table-row table:style-name="ro4">
          <table:table-cell office:value-type="float" office:value="15.729" calcext:value-type="float">
            <text:p>15.729</text:p>
          </table:table-cell>
          <table:table-cell/>
          <table:table-cell office:value-type="float" office:value="12.747" calcext:value-type="float">
            <text:p>12.747</text:p>
          </table:table-cell>
          <table:table-cell office:value-type="float" office:value="15.118" calcext:value-type="float">
            <text:p>15.118</text:p>
          </table:table-cell>
          <table:table-cell table:number-columns-repeated="6"/>
          <table:table-cell office:value-type="float" office:value="94.316" calcext:value-type="float">
            <text:p>94.316</text:p>
          </table:table-cell>
          <table:table-cell/>
          <table:table-cell office:value-type="float" office:value="52.95" calcext:value-type="float">
            <text:p>52.95</text:p>
          </table:table-cell>
          <table:table-cell office:value-type="float" office:value="60.063" calcext:value-type="float">
            <text:p>60.063</text:p>
          </table:table-cell>
          <table:table-cell table:number-columns-repeated="16"/>
        </table:table-row>
        <table:table-row table:style-name="ro4">
          <table:table-cell office:value-type="float" office:value="15.602" calcext:value-type="float">
            <text:p>15.602</text:p>
          </table:table-cell>
          <table:table-cell office:value-type="float" office:value="19.16" calcext:value-type="float">
            <text:p>19.16</text:p>
          </table:table-cell>
          <table:table-cell office:value-type="float" office:value="12.774" calcext:value-type="float">
            <text:p>12.774</text:p>
          </table:table-cell>
          <table:table-cell table:number-columns-repeated="7"/>
          <table:table-cell office:value-type="float" office:value="92.38" calcext:value-type="float">
            <text:p>92.38</text:p>
          </table:table-cell>
          <table:table-cell office:value-type="float" office:value="79.284" calcext:value-type="float">
            <text:p>79.284</text:p>
          </table:table-cell>
          <table:table-cell office:value-type="float" office:value="52.724" calcext:value-type="float">
            <text:p>52.724</text:p>
          </table:table-cell>
          <table:table-cell table:number-columns-repeated="17"/>
        </table:table-row>
        <table:table-row table:style-name="ro4">
          <table:table-cell office:value-type="float" office:value="15.484" calcext:value-type="float">
            <text:p>15.484</text:p>
          </table:table-cell>
          <table:table-cell office:value-type="float" office:value="18.123" calcext:value-type="float">
            <text:p>18.123</text:p>
          </table:table-cell>
          <table:table-cell office:value-type="float" office:value="14.172" calcext:value-type="float">
            <text:p>14.172</text:p>
          </table:table-cell>
          <table:table-cell office:value-type="float" office:value="15.177" calcext:value-type="float">
            <text:p>15.177</text:p>
          </table:table-cell>
          <table:table-cell table:number-columns-repeated="6"/>
          <table:table-cell office:value-type="float" office:value="85.022" calcext:value-type="float">
            <text:p>85.022</text:p>
          </table:table-cell>
          <table:table-cell office:value-type="float" office:value="80.174" calcext:value-type="float">
            <text:p>80.174</text:p>
          </table:table-cell>
          <table:table-cell office:value-type="float" office:value="52.848" calcext:value-type="float">
            <text:p>52.848</text:p>
          </table:table-cell>
          <table:table-cell office:value-type="float" office:value="59.621" calcext:value-type="float">
            <text:p>59.621</text:p>
          </table:table-cell>
          <table:table-cell table:number-columns-repeated="16"/>
        </table:table-row>
        <table:table-row table:style-name="ro4">
          <table:table-cell office:value-type="float" office:value="16.752" calcext:value-type="float">
            <text:p>16.752</text:p>
          </table:table-cell>
          <table:table-cell office:value-type="float" office:value="18.447" calcext:value-type="float">
            <text:p>18.447</text:p>
          </table:table-cell>
          <table:table-cell office:value-type="float" office:value="13.052" calcext:value-type="float">
            <text:p>13.052</text:p>
          </table:table-cell>
          <table:table-cell office:value-type="float" office:value="15.026" calcext:value-type="float">
            <text:p>15.026</text:p>
          </table:table-cell>
          <table:table-cell table:number-columns-repeated="6"/>
          <table:table-cell office:value-type="float" office:value="94.503" calcext:value-type="float">
            <text:p>94.503</text:p>
          </table:table-cell>
          <table:table-cell office:value-type="float" office:value="78.054" calcext:value-type="float">
            <text:p>78.054</text:p>
          </table:table-cell>
          <table:table-cell office:value-type="float" office:value="47.353" calcext:value-type="float">
            <text:p>47.353</text:p>
          </table:table-cell>
          <table:table-cell office:value-type="float" office:value="59.611" calcext:value-type="float">
            <text:p>59.611</text:p>
          </table:table-cell>
          <table:table-cell table:number-columns-repeated="16"/>
        </table:table-row>
        <table:table-row table:style-name="ro4">
          <table:table-cell office:value-type="float" office:value="16.519" calcext:value-type="float">
            <text:p>16.519</text:p>
          </table:table-cell>
          <table:table-cell office:value-type="float" office:value="18.414" calcext:value-type="float">
            <text:p>18.414</text:p>
          </table:table-cell>
          <table:table-cell office:value-type="float" office:value="12.616" calcext:value-type="float">
            <text:p>12.616</text:p>
          </table:table-cell>
          <table:table-cell office:value-type="float" office:value="14.947" calcext:value-type="float">
            <text:p>14.947</text:p>
          </table:table-cell>
          <table:table-cell table:number-columns-repeated="6"/>
          <table:table-cell office:value-type="float" office:value="90.911" calcext:value-type="float">
            <text:p>90.911</text:p>
          </table:table-cell>
          <table:table-cell office:value-type="float" office:value="81.883" calcext:value-type="float">
            <text:p>81.883</text:p>
          </table:table-cell>
          <table:table-cell office:value-type="float" office:value="60.194" calcext:value-type="float">
            <text:p>60.194</text:p>
          </table:table-cell>
          <table:table-cell office:value-type="float" office:value="56.42" calcext:value-type="float">
            <text:p>56.42</text:p>
          </table:table-cell>
          <table:table-cell table:number-columns-repeated="16"/>
        </table:table-row>
        <table:table-row table:style-name="ro4">
          <table:table-cell office:value-type="float" office:value="16.144" calcext:value-type="float">
            <text:p>16.144</text:p>
          </table:table-cell>
          <table:table-cell office:value-type="float" office:value="19.427" calcext:value-type="float">
            <text:p>19.427</text:p>
          </table:table-cell>
          <table:table-cell office:value-type="float" office:value="13.237" calcext:value-type="float">
            <text:p>13.237</text:p>
          </table:table-cell>
          <table:table-cell office:value-type="float" office:value="15.52" calcext:value-type="float">
            <text:p>15.52</text:p>
          </table:table-cell>
          <table:table-cell table:number-columns-repeated="6"/>
          <table:table-cell office:value-type="float" office:value="93.655" calcext:value-type="float">
            <text:p>93.655</text:p>
          </table:table-cell>
          <table:table-cell office:value-type="float" office:value="80.364" calcext:value-type="float">
            <text:p>80.364</text:p>
          </table:table-cell>
          <table:table-cell office:value-type="float" office:value="51.818" calcext:value-type="float">
            <text:p>51.818</text:p>
          </table:table-cell>
          <table:table-cell office:value-type="float" office:value="63.417" calcext:value-type="float">
            <text:p>63.417</text:p>
          </table:table-cell>
          <table:table-cell table:number-columns-repeated="16"/>
        </table:table-row>
        <table:table-row table:style-name="ro4">
          <table:table-cell office:value-type="float" office:value="16.239" calcext:value-type="float">
            <text:p>16.239</text:p>
          </table:table-cell>
          <table:table-cell office:value-type="float" office:value="18.739" calcext:value-type="float">
            <text:p>18.739</text:p>
          </table:table-cell>
          <table:table-cell office:value-type="float" office:value="13.976" calcext:value-type="float">
            <text:p>13.976</text:p>
          </table:table-cell>
          <table:table-cell office:value-type="float" office:value="15.192" calcext:value-type="float">
            <text:p>15.192</text:p>
          </table:table-cell>
          <table:table-cell table:number-columns-repeated="6"/>
          <table:table-cell office:value-type="float" office:value="95.083" calcext:value-type="float">
            <text:p>95.083</text:p>
          </table:table-cell>
          <table:table-cell office:value-type="float" office:value="82.56" calcext:value-type="float">
            <text:p>82.56</text:p>
          </table:table-cell>
          <table:table-cell office:value-type="float" office:value="57.304" calcext:value-type="float">
            <text:p>57.304</text:p>
          </table:table-cell>
          <table:table-cell office:value-type="float" office:value="57.206" calcext:value-type="float">
            <text:p>57.206</text:p>
          </table:table-cell>
          <table:table-cell table:number-columns-repeated="16"/>
        </table:table-row>
        <table:table-row table:style-name="ro4">
          <table:table-cell office:value-type="float" office:value="16.446" calcext:value-type="float">
            <text:p>16.446</text:p>
          </table:table-cell>
          <table:table-cell office:value-type="float" office:value="18.748" calcext:value-type="float">
            <text:p>18.748</text:p>
          </table:table-cell>
          <table:table-cell/>
          <table:table-cell office:value-type="float" office:value="15.275" calcext:value-type="float">
            <text:p>15.275</text:p>
          </table:table-cell>
          <table:table-cell table:number-columns-repeated="6"/>
          <table:table-cell office:value-type="float" office:value="95.021" calcext:value-type="float">
            <text:p>95.021</text:p>
          </table:table-cell>
          <table:table-cell office:value-type="float" office:value="87.486" calcext:value-type="float">
            <text:p>87.486</text:p>
          </table:table-cell>
          <table:table-cell/>
          <table:table-cell office:value-type="float" office:value="57.748" calcext:value-type="float">
            <text:p>57.748</text:p>
          </table:table-cell>
          <table:table-cell table:number-columns-repeated="16"/>
        </table:table-row>
        <table:table-row table:style-name="ro4">
          <table:table-cell office:value-type="float" office:value="16.002" calcext:value-type="float">
            <text:p>16.002</text:p>
          </table:table-cell>
          <table:table-cell office:value-type="float" office:value="18.617" calcext:value-type="float">
            <text:p>18.617</text:p>
          </table:table-cell>
          <table:table-cell office:value-type="float" office:value="12.929" calcext:value-type="float">
            <text:p>12.929</text:p>
          </table:table-cell>
          <table:table-cell office:value-type="float" office:value="14.757" calcext:value-type="float">
            <text:p>14.757</text:p>
          </table:table-cell>
          <table:table-cell table:number-columns-repeated="6"/>
          <table:table-cell office:value-type="float" office:value="98.549" calcext:value-type="float">
            <text:p>98.549</text:p>
          </table:table-cell>
          <table:table-cell office:value-type="float" office:value="74.689" calcext:value-type="float">
            <text:p>74.689</text:p>
          </table:table-cell>
          <table:table-cell office:value-type="float" office:value="51.567" calcext:value-type="float">
            <text:p>51.567</text:p>
          </table:table-cell>
          <table:table-cell office:value-type="float" office:value="55.719" calcext:value-type="float">
            <text:p>55.719</text:p>
          </table:table-cell>
          <table:table-cell table:number-columns-repeated="16"/>
        </table:table-row>
        <table:table-row table:style-name="ro4">
          <table:table-cell office:value-type="float" office:value="16.508" calcext:value-type="float">
            <text:p>16.508</text:p>
          </table:table-cell>
          <table:table-cell office:value-type="float" office:value="18.376" calcext:value-type="float">
            <text:p>18.376</text:p>
          </table:table-cell>
          <table:table-cell office:value-type="float" office:value="13.587" calcext:value-type="float">
            <text:p>13.587</text:p>
          </table:table-cell>
          <table:table-cell office:value-type="float" office:value="15.038" calcext:value-type="float">
            <text:p>15.038</text:p>
          </table:table-cell>
          <table:table-cell table:number-columns-repeated="6"/>
          <table:table-cell office:value-type="float" office:value="100.839" calcext:value-type="float">
            <text:p>100.839</text:p>
          </table:table-cell>
          <table:table-cell office:value-type="float" office:value="81.666" calcext:value-type="float">
            <text:p>81.666</text:p>
          </table:table-cell>
          <table:table-cell office:value-type="float" office:value="51.316" calcext:value-type="float">
            <text:p>51.316</text:p>
          </table:table-cell>
          <table:table-cell office:value-type="float" office:value="60.851" calcext:value-type="float">
            <text:p>60.851</text:p>
          </table:table-cell>
          <table:table-cell table:number-columns-repeated="16"/>
        </table:table-row>
        <table:table-row table:style-name="ro4">
          <table:table-cell office:value-type="float" office:value="15.833" calcext:value-type="float">
            <text:p>15.833</text:p>
          </table:table-cell>
          <table:table-cell/>
          <table:table-cell office:value-type="float" office:value="12.801" calcext:value-type="float">
            <text:p>12.801</text:p>
          </table:table-cell>
          <table:table-cell office:value-type="float" office:value="15.029" calcext:value-type="float">
            <text:p>15.029</text:p>
          </table:table-cell>
          <table:table-cell table:number-columns-repeated="6"/>
          <table:table-cell office:value-type="float" office:value="86.303" calcext:value-type="float">
            <text:p>86.303</text:p>
          </table:table-cell>
          <table:table-cell/>
          <table:table-cell office:value-type="float" office:value="48.002" calcext:value-type="float">
            <text:p>48.002</text:p>
          </table:table-cell>
          <table:table-cell office:value-type="float" office:value="62.362" calcext:value-type="float">
            <text:p>62.362</text:p>
          </table:table-cell>
          <table:table-cell table:number-columns-repeated="16"/>
        </table:table-row>
        <table:table-row table:style-name="ro4">
          <table:table-cell office:value-type="float" office:value="16.204" calcext:value-type="float">
            <text:p>16.204</text:p>
          </table:table-cell>
          <table:table-cell office:value-type="float" office:value="19.555" calcext:value-type="float">
            <text:p>19.555</text:p>
          </table:table-cell>
          <table:table-cell/>
          <table:table-cell office:value-type="float" office:value="15.047" calcext:value-type="float">
            <text:p>15.047</text:p>
          </table:table-cell>
          <table:table-cell table:number-columns-repeated="6"/>
          <table:table-cell office:value-type="float" office:value="97.106" calcext:value-type="float">
            <text:p>97.106</text:p>
          </table:table-cell>
          <table:table-cell office:value-type="float" office:value="78.503" calcext:value-type="float">
            <text:p>78.503</text:p>
          </table:table-cell>
          <table:table-cell/>
          <table:table-cell office:value-type="float" office:value="57.23" calcext:value-type="float">
            <text:p>57.23</text:p>
          </table:table-cell>
          <table:table-cell table:number-columns-repeated="16"/>
        </table:table-row>
        <table:table-row table:style-name="ro4">
          <table:table-cell office:value-type="float" office:value="16.488" calcext:value-type="float">
            <text:p>16.488</text:p>
          </table:table-cell>
          <table:table-cell/>
          <table:table-cell office:value-type="float" office:value="13.537" calcext:value-type="float">
            <text:p>13.537</text:p>
          </table:table-cell>
          <table:table-cell office:value-type="float" office:value="15.147" calcext:value-type="float">
            <text:p>15.147</text:p>
          </table:table-cell>
          <table:table-cell table:number-columns-repeated="6"/>
          <table:table-cell office:value-type="float" office:value="98.214" calcext:value-type="float">
            <text:p>98.214</text:p>
          </table:table-cell>
          <table:table-cell/>
          <table:table-cell office:value-type="float" office:value="66.896" calcext:value-type="float">
            <text:p>66.896</text:p>
          </table:table-cell>
          <table:table-cell office:value-type="float" office:value="58.489" calcext:value-type="float">
            <text:p>58.489</text:p>
          </table:table-cell>
          <table:table-cell table:number-columns-repeated="16"/>
        </table:table-row>
        <table:table-row table:style-name="ro4">
          <table:table-cell office:value-type="float" office:value="16.448" calcext:value-type="float">
            <text:p>16.448</text:p>
          </table:table-cell>
          <table:table-cell office:value-type="float" office:value="20.124" calcext:value-type="float">
            <text:p>20.124</text:p>
          </table:table-cell>
          <table:table-cell office:value-type="float" office:value="13.366" calcext:value-type="float">
            <text:p>13.366</text:p>
          </table:table-cell>
          <table:table-cell office:value-type="float" office:value="15.648" calcext:value-type="float">
            <text:p>15.648</text:p>
          </table:table-cell>
          <table:table-cell table:number-columns-repeated="6"/>
          <table:table-cell office:value-type="float" office:value="95.44" calcext:value-type="float">
            <text:p>95.44</text:p>
          </table:table-cell>
          <table:table-cell office:value-type="float" office:value="80.492" calcext:value-type="float">
            <text:p>80.492</text:p>
          </table:table-cell>
          <table:table-cell office:value-type="float" office:value="52.923" calcext:value-type="float">
            <text:p>52.923</text:p>
          </table:table-cell>
          <table:table-cell office:value-type="float" office:value="60.339" calcext:value-type="float">
            <text:p>60.339</text:p>
          </table:table-cell>
          <table:table-cell table:number-columns-repeated="16"/>
        </table:table-row>
        <table:table-row table:style-name="ro4">
          <table:table-cell office:value-type="float" office:value="15.706" calcext:value-type="float">
            <text:p>15.706</text:p>
          </table:table-cell>
          <table:table-cell office:value-type="float" office:value="18.431" calcext:value-type="float">
            <text:p>18.431</text:p>
          </table:table-cell>
          <table:table-cell office:value-type="float" office:value="12.702" calcext:value-type="float">
            <text:p>12.702</text:p>
          </table:table-cell>
          <table:table-cell office:value-type="float" office:value="14.562" calcext:value-type="float">
            <text:p>14.562</text:p>
          </table:table-cell>
          <table:table-cell table:number-columns-repeated="6"/>
          <table:table-cell office:value-type="float" office:value="89.62" calcext:value-type="float">
            <text:p>89.62</text:p>
          </table:table-cell>
          <table:table-cell office:value-type="float" office:value="83.034" calcext:value-type="float">
            <text:p>83.034</text:p>
          </table:table-cell>
          <table:table-cell office:value-type="float" office:value="52.011" calcext:value-type="float">
            <text:p>52.011</text:p>
          </table:table-cell>
          <table:table-cell office:value-type="float" office:value="58.884" calcext:value-type="float">
            <text:p>58.884</text:p>
          </table:table-cell>
          <table:table-cell table:number-columns-repeated="16"/>
        </table:table-row>
        <table:table-row table:style-name="ro4">
          <table:table-cell office:value-type="float" office:value="16.553" calcext:value-type="float">
            <text:p>16.553</text:p>
          </table:table-cell>
          <table:table-cell office:value-type="float" office:value="19.255" calcext:value-type="float">
            <text:p>19.255</text:p>
          </table:table-cell>
          <table:table-cell office:value-type="float" office:value="13.2" calcext:value-type="float">
            <text:p>13.2</text:p>
          </table:table-cell>
          <table:table-cell office:value-type="float" office:value="15.599" calcext:value-type="float">
            <text:p>15.599</text:p>
          </table:table-cell>
          <table:table-cell table:style-name="ce16"/>
          <table:table-cell table:style-name="ce19" table:number-columns-repeated="5"/>
          <table:table-cell office:value-type="float" office:value="95.1" calcext:value-type="float">
            <text:p>95.1</text:p>
          </table:table-cell>
          <table:table-cell office:value-type="float" office:value="76.132" calcext:value-type="float">
            <text:p>76.132</text:p>
          </table:table-cell>
          <table:table-cell office:value-type="float" office:value="58.963" calcext:value-type="float">
            <text:p>58.963</text:p>
          </table:table-cell>
          <table:table-cell office:value-type="float" office:value="62.068" calcext:value-type="float">
            <text:p>62.068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9.357" calcext:value-type="float">
            <text:p>9.357</text:p>
          </table:table-cell>
          <table:table-cell office:value-type="float" office:value="10.765" calcext:value-type="float">
            <text:p>10.765</text:p>
          </table:table-cell>
          <table:table-cell office:value-type="float" office:value="8.128" calcext:value-type="float">
            <text:p>8.128</text:p>
          </table:table-cell>
          <table:table-cell office:value-type="float" office:value="9.089" calcext:value-type="float">
            <text:p>9.0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8" table:formula="of:=COUNT([.B491:.B540])" office:value-type="float" office:value="49" calcext:value-type="float">
            <text:p>49</text:p>
          </table:table-cell>
          <table:table-cell table:style-name="Default" table:formula="of:=COUNT([.C491:.C540])" office:value-type="float" office:value="49" calcext:value-type="float">
            <text:p>49</text:p>
          </table:table-cell>
          <table:table-cell table:style-name="ce8" table:formula="of:=COUNT([.D491:.D540])" office:value-type="float" office:value="48" calcext:value-type="float">
            <text:p>48</text:p>
          </table:table-cell>
          <table:table-cell table:style-name="Default"/>
          <table:table-cell office:value-type="float" office:value="23.452" calcext:value-type="float">
            <text:p>23.452</text:p>
          </table:table-cell>
          <table:table-cell office:value-type="float" office:value="29.549" calcext:value-type="float">
            <text:p>29.549</text:p>
          </table:table-cell>
          <table:table-cell office:value-type="float" office:value="17.318" calcext:value-type="float">
            <text:p>17.318</text:p>
          </table:table-cell>
          <table:table-cell office:value-type="float" office:value="19.939" calcext:value-type="float">
            <text:p>19.93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8" table:formula="of:=COUNT([.L491:.L540])" office:value-type="float" office:value="49" calcext:value-type="float">
            <text:p>49</text:p>
          </table:table-cell>
          <table:table-cell table:style-name="Default" table:formula="of:=COUNT([.M491:.M540])" office:value-type="float" office:value="49" calcext:value-type="float">
            <text:p>49</text:p>
          </table:table-cell>
          <table:table-cell table:style-name="ce8" table:formula="of:=COUNT([.N491:.N540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9.166" calcext:value-type="float">
            <text:p>9.166</text:p>
          </table:table-cell>
          <table:table-cell office:value-type="float" office:value="10.917" calcext:value-type="float">
            <text:p>10.917</text:p>
          </table:table-cell>
          <table:table-cell office:value-type="float" office:value="8.481" calcext:value-type="float">
            <text:p>8.481</text:p>
          </table:table-cell>
          <table:table-cell office:value-type="float" office:value="8.872" calcext:value-type="float">
            <text:p>8.87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float" office:value="9.21802" calcext:value-type="float">
            <text:p>9.21802</text:p>
          </table:table-cell>
          <table:table-cell table:style-name="ce20" table:formula="of:=AVERAGE([.B491:.B540])" office:value-type="float" office:value="10.6169387755102" calcext:value-type="float">
            <text:p>10.6169387755</text:p>
          </table:table-cell>
          <table:table-cell table:style-name="ce17" table:formula="of:=AVERAGE([.C491:.C540])" office:value-type="float" office:value="8.31036734693878" calcext:value-type="float">
            <text:p>8.3103673469</text:p>
          </table:table-cell>
          <table:table-cell table:style-name="ce20" table:formula="of:=AVERAGE([.D491:.D540])" office:value-type="float" office:value="9.085875" calcext:value-type="float">
            <text:p>9.085875</text:p>
          </table:table-cell>
          <table:table-cell table:style-name="ce17"/>
          <table:table-cell office:value-type="float" office:value="22.997" calcext:value-type="float">
            <text:p>22.997</text:p>
          </table:table-cell>
          <table:table-cell office:value-type="float" office:value="27.147" calcext:value-type="float">
            <text:p>27.147</text:p>
          </table:table-cell>
          <table:table-cell office:value-type="float" office:value="16.587" calcext:value-type="float">
            <text:p>16.587</text:p>
          </table:table-cell>
          <table:table-cell office:value-type="float" office:value="20.84" calcext:value-type="float">
            <text:p>20.8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float" office:value="23.11192" calcext:value-type="float">
            <text:p>23.11192</text:p>
          </table:table-cell>
          <table:table-cell table:style-name="ce20" table:formula="of:=AVERAGE([.L491:.L540])" office:value-type="float" office:value="24.9944081632653" calcext:value-type="float">
            <text:p>24.9944081633</text:p>
          </table:table-cell>
          <table:table-cell table:style-name="ce17" table:formula="of:=AVERAGE([.M491:.M540])" office:value-type="float" office:value="16.9971632653061" calcext:value-type="float">
            <text:p>16.9971632653</text:p>
          </table:table-cell>
          <table:table-cell table:style-name="ce20" table:formula="of:=AVERAGE([.N491:.N540])" office:value-type="float" office:value="19.8201666666667" calcext:value-type="float">
            <text:p>19.8201666667</text:p>
          </table:table-cell>
          <table:table-cell table:number-columns-repeated="11"/>
        </table:table-row>
        <table:table-row table:style-name="ro4">
          <table:table-cell office:value-type="float" office:value="9.082" calcext:value-type="float">
            <text:p>9.082</text:p>
          </table:table-cell>
          <table:table-cell office:value-type="float" office:value="10.659" calcext:value-type="float">
            <text:p>10.659</text:p>
          </table:table-cell>
          <table:table-cell office:value-type="float" office:value="8.472" calcext:value-type="float">
            <text:p>8.472</text:p>
          </table:table-cell>
          <table:table-cell office:value-type="float" office:value="9.177" calcext:value-type="float">
            <text:p>9.17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0.0166563465306123" calcext:value-type="float">
            <text:p>0.0166563465</text:p>
          </table:table-cell>
          <table:table-cell table:style-name="ce8" table:formula="of:=VAR([.B491:.B540])" office:value-type="float" office:value="0.0255832670068027" calcext:value-type="float">
            <text:p>0.025583267</text:p>
          </table:table-cell>
          <table:table-cell table:style-name="Default" table:formula="of:=VAR([.C491:.C540])" office:value-type="float" office:value="0.0320139872448979" calcext:value-type="float">
            <text:p>0.0320139872</text:p>
          </table:table-cell>
          <table:table-cell table:style-name="ce8" table:formula="of:=VAR([.D491:.D540])" office:value-type="float" office:value="0.0475415585106384" calcext:value-type="float">
            <text:p>0.0475415585</text:p>
          </table:table-cell>
          <table:table-cell table:style-name="Default"/>
          <table:table-cell office:value-type="float" office:value="23.043" calcext:value-type="float">
            <text:p>23.043</text:p>
          </table:table-cell>
          <table:table-cell office:value-type="float" office:value="22.798" calcext:value-type="float">
            <text:p>22.798</text:p>
          </table:table-cell>
          <table:table-cell office:value-type="float" office:value="17.419" calcext:value-type="float">
            <text:p>17.419</text:p>
          </table:table-cell>
          <table:table-cell office:value-type="float" office:value="20.846" calcext:value-type="float">
            <text:p>20.84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0.396016809795919" calcext:value-type="float">
            <text:p>0.3960168098</text:p>
          </table:table-cell>
          <table:table-cell table:style-name="ce8" table:formula="of:=VAR([.L491:.L540])" office:value-type="float" office:value="9.5945180382653" calcext:value-type="float">
            <text:p>9.5945180383</text:p>
          </table:table-cell>
          <table:table-cell table:style-name="Default" table:formula="of:=VAR([.M491:.M540])" office:value-type="float" office:value="0.253095931122449" calcext:value-type="float">
            <text:p>0.2530959311</text:p>
          </table:table-cell>
          <table:table-cell table:style-name="ce8" table:formula="of:=VAR([.N491:.N540])" office:value-type="float" office:value="0.611259460992908" calcext:value-type="float">
            <text:p>0.611259461</text:p>
          </table:table-cell>
          <table:table-cell table:number-columns-repeated="11"/>
        </table:table-row>
        <table:table-row table:style-name="ro4">
          <table:table-cell office:value-type="float" office:value="9.262" calcext:value-type="float">
            <text:p>9.262</text:p>
          </table:table-cell>
          <table:table-cell office:value-type="float" office:value="10.729" calcext:value-type="float">
            <text:p>10.729</text:p>
          </table:table-cell>
          <table:table-cell office:value-type="float" office:value="8.367" calcext:value-type="float">
            <text:p>8.367</text:p>
          </table:table-cell>
          <table:table-cell office:value-type="float" office:value="8.819" calcext:value-type="float">
            <text:p>8.81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0.0182517651368914" calcext:value-type="float">
            <text:p>0.0182517651</text:p>
          </table:table-cell>
          <table:table-cell table:style-name="ce8" table:formula="of:=SQRT([.G493]/[.G491])" office:value-type="float" office:value="0.0228496715498221" calcext:value-type="float">
            <text:p>0.0228496715</text:p>
          </table:table-cell>
          <table:table-cell table:style-name="Default" table:formula="of:=SQRT([.H493]/[.H491])" office:value-type="float" office:value="0.0255606470666786" calcext:value-type="float">
            <text:p>0.0255606471</text:p>
          </table:table-cell>
          <table:table-cell table:style-name="ce8" table:formula="of:=SQRT([.I493]/[.I491])" office:value-type="float" office:value="0.0314714018696069" calcext:value-type="float">
            <text:p>0.0314714019</text:p>
          </table:table-cell>
          <table:table-cell table:style-name="Default"/>
          <table:table-cell office:value-type="float" office:value="23.542" calcext:value-type="float">
            <text:p>23.542</text:p>
          </table:table-cell>
          <table:table-cell office:value-type="float" office:value="26.106" calcext:value-type="float">
            <text:p>26.106</text:p>
          </table:table-cell>
          <table:table-cell office:value-type="float" office:value="16.635" calcext:value-type="float">
            <text:p>16.635</text:p>
          </table:table-cell>
          <table:table-cell office:value-type="float" office:value="18.616" calcext:value-type="float">
            <text:p>18.61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0.0889962706854527" calcext:value-type="float">
            <text:p>0.0889962707</text:p>
          </table:table-cell>
          <table:table-cell table:style-name="ce8" table:formula="of:=SQRT([.Q493]/[.Q491])" office:value-type="float" office:value="0.442500271838157" calcext:value-type="float">
            <text:p>0.4425002718</text:p>
          </table:table-cell>
          <table:table-cell table:style-name="Default" table:formula="of:=SQRT([.R493]/[.R491])" office:value-type="float" office:value="0.0718694864607478" calcext:value-type="float">
            <text:p>0.0718694865</text:p>
          </table:table-cell>
          <table:table-cell table:style-name="ce8" table:formula="of:=SQRT([.S493]/[.S491])" office:value-type="float" office:value="0.112847561356101" calcext:value-type="float">
            <text:p>0.1128475614</text:p>
          </table:table-cell>
          <table:table-cell table:number-columns-repeated="11"/>
        </table:table-row>
        <table:table-row table:style-name="ro4">
          <table:table-cell office:value-type="float" office:value="9.18" calcext:value-type="float">
            <text:p>9.18</text:p>
          </table:table-cell>
          <table:table-cell office:value-type="float" office:value="10.841" calcext:value-type="float">
            <text:p>10.841</text:p>
          </table:table-cell>
          <table:table-cell office:value-type="float" office:value="8.211" calcext:value-type="float">
            <text:p>8.211</text:p>
          </table:table-cell>
          <table:table-cell office:value-type="float" office:value="8.97" calcext:value-type="float">
            <text:p>8.9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8" table:formula="of:=[.G491]-1" office:value-type="float" office:value="48" calcext:value-type="float">
            <text:p>48</text:p>
          </table:table-cell>
          <table:table-cell table:style-name="Default" table:formula="of:=[.H491]-1" office:value-type="float" office:value="48" calcext:value-type="float">
            <text:p>48</text:p>
          </table:table-cell>
          <table:table-cell table:style-name="ce8" table:formula="of:=[.I491]-1" office:value-type="float" office:value="47" calcext:value-type="float">
            <text:p>47</text:p>
          </table:table-cell>
          <table:table-cell table:style-name="Default"/>
          <table:table-cell office:value-type="float" office:value="23.049" calcext:value-type="float">
            <text:p>23.049</text:p>
          </table:table-cell>
          <table:table-cell office:value-type="float" office:value="25.853" calcext:value-type="float">
            <text:p>25.853</text:p>
          </table:table-cell>
          <table:table-cell office:value-type="float" office:value="16.444" calcext:value-type="float">
            <text:p>16.444</text:p>
          </table:table-cell>
          <table:table-cell office:value-type="float" office:value="20.041" calcext:value-type="float">
            <text:p>20.04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8" table:formula="of:=[.Q491]-1" office:value-type="float" office:value="48" calcext:value-type="float">
            <text:p>48</text:p>
          </table:table-cell>
          <table:table-cell table:style-name="Default" table:formula="of:=[.R491]-1" office:value-type="float" office:value="48" calcext:value-type="float">
            <text:p>48</text:p>
          </table:table-cell>
          <table:table-cell table:style-name="ce8" table:formula="of:=[.S491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9.196" calcext:value-type="float">
            <text:p>9.196</text:p>
          </table:table-cell>
          <table:table-cell office:value-type="float" office:value="10.705" calcext:value-type="float">
            <text:p>10.705</text:p>
          </table:table-cell>
          <table:table-cell office:value-type="float" office:value="8.198" calcext:value-type="float">
            <text:p>8.198</text:p>
          </table:table-cell>
          <table:table-cell office:value-type="float" office:value="9.242" calcext:value-type="float">
            <text:p>9.2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8" table:formula="of:=TINV(0.05;[.G495])" office:value-type="float" office:value="2.01063475762423" calcext:value-type="float">
            <text:p>2.0106347576</text:p>
          </table:table-cell>
          <table:table-cell table:style-name="Default" table:formula="of:=TINV(0.05;[.H495])" office:value-type="float" office:value="2.01063475762423" calcext:value-type="float">
            <text:p>2.0106347576</text:p>
          </table:table-cell>
          <table:table-cell table:style-name="ce8" table:formula="of:=TINV(0.05;[.I495])" office:value-type="float" office:value="2.01174051372977" calcext:value-type="float">
            <text:p>2.0117405137</text:p>
          </table:table-cell>
          <table:table-cell table:style-name="Default"/>
          <table:table-cell office:value-type="float" office:value="22.051" calcext:value-type="float">
            <text:p>22.051</text:p>
          </table:table-cell>
          <table:table-cell office:value-type="float" office:value="25.224" calcext:value-type="float">
            <text:p>25.224</text:p>
          </table:table-cell>
          <table:table-cell office:value-type="float" office:value="16.446" calcext:value-type="float">
            <text:p>16.446</text:p>
          </table:table-cell>
          <table:table-cell office:value-type="float" office:value="18.795" calcext:value-type="float">
            <text:p>18.79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8" table:formula="of:=TINV(0.05;[.Q495])" office:value-type="float" office:value="2.01063475762423" calcext:value-type="float">
            <text:p>2.0106347576</text:p>
          </table:table-cell>
          <table:table-cell table:style-name="Default" table:formula="of:=TINV(0.05;[.R495])" office:value-type="float" office:value="2.01063475762423" calcext:value-type="float">
            <text:p>2.0106347576</text:p>
          </table:table-cell>
          <table:table-cell table:style-name="ce8" table:formula="of:=TINV(0.05;[.S495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9.213" calcext:value-type="float">
            <text:p>9.213</text:p>
          </table:table-cell>
          <table:table-cell office:value-type="float" office:value="10.444" calcext:value-type="float">
            <text:p>10.444</text:p>
          </table:table-cell>
          <table:table-cell office:value-type="float" office:value="8.381" calcext:value-type="float">
            <text:p>8.381</text:p>
          </table:table-cell>
          <table:table-cell office:value-type="float" office:value="9.084" calcext:value-type="float">
            <text:p>9.08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float" office:value="0.0366782952529957" calcext:value-type="float">
            <text:p>0.0366782953</text:p>
          </table:table-cell>
          <table:table-cell table:style-name="ce20" table:formula="of:=([.G496]*[.G494])" office:value-type="float" office:value="0.0459423438183698" calcext:value-type="float">
            <text:p>0.0459423438</text:p>
          </table:table-cell>
          <table:table-cell table:style-name="ce17" table:formula="of:=([.H496]*[.H494])" office:value-type="float" office:value="0.0513931254196299" calcext:value-type="float">
            <text:p>0.0513931254</text:p>
          </table:table-cell>
          <table:table-cell table:style-name="ce20" table:formula="of:=([.I496]*[.I494])" office:value-type="float" office:value="0.0633122941649591" calcext:value-type="float">
            <text:p>0.0633122942</text:p>
          </table:table-cell>
          <table:table-cell table:style-name="ce17"/>
          <table:table-cell office:value-type="float" office:value="23.468" calcext:value-type="float">
            <text:p>23.468</text:p>
          </table:table-cell>
          <table:table-cell office:value-type="float" office:value="25.493" calcext:value-type="float">
            <text:p>25.493</text:p>
          </table:table-cell>
          <table:table-cell office:value-type="float" office:value="16.486" calcext:value-type="float">
            <text:p>16.486</text:p>
          </table:table-cell>
          <table:table-cell office:value-type="float" office:value="18.996" calcext:value-type="float">
            <text:p>18.99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float" office:value="0.178844701766337" calcext:value-type="float">
            <text:p>0.1788447018</text:p>
          </table:table-cell>
          <table:table-cell table:style-name="ce20" table:formula="of:=([.Q496]*[.Q494])" office:value-type="float" office:value="0.88970642681597" calcext:value-type="float">
            <text:p>0.8897064268</text:p>
          </table:table-cell>
          <table:table-cell table:style-name="ce17" table:formula="of:=([.R496]*[.R494])" office:value-type="float" office:value="0.144503287490584" calcext:value-type="float">
            <text:p>0.1445032875</text:p>
          </table:table-cell>
          <table:table-cell table:style-name="ce20" table:formula="of:=([.S496]*[.S494])" office:value-type="float" office:value="0.227020011055674" calcext:value-type="float">
            <text:p>0.2270200111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raytrace;9.21802;0.0366782952529957;10.6169387755102;0.0459423438183698;8.31036734693878;0.0513931254196299;9.085875;0.0633122941649591;23.11192;0.178844701766337;24.9944081632653;0.88970642681597;16.9971632653061;0.144503287490584;19.8201666666667;0.227020011055674" calcext:value-type="string">
            <text:p>raytrace;9.21802;0.0366782952529957;10.6169387755102;0.0459423438183698;8.31036734693878;0.0513931254196299;9.085875;0.0633122941649591;23.11192;0.178844701766337;24.9944081632653;0.88970642681597;16.9971632653061;0.144503287490584;19.8201666666667;0.227020011055674</text:p>
          </table:table-cell>
          <table:table-cell table:number-columns-repeated="9"/>
        </table:table-row>
        <table:table-row table:style-name="ro4">
          <table:table-cell office:value-type="float" office:value="9.014" calcext:value-type="float">
            <text:p>9.014</text:p>
          </table:table-cell>
          <table:table-cell office:value-type="float" office:value="11.03" calcext:value-type="float">
            <text:p>11.03</text:p>
          </table:table-cell>
          <table:table-cell office:value-type="float" office:value="8.303" calcext:value-type="float">
            <text:p>8.303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397897761699321" calcext:value-type="percentage">
            <text:p>0.40%</text:p>
          </table:table-cell>
          <table:table-cell table:formula="of:=[.G497]/[.G492]" office:value-type="percentage" office:value="0.0043272684141632" calcext:value-type="percentage">
            <text:p>0.43%</text:p>
          </table:table-cell>
          <table:table-cell table:formula="of:=[.H497]/[.H492]" office:value-type="percentage" office:value="0.00618421825102125" calcext:value-type="percentage">
            <text:p>0.62%</text:p>
          </table:table-cell>
          <table:table-cell table:formula="of:=[.I497]/[.I492]" office:value-type="percentage" office:value="0.00696821100498951" calcext:value-type="percentage">
            <text:p>0.70%</text:p>
          </table:table-cell>
          <table:table-cell/>
          <table:table-cell office:value-type="float" office:value="22.579" calcext:value-type="float">
            <text:p>22.579</text:p>
          </table:table-cell>
          <table:table-cell office:value-type="float" office:value="28.511" calcext:value-type="float">
            <text:p>28.511</text:p>
          </table:table-cell>
          <table:table-cell office:value-type="float" office:value="17.85" calcext:value-type="float">
            <text:p>17.85</text:p>
          </table:table-cell>
          <table:table-cell office:value-type="float" office:value="19.258" calcext:value-type="float">
            <text:p>19.258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0773820183551763" calcext:value-type="percentage">
            <text:p>0.77%</text:p>
          </table:table-cell>
          <table:table-cell table:formula="of:=[.Q497]/[.Q492]" office:value-type="percentage" office:value="0.0355962190024401" calcext:value-type="percentage">
            <text:p>3.56%</text:p>
          </table:table-cell>
          <table:table-cell table:formula="of:=[.R497]/[.R492]" office:value-type="percentage" office:value="0.0085016120181382" calcext:value-type="percentage">
            <text:p>0.85%</text:p>
          </table:table-cell>
          <table:table-cell table:formula="of:=[.S497]/[.S492]" office:value-type="percentage" office:value="0.011453991022057" calcext:value-type="percentage">
            <text:p>1.15%</text:p>
          </table:table-cell>
          <table:table-cell table:number-columns-repeated="11"/>
        </table:table-row>
        <table:table-row table:style-name="ro4">
          <table:table-cell office:value-type="float" office:value="9.512" calcext:value-type="float">
            <text:p>9.512</text:p>
          </table:table-cell>
          <table:table-cell office:value-type="float" office:value="10.661" calcext:value-type="float">
            <text:p>10.661</text:p>
          </table:table-cell>
          <table:table-cell/>
          <table:table-cell office:value-type="float" office:value="8.988" calcext:value-type="float">
            <text:p>8.988</text:p>
          </table:table-cell>
          <table:table-cell table:number-columns-repeated="6"/>
          <table:table-cell office:value-type="float" office:value="22.527" calcext:value-type="float">
            <text:p>22.527</text:p>
          </table:table-cell>
          <table:table-cell office:value-type="float" office:value="27.03" calcext:value-type="float">
            <text:p>27.03</text:p>
          </table:table-cell>
          <table:table-cell/>
          <table:table-cell office:value-type="float" office:value="19.973" calcext:value-type="float">
            <text:p>19.973</text:p>
          </table:table-cell>
          <table:table-cell table:number-columns-repeated="16"/>
        </table:table-row>
        <table:table-row table:style-name="ro4">
          <table:table-cell office:value-type="float" office:value="9.383" calcext:value-type="float">
            <text:p>9.383</text:p>
          </table:table-cell>
          <table:table-cell office:value-type="float" office:value="10.823" calcext:value-type="float">
            <text:p>10.823</text:p>
          </table:table-cell>
          <table:table-cell office:value-type="float" office:value="8.189" calcext:value-type="float">
            <text:p>8.189</text:p>
          </table:table-cell>
          <table:table-cell office:value-type="float" office:value="8.921" calcext:value-type="float">
            <text:p>8.92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0.151759138677309" calcext:value-type="percentage">
            <text:p>15.18%</text:p>
          </table:table-cell>
          <table:table-cell table:style-name="ce21" table:formula="of:=([.H492]-[.F492])/[.F492]" office:value-type="percentage" office:value="-0.0984650340378109" calcext:value-type="percentage">
            <text:p>-09.85%</text:p>
          </table:table-cell>
          <table:table-cell table:style-name="ce21" table:formula="of:=([.I492]-[.F492])/[.F492]" office:value-type="percentage" office:value="-0.0143355080592144" calcext:value-type="percentage">
            <text:p>-01.43%</text:p>
          </table:table-cell>
          <table:table-cell/>
          <table:table-cell office:value-type="float" office:value="24.291" calcext:value-type="float">
            <text:p>24.291</text:p>
          </table:table-cell>
          <table:table-cell office:value-type="float" office:value="28.347" calcext:value-type="float">
            <text:p>28.347</text:p>
          </table:table-cell>
          <table:table-cell office:value-type="float" office:value="17.657" calcext:value-type="float">
            <text:p>17.657</text:p>
          </table:table-cell>
          <table:table-cell office:value-type="float" office:value="18.878" calcext:value-type="float">
            <text:p>18.87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0.0814509639729329" calcext:value-type="percentage">
            <text:p>08.15%</text:p>
          </table:table-cell>
          <table:table-cell table:style-name="ce27" table:formula="of:=([.R492]-[.P492])/[.P492]" office:value-type="percentage" office:value="-0.264571560246569" calcext:value-type="percentage">
            <text:p>-26.46%</text:p>
          </table:table-cell>
          <table:table-cell table:style-name="ce27" table:formula="of:=([.S492]-[.P492])/[.P492]" office:value-type="percentage" office:value="-0.142426649682646" calcext:value-type="percentage">
            <text:p>-14.24%</text:p>
          </table:table-cell>
          <table:table-cell table:number-columns-repeated="11"/>
        </table:table-row>
        <table:table-row table:style-name="ro4">
          <table:table-cell office:value-type="float" office:value="9.237" calcext:value-type="float">
            <text:p>9.237</text:p>
          </table:table-cell>
          <table:table-cell office:value-type="float" office:value="10.552" calcext:value-type="float">
            <text:p>10.552</text:p>
          </table:table-cell>
          <table:table-cell office:value-type="float" office:value="8.338" calcext:value-type="float">
            <text:p>8.338</text:p>
          </table:table-cell>
          <table:table-cell office:value-type="float" office:value="9.021" calcext:value-type="float">
            <text:p>9.021</text:p>
          </table:table-cell>
          <table:table-cell table:number-columns-repeated="6"/>
          <table:table-cell office:value-type="float" office:value="23.015" calcext:value-type="float">
            <text:p>23.015</text:p>
          </table:table-cell>
          <table:table-cell office:value-type="float" office:value="18.542" calcext:value-type="float">
            <text:p>18.542</text:p>
          </table:table-cell>
          <table:table-cell office:value-type="float" office:value="17.067" calcext:value-type="float">
            <text:p>17.067</text:p>
          </table:table-cell>
          <table:table-cell office:value-type="float" office:value="18.804" calcext:value-type="float">
            <text:p>18.804</text:p>
          </table:table-cell>
          <table:table-cell table:number-columns-repeated="16"/>
        </table:table-row>
        <table:table-row table:style-name="ro4">
          <table:table-cell office:value-type="float" office:value="9.349" calcext:value-type="float">
            <text:p>9.349</text:p>
          </table:table-cell>
          <table:table-cell office:value-type="float" office:value="10.325" calcext:value-type="float">
            <text:p>10.325</text:p>
          </table:table-cell>
          <table:table-cell office:value-type="float" office:value="8.26" calcext:value-type="float">
            <text:p>8.26</text:p>
          </table:table-cell>
          <table:table-cell office:value-type="float" office:value="8.927" calcext:value-type="float">
            <text:p>8.927</text:p>
          </table:table-cell>
          <table:table-cell table:number-columns-repeated="6"/>
          <table:table-cell office:value-type="float" office:value="24.661" calcext:value-type="float">
            <text:p>24.661</text:p>
          </table:table-cell>
          <table:table-cell office:value-type="float" office:value="23.867" calcext:value-type="float">
            <text:p>23.867</text:p>
          </table:table-cell>
          <table:table-cell office:value-type="float" office:value="16.368" calcext:value-type="float">
            <text:p>16.368</text:p>
          </table:table-cell>
          <table:table-cell office:value-type="float" office:value="19.983" calcext:value-type="float">
            <text:p>19.983</text:p>
          </table:table-cell>
          <table:table-cell table:number-columns-repeated="16"/>
        </table:table-row>
        <table:table-row table:style-name="ro4">
          <table:table-cell office:value-type="float" office:value="9.3" calcext:value-type="float">
            <text:p>9.3</text:p>
          </table:table-cell>
          <table:table-cell office:value-type="float" office:value="10.498" calcext:value-type="float">
            <text:p>10.498</text:p>
          </table:table-cell>
          <table:table-cell office:value-type="float" office:value="8.197" calcext:value-type="float">
            <text:p>8.197</text:p>
          </table:table-cell>
          <table:table-cell office:value-type="float" office:value="9.124" calcext:value-type="float">
            <text:p>9.124</text:p>
          </table:table-cell>
          <table:table-cell table:number-columns-repeated="6"/>
          <table:table-cell office:value-type="float" office:value="23.383" calcext:value-type="float">
            <text:p>23.383</text:p>
          </table:table-cell>
          <table:table-cell office:value-type="float" office:value="19.22" calcext:value-type="float">
            <text:p>19.22</text:p>
          </table:table-cell>
          <table:table-cell office:value-type="float" office:value="17.28" calcext:value-type="float">
            <text:p>17.28</text:p>
          </table:table-cell>
          <table:table-cell office:value-type="float" office:value="19.44" calcext:value-type="float">
            <text:p>19.44</text:p>
          </table:table-cell>
          <table:table-cell table:number-columns-repeated="16"/>
        </table:table-row>
        <table:table-row table:style-name="ro4">
          <table:table-cell office:value-type="float" office:value="9.359" calcext:value-type="float">
            <text:p>9.359</text:p>
          </table:table-cell>
          <table:table-cell office:value-type="float" office:value="10.566" calcext:value-type="float">
            <text:p>10.566</text:p>
          </table:table-cell>
          <table:table-cell office:value-type="float" office:value="8.551" calcext:value-type="float">
            <text:p>8.551</text:p>
          </table:table-cell>
          <table:table-cell office:value-type="float" office:value="9.129" calcext:value-type="float">
            <text:p>9.129</text:p>
          </table:table-cell>
          <table:table-cell table:number-columns-repeated="6"/>
          <table:table-cell office:value-type="float" office:value="22.442" calcext:value-type="float">
            <text:p>22.442</text:p>
          </table:table-cell>
          <table:table-cell office:value-type="float" office:value="24.115" calcext:value-type="float">
            <text:p>24.115</text:p>
          </table:table-cell>
          <table:table-cell office:value-type="float" office:value="16.413" calcext:value-type="float">
            <text:p>16.413</text:p>
          </table:table-cell>
          <table:table-cell office:value-type="float" office:value="19.796" calcext:value-type="float">
            <text:p>19.796</text:p>
          </table:table-cell>
          <table:table-cell table:number-columns-repeated="16"/>
        </table:table-row>
        <table:table-row table:style-name="ro4">
          <table:table-cell office:value-type="float" office:value="9.39" calcext:value-type="float">
            <text:p>9.39</text:p>
          </table:table-cell>
          <table:table-cell office:value-type="float" office:value="10.943" calcext:value-type="float">
            <text:p>10.943</text:p>
          </table:table-cell>
          <table:table-cell office:value-type="float" office:value="8.216" calcext:value-type="float">
            <text:p>8.216</text:p>
          </table:table-cell>
          <table:table-cell office:value-type="float" office:value="8.915" calcext:value-type="float">
            <text:p>8.915</text:p>
          </table:table-cell>
          <table:table-cell table:number-columns-repeated="6"/>
          <table:table-cell office:value-type="float" office:value="23.441" calcext:value-type="float">
            <text:p>23.441</text:p>
          </table:table-cell>
          <table:table-cell office:value-type="float" office:value="26.749" calcext:value-type="float">
            <text:p>26.749</text:p>
          </table:table-cell>
          <table:table-cell office:value-type="float" office:value="16.164" calcext:value-type="float">
            <text:p>16.164</text:p>
          </table:table-cell>
          <table:table-cell office:value-type="float" office:value="20.024" calcext:value-type="float">
            <text:p>20.024</text:p>
          </table:table-cell>
          <table:table-cell table:number-columns-repeated="16"/>
        </table:table-row>
        <table:table-row table:style-name="ro4">
          <table:table-cell office:value-type="float" office:value="9.331" calcext:value-type="float">
            <text:p>9.331</text:p>
          </table:table-cell>
          <table:table-cell office:value-type="float" office:value="10.503" calcext:value-type="float">
            <text:p>10.503</text:p>
          </table:table-cell>
          <table:table-cell office:value-type="float" office:value="8.176" calcext:value-type="float">
            <text:p>8.176</text:p>
          </table:table-cell>
          <table:table-cell office:value-type="float" office:value="9.662" calcext:value-type="float">
            <text:p>9.662</text:p>
          </table:table-cell>
          <table:table-cell table:number-columns-repeated="6"/>
          <table:table-cell office:value-type="float" office:value="22.328" calcext:value-type="float">
            <text:p>22.328</text:p>
          </table:table-cell>
          <table:table-cell office:value-type="float" office:value="26.082" calcext:value-type="float">
            <text:p>26.082</text:p>
          </table:table-cell>
          <table:table-cell office:value-type="float" office:value="16.544" calcext:value-type="float">
            <text:p>16.544</text:p>
          </table:table-cell>
          <table:table-cell office:value-type="float" office:value="20.509" calcext:value-type="float">
            <text:p>20.509</text:p>
          </table:table-cell>
          <table:table-cell table:number-columns-repeated="16"/>
        </table:table-row>
        <table:table-row table:style-name="ro4">
          <table:table-cell office:value-type="float" office:value="9.013" calcext:value-type="float">
            <text:p>9.013</text:p>
          </table:table-cell>
          <table:table-cell office:value-type="float" office:value="10.558" calcext:value-type="float">
            <text:p>10.558</text:p>
          </table:table-cell>
          <table:table-cell office:value-type="float" office:value="8.311" calcext:value-type="float">
            <text:p>8.311</text:p>
          </table:table-cell>
          <table:table-cell office:value-type="float" office:value="9.537" calcext:value-type="float">
            <text:p>9.537</text:p>
          </table:table-cell>
          <table:table-cell table:number-columns-repeated="6"/>
          <table:table-cell office:value-type="float" office:value="22.665" calcext:value-type="float">
            <text:p>22.665</text:p>
          </table:table-cell>
          <table:table-cell office:value-type="float" office:value="24.871" calcext:value-type="float">
            <text:p>24.871</text:p>
          </table:table-cell>
          <table:table-cell office:value-type="float" office:value="17.378" calcext:value-type="float">
            <text:p>17.378</text:p>
          </table:table-cell>
          <table:table-cell office:value-type="float" office:value="19.833" calcext:value-type="float">
            <text:p>19.833</text:p>
          </table:table-cell>
          <table:table-cell table:number-columns-repeated="16"/>
        </table:table-row>
        <table:table-row table:style-name="ro4">
          <table:table-cell office:value-type="float" office:value="9.273" calcext:value-type="float">
            <text:p>9.273</text:p>
          </table:table-cell>
          <table:table-cell office:value-type="float" office:value="10.427" calcext:value-type="float">
            <text:p>10.427</text:p>
          </table:table-cell>
          <table:table-cell office:value-type="float" office:value="8.904" calcext:value-type="float">
            <text:p>8.904</text:p>
          </table:table-cell>
          <table:table-cell office:value-type="float" office:value="9.021" calcext:value-type="float">
            <text:p>9.021</text:p>
          </table:table-cell>
          <table:table-cell table:number-columns-repeated="6"/>
          <table:table-cell office:value-type="float" office:value="23.267" calcext:value-type="float">
            <text:p>23.267</text:p>
          </table:table-cell>
          <table:table-cell office:value-type="float" office:value="28.337" calcext:value-type="float">
            <text:p>28.337</text:p>
          </table:table-cell>
          <table:table-cell office:value-type="float" office:value="16.42" calcext:value-type="float">
            <text:p>16.42</text:p>
          </table:table-cell>
          <table:table-cell office:value-type="float" office:value="20.135" calcext:value-type="float">
            <text:p>20.135</text:p>
          </table:table-cell>
          <table:table-cell table:number-columns-repeated="16"/>
        </table:table-row>
        <table:table-row table:style-name="ro4">
          <table:table-cell office:value-type="float" office:value="9.068" calcext:value-type="float">
            <text:p>9.068</text:p>
          </table:table-cell>
          <table:table-cell office:value-type="float" office:value="10.611" calcext:value-type="float">
            <text:p>10.611</text:p>
          </table:table-cell>
          <table:table-cell office:value-type="float" office:value="8.085" calcext:value-type="float">
            <text:p>8.085</text:p>
          </table:table-cell>
          <table:table-cell office:value-type="float" office:value="8.89" calcext:value-type="float">
            <text:p>8.89</text:p>
          </table:table-cell>
          <table:table-cell table:number-columns-repeated="6"/>
          <table:table-cell office:value-type="float" office:value="23.276" calcext:value-type="float">
            <text:p>23.276</text:p>
          </table:table-cell>
          <table:table-cell office:value-type="float" office:value="29.907" calcext:value-type="float">
            <text:p>29.907</text:p>
          </table:table-cell>
          <table:table-cell office:value-type="float" office:value="17.07" calcext:value-type="float">
            <text:p>17.07</text:p>
          </table:table-cell>
          <table:table-cell office:value-type="float" office:value="19.435" calcext:value-type="float">
            <text:p>19.435</text:p>
          </table:table-cell>
          <table:table-cell table:number-columns-repeated="16"/>
        </table:table-row>
        <table:table-row table:style-name="ro4">
          <table:table-cell office:value-type="float" office:value="9.306" calcext:value-type="float">
            <text:p>9.306</text:p>
          </table:table-cell>
          <table:table-cell office:value-type="float" office:value="10.583" calcext:value-type="float">
            <text:p>10.583</text:p>
          </table:table-cell>
          <table:table-cell office:value-type="float" office:value="8.175" calcext:value-type="float">
            <text:p>8.175</text:p>
          </table:table-cell>
          <table:table-cell office:value-type="float" office:value="8.951" calcext:value-type="float">
            <text:p>8.951</text:p>
          </table:table-cell>
          <table:table-cell table:number-columns-repeated="6"/>
          <table:table-cell office:value-type="float" office:value="23.811" calcext:value-type="float">
            <text:p>23.811</text:p>
          </table:table-cell>
          <table:table-cell office:value-type="float" office:value="27.532" calcext:value-type="float">
            <text:p>27.532</text:p>
          </table:table-cell>
          <table:table-cell office:value-type="float" office:value="16.725" calcext:value-type="float">
            <text:p>16.725</text:p>
          </table:table-cell>
          <table:table-cell office:value-type="float" office:value="20.171" calcext:value-type="float">
            <text:p>20.171</text:p>
          </table:table-cell>
          <table:table-cell table:number-columns-repeated="16"/>
        </table:table-row>
        <table:table-row table:style-name="ro4">
          <table:table-cell office:value-type="float" office:value="9.05" calcext:value-type="float">
            <text:p>9.05</text:p>
          </table:table-cell>
          <table:table-cell office:value-type="float" office:value="10.534" calcext:value-type="float">
            <text:p>10.534</text:p>
          </table:table-cell>
          <table:table-cell office:value-type="float" office:value="8.377" calcext:value-type="float">
            <text:p>8.377</text:p>
          </table:table-cell>
          <table:table-cell office:value-type="float" office:value="9.077" calcext:value-type="float">
            <text:p>9.077</text:p>
          </table:table-cell>
          <table:table-cell table:number-columns-repeated="6"/>
          <table:table-cell office:value-type="float" office:value="23.636" calcext:value-type="float">
            <text:p>23.636</text:p>
          </table:table-cell>
          <table:table-cell office:value-type="float" office:value="19.919" calcext:value-type="float">
            <text:p>19.919</text:p>
          </table:table-cell>
          <table:table-cell office:value-type="float" office:value="16.648" calcext:value-type="float">
            <text:p>16.648</text:p>
          </table:table-cell>
          <table:table-cell office:value-type="float" office:value="20.554" calcext:value-type="float">
            <text:p>20.554</text:p>
          </table:table-cell>
          <table:table-cell table:number-columns-repeated="16"/>
        </table:table-row>
        <table:table-row table:style-name="ro4">
          <table:table-cell office:value-type="float" office:value="9.232" calcext:value-type="float">
            <text:p>9.232</text:p>
          </table:table-cell>
          <table:table-cell office:value-type="float" office:value="10.663" calcext:value-type="float">
            <text:p>10.663</text:p>
          </table:table-cell>
          <table:table-cell office:value-type="float" office:value="8.255" calcext:value-type="float">
            <text:p>8.255</text:p>
          </table:table-cell>
          <table:table-cell office:value-type="float" office:value="9.136" calcext:value-type="float">
            <text:p>9.136</text:p>
          </table:table-cell>
          <table:table-cell table:number-columns-repeated="6"/>
          <table:table-cell office:value-type="float" office:value="22.87" calcext:value-type="float">
            <text:p>22.87</text:p>
          </table:table-cell>
          <table:table-cell office:value-type="float" office:value="28.539" calcext:value-type="float">
            <text:p>28.539</text:p>
          </table:table-cell>
          <table:table-cell office:value-type="float" office:value="16.942" calcext:value-type="float">
            <text:p>16.942</text:p>
          </table:table-cell>
          <table:table-cell office:value-type="float" office:value="20.516" calcext:value-type="float">
            <text:p>20.516</text:p>
          </table:table-cell>
          <table:table-cell table:number-columns-repeated="16"/>
        </table:table-row>
        <table:table-row table:style-name="ro4">
          <table:table-cell office:value-type="float" office:value="9.148" calcext:value-type="float">
            <text:p>9.148</text:p>
          </table:table-cell>
          <table:table-cell office:value-type="float" office:value="10.623" calcext:value-type="float">
            <text:p>10.623</text:p>
          </table:table-cell>
          <table:table-cell office:value-type="float" office:value="8.208" calcext:value-type="float">
            <text:p>8.208</text:p>
          </table:table-cell>
          <table:table-cell office:value-type="float" office:value="8.842" calcext:value-type="float">
            <text:p>8.842</text:p>
          </table:table-cell>
          <table:table-cell table:number-columns-repeated="6"/>
          <table:table-cell office:value-type="float" office:value="23.881" calcext:value-type="float">
            <text:p>23.881</text:p>
          </table:table-cell>
          <table:table-cell office:value-type="float" office:value="22.277" calcext:value-type="float">
            <text:p>22.277</text:p>
          </table:table-cell>
          <table:table-cell office:value-type="float" office:value="16.93" calcext:value-type="float">
            <text:p>16.93</text:p>
          </table:table-cell>
          <table:table-cell office:value-type="float" office:value="19.323" calcext:value-type="float">
            <text:p>19.323</text:p>
          </table:table-cell>
          <table:table-cell table:number-columns-repeated="16"/>
        </table:table-row>
        <table:table-row table:style-name="ro4">
          <table:table-cell office:value-type="float" office:value="9.177" calcext:value-type="float">
            <text:p>9.177</text:p>
          </table:table-cell>
          <table:table-cell office:value-type="float" office:value="10.676" calcext:value-type="float">
            <text:p>10.676</text:p>
          </table:table-cell>
          <table:table-cell office:value-type="float" office:value="8.113" calcext:value-type="float">
            <text:p>8.113</text:p>
          </table:table-cell>
          <table:table-cell office:value-type="float" office:value="9.185" calcext:value-type="float">
            <text:p>9.185</text:p>
          </table:table-cell>
          <table:table-cell table:number-columns-repeated="6"/>
          <table:table-cell office:value-type="float" office:value="23.524" calcext:value-type="float">
            <text:p>23.524</text:p>
          </table:table-cell>
          <table:table-cell office:value-type="float" office:value="26.463" calcext:value-type="float">
            <text:p>26.463</text:p>
          </table:table-cell>
          <table:table-cell office:value-type="float" office:value="16.363" calcext:value-type="float">
            <text:p>16.363</text:p>
          </table:table-cell>
          <table:table-cell office:value-type="float" office:value="19.943" calcext:value-type="float">
            <text:p>19.943</text:p>
          </table:table-cell>
          <table:table-cell table:number-columns-repeated="16"/>
        </table:table-row>
        <table:table-row table:style-name="ro4">
          <table:table-cell office:value-type="float" office:value="9.221" calcext:value-type="float">
            <text:p>9.221</text:p>
          </table:table-cell>
          <table:table-cell office:value-type="float" office:value="10.653" calcext:value-type="float">
            <text:p>10.653</text:p>
          </table:table-cell>
          <table:table-cell office:value-type="float" office:value="8.419" calcext:value-type="float">
            <text:p>8.419</text:p>
          </table:table-cell>
          <table:table-cell office:value-type="float" office:value="8.79" calcext:value-type="float">
            <text:p>8.79</text:p>
          </table:table-cell>
          <table:table-cell table:number-columns-repeated="6"/>
          <table:table-cell office:value-type="float" office:value="23.336" calcext:value-type="float">
            <text:p>23.336</text:p>
          </table:table-cell>
          <table:table-cell office:value-type="float" office:value="28.543" calcext:value-type="float">
            <text:p>28.543</text:p>
          </table:table-cell>
          <table:table-cell office:value-type="float" office:value="16.417" calcext:value-type="float">
            <text:p>16.417</text:p>
          </table:table-cell>
          <table:table-cell office:value-type="float" office:value="18.421" calcext:value-type="float">
            <text:p>18.421</text:p>
          </table:table-cell>
          <table:table-cell table:number-columns-repeated="16"/>
        </table:table-row>
        <table:table-row table:style-name="ro4">
          <table:table-cell office:value-type="float" office:value="9.368" calcext:value-type="float">
            <text:p>9.368</text:p>
          </table:table-cell>
          <table:table-cell office:value-type="float" office:value="10.718" calcext:value-type="float">
            <text:p>10.718</text:p>
          </table:table-cell>
          <table:table-cell office:value-type="float" office:value="8.135" calcext:value-type="float">
            <text:p>8.135</text:p>
          </table:table-cell>
          <table:table-cell office:value-type="float" office:value="9.18" calcext:value-type="float">
            <text:p>9.18</text:p>
          </table:table-cell>
          <table:table-cell table:number-columns-repeated="6"/>
          <table:table-cell office:value-type="float" office:value="22.485" calcext:value-type="float">
            <text:p>22.485</text:p>
          </table:table-cell>
          <table:table-cell office:value-type="float" office:value="28.418" calcext:value-type="float">
            <text:p>28.418</text:p>
          </table:table-cell>
          <table:table-cell office:value-type="float" office:value="16.66" calcext:value-type="float">
            <text:p>16.66</text:p>
          </table:table-cell>
          <table:table-cell office:value-type="float" office:value="19.845" calcext:value-type="float">
            <text:p>19.845</text:p>
          </table:table-cell>
          <table:table-cell table:number-columns-repeated="16"/>
        </table:table-row>
        <table:table-row table:style-name="ro4">
          <table:table-cell office:value-type="float" office:value="9.452" calcext:value-type="float">
            <text:p>9.452</text:p>
          </table:table-cell>
          <table:table-cell office:value-type="float" office:value="10.336" calcext:value-type="float">
            <text:p>10.336</text:p>
          </table:table-cell>
          <table:table-cell office:value-type="float" office:value="8.543" calcext:value-type="float">
            <text:p>8.543</text:p>
          </table:table-cell>
          <table:table-cell office:value-type="float" office:value="8.952" calcext:value-type="float">
            <text:p>8.952</text:p>
          </table:table-cell>
          <table:table-cell table:number-columns-repeated="6"/>
          <table:table-cell office:value-type="float" office:value="23.514" calcext:value-type="float">
            <text:p>23.514</text:p>
          </table:table-cell>
          <table:table-cell office:value-type="float" office:value="21.365" calcext:value-type="float">
            <text:p>21.365</text:p>
          </table:table-cell>
          <table:table-cell office:value-type="float" office:value="16.677" calcext:value-type="float">
            <text:p>16.677</text:p>
          </table:table-cell>
          <table:table-cell office:value-type="float" office:value="19.296" calcext:value-type="float">
            <text:p>19.296</text:p>
          </table:table-cell>
          <table:table-cell table:number-columns-repeated="16"/>
        </table:table-row>
        <table:table-row table:style-name="ro4">
          <table:table-cell office:value-type="float" office:value="8.869" calcext:value-type="float">
            <text:p>8.869</text:p>
          </table:table-cell>
          <table:table-cell office:value-type="float" office:value="10.715" calcext:value-type="float">
            <text:p>10.715</text:p>
          </table:table-cell>
          <table:table-cell office:value-type="float" office:value="8.231" calcext:value-type="float">
            <text:p>8.231</text:p>
          </table:table-cell>
          <table:table-cell office:value-type="float" office:value="9.025" calcext:value-type="float">
            <text:p>9.025</text:p>
          </table:table-cell>
          <table:table-cell table:number-columns-repeated="6"/>
          <table:table-cell office:value-type="float" office:value="21.411" calcext:value-type="float">
            <text:p>21.411</text:p>
          </table:table-cell>
          <table:table-cell office:value-type="float" office:value="26.736" calcext:value-type="float">
            <text:p>26.736</text:p>
          </table:table-cell>
          <table:table-cell office:value-type="float" office:value="17.04" calcext:value-type="float">
            <text:p>17.04</text:p>
          </table:table-cell>
          <table:table-cell office:value-type="float" office:value="20.027" calcext:value-type="float">
            <text:p>20.027</text:p>
          </table:table-cell>
          <table:table-cell table:number-columns-repeated="16"/>
        </table:table-row>
        <table:table-row table:style-name="ro4">
          <table:table-cell office:value-type="float" office:value="9.174" calcext:value-type="float">
            <text:p>9.174</text:p>
          </table:table-cell>
          <table:table-cell office:value-type="float" office:value="10.481" calcext:value-type="float">
            <text:p>10.481</text:p>
          </table:table-cell>
          <table:table-cell office:value-type="float" office:value="8.29" calcext:value-type="float">
            <text:p>8.29</text:p>
          </table:table-cell>
          <table:table-cell office:value-type="float" office:value="8.87" calcext:value-type="float">
            <text:p>8.87</text:p>
          </table:table-cell>
          <table:table-cell table:number-columns-repeated="6"/>
          <table:table-cell office:value-type="float" office:value="22.391" calcext:value-type="float">
            <text:p>22.391</text:p>
          </table:table-cell>
          <table:table-cell office:value-type="float" office:value="23.009" calcext:value-type="float">
            <text:p>23.009</text:p>
          </table:table-cell>
          <table:table-cell office:value-type="float" office:value="16.586" calcext:value-type="float">
            <text:p>16.586</text:p>
          </table:table-cell>
          <table:table-cell office:value-type="float" office:value="19.808" calcext:value-type="float">
            <text:p>19.808</text:p>
          </table:table-cell>
          <table:table-cell table:number-columns-repeated="16"/>
        </table:table-row>
        <table:table-row table:style-name="ro4">
          <table:table-cell office:value-type="float" office:value="9.203" calcext:value-type="float">
            <text:p>9.203</text:p>
          </table:table-cell>
          <table:table-cell office:value-type="float" office:value="10.382" calcext:value-type="float">
            <text:p>10.382</text:p>
          </table:table-cell>
          <table:table-cell office:value-type="float" office:value="8.194" calcext:value-type="float">
            <text:p>8.194</text:p>
          </table:table-cell>
          <table:table-cell table:number-columns-repeated="7"/>
          <table:table-cell office:value-type="float" office:value="22.555" calcext:value-type="float">
            <text:p>22.555</text:p>
          </table:table-cell>
          <table:table-cell office:value-type="float" office:value="26.282" calcext:value-type="float">
            <text:p>26.282</text:p>
          </table:table-cell>
          <table:table-cell office:value-type="float" office:value="16.323" calcext:value-type="float">
            <text:p>16.323</text:p>
          </table:table-cell>
          <table:table-cell table:number-columns-repeated="17"/>
        </table:table-row>
        <table:table-row table:style-name="ro4">
          <table:table-cell office:value-type="float" office:value="8.946" calcext:value-type="float">
            <text:p>8.946</text:p>
          </table:table-cell>
          <table:table-cell office:value-type="float" office:value="10.524" calcext:value-type="float">
            <text:p>10.524</text:p>
          </table:table-cell>
          <table:table-cell office:value-type="float" office:value="8.28" calcext:value-type="float">
            <text:p>8.28</text:p>
          </table:table-cell>
          <table:table-cell office:value-type="float" office:value="9.612" calcext:value-type="float">
            <text:p>9.612</text:p>
          </table:table-cell>
          <table:table-cell table:number-columns-repeated="6"/>
          <table:table-cell office:value-type="float" office:value="22.703" calcext:value-type="float">
            <text:p>22.703</text:p>
          </table:table-cell>
          <table:table-cell office:value-type="float" office:value="21.607" calcext:value-type="float">
            <text:p>21.607</text:p>
          </table:table-cell>
          <table:table-cell office:value-type="float" office:value="16.843" calcext:value-type="float">
            <text:p>16.843</text:p>
          </table:table-cell>
          <table:table-cell office:value-type="float" office:value="17.101" calcext:value-type="float">
            <text:p>17.101</text:p>
          </table:table-cell>
          <table:table-cell table:number-columns-repeated="16"/>
        </table:table-row>
        <table:table-row table:style-name="ro4">
          <table:table-cell office:value-type="float" office:value="9.06" calcext:value-type="float">
            <text:p>9.06</text:p>
          </table:table-cell>
          <table:table-cell office:value-type="float" office:value="10.692" calcext:value-type="float">
            <text:p>10.692</text:p>
          </table:table-cell>
          <table:table-cell office:value-type="float" office:value="8.268" calcext:value-type="float">
            <text:p>8.268</text:p>
          </table:table-cell>
          <table:table-cell office:value-type="float" office:value="9.526" calcext:value-type="float">
            <text:p>9.526</text:p>
          </table:table-cell>
          <table:table-cell table:number-columns-repeated="6"/>
          <table:table-cell office:value-type="float" office:value="23.404" calcext:value-type="float">
            <text:p>23.404</text:p>
          </table:table-cell>
          <table:table-cell office:value-type="float" office:value="24.959" calcext:value-type="float">
            <text:p>24.959</text:p>
          </table:table-cell>
          <table:table-cell office:value-type="float" office:value="17.784" calcext:value-type="float">
            <text:p>17.784</text:p>
          </table:table-cell>
          <table:table-cell office:value-type="float" office:value="20.343" calcext:value-type="float">
            <text:p>20.343</text:p>
          </table:table-cell>
          <table:table-cell table:number-columns-repeated="16"/>
        </table:table-row>
        <table:table-row table:style-name="ro4">
          <table:table-cell office:value-type="float" office:value="9.19" calcext:value-type="float">
            <text:p>9.19</text:p>
          </table:table-cell>
          <table:table-cell office:value-type="float" office:value="10.535" calcext:value-type="float">
            <text:p>10.535</text:p>
          </table:table-cell>
          <table:table-cell office:value-type="float" office:value="8.133" calcext:value-type="float">
            <text:p>8.133</text:p>
          </table:table-cell>
          <table:table-cell office:value-type="float" office:value="8.863" calcext:value-type="float">
            <text:p>8.863</text:p>
          </table:table-cell>
          <table:table-cell table:number-columns-repeated="6"/>
          <table:table-cell office:value-type="float" office:value="23.061" calcext:value-type="float">
            <text:p>23.061</text:p>
          </table:table-cell>
          <table:table-cell office:value-type="float" office:value="29.93" calcext:value-type="float">
            <text:p>29.93</text:p>
          </table:table-cell>
          <table:table-cell office:value-type="float" office:value="17.248" calcext:value-type="float">
            <text:p>17.248</text:p>
          </table:table-cell>
          <table:table-cell office:value-type="float" office:value="21.391" calcext:value-type="float">
            <text:p>21.391</text:p>
          </table:table-cell>
          <table:table-cell table:number-columns-repeated="16"/>
        </table:table-row>
        <table:table-row table:style-name="ro4">
          <table:table-cell office:value-type="float" office:value="9.039" calcext:value-type="float">
            <text:p>9.039</text:p>
          </table:table-cell>
          <table:table-cell office:value-type="float" office:value="10.613" calcext:value-type="float">
            <text:p>10.613</text:p>
          </table:table-cell>
          <table:table-cell office:value-type="float" office:value="8.454" calcext:value-type="float">
            <text:p>8.454</text:p>
          </table:table-cell>
          <table:table-cell office:value-type="float" office:value="8.894" calcext:value-type="float">
            <text:p>8.894</text:p>
          </table:table-cell>
          <table:table-cell table:number-columns-repeated="6"/>
          <table:table-cell office:value-type="float" office:value="22.924" calcext:value-type="float">
            <text:p>22.924</text:p>
          </table:table-cell>
          <table:table-cell office:value-type="float" office:value="28.15" calcext:value-type="float">
            <text:p>28.15</text:p>
          </table:table-cell>
          <table:table-cell office:value-type="float" office:value="16.646" calcext:value-type="float">
            <text:p>16.646</text:p>
          </table:table-cell>
          <table:table-cell office:value-type="float" office:value="19.988" calcext:value-type="float">
            <text:p>19.988</text:p>
          </table:table-cell>
          <table:table-cell table:number-columns-repeated="16"/>
        </table:table-row>
        <table:table-row table:style-name="ro4">
          <table:table-cell office:value-type="float" office:value="9.172" calcext:value-type="float">
            <text:p>9.172</text:p>
          </table:table-cell>
          <table:table-cell office:value-type="float" office:value="10.692" calcext:value-type="float">
            <text:p>10.692</text:p>
          </table:table-cell>
          <table:table-cell office:value-type="float" office:value="8.411" calcext:value-type="float">
            <text:p>8.411</text:p>
          </table:table-cell>
          <table:table-cell office:value-type="float" office:value="9.191" calcext:value-type="float">
            <text:p>9.191</text:p>
          </table:table-cell>
          <table:table-cell table:number-columns-repeated="6"/>
          <table:table-cell office:value-type="float" office:value="23.073" calcext:value-type="float">
            <text:p>23.073</text:p>
          </table:table-cell>
          <table:table-cell office:value-type="float" office:value="24.79" calcext:value-type="float">
            <text:p>24.79</text:p>
          </table:table-cell>
          <table:table-cell office:value-type="float" office:value="17.606" calcext:value-type="float">
            <text:p>17.606</text:p>
          </table:table-cell>
          <table:table-cell office:value-type="float" office:value="20.065" calcext:value-type="float">
            <text:p>20.065</text:p>
          </table:table-cell>
          <table:table-cell table:number-columns-repeated="16"/>
        </table:table-row>
        <table:table-row table:style-name="ro4">
          <table:table-cell office:value-type="float" office:value="9.135" calcext:value-type="float">
            <text:p>9.135</text:p>
          </table:table-cell>
          <table:table-cell office:value-type="float" office:value="10.48" calcext:value-type="float">
            <text:p>10.48</text:p>
          </table:table-cell>
          <table:table-cell office:value-type="float" office:value="8.408" calcext:value-type="float">
            <text:p>8.408</text:p>
          </table:table-cell>
          <table:table-cell office:value-type="float" office:value="8.928" calcext:value-type="float">
            <text:p>8.928</text:p>
          </table:table-cell>
          <table:table-cell table:number-columns-repeated="6"/>
          <table:table-cell office:value-type="float" office:value="23.109" calcext:value-type="float">
            <text:p>23.109</text:p>
          </table:table-cell>
          <table:table-cell office:value-type="float" office:value="27.48" calcext:value-type="float">
            <text:p>27.48</text:p>
          </table:table-cell>
          <table:table-cell office:value-type="float" office:value="16.954" calcext:value-type="float">
            <text:p>16.954</text:p>
          </table:table-cell>
          <table:table-cell office:value-type="float" office:value="20.508" calcext:value-type="float">
            <text:p>20.508</text:p>
          </table:table-cell>
          <table:table-cell table:number-columns-repeated="16"/>
        </table:table-row>
        <table:table-row table:style-name="ro4">
          <table:table-cell office:value-type="float" office:value="9.271" calcext:value-type="float">
            <text:p>9.271</text:p>
          </table:table-cell>
          <table:table-cell office:value-type="float" office:value="10.727" calcext:value-type="float">
            <text:p>10.727</text:p>
          </table:table-cell>
          <table:table-cell office:value-type="float" office:value="8.201" calcext:value-type="float">
            <text:p>8.201</text:p>
          </table:table-cell>
          <table:table-cell office:value-type="float" office:value="9.168" calcext:value-type="float">
            <text:p>9.168</text:p>
          </table:table-cell>
          <table:table-cell table:number-columns-repeated="6"/>
          <table:table-cell office:value-type="float" office:value="23.475" calcext:value-type="float">
            <text:p>23.475</text:p>
          </table:table-cell>
          <table:table-cell office:value-type="float" office:value="29.263" calcext:value-type="float">
            <text:p>29.263</text:p>
          </table:table-cell>
          <table:table-cell office:value-type="float" office:value="17.904" calcext:value-type="float">
            <text:p>17.904</text:p>
          </table:table-cell>
          <table:table-cell office:value-type="float" office:value="20.015" calcext:value-type="float">
            <text:p>20.015</text:p>
          </table:table-cell>
          <table:table-cell table:number-columns-repeated="16"/>
        </table:table-row>
        <table:table-row table:style-name="ro4">
          <table:table-cell office:value-type="float" office:value="9.32" calcext:value-type="float">
            <text:p>9.32</text:p>
          </table:table-cell>
          <table:table-cell office:value-type="float" office:value="10.579" calcext:value-type="float">
            <text:p>10.579</text:p>
          </table:table-cell>
          <table:table-cell office:value-type="float" office:value="8.222" calcext:value-type="float">
            <text:p>8.222</text:p>
          </table:table-cell>
          <table:table-cell office:value-type="float" office:value="8.653" calcext:value-type="float">
            <text:p>8.653</text:p>
          </table:table-cell>
          <table:table-cell table:number-columns-repeated="6"/>
          <table:table-cell office:value-type="float" office:value="22.209" calcext:value-type="float">
            <text:p>22.209</text:p>
          </table:table-cell>
          <table:table-cell office:value-type="float" office:value="25.143" calcext:value-type="float">
            <text:p>25.143</text:p>
          </table:table-cell>
          <table:table-cell office:value-type="float" office:value="17.644" calcext:value-type="float">
            <text:p>17.644</text:p>
          </table:table-cell>
          <table:table-cell office:value-type="float" office:value="19.765" calcext:value-type="float">
            <text:p>19.765</text:p>
          </table:table-cell>
          <table:table-cell table:number-columns-repeated="16"/>
        </table:table-row>
        <table:table-row table:style-name="ro4">
          <table:table-cell office:value-type="float" office:value="9.192" calcext:value-type="float">
            <text:p>9.192</text:p>
          </table:table-cell>
          <table:table-cell office:value-type="float" office:value="10.453" calcext:value-type="float">
            <text:p>10.453</text:p>
          </table:table-cell>
          <table:table-cell office:value-type="float" office:value="8.523" calcext:value-type="float">
            <text:p>8.523</text:p>
          </table:table-cell>
          <table:table-cell table:number-columns-repeated="7"/>
          <table:table-cell office:value-type="float" office:value="24.196" calcext:value-type="float">
            <text:p>24.196</text:p>
          </table:table-cell>
          <table:table-cell office:value-type="float" office:value="23.848" calcext:value-type="float">
            <text:p>23.848</text:p>
          </table:table-cell>
          <table:table-cell office:value-type="float" office:value="17.316" calcext:value-type="float">
            <text:p>17.316</text:p>
          </table:table-cell>
          <table:table-cell table:number-columns-repeated="17"/>
        </table:table-row>
        <table:table-row table:style-name="ro4">
          <table:table-cell office:value-type="float" office:value="9.227" calcext:value-type="float">
            <text:p>9.227</text:p>
          </table:table-cell>
          <table:table-cell office:value-type="float" office:value="10.603" calcext:value-type="float">
            <text:p>10.603</text:p>
          </table:table-cell>
          <table:table-cell office:value-type="float" office:value="8.395" calcext:value-type="float">
            <text:p>8.395</text:p>
          </table:table-cell>
          <table:table-cell office:value-type="float" office:value="9.159" calcext:value-type="float">
            <text:p>9.159</text:p>
          </table:table-cell>
          <table:table-cell table:number-columns-repeated="6"/>
          <table:table-cell office:value-type="float" office:value="24.273" calcext:value-type="float">
            <text:p>24.273</text:p>
          </table:table-cell>
          <table:table-cell office:value-type="float" office:value="24.119" calcext:value-type="float">
            <text:p>24.119</text:p>
          </table:table-cell>
          <table:table-cell office:value-type="float" office:value="17.007" calcext:value-type="float">
            <text:p>17.007</text:p>
          </table:table-cell>
          <table:table-cell office:value-type="float" office:value="19.387" calcext:value-type="float">
            <text:p>19.387</text:p>
          </table:table-cell>
          <table:table-cell table:number-columns-repeated="16"/>
        </table:table-row>
        <table:table-row table:style-name="ro4">
          <table:table-cell office:value-type="float" office:value="9.237" calcext:value-type="float">
            <text:p>9.237</text:p>
          </table:table-cell>
          <table:table-cell office:value-type="float" office:value="10.306" calcext:value-type="float">
            <text:p>10.306</text:p>
          </table:table-cell>
          <table:table-cell office:value-type="float" office:value="8.564" calcext:value-type="float">
            <text:p>8.564</text:p>
          </table:table-cell>
          <table:table-cell office:value-type="float" office:value="9.135" calcext:value-type="float">
            <text:p>9.135</text:p>
          </table:table-cell>
          <table:table-cell table:number-columns-repeated="6"/>
          <table:table-cell office:value-type="float" office:value="23.212" calcext:value-type="float">
            <text:p>23.212</text:p>
          </table:table-cell>
          <table:table-cell office:value-type="float" office:value="20.277" calcext:value-type="float">
            <text:p>20.277</text:p>
          </table:table-cell>
          <table:table-cell office:value-type="float" office:value="17.425" calcext:value-type="float">
            <text:p>17.425</text:p>
          </table:table-cell>
          <table:table-cell office:value-type="float" office:value="20.321" calcext:value-type="float">
            <text:p>20.321</text:p>
          </table:table-cell>
          <table:table-cell table:number-columns-repeated="16"/>
        </table:table-row>
        <table:table-row table:style-name="ro4">
          <table:table-cell office:value-type="float" office:value="9.219" calcext:value-type="float">
            <text:p>9.219</text:p>
          </table:table-cell>
          <table:table-cell office:value-type="float" office:value="10.401" calcext:value-type="float">
            <text:p>10.401</text:p>
          </table:table-cell>
          <table:table-cell office:value-type="float" office:value="8.61" calcext:value-type="float">
            <text:p>8.61</text:p>
          </table:table-cell>
          <table:table-cell office:value-type="float" office:value="9.021" calcext:value-type="float">
            <text:p>9.021</text:p>
          </table:table-cell>
          <table:table-cell table:number-columns-repeated="6"/>
          <table:table-cell office:value-type="float" office:value="22.6" calcext:value-type="float">
            <text:p>22.6</text:p>
          </table:table-cell>
          <table:table-cell office:value-type="float" office:value="23.945" calcext:value-type="float">
            <text:p>23.945</text:p>
          </table:table-cell>
          <table:table-cell office:value-type="float" office:value="16.998" calcext:value-type="float">
            <text:p>16.998</text:p>
          </table:table-cell>
          <table:table-cell office:value-type="float" office:value="19.783" calcext:value-type="float">
            <text:p>19.783</text:p>
          </table:table-cell>
          <table:table-cell table:number-columns-repeated="16"/>
        </table:table-row>
        <table:table-row table:style-name="ro4">
          <table:table-cell office:value-type="float" office:value="9.361" calcext:value-type="float">
            <text:p>9.361</text:p>
          </table:table-cell>
          <table:table-cell office:value-type="float" office:value="10.851" calcext:value-type="float">
            <text:p>10.851</text:p>
          </table:table-cell>
          <table:table-cell office:value-type="float" office:value="8.157" calcext:value-type="float">
            <text:p>8.157</text:p>
          </table:table-cell>
          <table:table-cell office:value-type="float" office:value="9.106" calcext:value-type="float">
            <text:p>9.106</text:p>
          </table:table-cell>
          <table:table-cell table:number-columns-repeated="6"/>
          <table:table-cell office:value-type="float" office:value="22.646" calcext:value-type="float">
            <text:p>22.646</text:p>
          </table:table-cell>
          <table:table-cell office:value-type="float" office:value="22.517" calcext:value-type="float">
            <text:p>22.517</text:p>
          </table:table-cell>
          <table:table-cell office:value-type="float" office:value="16.887" calcext:value-type="float">
            <text:p>16.887</text:p>
          </table:table-cell>
          <table:table-cell office:value-type="float" office:value="19.055" calcext:value-type="float">
            <text:p>19.055</text:p>
          </table:table-cell>
          <table:table-cell table:number-columns-repeated="16"/>
        </table:table-row>
        <table:table-row table:style-name="ro4">
          <table:table-cell office:value-type="float" office:value="9.365" calcext:value-type="float">
            <text:p>9.365</text:p>
          </table:table-cell>
          <table:table-cell office:value-type="float" office:value="10.696" calcext:value-type="float">
            <text:p>10.696</text:p>
          </table:table-cell>
          <table:table-cell office:value-type="float" office:value="8.145" calcext:value-type="float">
            <text:p>8.145</text:p>
          </table:table-cell>
          <table:table-cell office:value-type="float" office:value="9.299" calcext:value-type="float">
            <text:p>9.299</text:p>
          </table:table-cell>
          <table:table-cell table:number-columns-repeated="6"/>
          <table:table-cell office:value-type="float" office:value="23.262" calcext:value-type="float">
            <text:p>23.262</text:p>
          </table:table-cell>
          <table:table-cell office:value-type="float" office:value="18.946" calcext:value-type="float">
            <text:p>18.946</text:p>
          </table:table-cell>
          <table:table-cell office:value-type="float" office:value="16.806" calcext:value-type="float">
            <text:p>16.806</text:p>
          </table:table-cell>
          <table:table-cell office:value-type="float" office:value="20.63" calcext:value-type="float">
            <text:p>20.63</text:p>
          </table:table-cell>
          <table:table-cell table:number-columns-repeated="16"/>
        </table:table-row>
        <table:table-row table:style-name="ro4">
          <table:table-cell office:value-type="float" office:value="9.284" calcext:value-type="float">
            <text:p>9.284</text:p>
          </table:table-cell>
          <table:table-cell office:value-type="float" office:value="10.556" calcext:value-type="float">
            <text:p>10.556</text:p>
          </table:table-cell>
          <table:table-cell office:value-type="float" office:value="8.44" calcext:value-type="float">
            <text:p>8.44</text:p>
          </table:table-cell>
          <table:table-cell office:value-type="float" office:value="9.141" calcext:value-type="float">
            <text:p>9.141</text:p>
          </table:table-cell>
          <table:table-cell table:number-columns-repeated="6"/>
          <table:table-cell office:value-type="float" office:value="22.882" calcext:value-type="float">
            <text:p>22.882</text:p>
          </table:table-cell>
          <table:table-cell office:value-type="float" office:value="22.429" calcext:value-type="float">
            <text:p>22.429</text:p>
          </table:table-cell>
          <table:table-cell office:value-type="float" office:value="17.441" calcext:value-type="float">
            <text:p>17.441</text:p>
          </table:table-cell>
          <table:table-cell office:value-type="float" office:value="21.664" calcext:value-type="float">
            <text:p>21.664</text:p>
          </table:table-cell>
          <table:table-cell table:number-columns-repeated="16"/>
        </table:table-row>
        <table:table-row table:style-name="ro4">
          <table:table-cell office:value-type="float" office:value="9.305" calcext:value-type="float">
            <text:p>9.305</text:p>
          </table:table-cell>
          <table:table-cell office:value-type="float" office:value="10.483" calcext:value-type="float">
            <text:p>10.483</text:p>
          </table:table-cell>
          <table:table-cell office:value-type="float" office:value="7.797" calcext:value-type="float">
            <text:p>7.797</text:p>
          </table:table-cell>
          <table:table-cell office:value-type="float" office:value="9.077" calcext:value-type="float">
            <text:p>9.077</text:p>
          </table:table-cell>
          <table:table-cell table:number-columns-repeated="6"/>
          <table:table-cell office:value-type="float" office:value="23.704" calcext:value-type="float">
            <text:p>23.704</text:p>
          </table:table-cell>
          <table:table-cell office:value-type="float" office:value="21.962" calcext:value-type="float">
            <text:p>21.962</text:p>
          </table:table-cell>
          <table:table-cell office:value-type="float" office:value="17.025" calcext:value-type="float">
            <text:p>17.025</text:p>
          </table:table-cell>
          <table:table-cell office:value-type="float" office:value="19.486" calcext:value-type="float">
            <text:p>19.486</text:p>
          </table:table-cell>
          <table:table-cell table:number-columns-repeated="16"/>
        </table:table-row>
        <table:table-row table:style-name="ro4">
          <table:table-cell office:value-type="float" office:value="9.199" calcext:value-type="float">
            <text:p>9.199</text:p>
          </table:table-cell>
          <table:table-cell/>
          <table:table-cell office:value-type="float" office:value="8.463" calcext:value-type="float">
            <text:p>8.463</text:p>
          </table:table-cell>
          <table:table-cell office:value-type="float" office:value="9.336" calcext:value-type="float">
            <text:p>9.336</text:p>
          </table:table-cell>
          <table:table-cell table:number-columns-repeated="6"/>
          <table:table-cell office:value-type="float" office:value="23.699" calcext:value-type="float">
            <text:p>23.699</text:p>
          </table:table-cell>
          <table:table-cell/>
          <table:table-cell office:value-type="float" office:value="16.878" calcext:value-type="float">
            <text:p>16.878</text:p>
          </table:table-cell>
          <table:table-cell office:value-type="float" office:value="19.433" calcext:value-type="float">
            <text:p>19.433</text:p>
          </table:table-cell>
          <table:table-cell table:number-columns-repeated="16"/>
        </table:table-row>
        <table:table-row table:style-name="ro4">
          <table:table-cell office:value-type="float" office:value="9.15" calcext:value-type="float">
            <text:p>9.15</text:p>
          </table:table-cell>
          <table:table-cell office:value-type="float" office:value="10.68" calcext:value-type="float">
            <text:p>10.68</text:p>
          </table:table-cell>
          <table:table-cell office:value-type="float" office:value="8.165" calcext:value-type="float">
            <text:p>8.165</text:p>
          </table:table-cell>
          <table:table-cell office:value-type="float" office:value="9.003" calcext:value-type="float">
            <text:p>9.003</text:p>
          </table:table-cell>
          <table:table-cell table:number-columns-repeated="6"/>
          <table:table-cell office:value-type="float" office:value="22.172" calcext:value-type="float">
            <text:p>22.172</text:p>
          </table:table-cell>
          <table:table-cell office:value-type="float" office:value="25.96" calcext:value-type="float">
            <text:p>25.96</text:p>
          </table:table-cell>
          <table:table-cell office:value-type="float" office:value="18.247" calcext:value-type="float">
            <text:p>18.247</text:p>
          </table:table-cell>
          <table:table-cell office:value-type="float" office:value="20.444" calcext:value-type="float">
            <text:p>20.444</text:p>
          </table:table-cell>
          <table:table-cell table:number-columns-repeated="16"/>
        </table:table-row>
        <table:table-row table:style-name="ro4">
          <table:table-cell office:value-type="float" office:value="9.181" calcext:value-type="float">
            <text:p>9.181</text:p>
          </table:table-cell>
          <table:table-cell office:value-type="float" office:value="10.65" calcext:value-type="float">
            <text:p>10.65</text:p>
          </table:table-cell>
          <table:table-cell office:value-type="float" office:value="8.445" calcext:value-type="float">
            <text:p>8.445</text:p>
          </table:table-cell>
          <table:table-cell office:value-type="float" office:value="9.057" calcext:value-type="float">
            <text:p>9.057</text:p>
          </table:table-cell>
          <table:table-cell table:number-columns-repeated="6"/>
          <table:table-cell office:value-type="float" office:value="23.256" calcext:value-type="float">
            <text:p>23.256</text:p>
          </table:table-cell>
          <table:table-cell office:value-type="float" office:value="20.719" calcext:value-type="float">
            <text:p>20.719</text:p>
          </table:table-cell>
          <table:table-cell office:value-type="float" office:value="17.877" calcext:value-type="float">
            <text:p>17.877</text:p>
          </table:table-cell>
          <table:table-cell office:value-type="float" office:value="19.969" calcext:value-type="float">
            <text:p>19.969</text:p>
          </table:table-cell>
          <table:table-cell table:number-columns-repeated="16"/>
        </table:table-row>
        <table:table-row table:style-name="ro4">
          <table:table-cell office:value-type="float" office:value="9.163" calcext:value-type="float">
            <text:p>9.163</text:p>
          </table:table-cell>
          <table:table-cell office:value-type="float" office:value="10.788" calcext:value-type="float">
            <text:p>10.788</text:p>
          </table:table-cell>
          <table:table-cell office:value-type="float" office:value="8.419" calcext:value-type="float">
            <text:p>8.419</text:p>
          </table:table-cell>
          <table:table-cell office:value-type="float" office:value="9.007" calcext:value-type="float">
            <text:p>9.007</text:p>
          </table:table-cell>
          <table:table-cell table:style-name="ce16"/>
          <table:table-cell table:style-name="ce19" table:number-columns-repeated="5"/>
          <table:table-cell office:value-type="float" office:value="22.845" calcext:value-type="float">
            <text:p>22.845</text:p>
          </table:table-cell>
          <table:table-cell office:value-type="float" office:value="21.851" calcext:value-type="float">
            <text:p>21.851</text:p>
          </table:table-cell>
          <table:table-cell office:value-type="float" office:value="17.468" calcext:value-type="float">
            <text:p>17.468</text:p>
          </table:table-cell>
          <table:table-cell office:value-type="float" office:value="19.975" calcext:value-type="float">
            <text:p>19.975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.977" calcext:value-type="float">
            <text:p>5.977</text:p>
          </table:table-cell>
          <table:table-cell office:value-type="float" office:value="6.066" calcext:value-type="float">
            <text:p>6.066</text:p>
          </table:table-cell>
          <table:table-cell office:value-type="float" office:value="4.211" calcext:value-type="float">
            <text:p>4.211</text:p>
          </table:table-cell>
          <table:table-cell office:value-type="float" office:value="5.171" calcext:value-type="float">
            <text:p>5.17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8" table:formula="of:=COUNT([.B545:.B594])" office:value-type="float" office:value="41" calcext:value-type="float">
            <text:p>41</text:p>
          </table:table-cell>
          <table:table-cell table:style-name="Default" table:formula="of:=COUNT([.C545:.C594])" office:value-type="float" office:value="48" calcext:value-type="float">
            <text:p>48</text:p>
          </table:table-cell>
          <table:table-cell table:style-name="ce8" table:formula="of:=COUNT([.D545:.D594])" office:value-type="float" office:value="49" calcext:value-type="float">
            <text:p>49</text:p>
          </table:table-cell>
          <table:table-cell table:style-name="Default"/>
          <table:table-cell office:value-type="float" office:value="91.595" calcext:value-type="float">
            <text:p>91.595</text:p>
          </table:table-cell>
          <table:table-cell office:value-type="float" office:value="117.069" calcext:value-type="float">
            <text:p>117.069</text:p>
          </table:table-cell>
          <table:table-cell office:value-type="float" office:value="53.749" calcext:value-type="float">
            <text:p>53.749</text:p>
          </table:table-cell>
          <table:table-cell office:value-type="float" office:value="77.086" calcext:value-type="float">
            <text:p>77.08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8" table:formula="of:=COUNT([.L545:.L594])" office:value-type="float" office:value="46" calcext:value-type="float">
            <text:p>46</text:p>
          </table:table-cell>
          <table:table-cell table:style-name="Default" table:formula="of:=COUNT([.M545:.M594])" office:value-type="float" office:value="43" calcext:value-type="float">
            <text:p>43</text:p>
          </table:table-cell>
          <table:table-cell table:style-name="ce8" table:formula="of:=COUNT([.N545:.N594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5.779" calcext:value-type="float">
            <text:p>5.779</text:p>
          </table:table-cell>
          <table:table-cell/>
          <table:table-cell office:value-type="float" office:value="4.241" calcext:value-type="float">
            <text:p>4.241</text:p>
          </table:table-cell>
          <table:table-cell office:value-type="float" office:value="6.215" calcext:value-type="float">
            <text:p>6.21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float" office:value="5.84258" calcext:value-type="float">
            <text:p>5.84258</text:p>
          </table:table-cell>
          <table:table-cell table:style-name="ce20" table:formula="of:=AVERAGE([.B545:.B594])" office:value-type="float" office:value="6.20356097560976" calcext:value-type="float">
            <text:p>6.2035609756</text:p>
          </table:table-cell>
          <table:table-cell table:style-name="ce17" table:formula="of:=AVERAGE([.C545:.C594])" office:value-type="float" office:value="4.28427083333333" calcext:value-type="float">
            <text:p>4.2842708333</text:p>
          </table:table-cell>
          <table:table-cell table:style-name="ce20" table:formula="of:=AVERAGE([.D545:.D594])" office:value-type="float" office:value="5.41277551020408" calcext:value-type="float">
            <text:p>5.4127755102</text:p>
          </table:table-cell>
          <table:table-cell table:style-name="ce17"/>
          <table:table-cell office:value-type="float" office:value="95.942" calcext:value-type="float">
            <text:p>95.942</text:p>
          </table:table-cell>
          <table:table-cell office:value-type="float" office:value="107.212" calcext:value-type="float">
            <text:p>107.212</text:p>
          </table:table-cell>
          <table:table-cell office:value-type="float" office:value="50.76" calcext:value-type="float">
            <text:p>50.76</text:p>
          </table:table-cell>
          <table:table-cell office:value-type="float" office:value="77.791" calcext:value-type="float">
            <text:p>77.7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float" office:value="92.35344" calcext:value-type="float">
            <text:p>92.35344</text:p>
          </table:table-cell>
          <table:table-cell table:style-name="ce20" table:formula="of:=AVERAGE([.L545:.L594])" office:value-type="float" office:value="90.5530434782609" calcext:value-type="float">
            <text:p>90.5530434783</text:p>
          </table:table-cell>
          <table:table-cell table:style-name="ce17" table:formula="of:=AVERAGE([.M545:.M594])" office:value-type="float" office:value="54.0388372093023" calcext:value-type="float">
            <text:p>54.0388372093</text:p>
          </table:table-cell>
          <table:table-cell table:style-name="ce20" table:formula="of:=AVERAGE([.N545:.N594])" office:value-type="float" office:value="64.5995416666667" calcext:value-type="float">
            <text:p>64.5995416667</text:p>
          </table:table-cell>
          <table:table-cell table:number-columns-repeated="11"/>
        </table:table-row>
        <table:table-row table:style-name="ro4">
          <table:table-cell office:value-type="float" office:value="5.609" calcext:value-type="float">
            <text:p>5.609</text:p>
          </table:table-cell>
          <table:table-cell office:value-type="float" office:value="6.62" calcext:value-type="float">
            <text:p>6.62</text:p>
          </table:table-cell>
          <table:table-cell office:value-type="float" office:value="4.178" calcext:value-type="float">
            <text:p>4.178</text:p>
          </table:table-cell>
          <table:table-cell office:value-type="float" office:value="5.508" calcext:value-type="float">
            <text:p>5.50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0.0482393506122449" calcext:value-type="float">
            <text:p>0.0482393506</text:p>
          </table:table-cell>
          <table:table-cell table:style-name="ce8" table:formula="of:=VAR([.B545:.B594])" office:value-type="float" office:value="0.0153657524390244" calcext:value-type="float">
            <text:p>0.0153657524</text:p>
          </table:table-cell>
          <table:table-cell table:style-name="Default" table:formula="of:=VAR([.C545:.C594])" office:value-type="float" office:value="0.0162076910460993" calcext:value-type="float">
            <text:p>0.016207691</text:p>
          </table:table-cell>
          <table:table-cell table:style-name="ce8" table:formula="of:=VAR([.D545:.D594])" office:value-type="float" office:value="0.0398578443877551" calcext:value-type="float">
            <text:p>0.0398578444</text:p>
          </table:table-cell>
          <table:table-cell table:style-name="Default"/>
          <table:table-cell office:value-type="float" office:value="104.459" calcext:value-type="float">
            <text:p>104.459</text:p>
          </table:table-cell>
          <table:table-cell office:value-type="float" office:value="108.167" calcext:value-type="float">
            <text:p>108.167</text:p>
          </table:table-cell>
          <table:table-cell office:value-type="float" office:value="49.607" calcext:value-type="float">
            <text:p>49.607</text:p>
          </table:table-cell>
          <table:table-cell/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26.7232472718367" calcext:value-type="float">
            <text:p>26.7232472718</text:p>
          </table:table-cell>
          <table:table-cell table:style-name="ce8" table:formula="of:=VAR([.L545:.L594])" office:value-type="float" office:value="142.736219331401" calcext:value-type="float">
            <text:p>142.7362193314</text:p>
          </table:table-cell>
          <table:table-cell table:style-name="Default" table:formula="of:=VAR([.M545:.M594])" office:value-type="float" office:value="21.1565476157254" calcext:value-type="float">
            <text:p>21.1565476157</text:p>
          </table:table-cell>
          <table:table-cell table:style-name="ce8" table:formula="of:=VAR([.N545:.N594])" office:value-type="float" office:value="51.636572891844" calcext:value-type="float">
            <text:p>51.6365728918</text:p>
          </table:table-cell>
          <table:table-cell table:number-columns-repeated="11"/>
        </table:table-row>
        <table:table-row table:style-name="ro4">
          <table:table-cell office:value-type="float" office:value="5.788" calcext:value-type="float">
            <text:p>5.788</text:p>
          </table:table-cell>
          <table:table-cell/>
          <table:table-cell office:value-type="float" office:value="4.111" calcext:value-type="float">
            <text:p>4.111</text:p>
          </table:table-cell>
          <table:table-cell office:value-type="float" office:value="5.326" calcext:value-type="float">
            <text:p>5.32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0.0310610207856229" calcext:value-type="float">
            <text:p>0.0310610208</text:p>
          </table:table-cell>
          <table:table-cell table:style-name="ce8" table:formula="of:=SQRT([.G547]/[.G545])" office:value-type="float" office:value="0.0193590921722146" calcext:value-type="float">
            <text:p>0.0193590922</text:p>
          </table:table-cell>
          <table:table-cell table:style-name="Default" table:formula="of:=SQRT([.H547]/[.H545])" office:value-type="float" office:value="0.0183755334651016" calcext:value-type="float">
            <text:p>0.0183755335</text:p>
          </table:table-cell>
          <table:table-cell table:style-name="ce8" table:formula="of:=SQRT([.I547]/[.I545])" office:value-type="float" office:value="0.0285206135219506" calcext:value-type="float">
            <text:p>0.0285206135</text:p>
          </table:table-cell>
          <table:table-cell table:style-name="Default"/>
          <table:table-cell office:value-type="float" office:value="90.538" calcext:value-type="float">
            <text:p>90.538</text:p>
          </table:table-cell>
          <table:table-cell office:value-type="float" office:value="87.756" calcext:value-type="float">
            <text:p>87.756</text:p>
          </table:table-cell>
          <table:table-cell/>
          <table:table-cell office:value-type="float" office:value="82.802" calcext:value-type="float">
            <text:p>82.8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0.731071094652726" calcext:value-type="float">
            <text:p>0.7310710947</text:p>
          </table:table-cell>
          <table:table-cell table:style-name="ce8" table:formula="of:=SQRT([.Q547]/[.Q545])" office:value-type="float" office:value="1.76152243522842" calcext:value-type="float">
            <text:p>1.7615224352</text:p>
          </table:table-cell>
          <table:table-cell table:style-name="Default" table:formula="of:=SQRT([.R547]/[.R545])" office:value-type="float" office:value="0.70143619471013" calcext:value-type="float">
            <text:p>0.7014361947</text:p>
          </table:table-cell>
          <table:table-cell table:style-name="ce8" table:formula="of:=SQRT([.S547]/[.S545])" office:value-type="float" office:value="1.03718944038529" calcext:value-type="float">
            <text:p>1.0371894404</text:p>
          </table:table-cell>
          <table:table-cell table:number-columns-repeated="11"/>
        </table:table-row>
        <table:table-row table:style-name="ro4">
          <table:table-cell office:value-type="float" office:value="5.857" calcext:value-type="float">
            <text:p>5.857</text:p>
          </table:table-cell>
          <table:table-cell office:value-type="float" office:value="6.255" calcext:value-type="float">
            <text:p>6.255</text:p>
          </table:table-cell>
          <table:table-cell office:value-type="float" office:value="4.4" calcext:value-type="float">
            <text:p>4.4</text:p>
          </table:table-cell>
          <table:table-cell office:value-type="float" office:value="5.449" calcext:value-type="float">
            <text:p>5.44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8" table:formula="of:=[.G545]-1" office:value-type="float" office:value="40" calcext:value-type="float">
            <text:p>40</text:p>
          </table:table-cell>
          <table:table-cell table:style-name="Default" table:formula="of:=[.H545]-1" office:value-type="float" office:value="47" calcext:value-type="float">
            <text:p>47</text:p>
          </table:table-cell>
          <table:table-cell table:style-name="ce8" table:formula="of:=[.I545]-1" office:value-type="float" office:value="48" calcext:value-type="float">
            <text:p>48</text:p>
          </table:table-cell>
          <table:table-cell table:style-name="Default"/>
          <table:table-cell office:value-type="float" office:value="83.795" calcext:value-type="float">
            <text:p>83.795</text:p>
          </table:table-cell>
          <table:table-cell office:value-type="float" office:value="97.822" calcext:value-type="float">
            <text:p>97.822</text:p>
          </table:table-cell>
          <table:table-cell/>
          <table:table-cell office:value-type="float" office:value="73.304" calcext:value-type="float">
            <text:p>73.30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8" table:formula="of:=[.Q545]-1" office:value-type="float" office:value="45" calcext:value-type="float">
            <text:p>45</text:p>
          </table:table-cell>
          <table:table-cell table:style-name="Default" table:formula="of:=[.R545]-1" office:value-type="float" office:value="42" calcext:value-type="float">
            <text:p>42</text:p>
          </table:table-cell>
          <table:table-cell table:style-name="ce8" table:formula="of:=[.S545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5.766" calcext:value-type="float">
            <text:p>5.766</text:p>
          </table:table-cell>
          <table:table-cell office:value-type="float" office:value="6.282" calcext:value-type="float">
            <text:p>6.282</text:p>
          </table:table-cell>
          <table:table-cell office:value-type="float" office:value="4.218" calcext:value-type="float">
            <text:p>4.218</text:p>
          </table:table-cell>
          <table:table-cell office:value-type="float" office:value="5.348" calcext:value-type="float">
            <text:p>5.34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8" table:formula="of:=TINV(0.05;[.G549])" office:value-type="float" office:value="2.02107539030627" calcext:value-type="float">
            <text:p>2.0210753903</text:p>
          </table:table-cell>
          <table:table-cell table:style-name="Default" table:formula="of:=TINV(0.05;[.H549])" office:value-type="float" office:value="2.01174051372977" calcext:value-type="float">
            <text:p>2.0117405137</text:p>
          </table:table-cell>
          <table:table-cell table:style-name="ce8" table:formula="of:=TINV(0.05;[.I549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86.18" calcext:value-type="float">
            <text:p>86.18</text:p>
          </table:table-cell>
          <table:table-cell office:value-type="float" office:value="115.4" calcext:value-type="float">
            <text:p>115.4</text:p>
          </table:table-cell>
          <table:table-cell office:value-type="float" office:value="53.382" calcext:value-type="float">
            <text:p>53.382</text:p>
          </table:table-cell>
          <table:table-cell office:value-type="float" office:value="76.096" calcext:value-type="float">
            <text:p>76.0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8" table:formula="of:=TINV(0.05;[.Q549])" office:value-type="float" office:value="2.01410338888085" calcext:value-type="float">
            <text:p>2.0141033889</text:p>
          </table:table-cell>
          <table:table-cell table:style-name="Default" table:formula="of:=TINV(0.05;[.R549])" office:value-type="float" office:value="2.01808170281844" calcext:value-type="float">
            <text:p>2.0180817028</text:p>
          </table:table-cell>
          <table:table-cell table:style-name="ce8" table:formula="of:=TINV(0.05;[.S549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5.955" calcext:value-type="float">
            <text:p>5.955</text:p>
          </table:table-cell>
          <table:table-cell office:value-type="float" office:value="6.106" calcext:value-type="float">
            <text:p>6.106</text:p>
          </table:table-cell>
          <table:table-cell office:value-type="float" office:value="4.182" calcext:value-type="float">
            <text:p>4.182</text:p>
          </table:table-cell>
          <table:table-cell office:value-type="float" office:value="5.309" calcext:value-type="float">
            <text:p>5.30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float" office:value="0.0624194582107443" calcext:value-type="float">
            <text:p>0.0624194582</text:p>
          </table:table-cell>
          <table:table-cell table:style-name="ce20" table:formula="of:=([.G550]*[.G548])" office:value-type="float" office:value="0.0391261847679338" calcext:value-type="float">
            <text:p>0.0391261848</text:p>
          </table:table-cell>
          <table:table-cell table:style-name="ce17" table:formula="of:=([.H550]*[.H548])" office:value-type="float" office:value="0.036966805133142" calcext:value-type="float">
            <text:p>0.0369668051</text:p>
          </table:table-cell>
          <table:table-cell table:style-name="ce20" table:formula="of:=([.I550]*[.I548])" office:value-type="float" office:value="0.0573445368560015" calcext:value-type="float">
            <text:p>0.0573445369</text:p>
          </table:table-cell>
          <table:table-cell table:style-name="ce17"/>
          <table:table-cell office:value-type="float" office:value="94.599" calcext:value-type="float">
            <text:p>94.599</text:p>
          </table:table-cell>
          <table:table-cell office:value-type="float" office:value="99.45" calcext:value-type="float">
            <text:p>99.45</text:p>
          </table:table-cell>
          <table:table-cell office:value-type="float" office:value="46.829" calcext:value-type="float">
            <text:p>46.829</text:p>
          </table:table-cell>
          <table:table-cell office:value-type="float" office:value="75.725" calcext:value-type="float">
            <text:p>75.72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float" office:value="1.46914236839508" calcext:value-type="float">
            <text:p>1.4691423684</text:p>
          </table:table-cell>
          <table:table-cell table:style-name="ce20" table:formula="of:=([.Q550]*[.Q548])" office:value-type="float" office:value="3.5478883063832" calcext:value-type="float">
            <text:p>3.5478883064</text:p>
          </table:table-cell>
          <table:table-cell table:style-name="ce17" table:formula="of:=([.R550]*[.R548])" office:value-type="float" office:value="1.41555555023911" calcext:value-type="float">
            <text:p>1.4155555502</text:p>
          </table:table-cell>
          <table:table-cell table:style-name="ce20" table:formula="of:=([.S550]*[.S548])" office:value-type="float" office:value="2.08655601763579" calcext:value-type="float">
            <text:p>2.0865560176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regexp;5.84258;0.0624194582107443;6.20356097560976;0.0391261847679338;4.28427083333333;0.036966805133142;5.41277551020408;0.0573445368560015;92.35344;1.46914236839508;90.5530434782609;3.5478883063832;54.0388372093023;1.41555555023911;64.5995416666667;2.08655601763579" calcext:value-type="string">
            <text:p>regexp;5.84258;0.0624194582107443;6.20356097560976;0.0391261847679338;4.28427083333333;0.036966805133142;5.41277551020408;0.0573445368560015;92.35344;1.46914236839508;90.5530434782609;3.5478883063832;54.0388372093023;1.41555555023911;64.5995416666667;2.08655601763579</text:p>
          </table:table-cell>
          <table:table-cell table:number-columns-repeated="9"/>
        </table:table-row>
        <table:table-row table:style-name="ro4">
          <table:table-cell office:value-type="float" office:value="5.599" calcext:value-type="float">
            <text:p>5.599</text:p>
          </table:table-cell>
          <table:table-cell office:value-type="float" office:value="6.305" calcext:value-type="float">
            <text:p>6.305</text:p>
          </table:table-cell>
          <table:table-cell office:value-type="float" office:value="4.348" calcext:value-type="float">
            <text:p>4.348</text:p>
          </table:table-cell>
          <table:table-cell office:value-type="float" office:value="5.584" calcext:value-type="float">
            <text:p>5.584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106835436075748" calcext:value-type="percentage">
            <text:p>1.07%</text:p>
          </table:table-cell>
          <table:table-cell table:formula="of:=[.G551]/[.G546]" office:value-type="percentage" office:value="0.00630705250125926" calcext:value-type="percentage">
            <text:p>0.63%</text:p>
          </table:table-cell>
          <table:table-cell table:formula="of:=[.H551]/[.H546]" office:value-type="percentage" office:value="0.00862849398911142" calcext:value-type="percentage">
            <text:p>0.86%</text:p>
          </table:table-cell>
          <table:table-cell table:formula="of:=[.I551]/[.I546]" office:value-type="percentage" office:value="0.0105942943223669" calcext:value-type="percentage">
            <text:p>1.06%</text:p>
          </table:table-cell>
          <table:table-cell/>
          <table:table-cell office:value-type="float" office:value="85.547" calcext:value-type="float">
            <text:p>85.547</text:p>
          </table:table-cell>
          <table:table-cell office:value-type="float" office:value="109.716" calcext:value-type="float">
            <text:p>109.716</text:p>
          </table:table-cell>
          <table:table-cell office:value-type="float" office:value="51.215" calcext:value-type="float">
            <text:p>51.215</text:p>
          </table:table-cell>
          <table:table-cell office:value-type="float" office:value="79.103" calcext:value-type="float">
            <text:p>79.103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159078250728406" calcext:value-type="percentage">
            <text:p>1.59%</text:p>
          </table:table-cell>
          <table:table-cell table:formula="of:=[.Q551]/[.Q546]" office:value-type="percentage" office:value="0.0391802215596977" calcext:value-type="percentage">
            <text:p>3.92%</text:p>
          </table:table-cell>
          <table:table-cell table:formula="of:=[.R551]/[.R546]" office:value-type="percentage" office:value="0.0261951519192836" calcext:value-type="percentage">
            <text:p>2.62%</text:p>
          </table:table-cell>
          <table:table-cell table:formula="of:=[.S551]/[.S546]" office:value-type="percentage" office:value="0.0322998579216306" calcext:value-type="percentage">
            <text:p>3.23%</text:p>
          </table:table-cell>
          <table:table-cell table:number-columns-repeated="11"/>
        </table:table-row>
        <table:table-row table:style-name="ro4">
          <table:table-cell office:value-type="float" office:value="5.791" calcext:value-type="float">
            <text:p>5.791</text:p>
          </table:table-cell>
          <table:table-cell office:value-type="float" office:value="6.211" calcext:value-type="float">
            <text:p>6.211</text:p>
          </table:table-cell>
          <table:table-cell office:value-type="float" office:value="4.479" calcext:value-type="float">
            <text:p>4.479</text:p>
          </table:table-cell>
          <table:table-cell office:value-type="float" office:value="5.314" calcext:value-type="float">
            <text:p>5.314</text:p>
          </table:table-cell>
          <table:table-cell table:number-columns-repeated="6"/>
          <table:table-cell office:value-type="float" office:value="90.748" calcext:value-type="float">
            <text:p>90.748</text:p>
          </table:table-cell>
          <table:table-cell office:value-type="float" office:value="98.311" calcext:value-type="float">
            <text:p>98.311</text:p>
          </table:table-cell>
          <table:table-cell/>
          <table:table-cell office:value-type="float" office:value="74.044" calcext:value-type="float">
            <text:p>74.044</text:p>
          </table:table-cell>
          <table:table-cell table:number-columns-repeated="16"/>
        </table:table-row>
        <table:table-row table:style-name="ro4">
          <table:table-cell office:value-type="float" office:value="5.956" calcext:value-type="float">
            <text:p>5.956</text:p>
          </table:table-cell>
          <table:table-cell office:value-type="float" office:value="6.115" calcext:value-type="float">
            <text:p>6.115</text:p>
          </table:table-cell>
          <table:table-cell office:value-type="float" office:value="4.238" calcext:value-type="float">
            <text:p>4.238</text:p>
          </table:table-cell>
          <table:table-cell office:value-type="float" office:value="5.246" calcext:value-type="float">
            <text:p>5.24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0.0617845156779639" calcext:value-type="percentage">
            <text:p>06.18%</text:p>
          </table:table-cell>
          <table:table-cell table:style-name="ce21" table:formula="of:=([.H546]-[.F546])/[.F546]" office:value-type="percentage" office:value="-0.266715931432118" calcext:value-type="percentage">
            <text:p>-26.67%</text:p>
          </table:table-cell>
          <table:table-cell table:style-name="ce21" table:formula="of:=([.I546]-[.F546])/[.F546]" office:value-type="percentage" office:value="-0.0735641599765714" calcext:value-type="percentage">
            <text:p>-07.36%</text:p>
          </table:table-cell>
          <table:table-cell/>
          <table:table-cell office:value-type="float" office:value="93.927" calcext:value-type="float">
            <text:p>93.927</text:p>
          </table:table-cell>
          <table:table-cell office:value-type="float" office:value="101.053" calcext:value-type="float">
            <text:p>101.053</text:p>
          </table:table-cell>
          <table:table-cell office:value-type="float" office:value="50.167" calcext:value-type="float">
            <text:p>50.167</text:p>
          </table:table-cell>
          <table:table-cell office:value-type="float" office:value="81.634" calcext:value-type="float">
            <text:p>81.63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0194946341115083" calcext:value-type="percentage">
            <text:p>-01.95%</text:p>
          </table:table-cell>
          <table:table-cell table:style-name="ce27" table:formula="of:=([.R546]-[.P546])/[.P546]" office:value-type="percentage" office:value="-0.414869254363429" calcext:value-type="percentage">
            <text:p>-41.49%</text:p>
          </table:table-cell>
          <table:table-cell table:style-name="ce27" table:formula="of:=([.S546]-[.P546])/[.P546]" office:value-type="percentage" office:value="-0.300518295077404" calcext:value-type="percentage">
            <text:p>-30.05%</text:p>
          </table:table-cell>
          <table:table-cell table:number-columns-repeated="11"/>
        </table:table-row>
        <table:table-row table:style-name="ro4">
          <table:table-cell office:value-type="float" office:value="5.926" calcext:value-type="float">
            <text:p>5.926</text:p>
          </table:table-cell>
          <table:table-cell office:value-type="float" office:value="6.033" calcext:value-type="float">
            <text:p>6.033</text:p>
          </table:table-cell>
          <table:table-cell office:value-type="float" office:value="4.488" calcext:value-type="float">
            <text:p>4.488</text:p>
          </table:table-cell>
          <table:table-cell office:value-type="float" office:value="5.522" calcext:value-type="float">
            <text:p>5.522</text:p>
          </table:table-cell>
          <table:table-cell table:number-columns-repeated="6"/>
          <table:table-cell office:value-type="float" office:value="94.394" calcext:value-type="float">
            <text:p>94.394</text:p>
          </table:table-cell>
          <table:table-cell office:value-type="float" office:value="92.26" calcext:value-type="float">
            <text:p>92.26</text:p>
          </table:table-cell>
          <table:table-cell office:value-type="float" office:value="50.922" calcext:value-type="float">
            <text:p>50.922</text:p>
          </table:table-cell>
          <table:table-cell office:value-type="float" office:value="65.615" calcext:value-type="float">
            <text:p>65.615</text:p>
          </table:table-cell>
          <table:table-cell table:number-columns-repeated="16"/>
        </table:table-row>
        <table:table-row table:style-name="ro4">
          <table:table-cell office:value-type="float" office:value="5.874" calcext:value-type="float">
            <text:p>5.874</text:p>
          </table:table-cell>
          <table:table-cell/>
          <table:table-cell office:value-type="float" office:value="4.354" calcext:value-type="float">
            <text:p>4.354</text:p>
          </table:table-cell>
          <table:table-cell office:value-type="float" office:value="5.635" calcext:value-type="float">
            <text:p>5.635</text:p>
          </table:table-cell>
          <table:table-cell table:number-columns-repeated="6"/>
          <table:table-cell office:value-type="float" office:value="98.126" calcext:value-type="float">
            <text:p>98.126</text:p>
          </table:table-cell>
          <table:table-cell office:value-type="float" office:value="103.77" calcext:value-type="float">
            <text:p>103.77</text:p>
          </table:table-cell>
          <table:table-cell office:value-type="float" office:value="51.577" calcext:value-type="float">
            <text:p>51.577</text:p>
          </table:table-cell>
          <table:table-cell office:value-type="float" office:value="72.269" calcext:value-type="float">
            <text:p>72.269</text:p>
          </table:table-cell>
          <table:table-cell table:number-columns-repeated="16"/>
        </table:table-row>
        <table:table-row table:style-name="ro4">
          <table:table-cell office:value-type="float" office:value="5.762" calcext:value-type="float">
            <text:p>5.762</text:p>
          </table:table-cell>
          <table:table-cell office:value-type="float" office:value="6.074" calcext:value-type="float">
            <text:p>6.074</text:p>
          </table:table-cell>
          <table:table-cell office:value-type="float" office:value="4.202" calcext:value-type="float">
            <text:p>4.202</text:p>
          </table:table-cell>
          <table:table-cell office:value-type="float" office:value="5.672" calcext:value-type="float">
            <text:p>5.672</text:p>
          </table:table-cell>
          <table:table-cell table:number-columns-repeated="6"/>
          <table:table-cell office:value-type="float" office:value="84.753" calcext:value-type="float">
            <text:p>84.753</text:p>
          </table:table-cell>
          <table:table-cell office:value-type="float" office:value="103.29" calcext:value-type="float">
            <text:p>103.29</text:p>
          </table:table-cell>
          <table:table-cell office:value-type="float" office:value="59.579" calcext:value-type="float">
            <text:p>59.579</text:p>
          </table:table-cell>
          <table:table-cell office:value-type="float" office:value="65.216" calcext:value-type="float">
            <text:p>65.216</text:p>
          </table:table-cell>
          <table:table-cell table:number-columns-repeated="16"/>
        </table:table-row>
        <table:table-row table:style-name="ro4">
          <table:table-cell office:value-type="float" office:value="5.732" calcext:value-type="float">
            <text:p>5.732</text:p>
          </table:table-cell>
          <table:table-cell office:value-type="float" office:value="6.171" calcext:value-type="float">
            <text:p>6.171</text:p>
          </table:table-cell>
          <table:table-cell office:value-type="float" office:value="4.262" calcext:value-type="float">
            <text:p>4.262</text:p>
          </table:table-cell>
          <table:table-cell office:value-type="float" office:value="5.334" calcext:value-type="float">
            <text:p>5.334</text:p>
          </table:table-cell>
          <table:table-cell table:number-columns-repeated="6"/>
          <table:table-cell office:value-type="float" office:value="91.506" calcext:value-type="float">
            <text:p>91.506</text:p>
          </table:table-cell>
          <table:table-cell office:value-type="float" office:value="99.574" calcext:value-type="float">
            <text:p>99.574</text:p>
          </table:table-cell>
          <table:table-cell office:value-type="float" office:value="56.359" calcext:value-type="float">
            <text:p>56.359</text:p>
          </table:table-cell>
          <table:table-cell office:value-type="float" office:value="66.781" calcext:value-type="float">
            <text:p>66.781</text:p>
          </table:table-cell>
          <table:table-cell table:number-columns-repeated="16"/>
        </table:table-row>
        <table:table-row table:style-name="ro4">
          <table:table-cell office:value-type="float" office:value="5.59" calcext:value-type="float">
            <text:p>5.59</text:p>
          </table:table-cell>
          <table:table-cell office:value-type="float" office:value="6.123" calcext:value-type="float">
            <text:p>6.123</text:p>
          </table:table-cell>
          <table:table-cell office:value-type="float" office:value="4.107" calcext:value-type="float">
            <text:p>4.107</text:p>
          </table:table-cell>
          <table:table-cell office:value-type="float" office:value="5.391" calcext:value-type="float">
            <text:p>5.391</text:p>
          </table:table-cell>
          <table:table-cell table:number-columns-repeated="6"/>
          <table:table-cell office:value-type="float" office:value="93.393" calcext:value-type="float">
            <text:p>93.393</text:p>
          </table:table-cell>
          <table:table-cell office:value-type="float" office:value="103.399" calcext:value-type="float">
            <text:p>103.399</text:p>
          </table:table-cell>
          <table:table-cell office:value-type="float" office:value="59.607" calcext:value-type="float">
            <text:p>59.607</text:p>
          </table:table-cell>
          <table:table-cell office:value-type="float" office:value="65.898" calcext:value-type="float">
            <text:p>65.898</text:p>
          </table:table-cell>
          <table:table-cell table:number-columns-repeated="16"/>
        </table:table-row>
        <table:table-row table:style-name="ro4">
          <table:table-cell office:value-type="float" office:value="6.904" calcext:value-type="float">
            <text:p>6.904</text:p>
          </table:table-cell>
          <table:table-cell office:value-type="float" office:value="6.04" calcext:value-type="float">
            <text:p>6.04</text:p>
          </table:table-cell>
          <table:table-cell office:value-type="float" office:value="4.314" calcext:value-type="float">
            <text:p>4.314</text:p>
          </table:table-cell>
          <table:table-cell office:value-type="float" office:value="5.39" calcext:value-type="float">
            <text:p>5.39</text:p>
          </table:table-cell>
          <table:table-cell table:number-columns-repeated="6"/>
          <table:table-cell office:value-type="float" office:value="96.219" calcext:value-type="float">
            <text:p>96.219</text:p>
          </table:table-cell>
          <table:table-cell office:value-type="float" office:value="103.852" calcext:value-type="float">
            <text:p>103.852</text:p>
          </table:table-cell>
          <table:table-cell office:value-type="float" office:value="57.511" calcext:value-type="float">
            <text:p>57.511</text:p>
          </table:table-cell>
          <table:table-cell office:value-type="float" office:value="59.88" calcext:value-type="float">
            <text:p>59.88</text:p>
          </table:table-cell>
          <table:table-cell table:number-columns-repeated="16"/>
        </table:table-row>
        <table:table-row table:style-name="ro4">
          <table:table-cell office:value-type="float" office:value="5.959" calcext:value-type="float">
            <text:p>5.959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5.202" calcext:value-type="float">
            <text:p>5.202</text:p>
          </table:table-cell>
          <table:table-cell table:number-columns-repeated="6"/>
          <table:table-cell office:value-type="float" office:value="79.176" calcext:value-type="float">
            <text:p>79.176</text:p>
          </table:table-cell>
          <table:table-cell office:value-type="float" office:value="99.939" calcext:value-type="float">
            <text:p>99.939</text:p>
          </table:table-cell>
          <table:table-cell/>
          <table:table-cell office:value-type="float" office:value="63.591" calcext:value-type="float">
            <text:p>63.591</text:p>
          </table:table-cell>
          <table:table-cell table:number-columns-repeated="16"/>
        </table:table-row>
        <table:table-row table:style-name="ro4">
          <table:table-cell office:value-type="float" office:value="5.779" calcext:value-type="float">
            <text:p>5.779</text:p>
          </table:table-cell>
          <table:table-cell office:value-type="float" office:value="6.176" calcext:value-type="float">
            <text:p>6.176</text:p>
          </table:table-cell>
          <table:table-cell office:value-type="float" office:value="4.226" calcext:value-type="float">
            <text:p>4.226</text:p>
          </table:table-cell>
          <table:table-cell office:value-type="float" office:value="5.619" calcext:value-type="float">
            <text:p>5.619</text:p>
          </table:table-cell>
          <table:table-cell table:number-columns-repeated="6"/>
          <table:table-cell office:value-type="float" office:value="85.632" calcext:value-type="float">
            <text:p>85.632</text:p>
          </table:table-cell>
          <table:table-cell office:value-type="float" office:value="103.377" calcext:value-type="float">
            <text:p>103.377</text:p>
          </table:table-cell>
          <table:table-cell/>
          <table:table-cell office:value-type="float" office:value="64.412" calcext:value-type="float">
            <text:p>64.412</text:p>
          </table:table-cell>
          <table:table-cell table:number-columns-repeated="16"/>
        </table:table-row>
        <table:table-row table:style-name="ro4">
          <table:table-cell office:value-type="float" office:value="5.757" calcext:value-type="float">
            <text:p>5.757</text:p>
          </table:table-cell>
          <table:table-cell/>
          <table:table-cell office:value-type="float" office:value="4.322" calcext:value-type="float">
            <text:p>4.322</text:p>
          </table:table-cell>
          <table:table-cell office:value-type="float" office:value="5.142" calcext:value-type="float">
            <text:p>5.142</text:p>
          </table:table-cell>
          <table:table-cell table:number-columns-repeated="6"/>
          <table:table-cell office:value-type="float" office:value="92.641" calcext:value-type="float">
            <text:p>92.641</text:p>
          </table:table-cell>
          <table:table-cell office:value-type="float" office:value="93.155" calcext:value-type="float">
            <text:p>93.155</text:p>
          </table:table-cell>
          <table:table-cell office:value-type="float" office:value="60.651" calcext:value-type="float">
            <text:p>60.651</text:p>
          </table:table-cell>
          <table:table-cell office:value-type="float" office:value="70.011" calcext:value-type="float">
            <text:p>70.011</text:p>
          </table:table-cell>
          <table:table-cell table:number-columns-repeated="16"/>
        </table:table-row>
        <table:table-row table:style-name="ro4">
          <table:table-cell office:value-type="float" office:value="5.847" calcext:value-type="float">
            <text:p>5.847</text:p>
          </table:table-cell>
          <table:table-cell office:value-type="float" office:value="6.263" calcext:value-type="float">
            <text:p>6.263</text:p>
          </table:table-cell>
          <table:table-cell office:value-type="float" office:value="4.127" calcext:value-type="float">
            <text:p>4.127</text:p>
          </table:table-cell>
          <table:table-cell office:value-type="float" office:value="5.287" calcext:value-type="float">
            <text:p>5.287</text:p>
          </table:table-cell>
          <table:table-cell table:number-columns-repeated="6"/>
          <table:table-cell office:value-type="float" office:value="92.169" calcext:value-type="float">
            <text:p>92.169</text:p>
          </table:table-cell>
          <table:table-cell office:value-type="float" office:value="93.447" calcext:value-type="float">
            <text:p>93.447</text:p>
          </table:table-cell>
          <table:table-cell office:value-type="float" office:value="56.19" calcext:value-type="float">
            <text:p>56.19</text:p>
          </table:table-cell>
          <table:table-cell office:value-type="float" office:value="62.944" calcext:value-type="float">
            <text:p>62.944</text:p>
          </table:table-cell>
          <table:table-cell table:number-columns-repeated="16"/>
        </table:table-row>
        <table:table-row table:style-name="ro4">
          <table:table-cell office:value-type="float" office:value="5.881" calcext:value-type="float">
            <text:p>5.881</text:p>
          </table:table-cell>
          <table:table-cell office:value-type="float" office:value="6.122" calcext:value-type="float">
            <text:p>6.122</text:p>
          </table:table-cell>
          <table:table-cell office:value-type="float" office:value="4.198" calcext:value-type="float">
            <text:p>4.198</text:p>
          </table:table-cell>
          <table:table-cell office:value-type="float" office:value="5.193" calcext:value-type="float">
            <text:p>5.193</text:p>
          </table:table-cell>
          <table:table-cell table:number-columns-repeated="6"/>
          <table:table-cell office:value-type="float" office:value="94.894" calcext:value-type="float">
            <text:p>94.894</text:p>
          </table:table-cell>
          <table:table-cell office:value-type="float" office:value="81.44" calcext:value-type="float">
            <text:p>81.44</text:p>
          </table:table-cell>
          <table:table-cell office:value-type="float" office:value="47.752" calcext:value-type="float">
            <text:p>47.752</text:p>
          </table:table-cell>
          <table:table-cell office:value-type="float" office:value="63.725" calcext:value-type="float">
            <text:p>63.725</text:p>
          </table:table-cell>
          <table:table-cell table:number-columns-repeated="16"/>
        </table:table-row>
        <table:table-row table:style-name="ro4">
          <table:table-cell office:value-type="float" office:value="6.043" calcext:value-type="float">
            <text:p>6.043</text:p>
          </table:table-cell>
          <table:table-cell office:value-type="float" office:value="6.365" calcext:value-type="float">
            <text:p>6.365</text:p>
          </table:table-cell>
          <table:table-cell office:value-type="float" office:value="4.256" calcext:value-type="float">
            <text:p>4.256</text:p>
          </table:table-cell>
          <table:table-cell office:value-type="float" office:value="5.203" calcext:value-type="float">
            <text:p>5.203</text:p>
          </table:table-cell>
          <table:table-cell table:number-columns-repeated="6"/>
          <table:table-cell office:value-type="float" office:value="95.341" calcext:value-type="float">
            <text:p>95.341</text:p>
          </table:table-cell>
          <table:table-cell office:value-type="float" office:value="92.139" calcext:value-type="float">
            <text:p>92.139</text:p>
          </table:table-cell>
          <table:table-cell office:value-type="float" office:value="51.067" calcext:value-type="float">
            <text:p>51.067</text:p>
          </table:table-cell>
          <table:table-cell office:value-type="float" office:value="61.422" calcext:value-type="float">
            <text:p>61.422</text:p>
          </table:table-cell>
          <table:table-cell table:number-columns-repeated="16"/>
        </table:table-row>
        <table:table-row table:style-name="ro4">
          <table:table-cell office:value-type="float" office:value="6.026" calcext:value-type="float">
            <text:p>6.026</text:p>
          </table:table-cell>
          <table:table-cell/>
          <table:table-cell office:value-type="float" office:value="4.253" calcext:value-type="float">
            <text:p>4.253</text:p>
          </table:table-cell>
          <table:table-cell office:value-type="float" office:value="5.609" calcext:value-type="float">
            <text:p>5.609</text:p>
          </table:table-cell>
          <table:table-cell table:number-columns-repeated="6"/>
          <table:table-cell office:value-type="float" office:value="84.236" calcext:value-type="float">
            <text:p>84.236</text:p>
          </table:table-cell>
          <table:table-cell office:value-type="float" office:value="84.828" calcext:value-type="float">
            <text:p>84.828</text:p>
          </table:table-cell>
          <table:table-cell office:value-type="float" office:value="48.256" calcext:value-type="float">
            <text:p>48.256</text:p>
          </table:table-cell>
          <table:table-cell office:value-type="float" office:value="62.099" calcext:value-type="float">
            <text:p>62.099</text:p>
          </table:table-cell>
          <table:table-cell table:number-columns-repeated="16"/>
        </table:table-row>
        <table:table-row table:style-name="ro4">
          <table:table-cell office:value-type="float" office:value="5.707" calcext:value-type="float">
            <text:p>5.707</text:p>
          </table:table-cell>
          <table:table-cell/>
          <table:table-cell office:value-type="float" office:value="4.142" calcext:value-type="float">
            <text:p>4.142</text:p>
          </table:table-cell>
          <table:table-cell office:value-type="float" office:value="5.469" calcext:value-type="float">
            <text:p>5.469</text:p>
          </table:table-cell>
          <table:table-cell table:number-columns-repeated="6"/>
          <table:table-cell office:value-type="float" office:value="89.169" calcext:value-type="float">
            <text:p>89.169</text:p>
          </table:table-cell>
          <table:table-cell office:value-type="float" office:value="68.991" calcext:value-type="float">
            <text:p>68.991</text:p>
          </table:table-cell>
          <table:table-cell office:value-type="float" office:value="56.231" calcext:value-type="float">
            <text:p>56.231</text:p>
          </table:table-cell>
          <table:table-cell office:value-type="float" office:value="58.98" calcext:value-type="float">
            <text:p>58.98</text:p>
          </table:table-cell>
          <table:table-cell table:number-columns-repeated="16"/>
        </table:table-row>
        <table:table-row table:style-name="ro4">
          <table:table-cell office:value-type="float" office:value="5.594" calcext:value-type="float">
            <text:p>5.594</text:p>
          </table:table-cell>
          <table:table-cell/>
          <table:table-cell office:value-type="float" office:value="4.413" calcext:value-type="float">
            <text:p>4.413</text:p>
          </table:table-cell>
          <table:table-cell office:value-type="float" office:value="5.546" calcext:value-type="float">
            <text:p>5.546</text:p>
          </table:table-cell>
          <table:table-cell table:number-columns-repeated="6"/>
          <table:table-cell office:value-type="float" office:value="90.503" calcext:value-type="float">
            <text:p>90.503</text:p>
          </table:table-cell>
          <table:table-cell office:value-type="float" office:value="79.432" calcext:value-type="float">
            <text:p>79.432</text:p>
          </table:table-cell>
          <table:table-cell office:value-type="float" office:value="57.584" calcext:value-type="float">
            <text:p>57.584</text:p>
          </table:table-cell>
          <table:table-cell office:value-type="float" office:value="62.782" calcext:value-type="float">
            <text:p>62.782</text:p>
          </table:table-cell>
          <table:table-cell table:number-columns-repeated="16"/>
        </table:table-row>
        <table:table-row table:style-name="ro4">
          <table:table-cell office:value-type="float" office:value="5.934" calcext:value-type="float">
            <text:p>5.934</text:p>
          </table:table-cell>
          <table:table-cell office:value-type="float" office:value="6.159" calcext:value-type="float">
            <text:p>6.159</text:p>
          </table:table-cell>
          <table:table-cell office:value-type="float" office:value="4.347" calcext:value-type="float">
            <text:p>4.347</text:p>
          </table:table-cell>
          <table:table-cell office:value-type="float" office:value="5.094" calcext:value-type="float">
            <text:p>5.094</text:p>
          </table:table-cell>
          <table:table-cell table:number-columns-repeated="6"/>
          <table:table-cell office:value-type="float" office:value="102.784" calcext:value-type="float">
            <text:p>102.784</text:p>
          </table:table-cell>
          <table:table-cell office:value-type="float" office:value="92.891" calcext:value-type="float">
            <text:p>92.891</text:p>
          </table:table-cell>
          <table:table-cell office:value-type="float" office:value="56.904" calcext:value-type="float">
            <text:p>56.904</text:p>
          </table:table-cell>
          <table:table-cell office:value-type="float" office:value="61.276" calcext:value-type="float">
            <text:p>61.276</text:p>
          </table:table-cell>
          <table:table-cell table:number-columns-repeated="16"/>
        </table:table-row>
        <table:table-row table:style-name="ro4">
          <table:table-cell office:value-type="float" office:value="5.72" calcext:value-type="float">
            <text:p>5.72</text:p>
          </table:table-cell>
          <table:table-cell office:value-type="float" office:value="6.219" calcext:value-type="float">
            <text:p>6.219</text:p>
          </table:table-cell>
          <table:table-cell office:value-type="float" office:value="4.53" calcext:value-type="float">
            <text:p>4.53</text:p>
          </table:table-cell>
          <table:table-cell office:value-type="float" office:value="5.282" calcext:value-type="float">
            <text:p>5.282</text:p>
          </table:table-cell>
          <table:table-cell table:number-columns-repeated="6"/>
          <table:table-cell office:value-type="float" office:value="94.267" calcext:value-type="float">
            <text:p>94.267</text:p>
          </table:table-cell>
          <table:table-cell office:value-type="float" office:value="82.438" calcext:value-type="float">
            <text:p>82.438</text:p>
          </table:table-cell>
          <table:table-cell office:value-type="float" office:value="50.666" calcext:value-type="float">
            <text:p>50.666</text:p>
          </table:table-cell>
          <table:table-cell office:value-type="float" office:value="60.165" calcext:value-type="float">
            <text:p>60.165</text:p>
          </table:table-cell>
          <table:table-cell table:number-columns-repeated="16"/>
        </table:table-row>
        <table:table-row table:style-name="ro4">
          <table:table-cell office:value-type="float" office:value="5.827" calcext:value-type="float">
            <text:p>5.827</text:p>
          </table:table-cell>
          <table:table-cell office:value-type="float" office:value="6.171" calcext:value-type="float">
            <text:p>6.171</text:p>
          </table:table-cell>
          <table:table-cell office:value-type="float" office:value="4.487" calcext:value-type="float">
            <text:p>4.487</text:p>
          </table:table-cell>
          <table:table-cell office:value-type="float" office:value="5.506" calcext:value-type="float">
            <text:p>5.506</text:p>
          </table:table-cell>
          <table:table-cell table:number-columns-repeated="6"/>
          <table:table-cell office:value-type="float" office:value="95.451" calcext:value-type="float">
            <text:p>95.451</text:p>
          </table:table-cell>
          <table:table-cell office:value-type="float" office:value="93.147" calcext:value-type="float">
            <text:p>93.147</text:p>
          </table:table-cell>
          <table:table-cell office:value-type="float" office:value="52.209" calcext:value-type="float">
            <text:p>52.209</text:p>
          </table:table-cell>
          <table:table-cell office:value-type="float" office:value="62.208" calcext:value-type="float">
            <text:p>62.208</text:p>
          </table:table-cell>
          <table:table-cell table:number-columns-repeated="16"/>
        </table:table-row>
        <table:table-row table:style-name="ro4">
          <table:table-cell office:value-type="float" office:value="5.72" calcext:value-type="float">
            <text:p>5.72</text:p>
          </table:table-cell>
          <table:table-cell office:value-type="float" office:value="6.273" calcext:value-type="float">
            <text:p>6.273</text:p>
          </table:table-cell>
          <table:table-cell office:value-type="float" office:value="4.427" calcext:value-type="float">
            <text:p>4.427</text:p>
          </table:table-cell>
          <table:table-cell office:value-type="float" office:value="5.443" calcext:value-type="float">
            <text:p>5.443</text:p>
          </table:table-cell>
          <table:table-cell table:number-columns-repeated="6"/>
          <table:table-cell office:value-type="float" office:value="90.383" calcext:value-type="float">
            <text:p>90.383</text:p>
          </table:table-cell>
          <table:table-cell office:value-type="float" office:value="78.493" calcext:value-type="float">
            <text:p>78.493</text:p>
          </table:table-cell>
          <table:table-cell office:value-type="float" office:value="48.182" calcext:value-type="float">
            <text:p>48.182</text:p>
          </table:table-cell>
          <table:table-cell office:value-type="float" office:value="61.403" calcext:value-type="float">
            <text:p>61.403</text:p>
          </table:table-cell>
          <table:table-cell table:number-columns-repeated="16"/>
        </table:table-row>
        <table:table-row table:style-name="ro4">
          <table:table-cell office:value-type="float" office:value="5.958" calcext:value-type="float">
            <text:p>5.958</text:p>
          </table:table-cell>
          <table:table-cell office:value-type="float" office:value="6.234" calcext:value-type="float">
            <text:p>6.234</text:p>
          </table:table-cell>
          <table:table-cell office:value-type="float" office:value="4.192" calcext:value-type="float">
            <text:p>4.192</text:p>
          </table:table-cell>
          <table:table-cell office:value-type="float" office:value="5.409" calcext:value-type="float">
            <text:p>5.409</text:p>
          </table:table-cell>
          <table:table-cell table:number-columns-repeated="6"/>
          <table:table-cell office:value-type="float" office:value="95.626" calcext:value-type="float">
            <text:p>95.626</text:p>
          </table:table-cell>
          <table:table-cell office:value-type="float" office:value="90.2" calcext:value-type="float">
            <text:p>90.2</text:p>
          </table:table-cell>
          <table:table-cell office:value-type="float" office:value="56.856" calcext:value-type="float">
            <text:p>56.856</text:p>
          </table:table-cell>
          <table:table-cell office:value-type="float" office:value="64.39" calcext:value-type="float">
            <text:p>64.39</text:p>
          </table:table-cell>
          <table:table-cell table:number-columns-repeated="16"/>
        </table:table-row>
        <table:table-row table:style-name="ro4">
          <table:table-cell office:value-type="float" office:value="5.555" calcext:value-type="float">
            <text:p>5.555</text:p>
          </table:table-cell>
          <table:table-cell office:value-type="float" office:value="6.162" calcext:value-type="float">
            <text:p>6.162</text:p>
          </table:table-cell>
          <table:table-cell office:value-type="float" office:value="4.185" calcext:value-type="float">
            <text:p>4.185</text:p>
          </table:table-cell>
          <table:table-cell office:value-type="float" office:value="5.795" calcext:value-type="float">
            <text:p>5.795</text:p>
          </table:table-cell>
          <table:table-cell table:number-columns-repeated="6"/>
          <table:table-cell office:value-type="float" office:value="93.675" calcext:value-type="float">
            <text:p>93.675</text:p>
          </table:table-cell>
          <table:table-cell office:value-type="float" office:value="77.693" calcext:value-type="float">
            <text:p>77.693</text:p>
          </table:table-cell>
          <table:table-cell office:value-type="float" office:value="60.673" calcext:value-type="float">
            <text:p>60.673</text:p>
          </table:table-cell>
          <table:table-cell office:value-type="float" office:value="61.439" calcext:value-type="float">
            <text:p>61.439</text:p>
          </table:table-cell>
          <table:table-cell table:number-columns-repeated="16"/>
        </table:table-row>
        <table:table-row table:style-name="ro4">
          <table:table-cell office:value-type="float" office:value="5.67" calcext:value-type="float">
            <text:p>5.67</text:p>
          </table:table-cell>
          <table:table-cell office:value-type="float" office:value="6.152" calcext:value-type="float">
            <text:p>6.152</text:p>
          </table:table-cell>
          <table:table-cell/>
          <table:table-cell office:value-type="float" office:value="5.329" calcext:value-type="float">
            <text:p>5.329</text:p>
          </table:table-cell>
          <table:table-cell table:number-columns-repeated="6"/>
          <table:table-cell office:value-type="float" office:value="92.028" calcext:value-type="float">
            <text:p>92.0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.281" calcext:value-type="float">
            <text:p>55.281</text:p>
          </table:table-cell>
          <table:table-cell table:number-columns-repeated="16"/>
        </table:table-row>
        <table:table-row table:style-name="ro4">
          <table:table-cell office:value-type="float" office:value="5.844" calcext:value-type="float">
            <text:p>5.844</text:p>
          </table:table-cell>
          <table:table-cell office:value-type="float" office:value="6.273" calcext:value-type="float">
            <text:p>6.273</text:p>
          </table:table-cell>
          <table:table-cell office:value-type="float" office:value="4.158" calcext:value-type="float">
            <text:p>4.158</text:p>
          </table:table-cell>
          <table:table-cell office:value-type="float" office:value="5.543" calcext:value-type="float">
            <text:p>5.543</text:p>
          </table:table-cell>
          <table:table-cell table:number-columns-repeated="6"/>
          <table:table-cell office:value-type="float" office:value="82.549" calcext:value-type="float">
            <text:p>82.549</text:p>
          </table:table-cell>
          <table:table-cell office:value-type="float" office:value="84.697" calcext:value-type="float">
            <text:p>84.697</text:p>
          </table:table-cell>
          <table:table-cell office:value-type="float" office:value="60.585" calcext:value-type="float">
            <text:p>60.585</text:p>
          </table:table-cell>
          <table:table-cell office:value-type="float" office:value="62.827" calcext:value-type="float">
            <text:p>62.827</text:p>
          </table:table-cell>
          <table:table-cell table:number-columns-repeated="16"/>
        </table:table-row>
        <table:table-row table:style-name="ro4">
          <table:table-cell office:value-type="float" office:value="5.802" calcext:value-type="float">
            <text:p>5.802</text:p>
          </table:table-cell>
          <table:table-cell office:value-type="float" office:value="6.005" calcext:value-type="float">
            <text:p>6.005</text:p>
          </table:table-cell>
          <table:table-cell office:value-type="float" office:value="4.27" calcext:value-type="float">
            <text:p>4.27</text:p>
          </table:table-cell>
          <table:table-cell office:value-type="float" office:value="5.269" calcext:value-type="float">
            <text:p>5.269</text:p>
          </table:table-cell>
          <table:table-cell table:number-columns-repeated="6"/>
          <table:table-cell office:value-type="float" office:value="89.365" calcext:value-type="float">
            <text:p>89.365</text:p>
          </table:table-cell>
          <table:table-cell office:value-type="float" office:value="76.711" calcext:value-type="float">
            <text:p>76.711</text:p>
          </table:table-cell>
          <table:table-cell office:value-type="float" office:value="51.731" calcext:value-type="float">
            <text:p>51.731</text:p>
          </table:table-cell>
          <table:table-cell office:value-type="float" office:value="58.551" calcext:value-type="float">
            <text:p>58.551</text:p>
          </table:table-cell>
          <table:table-cell table:number-columns-repeated="16"/>
        </table:table-row>
        <table:table-row table:style-name="ro4">
          <table:table-cell office:value-type="float" office:value="5.689" calcext:value-type="float">
            <text:p>5.689</text:p>
          </table:table-cell>
          <table:table-cell office:value-type="float" office:value="6.332" calcext:value-type="float">
            <text:p>6.332</text:p>
          </table:table-cell>
          <table:table-cell office:value-type="float" office:value="4.283" calcext:value-type="float">
            <text:p>4.283</text:p>
          </table:table-cell>
          <table:table-cell office:value-type="float" office:value="5.25" calcext:value-type="float">
            <text:p>5.25</text:p>
          </table:table-cell>
          <table:table-cell table:number-columns-repeated="6"/>
          <table:table-cell office:value-type="float" office:value="94.316" calcext:value-type="float">
            <text:p>94.316</text:p>
          </table:table-cell>
          <table:table-cell/>
          <table:table-cell office:value-type="float" office:value="52.95" calcext:value-type="float">
            <text:p>52.95</text:p>
          </table:table-cell>
          <table:table-cell office:value-type="float" office:value="60.063" calcext:value-type="float">
            <text:p>60.063</text:p>
          </table:table-cell>
          <table:table-cell table:number-columns-repeated="16"/>
        </table:table-row>
        <table:table-row table:style-name="ro4">
          <table:table-cell office:value-type="float" office:value="5.872" calcext:value-type="float">
            <text:p>5.872</text:p>
          </table:table-cell>
          <table:table-cell office:value-type="float" office:value="6.202" calcext:value-type="float">
            <text:p>6.202</text:p>
          </table:table-cell>
          <table:table-cell office:value-type="float" office:value="4.552" calcext:value-type="float">
            <text:p>4.552</text:p>
          </table:table-cell>
          <table:table-cell office:value-type="float" office:value="5.265" calcext:value-type="float">
            <text:p>5.265</text:p>
          </table:table-cell>
          <table:table-cell table:number-columns-repeated="6"/>
          <table:table-cell office:value-type="float" office:value="92.38" calcext:value-type="float">
            <text:p>92.38</text:p>
          </table:table-cell>
          <table:table-cell office:value-type="float" office:value="79.284" calcext:value-type="float">
            <text:p>79.284</text:p>
          </table:table-cell>
          <table:table-cell office:value-type="float" office:value="52.724" calcext:value-type="float">
            <text:p>52.724</text:p>
          </table:table-cell>
          <table:table-cell table:number-columns-repeated="17"/>
        </table:table-row>
        <table:table-row table:style-name="ro4">
          <table:table-cell office:value-type="float" office:value="5.837" calcext:value-type="float">
            <text:p>5.837</text:p>
          </table:table-cell>
          <table:table-cell/>
          <table:table-cell office:value-type="float" office:value="4.202" calcext:value-type="float">
            <text:p>4.202</text:p>
          </table:table-cell>
          <table:table-cell office:value-type="float" office:value="5.373" calcext:value-type="float">
            <text:p>5.373</text:p>
          </table:table-cell>
          <table:table-cell table:number-columns-repeated="6"/>
          <table:table-cell office:value-type="float" office:value="85.022" calcext:value-type="float">
            <text:p>85.022</text:p>
          </table:table-cell>
          <table:table-cell office:value-type="float" office:value="80.174" calcext:value-type="float">
            <text:p>80.174</text:p>
          </table:table-cell>
          <table:table-cell office:value-type="float" office:value="52.848" calcext:value-type="float">
            <text:p>52.848</text:p>
          </table:table-cell>
          <table:table-cell office:value-type="float" office:value="59.621" calcext:value-type="float">
            <text:p>59.621</text:p>
          </table:table-cell>
          <table:table-cell table:number-columns-repeated="16"/>
        </table:table-row>
        <table:table-row table:style-name="ro4">
          <table:table-cell office:value-type="float" office:value="6.164" calcext:value-type="float">
            <text:p>6.164</text:p>
          </table:table-cell>
          <table:table-cell office:value-type="float" office:value="6.229" calcext:value-type="float">
            <text:p>6.229</text:p>
          </table:table-cell>
          <table:table-cell office:value-type="float" office:value="4.407" calcext:value-type="float">
            <text:p>4.407</text:p>
          </table:table-cell>
          <table:table-cell office:value-type="float" office:value="5.222" calcext:value-type="float">
            <text:p>5.222</text:p>
          </table:table-cell>
          <table:table-cell table:number-columns-repeated="6"/>
          <table:table-cell office:value-type="float" office:value="94.503" calcext:value-type="float">
            <text:p>94.503</text:p>
          </table:table-cell>
          <table:table-cell office:value-type="float" office:value="78.054" calcext:value-type="float">
            <text:p>78.054</text:p>
          </table:table-cell>
          <table:table-cell office:value-type="float" office:value="47.353" calcext:value-type="float">
            <text:p>47.353</text:p>
          </table:table-cell>
          <table:table-cell office:value-type="float" office:value="59.611" calcext:value-type="float">
            <text:p>59.611</text:p>
          </table:table-cell>
          <table:table-cell table:number-columns-repeated="16"/>
        </table:table-row>
        <table:table-row table:style-name="ro4">
          <table:table-cell office:value-type="float" office:value="5.727" calcext:value-type="float">
            <text:p>5.727</text:p>
          </table:table-cell>
          <table:table-cell office:value-type="float" office:value="6.247" calcext:value-type="float">
            <text:p>6.247</text:p>
          </table:table-cell>
          <table:table-cell office:value-type="float" office:value="4.201" calcext:value-type="float">
            <text:p>4.201</text:p>
          </table:table-cell>
          <table:table-cell office:value-type="float" office:value="5.478" calcext:value-type="float">
            <text:p>5.478</text:p>
          </table:table-cell>
          <table:table-cell table:number-columns-repeated="6"/>
          <table:table-cell office:value-type="float" office:value="90.911" calcext:value-type="float">
            <text:p>90.911</text:p>
          </table:table-cell>
          <table:table-cell office:value-type="float" office:value="81.883" calcext:value-type="float">
            <text:p>81.883</text:p>
          </table:table-cell>
          <table:table-cell office:value-type="float" office:value="60.194" calcext:value-type="float">
            <text:p>60.194</text:p>
          </table:table-cell>
          <table:table-cell office:value-type="float" office:value="56.42" calcext:value-type="float">
            <text:p>56.42</text:p>
          </table:table-cell>
          <table:table-cell table:number-columns-repeated="16"/>
        </table:table-row>
        <table:table-row table:style-name="ro4">
          <table:table-cell office:value-type="float" office:value="5.846" calcext:value-type="float">
            <text:p>5.846</text:p>
          </table:table-cell>
          <table:table-cell office:value-type="float" office:value="6.213" calcext:value-type="float">
            <text:p>6.213</text:p>
          </table:table-cell>
          <table:table-cell office:value-type="float" office:value="4.413" calcext:value-type="float">
            <text:p>4.413</text:p>
          </table:table-cell>
          <table:table-cell office:value-type="float" office:value="5.44" calcext:value-type="float">
            <text:p>5.44</text:p>
          </table:table-cell>
          <table:table-cell table:number-columns-repeated="6"/>
          <table:table-cell office:value-type="float" office:value="93.655" calcext:value-type="float">
            <text:p>93.655</text:p>
          </table:table-cell>
          <table:table-cell office:value-type="float" office:value="80.364" calcext:value-type="float">
            <text:p>80.364</text:p>
          </table:table-cell>
          <table:table-cell office:value-type="float" office:value="51.818" calcext:value-type="float">
            <text:p>51.818</text:p>
          </table:table-cell>
          <table:table-cell office:value-type="float" office:value="63.417" calcext:value-type="float">
            <text:p>63.417</text:p>
          </table:table-cell>
          <table:table-cell table:number-columns-repeated="16"/>
        </table:table-row>
        <table:table-row table:style-name="ro4">
          <table:table-cell office:value-type="float" office:value="5.782" calcext:value-type="float">
            <text:p>5.782</text:p>
          </table:table-cell>
          <table:table-cell office:value-type="float" office:value="6.261" calcext:value-type="float">
            <text:p>6.261</text:p>
          </table:table-cell>
          <table:table-cell office:value-type="float" office:value="4.381" calcext:value-type="float">
            <text:p>4.381</text:p>
          </table:table-cell>
          <table:table-cell office:value-type="float" office:value="5.466" calcext:value-type="float">
            <text:p>5.466</text:p>
          </table:table-cell>
          <table:table-cell table:number-columns-repeated="6"/>
          <table:table-cell office:value-type="float" office:value="95.083" calcext:value-type="float">
            <text:p>95.083</text:p>
          </table:table-cell>
          <table:table-cell office:value-type="float" office:value="82.56" calcext:value-type="float">
            <text:p>82.56</text:p>
          </table:table-cell>
          <table:table-cell office:value-type="float" office:value="57.304" calcext:value-type="float">
            <text:p>57.304</text:p>
          </table:table-cell>
          <table:table-cell office:value-type="float" office:value="57.206" calcext:value-type="float">
            <text:p>57.206</text:p>
          </table:table-cell>
          <table:table-cell table:number-columns-repeated="16"/>
        </table:table-row>
        <table:table-row table:style-name="ro4">
          <table:table-cell office:value-type="float" office:value="6.32" calcext:value-type="float">
            <text:p>6.32</text:p>
          </table:table-cell>
          <table:table-cell office:value-type="float" office:value="6.157" calcext:value-type="float">
            <text:p>6.157</text:p>
          </table:table-cell>
          <table:table-cell office:value-type="float" office:value="4.101" calcext:value-type="float">
            <text:p>4.101</text:p>
          </table:table-cell>
          <table:table-cell office:value-type="float" office:value="5.752" calcext:value-type="float">
            <text:p>5.752</text:p>
          </table:table-cell>
          <table:table-cell table:number-columns-repeated="6"/>
          <table:table-cell office:value-type="float" office:value="95.021" calcext:value-type="float">
            <text:p>95.021</text:p>
          </table:table-cell>
          <table:table-cell office:value-type="float" office:value="87.486" calcext:value-type="float">
            <text:p>87.486</text:p>
          </table:table-cell>
          <table:table-cell/>
          <table:table-cell office:value-type="float" office:value="57.748" calcext:value-type="float">
            <text:p>57.748</text:p>
          </table:table-cell>
          <table:table-cell table:number-columns-repeated="16"/>
        </table:table-row>
        <table:table-row table:style-name="ro4">
          <table:table-cell office:value-type="float" office:value="5.774" calcext:value-type="float">
            <text:p>5.774</text:p>
          </table:table-cell>
          <table:table-cell office:value-type="float" office:value="6.202" calcext:value-type="float">
            <text:p>6.202</text:p>
          </table:table-cell>
          <table:table-cell office:value-type="float" office:value="4.592" calcext:value-type="float">
            <text:p>4.592</text:p>
          </table:table-cell>
          <table:table-cell office:value-type="float" office:value="5.364" calcext:value-type="float">
            <text:p>5.364</text:p>
          </table:table-cell>
          <table:table-cell table:number-columns-repeated="6"/>
          <table:table-cell office:value-type="float" office:value="98.549" calcext:value-type="float">
            <text:p>98.549</text:p>
          </table:table-cell>
          <table:table-cell office:value-type="float" office:value="74.689" calcext:value-type="float">
            <text:p>74.689</text:p>
          </table:table-cell>
          <table:table-cell office:value-type="float" office:value="51.567" calcext:value-type="float">
            <text:p>51.567</text:p>
          </table:table-cell>
          <table:table-cell office:value-type="float" office:value="55.719" calcext:value-type="float">
            <text:p>55.719</text:p>
          </table:table-cell>
          <table:table-cell table:number-columns-repeated="16"/>
        </table:table-row>
        <table:table-row table:style-name="ro4">
          <table:table-cell office:value-type="float" office:value="5.512" calcext:value-type="float">
            <text:p>5.512</text:p>
          </table:table-cell>
          <table:table-cell office:value-type="float" office:value="6.046" calcext:value-type="float">
            <text:p>6.046</text:p>
          </table:table-cell>
          <table:table-cell office:value-type="float" office:value="4.346" calcext:value-type="float">
            <text:p>4.346</text:p>
          </table:table-cell>
          <table:table-cell office:value-type="float" office:value="5.488" calcext:value-type="float">
            <text:p>5.488</text:p>
          </table:table-cell>
          <table:table-cell table:number-columns-repeated="6"/>
          <table:table-cell office:value-type="float" office:value="100.839" calcext:value-type="float">
            <text:p>100.839</text:p>
          </table:table-cell>
          <table:table-cell office:value-type="float" office:value="81.666" calcext:value-type="float">
            <text:p>81.666</text:p>
          </table:table-cell>
          <table:table-cell office:value-type="float" office:value="51.316" calcext:value-type="float">
            <text:p>51.316</text:p>
          </table:table-cell>
          <table:table-cell office:value-type="float" office:value="60.851" calcext:value-type="float">
            <text:p>60.851</text:p>
          </table:table-cell>
          <table:table-cell table:number-columns-repeated="16"/>
        </table:table-row>
        <table:table-row table:style-name="ro4">
          <table:table-cell office:value-type="float" office:value="5.86" calcext:value-type="float">
            <text:p>5.86</text:p>
          </table:table-cell>
          <table:table-cell office:value-type="float" office:value="6.186" calcext:value-type="float">
            <text:p>6.186</text:p>
          </table:table-cell>
          <table:table-cell office:value-type="float" office:value="4.251" calcext:value-type="float">
            <text:p>4.251</text:p>
          </table:table-cell>
          <table:table-cell office:value-type="float" office:value="5.312" calcext:value-type="float">
            <text:p>5.312</text:p>
          </table:table-cell>
          <table:table-cell table:number-columns-repeated="6"/>
          <table:table-cell office:value-type="float" office:value="86.303" calcext:value-type="float">
            <text:p>86.303</text:p>
          </table:table-cell>
          <table:table-cell/>
          <table:table-cell office:value-type="float" office:value="48.002" calcext:value-type="float">
            <text:p>48.002</text:p>
          </table:table-cell>
          <table:table-cell office:value-type="float" office:value="62.362" calcext:value-type="float">
            <text:p>62.362</text:p>
          </table:table-cell>
          <table:table-cell table:number-columns-repeated="16"/>
        </table:table-row>
        <table:table-row table:style-name="ro4">
          <table:table-cell office:value-type="float" office:value="6.052" calcext:value-type="float">
            <text:p>6.052</text:p>
          </table:table-cell>
          <table:table-cell office:value-type="float" office:value="6.54" calcext:value-type="float">
            <text:p>6.54</text:p>
          </table:table-cell>
          <table:table-cell office:value-type="float" office:value="4.229" calcext:value-type="float">
            <text:p>4.229</text:p>
          </table:table-cell>
          <table:table-cell table:number-columns-repeated="7"/>
          <table:table-cell office:value-type="float" office:value="97.106" calcext:value-type="float">
            <text:p>97.106</text:p>
          </table:table-cell>
          <table:table-cell office:value-type="float" office:value="78.503" calcext:value-type="float">
            <text:p>78.503</text:p>
          </table:table-cell>
          <table:table-cell/>
          <table:table-cell office:value-type="float" office:value="57.23" calcext:value-type="float">
            <text:p>57.23</text:p>
          </table:table-cell>
          <table:table-cell table:number-columns-repeated="16"/>
        </table:table-row>
        <table:table-row table:style-name="ro4">
          <table:table-cell office:value-type="float" office:value="5.921" calcext:value-type="float">
            <text:p>5.921</text:p>
          </table:table-cell>
          <table:table-cell office:value-type="float" office:value="6.17" calcext:value-type="float">
            <text:p>6.17</text:p>
          </table:table-cell>
          <table:table-cell office:value-type="float" office:value="4.207" calcext:value-type="float">
            <text:p>4.207</text:p>
          </table:table-cell>
          <table:table-cell office:value-type="float" office:value="5.144" calcext:value-type="float">
            <text:p>5.144</text:p>
          </table:table-cell>
          <table:table-cell table:number-columns-repeated="6"/>
          <table:table-cell office:value-type="float" office:value="98.214" calcext:value-type="float">
            <text:p>98.214</text:p>
          </table:table-cell>
          <table:table-cell/>
          <table:table-cell office:value-type="float" office:value="66.896" calcext:value-type="float">
            <text:p>66.896</text:p>
          </table:table-cell>
          <table:table-cell office:value-type="float" office:value="58.489" calcext:value-type="float">
            <text:p>58.489</text:p>
          </table:table-cell>
          <table:table-cell table:number-columns-repeated="16"/>
        </table:table-row>
        <table:table-row table:style-name="ro4">
          <table:table-cell office:value-type="float" office:value="5.978" calcext:value-type="float">
            <text:p>5.978</text:p>
          </table:table-cell>
          <table:table-cell/>
          <table:table-cell office:value-type="float" office:value="4.06" calcext:value-type="float">
            <text:p>4.06</text:p>
          </table:table-cell>
          <table:table-cell office:value-type="float" office:value="5.448" calcext:value-type="float">
            <text:p>5.448</text:p>
          </table:table-cell>
          <table:table-cell table:number-columns-repeated="6"/>
          <table:table-cell office:value-type="float" office:value="95.44" calcext:value-type="float">
            <text:p>95.44</text:p>
          </table:table-cell>
          <table:table-cell office:value-type="float" office:value="80.492" calcext:value-type="float">
            <text:p>80.492</text:p>
          </table:table-cell>
          <table:table-cell office:value-type="float" office:value="52.923" calcext:value-type="float">
            <text:p>52.923</text:p>
          </table:table-cell>
          <table:table-cell office:value-type="float" office:value="60.339" calcext:value-type="float">
            <text:p>60.339</text:p>
          </table:table-cell>
          <table:table-cell table:number-columns-repeated="16"/>
        </table:table-row>
        <table:table-row table:style-name="ro4">
          <table:table-cell office:value-type="float" office:value="5.657" calcext:value-type="float">
            <text:p>5.657</text:p>
          </table:table-cell>
          <table:table-cell office:value-type="float" office:value="6.165" calcext:value-type="float">
            <text:p>6.165</text:p>
          </table:table-cell>
          <table:table-cell office:value-type="float" office:value="4.276" calcext:value-type="float">
            <text:p>4.276</text:p>
          </table:table-cell>
          <table:table-cell office:value-type="float" office:value="5.319" calcext:value-type="float">
            <text:p>5.319</text:p>
          </table:table-cell>
          <table:table-cell table:number-columns-repeated="6"/>
          <table:table-cell office:value-type="float" office:value="89.62" calcext:value-type="float">
            <text:p>89.62</text:p>
          </table:table-cell>
          <table:table-cell office:value-type="float" office:value="83.034" calcext:value-type="float">
            <text:p>83.034</text:p>
          </table:table-cell>
          <table:table-cell office:value-type="float" office:value="52.011" calcext:value-type="float">
            <text:p>52.011</text:p>
          </table:table-cell>
          <table:table-cell office:value-type="float" office:value="58.884" calcext:value-type="float">
            <text:p>58.884</text:p>
          </table:table-cell>
          <table:table-cell table:number-columns-repeated="16"/>
        </table:table-row>
        <table:table-row table:style-name="ro4">
          <table:table-cell office:value-type="float" office:value="5.65" calcext:value-type="float">
            <text:p>5.65</text:p>
          </table:table-cell>
          <table:table-cell office:value-type="float" office:value="6.361" calcext:value-type="float">
            <text:p>6.361</text:p>
          </table:table-cell>
          <table:table-cell office:value-type="float" office:value="4.278" calcext:value-type="float">
            <text:p>4.278</text:p>
          </table:table-cell>
          <table:table-cell office:value-type="float" office:value="5.551" calcext:value-type="float">
            <text:p>5.551</text:p>
          </table:table-cell>
          <table:table-cell table:style-name="ce16"/>
          <table:table-cell table:style-name="ce19" table:number-columns-repeated="5"/>
          <table:table-cell office:value-type="float" office:value="95.1" calcext:value-type="float">
            <text:p>95.1</text:p>
          </table:table-cell>
          <table:table-cell office:value-type="float" office:value="76.132" calcext:value-type="float">
            <text:p>76.132</text:p>
          </table:table-cell>
          <table:table-cell office:value-type="float" office:value="58.963" calcext:value-type="float">
            <text:p>58.963</text:p>
          </table:table-cell>
          <table:table-cell office:value-type="float" office:value="62.068" calcext:value-type="float">
            <text:p>62.068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.358" calcext:value-type="float">
            <text:p>3.358</text:p>
          </table:table-cell>
          <table:table-cell office:value-type="float" office:value="4.977" calcext:value-type="float">
            <text:p>4.977</text:p>
          </table:table-cell>
          <table:table-cell office:value-type="float" office:value="3.257" calcext:value-type="float">
            <text:p>3.257</text:p>
          </table:table-cell>
          <table:table-cell office:value-type="float" office:value="4.13" calcext:value-type="float">
            <text:p>4.1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8" table:formula="of:=COUNT([.D599:.D648])" office:value-type="float" office:value="49" calcext:value-type="float">
            <text:p>49</text:p>
          </table:table-cell>
          <table:table-cell table:style-name="Default"/>
          <table:table-cell office:value-type="float" office:value="7.34" calcext:value-type="float">
            <text:p>7.34</text:p>
          </table:table-cell>
          <table:table-cell office:value-type="float" office:value="7.397" calcext:value-type="float">
            <text:p>7.397</text:p>
          </table:table-cell>
          <table:table-cell office:value-type="float" office:value="7.9" calcext:value-type="float">
            <text:p>7.9</text:p>
          </table:table-cell>
          <table:table-cell office:value-type="float" office:value="8.816" calcext:value-type="float">
            <text:p>8.81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8" table:formula="of:=COUNT([.N599:.N648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.959" calcext:value-type="float">
            <text:p>3.959</text:p>
          </table:table-cell>
          <table:table-cell office:value-type="float" office:value="4.938" calcext:value-type="float">
            <text:p>4.938</text:p>
          </table:table-cell>
          <table:table-cell office:value-type="float" office:value="3.603" calcext:value-type="float">
            <text:p>3.603</text:p>
          </table:table-cell>
          <table:table-cell office:value-type="float" office:value="3.843" calcext:value-type="float">
            <text:p>3.84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3.74302" calcext:value-type="float">
            <text:p>3.74302</text:p>
          </table:table-cell>
          <table:table-cell table:style-name="ce20" table:formula="of:=AVERAGE([.B599:.B648])" office:value-type="float" office:value="4.73152" calcext:value-type="float">
            <text:p>4.73152</text:p>
          </table:table-cell>
          <table:table-cell table:style-name="ce17" table:formula="of:=AVERAGE([.C599:.C648])" office:value-type="float" office:value="3.43018" calcext:value-type="float">
            <text:p>3.43018</text:p>
          </table:table-cell>
          <table:table-cell table:style-name="ce20" table:formula="of:=AVERAGE([.D599:.D648])" office:value-type="float" office:value="3.85830612244898" calcext:value-type="float">
            <text:p>3.8583061224</text:p>
          </table:table-cell>
          <table:table-cell table:style-name="ce17" table:formula="of:=([.G600]-[.F600])/[.F600]" office:value-type="float" office:value="0.264091562428199" calcext:value-type="float">
            <text:p>0.2640915624</text:p>
          </table:table-cell>
          <table:table-cell office:value-type="float" office:value="8.3" calcext:value-type="float">
            <text:p>8.3</text:p>
          </table:table-cell>
          <table:table-cell office:value-type="float" office:value="6.857" calcext:value-type="float">
            <text:p>6.857</text:p>
          </table:table-cell>
          <table:table-cell office:value-type="float" office:value="7.236" calcext:value-type="float">
            <text:p>7.236</text:p>
          </table:table-cell>
          <table:table-cell office:value-type="float" office:value="7.057" calcext:value-type="float">
            <text:p>7.05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7.67542" calcext:value-type="float">
            <text:p>7.67542</text:p>
          </table:table-cell>
          <table:table-cell table:style-name="ce20" table:formula="of:=AVERAGE([.L599:.L648])" office:value-type="float" office:value="7.10632" calcext:value-type="float">
            <text:p>7.10632</text:p>
          </table:table-cell>
          <table:table-cell table:style-name="ce17" table:formula="of:=AVERAGE([.M599:.M648])" office:value-type="float" office:value="6.1169" calcext:value-type="float">
            <text:p>6.1169</text:p>
          </table:table-cell>
          <table:table-cell table:style-name="ce20" table:formula="of:=AVERAGE([.N599:.N648])" office:value-type="float" office:value="7.74442857142857" calcext:value-type="float">
            <text:p>7.7444285714</text:p>
          </table:table-cell>
          <table:table-cell table:number-columns-repeated="11"/>
        </table:table-row>
        <table:table-row table:style-name="ro4">
          <table:table-cell office:value-type="float" office:value="3.811" calcext:value-type="float">
            <text:p>3.811</text:p>
          </table:table-cell>
          <table:table-cell office:value-type="float" office:value="5.15" calcext:value-type="float">
            <text:p>5.15</text:p>
          </table:table-cell>
          <table:table-cell office:value-type="float" office:value="3.143" calcext:value-type="float">
            <text:p>3.143</text:p>
          </table:table-cell>
          <table:table-cell office:value-type="float" office:value="3.411" calcext:value-type="float">
            <text:p>3.41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0.0854813669387755" calcext:value-type="float">
            <text:p>0.0854813669</text:p>
          </table:table-cell>
          <table:table-cell table:style-name="ce8" table:formula="of:=VAR([.B599:.B648])" office:value-type="float" office:value="0.109590336326531" calcext:value-type="float">
            <text:p>0.1095903363</text:p>
          </table:table-cell>
          <table:table-cell table:style-name="Default" table:formula="of:=VAR([.C599:.C648])" office:value-type="float" office:value="0.0644852934693878" calcext:value-type="float">
            <text:p>0.0644852935</text:p>
          </table:table-cell>
          <table:table-cell table:style-name="ce8" table:formula="of:=VAR([.D599:.D648])" office:value-type="float" office:value="0.0734561335034013" calcext:value-type="float">
            <text:p>0.0734561335</text:p>
          </table:table-cell>
          <table:table-cell table:style-name="Default"/>
          <table:table-cell office:value-type="float" office:value="7.115" calcext:value-type="float">
            <text:p>7.115</text:p>
          </table:table-cell>
          <table:table-cell office:value-type="float" office:value="6.983" calcext:value-type="float">
            <text:p>6.983</text:p>
          </table:table-cell>
          <table:table-cell office:value-type="float" office:value="5.686" calcext:value-type="float">
            <text:p>5.686</text:p>
          </table:table-cell>
          <table:table-cell office:value-type="float" office:value="6.61" calcext:value-type="float">
            <text:p>6.6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0.46623788122449" calcext:value-type="float">
            <text:p>0.4662378812</text:p>
          </table:table-cell>
          <table:table-cell table:style-name="ce8" table:formula="of:=VAR([.L599:.L648])" office:value-type="float" office:value="0.659891650612245" calcext:value-type="float">
            <text:p>0.6598916506</text:p>
          </table:table-cell>
          <table:table-cell table:style-name="Default" table:formula="of:=VAR([.M599:.M648])" office:value-type="float" office:value="0.550841846938775" calcext:value-type="float">
            <text:p>0.5508418469</text:p>
          </table:table-cell>
          <table:table-cell table:style-name="ce8" table:formula="of:=VAR([.N599:.N648])" office:value-type="float" office:value="0.702809333333334" calcext:value-type="float">
            <text:p>0.7028093333</text:p>
          </table:table-cell>
          <table:table-cell table:number-columns-repeated="11"/>
        </table:table-row>
        <table:table-row table:style-name="ro4">
          <table:table-cell office:value-type="float" office:value="3.192" calcext:value-type="float">
            <text:p>3.192</text:p>
          </table:table-cell>
          <table:table-cell office:value-type="float" office:value="5.155" calcext:value-type="float">
            <text:p>5.155</text:p>
          </table:table-cell>
          <table:table-cell office:value-type="float" office:value="3.66" calcext:value-type="float">
            <text:p>3.66</text:p>
          </table:table-cell>
          <table:table-cell office:value-type="float" office:value="4.091" calcext:value-type="float">
            <text:p>4.09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0413476400629529" calcext:value-type="float">
            <text:p>0.0413476401</text:p>
          </table:table-cell>
          <table:table-cell table:style-name="ce8" table:formula="of:=SQRT([.G601]/[.G599])" office:value-type="float" office:value="0.0468167355390208" calcext:value-type="float">
            <text:p>0.0468167355</text:p>
          </table:table-cell>
          <table:table-cell table:style-name="Default" table:formula="of:=SQRT([.H601]/[.H599])" office:value-type="float" office:value="0.0359124751219928" calcext:value-type="float">
            <text:p>0.0359124751</text:p>
          </table:table-cell>
          <table:table-cell table:style-name="ce8" table:formula="of:=SQRT([.I601]/[.I599])" office:value-type="float" office:value="0.0387182743078193" calcext:value-type="float">
            <text:p>0.0387182743</text:p>
          </table:table-cell>
          <table:table-cell table:style-name="Default"/>
          <table:table-cell office:value-type="float" office:value="7.252" calcext:value-type="float">
            <text:p>7.252</text:p>
          </table:table-cell>
          <table:table-cell office:value-type="float" office:value="6.628" calcext:value-type="float">
            <text:p>6.628</text:p>
          </table:table-cell>
          <table:table-cell office:value-type="float" office:value="6.195" calcext:value-type="float">
            <text:p>6.195</text:p>
          </table:table-cell>
          <table:table-cell office:value-type="float" office:value="7.494" calcext:value-type="float">
            <text:p>7.49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0.0965647845981639" calcext:value-type="float">
            <text:p>0.0965647846</text:p>
          </table:table-cell>
          <table:table-cell table:style-name="ce8" table:formula="of:=SQRT([.Q601]/[.Q599])" office:value-type="float" office:value="0.114881821939961" calcext:value-type="float">
            <text:p>0.1148818219</text:p>
          </table:table-cell>
          <table:table-cell table:style-name="Default" table:formula="of:=SQRT([.R601]/[.R599])" office:value-type="float" office:value="0.10496112108193" calcext:value-type="float">
            <text:p>0.1049611211</text:p>
          </table:table-cell>
          <table:table-cell table:style-name="ce8" table:formula="of:=SQRT([.S601]/[.S599])" office:value-type="float" office:value="0.119762463314044" calcext:value-type="float">
            <text:p>0.1197624633</text:p>
          </table:table-cell>
          <table:table-cell table:number-columns-repeated="11"/>
        </table:table-row>
        <table:table-row table:style-name="ro4">
          <table:table-cell office:value-type="float" office:value="3.513" calcext:value-type="float">
            <text:p>3.513</text:p>
          </table:table-cell>
          <table:table-cell office:value-type="float" office:value="5.132" calcext:value-type="float">
            <text:p>5.132</text:p>
          </table:table-cell>
          <table:table-cell office:value-type="float" office:value="3.539" calcext:value-type="float">
            <text:p>3.539</text:p>
          </table:table-cell>
          <table:table-cell office:value-type="float" office:value="3.257" calcext:value-type="float">
            <text:p>3.25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8" table:formula="of:=[.I599]-1" office:value-type="float" office:value="48" calcext:value-type="float">
            <text:p>48</text:p>
          </table:table-cell>
          <table:table-cell table:style-name="Default"/>
          <table:table-cell office:value-type="float" office:value="7.061" calcext:value-type="float">
            <text:p>7.061</text:p>
          </table:table-cell>
          <table:table-cell office:value-type="float" office:value="8.433" calcext:value-type="float">
            <text:p>8.433</text:p>
          </table:table-cell>
          <table:table-cell office:value-type="float" office:value="6.986" calcext:value-type="float">
            <text:p>6.986</text:p>
          </table:table-cell>
          <table:table-cell office:value-type="float" office:value="6.429" calcext:value-type="float">
            <text:p>6.42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8" table:formula="of:=[.S599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.964" calcext:value-type="float">
            <text:p>3.964</text:p>
          </table:table-cell>
          <table:table-cell office:value-type="float" office:value="4.843" calcext:value-type="float">
            <text:p>4.843</text:p>
          </table:table-cell>
          <table:table-cell office:value-type="float" office:value="3.43" calcext:value-type="float">
            <text:p>3.43</text:p>
          </table:table-cell>
          <table:table-cell office:value-type="float" office:value="4.009" calcext:value-type="float">
            <text:p>4.00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8" table:formula="of:=TINV(0.05;[.I603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7.803" calcext:value-type="float">
            <text:p>7.803</text:p>
          </table:table-cell>
          <table:table-cell office:value-type="float" office:value="6.951" calcext:value-type="float">
            <text:p>6.951</text:p>
          </table:table-cell>
          <table:table-cell office:value-type="float" office:value="5.603" calcext:value-type="float">
            <text:p>5.603</text:p>
          </table:table-cell>
          <table:table-cell office:value-type="float" office:value="8.72" calcext:value-type="float">
            <text:p>8.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8" table:formula="of:=TINV(0.05;[.S603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4.114" calcext:value-type="float">
            <text:p>4.114</text:p>
          </table:table-cell>
          <table:table-cell office:value-type="float" office:value="5.074" calcext:value-type="float">
            <text:p>5.074</text:p>
          </table:table-cell>
          <table:table-cell office:value-type="float" office:value="3.857" calcext:value-type="float">
            <text:p>3.857</text:p>
          </table:table-cell>
          <table:table-cell office:value-type="float" office:value="3.478" calcext:value-type="float">
            <text:p>3.47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0.083091193584243" calcext:value-type="float">
            <text:p>0.0830911936</text:p>
          </table:table-cell>
          <table:table-cell table:style-name="ce20" table:formula="of:=([.G604]*[.G602])" office:value-type="float" office:value="0.0940817524224445" calcext:value-type="float">
            <text:p>0.0940817524</text:p>
          </table:table-cell>
          <table:table-cell table:style-name="ce17" table:formula="of:=([.H604]*[.H602])" office:value-type="float" office:value="0.0721688207091766" calcext:value-type="float">
            <text:p>0.0721688207</text:p>
          </table:table-cell>
          <table:table-cell table:style-name="ce20" table:formula="of:=([.I604]*[.I602])" office:value-type="float" office:value="0.0778483080785307" calcext:value-type="float">
            <text:p>0.0778483081</text:p>
          </table:table-cell>
          <table:table-cell table:style-name="ce17"/>
          <table:table-cell office:value-type="float" office:value="8.615" calcext:value-type="float">
            <text:p>8.615</text:p>
          </table:table-cell>
          <table:table-cell office:value-type="float" office:value="7.627" calcext:value-type="float">
            <text:p>7.627</text:p>
          </table:table-cell>
          <table:table-cell office:value-type="float" office:value="8.184" calcext:value-type="float">
            <text:p>8.184</text:p>
          </table:table-cell>
          <table:table-cell office:value-type="float" office:value="8.246" calcext:value-type="float">
            <text:p>8.24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0.194054199907189" calcext:value-type="float">
            <text:p>0.1940541999</text:p>
          </table:table-cell>
          <table:table-cell table:style-name="ce20" table:formula="of:=([.Q604]*[.Q602])" office:value-type="float" office:value="0.230863664566836" calcext:value-type="float">
            <text:p>0.2308636646</text:p>
          </table:table-cell>
          <table:table-cell table:style-name="ce17" table:formula="of:=([.R604]*[.R602])" office:value-type="float" office:value="0.21092726978757" calcext:value-type="float">
            <text:p>0.2109272698</text:p>
          </table:table-cell>
          <table:table-cell table:style-name="ce20" table:formula="of:=([.S604]*[.S602])" office:value-type="float" office:value="0.240798571397913" calcext:value-type="float">
            <text:p>0.2407985714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3.74302;0.083091193584243;4.73152;0.0940817524224445;3.43018;0.0721688207091766;3.85830612244898;0.0778483080785307;7.67542;0.194054199907189;7.10632;0.230863664566836;6.1169;0.21092726978757;7.74442857142857;0.240798571397913" calcext:value-type="string">
            <text:p>richards;3.74302;0.083091193584243;4.73152;0.0940817524224445;3.43018;0.0721688207091766;3.85830612244898;0.0778483080785307;7.67542;0.194054199907189;7.10632;0.230863664566836;6.1169;0.21092726978757;7.74442857142857;0.240798571397913</text:p>
          </table:table-cell>
          <table:table-cell table:number-columns-repeated="9"/>
        </table:table-row>
        <table:table-row table:style-name="ro4">
          <table:table-cell office:value-type="float" office:value="3.983" calcext:value-type="float">
            <text:p>3.983</text:p>
          </table:table-cell>
          <table:table-cell office:value-type="float" office:value="4.923" calcext:value-type="float">
            <text:p>4.923</text:p>
          </table:table-cell>
          <table:table-cell office:value-type="float" office:value="3.568" calcext:value-type="float">
            <text:p>3.568</text:p>
          </table:table-cell>
          <table:table-cell office:value-type="float" office:value="3.446" calcext:value-type="float">
            <text:p>3.446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221989713077256" calcext:value-type="percentage">
            <text:p>2.22%</text:p>
          </table:table-cell>
          <table:table-cell table:formula="of:=[.G605]/[.G600]" office:value-type="percentage" office:value="0.0198840441174178" calcext:value-type="percentage">
            <text:p>1.99%</text:p>
          </table:table-cell>
          <table:table-cell table:formula="of:=[.H605]/[.H600]" office:value-type="percentage" office:value="0.0210393684031674" calcext:value-type="percentage">
            <text:p>2.10%</text:p>
          </table:table-cell>
          <table:table-cell table:formula="of:=[.I605]/[.I600]" office:value-type="percentage" office:value="0.0201768096174593" calcext:value-type="percentage">
            <text:p>2.02%</text:p>
          </table:table-cell>
          <table:table-cell/>
          <table:table-cell office:value-type="float" office:value="7.092" calcext:value-type="float">
            <text:p>7.092</text:p>
          </table:table-cell>
          <table:table-cell office:value-type="float" office:value="7.359" calcext:value-type="float">
            <text:p>7.359</text:p>
          </table:table-cell>
          <table:table-cell office:value-type="float" office:value="6.213" calcext:value-type="float">
            <text:p>6.213</text:p>
          </table:table-cell>
          <table:table-cell office:value-type="float" office:value="8.731" calcext:value-type="float">
            <text:p>8.731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252825513010609" calcext:value-type="percentage">
            <text:p>2.53%</text:p>
          </table:table-cell>
          <table:table-cell table:formula="of:=[.Q605]/[.Q600]" office:value-type="percentage" office:value="0.0324870910072774" calcext:value-type="percentage">
            <text:p>3.25%</text:p>
          </table:table-cell>
          <table:table-cell table:formula="of:=[.R605]/[.R600]" office:value-type="percentage" office:value="0.0344827068919828" calcext:value-type="percentage">
            <text:p>3.45%</text:p>
          </table:table-cell>
          <table:table-cell table:formula="of:=[.S605]/[.S600]" office:value-type="percentage" office:value="0.0310931360754347" calcext:value-type="percentage">
            <text:p>3.11%</text:p>
          </table:table-cell>
          <table:table-cell table:number-columns-repeated="11"/>
        </table:table-row>
        <table:table-row table:style-name="ro4">
          <table:table-cell office:value-type="float" office:value="3.335" calcext:value-type="float">
            <text:p>3.335</text:p>
          </table:table-cell>
          <table:table-cell office:value-type="float" office:value="5.233" calcext:value-type="float">
            <text:p>5.233</text:p>
          </table:table-cell>
          <table:table-cell office:value-type="float" office:value="3.595" calcext:value-type="float">
            <text:p>3.595</text:p>
          </table:table-cell>
          <table:table-cell office:value-type="float" office:value="3.763" calcext:value-type="float">
            <text:p>3.763</text:p>
          </table:table-cell>
          <table:table-cell table:number-columns-repeated="6"/>
          <table:table-cell office:value-type="float" office:value="7.685" calcext:value-type="float">
            <text:p>7.685</text:p>
          </table:table-cell>
          <table:table-cell office:value-type="float" office:value="6.761" calcext:value-type="float">
            <text:p>6.761</text:p>
          </table:table-cell>
          <table:table-cell office:value-type="float" office:value="5.789" calcext:value-type="float">
            <text:p>5.789</text:p>
          </table:table-cell>
          <table:table-cell office:value-type="float" office:value="6.641" calcext:value-type="float">
            <text:p>6.641</text:p>
          </table:table-cell>
          <table:table-cell table:number-columns-repeated="16"/>
        </table:table-row>
        <table:table-row table:style-name="ro4">
          <table:table-cell office:value-type="float" office:value="3.53" calcext:value-type="float">
            <text:p>3.53</text:p>
          </table:table-cell>
          <table:table-cell office:value-type="float" office:value="4.953" calcext:value-type="float">
            <text:p>4.953</text:p>
          </table:table-cell>
          <table:table-cell office:value-type="float" office:value="3.733" calcext:value-type="float">
            <text:p>3.733</text:p>
          </table:table-cell>
          <table:table-cell office:value-type="float" office:value="3.854" calcext:value-type="float">
            <text:p>3.85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264091562428199" calcext:value-type="percentage">
            <text:p>26.41%</text:p>
          </table:table-cell>
          <table:table-cell table:style-name="ce21" table:formula="of:=([.H600]-[.F600])/[.F600]" office:value-type="percentage" office:value="-0.0835795694385817" calcext:value-type="percentage">
            <text:p>-08.36%</text:p>
          </table:table-cell>
          <table:table-cell table:style-name="ce21" table:formula="of:=([.I600]-[.F600])/[.F600]" office:value-type="percentage" office:value="0.0308002956032769" calcext:value-type="percentage">
            <text:p>03.08%</text:p>
          </table:table-cell>
          <table:table-cell/>
          <table:table-cell office:value-type="float" office:value="7.504" calcext:value-type="float">
            <text:p>7.504</text:p>
          </table:table-cell>
          <table:table-cell office:value-type="float" office:value="6.91" calcext:value-type="float">
            <text:p>6.91</text:p>
          </table:table-cell>
          <table:table-cell office:value-type="float" office:value="6.205" calcext:value-type="float">
            <text:p>6.205</text:p>
          </table:table-cell>
          <table:table-cell office:value-type="float" office:value="8.451" calcext:value-type="float">
            <text:p>8.45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-0.0741457796446314" calcext:value-type="percentage">
            <text:p>-07.41%</text:p>
          </table:table-cell>
          <table:table-cell table:style-name="ce27" table:formula="of:=([.R600]-[.P600])/[.P600]" office:value-type="percentage" office:value="-0.203053383397911" calcext:value-type="percentage">
            <text:p>-20.31%</text:p>
          </table:table-cell>
          <table:table-cell table:style-name="ce27" table:formula="of:=([.S600]-[.P600])/[.P600]" office:value-type="percentage" office:value="0.0089908528039602" calcext:value-type="percentage">
            <text:p>00.90%</text:p>
          </table:table-cell>
          <table:table-cell table:number-columns-repeated="11"/>
        </table:table-row>
        <table:table-row table:style-name="ro4">
          <table:table-cell office:value-type="float" office:value="3.472" calcext:value-type="float">
            <text:p>3.472</text:p>
          </table:table-cell>
          <table:table-cell office:value-type="float" office:value="4.977" calcext:value-type="float">
            <text:p>4.977</text:p>
          </table:table-cell>
          <table:table-cell office:value-type="float" office:value="3.142" calcext:value-type="float">
            <text:p>3.142</text:p>
          </table:table-cell>
          <table:table-cell office:value-type="float" office:value="4.266" calcext:value-type="float">
            <text:p>4.266</text:p>
          </table:table-cell>
          <table:table-cell table:number-columns-repeated="6"/>
          <table:table-cell office:value-type="float" office:value="6.979" calcext:value-type="float">
            <text:p>6.979</text:p>
          </table:table-cell>
          <table:table-cell office:value-type="float" office:value="8.328" calcext:value-type="float">
            <text:p>8.328</text:p>
          </table:table-cell>
          <table:table-cell office:value-type="float" office:value="5.516" calcext:value-type="float">
            <text:p>5.516</text:p>
          </table:table-cell>
          <table:table-cell office:value-type="float" office:value="8.569" calcext:value-type="float">
            <text:p>8.569</text:p>
          </table:table-cell>
          <table:table-cell table:number-columns-repeated="16"/>
        </table:table-row>
        <table:table-row table:style-name="ro4">
          <table:table-cell office:value-type="float" office:value="4.003" calcext:value-type="float">
            <text:p>4.003</text:p>
          </table:table-cell>
          <table:table-cell office:value-type="float" office:value="4.911" calcext:value-type="float">
            <text:p>4.911</text:p>
          </table:table-cell>
          <table:table-cell office:value-type="float" office:value="3.117" calcext:value-type="float">
            <text:p>3.117</text:p>
          </table:table-cell>
          <table:table-cell office:value-type="float" office:value="3.484" calcext:value-type="float">
            <text:p>3.484</text:p>
          </table:table-cell>
          <table:table-cell table:number-columns-repeated="6"/>
          <table:table-cell office:value-type="float" office:value="7.902" calcext:value-type="float">
            <text:p>7.902</text:p>
          </table:table-cell>
          <table:table-cell office:value-type="float" office:value="7.649" calcext:value-type="float">
            <text:p>7.649</text:p>
          </table:table-cell>
          <table:table-cell office:value-type="float" office:value="5.395" calcext:value-type="float">
            <text:p>5.395</text:p>
          </table:table-cell>
          <table:table-cell office:value-type="float" office:value="8.501" calcext:value-type="float">
            <text:p>8.501</text:p>
          </table:table-cell>
          <table:table-cell table:number-columns-repeated="16"/>
        </table:table-row>
        <table:table-row table:style-name="ro4">
          <table:table-cell office:value-type="float" office:value="3.392" calcext:value-type="float">
            <text:p>3.392</text:p>
          </table:table-cell>
          <table:table-cell office:value-type="float" office:value="4.875" calcext:value-type="float">
            <text:p>4.875</text:p>
          </table:table-cell>
          <table:table-cell office:value-type="float" office:value="3.052" calcext:value-type="float">
            <text:p>3.052</text:p>
          </table:table-cell>
          <table:table-cell office:value-type="float" office:value="3.876" calcext:value-type="float">
            <text:p>3.876</text:p>
          </table:table-cell>
          <table:table-cell table:number-columns-repeated="6"/>
          <table:table-cell office:value-type="float" office:value="7.052" calcext:value-type="float">
            <text:p>7.052</text:p>
          </table:table-cell>
          <table:table-cell office:value-type="float" office:value="8.971" calcext:value-type="float">
            <text:p>8.971</text:p>
          </table:table-cell>
          <table:table-cell office:value-type="float" office:value="5.39" calcext:value-type="float">
            <text:p>5.39</text:p>
          </table:table-cell>
          <table:table-cell office:value-type="float" office:value="8.313" calcext:value-type="float">
            <text:p>8.313</text:p>
          </table:table-cell>
          <table:table-cell table:number-columns-repeated="16"/>
        </table:table-row>
        <table:table-row table:style-name="ro4">
          <table:table-cell office:value-type="float" office:value="4.019" calcext:value-type="float">
            <text:p>4.019</text:p>
          </table:table-cell>
          <table:table-cell office:value-type="float" office:value="4.937" calcext:value-type="float">
            <text:p>4.937</text:p>
          </table:table-cell>
          <table:table-cell office:value-type="float" office:value="3.105" calcext:value-type="float">
            <text:p>3.105</text:p>
          </table:table-cell>
          <table:table-cell office:value-type="float" office:value="3.915" calcext:value-type="float">
            <text:p>3.915</text:p>
          </table:table-cell>
          <table:table-cell table:number-columns-repeated="6"/>
          <table:table-cell office:value-type="float" office:value="8.092" calcext:value-type="float">
            <text:p>8.092</text:p>
          </table:table-cell>
          <table:table-cell office:value-type="float" office:value="8.1" calcext:value-type="float">
            <text:p>8.1</text:p>
          </table:table-cell>
          <table:table-cell office:value-type="float" office:value="5.425" calcext:value-type="float">
            <text:p>5.425</text:p>
          </table:table-cell>
          <table:table-cell office:value-type="float" office:value="8.487" calcext:value-type="float">
            <text:p>8.487</text:p>
          </table:table-cell>
          <table:table-cell table:number-columns-repeated="16"/>
        </table:table-row>
        <table:table-row table:style-name="ro4">
          <table:table-cell office:value-type="float" office:value="4.063" calcext:value-type="float">
            <text:p>4.063</text:p>
          </table:table-cell>
          <table:table-cell office:value-type="float" office:value="4.895" calcext:value-type="float">
            <text:p>4.895</text:p>
          </table:table-cell>
          <table:table-cell office:value-type="float" office:value="3.156" calcext:value-type="float">
            <text:p>3.156</text:p>
          </table:table-cell>
          <table:table-cell office:value-type="float" office:value="3.967" calcext:value-type="float">
            <text:p>3.967</text:p>
          </table:table-cell>
          <table:table-cell table:number-columns-repeated="6"/>
          <table:table-cell office:value-type="float" office:value="8.072" calcext:value-type="float">
            <text:p>8.072</text:p>
          </table:table-cell>
          <table:table-cell office:value-type="float" office:value="7.775" calcext:value-type="float">
            <text:p>7.775</text:p>
          </table:table-cell>
          <table:table-cell office:value-type="float" office:value="5.318" calcext:value-type="float">
            <text:p>5.318</text:p>
          </table:table-cell>
          <table:table-cell office:value-type="float" office:value="8.279" calcext:value-type="float">
            <text:p>8.279</text:p>
          </table:table-cell>
          <table:table-cell table:number-columns-repeated="16"/>
        </table:table-row>
        <table:table-row table:style-name="ro4">
          <table:table-cell office:value-type="float" office:value="4.06" calcext:value-type="float">
            <text:p>4.06</text:p>
          </table:table-cell>
          <table:table-cell office:value-type="float" office:value="4.837" calcext:value-type="float">
            <text:p>4.837</text:p>
          </table:table-cell>
          <table:table-cell office:value-type="float" office:value="3.557" calcext:value-type="float">
            <text:p>3.557</text:p>
          </table:table-cell>
          <table:table-cell office:value-type="float" office:value="4.208" calcext:value-type="float">
            <text:p>4.208</text:p>
          </table:table-cell>
          <table:table-cell table:number-columns-repeated="6"/>
          <table:table-cell office:value-type="float" office:value="8.394" calcext:value-type="float">
            <text:p>8.394</text:p>
          </table:table-cell>
          <table:table-cell office:value-type="float" office:value="7.474" calcext:value-type="float">
            <text:p>7.474</text:p>
          </table:table-cell>
          <table:table-cell office:value-type="float" office:value="5.44" calcext:value-type="float">
            <text:p>5.44</text:p>
          </table:table-cell>
          <table:table-cell office:value-type="float" office:value="7.853" calcext:value-type="float">
            <text:p>7.853</text:p>
          </table:table-cell>
          <table:table-cell table:number-columns-repeated="16"/>
        </table:table-row>
        <table:table-row table:style-name="ro4">
          <table:table-cell office:value-type="float" office:value="3.425" calcext:value-type="float">
            <text:p>3.425</text:p>
          </table:table-cell>
          <table:table-cell office:value-type="float" office:value="5.089" calcext:value-type="float">
            <text:p>5.089</text:p>
          </table:table-cell>
          <table:table-cell office:value-type="float" office:value="3.68" calcext:value-type="float">
            <text:p>3.68</text:p>
          </table:table-cell>
          <table:table-cell office:value-type="float" office:value="3.964" calcext:value-type="float">
            <text:p>3.964</text:p>
          </table:table-cell>
          <table:table-cell table:number-columns-repeated="6"/>
          <table:table-cell office:value-type="float" office:value="7.244" calcext:value-type="float">
            <text:p>7.244</text:p>
          </table:table-cell>
          <table:table-cell office:value-type="float" office:value="8.607" calcext:value-type="float">
            <text:p>8.607</text:p>
          </table:table-cell>
          <table:table-cell office:value-type="float" office:value="6.792" calcext:value-type="float">
            <text:p>6.792</text:p>
          </table:table-cell>
          <table:table-cell office:value-type="float" office:value="9.408" calcext:value-type="float">
            <text:p>9.408</text:p>
          </table:table-cell>
          <table:table-cell table:number-columns-repeated="16"/>
        </table:table-row>
        <table:table-row table:style-name="ro4">
          <table:table-cell office:value-type="float" office:value="4.057" calcext:value-type="float">
            <text:p>4.057</text:p>
          </table:table-cell>
          <table:table-cell office:value-type="float" office:value="4.932" calcext:value-type="float">
            <text:p>4.932</text:p>
          </table:table-cell>
          <table:table-cell office:value-type="float" office:value="3.397" calcext:value-type="float">
            <text:p>3.397</text:p>
          </table:table-cell>
          <table:table-cell office:value-type="float" office:value="3.858" calcext:value-type="float">
            <text:p>3.858</text:p>
          </table:table-cell>
          <table:table-cell table:number-columns-repeated="6"/>
          <table:table-cell office:value-type="float" office:value="8.34" calcext:value-type="float">
            <text:p>8.34</text:p>
          </table:table-cell>
          <table:table-cell office:value-type="float" office:value="8.136" calcext:value-type="float">
            <text:p>8.136</text:p>
          </table:table-cell>
          <table:table-cell office:value-type="float" office:value="5.368" calcext:value-type="float">
            <text:p>5.368</text:p>
          </table:table-cell>
          <table:table-cell office:value-type="float" office:value="8.68" calcext:value-type="float">
            <text:p>8.68</text:p>
          </table:table-cell>
          <table:table-cell table:number-columns-repeated="16"/>
        </table:table-row>
        <table:table-row table:style-name="ro4">
          <table:table-cell office:value-type="float" office:value="4.081" calcext:value-type="float">
            <text:p>4.081</text:p>
          </table:table-cell>
          <table:table-cell office:value-type="float" office:value="4.963" calcext:value-type="float">
            <text:p>4.963</text:p>
          </table:table-cell>
          <table:table-cell office:value-type="float" office:value="3.114" calcext:value-type="float">
            <text:p>3.114</text:p>
          </table:table-cell>
          <table:table-cell office:value-type="float" office:value="4.153" calcext:value-type="float">
            <text:p>4.153</text:p>
          </table:table-cell>
          <table:table-cell table:number-columns-repeated="6"/>
          <table:table-cell office:value-type="float" office:value="9.033" calcext:value-type="float">
            <text:p>9.033</text:p>
          </table:table-cell>
          <table:table-cell office:value-type="float" office:value="8.24" calcext:value-type="float">
            <text:p>8.24</text:p>
          </table:table-cell>
          <table:table-cell office:value-type="float" office:value="5.267" calcext:value-type="float">
            <text:p>5.267</text:p>
          </table:table-cell>
          <table:table-cell office:value-type="float" office:value="8.782" calcext:value-type="float">
            <text:p>8.782</text:p>
          </table:table-cell>
          <table:table-cell table:number-columns-repeated="16"/>
        </table:table-row>
        <table:table-row table:style-name="ro4">
          <table:table-cell office:value-type="float" office:value="4.046" calcext:value-type="float">
            <text:p>4.046</text:p>
          </table:table-cell>
          <table:table-cell office:value-type="float" office:value="4.957" calcext:value-type="float">
            <text:p>4.957</text:p>
          </table:table-cell>
          <table:table-cell office:value-type="float" office:value="3.268" calcext:value-type="float">
            <text:p>3.268</text:p>
          </table:table-cell>
          <table:table-cell office:value-type="float" office:value="4.051" calcext:value-type="float">
            <text:p>4.051</text:p>
          </table:table-cell>
          <table:table-cell table:number-columns-repeated="6"/>
          <table:table-cell office:value-type="float" office:value="9.067" calcext:value-type="float">
            <text:p>9.067</text:p>
          </table:table-cell>
          <table:table-cell office:value-type="float" office:value="7.252" calcext:value-type="float">
            <text:p>7.252</text:p>
          </table:table-cell>
          <table:table-cell office:value-type="float" office:value="5.419" calcext:value-type="float">
            <text:p>5.419</text:p>
          </table:table-cell>
          <table:table-cell office:value-type="float" office:value="7.749" calcext:value-type="float">
            <text:p>7.749</text:p>
          </table:table-cell>
          <table:table-cell table:number-columns-repeated="16"/>
        </table:table-row>
        <table:table-row table:style-name="ro4">
          <table:table-cell office:value-type="float" office:value="3.464" calcext:value-type="float">
            <text:p>3.464</text:p>
          </table:table-cell>
          <table:table-cell office:value-type="float" office:value="4.765" calcext:value-type="float">
            <text:p>4.765</text:p>
          </table:table-cell>
          <table:table-cell office:value-type="float" office:value="3.558" calcext:value-type="float">
            <text:p>3.558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office:value-type="float" office:value="7.03" calcext:value-type="float">
            <text:p>7.03</text:p>
          </table:table-cell>
          <table:table-cell office:value-type="float" office:value="6.966" calcext:value-type="float">
            <text:p>6.966</text:p>
          </table:table-cell>
          <table:table-cell office:value-type="float" office:value="6.128" calcext:value-type="float">
            <text:p>6.128</text:p>
          </table:table-cell>
          <table:table-cell office:value-type="float" office:value="8.115" calcext:value-type="float">
            <text:p>8.115</text:p>
          </table:table-cell>
          <table:table-cell table:number-columns-repeated="16"/>
        </table:table-row>
        <table:table-row table:style-name="ro4">
          <table:table-cell office:value-type="float" office:value="3.711" calcext:value-type="float">
            <text:p>3.711</text:p>
          </table:table-cell>
          <table:table-cell office:value-type="float" office:value="4.912" calcext:value-type="float">
            <text:p>4.912</text:p>
          </table:table-cell>
          <table:table-cell office:value-type="float" office:value="3.564" calcext:value-type="float">
            <text:p>3.564</text:p>
          </table:table-cell>
          <table:table-cell office:value-type="float" office:value="3.948" calcext:value-type="float">
            <text:p>3.948</text:p>
          </table:table-cell>
          <table:table-cell table:number-columns-repeated="6"/>
          <table:table-cell office:value-type="float" office:value="7.382" calcext:value-type="float">
            <text:p>7.382</text:p>
          </table:table-cell>
          <table:table-cell office:value-type="float" office:value="6.858" calcext:value-type="float">
            <text:p>6.858</text:p>
          </table:table-cell>
          <table:table-cell office:value-type="float" office:value="5.784" calcext:value-type="float">
            <text:p>5.784</text:p>
          </table:table-cell>
          <table:table-cell office:value-type="float" office:value="8.052" calcext:value-type="float">
            <text:p>8.052</text:p>
          </table:table-cell>
          <table:table-cell table:number-columns-repeated="16"/>
        </table:table-row>
        <table:table-row table:style-name="ro4">
          <table:table-cell office:value-type="float" office:value="3.647" calcext:value-type="float">
            <text:p>3.647</text:p>
          </table:table-cell>
          <table:table-cell office:value-type="float" office:value="4.372" calcext:value-type="float">
            <text:p>4.372</text:p>
          </table:table-cell>
          <table:table-cell office:value-type="float" office:value="3.224" calcext:value-type="float">
            <text:p>3.224</text:p>
          </table:table-cell>
          <table:table-cell office:value-type="float" office:value="3.52" calcext:value-type="float">
            <text:p>3.52</text:p>
          </table:table-cell>
          <table:table-cell table:number-columns-repeated="6"/>
          <table:table-cell office:value-type="float" office:value="7.424" calcext:value-type="float">
            <text:p>7.424</text:p>
          </table:table-cell>
          <table:table-cell office:value-type="float" office:value="6.949" calcext:value-type="float">
            <text:p>6.949</text:p>
          </table:table-cell>
          <table:table-cell office:value-type="float" office:value="5.597" calcext:value-type="float">
            <text:p>5.597</text:p>
          </table:table-cell>
          <table:table-cell office:value-type="float" office:value="5.668" calcext:value-type="float">
            <text:p>5.668</text:p>
          </table:table-cell>
          <table:table-cell table:number-columns-repeated="16"/>
        </table:table-row>
        <table:table-row table:style-name="ro4">
          <table:table-cell office:value-type="float" office:value="3.747" calcext:value-type="float">
            <text:p>3.747</text:p>
          </table:table-cell>
          <table:table-cell office:value-type="float" office:value="4.895" calcext:value-type="float">
            <text:p>4.895</text:p>
          </table:table-cell>
          <table:table-cell office:value-type="float" office:value="3.527" calcext:value-type="float">
            <text:p>3.527</text:p>
          </table:table-cell>
          <table:table-cell office:value-type="float" office:value="3.849" calcext:value-type="float">
            <text:p>3.849</text:p>
          </table:table-cell>
          <table:table-cell table:number-columns-repeated="6"/>
          <table:table-cell office:value-type="float" office:value="6.814" calcext:value-type="float">
            <text:p>6.814</text:p>
          </table:table-cell>
          <table:table-cell office:value-type="float" office:value="7.851" calcext:value-type="float">
            <text:p>7.851</text:p>
          </table:table-cell>
          <table:table-cell office:value-type="float" office:value="6.085" calcext:value-type="float">
            <text:p>6.085</text:p>
          </table:table-cell>
          <table:table-cell office:value-type="float" office:value="7.772" calcext:value-type="float">
            <text:p>7.772</text:p>
          </table:table-cell>
          <table:table-cell table:number-columns-repeated="16"/>
        </table:table-row>
        <table:table-row table:style-name="ro4">
          <table:table-cell office:value-type="float" office:value="3.94" calcext:value-type="float">
            <text:p>3.94</text:p>
          </table:table-cell>
          <table:table-cell office:value-type="float" office:value="4.846" calcext:value-type="float">
            <text:p>4.846</text:p>
          </table:table-cell>
          <table:table-cell office:value-type="float" office:value="2.947" calcext:value-type="float">
            <text:p>2.947</text:p>
          </table:table-cell>
          <table:table-cell office:value-type="float" office:value="4.017" calcext:value-type="float">
            <text:p>4.017</text:p>
          </table:table-cell>
          <table:table-cell table:number-columns-repeated="6"/>
          <table:table-cell office:value-type="float" office:value="8.28" calcext:value-type="float">
            <text:p>8.28</text:p>
          </table:table-cell>
          <table:table-cell office:value-type="float" office:value="7.877" calcext:value-type="float">
            <text:p>7.877</text:p>
          </table:table-cell>
          <table:table-cell office:value-type="float" office:value="5.717" calcext:value-type="float">
            <text:p>5.717</text:p>
          </table:table-cell>
          <table:table-cell office:value-type="float" office:value="8.068" calcext:value-type="float">
            <text:p>8.068</text:p>
          </table:table-cell>
          <table:table-cell table:number-columns-repeated="16"/>
        </table:table-row>
        <table:table-row table:style-name="ro4">
          <table:table-cell office:value-type="float" office:value="3.52" calcext:value-type="float">
            <text:p>3.52</text:p>
          </table:table-cell>
          <table:table-cell office:value-type="float" office:value="4.999" calcext:value-type="float">
            <text:p>4.999</text:p>
          </table:table-cell>
          <table:table-cell office:value-type="float" office:value="3.656" calcext:value-type="float">
            <text:p>3.656</text:p>
          </table:table-cell>
          <table:table-cell office:value-type="float" office:value="3.884" calcext:value-type="float">
            <text:p>3.884</text:p>
          </table:table-cell>
          <table:table-cell table:number-columns-repeated="6"/>
          <table:table-cell office:value-type="float" office:value="6.747" calcext:value-type="float">
            <text:p>6.747</text:p>
          </table:table-cell>
          <table:table-cell office:value-type="float" office:value="7.767" calcext:value-type="float">
            <text:p>7.767</text:p>
          </table:table-cell>
          <table:table-cell office:value-type="float" office:value="7.195" calcext:value-type="float">
            <text:p>7.195</text:p>
          </table:table-cell>
          <table:table-cell office:value-type="float" office:value="7.695" calcext:value-type="float">
            <text:p>7.695</text:p>
          </table:table-cell>
          <table:table-cell table:number-columns-repeated="16"/>
        </table:table-row>
        <table:table-row table:style-name="ro4">
          <table:table-cell office:value-type="float" office:value="4.109" calcext:value-type="float">
            <text:p>4.109</text:p>
          </table:table-cell>
          <table:table-cell office:value-type="float" office:value="5.158" calcext:value-type="float">
            <text:p>5.158</text:p>
          </table:table-cell>
          <table:table-cell office:value-type="float" office:value="3.528" calcext:value-type="float">
            <text:p>3.528</text:p>
          </table:table-cell>
          <table:table-cell office:value-type="float" office:value="3.868" calcext:value-type="float">
            <text:p>3.868</text:p>
          </table:table-cell>
          <table:table-cell table:number-columns-repeated="6"/>
          <table:table-cell office:value-type="float" office:value="8.622" calcext:value-type="float">
            <text:p>8.622</text:p>
          </table:table-cell>
          <table:table-cell office:value-type="float" office:value="6.963" calcext:value-type="float">
            <text:p>6.963</text:p>
          </table:table-cell>
          <table:table-cell office:value-type="float" office:value="6.421" calcext:value-type="float">
            <text:p>6.421</text:p>
          </table:table-cell>
          <table:table-cell office:value-type="float" office:value="7.533" calcext:value-type="float">
            <text:p>7.533</text:p>
          </table:table-cell>
          <table:table-cell table:number-columns-repeated="16"/>
        </table:table-row>
        <table:table-row table:style-name="ro4">
          <table:table-cell office:value-type="float" office:value="3.968" calcext:value-type="float">
            <text:p>3.968</text:p>
          </table:table-cell>
          <table:table-cell office:value-type="float" office:value="5.034" calcext:value-type="float">
            <text:p>5.034</text:p>
          </table:table-cell>
          <table:table-cell office:value-type="float" office:value="3.154" calcext:value-type="float">
            <text:p>3.154</text:p>
          </table:table-cell>
          <table:table-cell office:value-type="float" office:value="3.438" calcext:value-type="float">
            <text:p>3.438</text:p>
          </table:table-cell>
          <table:table-cell table:number-columns-repeated="6"/>
          <table:table-cell office:value-type="float" office:value="7.508" calcext:value-type="float">
            <text:p>7.508</text:p>
          </table:table-cell>
          <table:table-cell office:value-type="float" office:value="7.607" calcext:value-type="float">
            <text:p>7.607</text:p>
          </table:table-cell>
          <table:table-cell office:value-type="float" office:value="5.537" calcext:value-type="float">
            <text:p>5.537</text:p>
          </table:table-cell>
          <table:table-cell office:value-type="float" office:value="6.379" calcext:value-type="float">
            <text:p>6.379</text:p>
          </table:table-cell>
          <table:table-cell table:number-columns-repeated="16"/>
        </table:table-row>
        <table:table-row table:style-name="ro4">
          <table:table-cell office:value-type="float" office:value="3.491" calcext:value-type="float">
            <text:p>3.491</text:p>
          </table:table-cell>
          <table:table-cell office:value-type="float" office:value="5.126" calcext:value-type="float">
            <text:p>5.126</text:p>
          </table:table-cell>
          <table:table-cell office:value-type="float" office:value="3.032" calcext:value-type="float">
            <text:p>3.032</text:p>
          </table:table-cell>
          <table:table-cell office:value-type="float" office:value="4.128" calcext:value-type="float">
            <text:p>4.128</text:p>
          </table:table-cell>
          <table:table-cell table:number-columns-repeated="6"/>
          <table:table-cell office:value-type="float" office:value="6.98" calcext:value-type="float">
            <text:p>6.98</text:p>
          </table:table-cell>
          <table:table-cell office:value-type="float" office:value="7.733" calcext:value-type="float">
            <text:p>7.733</text:p>
          </table:table-cell>
          <table:table-cell office:value-type="float" office:value="5.702" calcext:value-type="float">
            <text:p>5.702</text:p>
          </table:table-cell>
          <table:table-cell office:value-type="float" office:value="7.857" calcext:value-type="float">
            <text:p>7.857</text:p>
          </table:table-cell>
          <table:table-cell table:number-columns-repeated="16"/>
        </table:table-row>
        <table:table-row table:style-name="ro4">
          <table:table-cell office:value-type="float" office:value="3.715" calcext:value-type="float">
            <text:p>3.715</text:p>
          </table:table-cell>
          <table:table-cell office:value-type="float" office:value="4.359" calcext:value-type="float">
            <text:p>4.359</text:p>
          </table:table-cell>
          <table:table-cell office:value-type="float" office:value="3.541" calcext:value-type="float">
            <text:p>3.541</text:p>
          </table:table-cell>
          <table:table-cell office:value-type="float" office:value="3.956" calcext:value-type="float">
            <text:p>3.956</text:p>
          </table:table-cell>
          <table:table-cell table:number-columns-repeated="6"/>
          <table:table-cell office:value-type="float" office:value="7.374" calcext:value-type="float">
            <text:p>7.374</text:p>
          </table:table-cell>
          <table:table-cell office:value-type="float" office:value="6.876" calcext:value-type="float">
            <text:p>6.876</text:p>
          </table:table-cell>
          <table:table-cell office:value-type="float" office:value="6.081" calcext:value-type="float">
            <text:p>6.081</text:p>
          </table:table-cell>
          <table:table-cell office:value-type="float" office:value="7.136" calcext:value-type="float">
            <text:p>7.136</text:p>
          </table:table-cell>
          <table:table-cell table:number-columns-repeated="16"/>
        </table:table-row>
        <table:table-row table:style-name="ro4">
          <table:table-cell office:value-type="float" office:value="3.486" calcext:value-type="float">
            <text:p>3.486</text:p>
          </table:table-cell>
          <table:table-cell office:value-type="float" office:value="4.344" calcext:value-type="float">
            <text:p>4.344</text:p>
          </table:table-cell>
          <table:table-cell office:value-type="float" office:value="3.12" calcext:value-type="float">
            <text:p>3.12</text:p>
          </table:table-cell>
          <table:table-cell office:value-type="float" office:value="4.066" calcext:value-type="float">
            <text:p>4.066</text:p>
          </table:table-cell>
          <table:table-cell table:number-columns-repeated="6"/>
          <table:table-cell office:value-type="float" office:value="7.363" calcext:value-type="float">
            <text:p>7.363</text:p>
          </table:table-cell>
          <table:table-cell office:value-type="float" office:value="6.565" calcext:value-type="float">
            <text:p>6.565</text:p>
          </table:table-cell>
          <table:table-cell office:value-type="float" office:value="5.763" calcext:value-type="float">
            <text:p>5.763</text:p>
          </table:table-cell>
          <table:table-cell office:value-type="float" office:value="8.11" calcext:value-type="float">
            <text:p>8.11</text:p>
          </table:table-cell>
          <table:table-cell table:number-columns-repeated="16"/>
        </table:table-row>
        <table:table-row table:style-name="ro4">
          <table:table-cell office:value-type="float" office:value="3.491" calcext:value-type="float">
            <text:p>3.491</text:p>
          </table:table-cell>
          <table:table-cell office:value-type="float" office:value="4.332" calcext:value-type="float">
            <text:p>4.332</text:p>
          </table:table-cell>
          <table:table-cell office:value-type="float" office:value="3.136" calcext:value-type="float">
            <text:p>3.136</text:p>
          </table:table-cell>
          <table:table-cell office:value-type="float" office:value="4.014" calcext:value-type="float">
            <text:p>4.014</text:p>
          </table:table-cell>
          <table:table-cell table:number-columns-repeated="6"/>
          <table:table-cell office:value-type="float" office:value="6.868" calcext:value-type="float">
            <text:p>6.868</text:p>
          </table:table-cell>
          <table:table-cell office:value-type="float" office:value="5.899" calcext:value-type="float">
            <text:p>5.899</text:p>
          </table:table-cell>
          <table:table-cell office:value-type="float" office:value="5.349" calcext:value-type="float">
            <text:p>5.349</text:p>
          </table:table-cell>
          <table:table-cell office:value-type="float" office:value="7.792" calcext:value-type="float">
            <text:p>7.792</text:p>
          </table:table-cell>
          <table:table-cell table:number-columns-repeated="16"/>
        </table:table-row>
        <table:table-row table:style-name="ro4">
          <table:table-cell office:value-type="float" office:value="3.377" calcext:value-type="float">
            <text:p>3.377</text:p>
          </table:table-cell>
          <table:table-cell office:value-type="float" office:value="4.292" calcext:value-type="float">
            <text:p>4.292</text:p>
          </table:table-cell>
          <table:table-cell office:value-type="float" office:value="3.566" calcext:value-type="float">
            <text:p>3.566</text:p>
          </table:table-cell>
          <table:table-cell office:value-type="float" office:value="3.901" calcext:value-type="float">
            <text:p>3.901</text:p>
          </table:table-cell>
          <table:table-cell table:number-columns-repeated="6"/>
          <table:table-cell office:value-type="float" office:value="7.302" calcext:value-type="float">
            <text:p>7.302</text:p>
          </table:table-cell>
          <table:table-cell office:value-type="float" office:value="6.099" calcext:value-type="float">
            <text:p>6.099</text:p>
          </table:table-cell>
          <table:table-cell office:value-type="float" office:value="7.407" calcext:value-type="float">
            <text:p>7.407</text:p>
          </table:table-cell>
          <table:table-cell office:value-type="float" office:value="8.026" calcext:value-type="float">
            <text:p>8.026</text:p>
          </table:table-cell>
          <table:table-cell table:number-columns-repeated="16"/>
        </table:table-row>
        <table:table-row table:style-name="ro4">
          <table:table-cell office:value-type="float" office:value="3.43" calcext:value-type="float">
            <text:p>3.43</text:p>
          </table:table-cell>
          <table:table-cell office:value-type="float" office:value="4.448" calcext:value-type="float">
            <text:p>4.448</text:p>
          </table:table-cell>
          <table:table-cell office:value-type="float" office:value="3.12" calcext:value-type="float">
            <text:p>3.12</text:p>
          </table:table-cell>
          <table:table-cell office:value-type="float" office:value="3.991" calcext:value-type="float">
            <text:p>3.991</text:p>
          </table:table-cell>
          <table:table-cell table:number-columns-repeated="6"/>
          <table:table-cell office:value-type="float" office:value="6.671" calcext:value-type="float">
            <text:p>6.671</text:p>
          </table:table-cell>
          <table:table-cell office:value-type="float" office:value="6.514" calcext:value-type="float">
            <text:p>6.514</text:p>
          </table:table-cell>
          <table:table-cell office:value-type="float" office:value="5.518" calcext:value-type="float">
            <text:p>5.518</text:p>
          </table:table-cell>
          <table:table-cell office:value-type="float" office:value="7.274" calcext:value-type="float">
            <text:p>7.274</text:p>
          </table:table-cell>
          <table:table-cell table:number-columns-repeated="16"/>
        </table:table-row>
        <table:table-row table:style-name="ro4">
          <table:table-cell office:value-type="float" office:value="3.427" calcext:value-type="float">
            <text:p>3.427</text:p>
          </table:table-cell>
          <table:table-cell office:value-type="float" office:value="4.168" calcext:value-type="float">
            <text:p>4.168</text:p>
          </table:table-cell>
          <table:table-cell office:value-type="float" office:value="3.694" calcext:value-type="float">
            <text:p>3.694</text:p>
          </table:table-cell>
          <table:table-cell office:value-type="float" office:value="4.1" calcext:value-type="float">
            <text:p>4.1</text:p>
          </table:table-cell>
          <table:table-cell table:number-columns-repeated="6"/>
          <table:table-cell office:value-type="float" office:value="6.857" calcext:value-type="float">
            <text:p>6.857</text:p>
          </table:table-cell>
          <table:table-cell office:value-type="float" office:value="6.274" calcext:value-type="float">
            <text:p>6.274</text:p>
          </table:table-cell>
          <table:table-cell office:value-type="float" office:value="5.812" calcext:value-type="float">
            <text:p>5.812</text:p>
          </table:table-cell>
          <table:table-cell office:value-type="float" office:value="7.679" calcext:value-type="float">
            <text:p>7.679</text:p>
          </table:table-cell>
          <table:table-cell table:number-columns-repeated="16"/>
        </table:table-row>
        <table:table-row table:style-name="ro4">
          <table:table-cell office:value-type="float" office:value="4.102" calcext:value-type="float">
            <text:p>4.102</text:p>
          </table:table-cell>
          <table:table-cell office:value-type="float" office:value="4.832" calcext:value-type="float">
            <text:p>4.832</text:p>
          </table:table-cell>
          <table:table-cell office:value-type="float" office:value="3.622" calcext:value-type="float">
            <text:p>3.622</text:p>
          </table:table-cell>
          <table:table-cell office:value-type="float" office:value="3.451" calcext:value-type="float">
            <text:p>3.451</text:p>
          </table:table-cell>
          <table:table-cell table:number-columns-repeated="6"/>
          <table:table-cell office:value-type="float" office:value="7.914" calcext:value-type="float">
            <text:p>7.914</text:p>
          </table:table-cell>
          <table:table-cell office:value-type="float" office:value="6.85" calcext:value-type="float">
            <text:p>6.85</text:p>
          </table:table-cell>
          <table:table-cell office:value-type="float" office:value="7.743" calcext:value-type="float">
            <text:p>7.743</text:p>
          </table:table-cell>
          <table:table-cell office:value-type="float" office:value="6.443" calcext:value-type="float">
            <text:p>6.443</text:p>
          </table:table-cell>
          <table:table-cell table:number-columns-repeated="16"/>
        </table:table-row>
        <table:table-row table:style-name="ro4">
          <table:table-cell office:value-type="float" office:value="3.959" calcext:value-type="float">
            <text:p>3.959</text:p>
          </table:table-cell>
          <table:table-cell office:value-type="float" office:value="4.326" calcext:value-type="float">
            <text:p>4.326</text:p>
          </table:table-cell>
          <table:table-cell office:value-type="float" office:value="3.013" calcext:value-type="float">
            <text:p>3.013</text:p>
          </table:table-cell>
          <table:table-cell office:value-type="float" office:value="4.026" calcext:value-type="float">
            <text:p>4.026</text:p>
          </table:table-cell>
          <table:table-cell table:number-columns-repeated="6"/>
          <table:table-cell office:value-type="float" office:value="8.842" calcext:value-type="float">
            <text:p>8.842</text:p>
          </table:table-cell>
          <table:table-cell office:value-type="float" office:value="5.945" calcext:value-type="float">
            <text:p>5.945</text:p>
          </table:table-cell>
          <table:table-cell office:value-type="float" office:value="5.376" calcext:value-type="float">
            <text:p>5.376</text:p>
          </table:table-cell>
          <table:table-cell office:value-type="float" office:value="7.516" calcext:value-type="float">
            <text:p>7.516</text:p>
          </table:table-cell>
          <table:table-cell table:number-columns-repeated="16"/>
        </table:table-row>
        <table:table-row table:style-name="ro4">
          <table:table-cell office:value-type="float" office:value="4.075" calcext:value-type="float">
            <text:p>4.075</text:p>
          </table:table-cell>
          <table:table-cell office:value-type="float" office:value="5.053" calcext:value-type="float">
            <text:p>5.053</text:p>
          </table:table-cell>
          <table:table-cell office:value-type="float" office:value="3.592" calcext:value-type="float">
            <text:p>3.592</text:p>
          </table:table-cell>
          <table:table-cell office:value-type="float" office:value="4.092" calcext:value-type="float">
            <text:p>4.092</text:p>
          </table:table-cell>
          <table:table-cell table:number-columns-repeated="6"/>
          <table:table-cell office:value-type="float" office:value="8.247" calcext:value-type="float">
            <text:p>8.247</text:p>
          </table:table-cell>
          <table:table-cell office:value-type="float" office:value="7.386" calcext:value-type="float">
            <text:p>7.386</text:p>
          </table:table-cell>
          <table:table-cell office:value-type="float" office:value="6.485" calcext:value-type="float">
            <text:p>6.485</text:p>
          </table:table-cell>
          <table:table-cell office:value-type="float" office:value="7.64" calcext:value-type="float">
            <text:p>7.64</text:p>
          </table:table-cell>
          <table:table-cell table:number-columns-repeated="16"/>
        </table:table-row>
        <table:table-row table:style-name="ro4">
          <table:table-cell office:value-type="float" office:value="3.369" calcext:value-type="float">
            <text:p>3.369</text:p>
          </table:table-cell>
          <table:table-cell office:value-type="float" office:value="4.261" calcext:value-type="float">
            <text:p>4.261</text:p>
          </table:table-cell>
          <table:table-cell office:value-type="float" office:value="3.59" calcext:value-type="float">
            <text:p>3.59</text:p>
          </table:table-cell>
          <table:table-cell office:value-type="float" office:value="3.892" calcext:value-type="float">
            <text:p>3.892</text:p>
          </table:table-cell>
          <table:table-cell table:number-columns-repeated="6"/>
          <table:table-cell office:value-type="float" office:value="7.462" calcext:value-type="float">
            <text:p>7.462</text:p>
          </table:table-cell>
          <table:table-cell office:value-type="float" office:value="6.954" calcext:value-type="float">
            <text:p>6.954</text:p>
          </table:table-cell>
          <table:table-cell office:value-type="float" office:value="5.942" calcext:value-type="float">
            <text:p>5.942</text:p>
          </table:table-cell>
          <table:table-cell office:value-type="float" office:value="7.493" calcext:value-type="float">
            <text:p>7.493</text:p>
          </table:table-cell>
          <table:table-cell table:number-columns-repeated="16"/>
        </table:table-row>
        <table:table-row table:style-name="ro4">
          <table:table-cell office:value-type="float" office:value="3.51" calcext:value-type="float">
            <text:p>3.51</text:p>
          </table:table-cell>
          <table:table-cell office:value-type="float" office:value="4.3" calcext:value-type="float">
            <text:p>4.3</text:p>
          </table:table-cell>
          <table:table-cell office:value-type="float" office:value="3.544" calcext:value-type="float">
            <text:p>3.544</text:p>
          </table:table-cell>
          <table:table-cell office:value-type="float" office:value="3.946" calcext:value-type="float">
            <text:p>3.946</text:p>
          </table:table-cell>
          <table:table-cell table:number-columns-repeated="6"/>
          <table:table-cell office:value-type="float" office:value="7.357" calcext:value-type="float">
            <text:p>7.357</text:p>
          </table:table-cell>
          <table:table-cell office:value-type="float" office:value="6.216" calcext:value-type="float">
            <text:p>6.216</text:p>
          </table:table-cell>
          <table:table-cell office:value-type="float" office:value="6.067" calcext:value-type="float">
            <text:p>6.067</text:p>
          </table:table-cell>
          <table:table-cell office:value-type="float" office:value="8.182" calcext:value-type="float">
            <text:p>8.182</text:p>
          </table:table-cell>
          <table:table-cell table:number-columns-repeated="16"/>
        </table:table-row>
        <table:table-row table:style-name="ro4">
          <table:table-cell office:value-type="float" office:value="3.345" calcext:value-type="float">
            <text:p>3.345</text:p>
          </table:table-cell>
          <table:table-cell office:value-type="float" office:value="4.865" calcext:value-type="float">
            <text:p>4.865</text:p>
          </table:table-cell>
          <table:table-cell office:value-type="float" office:value="3.749" calcext:value-type="float">
            <text:p>3.749</text:p>
          </table:table-cell>
          <table:table-cell office:value-type="float" office:value="3.594" calcext:value-type="float">
            <text:p>3.594</text:p>
          </table:table-cell>
          <table:table-cell table:number-columns-repeated="6"/>
          <table:table-cell office:value-type="float" office:value="7.168" calcext:value-type="float">
            <text:p>7.168</text:p>
          </table:table-cell>
          <table:table-cell office:value-type="float" office:value="8.369" calcext:value-type="float">
            <text:p>8.369</text:p>
          </table:table-cell>
          <table:table-cell office:value-type="float" office:value="6.245" calcext:value-type="float">
            <text:p>6.245</text:p>
          </table:table-cell>
          <table:table-cell office:value-type="float" office:value="8.634" calcext:value-type="float">
            <text:p>8.634</text:p>
          </table:table-cell>
          <table:table-cell table:number-columns-repeated="16"/>
        </table:table-row>
        <table:table-row table:style-name="ro4">
          <table:table-cell office:value-type="float" office:value="3.989" calcext:value-type="float">
            <text:p>3.989</text:p>
          </table:table-cell>
          <table:table-cell office:value-type="float" office:value="4.342" calcext:value-type="float">
            <text:p>4.342</text:p>
          </table:table-cell>
          <table:table-cell office:value-type="float" office:value="3.491" calcext:value-type="float">
            <text:p>3.491</text:p>
          </table:table-cell>
          <table:table-cell table:number-columns-repeated="7"/>
          <table:table-cell office:value-type="float" office:value="9.076" calcext:value-type="float">
            <text:p>9.076</text:p>
          </table:table-cell>
          <table:table-cell office:value-type="float" office:value="5.68" calcext:value-type="float">
            <text:p>5.68</text:p>
          </table:table-cell>
          <table:table-cell office:value-type="float" office:value="6.205" calcext:value-type="float">
            <text:p>6.205</text:p>
          </table:table-cell>
          <table:table-cell table:number-columns-repeated="17"/>
        </table:table-row>
        <table:table-row table:style-name="ro4">
          <table:table-cell office:value-type="float" office:value="4.08" calcext:value-type="float">
            <text:p>4.08</text:p>
          </table:table-cell>
          <table:table-cell office:value-type="float" office:value="4.414" calcext:value-type="float">
            <text:p>4.414</text:p>
          </table:table-cell>
          <table:table-cell office:value-type="float" office:value="3.577" calcext:value-type="float">
            <text:p>3.577</text:p>
          </table:table-cell>
          <table:table-cell office:value-type="float" office:value="3.904" calcext:value-type="float">
            <text:p>3.904</text:p>
          </table:table-cell>
          <table:table-cell table:number-columns-repeated="6"/>
          <table:table-cell office:value-type="float" office:value="8.431" calcext:value-type="float">
            <text:p>8.431</text:p>
          </table:table-cell>
          <table:table-cell office:value-type="float" office:value="6.607" calcext:value-type="float">
            <text:p>6.607</text:p>
          </table:table-cell>
          <table:table-cell office:value-type="float" office:value="5.621" calcext:value-type="float">
            <text:p>5.621</text:p>
          </table:table-cell>
          <table:table-cell office:value-type="float" office:value="7.627" calcext:value-type="float">
            <text:p>7.627</text:p>
          </table:table-cell>
          <table:table-cell table:number-columns-repeated="16"/>
        </table:table-row>
        <table:table-row table:style-name="ro4">
          <table:table-cell office:value-type="float" office:value="4.012" calcext:value-type="float">
            <text:p>4.012</text:p>
          </table:table-cell>
          <table:table-cell office:value-type="float" office:value="4.442" calcext:value-type="float">
            <text:p>4.442</text:p>
          </table:table-cell>
          <table:table-cell office:value-type="float" office:value="3.827" calcext:value-type="float">
            <text:p>3.827</text:p>
          </table:table-cell>
          <table:table-cell office:value-type="float" office:value="4.301" calcext:value-type="float">
            <text:p>4.30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6.478" calcext:value-type="float">
            <text:p>6.478</text:p>
          </table:table-cell>
          <table:table-cell office:value-type="float" office:value="6.904" calcext:value-type="float">
            <text:p>6.904</text:p>
          </table:table-cell>
          <table:table-cell office:value-type="float" office:value="6.732" calcext:value-type="float">
            <text:p>6.732</text:p>
          </table:table-cell>
          <table:table-cell table:number-columns-repeated="16"/>
        </table:table-row>
        <table:table-row table:style-name="ro4">
          <table:table-cell office:value-type="float" office:value="3.586" calcext:value-type="float">
            <text:p>3.586</text:p>
          </table:table-cell>
          <table:table-cell office:value-type="float" office:value="4.387" calcext:value-type="float">
            <text:p>4.387</text:p>
          </table:table-cell>
          <table:table-cell office:value-type="float" office:value="3.11" calcext:value-type="float">
            <text:p>3.11</text:p>
          </table:table-cell>
          <table:table-cell office:value-type="float" office:value="3.579" calcext:value-type="float">
            <text:p>3.579</text:p>
          </table:table-cell>
          <table:table-cell table:number-columns-repeated="6"/>
          <table:table-cell office:value-type="float" office:value="7.123" calcext:value-type="float">
            <text:p>7.123</text:p>
          </table:table-cell>
          <table:table-cell office:value-type="float" office:value="6.608" calcext:value-type="float">
            <text:p>6.608</text:p>
          </table:table-cell>
          <table:table-cell office:value-type="float" office:value="5.668" calcext:value-type="float">
            <text:p>5.668</text:p>
          </table:table-cell>
          <table:table-cell office:value-type="float" office:value="8.423" calcext:value-type="float">
            <text:p>8.423</text:p>
          </table:table-cell>
          <table:table-cell table:number-columns-repeated="16"/>
        </table:table-row>
        <table:table-row table:style-name="ro4">
          <table:table-cell office:value-type="float" office:value="3.443" calcext:value-type="float">
            <text:p>3.443</text:p>
          </table:table-cell>
          <table:table-cell office:value-type="float" office:value="4.327" calcext:value-type="float">
            <text:p>4.327</text:p>
          </table:table-cell>
          <table:table-cell office:value-type="float" office:value="3.732" calcext:value-type="float">
            <text:p>3.732</text:p>
          </table:table-cell>
          <table:table-cell office:value-type="float" office:value="3.339" calcext:value-type="float">
            <text:p>3.339</text:p>
          </table:table-cell>
          <table:table-cell table:number-columns-repeated="6"/>
          <table:table-cell office:value-type="float" office:value="6.984" calcext:value-type="float">
            <text:p>6.984</text:p>
          </table:table-cell>
          <table:table-cell office:value-type="float" office:value="6.783" calcext:value-type="float">
            <text:p>6.783</text:p>
          </table:table-cell>
          <table:table-cell office:value-type="float" office:value="5.737" calcext:value-type="float">
            <text:p>5.737</text:p>
          </table:table-cell>
          <table:table-cell office:value-type="float" office:value="6.003" calcext:value-type="float">
            <text:p>6.003</text:p>
          </table:table-cell>
          <table:table-cell table:number-columns-repeated="16"/>
        </table:table-row>
        <table:table-row table:style-name="ro4">
          <table:table-cell office:value-type="float" office:value="4.016" calcext:value-type="float">
            <text:p>4.016</text:p>
          </table:table-cell>
          <table:table-cell office:value-type="float" office:value="4.309" calcext:value-type="float">
            <text:p>4.309</text:p>
          </table:table-cell>
          <table:table-cell office:value-type="float" office:value="3.378" calcext:value-type="float">
            <text:p>3.378</text:p>
          </table:table-cell>
          <table:table-cell office:value-type="float" office:value="3.988" calcext:value-type="float">
            <text:p>3.988</text:p>
          </table:table-cell>
          <table:table-cell table:number-columns-repeated="6"/>
          <table:table-cell office:value-type="float" office:value="8.76" calcext:value-type="float">
            <text:p>8.76</text:p>
          </table:table-cell>
          <table:table-cell office:value-type="float" office:value="6.618" calcext:value-type="float">
            <text:p>6.618</text:p>
          </table:table-cell>
          <table:table-cell office:value-type="float" office:value="7.491" calcext:value-type="float">
            <text:p>7.491</text:p>
          </table:table-cell>
          <table:table-cell office:value-type="float" office:value="6.855" calcext:value-type="float">
            <text:p>6.855</text:p>
          </table:table-cell>
          <table:table-cell table:number-columns-repeated="16"/>
        </table:table-row>
        <table:table-row table:style-name="ro4">
          <table:table-cell office:value-type="float" office:value="4.091" calcext:value-type="float">
            <text:p>4.091</text:p>
          </table:table-cell>
          <table:table-cell office:value-type="float" office:value="4.444" calcext:value-type="float">
            <text:p>4.444</text:p>
          </table:table-cell>
          <table:table-cell office:value-type="float" office:value="3.512" calcext:value-type="float">
            <text:p>3.512</text:p>
          </table:table-cell>
          <table:table-cell office:value-type="float" office:value="3.964" calcext:value-type="float">
            <text:p>3.964</text:p>
          </table:table-cell>
          <table:table-cell table:number-columns-repeated="6"/>
          <table:table-cell office:value-type="float" office:value="8.326" calcext:value-type="float">
            <text:p>8.326</text:p>
          </table:table-cell>
          <table:table-cell office:value-type="float" office:value="5.553" calcext:value-type="float">
            <text:p>5.553</text:p>
          </table:table-cell>
          <table:table-cell office:value-type="float" office:value="6.336" calcext:value-type="float">
            <text:p>6.336</text:p>
          </table:table-cell>
          <table:table-cell office:value-type="float" office:value="7.814" calcext:value-type="float">
            <text:p>7.814</text:p>
          </table:table-cell>
          <table:table-cell table:number-columns-repeated="16"/>
        </table:table-row>
        <table:table-row table:style-name="ro4">
          <table:table-cell office:value-type="float" office:value="4.09" calcext:value-type="float">
            <text:p>4.09</text:p>
          </table:table-cell>
          <table:table-cell office:value-type="float" office:value="4.278" calcext:value-type="float">
            <text:p>4.278</text:p>
          </table:table-cell>
          <table:table-cell office:value-type="float" office:value="3.691" calcext:value-type="float">
            <text:p>3.691</text:p>
          </table:table-cell>
          <table:table-cell office:value-type="float" office:value="3.944" calcext:value-type="float">
            <text:p>3.944</text:p>
          </table:table-cell>
          <table:table-cell table:number-columns-repeated="6"/>
          <table:table-cell office:value-type="float" office:value="7.74" calcext:value-type="float">
            <text:p>7.74</text:p>
          </table:table-cell>
          <table:table-cell office:value-type="float" office:value="5.881" calcext:value-type="float">
            <text:p>5.881</text:p>
          </table:table-cell>
          <table:table-cell office:value-type="float" office:value="6.288" calcext:value-type="float">
            <text:p>6.288</text:p>
          </table:table-cell>
          <table:table-cell office:value-type="float" office:value="8.672" calcext:value-type="float">
            <text:p>8.672</text:p>
          </table:table-cell>
          <table:table-cell table:number-columns-repeated="16"/>
        </table:table-row>
        <table:table-row table:style-name="ro4">
          <table:table-cell office:value-type="float" office:value="3.584" calcext:value-type="float">
            <text:p>3.584</text:p>
          </table:table-cell>
          <table:table-cell office:value-type="float" office:value="4.195" calcext:value-type="float">
            <text:p>4.195</text:p>
          </table:table-cell>
          <table:table-cell office:value-type="float" office:value="3.741" calcext:value-type="float">
            <text:p>3.741</text:p>
          </table:table-cell>
          <table:table-cell office:value-type="float" office:value="3.233" calcext:value-type="float">
            <text:p>3.233</text:p>
          </table:table-cell>
          <table:table-cell table:style-name="ce16"/>
          <table:table-cell table:style-name="ce19" table:number-columns-repeated="5"/>
          <table:table-cell office:value-type="float" office:value="7.177" calcext:value-type="float">
            <text:p>7.177</text:p>
          </table:table-cell>
          <table:table-cell office:value-type="float" office:value="6.152" calcext:value-type="float">
            <text:p>6.152</text:p>
          </table:table-cell>
          <table:table-cell office:value-type="float" office:value="6.314" calcext:value-type="float">
            <text:p>6.314</text:p>
          </table:table-cell>
          <table:table-cell office:value-type="float" office:value="6.471" calcext:value-type="float">
            <text:p>6.47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.52" calcext:value-type="float">
            <text:p>4.52</text:p>
          </table:table-cell>
          <table:table-cell office:value-type="float" office:value="6.444" calcext:value-type="float">
            <text:p>6.444</text:p>
          </table:table-cell>
          <table:table-cell office:value-type="float" office:value="4.841" calcext:value-type="float">
            <text:p>4.841</text:p>
          </table:table-cell>
          <table:table-cell office:value-type="float" office:value="4.827" calcext:value-type="float">
            <text:p>4.82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8" table:formula="of:=COUNT([.B653:.B702])" office:value-type="float" office:value="48" calcext:value-type="float">
            <text:p>48</text:p>
          </table:table-cell>
          <table:table-cell table:style-name="Default" table:formula="of:=COUNT([.C653:.C702])" office:value-type="float" office:value="49" calcext:value-type="float">
            <text:p>49</text:p>
          </table:table-cell>
          <table:table-cell table:style-name="ce8" table:formula="of:=COUNT([.D653:.D702])" office:value-type="float" office:value="50" calcext:value-type="float">
            <text:p>50</text:p>
          </table:table-cell>
          <table:table-cell table:style-name="Default"/>
          <table:table-cell office:value-type="float" office:value="11.254" calcext:value-type="float">
            <text:p>11.254</text:p>
          </table:table-cell>
          <table:table-cell office:value-type="float" office:value="10.515" calcext:value-type="float">
            <text:p>10.515</text:p>
          </table:table-cell>
          <table:table-cell office:value-type="float" office:value="9.804" calcext:value-type="float">
            <text:p>9.804</text:p>
          </table:table-cell>
          <table:table-cell office:value-type="float" office:value="10.641" calcext:value-type="float">
            <text:p>10.64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8" table:formula="of:=COUNT([.L653:.L702])" office:value-type="float" office:value="48" calcext:value-type="float">
            <text:p>48</text:p>
          </table:table-cell>
          <table:table-cell table:style-name="Default" table:formula="of:=COUNT([.M653:.M702])" office:value-type="float" office:value="49" calcext:value-type="float">
            <text:p>49</text:p>
          </table:table-cell>
          <table:table-cell table:style-name="Default" table:formula="of:=COUNT([.N653:.N70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.893" calcext:value-type="float">
            <text:p>5.893</text:p>
          </table:table-cell>
          <table:table-cell office:value-type="float" office:value="6.529" calcext:value-type="float">
            <text:p>6.529</text:p>
          </table:table-cell>
          <table:table-cell office:value-type="float" office:value="4.889" calcext:value-type="float">
            <text:p>4.889</text:p>
          </table:table-cell>
          <table:table-cell office:value-type="float" office:value="5.68" calcext:value-type="float">
            <text:p>5.6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float" office:value="5.45048" calcext:value-type="float">
            <text:p>5.45048</text:p>
          </table:table-cell>
          <table:table-cell table:style-name="ce20" table:formula="of:=AVERAGE([.B653:.B702])" office:value-type="float" office:value="5.99464583333333" calcext:value-type="float">
            <text:p>5.9946458333</text:p>
          </table:table-cell>
          <table:table-cell table:style-name="ce17" table:formula="of:=AVERAGE([.C653:.C702])" office:value-type="float" office:value="4.96728571428571" calcext:value-type="float">
            <text:p>4.9672857143</text:p>
          </table:table-cell>
          <table:table-cell table:style-name="ce20" table:formula="of:=AVERAGE([.D653:.D702])" office:value-type="float" office:value="5.21944" calcext:value-type="float">
            <text:p>5.21944</text:p>
          </table:table-cell>
          <table:table-cell table:style-name="ce17" table:formula="of:=([.G654]-[.F654])/[.F654]" office:value-type="float" office:value="0.0998381488113585" calcext:value-type="float">
            <text:p>0.0998381488</text:p>
          </table:table-cell>
          <table:table-cell office:value-type="float" office:value="14.101" calcext:value-type="float">
            <text:p>14.101</text:p>
          </table:table-cell>
          <table:table-cell office:value-type="float" office:value="10.485" calcext:value-type="float">
            <text:p>10.485</text:p>
          </table:table-cell>
          <table:table-cell office:value-type="float" office:value="9.728" calcext:value-type="float">
            <text:p>9.728</text:p>
          </table:table-cell>
          <table:table-cell office:value-type="float" office:value="9.827" calcext:value-type="float">
            <text:p>9.82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float" office:value="12.18088" calcext:value-type="float">
            <text:p>12.18088</text:p>
          </table:table-cell>
          <table:table-cell table:style-name="ce20" table:formula="of:=AVERAGE([.L653:.L702])" office:value-type="float" office:value="10.696" calcext:value-type="float">
            <text:p>10.696</text:p>
          </table:table-cell>
          <table:table-cell table:style-name="ce17" table:formula="of:=AVERAGE([.M653:.M702])" office:value-type="float" office:value="9.26820408163265" calcext:value-type="float">
            <text:p>9.2682040816</text:p>
          </table:table-cell>
          <table:table-cell table:style-name="ce17" table:formula="of:=AVERAGE([.N653:.N702])" office:value-type="float" office:value="9.92302" calcext:value-type="float">
            <text:p>9.92302</text:p>
          </table:table-cell>
          <table:table-cell table:number-columns-repeated="11"/>
        </table:table-row>
        <table:table-row table:style-name="ro4">
          <table:table-cell office:value-type="float" office:value="4.279" calcext:value-type="float">
            <text:p>4.279</text:p>
          </table:table-cell>
          <table:table-cell/>
          <table:table-cell office:value-type="float" office:value="6.237" calcext:value-type="float">
            <text:p>6.237</text:p>
          </table:table-cell>
          <table:table-cell office:value-type="float" office:value="4.666" calcext:value-type="float">
            <text:p>4.6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0.848666295510204" calcext:value-type="float">
            <text:p>0.8486662955</text:p>
          </table:table-cell>
          <table:table-cell table:style-name="ce8" table:formula="of:=VAR([.B653:.B702])" office:value-type="float" office:value="0.269948659131206" calcext:value-type="float">
            <text:p>0.2699486591</text:p>
          </table:table-cell>
          <table:table-cell table:style-name="Default" table:formula="of:=VAR([.C653:.C702])" office:value-type="float" office:value="0.605552208333333" calcext:value-type="float">
            <text:p>0.6055522083</text:p>
          </table:table-cell>
          <table:table-cell table:style-name="ce8" table:formula="of:=VAR([.D653:.D702])" office:value-type="float" office:value="0.425480292244898" calcext:value-type="float">
            <text:p>0.4254802922</text:p>
          </table:table-cell>
          <table:table-cell table:style-name="Default"/>
          <table:table-cell office:value-type="float" office:value="10.614" calcext:value-type="float">
            <text:p>10.614</text:p>
          </table:table-cell>
          <table:table-cell/>
          <table:table-cell office:value-type="float" office:value="10.061" calcext:value-type="float">
            <text:p>10.061</text:p>
          </table:table-cell>
          <table:table-cell office:value-type="float" office:value="10.72" calcext:value-type="float">
            <text:p>10.7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3.29599235265306" calcext:value-type="float">
            <text:p>3.2959923527</text:p>
          </table:table-cell>
          <table:table-cell table:style-name="ce8" table:formula="of:=VAR([.L653:.L702])" office:value-type="float" office:value="0.621075234042553" calcext:value-type="float">
            <text:p>0.621075234</text:p>
          </table:table-cell>
          <table:table-cell table:style-name="Default" table:formula="of:=VAR([.M653:.M702])" office:value-type="float" office:value="0.748575207482993" calcext:value-type="float">
            <text:p>0.7485752075</text:p>
          </table:table-cell>
          <table:table-cell table:style-name="Default" table:formula="of:=VAR([.N653:.N702])" office:value-type="float" office:value="1.5612267955102" calcext:value-type="float">
            <text:p>1.5612267955</text:p>
          </table:table-cell>
          <table:table-cell table:number-columns-repeated="11"/>
        </table:table-row>
        <table:table-row table:style-name="ro4">
          <table:table-cell office:value-type="float" office:value="5.646" calcext:value-type="float">
            <text:p>5.646</text:p>
          </table:table-cell>
          <table:table-cell office:value-type="float" office:value="5.655" calcext:value-type="float">
            <text:p>5.655</text:p>
          </table:table-cell>
          <table:table-cell office:value-type="float" office:value="5.4" calcext:value-type="float">
            <text:p>5.4</text:p>
          </table:table-cell>
          <table:table-cell office:value-type="float" office:value="4.945" calcext:value-type="float">
            <text:p>4.94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0.130281717482554" calcext:value-type="float">
            <text:p>0.1302817175</text:p>
          </table:table-cell>
          <table:table-cell table:style-name="ce8" table:formula="of:=SQRT([.G655]/[.G653])" office:value-type="float" office:value="0.0749928689847694" calcext:value-type="float">
            <text:p>0.074992869</text:p>
          </table:table-cell>
          <table:table-cell table:style-name="Default" table:formula="of:=SQRT([.H655]/[.H653])" office:value-type="float" office:value="0.111167478757653" calcext:value-type="float">
            <text:p>0.1111674788</text:p>
          </table:table-cell>
          <table:table-cell table:style-name="ce8" table:formula="of:=SQRT([.I655]/[.I653])" office:value-type="float" office:value="0.0922475248713913" calcext:value-type="float">
            <text:p>0.0922475249</text:p>
          </table:table-cell>
          <table:table-cell table:style-name="Default"/>
          <table:table-cell office:value-type="float" office:value="10.247" calcext:value-type="float">
            <text:p>10.247</text:p>
          </table:table-cell>
          <table:table-cell office:value-type="float" office:value="10.267" calcext:value-type="float">
            <text:p>10.267</text:p>
          </table:table-cell>
          <table:table-cell office:value-type="float" office:value="8.697" calcext:value-type="float">
            <text:p>8.697</text:p>
          </table:table-cell>
          <table:table-cell office:value-type="float" office:value="10.607" calcext:value-type="float">
            <text:p>10.60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0.256748606720779" calcext:value-type="float">
            <text:p>0.2567486067</text:p>
          </table:table-cell>
          <table:table-cell table:style-name="ce8" table:formula="of:=SQRT([.Q655]/[.Q653])" office:value-type="float" office:value="0.113750021432466" calcext:value-type="float">
            <text:p>0.1137500214</text:p>
          </table:table-cell>
          <table:table-cell table:style-name="Default" table:formula="of:=SQRT([.R655]/[.R653])" office:value-type="float" office:value="0.123600344055643" calcext:value-type="float">
            <text:p>0.1236003441</text:p>
          </table:table-cell>
          <table:table-cell table:style-name="Default" table:formula="of:=SQRT([.S655]/[.S653])" office:value-type="float" office:value="0.176704657296304" calcext:value-type="float">
            <text:p>0.1767046573</text:p>
          </table:table-cell>
          <table:table-cell table:number-columns-repeated="11"/>
        </table:table-row>
        <table:table-row table:style-name="ro4">
          <table:table-cell office:value-type="float" office:value="5.703" calcext:value-type="float">
            <text:p>5.703</text:p>
          </table:table-cell>
          <table:table-cell office:value-type="float" office:value="6.27" calcext:value-type="float">
            <text:p>6.27</text:p>
          </table:table-cell>
          <table:table-cell office:value-type="float" office:value="4.503" calcext:value-type="float">
            <text:p>4.503</text:p>
          </table:table-cell>
          <table:table-cell office:value-type="float" office:value="4.844" calcext:value-type="float">
            <text:p>4.84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8" table:formula="of:=[.G653]-1" office:value-type="float" office:value="47" calcext:value-type="float">
            <text:p>47</text:p>
          </table:table-cell>
          <table:table-cell table:style-name="Default" table:formula="of:=[.H653]-1" office:value-type="float" office:value="48" calcext:value-type="float">
            <text:p>48</text:p>
          </table:table-cell>
          <table:table-cell table:style-name="ce8" table:formula="of:=[.I653]-1" office:value-type="float" office:value="49" calcext:value-type="float">
            <text:p>49</text:p>
          </table:table-cell>
          <table:table-cell table:style-name="Default"/>
          <table:table-cell office:value-type="float" office:value="11.025" calcext:value-type="float">
            <text:p>11.025</text:p>
          </table:table-cell>
          <table:table-cell office:value-type="float" office:value="10.145" calcext:value-type="float">
            <text:p>10.145</text:p>
          </table:table-cell>
          <table:table-cell office:value-type="float" office:value="9.061" calcext:value-type="float">
            <text:p>9.061</text:p>
          </table:table-cell>
          <table:table-cell office:value-type="float" office:value="11.363" calcext:value-type="float">
            <text:p>11.36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8" table:formula="of:=[.Q653]-1" office:value-type="float" office:value="47" calcext:value-type="float">
            <text:p>47</text:p>
          </table:table-cell>
          <table:table-cell table:style-name="Default" table:formula="of:=[.R653]-1" office:value-type="float" office:value="48" calcext:value-type="float">
            <text:p>48</text:p>
          </table:table-cell>
          <table:table-cell table:style-name="Default" table:formula="of:=[.S65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6.11" calcext:value-type="float">
            <text:p>6.11</text:p>
          </table:table-cell>
          <table:table-cell office:value-type="float" office:value="6.315" calcext:value-type="float">
            <text:p>6.315</text:p>
          </table:table-cell>
          <table:table-cell office:value-type="float" office:value="5.852" calcext:value-type="float">
            <text:p>5.852</text:p>
          </table:table-cell>
          <table:table-cell office:value-type="float" office:value="5.753" calcext:value-type="float">
            <text:p>5.75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8" table:formula="of:=TINV(0.05;[.G657])" office:value-type="float" office:value="2.01174051372977" calcext:value-type="float">
            <text:p>2.0117405137</text:p>
          </table:table-cell>
          <table:table-cell table:style-name="Default" table:formula="of:=TINV(0.05;[.H657])" office:value-type="float" office:value="2.01063475762423" calcext:value-type="float">
            <text:p>2.0106347576</text:p>
          </table:table-cell>
          <table:table-cell table:style-name="ce8" table:formula="of:=TINV(0.05;[.I65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5.229" calcext:value-type="float">
            <text:p>15.229</text:p>
          </table:table-cell>
          <table:table-cell office:value-type="float" office:value="10.898" calcext:value-type="float">
            <text:p>10.898</text:p>
          </table:table-cell>
          <table:table-cell office:value-type="float" office:value="9.332" calcext:value-type="float">
            <text:p>9.332</text:p>
          </table:table-cell>
          <table:table-cell office:value-type="float" office:value="10.947" calcext:value-type="float">
            <text:p>10.94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8" table:formula="of:=TINV(0.05;[.Q657])" office:value-type="float" office:value="2.01174051372977" calcext:value-type="float">
            <text:p>2.0117405137</text:p>
          </table:table-cell>
          <table:table-cell table:style-name="Default" table:formula="of:=TINV(0.05;[.R657])" office:value-type="float" office:value="2.01063475762423" calcext:value-type="float">
            <text:p>2.0106347576</text:p>
          </table:table-cell>
          <table:table-cell table:style-name="Default" table:formula="of:=TINV(0.05;[.S65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6.157" calcext:value-type="float">
            <text:p>6.157</text:p>
          </table:table-cell>
          <table:table-cell office:value-type="float" office:value="7.251" calcext:value-type="float">
            <text:p>7.251</text:p>
          </table:table-cell>
          <table:table-cell office:value-type="float" office:value="5.373" calcext:value-type="float">
            <text:p>5.373</text:p>
          </table:table-cell>
          <table:table-cell office:value-type="float" office:value="4.695" calcext:value-type="float">
            <text:p>4.69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float" office:value="0.261810913303608" calcext:value-type="float">
            <text:p>0.2618109133</text:p>
          </table:table-cell>
          <table:table-cell table:style-name="ce20" table:formula="of:=([.G658]*[.G656])" office:value-type="float" office:value="0.150866192777489" calcext:value-type="float">
            <text:p>0.1508661928</text:p>
          </table:table-cell>
          <table:table-cell table:style-name="ce17" table:formula="of:=([.H658]*[.H656])" office:value-type="float" office:value="0.223517196707591" calcext:value-type="float">
            <text:p>0.2235171967</text:p>
          </table:table-cell>
          <table:table-cell table:style-name="ce20" table:formula="of:=([.I658]*[.I656])" office:value-type="float" office:value="0.185378341668011" calcext:value-type="float">
            <text:p>0.1853783417</text:p>
          </table:table-cell>
          <table:table-cell table:style-name="ce17"/>
          <table:table-cell office:value-type="float" office:value="13.95" calcext:value-type="float">
            <text:p>13.95</text:p>
          </table:table-cell>
          <table:table-cell office:value-type="float" office:value="11.24" calcext:value-type="float">
            <text:p>11.24</text:p>
          </table:table-cell>
          <table:table-cell office:value-type="float" office:value="10.977" calcext:value-type="float">
            <text:p>10.977</text:p>
          </table:table-cell>
          <table:table-cell office:value-type="float" office:value="10.587" calcext:value-type="float">
            <text:p>10.58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float" office:value="0.515955642233511" calcext:value-type="float">
            <text:p>0.5159556422</text:p>
          </table:table-cell>
          <table:table-cell table:style-name="ce20" table:formula="of:=([.Q658]*[.Q656])" office:value-type="float" office:value="0.228835526553322" calcext:value-type="float">
            <text:p>0.2288355266</text:p>
          </table:table-cell>
          <table:table-cell table:style-name="ce17" table:formula="of:=([.R658]*[.R656])" office:value-type="float" office:value="0.248515147812589" calcext:value-type="float">
            <text:p>0.2485151478</text:p>
          </table:table-cell>
          <table:table-cell table:style-name="ce17" table:formula="of:=([.S658]*[.S656])" office:value-type="float" office:value="0.35510130358806" calcext:value-type="float">
            <text:p>0.3551013036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play;5.45048;0.261810913303608;5.99464583333333;0.150866192777489;4.96728571428571;0.223517196707591;5.21944;0.185378341668011;12.18088;0.515955642233511;10.696;0.228835526553322;9.26820408163265;0.248515147812589;9.92302;0.35510130358806" calcext:value-type="string">
            <text:p>splay;5.45048;0.261810913303608;5.99464583333333;0.150866192777489;4.96728571428571;0.223517196707591;5.21944;0.185378341668011;12.18088;0.515955642233511;10.696;0.228835526553322;9.26820408163265;0.248515147812589;9.92302;0.35510130358806</text:p>
          </table:table-cell>
          <table:table-cell table:number-columns-repeated="9"/>
        </table:table-row>
        <table:table-row table:style-name="ro4">
          <table:table-cell office:value-type="float" office:value="4.707" calcext:value-type="float">
            <text:p>4.707</text:p>
          </table:table-cell>
          <table:table-cell office:value-type="float" office:value="6.626" calcext:value-type="float">
            <text:p>6.626</text:p>
          </table:table-cell>
          <table:table-cell office:value-type="float" office:value="7.513" calcext:value-type="float">
            <text:p>7.513</text:p>
          </table:table-cell>
          <table:table-cell office:value-type="float" office:value="5.917" calcext:value-type="float">
            <text:p>5.917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480344691299864" calcext:value-type="percentage">
            <text:p>4.80%</text:p>
          </table:table-cell>
          <table:table-cell table:formula="of:=[.G659]/[.G654]" office:value-type="percentage" office:value="0.0251668233573692" calcext:value-type="percentage">
            <text:p>2.52%</text:p>
          </table:table-cell>
          <table:table-cell table:formula="of:=[.H659]/[.H654]" office:value-type="percentage" office:value="0.0449978538711323" calcext:value-type="percentage">
            <text:p>4.50%</text:p>
          </table:table-cell>
          <table:table-cell table:formula="of:=[.I659]/[.I654]" office:value-type="percentage" office:value="0.0355169025159809" calcext:value-type="percentage">
            <text:p>3.55%</text:p>
          </table:table-cell>
          <table:table-cell/>
          <table:table-cell office:value-type="float" office:value="10.799" calcext:value-type="float">
            <text:p>10.799</text:p>
          </table:table-cell>
          <table:table-cell office:value-type="float" office:value="10.163" calcext:value-type="float">
            <text:p>10.163</text:p>
          </table:table-cell>
          <table:table-cell office:value-type="float" office:value="8.244" calcext:value-type="float">
            <text:p>8.244</text:p>
          </table:table-cell>
          <table:table-cell office:value-type="float" office:value="10.612" calcext:value-type="float">
            <text:p>10.612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423578298311379" calcext:value-type="percentage">
            <text:p>4.24%</text:p>
          </table:table-cell>
          <table:table-cell table:formula="of:=[.Q659]/[.Q654]" office:value-type="percentage" office:value="0.0213944957510585" calcext:value-type="percentage">
            <text:p>2.14%</text:p>
          </table:table-cell>
          <table:table-cell table:formula="of:=[.R659]/[.R654]" office:value-type="percentage" office:value="0.0268137328034335" calcext:value-type="percentage">
            <text:p>2.68%</text:p>
          </table:table-cell>
          <table:table-cell table:formula="of:=[.S659]/[.S654]" office:value-type="percentage" office:value="0.035785607968951" calcext:value-type="percentage">
            <text:p>3.58%</text:p>
          </table:table-cell>
          <table:table-cell table:number-columns-repeated="11"/>
        </table:table-row>
        <table:table-row table:style-name="ro4">
          <table:table-cell office:value-type="float" office:value="6.45" calcext:value-type="float">
            <text:p>6.45</text:p>
          </table:table-cell>
          <table:table-cell office:value-type="float" office:value="6.424" calcext:value-type="float">
            <text:p>6.424</text:p>
          </table:table-cell>
          <table:table-cell office:value-type="float" office:value="4.397" calcext:value-type="float">
            <text:p>4.397</text:p>
          </table:table-cell>
          <table:table-cell office:value-type="float" office:value="4.303" calcext:value-type="float">
            <text:p>4.303</text:p>
          </table:table-cell>
          <table:table-cell table:number-columns-repeated="6"/>
          <table:table-cell office:value-type="float" office:value="13.065" calcext:value-type="float">
            <text:p>13.065</text:p>
          </table:table-cell>
          <table:table-cell office:value-type="float" office:value="9.908" calcext:value-type="float">
            <text:p>9.908</text:p>
          </table:table-cell>
          <table:table-cell office:value-type="float" office:value="8.816" calcext:value-type="float">
            <text:p>8.816</text:p>
          </table:table-cell>
          <table:table-cell office:value-type="float" office:value="9.487" calcext:value-type="float">
            <text:p>9.487</text:p>
          </table:table-cell>
          <table:table-cell table:number-columns-repeated="16"/>
        </table:table-row>
        <table:table-row table:style-name="ro4">
          <table:table-cell office:value-type="float" office:value="4.705" calcext:value-type="float">
            <text:p>4.705</text:p>
          </table:table-cell>
          <table:table-cell/>
          <table:table-cell office:value-type="float" office:value="4.467" calcext:value-type="float">
            <text:p>4.467</text:p>
          </table:table-cell>
          <table:table-cell office:value-type="float" office:value="5.081" calcext:value-type="float">
            <text:p>5.08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0998381488113585" calcext:value-type="percentage">
            <text:p>09.98%</text:p>
          </table:table-cell>
          <table:table-cell table:style-name="ce21" table:formula="of:=([.H654]-[.F654])/[.F654]" office:value-type="percentage" office:value="-0.0886516941102958" calcext:value-type="percentage">
            <text:p>-08.87%</text:p>
          </table:table-cell>
          <table:table-cell table:style-name="ce21" table:formula="of:=([.I654]-[.F654])/[.F654]" office:value-type="percentage" office:value="-0.0423889272137505" calcext:value-type="percentage">
            <text:p>-04.24%</text:p>
          </table:table-cell>
          <table:table-cell/>
          <table:table-cell office:value-type="float" office:value="15.674" calcext:value-type="float">
            <text:p>15.674</text:p>
          </table:table-cell>
          <table:table-cell/>
          <table:table-cell office:value-type="float" office:value="10.41" calcext:value-type="float">
            <text:p>10.41</text:p>
          </table:table-cell>
          <table:table-cell office:value-type="float" office:value="9.391" calcext:value-type="float">
            <text:p>9.39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-0.121902522642043" calcext:value-type="percentage">
            <text:p>-12.19%</text:p>
          </table:table-cell>
          <table:table-cell table:style-name="ce27" table:formula="of:=([.R654]-[.P654])/[.P654]" office:value-type="percentage" office:value="-0.239118677662644" calcext:value-type="percentage">
            <text:p>-23.91%</text:p>
          </table:table-cell>
          <table:table-cell table:style-name="ce27" table:formula="of:=([.S654]-[.P654])/[.P654]" office:value-type="percentage" office:value="-0.185360991980875" calcext:value-type="percentage">
            <text:p>-18.54%</text:p>
          </table:table-cell>
          <table:table-cell table:number-columns-repeated="11"/>
        </table:table-row>
        <table:table-row table:style-name="ro4">
          <table:table-cell office:value-type="float" office:value="5.979" calcext:value-type="float">
            <text:p>5.979</text:p>
          </table:table-cell>
          <table:table-cell office:value-type="float" office:value="5.69" calcext:value-type="float">
            <text:p>5.69</text:p>
          </table:table-cell>
          <table:table-cell table:number-columns-repeated="2" office:value-type="float" office:value="4.872" calcext:value-type="float">
            <text:p>4.872</text:p>
          </table:table-cell>
          <table:table-cell table:number-columns-repeated="6"/>
          <table:table-cell office:value-type="float" office:value="10.079" calcext:value-type="float">
            <text:p>10.079</text:p>
          </table:table-cell>
          <table:table-cell office:value-type="float" office:value="11.028" calcext:value-type="float">
            <text:p>11.028</text:p>
          </table:table-cell>
          <table:table-cell office:value-type="float" office:value="8.623" calcext:value-type="float">
            <text:p>8.623</text:p>
          </table:table-cell>
          <table:table-cell office:value-type="float" office:value="9.756" calcext:value-type="float">
            <text:p>9.756</text:p>
          </table:table-cell>
          <table:table-cell table:number-columns-repeated="16"/>
        </table:table-row>
        <table:table-row table:style-name="ro4">
          <table:table-cell office:value-type="float" office:value="6.69" calcext:value-type="float">
            <text:p>6.69</text:p>
          </table:table-cell>
          <table:table-cell office:value-type="float" office:value="7.266" calcext:value-type="float">
            <text:p>7.266</text:p>
          </table:table-cell>
          <table:table-cell office:value-type="float" office:value="4.415" calcext:value-type="float">
            <text:p>4.415</text:p>
          </table:table-cell>
          <table:table-cell office:value-type="float" office:value="4.628" calcext:value-type="float">
            <text:p>4.628</text:p>
          </table:table-cell>
          <table:table-cell table:number-columns-repeated="6"/>
          <table:table-cell office:value-type="float" office:value="11.702" calcext:value-type="float">
            <text:p>11.702</text:p>
          </table:table-cell>
          <table:table-cell office:value-type="float" office:value="10.898" calcext:value-type="float">
            <text:p>10.898</text:p>
          </table:table-cell>
          <table:table-cell office:value-type="float" office:value="9.219" calcext:value-type="float">
            <text:p>9.219</text:p>
          </table:table-cell>
          <table:table-cell office:value-type="float" office:value="12.066" calcext:value-type="float">
            <text:p>12.066</text:p>
          </table:table-cell>
          <table:table-cell table:number-columns-repeated="16"/>
        </table:table-row>
        <table:table-row table:style-name="ro4">
          <table:table-cell office:value-type="float" office:value="4.693" calcext:value-type="float">
            <text:p>4.693</text:p>
          </table:table-cell>
          <table:table-cell office:value-type="float" office:value="5.89" calcext:value-type="float">
            <text:p>5.89</text:p>
          </table:table-cell>
          <table:table-cell office:value-type="float" office:value="4.943" calcext:value-type="float">
            <text:p>4.943</text:p>
          </table:table-cell>
          <table:table-cell office:value-type="float" office:value="5.868" calcext:value-type="float">
            <text:p>5.868</text:p>
          </table:table-cell>
          <table:table-cell table:number-columns-repeated="6"/>
          <table:table-cell office:value-type="float" office:value="10.867" calcext:value-type="float">
            <text:p>10.867</text:p>
          </table:table-cell>
          <table:table-cell office:value-type="float" office:value="10.463" calcext:value-type="float">
            <text:p>10.463</text:p>
          </table:table-cell>
          <table:table-cell office:value-type="float" office:value="8.894" calcext:value-type="float">
            <text:p>8.894</text:p>
          </table:table-cell>
          <table:table-cell office:value-type="float" office:value="11.672" calcext:value-type="float">
            <text:p>11.672</text:p>
          </table:table-cell>
          <table:table-cell table:number-columns-repeated="16"/>
        </table:table-row>
        <table:table-row table:style-name="ro4">
          <table:table-cell office:value-type="float" office:value="6.144" calcext:value-type="float">
            <text:p>6.144</text:p>
          </table:table-cell>
          <table:table-cell office:value-type="float" office:value="6.257" calcext:value-type="float">
            <text:p>6.257</text:p>
          </table:table-cell>
          <table:table-cell office:value-type="float" office:value="4.552" calcext:value-type="float">
            <text:p>4.552</text:p>
          </table:table-cell>
          <table:table-cell office:value-type="float" office:value="4.554" calcext:value-type="float">
            <text:p>4.554</text:p>
          </table:table-cell>
          <table:table-cell table:number-columns-repeated="6"/>
          <table:table-cell office:value-type="float" office:value="14.315" calcext:value-type="float">
            <text:p>14.315</text:p>
          </table:table-cell>
          <table:table-cell office:value-type="float" office:value="10.484" calcext:value-type="float">
            <text:p>10.484</text:p>
          </table:table-cell>
          <table:table-cell office:value-type="float" office:value="10.143" calcext:value-type="float">
            <text:p>10.143</text:p>
          </table:table-cell>
          <table:table-cell office:value-type="float" office:value="10.263" calcext:value-type="float">
            <text:p>10.263</text:p>
          </table:table-cell>
          <table:table-cell table:number-columns-repeated="16"/>
        </table:table-row>
        <table:table-row table:style-name="ro4">
          <table:table-cell office:value-type="float" office:value="5.559" calcext:value-type="float">
            <text:p>5.559</text:p>
          </table:table-cell>
          <table:table-cell office:value-type="float" office:value="6.357" calcext:value-type="float">
            <text:p>6.357</text:p>
          </table:table-cell>
          <table:table-cell office:value-type="float" office:value="4.353" calcext:value-type="float">
            <text:p>4.353</text:p>
          </table:table-cell>
          <table:table-cell office:value-type="float" office:value="5.398" calcext:value-type="float">
            <text:p>5.398</text:p>
          </table:table-cell>
          <table:table-cell table:number-columns-repeated="6"/>
          <table:table-cell office:value-type="float" office:value="12.141" calcext:value-type="float">
            <text:p>12.141</text:p>
          </table:table-cell>
          <table:table-cell office:value-type="float" office:value="11.122" calcext:value-type="float">
            <text:p>11.122</text:p>
          </table:table-cell>
          <table:table-cell office:value-type="float" office:value="9.07" calcext:value-type="float">
            <text:p>9.07</text:p>
          </table:table-cell>
          <table:table-cell office:value-type="float" office:value="11.714" calcext:value-type="float">
            <text:p>11.714</text:p>
          </table:table-cell>
          <table:table-cell table:number-columns-repeated="16"/>
        </table:table-row>
        <table:table-row table:style-name="ro4">
          <table:table-cell office:value-type="float" office:value="6.913" calcext:value-type="float">
            <text:p>6.913</text:p>
          </table:table-cell>
          <table:table-cell office:value-type="float" office:value="5.501" calcext:value-type="float">
            <text:p>5.501</text:p>
          </table:table-cell>
          <table:table-cell/>
          <table:table-cell office:value-type="float" office:value="6.029" calcext:value-type="float">
            <text:p>6.029</text:p>
          </table:table-cell>
          <table:table-cell table:number-columns-repeated="6"/>
          <table:table-cell office:value-type="float" office:value="8.812" calcext:value-type="float">
            <text:p>8.812</text:p>
          </table:table-cell>
          <table:table-cell office:value-type="float" office:value="10.501" calcext:value-type="float">
            <text:p>10.501</text:p>
          </table:table-cell>
          <table:table-cell/>
          <table:table-cell office:value-type="float" office:value="7.981" calcext:value-type="float">
            <text:p>7.981</text:p>
          </table:table-cell>
          <table:table-cell table:number-columns-repeated="16"/>
        </table:table-row>
        <table:table-row table:style-name="ro4">
          <table:table-cell office:value-type="float" office:value="4.435" calcext:value-type="float">
            <text:p>4.435</text:p>
          </table:table-cell>
          <table:table-cell office:value-type="float" office:value="5.963" calcext:value-type="float">
            <text:p>5.963</text:p>
          </table:table-cell>
          <table:table-cell office:value-type="float" office:value="4.79" calcext:value-type="float">
            <text:p>4.79</text:p>
          </table:table-cell>
          <table:table-cell office:value-type="float" office:value="4.756" calcext:value-type="float">
            <text:p>4.756</text:p>
          </table:table-cell>
          <table:table-cell table:number-columns-repeated="6"/>
          <table:table-cell office:value-type="float" office:value="13.347" calcext:value-type="float">
            <text:p>13.347</text:p>
          </table:table-cell>
          <table:table-cell office:value-type="float" office:value="10.546" calcext:value-type="float">
            <text:p>10.546</text:p>
          </table:table-cell>
          <table:table-cell office:value-type="float" office:value="8.907" calcext:value-type="float">
            <text:p>8.907</text:p>
          </table:table-cell>
          <table:table-cell office:value-type="float" office:value="11.379" calcext:value-type="float">
            <text:p>11.379</text:p>
          </table:table-cell>
          <table:table-cell table:number-columns-repeated="16"/>
        </table:table-row>
        <table:table-row table:style-name="ro4">
          <table:table-cell office:value-type="float" office:value="4.676" calcext:value-type="float">
            <text:p>4.676</text:p>
          </table:table-cell>
          <table:table-cell office:value-type="float" office:value="7.735" calcext:value-type="float">
            <text:p>7.735</text:p>
          </table:table-cell>
          <table:table-cell office:value-type="float" office:value="4.832" calcext:value-type="float">
            <text:p>4.832</text:p>
          </table:table-cell>
          <table:table-cell office:value-type="float" office:value="4.92" calcext:value-type="float">
            <text:p>4.92</text:p>
          </table:table-cell>
          <table:table-cell table:number-columns-repeated="6"/>
          <table:table-cell office:value-type="float" office:value="12.673" calcext:value-type="float">
            <text:p>12.673</text:p>
          </table:table-cell>
          <table:table-cell office:value-type="float" office:value="11.246" calcext:value-type="float">
            <text:p>11.246</text:p>
          </table:table-cell>
          <table:table-cell office:value-type="float" office:value="8.62" calcext:value-type="float">
            <text:p>8.62</text:p>
          </table:table-cell>
          <table:table-cell office:value-type="float" office:value="7.789" calcext:value-type="float">
            <text:p>7.789</text:p>
          </table:table-cell>
          <table:table-cell table:number-columns-repeated="16"/>
        </table:table-row>
        <table:table-row table:style-name="ro4">
          <table:table-cell office:value-type="float" office:value="6.086" calcext:value-type="float">
            <text:p>6.086</text:p>
          </table:table-cell>
          <table:table-cell office:value-type="float" office:value="5.633" calcext:value-type="float">
            <text:p>5.633</text:p>
          </table:table-cell>
          <table:table-cell office:value-type="float" office:value="5.486" calcext:value-type="float">
            <text:p>5.486</text:p>
          </table:table-cell>
          <table:table-cell office:value-type="float" office:value="5.081" calcext:value-type="float">
            <text:p>5.081</text:p>
          </table:table-cell>
          <table:table-cell table:number-columns-repeated="6"/>
          <table:table-cell office:value-type="float" office:value="10.538" calcext:value-type="float">
            <text:p>10.538</text:p>
          </table:table-cell>
          <table:table-cell office:value-type="float" office:value="10.915" calcext:value-type="float">
            <text:p>10.915</text:p>
          </table:table-cell>
          <table:table-cell office:value-type="float" office:value="10.303" calcext:value-type="float">
            <text:p>10.303</text:p>
          </table:table-cell>
          <table:table-cell office:value-type="float" office:value="8.747" calcext:value-type="float">
            <text:p>8.747</text:p>
          </table:table-cell>
          <table:table-cell table:number-columns-repeated="16"/>
        </table:table-row>
        <table:table-row table:style-name="ro4">
          <table:table-cell office:value-type="float" office:value="6.893" calcext:value-type="float">
            <text:p>6.893</text:p>
          </table:table-cell>
          <table:table-cell office:value-type="float" office:value="6.175" calcext:value-type="float">
            <text:p>6.175</text:p>
          </table:table-cell>
          <table:table-cell office:value-type="float" office:value="4.505" calcext:value-type="float">
            <text:p>4.505</text:p>
          </table:table-cell>
          <table:table-cell office:value-type="float" office:value="6.684" calcext:value-type="float">
            <text:p>6.684</text:p>
          </table:table-cell>
          <table:table-cell table:number-columns-repeated="6"/>
          <table:table-cell office:value-type="float" office:value="11.283" calcext:value-type="float">
            <text:p>11.283</text:p>
          </table:table-cell>
          <table:table-cell office:value-type="float" office:value="12.866" calcext:value-type="float">
            <text:p>12.866</text:p>
          </table:table-cell>
          <table:table-cell office:value-type="float" office:value="9.008" calcext:value-type="float">
            <text:p>9.008</text:p>
          </table:table-cell>
          <table:table-cell office:value-type="float" office:value="9.761" calcext:value-type="float">
            <text:p>9.761</text:p>
          </table:table-cell>
          <table:table-cell table:number-columns-repeated="16"/>
        </table:table-row>
        <table:table-row table:style-name="ro4">
          <table:table-cell office:value-type="float" office:value="5.998" calcext:value-type="float">
            <text:p>5.998</text:p>
          </table:table-cell>
          <table:table-cell office:value-type="float" office:value="6.888" calcext:value-type="float">
            <text:p>6.888</text:p>
          </table:table-cell>
          <table:table-cell office:value-type="float" office:value="4.447" calcext:value-type="float">
            <text:p>4.447</text:p>
          </table:table-cell>
          <table:table-cell office:value-type="float" office:value="5.183" calcext:value-type="float">
            <text:p>5.183</text:p>
          </table:table-cell>
          <table:table-cell table:number-columns-repeated="6"/>
          <table:table-cell office:value-type="float" office:value="9.665" calcext:value-type="float">
            <text:p>9.665</text:p>
          </table:table-cell>
          <table:table-cell office:value-type="float" office:value="9.656" calcext:value-type="float">
            <text:p>9.656</text:p>
          </table:table-cell>
          <table:table-cell office:value-type="float" office:value="8.812" calcext:value-type="float">
            <text:p>8.812</text:p>
          </table:table-cell>
          <table:table-cell office:value-type="float" office:value="7.563" calcext:value-type="float">
            <text:p>7.563</text:p>
          </table:table-cell>
          <table:table-cell table:number-columns-repeated="16"/>
        </table:table-row>
        <table:table-row table:style-name="ro4">
          <table:table-cell office:value-type="float" office:value="5.504" calcext:value-type="float">
            <text:p>5.504</text:p>
          </table:table-cell>
          <table:table-cell office:value-type="float" office:value="5.833" calcext:value-type="float">
            <text:p>5.833</text:p>
          </table:table-cell>
          <table:table-cell office:value-type="float" office:value="4.548" calcext:value-type="float">
            <text:p>4.548</text:p>
          </table:table-cell>
          <table:table-cell office:value-type="float" office:value="5.228" calcext:value-type="float">
            <text:p>5.228</text:p>
          </table:table-cell>
          <table:table-cell table:number-columns-repeated="6"/>
          <table:table-cell office:value-type="float" office:value="10.242" calcext:value-type="float">
            <text:p>10.242</text:p>
          </table:table-cell>
          <table:table-cell office:value-type="float" office:value="10.179" calcext:value-type="float">
            <text:p>10.179</text:p>
          </table:table-cell>
          <table:table-cell office:value-type="float" office:value="8.119" calcext:value-type="float">
            <text:p>8.119</text:p>
          </table:table-cell>
          <table:table-cell office:value-type="float" office:value="9.657" calcext:value-type="float">
            <text:p>9.657</text:p>
          </table:table-cell>
          <table:table-cell table:number-columns-repeated="16"/>
        </table:table-row>
        <table:table-row table:style-name="ro4">
          <table:table-cell office:value-type="float" office:value="7.833" calcext:value-type="float">
            <text:p>7.833</text:p>
          </table:table-cell>
          <table:table-cell office:value-type="float" office:value="5.613" calcext:value-type="float">
            <text:p>5.613</text:p>
          </table:table-cell>
          <table:table-cell office:value-type="float" office:value="4.18" calcext:value-type="float">
            <text:p>4.18</text:p>
          </table:table-cell>
          <table:table-cell office:value-type="float" office:value="6.725" calcext:value-type="float">
            <text:p>6.725</text:p>
          </table:table-cell>
          <table:table-cell table:number-columns-repeated="6"/>
          <table:table-cell office:value-type="float" office:value="12.925" calcext:value-type="float">
            <text:p>12.925</text:p>
          </table:table-cell>
          <table:table-cell office:value-type="float" office:value="9.897" calcext:value-type="float">
            <text:p>9.897</text:p>
          </table:table-cell>
          <table:table-cell office:value-type="float" office:value="8.804" calcext:value-type="float">
            <text:p>8.804</text:p>
          </table:table-cell>
          <table:table-cell office:value-type="float" office:value="9.237" calcext:value-type="float">
            <text:p>9.237</text:p>
          </table:table-cell>
          <table:table-cell table:number-columns-repeated="16"/>
        </table:table-row>
        <table:table-row table:style-name="ro4">
          <table:table-cell office:value-type="float" office:value="5.465" calcext:value-type="float">
            <text:p>5.465</text:p>
          </table:table-cell>
          <table:table-cell office:value-type="float" office:value="5.391" calcext:value-type="float">
            <text:p>5.391</text:p>
          </table:table-cell>
          <table:table-cell office:value-type="float" office:value="4.578" calcext:value-type="float">
            <text:p>4.578</text:p>
          </table:table-cell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11.861" calcext:value-type="float">
            <text:p>11.861</text:p>
          </table:table-cell>
          <table:table-cell office:value-type="float" office:value="11.198" calcext:value-type="float">
            <text:p>11.198</text:p>
          </table:table-cell>
          <table:table-cell office:value-type="float" office:value="8.657" calcext:value-type="float">
            <text:p>8.657</text:p>
          </table:table-cell>
          <table:table-cell office:value-type="float" office:value="8.153" calcext:value-type="float">
            <text:p>8.153</text:p>
          </table:table-cell>
          <table:table-cell table:number-columns-repeated="16"/>
        </table:table-row>
        <table:table-row table:style-name="ro4">
          <table:table-cell office:value-type="float" office:value="4.531" calcext:value-type="float">
            <text:p>4.531</text:p>
          </table:table-cell>
          <table:table-cell office:value-type="float" office:value="6.094" calcext:value-type="float">
            <text:p>6.094</text:p>
          </table:table-cell>
          <table:table-cell office:value-type="float" office:value="4.742" calcext:value-type="float">
            <text:p>4.742</text:p>
          </table:table-cell>
          <table:table-cell office:value-type="float" office:value="5.35" calcext:value-type="float">
            <text:p>5.35</text:p>
          </table:table-cell>
          <table:table-cell table:number-columns-repeated="6"/>
          <table:table-cell office:value-type="float" office:value="11.254" calcext:value-type="float">
            <text:p>11.254</text:p>
          </table:table-cell>
          <table:table-cell office:value-type="float" office:value="9.545" calcext:value-type="float">
            <text:p>9.545</text:p>
          </table:table-cell>
          <table:table-cell office:value-type="float" office:value="9.965" calcext:value-type="float">
            <text:p>9.965</text:p>
          </table:table-cell>
          <table:table-cell office:value-type="float" office:value="8.705" calcext:value-type="float">
            <text:p>8.705</text:p>
          </table:table-cell>
          <table:table-cell table:number-columns-repeated="16"/>
        </table:table-row>
        <table:table-row table:style-name="ro4">
          <table:table-cell office:value-type="float" office:value="4.365" calcext:value-type="float">
            <text:p>4.365</text:p>
          </table:table-cell>
          <table:table-cell office:value-type="float" office:value="5.754" calcext:value-type="float">
            <text:p>5.754</text:p>
          </table:table-cell>
          <table:table-cell office:value-type="float" office:value="4.603" calcext:value-type="float">
            <text:p>4.603</text:p>
          </table:table-cell>
          <table:table-cell office:value-type="float" office:value="5.274" calcext:value-type="float">
            <text:p>5.274</text:p>
          </table:table-cell>
          <table:table-cell table:number-columns-repeated="6"/>
          <table:table-cell office:value-type="float" office:value="13.756" calcext:value-type="float">
            <text:p>13.756</text:p>
          </table:table-cell>
          <table:table-cell office:value-type="float" office:value="9.256" calcext:value-type="float">
            <text:p>9.256</text:p>
          </table:table-cell>
          <table:table-cell office:value-type="float" office:value="9.125" calcext:value-type="float">
            <text:p>9.125</text:p>
          </table:table-cell>
          <table:table-cell office:value-type="float" office:value="9.495" calcext:value-type="float">
            <text:p>9.495</text:p>
          </table:table-cell>
          <table:table-cell table:number-columns-repeated="16"/>
        </table:table-row>
        <table:table-row table:style-name="ro4">
          <table:table-cell office:value-type="float" office:value="4.674" calcext:value-type="float">
            <text:p>4.674</text:p>
          </table:table-cell>
          <table:table-cell office:value-type="float" office:value="5.892" calcext:value-type="float">
            <text:p>5.892</text:p>
          </table:table-cell>
          <table:table-cell office:value-type="float" office:value="4.522" calcext:value-type="float">
            <text:p>4.522</text:p>
          </table:table-cell>
          <table:table-cell office:value-type="float" office:value="5.263" calcext:value-type="float">
            <text:p>5.263</text:p>
          </table:table-cell>
          <table:table-cell table:number-columns-repeated="6"/>
          <table:table-cell office:value-type="float" office:value="12.866" calcext:value-type="float">
            <text:p>12.866</text:p>
          </table:table-cell>
          <table:table-cell office:value-type="float" office:value="9.659" calcext:value-type="float">
            <text:p>9.659</text:p>
          </table:table-cell>
          <table:table-cell office:value-type="float" office:value="10.098" calcext:value-type="float">
            <text:p>10.098</text:p>
          </table:table-cell>
          <table:table-cell office:value-type="float" office:value="9.04" calcext:value-type="float">
            <text:p>9.04</text:p>
          </table:table-cell>
          <table:table-cell table:number-columns-repeated="16"/>
        </table:table-row>
        <table:table-row table:style-name="ro4">
          <table:table-cell office:value-type="float" office:value="7.45" calcext:value-type="float">
            <text:p>7.45</text:p>
          </table:table-cell>
          <table:table-cell office:value-type="float" office:value="5.46" calcext:value-type="float">
            <text:p>5.46</text:p>
          </table:table-cell>
          <table:table-cell office:value-type="float" office:value="4.356" calcext:value-type="float">
            <text:p>4.356</text:p>
          </table:table-cell>
          <table:table-cell office:value-type="float" office:value="4.516" calcext:value-type="float">
            <text:p>4.516</text:p>
          </table:table-cell>
          <table:table-cell table:number-columns-repeated="6"/>
          <table:table-cell office:value-type="float" office:value="11.119" calcext:value-type="float">
            <text:p>11.119</text:p>
          </table:table-cell>
          <table:table-cell office:value-type="float" office:value="8.923" calcext:value-type="float">
            <text:p>8.923</text:p>
          </table:table-cell>
          <table:table-cell office:value-type="float" office:value="9.459" calcext:value-type="float">
            <text:p>9.459</text:p>
          </table:table-cell>
          <table:table-cell office:value-type="float" office:value="9.871" calcext:value-type="float">
            <text:p>9.871</text:p>
          </table:table-cell>
          <table:table-cell table:number-columns-repeated="16"/>
        </table:table-row>
        <table:table-row table:style-name="ro4">
          <table:table-cell office:value-type="float" office:value="4.73" calcext:value-type="float">
            <text:p>4.73</text:p>
          </table:table-cell>
          <table:table-cell office:value-type="float" office:value="5.771" calcext:value-type="float">
            <text:p>5.771</text:p>
          </table:table-cell>
          <table:table-cell office:value-type="float" office:value="4.292" calcext:value-type="float">
            <text:p>4.292</text:p>
          </table:table-cell>
          <table:table-cell office:value-type="float" office:value="5.204" calcext:value-type="float">
            <text:p>5.204</text:p>
          </table:table-cell>
          <table:table-cell table:number-columns-repeated="6"/>
          <table:table-cell office:value-type="float" office:value="12.059" calcext:value-type="float">
            <text:p>12.059</text:p>
          </table:table-cell>
          <table:table-cell office:value-type="float" office:value="9.777" calcext:value-type="float">
            <text:p>9.777</text:p>
          </table:table-cell>
          <table:table-cell office:value-type="float" office:value="10.07" calcext:value-type="float">
            <text:p>10.07</text:p>
          </table:table-cell>
          <table:table-cell office:value-type="float" office:value="9.396" calcext:value-type="float">
            <text:p>9.396</text:p>
          </table:table-cell>
          <table:table-cell table:number-columns-repeated="16"/>
        </table:table-row>
        <table:table-row table:style-name="ro4">
          <table:table-cell office:value-type="float" office:value="4.294" calcext:value-type="float">
            <text:p>4.294</text:p>
          </table:table-cell>
          <table:table-cell office:value-type="float" office:value="5.798" calcext:value-type="float">
            <text:p>5.798</text:p>
          </table:table-cell>
          <table:table-cell office:value-type="float" office:value="7.439" calcext:value-type="float">
            <text:p>7.439</text:p>
          </table:table-cell>
          <table:table-cell office:value-type="float" office:value="5.44" calcext:value-type="float">
            <text:p>5.44</text:p>
          </table:table-cell>
          <table:table-cell table:number-columns-repeated="6"/>
          <table:table-cell office:value-type="float" office:value="13.971" calcext:value-type="float">
            <text:p>13.971</text:p>
          </table:table-cell>
          <table:table-cell office:value-type="float" office:value="9.768" calcext:value-type="float">
            <text:p>9.768</text:p>
          </table:table-cell>
          <table:table-cell office:value-type="float" office:value="7.643" calcext:value-type="float">
            <text:p>7.643</text:p>
          </table:table-cell>
          <table:table-cell office:value-type="float" office:value="9.871" calcext:value-type="float">
            <text:p>9.871</text:p>
          </table:table-cell>
          <table:table-cell table:number-columns-repeated="16"/>
        </table:table-row>
        <table:table-row table:style-name="ro4">
          <table:table-cell office:value-type="float" office:value="5.815" calcext:value-type="float">
            <text:p>5.815</text:p>
          </table:table-cell>
          <table:table-cell office:value-type="float" office:value="5.714" calcext:value-type="float">
            <text:p>5.714</text:p>
          </table:table-cell>
          <table:table-cell office:value-type="float" office:value="4.867" calcext:value-type="float">
            <text:p>4.867</text:p>
          </table:table-cell>
          <table:table-cell office:value-type="float" office:value="4.629" calcext:value-type="float">
            <text:p>4.629</text:p>
          </table:table-cell>
          <table:table-cell table:number-columns-repeated="6"/>
          <table:table-cell office:value-type="float" office:value="13.231" calcext:value-type="float">
            <text:p>13.231</text:p>
          </table:table-cell>
          <table:table-cell office:value-type="float" office:value="11.238" calcext:value-type="float">
            <text:p>11.238</text:p>
          </table:table-cell>
          <table:table-cell office:value-type="float" office:value="10.103" calcext:value-type="float">
            <text:p>10.103</text:p>
          </table:table-cell>
          <table:table-cell office:value-type="float" office:value="9.624" calcext:value-type="float">
            <text:p>9.624</text:p>
          </table:table-cell>
          <table:table-cell table:number-columns-repeated="16"/>
        </table:table-row>
        <table:table-row table:style-name="ro4">
          <table:table-cell office:value-type="float" office:value="4.923" calcext:value-type="float">
            <text:p>4.923</text:p>
          </table:table-cell>
          <table:table-cell office:value-type="float" office:value="5.476" calcext:value-type="float">
            <text:p>5.476</text:p>
          </table:table-cell>
          <table:table-cell office:value-type="float" office:value="6.318" calcext:value-type="float">
            <text:p>6.318</text:p>
          </table:table-cell>
          <table:table-cell office:value-type="float" office:value="6.234" calcext:value-type="float">
            <text:p>6.234</text:p>
          </table:table-cell>
          <table:table-cell table:number-columns-repeated="6"/>
          <table:table-cell office:value-type="float" office:value="11.486" calcext:value-type="float">
            <text:p>11.486</text:p>
          </table:table-cell>
          <table:table-cell office:value-type="float" office:value="11.53" calcext:value-type="float">
            <text:p>11.53</text:p>
          </table:table-cell>
          <table:table-cell office:value-type="float" office:value="9.048" calcext:value-type="float">
            <text:p>9.048</text:p>
          </table:table-cell>
          <table:table-cell office:value-type="float" office:value="10.852" calcext:value-type="float">
            <text:p>10.852</text:p>
          </table:table-cell>
          <table:table-cell table:number-columns-repeated="16"/>
        </table:table-row>
        <table:table-row table:style-name="ro4">
          <table:table-cell office:value-type="float" office:value="7.037" calcext:value-type="float">
            <text:p>7.037</text:p>
          </table:table-cell>
          <table:table-cell office:value-type="float" office:value="5.583" calcext:value-type="float">
            <text:p>5.583</text:p>
          </table:table-cell>
          <table:table-cell office:value-type="float" office:value="4.769" calcext:value-type="float">
            <text:p>4.769</text:p>
          </table:table-cell>
          <table:table-cell office:value-type="float" office:value="4.277" calcext:value-type="float">
            <text:p>4.277</text:p>
          </table:table-cell>
          <table:table-cell table:number-columns-repeated="6"/>
          <table:table-cell office:value-type="float" office:value="11.833" calcext:value-type="float">
            <text:p>11.833</text:p>
          </table:table-cell>
          <table:table-cell office:value-type="float" office:value="10.964" calcext:value-type="float">
            <text:p>10.964</text:p>
          </table:table-cell>
          <table:table-cell office:value-type="float" office:value="8.905" calcext:value-type="float">
            <text:p>8.905</text:p>
          </table:table-cell>
          <table:table-cell office:value-type="float" office:value="10.659" calcext:value-type="float">
            <text:p>10.659</text:p>
          </table:table-cell>
          <table:table-cell table:number-columns-repeated="16"/>
        </table:table-row>
        <table:table-row table:style-name="ro4">
          <table:table-cell office:value-type="float" office:value="5.113" calcext:value-type="float">
            <text:p>5.113</text:p>
          </table:table-cell>
          <table:table-cell office:value-type="float" office:value="5.746" calcext:value-type="float">
            <text:p>5.746</text:p>
          </table:table-cell>
          <table:table-cell office:value-type="float" office:value="6.264" calcext:value-type="float">
            <text:p>6.264</text:p>
          </table:table-cell>
          <table:table-cell office:value-type="float" office:value="5.108" calcext:value-type="float">
            <text:p>5.108</text:p>
          </table:table-cell>
          <table:table-cell table:number-columns-repeated="6"/>
          <table:table-cell office:value-type="float" office:value="10.145" calcext:value-type="float">
            <text:p>10.145</text:p>
          </table:table-cell>
          <table:table-cell office:value-type="float" office:value="10.981" calcext:value-type="float">
            <text:p>10.981</text:p>
          </table:table-cell>
          <table:table-cell office:value-type="float" office:value="7.654" calcext:value-type="float">
            <text:p>7.654</text:p>
          </table:table-cell>
          <table:table-cell office:value-type="float" office:value="10.985" calcext:value-type="float">
            <text:p>10.985</text:p>
          </table:table-cell>
          <table:table-cell table:number-columns-repeated="16"/>
        </table:table-row>
        <table:table-row table:style-name="ro4">
          <table:table-cell office:value-type="float" office:value="6.82" calcext:value-type="float">
            <text:p>6.82</text:p>
          </table:table-cell>
          <table:table-cell office:value-type="float" office:value="5.841" calcext:value-type="float">
            <text:p>5.841</text:p>
          </table:table-cell>
          <table:table-cell office:value-type="float" office:value="4.083" calcext:value-type="float">
            <text:p>4.083</text:p>
          </table:table-cell>
          <table:table-cell office:value-type="float" office:value="5.105" calcext:value-type="float">
            <text:p>5.105</text:p>
          </table:table-cell>
          <table:table-cell table:number-columns-repeated="6"/>
          <table:table-cell office:value-type="float" office:value="13.837" calcext:value-type="float">
            <text:p>13.837</text:p>
          </table:table-cell>
          <table:table-cell office:value-type="float" office:value="11.425" calcext:value-type="float">
            <text:p>11.425</text:p>
          </table:table-cell>
          <table:table-cell office:value-type="float" office:value="8.29" calcext:value-type="float">
            <text:p>8.29</text:p>
          </table:table-cell>
          <table:table-cell office:value-type="float" office:value="9.55" calcext:value-type="float">
            <text:p>9.55</text:p>
          </table:table-cell>
          <table:table-cell table:number-columns-repeated="16"/>
        </table:table-row>
        <table:table-row table:style-name="ro4">
          <table:table-cell office:value-type="float" office:value="5.22" calcext:value-type="float">
            <text:p>5.22</text:p>
          </table:table-cell>
          <table:table-cell office:value-type="float" office:value="6.012" calcext:value-type="float">
            <text:p>6.012</text:p>
          </table:table-cell>
          <table:table-cell office:value-type="float" office:value="4.749" calcext:value-type="float">
            <text:p>4.749</text:p>
          </table:table-cell>
          <table:table-cell office:value-type="float" office:value="4.629" calcext:value-type="float">
            <text:p>4.629</text:p>
          </table:table-cell>
          <table:table-cell table:number-columns-repeated="6"/>
          <table:table-cell office:value-type="float" office:value="14.54" calcext:value-type="float">
            <text:p>14.54</text:p>
          </table:table-cell>
          <table:table-cell office:value-type="float" office:value="11.22" calcext:value-type="float">
            <text:p>11.22</text:p>
          </table:table-cell>
          <table:table-cell office:value-type="float" office:value="9.629" calcext:value-type="float">
            <text:p>9.629</text:p>
          </table:table-cell>
          <table:table-cell office:value-type="float" office:value="9.949" calcext:value-type="float">
            <text:p>9.949</text:p>
          </table:table-cell>
          <table:table-cell table:number-columns-repeated="16"/>
        </table:table-row>
        <table:table-row table:style-name="ro4">
          <table:table-cell office:value-type="float" office:value="4.383" calcext:value-type="float">
            <text:p>4.383</text:p>
          </table:table-cell>
          <table:table-cell office:value-type="float" office:value="6.478" calcext:value-type="float">
            <text:p>6.478</text:p>
          </table:table-cell>
          <table:table-cell office:value-type="float" office:value="4.461" calcext:value-type="float">
            <text:p>4.461</text:p>
          </table:table-cell>
          <table:table-cell office:value-type="float" office:value="5.325" calcext:value-type="float">
            <text:p>5.325</text:p>
          </table:table-cell>
          <table:table-cell table:number-columns-repeated="6"/>
          <table:table-cell office:value-type="float" office:value="8.997" calcext:value-type="float">
            <text:p>8.997</text:p>
          </table:table-cell>
          <table:table-cell office:value-type="float" office:value="11.2" calcext:value-type="float">
            <text:p>11.2</text:p>
          </table:table-cell>
          <table:table-cell office:value-type="float" office:value="9.158" calcext:value-type="float">
            <text:p>9.158</text:p>
          </table:table-cell>
          <table:table-cell office:value-type="float" office:value="10.749" calcext:value-type="float">
            <text:p>10.749</text:p>
          </table:table-cell>
          <table:table-cell table:number-columns-repeated="16"/>
        </table:table-row>
        <table:table-row table:style-name="ro4">
          <table:table-cell office:value-type="float" office:value="6.508" calcext:value-type="float">
            <text:p>6.508</text:p>
          </table:table-cell>
          <table:table-cell office:value-type="float" office:value="5.596" calcext:value-type="float">
            <text:p>5.596</text:p>
          </table:table-cell>
          <table:table-cell office:value-type="float" office:value="6.108" calcext:value-type="float">
            <text:p>6.108</text:p>
          </table:table-cell>
          <table:table-cell office:value-type="float" office:value="5.283" calcext:value-type="float">
            <text:p>5.283</text:p>
          </table:table-cell>
          <table:table-cell table:number-columns-repeated="6"/>
          <table:table-cell office:value-type="float" office:value="10.672" calcext:value-type="float">
            <text:p>10.672</text:p>
          </table:table-cell>
          <table:table-cell office:value-type="float" office:value="11.677" calcext:value-type="float">
            <text:p>11.677</text:p>
          </table:table-cell>
          <table:table-cell office:value-type="float" office:value="9.096" calcext:value-type="float">
            <text:p>9.096</text:p>
          </table:table-cell>
          <table:table-cell office:value-type="float" office:value="10.713" calcext:value-type="float">
            <text:p>10.713</text:p>
          </table:table-cell>
          <table:table-cell table:number-columns-repeated="16"/>
        </table:table-row>
        <table:table-row table:style-name="ro4">
          <table:table-cell office:value-type="float" office:value="4.444" calcext:value-type="float">
            <text:p>4.444</text:p>
          </table:table-cell>
          <table:table-cell office:value-type="float" office:value="5.893" calcext:value-type="float">
            <text:p>5.893</text:p>
          </table:table-cell>
          <table:table-cell office:value-type="float" office:value="4.18" calcext:value-type="float">
            <text:p>4.18</text:p>
          </table:table-cell>
          <table:table-cell office:value-type="float" office:value="5.11" calcext:value-type="float">
            <text:p>5.11</text:p>
          </table:table-cell>
          <table:table-cell table:number-columns-repeated="6"/>
          <table:table-cell office:value-type="float" office:value="13.705" calcext:value-type="float">
            <text:p>13.705</text:p>
          </table:table-cell>
          <table:table-cell office:value-type="float" office:value="11.457" calcext:value-type="float">
            <text:p>11.457</text:p>
          </table:table-cell>
          <table:table-cell office:value-type="float" office:value="9.513" calcext:value-type="float">
            <text:p>9.513</text:p>
          </table:table-cell>
          <table:table-cell office:value-type="float" office:value="9.685" calcext:value-type="float">
            <text:p>9.685</text:p>
          </table:table-cell>
          <table:table-cell table:number-columns-repeated="16"/>
        </table:table-row>
        <table:table-row table:style-name="ro4">
          <table:table-cell office:value-type="float" office:value="5.073" calcext:value-type="float">
            <text:p>5.073</text:p>
          </table:table-cell>
          <table:table-cell office:value-type="float" office:value="5.439" calcext:value-type="float">
            <text:p>5.439</text:p>
          </table:table-cell>
          <table:table-cell office:value-type="float" office:value="4.658" calcext:value-type="float">
            <text:p>4.658</text:p>
          </table:table-cell>
          <table:table-cell office:value-type="float" office:value="4.527" calcext:value-type="float">
            <text:p>4.527</text:p>
          </table:table-cell>
          <table:table-cell table:number-columns-repeated="6"/>
          <table:table-cell office:value-type="float" office:value="13.329" calcext:value-type="float">
            <text:p>13.329</text:p>
          </table:table-cell>
          <table:table-cell office:value-type="float" office:value="10.715" calcext:value-type="float">
            <text:p>10.715</text:p>
          </table:table-cell>
          <table:table-cell office:value-type="float" office:value="9.527" calcext:value-type="float">
            <text:p>9.527</text:p>
          </table:table-cell>
          <table:table-cell office:value-type="float" office:value="9.399" calcext:value-type="float">
            <text:p>9.399</text:p>
          </table:table-cell>
          <table:table-cell table:number-columns-repeated="16"/>
        </table:table-row>
        <table:table-row table:style-name="ro4">
          <table:table-cell office:value-type="float" office:value="4.343" calcext:value-type="float">
            <text:p>4.343</text:p>
          </table:table-cell>
          <table:table-cell office:value-type="float" office:value="5.283" calcext:value-type="float">
            <text:p>5.283</text:p>
          </table:table-cell>
          <table:table-cell office:value-type="float" office:value="5.581" calcext:value-type="float">
            <text:p>5.581</text:p>
          </table:table-cell>
          <table:table-cell office:value-type="float" office:value="5.14" calcext:value-type="float">
            <text:p>5.14</text:p>
          </table:table-cell>
          <table:table-cell table:number-columns-repeated="6"/>
          <table:table-cell office:value-type="float" office:value="12.58" calcext:value-type="float">
            <text:p>12.58</text:p>
          </table:table-cell>
          <table:table-cell office:value-type="float" office:value="11.51" calcext:value-type="float">
            <text:p>11.51</text:p>
          </table:table-cell>
          <table:table-cell office:value-type="float" office:value="9.887" calcext:value-type="float">
            <text:p>9.887</text:p>
          </table:table-cell>
          <table:table-cell office:value-type="float" office:value="10.878" calcext:value-type="float">
            <text:p>10.878</text:p>
          </table:table-cell>
          <table:table-cell table:number-columns-repeated="16"/>
        </table:table-row>
        <table:table-row table:style-name="ro4">
          <table:table-cell office:value-type="float" office:value="5.326" calcext:value-type="float">
            <text:p>5.326</text:p>
          </table:table-cell>
          <table:table-cell office:value-type="float" office:value="5.741" calcext:value-type="float">
            <text:p>5.741</text:p>
          </table:table-cell>
          <table:table-cell office:value-type="float" office:value="4.391" calcext:value-type="float">
            <text:p>4.391</text:p>
          </table:table-cell>
          <table:table-cell office:value-type="float" office:value="4.593" calcext:value-type="float">
            <text:p>4.593</text:p>
          </table:table-cell>
          <table:table-cell table:number-columns-repeated="6"/>
          <table:table-cell office:value-type="float" office:value="11.083" calcext:value-type="float">
            <text:p>11.083</text:p>
          </table:table-cell>
          <table:table-cell office:value-type="float" office:value="11.221" calcext:value-type="float">
            <text:p>11.221</text:p>
          </table:table-cell>
          <table:table-cell office:value-type="float" office:value="9.792" calcext:value-type="float">
            <text:p>9.792</text:p>
          </table:table-cell>
          <table:table-cell office:value-type="float" office:value="11.899" calcext:value-type="float">
            <text:p>11.899</text:p>
          </table:table-cell>
          <table:table-cell table:number-columns-repeated="16"/>
        </table:table-row>
        <table:table-row table:style-name="ro4">
          <table:table-cell office:value-type="float" office:value="4.637" calcext:value-type="float">
            <text:p>4.637</text:p>
          </table:table-cell>
          <table:table-cell office:value-type="float" office:value="6.128" calcext:value-type="float">
            <text:p>6.128</text:p>
          </table:table-cell>
          <table:table-cell office:value-type="float" office:value="4.631" calcext:value-type="float">
            <text:p>4.631</text:p>
          </table:table-cell>
          <table:table-cell office:value-type="float" office:value="5.925" calcext:value-type="float">
            <text:p>5.925</text:p>
          </table:table-cell>
          <table:table-cell table:number-columns-repeated="6"/>
          <table:table-cell office:value-type="float" office:value="11.315" calcext:value-type="float">
            <text:p>11.315</text:p>
          </table:table-cell>
          <table:table-cell office:value-type="float" office:value="9.87" calcext:value-type="float">
            <text:p>9.87</text:p>
          </table:table-cell>
          <table:table-cell office:value-type="float" office:value="10.308" calcext:value-type="float">
            <text:p>10.308</text:p>
          </table:table-cell>
          <table:table-cell office:value-type="float" office:value="7.801" calcext:value-type="float">
            <text:p>7.801</text:p>
          </table:table-cell>
          <table:table-cell table:number-columns-repeated="16"/>
        </table:table-row>
        <table:table-row table:style-name="ro4">
          <table:table-cell office:value-type="float" office:value="5.557" calcext:value-type="float">
            <text:p>5.557</text:p>
          </table:table-cell>
          <table:table-cell office:value-type="float" office:value="5.936" calcext:value-type="float">
            <text:p>5.936</text:p>
          </table:table-cell>
          <table:table-cell office:value-type="float" office:value="4.295" calcext:value-type="float">
            <text:p>4.295</text:p>
          </table:table-cell>
          <table:table-cell office:value-type="float" office:value="4.922" calcext:value-type="float">
            <text:p>4.922</text:p>
          </table:table-cell>
          <table:table-cell table:number-columns-repeated="6"/>
          <table:table-cell office:value-type="float" office:value="16.503" calcext:value-type="float">
            <text:p>16.503</text:p>
          </table:table-cell>
          <table:table-cell office:value-type="float" office:value="11.194" calcext:value-type="float">
            <text:p>11.194</text:p>
          </table:table-cell>
          <table:table-cell office:value-type="float" office:value="9.728" calcext:value-type="float">
            <text:p>9.728</text:p>
          </table:table-cell>
          <table:table-cell office:value-type="float" office:value="8.491" calcext:value-type="float">
            <text:p>8.491</text:p>
          </table:table-cell>
          <table:table-cell table:number-columns-repeated="16"/>
        </table:table-row>
        <table:table-row table:style-name="ro4">
          <table:table-cell office:value-type="float" office:value="4.888" calcext:value-type="float">
            <text:p>4.888</text:p>
          </table:table-cell>
          <table:table-cell office:value-type="float" office:value="5.881" calcext:value-type="float">
            <text:p>5.881</text:p>
          </table:table-cell>
          <table:table-cell office:value-type="float" office:value="5.722" calcext:value-type="float">
            <text:p>5.722</text:p>
          </table:table-cell>
          <table:table-cell office:value-type="float" office:value="7.402" calcext:value-type="float">
            <text:p>7.402</text:p>
          </table:table-cell>
          <table:table-cell table:number-columns-repeated="6"/>
          <table:table-cell office:value-type="float" office:value="13.332" calcext:value-type="float">
            <text:p>13.332</text:p>
          </table:table-cell>
          <table:table-cell office:value-type="float" office:value="11.327" calcext:value-type="float">
            <text:p>11.327</text:p>
          </table:table-cell>
          <table:table-cell office:value-type="float" office:value="9.048" calcext:value-type="float">
            <text:p>9.048</text:p>
          </table:table-cell>
          <table:table-cell office:value-type="float" office:value="7.498" calcext:value-type="float">
            <text:p>7.498</text:p>
          </table:table-cell>
          <table:table-cell table:number-columns-repeated="16"/>
        </table:table-row>
        <table:table-row table:style-name="ro4">
          <table:table-cell office:value-type="float" office:value="5.395" calcext:value-type="float">
            <text:p>5.395</text:p>
          </table:table-cell>
          <table:table-cell office:value-type="float" office:value="5.448" calcext:value-type="float">
            <text:p>5.448</text:p>
          </table:table-cell>
          <table:table-cell office:value-type="float" office:value="4.583" calcext:value-type="float">
            <text:p>4.583</text:p>
          </table:table-cell>
          <table:table-cell office:value-type="float" office:value="4.974" calcext:value-type="float">
            <text:p>4.974</text:p>
          </table:table-cell>
          <table:table-cell table:number-columns-repeated="6"/>
          <table:table-cell office:value-type="float" office:value="11.811" calcext:value-type="float">
            <text:p>11.811</text:p>
          </table:table-cell>
          <table:table-cell office:value-type="float" office:value="10.906" calcext:value-type="float">
            <text:p>10.906</text:p>
          </table:table-cell>
          <table:table-cell office:value-type="float" office:value="8.264" calcext:value-type="float">
            <text:p>8.264</text:p>
          </table:table-cell>
          <table:table-cell office:value-type="float" office:value="10.465" calcext:value-type="float">
            <text:p>10.465</text:p>
          </table:table-cell>
          <table:table-cell table:number-columns-repeated="16"/>
        </table:table-row>
        <table:table-row table:style-name="ro4">
          <table:table-cell office:value-type="float" office:value="5.615" calcext:value-type="float">
            <text:p>5.615</text:p>
          </table:table-cell>
          <table:table-cell office:value-type="float" office:value="5.857" calcext:value-type="float">
            <text:p>5.857</text:p>
          </table:table-cell>
          <table:table-cell office:value-type="float" office:value="4.976" calcext:value-type="float">
            <text:p>4.976</text:p>
          </table:table-cell>
          <table:table-cell office:value-type="float" office:value="4.47" calcext:value-type="float">
            <text:p>4.47</text:p>
          </table:table-cell>
          <table:table-cell table:number-columns-repeated="6"/>
          <table:table-cell office:value-type="float" office:value="16.112" calcext:value-type="float">
            <text:p>16.112</text:p>
          </table:table-cell>
          <table:table-cell office:value-type="float" office:value="11.665" calcext:value-type="float">
            <text:p>11.665</text:p>
          </table:table-cell>
          <table:table-cell office:value-type="float" office:value="9.645" calcext:value-type="float">
            <text:p>9.645</text:p>
          </table:table-cell>
          <table:table-cell office:value-type="float" office:value="7.361" calcext:value-type="float">
            <text:p>7.361</text:p>
          </table:table-cell>
          <table:table-cell table:number-columns-repeated="16"/>
        </table:table-row>
        <table:table-row table:style-name="ro4">
          <table:table-cell office:value-type="float" office:value="5.294" calcext:value-type="float">
            <text:p>5.294</text:p>
          </table:table-cell>
          <table:table-cell office:value-type="float" office:value="5.64" calcext:value-type="float">
            <text:p>5.64</text:p>
          </table:table-cell>
          <table:table-cell office:value-type="float" office:value="5.08" calcext:value-type="float">
            <text:p>5.08</text:p>
          </table:table-cell>
          <table:table-cell office:value-type="float" office:value="4.577" calcext:value-type="float">
            <text:p>4.577</text:p>
          </table:table-cell>
          <table:table-cell table:number-columns-repeated="6"/>
          <table:table-cell office:value-type="float" office:value="9.416" calcext:value-type="float">
            <text:p>9.416</text:p>
          </table:table-cell>
          <table:table-cell office:value-type="float" office:value="9.131" calcext:value-type="float">
            <text:p>9.131</text:p>
          </table:table-cell>
          <table:table-cell office:value-type="float" office:value="6.849" calcext:value-type="float">
            <text:p>6.849</text:p>
          </table:table-cell>
          <table:table-cell office:value-type="float" office:value="10.507" calcext:value-type="float">
            <text:p>10.507</text:p>
          </table:table-cell>
          <table:table-cell table:number-columns-repeated="16"/>
        </table:table-row>
        <table:table-row table:style-name="ro4">
          <table:table-cell office:value-type="float" office:value="4.644" calcext:value-type="float">
            <text:p>4.644</text:p>
          </table:table-cell>
          <table:table-cell office:value-type="float" office:value="5.512" calcext:value-type="float">
            <text:p>5.512</text:p>
          </table:table-cell>
          <table:table-cell office:value-type="float" office:value="4.423" calcext:value-type="float">
            <text:p>4.423</text:p>
          </table:table-cell>
          <table:table-cell office:value-type="float" office:value="5.56" calcext:value-type="float">
            <text:p>5.56</text:p>
          </table:table-cell>
          <table:table-cell table:number-columns-repeated="6"/>
          <table:table-cell office:value-type="float" office:value="11.955" calcext:value-type="float">
            <text:p>11.955</text:p>
          </table:table-cell>
          <table:table-cell office:value-type="float" office:value="11.49" calcext:value-type="float">
            <text:p>11.49</text:p>
          </table:table-cell>
          <table:table-cell office:value-type="float" office:value="11.615" calcext:value-type="float">
            <text:p>11.615</text:p>
          </table:table-cell>
          <table:table-cell office:value-type="float" office:value="10.309" calcext:value-type="float">
            <text:p>10.309</text:p>
          </table:table-cell>
          <table:table-cell table:number-columns-repeated="16"/>
        </table:table-row>
        <table:table-row table:style-name="ro4">
          <table:table-cell office:value-type="float" office:value="4.407" calcext:value-type="float">
            <text:p>4.407</text:p>
          </table:table-cell>
          <table:table-cell office:value-type="float" office:value="6.064" calcext:value-type="float">
            <text:p>6.064</text:p>
          </table:table-cell>
          <table:table-cell office:value-type="float" office:value="5.331" calcext:value-type="float">
            <text:p>5.331</text:p>
          </table:table-cell>
          <table:table-cell office:value-type="float" office:value="5.998" calcext:value-type="float">
            <text:p>5.998</text:p>
          </table:table-cell>
          <table:table-cell table:style-name="ce16"/>
          <table:table-cell table:style-name="ce19" table:number-columns-repeated="5"/>
          <table:table-cell office:value-type="float" office:value="11.729" calcext:value-type="float">
            <text:p>11.729</text:p>
          </table:table-cell>
          <table:table-cell office:value-type="float" office:value="11.139" calcext:value-type="float">
            <text:p>11.139</text:p>
          </table:table-cell>
          <table:table-cell office:value-type="float" office:value="9.414" calcext:value-type="float">
            <text:p>9.414</text:p>
          </table:table-cell>
          <table:table-cell office:value-type="float" office:value="12.479" calcext:value-type="float">
            <text:p>12.47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04.875" calcext:value-type="float">
            <text:p>304.875</text:p>
          </table:table-cell>
          <table:table-cell office:value-type="float" office:value="319.426" calcext:value-type="float">
            <text:p>319.426</text:p>
          </table:table-cell>
          <table:table-cell/>
          <table:table-cell office:value-type="float" office:value="306.616" calcext:value-type="float">
            <text:p>306.61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8" table:formula="of:=COUNT([.B707:.B756])" office:value-type="float" office:value="33" calcext:value-type="float">
            <text:p>33</text:p>
          </table:table-cell>
          <table:table-cell table:style-name="Default" table:formula="of:=COUNT([.C707:.C756])" office:value-type="float" office:value="36" calcext:value-type="float">
            <text:p>36</text:p>
          </table:table-cell>
          <table:table-cell table:style-name="ce8" table:formula="of:=COUNT([.D707:.D756])" office:value-type="float" office:value="47" calcext:value-type="float">
            <text:p>47</text:p>
          </table:table-cell>
          <table:table-cell table:style-name="Default"/>
          <table:table-cell office:value-type="float" office:value="727.811" calcext:value-type="float">
            <text:p>727.811</text:p>
          </table:table-cell>
          <table:table-cell office:value-type="float" office:value="575.237" calcext:value-type="float">
            <text:p>575.237</text:p>
          </table:table-cell>
          <table:table-cell/>
          <table:table-cell office:value-type="float" office:value="641.076" calcext:value-type="float">
            <text:p>641.07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8" table:formula="of:=COUNT([.L707:.L756])" office:value-type="float" office:value="33" calcext:value-type="float">
            <text:p>33</text:p>
          </table:table-cell>
          <table:table-cell table:style-name="Default" table:formula="of:=COUNT([.M707:.M756])" office:value-type="float" office:value="36" calcext:value-type="float">
            <text:p>36</text:p>
          </table:table-cell>
          <table:table-cell table:style-name="ce8" table:formula="of:=COUNT([.N707:.N756])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299.125" calcext:value-type="float">
            <text:p>299.125</text:p>
          </table:table-cell>
          <table:table-cell/>
          <table:table-cell office:value-type="float" office:value="303.765" calcext:value-type="float">
            <text:p>303.765</text:p>
          </table:table-cell>
          <table:table-cell office:value-type="float" office:value="292.929" calcext:value-type="float">
            <text:p>292.92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float" office:value="299.9961" calcext:value-type="float">
            <text:p>299.9961</text:p>
          </table:table-cell>
          <table:table-cell table:style-name="ce20" table:formula="of:=AVERAGE([.B707:.B756])" office:value-type="float" office:value="322.070393939394" calcext:value-type="float">
            <text:p>322.0703939394</text:p>
          </table:table-cell>
          <table:table-cell table:style-name="ce17" table:formula="of:=AVERAGE([.C707:.C756])" office:value-type="float" office:value="302.051888888889" calcext:value-type="float">
            <text:p>302.0518888889</text:p>
          </table:table-cell>
          <table:table-cell table:style-name="ce20" table:formula="of:=AVERAGE([.D707:.D756])" office:value-type="float" office:value="302.491446808511" calcext:value-type="float">
            <text:p>302.4914468085</text:p>
          </table:table-cell>
          <table:table-cell table:style-name="ce17" table:formula="of:=([.G708]-[.F708])/[.F708]" office:value-type="float" office:value="0.0735819363631526" calcext:value-type="float">
            <text:p>0.0735819364</text:p>
          </table:table-cell>
          <table:table-cell office:value-type="float" office:value="734.65" calcext:value-type="float">
            <text:p>734.65</text:p>
          </table:table-cell>
          <table:table-cell/>
          <table:table-cell office:value-type="float" office:value="592.894" calcext:value-type="float">
            <text:p>592.894</text:p>
          </table:table-cell>
          <table:table-cell office:value-type="float" office:value="653.047" calcext:value-type="float">
            <text:p>653.04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float" office:value="710.1527" calcext:value-type="float">
            <text:p>710.1527</text:p>
          </table:table-cell>
          <table:table-cell table:style-name="ce20" table:formula="of:=AVERAGE([.L707:.L756])" office:value-type="float" office:value="581.550363636364" calcext:value-type="float">
            <text:p>581.5503636364</text:p>
          </table:table-cell>
          <table:table-cell table:style-name="ce17" table:formula="of:=AVERAGE([.M707:.M756])" office:value-type="float" office:value="614.454944444444" calcext:value-type="float">
            <text:p>614.4549444444</text:p>
          </table:table-cell>
          <table:table-cell table:style-name="ce20" table:formula="of:=AVERAGE([.N707:.N756])" office:value-type="float" office:value="676.077042553192" calcext:value-type="float">
            <text:p>676.0770425532</text:p>
          </table:table-cell>
          <table:table-cell table:number-columns-repeated="11"/>
        </table:table-row>
        <table:table-row table:style-name="ro4">
          <table:table-cell office:value-type="float" office:value="297.271" calcext:value-type="float">
            <text:p>297.271</text:p>
          </table:table-cell>
          <table:table-cell office:value-type="float" office:value="322.147" calcext:value-type="float">
            <text:p>322.147</text:p>
          </table:table-cell>
          <table:table-cell office:value-type="float" office:value="305.062" calcext:value-type="float">
            <text:p>305.062</text:p>
          </table:table-cell>
          <table:table-cell office:value-type="float" office:value="305.018" calcext:value-type="float">
            <text:p>305.01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23.776260744898" calcext:value-type="float">
            <text:p>23.7762607449</text:p>
          </table:table-cell>
          <table:table-cell table:style-name="ce8" table:formula="of:=VAR([.B707:.B756])" office:value-type="float" office:value="15.7287415587121" calcext:value-type="float">
            <text:p>15.7287415587</text:p>
          </table:table-cell>
          <table:table-cell table:style-name="Default" table:formula="of:=VAR([.C707:.C756])" office:value-type="float" office:value="31.154801415873" calcext:value-type="float">
            <text:p>31.1548014159</text:p>
          </table:table-cell>
          <table:table-cell table:style-name="ce8" table:formula="of:=VAR([.D707:.D756])" office:value-type="float" office:value="29.4001928177614" calcext:value-type="float">
            <text:p>29.4001928178</text:p>
          </table:table-cell>
          <table:table-cell table:style-name="Default"/>
          <table:table-cell office:value-type="float" office:value="679.522" calcext:value-type="float">
            <text:p>679.522</text:p>
          </table:table-cell>
          <table:table-cell office:value-type="float" office:value="592.486" calcext:value-type="float">
            <text:p>592.486</text:p>
          </table:table-cell>
          <table:table-cell office:value-type="float" office:value="615.311" calcext:value-type="float">
            <text:p>615.311</text:p>
          </table:table-cell>
          <table:table-cell office:value-type="float" office:value="681.907" calcext:value-type="float">
            <text:p>681.90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1117.33662886735" calcext:value-type="float">
            <text:p>1117.3366288674</text:p>
          </table:table-cell>
          <table:table-cell table:style-name="ce8" table:formula="of:=VAR([.L707:.L756])" office:value-type="float" office:value="295.841913551136" calcext:value-type="float">
            <text:p>295.8419135511</text:p>
          </table:table-cell>
          <table:table-cell table:style-name="Default" table:formula="of:=VAR([.M707:.M756])" office:value-type="float" office:value="688.47910308254" calcext:value-type="float">
            <text:p>688.4791030825</text:p>
          </table:table-cell>
          <table:table-cell table:style-name="ce8" table:formula="of:=VAR([.N707:.N756])" office:value-type="float" office:value="1180.91381891119" calcext:value-type="float">
            <text:p>1180.9138189112</text:p>
          </table:table-cell>
          <table:table-cell table:number-columns-repeated="11"/>
        </table:table-row>
        <table:table-row table:style-name="ro4">
          <table:table-cell office:value-type="float" office:value="296.017" calcext:value-type="float">
            <text:p>296.017</text:p>
          </table:table-cell>
          <table:table-cell office:value-type="float" office:value="319.71" calcext:value-type="float">
            <text:p>319.71</text:p>
          </table:table-cell>
          <table:table-cell/>
          <table:table-cell office:value-type="float" office:value="313.625" calcext:value-type="float">
            <text:p>313.6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0.689583363269416" calcext:value-type="float">
            <text:p>0.6895833633</text:p>
          </table:table-cell>
          <table:table-cell table:style-name="ce8" table:formula="of:=SQRT([.G709]/[.G707])" office:value-type="float" office:value="0.690382888028219" calcext:value-type="float">
            <text:p>0.690382888</text:p>
          </table:table-cell>
          <table:table-cell table:style-name="Default" table:formula="of:=SQRT([.H709]/[.H707])" office:value-type="float" office:value="0.930274771473954" calcext:value-type="float">
            <text:p>0.9302747715</text:p>
          </table:table-cell>
          <table:table-cell table:style-name="ce8" table:formula="of:=SQRT([.I709]/[.I707])" office:value-type="float" office:value="0.790908349557126" calcext:value-type="float">
            <text:p>0.7909083496</text:p>
          </table:table-cell>
          <table:table-cell table:style-name="Default"/>
          <table:table-cell office:value-type="float" office:value="733.395" calcext:value-type="float">
            <text:p>733.395</text:p>
          </table:table-cell>
          <table:table-cell office:value-type="float" office:value="588.185" calcext:value-type="float">
            <text:p>588.185</text:p>
          </table:table-cell>
          <table:table-cell/>
          <table:table-cell office:value-type="float" office:value="641.817" calcext:value-type="float">
            <text:p>641.81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4.72723307838179" calcext:value-type="float">
            <text:p>4.7272330784</text:p>
          </table:table-cell>
          <table:table-cell table:style-name="ce8" table:formula="of:=SQRT([.Q709]/[.Q707])" office:value-type="float" office:value="2.99414536575073" calcext:value-type="float">
            <text:p>2.9941453658</text:p>
          </table:table-cell>
          <table:table-cell table:style-name="Default" table:formula="of:=SQRT([.R709]/[.R707])" office:value-type="float" office:value="4.37314755411598" calcext:value-type="float">
            <text:p>4.3731475541</text:p>
          </table:table-cell>
          <table:table-cell table:style-name="ce8" table:formula="of:=SQRT([.S709]/[.S707])" office:value-type="float" office:value="5.01256680097939" calcext:value-type="float">
            <text:p>5.012566801</text:p>
          </table:table-cell>
          <table:table-cell table:number-columns-repeated="11"/>
        </table:table-row>
        <table:table-row table:style-name="ro4">
          <table:table-cell office:value-type="float" office:value="302.521" calcext:value-type="float">
            <text:p>302.521</text:p>
          </table:table-cell>
          <table:table-cell office:value-type="float" office:value="317.713" calcext:value-type="float">
            <text:p>317.713</text:p>
          </table:table-cell>
          <table:table-cell/>
          <table:table-cell office:value-type="float" office:value="303.805" calcext:value-type="float">
            <text:p>303.80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8" table:formula="of:=[.G707]-1" office:value-type="float" office:value="32" calcext:value-type="float">
            <text:p>32</text:p>
          </table:table-cell>
          <table:table-cell table:style-name="Default" table:formula="of:=[.H707]-1" office:value-type="float" office:value="35" calcext:value-type="float">
            <text:p>35</text:p>
          </table:table-cell>
          <table:table-cell table:style-name="ce8" table:formula="of:=[.I707]-1" office:value-type="float" office:value="46" calcext:value-type="float">
            <text:p>46</text:p>
          </table:table-cell>
          <table:table-cell table:style-name="Default"/>
          <table:table-cell office:value-type="float" office:value="667.036" calcext:value-type="float">
            <text:p>667.036</text:p>
          </table:table-cell>
          <table:table-cell office:value-type="float" office:value="585.032" calcext:value-type="float">
            <text:p>585.032</text:p>
          </table:table-cell>
          <table:table-cell/>
          <table:table-cell office:value-type="float" office:value="703.159" calcext:value-type="float">
            <text:p>703.15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8" table:formula="of:=[.Q707]-1" office:value-type="float" office:value="32" calcext:value-type="float">
            <text:p>32</text:p>
          </table:table-cell>
          <table:table-cell table:style-name="Default" table:formula="of:=[.R707]-1" office:value-type="float" office:value="35" calcext:value-type="float">
            <text:p>35</text:p>
          </table:table-cell>
          <table:table-cell table:style-name="ce8" table:formula="of:=[.S707]-1" office:value-type="float" office:value="46" calcext:value-type="float">
            <text:p>46</text:p>
          </table:table-cell>
          <table:table-cell table:number-columns-repeated="11"/>
        </table:table-row>
        <table:table-row table:style-name="ro4">
          <table:table-cell office:value-type="float" office:value="303.048" calcext:value-type="float">
            <text:p>303.048</text:p>
          </table:table-cell>
          <table:table-cell office:value-type="float" office:value="328.542" calcext:value-type="float">
            <text:p>328.542</text:p>
          </table:table-cell>
          <table:table-cell office:value-type="float" office:value="311.142" calcext:value-type="float">
            <text:p>311.142</text:p>
          </table:table-cell>
          <table:table-cell office:value-type="float" office:value="303.951" calcext:value-type="float">
            <text:p>303.95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8" table:formula="of:=TINV(0.05;[.G711])" office:value-type="float" office:value="2.0369333434601" calcext:value-type="float">
            <text:p>2.0369333435</text:p>
          </table:table-cell>
          <table:table-cell table:style-name="Default" table:formula="of:=TINV(0.05;[.H711])" office:value-type="float" office:value="2.03010792825034" calcext:value-type="float">
            <text:p>2.0301079283</text:p>
          </table:table-cell>
          <table:table-cell table:style-name="ce8" table:formula="of:=TINV(0.05;[.I711])" office:value-type="float" office:value="2.01289559891943" calcext:value-type="float">
            <text:p>2.0128955989</text:p>
          </table:table-cell>
          <table:table-cell table:style-name="Default"/>
          <table:table-cell office:value-type="float" office:value="703.562" calcext:value-type="float">
            <text:p>703.562</text:p>
          </table:table-cell>
          <table:table-cell office:value-type="float" office:value="589.187" calcext:value-type="float">
            <text:p>589.187</text:p>
          </table:table-cell>
          <table:table-cell office:value-type="float" office:value="670.626" calcext:value-type="float">
            <text:p>670.626</text:p>
          </table:table-cell>
          <table:table-cell office:value-type="float" office:value="719.399" calcext:value-type="float">
            <text:p>719.39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8" table:formula="of:=TINV(0.05;[.Q711])" office:value-type="float" office:value="2.0369333434601" calcext:value-type="float">
            <text:p>2.0369333435</text:p>
          </table:table-cell>
          <table:table-cell table:style-name="Default" table:formula="of:=TINV(0.05;[.R711])" office:value-type="float" office:value="2.03010792825034" calcext:value-type="float">
            <text:p>2.0301079283</text:p>
          </table:table-cell>
          <table:table-cell table:style-name="ce8" table:formula="of:=TINV(0.05;[.S711])" office:value-type="float" office:value="2.01289559891943" calcext:value-type="float">
            <text:p>2.0128955989</text:p>
          </table:table-cell>
          <table:table-cell table:number-columns-repeated="11"/>
        </table:table-row>
        <table:table-row table:style-name="ro4">
          <table:table-cell office:value-type="float" office:value="306.277" calcext:value-type="float">
            <text:p>306.277</text:p>
          </table:table-cell>
          <table:table-cell office:value-type="float" office:value="327.832" calcext:value-type="float">
            <text:p>327.832</text:p>
          </table:table-cell>
          <table:table-cell office:value-type="float" office:value="307.621" calcext:value-type="float">
            <text:p>307.621</text:p>
          </table:table-cell>
          <table:table-cell office:value-type="float" office:value="307.885" calcext:value-type="float">
            <text:p>307.88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float" office:value="1.38576965076251" calcext:value-type="float">
            <text:p>1.3857696508</text:p>
          </table:table-cell>
          <table:table-cell table:style-name="ce20" table:formula="of:=([.G712]*[.G710])" office:value-type="float" office:value="1.40626392437896" calcext:value-type="float">
            <text:p>1.4062639244</text:p>
          </table:table-cell>
          <table:table-cell table:style-name="ce17" table:formula="of:=([.H712]*[.H710])" office:value-type="float" office:value="1.88855818902055" calcext:value-type="float">
            <text:p>1.888558189</text:p>
          </table:table-cell>
          <table:table-cell table:style-name="ce20" table:formula="of:=([.I712]*[.I710])" office:value-type="float" office:value="1.59201593597217" calcext:value-type="float">
            <text:p>1.592015936</text:p>
          </table:table-cell>
          <table:table-cell table:style-name="ce17"/>
          <table:table-cell office:value-type="float" office:value="696.077" calcext:value-type="float">
            <text:p>696.077</text:p>
          </table:table-cell>
          <table:table-cell office:value-type="float" office:value="591.223" calcext:value-type="float">
            <text:p>591.223</text:p>
          </table:table-cell>
          <table:table-cell office:value-type="float" office:value="620.403" calcext:value-type="float">
            <text:p>620.403</text:p>
          </table:table-cell>
          <table:table-cell office:value-type="float" office:value="637.033" calcext:value-type="float">
            <text:p>637.03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float" office:value="9.49973053445426" calcext:value-type="float">
            <text:p>9.4997305345</text:p>
          </table:table-cell>
          <table:table-cell table:style-name="ce20" table:formula="of:=([.Q712]*[.Q710])" office:value-type="float" office:value="6.0988745306642" calcext:value-type="float">
            <text:p>6.0988745307</text:p>
          </table:table-cell>
          <table:table-cell table:style-name="ce17" table:formula="of:=([.R712]*[.R710])" office:value-type="float" office:value="8.87796152101945" calcext:value-type="float">
            <text:p>8.877961521</text:p>
          </table:table-cell>
          <table:table-cell table:style-name="ce20" table:formula="of:=([.S712]*[.S710])" office:value-type="float" office:value="10.089773652981" calcext:value-type="float">
            <text:p>10.089773653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typescript;299.9961;1.38576965076251;322.070393939394;1.40626392437896;302.051888888889;1.88855818902055;302.491446808511;1.59201593597217;710.1527;9.49973053445426;581.550363636364;6.0988745306642;614.454944444444;8.87796152101945;676.077042553192;10.089773652981" calcext:value-type="string">
            <text:p>typescript;299.9961;1.38576965076251;322.070393939394;1.40626392437896;302.051888888889;1.88855818902055;302.491446808511;1.59201593597217;710.1527;9.49973053445426;581.550363636364;6.0988745306642;614.454944444444;8.87796152101945;676.077042553192;10.089773652981</text:p>
          </table:table-cell>
          <table:table-cell table:number-columns-repeated="9"/>
        </table:table-row>
        <table:table-row table:style-name="ro4">
          <table:table-cell office:value-type="float" office:value="299.507" calcext:value-type="float">
            <text:p>299.507</text:p>
          </table:table-cell>
          <table:table-cell office:value-type="float" office:value="320.839" calcext:value-type="float">
            <text:p>320.839</text:p>
          </table:table-cell>
          <table:table-cell office:value-type="float" office:value="301.799" calcext:value-type="float">
            <text:p>301.799</text:p>
          </table:table-cell>
          <table:table-cell office:value-type="float" office:value="302.901" calcext:value-type="float">
            <text:p>302.901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0461929222000724" calcext:value-type="percentage">
            <text:p>0.46%</text:p>
          </table:table-cell>
          <table:table-cell table:formula="of:=[.G713]/[.G708]" office:value-type="percentage" office:value="0.00436632472540642" calcext:value-type="percentage">
            <text:p>0.44%</text:p>
          </table:table-cell>
          <table:table-cell table:formula="of:=[.H713]/[.H708]" office:value-type="percentage" office:value="0.00625242966024048" calcext:value-type="percentage">
            <text:p>0.63%</text:p>
          </table:table-cell>
          <table:table-cell table:formula="of:=[.I713]/[.I708]" office:value-type="percentage" office:value="0.00526301140997213" calcext:value-type="percentage">
            <text:p>0.53%</text:p>
          </table:table-cell>
          <table:table-cell/>
          <table:table-cell office:value-type="float" office:value="682.992" calcext:value-type="float">
            <text:p>682.992</text:p>
          </table:table-cell>
          <table:table-cell office:value-type="float" office:value="615.66" calcext:value-type="float">
            <text:p>615.66</text:p>
          </table:table-cell>
          <table:table-cell office:value-type="float" office:value="591.588" calcext:value-type="float">
            <text:p>591.588</text:p>
          </table:table-cell>
          <table:table-cell office:value-type="float" office:value="716.61" calcext:value-type="float">
            <text:p>716.61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1337702515875" calcext:value-type="percentage">
            <text:p>1.34%</text:p>
          </table:table-cell>
          <table:table-cell table:formula="of:=[.Q713]/[.Q708]" office:value-type="percentage" office:value="0.0104872680201396" calcext:value-type="percentage">
            <text:p>1.05%</text:p>
          </table:table-cell>
          <table:table-cell table:formula="of:=[.R713]/[.R708]" office:value-type="percentage" office:value="0.0144485150641051" calcext:value-type="percentage">
            <text:p>1.44%</text:p>
          </table:table-cell>
          <table:table-cell table:formula="of:=[.S713]/[.S708]" office:value-type="percentage" office:value="0.0149239998075918" calcext:value-type="percentage">
            <text:p>1.49%</text:p>
          </table:table-cell>
          <table:table-cell table:number-columns-repeated="11"/>
        </table:table-row>
        <table:table-row table:style-name="ro4">
          <table:table-cell office:value-type="float" office:value="296.685" calcext:value-type="float">
            <text:p>296.685</text:p>
          </table:table-cell>
          <table:table-cell office:value-type="float" office:value="321.237" calcext:value-type="float">
            <text:p>321.237</text:p>
          </table:table-cell>
          <table:table-cell office:value-type="float" office:value="305.669" calcext:value-type="float">
            <text:p>305.669</text:p>
          </table:table-cell>
          <table:table-cell office:value-type="float" office:value="306.505" calcext:value-type="float">
            <text:p>306.505</text:p>
          </table:table-cell>
          <table:table-cell table:number-columns-repeated="6"/>
          <table:table-cell office:value-type="float" office:value="661.871" calcext:value-type="float">
            <text:p>661.871</text:p>
          </table:table-cell>
          <table:table-cell office:value-type="float" office:value="577.645" calcext:value-type="float">
            <text:p>577.645</text:p>
          </table:table-cell>
          <table:table-cell office:value-type="float" office:value="595.607" calcext:value-type="float">
            <text:p>595.607</text:p>
          </table:table-cell>
          <table:table-cell office:value-type="float" office:value="590.496" calcext:value-type="float">
            <text:p>590.496</text:p>
          </table:table-cell>
          <table:table-cell table:number-columns-repeated="16"/>
        </table:table-row>
        <table:table-row table:style-name="ro4">
          <table:table-cell office:value-type="float" office:value="308.617" calcext:value-type="float">
            <text:p>308.617</text:p>
          </table:table-cell>
          <table:table-cell office:value-type="float" office:value="326.033" calcext:value-type="float">
            <text:p>326.033</text:p>
          </table:table-cell>
          <table:table-cell office:value-type="float" office:value="303.037" calcext:value-type="float">
            <text:p>303.037</text:p>
          </table:table-cell>
          <table:table-cell office:value-type="float" office:value="303.961" calcext:value-type="float">
            <text:p>303.96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0.0735819363631526" calcext:value-type="percentage">
            <text:p>07.36%</text:p>
          </table:table-cell>
          <table:table-cell table:style-name="ce21" table:formula="of:=([.H708]-[.F708])/[.F708]" office:value-type="percentage" office:value="0.00685271871497281" calcext:value-type="percentage">
            <text:p>00.69%</text:p>
          </table:table-cell>
          <table:table-cell table:style-name="ce21" table:formula="of:=([.I708]-[.F708])/[.F708]" office:value-type="percentage" office:value="0.00831793082813625" calcext:value-type="percentage">
            <text:p>00.83%</text:p>
          </table:table-cell>
          <table:table-cell/>
          <table:table-cell office:value-type="float" office:value="765.69" calcext:value-type="float">
            <text:p>765.69</text:p>
          </table:table-cell>
          <table:table-cell office:value-type="float" office:value="574.007" calcext:value-type="float">
            <text:p>574.007</text:p>
          </table:table-cell>
          <table:table-cell office:value-type="float" office:value="581.939" calcext:value-type="float">
            <text:p>581.939</text:p>
          </table:table-cell>
          <table:table-cell office:value-type="float" office:value="639.391" calcext:value-type="float">
            <text:p>639.39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-0.181091103876162" calcext:value-type="percentage">
            <text:p>-18.11%</text:p>
          </table:table-cell>
          <table:table-cell table:style-name="ce27" table:formula="of:=([.R708]-[.P708])/[.P708]" office:value-type="percentage" office:value="-0.134756589048462" calcext:value-type="percentage">
            <text:p>-13.48%</text:p>
          </table:table-cell>
          <table:table-cell table:style-name="ce27" table:formula="of:=([.S708]-[.P708])/[.P708]" office:value-type="percentage" office:value="-0.0479835638825404" calcext:value-type="percentage">
            <text:p>-04.80%</text:p>
          </table:table-cell>
          <table:table-cell table:number-columns-repeated="11"/>
        </table:table-row>
        <table:table-row table:style-name="ro4">
          <table:table-cell office:value-type="float" office:value="299.716" calcext:value-type="float">
            <text:p>299.716</text:p>
          </table:table-cell>
          <table:table-cell table:number-columns-repeated="2"/>
          <table:table-cell office:value-type="float" office:value="300.699" calcext:value-type="float">
            <text:p>300.699</text:p>
          </table:table-cell>
          <table:table-cell table:number-columns-repeated="6"/>
          <table:table-cell office:value-type="float" office:value="665.187" calcext:value-type="float">
            <text:p>665.187</text:p>
          </table:table-cell>
          <table:table-cell table:number-columns-repeated="2"/>
          <table:table-cell office:value-type="float" office:value="665.072" calcext:value-type="float">
            <text:p>665.072</text:p>
          </table:table-cell>
          <table:table-cell table:number-columns-repeated="16"/>
        </table:table-row>
        <table:table-row table:style-name="ro4">
          <table:table-cell office:value-type="float" office:value="289.898" calcext:value-type="float">
            <text:p>289.898</text:p>
          </table:table-cell>
          <table:table-cell office:value-type="float" office:value="314.428" calcext:value-type="float">
            <text:p>314.428</text:p>
          </table:table-cell>
          <table:table-cell/>
          <table:table-cell office:value-type="float" office:value="298.172" calcext:value-type="float">
            <text:p>298.172</text:p>
          </table:table-cell>
          <table:table-cell table:number-columns-repeated="6"/>
          <table:table-cell office:value-type="float" office:value="708.476" calcext:value-type="float">
            <text:p>708.476</text:p>
          </table:table-cell>
          <table:table-cell office:value-type="float" office:value="580.384" calcext:value-type="float">
            <text:p>580.384</text:p>
          </table:table-cell>
          <table:table-cell/>
          <table:table-cell office:value-type="float" office:value="718.823" calcext:value-type="float">
            <text:p>718.823</text:p>
          </table:table-cell>
          <table:table-cell table:number-columns-repeated="16"/>
        </table:table-row>
        <table:table-row table:style-name="ro4">
          <table:table-cell office:value-type="float" office:value="300.668" calcext:value-type="float">
            <text:p>300.668</text:p>
          </table:table-cell>
          <table:table-cell table:number-columns-repeated="2"/>
          <table:table-cell office:value-type="float" office:value="298.98" calcext:value-type="float">
            <text:p>298.98</text:p>
          </table:table-cell>
          <table:table-cell table:number-columns-repeated="6"/>
          <table:table-cell office:value-type="float" office:value="732.069" calcext:value-type="float">
            <text:p>732.069</text:p>
          </table:table-cell>
          <table:table-cell table:number-columns-repeated="2"/>
          <table:table-cell office:value-type="float" office:value="667.246" calcext:value-type="float">
            <text:p>667.246</text:p>
          </table:table-cell>
          <table:table-cell table:number-columns-repeated="16"/>
        </table:table-row>
        <table:table-row table:style-name="ro4">
          <table:table-cell office:value-type="float" office:value="305.665" calcext:value-type="float">
            <text:p>305.665</text:p>
          </table:table-cell>
          <table:table-cell/>
          <table:table-cell office:value-type="float" office:value="304.761" calcext:value-type="float">
            <text:p>304.761</text:p>
          </table:table-cell>
          <table:table-cell office:value-type="float" office:value="303.769" calcext:value-type="float">
            <text:p>303.769</text:p>
          </table:table-cell>
          <table:table-cell table:number-columns-repeated="6"/>
          <table:table-cell office:value-type="float" office:value="672.637" calcext:value-type="float">
            <text:p>672.637</text:p>
          </table:table-cell>
          <table:table-cell/>
          <table:table-cell office:value-type="float" office:value="646.06" calcext:value-type="float">
            <text:p>646.06</text:p>
          </table:table-cell>
          <table:table-cell office:value-type="float" office:value="643.645" calcext:value-type="float">
            <text:p>643.645</text:p>
          </table:table-cell>
          <table:table-cell table:number-columns-repeated="16"/>
        </table:table-row>
        <table:table-row table:style-name="ro4">
          <table:table-cell office:value-type="float" office:value="291.818" calcext:value-type="float">
            <text:p>291.818</text:p>
          </table:table-cell>
          <table:table-cell/>
          <table:table-cell office:value-type="float" office:value="288.113" calcext:value-type="float">
            <text:p>288.113</text:p>
          </table:table-cell>
          <table:table-cell office:value-type="float" office:value="296.335" calcext:value-type="float">
            <text:p>296.335</text:p>
          </table:table-cell>
          <table:table-cell table:number-columns-repeated="6"/>
          <table:table-cell office:value-type="float" office:value="703.478" calcext:value-type="float">
            <text:p>703.478</text:p>
          </table:table-cell>
          <table:table-cell/>
          <table:table-cell office:value-type="float" office:value="654.749" calcext:value-type="float">
            <text:p>654.749</text:p>
          </table:table-cell>
          <table:table-cell office:value-type="float" office:value="731.62" calcext:value-type="float">
            <text:p>731.62</text:p>
          </table:table-cell>
          <table:table-cell table:number-columns-repeated="16"/>
        </table:table-row>
        <table:table-row table:style-name="ro4">
          <table:table-cell office:value-type="float" office:value="304.498" calcext:value-type="float">
            <text:p>304.498</text:p>
          </table:table-cell>
          <table:table-cell office:value-type="float" office:value="327.272" calcext:value-type="float">
            <text:p>327.272</text:p>
          </table:table-cell>
          <table:table-cell office:value-type="float" office:value="301.379" calcext:value-type="float">
            <text:p>301.379</text:p>
          </table:table-cell>
          <table:table-cell office:value-type="float" office:value="303.697" calcext:value-type="float">
            <text:p>303.697</text:p>
          </table:table-cell>
          <table:table-cell table:number-columns-repeated="6"/>
          <table:table-cell office:value-type="float" office:value="774.193" calcext:value-type="float">
            <text:p>774.193</text:p>
          </table:table-cell>
          <table:table-cell office:value-type="float" office:value="580.28" calcext:value-type="float">
            <text:p>580.28</text:p>
          </table:table-cell>
          <table:table-cell office:value-type="float" office:value="629.425" calcext:value-type="float">
            <text:p>629.425</text:p>
          </table:table-cell>
          <table:table-cell office:value-type="float" office:value="675.444" calcext:value-type="float">
            <text:p>675.444</text:p>
          </table:table-cell>
          <table:table-cell table:number-columns-repeated="16"/>
        </table:table-row>
        <table:table-row table:style-name="ro4">
          <table:table-cell office:value-type="float" office:value="301.268" calcext:value-type="float">
            <text:p>301.268</text:p>
          </table:table-cell>
          <table:table-cell office:value-type="float" office:value="322.228" calcext:value-type="float">
            <text:p>322.228</text:p>
          </table:table-cell>
          <table:table-cell office:value-type="float" office:value="303.092" calcext:value-type="float">
            <text:p>303.092</text:p>
          </table:table-cell>
          <table:table-cell office:value-type="float" office:value="304.934" calcext:value-type="float">
            <text:p>304.934</text:p>
          </table:table-cell>
          <table:table-cell table:number-columns-repeated="6"/>
          <table:table-cell office:value-type="float" office:value="710.303" calcext:value-type="float">
            <text:p>710.303</text:p>
          </table:table-cell>
          <table:table-cell office:value-type="float" office:value="565.948" calcext:value-type="float">
            <text:p>565.948</text:p>
          </table:table-cell>
          <table:table-cell office:value-type="float" office:value="620.679" calcext:value-type="float">
            <text:p>620.679</text:p>
          </table:table-cell>
          <table:table-cell office:value-type="float" office:value="676.737" calcext:value-type="float">
            <text:p>676.737</text:p>
          </table:table-cell>
          <table:table-cell table:number-columns-repeated="16"/>
        </table:table-row>
        <table:table-row table:style-name="ro4">
          <table:table-cell office:value-type="float" office:value="296.252" calcext:value-type="float">
            <text:p>296.252</text:p>
          </table:table-cell>
          <table:table-cell table:number-columns-repeated="2"/>
          <table:table-cell office:value-type="float" office:value="308.057" calcext:value-type="float">
            <text:p>308.057</text:p>
          </table:table-cell>
          <table:table-cell table:number-columns-repeated="6"/>
          <table:table-cell office:value-type="float" office:value="781.995" calcext:value-type="float">
            <text:p>781.995</text:p>
          </table:table-cell>
          <table:table-cell table:number-columns-repeated="2"/>
          <table:table-cell office:value-type="float" office:value="706.102" calcext:value-type="float">
            <text:p>706.102</text:p>
          </table:table-cell>
          <table:table-cell table:number-columns-repeated="16"/>
        </table:table-row>
        <table:table-row table:style-name="ro4">
          <table:table-cell office:value-type="float" office:value="304.44" calcext:value-type="float">
            <text:p>304.44</text:p>
          </table:table-cell>
          <table:table-cell office:value-type="float" office:value="323.53" calcext:value-type="float">
            <text:p>323.53</text:p>
          </table:table-cell>
          <table:table-cell office:value-type="float" office:value="295.275" calcext:value-type="float">
            <text:p>295.275</text:p>
          </table:table-cell>
          <table:table-cell table:number-columns-repeated="7"/>
          <table:table-cell office:value-type="float" office:value="688.997" calcext:value-type="float">
            <text:p>688.997</text:p>
          </table:table-cell>
          <table:table-cell office:value-type="float" office:value="540.121" calcext:value-type="float">
            <text:p>540.121</text:p>
          </table:table-cell>
          <table:table-cell office:value-type="float" office:value="583.252" calcext:value-type="float">
            <text:p>583.252</text:p>
          </table:table-cell>
          <table:table-cell table:number-columns-repeated="17"/>
        </table:table-row>
        <table:table-row table:style-name="ro4">
          <table:table-cell office:value-type="float" office:value="302.627" calcext:value-type="float">
            <text:p>302.627</text:p>
          </table:table-cell>
          <table:table-cell/>
          <table:table-cell office:value-type="float" office:value="300.586" calcext:value-type="float">
            <text:p>300.586</text:p>
          </table:table-cell>
          <table:table-cell office:value-type="float" office:value="310.453" calcext:value-type="float">
            <text:p>310.453</text:p>
          </table:table-cell>
          <table:table-cell table:number-columns-repeated="6"/>
          <table:table-cell office:value-type="float" office:value="689.825" calcext:value-type="float">
            <text:p>689.825</text:p>
          </table:table-cell>
          <table:table-cell/>
          <table:table-cell office:value-type="float" office:value="604.392" calcext:value-type="float">
            <text:p>604.392</text:p>
          </table:table-cell>
          <table:table-cell office:value-type="float" office:value="733.034" calcext:value-type="float">
            <text:p>733.034</text:p>
          </table:table-cell>
          <table:table-cell table:number-columns-repeated="16"/>
        </table:table-row>
        <table:table-row table:style-name="ro4">
          <table:table-cell office:value-type="float" office:value="307.283" calcext:value-type="float">
            <text:p>307.283</text:p>
          </table:table-cell>
          <table:table-cell office:value-type="float" office:value="324.515" calcext:value-type="float">
            <text:p>324.515</text:p>
          </table:table-cell>
          <table:table-cell office:value-type="float" office:value="307.436" calcext:value-type="float">
            <text:p>307.436</text:p>
          </table:table-cell>
          <table:table-cell office:value-type="float" office:value="298.717" calcext:value-type="float">
            <text:p>298.717</text:p>
          </table:table-cell>
          <table:table-cell table:number-columns-repeated="6"/>
          <table:table-cell office:value-type="float" office:value="701.693" calcext:value-type="float">
            <text:p>701.693</text:p>
          </table:table-cell>
          <table:table-cell office:value-type="float" office:value="577.876" calcext:value-type="float">
            <text:p>577.876</text:p>
          </table:table-cell>
          <table:table-cell office:value-type="float" office:value="591.885" calcext:value-type="float">
            <text:p>591.885</text:p>
          </table:table-cell>
          <table:table-cell office:value-type="float" office:value="686.678" calcext:value-type="float">
            <text:p>686.678</text:p>
          </table:table-cell>
          <table:table-cell table:number-columns-repeated="16"/>
        </table:table-row>
        <table:table-row table:style-name="ro4">
          <table:table-cell office:value-type="float" office:value="298.8" calcext:value-type="float">
            <text:p>298.8</text:p>
          </table:table-cell>
          <table:table-cell office:value-type="float" office:value="322.721" calcext:value-type="float">
            <text:p>322.721</text:p>
          </table:table-cell>
          <table:table-cell office:value-type="float" office:value="301.45" calcext:value-type="float">
            <text:p>301.45</text:p>
          </table:table-cell>
          <table:table-cell office:value-type="float" office:value="297.923" calcext:value-type="float">
            <text:p>297.923</text:p>
          </table:table-cell>
          <table:table-cell table:number-columns-repeated="6"/>
          <table:table-cell office:value-type="float" office:value="706.42" calcext:value-type="float">
            <text:p>706.42</text:p>
          </table:table-cell>
          <table:table-cell office:value-type="float" office:value="568.659" calcext:value-type="float">
            <text:p>568.659</text:p>
          </table:table-cell>
          <table:table-cell office:value-type="float" office:value="600.423" calcext:value-type="float">
            <text:p>600.423</text:p>
          </table:table-cell>
          <table:table-cell office:value-type="float" office:value="673.194" calcext:value-type="float">
            <text:p>673.194</text:p>
          </table:table-cell>
          <table:table-cell table:number-columns-repeated="16"/>
        </table:table-row>
        <table:table-row table:style-name="ro4">
          <table:table-cell office:value-type="float" office:value="297.217" calcext:value-type="float">
            <text:p>297.217</text:p>
          </table:table-cell>
          <table:table-cell/>
          <table:table-cell office:value-type="float" office:value="295.992" calcext:value-type="float">
            <text:p>295.992</text:p>
          </table:table-cell>
          <table:table-cell office:value-type="float" office:value="309.269" calcext:value-type="float">
            <text:p>309.269</text:p>
          </table:table-cell>
          <table:table-cell table:number-columns-repeated="6"/>
          <table:table-cell office:value-type="float" office:value="654.151" calcext:value-type="float">
            <text:p>654.151</text:p>
          </table:table-cell>
          <table:table-cell/>
          <table:table-cell office:value-type="float" office:value="620.609" calcext:value-type="float">
            <text:p>620.609</text:p>
          </table:table-cell>
          <table:table-cell office:value-type="float" office:value="675.287" calcext:value-type="float">
            <text:p>675.287</text:p>
          </table:table-cell>
          <table:table-cell table:number-columns-repeated="16"/>
        </table:table-row>
        <table:table-row table:style-name="ro4">
          <table:table-cell office:value-type="float" office:value="294.06" calcext:value-type="float">
            <text:p>294.06</text:p>
          </table:table-cell>
          <table:table-cell office:value-type="float" office:value="328.154" calcext:value-type="float">
            <text:p>328.154</text:p>
          </table:table-cell>
          <table:table-cell office:value-type="float" office:value="304.711" calcext:value-type="float">
            <text:p>304.711</text:p>
          </table:table-cell>
          <table:table-cell office:value-type="float" office:value="303.944" calcext:value-type="float">
            <text:p>303.944</text:p>
          </table:table-cell>
          <table:table-cell table:number-columns-repeated="6"/>
          <table:table-cell office:value-type="float" office:value="722.179" calcext:value-type="float">
            <text:p>722.179</text:p>
          </table:table-cell>
          <table:table-cell office:value-type="float" office:value="571.616" calcext:value-type="float">
            <text:p>571.616</text:p>
          </table:table-cell>
          <table:table-cell office:value-type="float" office:value="633.966" calcext:value-type="float">
            <text:p>633.966</text:p>
          </table:table-cell>
          <table:table-cell office:value-type="float" office:value="604.685" calcext:value-type="float">
            <text:p>604.685</text:p>
          </table:table-cell>
          <table:table-cell table:number-columns-repeated="16"/>
        </table:table-row>
        <table:table-row table:style-name="ro4">
          <table:table-cell office:value-type="float" office:value="297.051" calcext:value-type="float">
            <text:p>297.051</text:p>
          </table:table-cell>
          <table:table-cell office:value-type="float" office:value="318.028" calcext:value-type="float">
            <text:p>318.028</text:p>
          </table:table-cell>
          <table:table-cell office:value-type="float" office:value="303.071" calcext:value-type="float">
            <text:p>303.071</text:p>
          </table:table-cell>
          <table:table-cell office:value-type="float" office:value="297.83" calcext:value-type="float">
            <text:p>297.83</text:p>
          </table:table-cell>
          <table:table-cell table:number-columns-repeated="6"/>
          <table:table-cell office:value-type="float" office:value="737.606" calcext:value-type="float">
            <text:p>737.606</text:p>
          </table:table-cell>
          <table:table-cell office:value-type="float" office:value="547.305" calcext:value-type="float">
            <text:p>547.305</text:p>
          </table:table-cell>
          <table:table-cell office:value-type="float" office:value="596.864" calcext:value-type="float">
            <text:p>596.864</text:p>
          </table:table-cell>
          <table:table-cell office:value-type="float" office:value="629.676" calcext:value-type="float">
            <text:p>629.676</text:p>
          </table:table-cell>
          <table:table-cell table:number-columns-repeated="16"/>
        </table:table-row>
        <table:table-row table:style-name="ro4">
          <table:table-cell office:value-type="float" office:value="294.838" calcext:value-type="float">
            <text:p>294.838</text:p>
          </table:table-cell>
          <table:table-cell office:value-type="float" office:value="320.81" calcext:value-type="float">
            <text:p>320.81</text:p>
          </table:table-cell>
          <table:table-cell/>
          <table:table-cell office:value-type="float" office:value="299.836" calcext:value-type="float">
            <text:p>299.836</text:p>
          </table:table-cell>
          <table:table-cell table:number-columns-repeated="6"/>
          <table:table-cell office:value-type="float" office:value="701.863" calcext:value-type="float">
            <text:p>701.863</text:p>
          </table:table-cell>
          <table:table-cell office:value-type="float" office:value="585.801" calcext:value-type="float">
            <text:p>585.801</text:p>
          </table:table-cell>
          <table:table-cell/>
          <table:table-cell office:value-type="float" office:value="664.773" calcext:value-type="float">
            <text:p>664.773</text:p>
          </table:table-cell>
          <table:table-cell table:number-columns-repeated="16"/>
        </table:table-row>
        <table:table-row table:style-name="ro4">
          <table:table-cell office:value-type="float" office:value="298.37" calcext:value-type="float">
            <text:p>298.37</text:p>
          </table:table-cell>
          <table:table-cell office:value-type="float" office:value="317.922" calcext:value-type="float">
            <text:p>317.922</text:p>
          </table:table-cell>
          <table:table-cell/>
          <table:table-cell office:value-type="float" office:value="305.815" calcext:value-type="float">
            <text:p>305.815</text:p>
          </table:table-cell>
          <table:table-cell table:number-columns-repeated="6"/>
          <table:table-cell office:value-type="float" office:value="768.786" calcext:value-type="float">
            <text:p>768.786</text:p>
          </table:table-cell>
          <table:table-cell office:value-type="float" office:value="596.98" calcext:value-type="float">
            <text:p>596.98</text:p>
          </table:table-cell>
          <table:table-cell/>
          <table:table-cell office:value-type="float" office:value="631.275" calcext:value-type="float">
            <text:p>631.275</text:p>
          </table:table-cell>
          <table:table-cell table:number-columns-repeated="16"/>
        </table:table-row>
        <table:table-row table:style-name="ro4">
          <table:table-cell office:value-type="float" office:value="305.288" calcext:value-type="float">
            <text:p>305.288</text:p>
          </table:table-cell>
          <table:table-cell office:value-type="float" office:value="321.733" calcext:value-type="float">
            <text:p>321.733</text:p>
          </table:table-cell>
          <table:table-cell/>
          <table:table-cell office:value-type="float" office:value="296.256" calcext:value-type="float">
            <text:p>296.256</text:p>
          </table:table-cell>
          <table:table-cell table:number-columns-repeated="6"/>
          <table:table-cell office:value-type="float" office:value="681.298" calcext:value-type="float">
            <text:p>681.298</text:p>
          </table:table-cell>
          <table:table-cell office:value-type="float" office:value="560.268" calcext:value-type="float">
            <text:p>560.268</text:p>
          </table:table-cell>
          <table:table-cell/>
          <table:table-cell office:value-type="float" office:value="684.412" calcext:value-type="float">
            <text:p>684.412</text:p>
          </table:table-cell>
          <table:table-cell table:number-columns-repeated="16"/>
        </table:table-row>
        <table:table-row table:style-name="ro4">
          <table:table-cell office:value-type="float" office:value="305.621" calcext:value-type="float">
            <text:p>305.621</text:p>
          </table:table-cell>
          <table:table-cell office:value-type="float" office:value="325.271" calcext:value-type="float">
            <text:p>325.271</text:p>
          </table:table-cell>
          <table:table-cell/>
          <table:table-cell office:value-type="float" office:value="298.783" calcext:value-type="float">
            <text:p>298.783</text:p>
          </table:table-cell>
          <table:table-cell table:number-columns-repeated="6"/>
          <table:table-cell office:value-type="float" office:value="754.69" calcext:value-type="float">
            <text:p>754.69</text:p>
          </table:table-cell>
          <table:table-cell office:value-type="float" office:value="617.06" calcext:value-type="float">
            <text:p>617.06</text:p>
          </table:table-cell>
          <table:table-cell/>
          <table:table-cell office:value-type="float" office:value="646.052" calcext:value-type="float">
            <text:p>646.052</text:p>
          </table:table-cell>
          <table:table-cell table:number-columns-repeated="16"/>
        </table:table-row>
        <table:table-row table:style-name="ro4">
          <table:table-cell office:value-type="float" office:value="303.217" calcext:value-type="float">
            <text:p>303.217</text:p>
          </table:table-cell>
          <table:table-cell/>
          <table:table-cell office:value-type="float" office:value="307.495" calcext:value-type="float">
            <text:p>307.495</text:p>
          </table:table-cell>
          <table:table-cell office:value-type="float" office:value="298.32" calcext:value-type="float">
            <text:p>298.32</text:p>
          </table:table-cell>
          <table:table-cell table:number-columns-repeated="6"/>
          <table:table-cell office:value-type="float" office:value="723.916" calcext:value-type="float">
            <text:p>723.916</text:p>
          </table:table-cell>
          <table:table-cell/>
          <table:table-cell office:value-type="float" office:value="624.132" calcext:value-type="float">
            <text:p>624.132</text:p>
          </table:table-cell>
          <table:table-cell office:value-type="float" office:value="689.415" calcext:value-type="float">
            <text:p>689.415</text:p>
          </table:table-cell>
          <table:table-cell table:number-columns-repeated="16"/>
        </table:table-row>
        <table:table-row table:style-name="ro4">
          <table:table-cell office:value-type="float" office:value="300.805" calcext:value-type="float">
            <text:p>300.805</text:p>
          </table:table-cell>
          <table:table-cell/>
          <table:table-cell office:value-type="float" office:value="298.123" calcext:value-type="float">
            <text:p>298.123</text:p>
          </table:table-cell>
          <table:table-cell office:value-type="float" office:value="304.591" calcext:value-type="float">
            <text:p>304.591</text:p>
          </table:table-cell>
          <table:table-cell table:number-columns-repeated="6"/>
          <table:table-cell office:value-type="float" office:value="688.942" calcext:value-type="float">
            <text:p>688.942</text:p>
          </table:table-cell>
          <table:table-cell/>
          <table:table-cell office:value-type="float" office:value="650.307" calcext:value-type="float">
            <text:p>650.307</text:p>
          </table:table-cell>
          <table:table-cell office:value-type="float" office:value="707.362" calcext:value-type="float">
            <text:p>707.362</text:p>
          </table:table-cell>
          <table:table-cell table:number-columns-repeated="16"/>
        </table:table-row>
        <table:table-row table:style-name="ro4">
          <table:table-cell office:value-type="float" office:value="298.618" calcext:value-type="float">
            <text:p>298.618</text:p>
          </table:table-cell>
          <table:table-cell/>
          <table:table-cell office:value-type="float" office:value="293.67" calcext:value-type="float">
            <text:p>293.67</text:p>
          </table:table-cell>
          <table:table-cell table:number-columns-repeated="7"/>
          <table:table-cell office:value-type="float" office:value="730.811" calcext:value-type="float">
            <text:p>730.811</text:p>
          </table:table-cell>
          <table:table-cell/>
          <table:table-cell office:value-type="float" office:value="607.991" calcext:value-type="float">
            <text:p>607.991</text:p>
          </table:table-cell>
          <table:table-cell table:number-columns-repeated="17"/>
        </table:table-row>
        <table:table-row table:style-name="ro4">
          <table:table-cell office:value-type="float" office:value="296.802" calcext:value-type="float">
            <text:p>296.802</text:p>
          </table:table-cell>
          <table:table-cell/>
          <table:table-cell office:value-type="float" office:value="303.391" calcext:value-type="float">
            <text:p>303.391</text:p>
          </table:table-cell>
          <table:table-cell office:value-type="float" office:value="302.869" calcext:value-type="float">
            <text:p>302.869</text:p>
          </table:table-cell>
          <table:table-cell table:number-columns-repeated="6"/>
          <table:table-cell office:value-type="float" office:value="662.917" calcext:value-type="float">
            <text:p>662.917</text:p>
          </table:table-cell>
          <table:table-cell/>
          <table:table-cell office:value-type="float" office:value="581.794" calcext:value-type="float">
            <text:p>581.794</text:p>
          </table:table-cell>
          <table:table-cell office:value-type="float" office:value="662.933" calcext:value-type="float">
            <text:p>662.933</text:p>
          </table:table-cell>
          <table:table-cell table:number-columns-repeated="16"/>
        </table:table-row>
        <table:table-row table:style-name="ro4">
          <table:table-cell office:value-type="float" office:value="307.769" calcext:value-type="float">
            <text:p>307.769</text:p>
          </table:table-cell>
          <table:table-cell office:value-type="float" office:value="320.618" calcext:value-type="float">
            <text:p>320.618</text:p>
          </table:table-cell>
          <table:table-cell office:value-type="float" office:value="307.161" calcext:value-type="float">
            <text:p>307.161</text:p>
          </table:table-cell>
          <table:table-cell office:value-type="float" office:value="298.753" calcext:value-type="float">
            <text:p>298.753</text:p>
          </table:table-cell>
          <table:table-cell table:number-columns-repeated="6"/>
          <table:table-cell office:value-type="float" office:value="666.158" calcext:value-type="float">
            <text:p>666.158</text:p>
          </table:table-cell>
          <table:table-cell office:value-type="float" office:value="615.294" calcext:value-type="float">
            <text:p>615.294</text:p>
          </table:table-cell>
          <table:table-cell office:value-type="float" office:value="617.773" calcext:value-type="float">
            <text:p>617.773</text:p>
          </table:table-cell>
          <table:table-cell office:value-type="float" office:value="670.188" calcext:value-type="float">
            <text:p>670.188</text:p>
          </table:table-cell>
          <table:table-cell table:number-columns-repeated="16"/>
        </table:table-row>
        <table:table-row table:style-name="ro4">
          <table:table-cell office:value-type="float" office:value="304.261" calcext:value-type="float">
            <text:p>304.261</text:p>
          </table:table-cell>
          <table:table-cell office:value-type="float" office:value="318.605" calcext:value-type="float">
            <text:p>318.605</text:p>
          </table:table-cell>
          <table:table-cell office:value-type="float" office:value="295.761" calcext:value-type="float">
            <text:p>295.761</text:p>
          </table:table-cell>
          <table:table-cell office:value-type="float" office:value="307.694" calcext:value-type="float">
            <text:p>307.694</text:p>
          </table:table-cell>
          <table:table-cell table:number-columns-repeated="6"/>
          <table:table-cell office:value-type="float" office:value="793.192" calcext:value-type="float">
            <text:p>793.192</text:p>
          </table:table-cell>
          <table:table-cell office:value-type="float" office:value="589.622" calcext:value-type="float">
            <text:p>589.622</text:p>
          </table:table-cell>
          <table:table-cell office:value-type="float" office:value="643.394" calcext:value-type="float">
            <text:p>643.394</text:p>
          </table:table-cell>
          <table:table-cell office:value-type="float" office:value="669.65" calcext:value-type="float">
            <text:p>669.65</text:p>
          </table:table-cell>
          <table:table-cell table:number-columns-repeated="16"/>
        </table:table-row>
        <table:table-row table:style-name="ro4">
          <table:table-cell office:value-type="float" office:value="286.082" calcext:value-type="float">
            <text:p>286.082</text:p>
          </table:table-cell>
          <table:table-cell office:value-type="float" office:value="320.543" calcext:value-type="float">
            <text:p>320.543</text:p>
          </table:table-cell>
          <table:table-cell office:value-type="float" office:value="291.375" calcext:value-type="float">
            <text:p>291.375</text:p>
          </table:table-cell>
          <table:table-cell office:value-type="float" office:value="296.726" calcext:value-type="float">
            <text:p>296.726</text:p>
          </table:table-cell>
          <table:table-cell table:number-columns-repeated="6"/>
          <table:table-cell office:value-type="float" office:value="741.08" calcext:value-type="float">
            <text:p>741.08</text:p>
          </table:table-cell>
          <table:table-cell office:value-type="float" office:value="595.414" calcext:value-type="float">
            <text:p>595.414</text:p>
          </table:table-cell>
          <table:table-cell office:value-type="float" office:value="595.773" calcext:value-type="float">
            <text:p>595.773</text:p>
          </table:table-cell>
          <table:table-cell office:value-type="float" office:value="661.345" calcext:value-type="float">
            <text:p>661.345</text:p>
          </table:table-cell>
          <table:table-cell table:number-columns-repeated="16"/>
        </table:table-row>
        <table:table-row table:style-name="ro4">
          <table:table-cell office:value-type="float" office:value="293.76" calcext:value-type="float">
            <text:p>293.76</text:p>
          </table:table-cell>
          <table:table-cell/>
          <table:table-cell office:value-type="float" office:value="311.993" calcext:value-type="float">
            <text:p>311.993</text:p>
          </table:table-cell>
          <table:table-cell office:value-type="float" office:value="297.161" calcext:value-type="float">
            <text:p>297.161</text:p>
          </table:table-cell>
          <table:table-cell table:number-columns-repeated="6"/>
          <table:table-cell office:value-type="float" office:value="696.143" calcext:value-type="float">
            <text:p>696.143</text:p>
          </table:table-cell>
          <table:table-cell/>
          <table:table-cell office:value-type="float" office:value="576.997" calcext:value-type="float">
            <text:p>576.997</text:p>
          </table:table-cell>
          <table:table-cell office:value-type="float" office:value="670.847" calcext:value-type="float">
            <text:p>670.847</text:p>
          </table:table-cell>
          <table:table-cell table:number-columns-repeated="16"/>
        </table:table-row>
        <table:table-row table:style-name="ro4">
          <table:table-cell office:value-type="float" office:value="297.473" calcext:value-type="float">
            <text:p>297.473</text:p>
          </table:table-cell>
          <table:table-cell office:value-type="float" office:value="329.219" calcext:value-type="float">
            <text:p>329.219</text:p>
          </table:table-cell>
          <table:table-cell office:value-type="float" office:value="297.656" calcext:value-type="float">
            <text:p>297.656</text:p>
          </table:table-cell>
          <table:table-cell office:value-type="float" office:value="294.917" calcext:value-type="float">
            <text:p>294.917</text:p>
          </table:table-cell>
          <table:table-cell table:number-columns-repeated="6"/>
          <table:table-cell office:value-type="float" office:value="674.647" calcext:value-type="float">
            <text:p>674.647</text:p>
          </table:table-cell>
          <table:table-cell office:value-type="float" office:value="586.878" calcext:value-type="float">
            <text:p>586.878</text:p>
          </table:table-cell>
          <table:table-cell office:value-type="float" office:value="616.66" calcext:value-type="float">
            <text:p>616.66</text:p>
          </table:table-cell>
          <table:table-cell office:value-type="float" office:value="716.631" calcext:value-type="float">
            <text:p>716.631</text:p>
          </table:table-cell>
          <table:table-cell table:number-columns-repeated="16"/>
        </table:table-row>
        <table:table-row table:style-name="ro4">
          <table:table-cell office:value-type="float" office:value="298.905" calcext:value-type="float">
            <text:p>298.905</text:p>
          </table:table-cell>
          <table:table-cell office:value-type="float" office:value="324.033" calcext:value-type="float">
            <text:p>324.033</text:p>
          </table:table-cell>
          <table:table-cell/>
          <table:table-cell office:value-type="float" office:value="299.321" calcext:value-type="float">
            <text:p>299.321</text:p>
          </table:table-cell>
          <table:table-cell table:number-columns-repeated="6"/>
          <table:table-cell office:value-type="float" office:value="684.628" calcext:value-type="float">
            <text:p>684.628</text:p>
          </table:table-cell>
          <table:table-cell office:value-type="float" office:value="585.718" calcext:value-type="float">
            <text:p>585.718</text:p>
          </table:table-cell>
          <table:table-cell/>
          <table:table-cell office:value-type="float" office:value="748.365" calcext:value-type="float">
            <text:p>748.365</text:p>
          </table:table-cell>
          <table:table-cell table:number-columns-repeated="16"/>
        </table:table-row>
        <table:table-row table:style-name="ro4">
          <table:table-cell office:value-type="float" office:value="294.221" calcext:value-type="float">
            <text:p>294.221</text:p>
          </table:table-cell>
          <table:table-cell office:value-type="float" office:value="322.514" calcext:value-type="float">
            <text:p>322.514</text:p>
          </table:table-cell>
          <table:table-cell/>
          <table:table-cell office:value-type="float" office:value="313.067" calcext:value-type="float">
            <text:p>313.067</text:p>
          </table:table-cell>
          <table:table-cell table:number-columns-repeated="6"/>
          <table:table-cell office:value-type="float" office:value="740.74" calcext:value-type="float">
            <text:p>740.74</text:p>
          </table:table-cell>
          <table:table-cell office:value-type="float" office:value="589.664" calcext:value-type="float">
            <text:p>589.664</text:p>
          </table:table-cell>
          <table:table-cell/>
          <table:table-cell office:value-type="float" office:value="714.028" calcext:value-type="float">
            <text:p>714.028</text:p>
          </table:table-cell>
          <table:table-cell table:number-columns-repeated="16"/>
        </table:table-row>
        <table:table-row table:style-name="ro4">
          <table:table-cell office:value-type="float" office:value="303.031" calcext:value-type="float">
            <text:p>303.031</text:p>
          </table:table-cell>
          <table:table-cell/>
          <table:table-cell office:value-type="float" office:value="302.554" calcext:value-type="float">
            <text:p>302.554</text:p>
          </table:table-cell>
          <table:table-cell office:value-type="float" office:value="310.744" calcext:value-type="float">
            <text:p>310.744</text:p>
          </table:table-cell>
          <table:table-cell table:number-columns-repeated="6"/>
          <table:table-cell office:value-type="float" office:value="712.836" calcext:value-type="float">
            <text:p>712.836</text:p>
          </table:table-cell>
          <table:table-cell/>
          <table:table-cell office:value-type="float" office:value="617.319" calcext:value-type="float">
            <text:p>617.319</text:p>
          </table:table-cell>
          <table:table-cell office:value-type="float" office:value="718.768" calcext:value-type="float">
            <text:p>718.768</text:p>
          </table:table-cell>
          <table:table-cell table:number-columns-repeated="16"/>
        </table:table-row>
        <table:table-row table:style-name="ro4">
          <table:table-cell office:value-type="float" office:value="299.702" calcext:value-type="float">
            <text:p>299.702</text:p>
          </table:table-cell>
          <table:table-cell office:value-type="float" office:value="317.864" calcext:value-type="float">
            <text:p>317.864</text:p>
          </table:table-cell>
          <table:table-cell/>
          <table:table-cell office:value-type="float" office:value="294.935" calcext:value-type="float">
            <text:p>294.935</text:p>
          </table:table-cell>
          <table:table-cell table:number-columns-repeated="6"/>
          <table:table-cell office:value-type="float" office:value="694.892" calcext:value-type="float">
            <text:p>694.892</text:p>
          </table:table-cell>
          <table:table-cell office:value-type="float" office:value="567.909" calcext:value-type="float">
            <text:p>567.909</text:p>
          </table:table-cell>
          <table:table-cell/>
          <table:table-cell office:value-type="float" office:value="637.624" calcext:value-type="float">
            <text:p>637.624</text:p>
          </table:table-cell>
          <table:table-cell table:number-columns-repeated="16"/>
        </table:table-row>
        <table:table-row table:style-name="ro4">
          <table:table-cell office:value-type="float" office:value="300.695" calcext:value-type="float">
            <text:p>300.695</text:p>
          </table:table-cell>
          <table:table-cell/>
          <table:table-cell office:value-type="float" office:value="306.201" calcext:value-type="float">
            <text:p>306.201</text:p>
          </table:table-cell>
          <table:table-cell office:value-type="float" office:value="310.594" calcext:value-type="float">
            <text:p>310.594</text:p>
          </table:table-cell>
          <table:table-cell table:number-columns-repeated="6"/>
          <table:table-cell office:value-type="float" office:value="720.743" calcext:value-type="float">
            <text:p>720.743</text:p>
          </table:table-cell>
          <table:table-cell/>
          <table:table-cell office:value-type="float" office:value="599.68" calcext:value-type="float">
            <text:p>599.68</text:p>
          </table:table-cell>
          <table:table-cell office:value-type="float" office:value="674.698" calcext:value-type="float">
            <text:p>674.698</text:p>
          </table:table-cell>
          <table:table-cell table:number-columns-repeated="16"/>
        </table:table-row>
        <table:table-row table:style-name="ro4">
          <table:table-cell office:value-type="float" office:value="306.112" calcext:value-type="float">
            <text:p>306.112</text:p>
          </table:table-cell>
          <table:table-cell office:value-type="float" office:value="322.578" calcext:value-type="float">
            <text:p>322.578</text:p>
          </table:table-cell>
          <table:table-cell office:value-type="float" office:value="298.038" calcext:value-type="float">
            <text:p>298.038</text:p>
          </table:table-cell>
          <table:table-cell office:value-type="float" office:value="301.522" calcext:value-type="float">
            <text:p>301.522</text:p>
          </table:table-cell>
          <table:table-cell table:number-columns-repeated="6"/>
          <table:table-cell office:value-type="float" office:value="728.538" calcext:value-type="float">
            <text:p>728.538</text:p>
          </table:table-cell>
          <table:table-cell office:value-type="float" office:value="572.061" calcext:value-type="float">
            <text:p>572.061</text:p>
          </table:table-cell>
          <table:table-cell office:value-type="float" office:value="596.66" calcext:value-type="float">
            <text:p>596.66</text:p>
          </table:table-cell>
          <table:table-cell office:value-type="float" office:value="661.376" calcext:value-type="float">
            <text:p>661.376</text:p>
          </table:table-cell>
          <table:table-cell table:number-columns-repeated="16"/>
        </table:table-row>
        <table:table-row table:style-name="ro4">
          <table:table-cell office:value-type="float" office:value="298.079" calcext:value-type="float">
            <text:p>298.079</text:p>
          </table:table-cell>
          <table:table-cell office:value-type="float" office:value="312.776" calcext:value-type="float">
            <text:p>312.776</text:p>
          </table:table-cell>
          <table:table-cell office:value-type="float" office:value="306.882" calcext:value-type="float">
            <text:p>306.882</text:p>
          </table:table-cell>
          <table:table-cell office:value-type="float" office:value="306.613" calcext:value-type="float">
            <text:p>306.613</text:p>
          </table:table-cell>
          <table:table-cell table:number-columns-repeated="6"/>
          <table:table-cell office:value-type="float" office:value="686.164" calcext:value-type="float">
            <text:p>686.164</text:p>
          </table:table-cell>
          <table:table-cell office:value-type="float" office:value="561.564" calcext:value-type="float">
            <text:p>561.564</text:p>
          </table:table-cell>
          <table:table-cell office:value-type="float" office:value="694.273" calcext:value-type="float">
            <text:p>694.273</text:p>
          </table:table-cell>
          <table:table-cell office:value-type="float" office:value="667.498" calcext:value-type="float">
            <text:p>667.498</text:p>
          </table:table-cell>
          <table:table-cell table:number-columns-repeated="16"/>
        </table:table-row>
        <table:table-row table:style-name="ro4">
          <table:table-cell office:value-type="float" office:value="296.989" calcext:value-type="float">
            <text:p>296.989</text:p>
          </table:table-cell>
          <table:table-cell office:value-type="float" office:value="325.277" calcext:value-type="float">
            <text:p>325.277</text:p>
          </table:table-cell>
          <table:table-cell office:value-type="float" office:value="309.214" calcext:value-type="float">
            <text:p>309.214</text:p>
          </table:table-cell>
          <table:table-cell table:number-columns-repeated="7"/>
          <table:table-cell office:value-type="float" office:value="679.629" calcext:value-type="float">
            <text:p>679.629</text:p>
          </table:table-cell>
          <table:table-cell office:value-type="float" office:value="569.421" calcext:value-type="float">
            <text:p>569.421</text:p>
          </table:table-cell>
          <table:table-cell office:value-type="float" office:value="616.155" calcext:value-type="float">
            <text:p>616.155</text:p>
          </table:table-cell>
          <table:table-cell table:number-columns-repeated="17"/>
        </table:table-row>
        <table:table-row table:style-name="ro4">
          <table:table-cell office:value-type="float" office:value="302.621" calcext:value-type="float">
            <text:p>302.621</text:p>
          </table:table-cell>
          <table:table-cell office:value-type="float" office:value="324.933" calcext:value-type="float">
            <text:p>324.933</text:p>
          </table:table-cell>
          <table:table-cell office:value-type="float" office:value="303.669" calcext:value-type="float">
            <text:p>303.669</text:p>
          </table:table-cell>
          <table:table-cell office:value-type="float" office:value="295.47" calcext:value-type="float">
            <text:p>295.47</text:p>
          </table:table-cell>
          <table:table-cell table:number-columns-repeated="6"/>
          <table:table-cell office:value-type="float" office:value="693.884" calcext:value-type="float">
            <text:p>693.884</text:p>
          </table:table-cell>
          <table:table-cell office:value-type="float" office:value="593.702" calcext:value-type="float">
            <text:p>593.702</text:p>
          </table:table-cell>
          <table:table-cell office:value-type="float" office:value="616.638" calcext:value-type="float">
            <text:p>616.638</text:p>
          </table:table-cell>
          <table:table-cell office:value-type="float" office:value="676.072" calcext:value-type="float">
            <text:p>676.072</text:p>
          </table:table-cell>
          <table:table-cell table:number-columns-repeated="16"/>
        </table:table-row>
        <table:table-row table:style-name="ro4">
          <table:table-cell office:value-type="float" office:value="302.079" calcext:value-type="float">
            <text:p>302.079</text:p>
          </table:table-cell>
          <table:table-cell/>
          <table:table-cell office:value-type="float" office:value="292.291" calcext:value-type="float">
            <text:p>292.291</text:p>
          </table:table-cell>
          <table:table-cell office:value-type="float" office:value="292.254" calcext:value-type="float">
            <text:p>292.254</text:p>
          </table:table-cell>
          <table:table-cell table:number-columns-repeated="6"/>
          <table:table-cell office:value-type="float" office:value="722.934" calcext:value-type="float">
            <text:p>722.934</text:p>
          </table:table-cell>
          <table:table-cell/>
          <table:table-cell office:value-type="float" office:value="627.73" calcext:value-type="float">
            <text:p>627.73</text:p>
          </table:table-cell>
          <table:table-cell office:value-type="float" office:value="673.59" calcext:value-type="float">
            <text:p>673.59</text:p>
          </table:table-cell>
          <table:table-cell table:number-columns-repeated="16"/>
        </table:table-row>
        <table:table-row table:style-name="ro4">
          <table:table-cell office:value-type="float" office:value="293.679" calcext:value-type="float">
            <text:p>293.679</text:p>
          </table:table-cell>
          <table:table-cell office:value-type="float" office:value="319.272" calcext:value-type="float">
            <text:p>319.272</text:p>
          </table:table-cell>
          <table:table-cell office:value-type="float" office:value="303.657" calcext:value-type="float">
            <text:p>303.657</text:p>
          </table:table-cell>
          <table:table-cell office:value-type="float" office:value="309.108" calcext:value-type="float">
            <text:p>309.108</text:p>
          </table:table-cell>
          <table:table-cell table:number-columns-repeated="6"/>
          <table:table-cell office:value-type="float" office:value="737.599" calcext:value-type="float">
            <text:p>737.599</text:p>
          </table:table-cell>
          <table:table-cell office:value-type="float" office:value="582.955" calcext:value-type="float">
            <text:p>582.955</text:p>
          </table:table-cell>
          <table:table-cell office:value-type="float" office:value="590.263" calcext:value-type="float">
            <text:p>590.263</text:p>
          </table:table-cell>
          <table:table-cell office:value-type="float" office:value="723.392" calcext:value-type="float">
            <text:p>723.392</text:p>
          </table:table-cell>
          <table:table-cell table:number-columns-repeated="16"/>
        </table:table-row>
        <table:table-row table:style-name="ro4">
          <table:table-cell office:value-type="float" office:value="305.584" calcext:value-type="float">
            <text:p>305.584</text:p>
          </table:table-cell>
          <table:table-cell/>
          <table:table-cell office:value-type="float" office:value="300.776" calcext:value-type="float">
            <text:p>300.776</text:p>
          </table:table-cell>
          <table:table-cell office:value-type="float" office:value="301.774" calcext:value-type="float">
            <text:p>301.774</text:p>
          </table:table-cell>
          <table:table-cell table:style-name="ce16"/>
          <table:table-cell table:style-name="ce19" table:number-columns-repeated="5"/>
          <table:table-cell office:value-type="float" office:value="718.79" calcext:value-type="float">
            <text:p>718.79</text:p>
          </table:table-cell>
          <table:table-cell/>
          <table:table-cell office:value-type="float" office:value="596.167" calcext:value-type="float">
            <text:p>596.167</text:p>
          </table:table-cell>
          <table:table-cell office:value-type="float" office:value="694.149" calcext:value-type="float">
            <text:p>694.149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8:13:19.79706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9T18:35:48.154779376</dc:date>
    <meta:editing-duration>PT20H43M40S</meta:editing-duration>
    <meta:editing-cycles>39</meta:editing-cycles>
    <meta:generator>LibreOffice/4.4.4.3$Linux_X86_64 LibreOffice_project/40m0$Build-3</meta:generator>
    <meta:document-statistic meta:table-count="2" meta:cell-count="6864" meta:object-count="0"/>
  </office:meta>
</office:document-meta>
</file>